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ffaa95"/>
    </style:style>
    <style:style style:name="ce19" style:family="table-cell" style:parent-style-name="Default">
      <style:table-cell-properties fo:background-color="#e0c2cd"/>
    </style:style>
    <style:style style:name="ce17" style:family="table-cell" style:parent-style-name="Default" style:data-style-name="N0"/>
    <style:style style:name="ce22" style:family="table-cell" style:parent-style-name="Default">
      <style:table-cell-properties fo:background-color="#e8f2a1"/>
    </style:style>
    <style:style style:name="ce23" style:family="table-cell" style:parent-style-name="Default">
      <style:table-cell-properties fo:background-color="#ffbf00"/>
    </style:style>
    <style:style style:name="ce24" style:family="table-cell" style:parent-style-name="Default">
      <style:table-cell-properties fo:background-color="#ff8000"/>
    </style:style>
  </office:automatic-styles>
  <office:body>
    <office:spreadsheet>
      <table:table table:name="Pixel Map" table:style-name="ta1">
        <table:table-column table:style-name="co1" table:default-cell-style-name="ce1"/>
        <table:table-column table:style-name="co1" table:number-columns-repeated="8" table:default-cell-style-name="ce2"/>
        <table:table-column table:style-name="co1" table:number-columns-repeated="18" table:default-cell-style-name="ce3"/>
        <table:table-column table:style-name="co1" table:number-columns-repeated="18" table:default-cell-style-name="ce4"/>
        <table:table-column table:style-name="co1" table:number-columns-repeated="18" table:default-cell-style-name="ce7"/>
        <table:table-column table:style-name="co1" table:number-columns-repeated="18" table:default-cell-style-name="ce11"/>
        <table:table-column table:style-name="co1" table:number-columns-repeated="18" table:default-cell-style-name="ce12"/>
        <table:table-column table:style-name="co1" table:number-columns-repeated="8" table:default-cell-style-name="ce2"/>
        <table:table-column table:style-name="co1" table:default-cell-style-name="Default"/>
        <table:table-column table:style-name="co1" table:default-cell-style-name="ce8"/>
        <table:table-column table:style-name="co1" table:number-columns-repeated="915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/>
          <table:table-cell table:style-name="Default"/>
          <table:table-cell table:number-columns-repeated="9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number-columns-repeated="8" table:style-name="ce2" office:value-type="string" calcext:value-type="string">
            <text:p>-1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table:style-name="ce11" office:value-type="float" office:value="1257" calcext:value-type="float">
            <text:p>1257</text:p>
          </table:table-cell>
          <table:table-cell table:style-name="ce11" office:value-type="float" office:value="1256" calcext:value-type="float">
            <text:p>1256</text:p>
          </table:table-cell>
          <table:table-cell table:style-name="ce11" office:value-type="float" office:value="1255" calcext:value-type="float">
            <text:p>1255</text:p>
          </table:table-cell>
          <table:table-cell table:style-name="ce11" office:value-type="float" office:value="1254" calcext:value-type="float">
            <text:p>1254</text:p>
          </table:table-cell>
          <table:table-cell table:style-name="ce11" office:value-type="float" office:value="1253" calcext:value-type="float">
            <text:p>1253</text:p>
          </table:table-cell>
          <table:table-cell table:style-name="ce11" office:value-type="float" office:value="1252" calcext:value-type="float">
            <text:p>1252</text:p>
          </table:table-cell>
          <table:table-cell table:style-name="ce11" office:value-type="float" office:value="1251" calcext:value-type="float">
            <text:p>1251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249" calcext:value-type="float">
            <text:p>1249</text:p>
          </table:table-cell>
          <table:table-cell office:value-type="float" office:value="1248" calcext:value-type="float">
            <text:p>1248</text:p>
          </table:table-cell>
          <table:table-cell office:value-type="float" office:value="1247" calcext:value-type="float">
            <text:p>1247</text:p>
          </table:table-cell>
          <table:table-cell office:value-type="float" office:value="1246" calcext:value-type="float">
            <text:p>1246</text:p>
          </table:table-cell>
          <table:table-cell office:value-type="float" office:value="1245" calcext:value-type="float">
            <text:p>1245</text:p>
          </table:table-cell>
          <table:table-cell office:value-type="float" office:value="1244" calcext:value-type="float">
            <text:p>1244</text:p>
          </table:table-cell>
          <table:table-cell office:value-type="float" office:value="1243" calcext:value-type="float">
            <text:p>1243</text:p>
          </table:table-cell>
          <table:table-cell office:value-type="float" office:value="1242" calcext:value-type="float">
            <text:p>1242</text:p>
          </table:table-cell>
          <table:table-cell office:value-type="float" office:value="1241" calcext:value-type="float">
            <text:p>1241</text:p>
          </table:table-cell>
          <table:table-cell office:value-type="float" office:value="1240" calcext:value-type="float">
            <text:p>1240</text:p>
          </table:table-cell>
          <table:table-cell office:value-type="float" office:value="1239" calcext:value-type="float">
            <text:p>1239</text:p>
          </table:table-cell>
          <table:table-cell office:value-type="float" office:value="1238" calcext:value-type="float">
            <text:p>1238</text:p>
          </table:table-cell>
          <table:table-cell office:value-type="float" office:value="1237" calcext:value-type="float">
            <text:p>1237</text:p>
          </table:table-cell>
          <table:table-cell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office:value-type="float" office:value="1233" calcext:value-type="float">
            <text:p>1233</text:p>
          </table:table-cell>
          <table:table-cell office:value-type="float" office:value="1232" calcext:value-type="float">
            <text:p>1232</text:p>
          </table:table-cell>
          <table:table-cell table:style-name="ce11" office:value-type="float" office:value="1231" calcext:value-type="float">
            <text:p>1231</text:p>
          </table:table-cell>
          <table:table-cell table:style-name="ce11" office:value-type="float" office:value="1230" calcext:value-type="float">
            <text:p>1230</text:p>
          </table:table-cell>
          <table:table-cell table:style-name="ce11" office:value-type="float" office:value="1229" calcext:value-type="float">
            <text:p>1229</text:p>
          </table:table-cell>
          <table:table-cell table:style-name="ce11" office:value-type="float" office:value="1228" calcext:value-type="float">
            <text:p>1228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226" calcext:value-type="float">
            <text:p>1226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office:value-type="float" office:value="1224" calcext:value-type="float">
            <text:p>1224</text:p>
          </table:table-cell>
          <table:table-cell office:value-type="float" office:value="2446" calcext:value-type="float">
            <text:p>2446</text:p>
          </table:table-cell>
          <table:table-cell office:value-type="float" office:value="2447" calcext:value-type="float">
            <text:p>2447</text:p>
          </table:table-cell>
          <table:table-cell table:number-columns-repeated="8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,&quot;;[.U2];&quot;,&quot;;[.V2];&quot;,&quot;;[.W2];&quot;,&quot;;[.X2];&quot;,&quot;;[.Y2];&quot;,&quot;;[.Z2];&quot;,&quot;;[.AA2];&quot;,&quot;;[.AB2];&quot;,&quot;;[.AC2];&quot;,&quot;;[.AD2];&quot;,&quot;;[.AE2];&quot;,&quot;;[.AF2];&quot;,&quot;;[.AG2];&quot;,&quot;;[.AH2];&quot;,&quot;;[.AI2];&quot;,&quot;;[.AJ2];&quot;,&quot;;[.AK2];&quot;,&quot;;[.AL2];&quot;,&quot;;[.AM2];&quot;,&quot;;[.AN2];&quot;,&quot;;[.AO2];&quot;,&quot;;[.AP2];&quot;,&quot;;[.AQ2];&quot;,&quot;;[.AR2];&quot;,&quot;;[.AS2];&quot;,&quot;;[.AT2];&quot;,&quot;;[.AU2];&quot;,&quot;;[.AV2];&quot;,&quot;;[.AW2];&quot;,&quot;;[.AX2];&quot;,&quot;;[.AY2];&quot;,&quot;;[.AZ2];&quot;,&quot;;[.BA2];&quot;,&quot;;[.BB2];&quot;,&quot;;[.BC2];&quot;,&quot;;[.BD2];&quot;,&quot;;[.BE2];&quot;,&quot;;[.BF2];&quot;,&quot;;[.BG2];&quot;,&quot;;[.BH2];&quot;,&quot;;[.BI2];&quot;,&quot;;[.BJ2];&quot;,&quot;;[.BK2];&quot;,&quot;;[.BL2];&quot;,&quot;;[.BM2];&quot;,&quot;;[.BN2];&quot;,&quot;;[.BO2];&quot;,&quot;;[.BP2];&quot;,&quot;;[.BQ2];&quot;,&quot;;[.BR2];&quot;,&quot;;[.BS2];&quot;,&quot;;[.BT2];&quot;,&quot;;[.BU2];&quot;,&quot;;[.BV2];&quot;,&quot;;[.BW2];&quot;,&quot;;[.BX2];&quot;,&quot;;[.BY2];&quot;,&quot;;[.BZ2];&quot;,&quot;;[.CA2];&quot;,&quot;;[.CB2];&quot;,&quot;;[.CC2];&quot;,&quot;;[.CD2];&quot;,&quot;;[.CE2];&quot;,&quot;;[.CF2];&quot;,&quot;;[.CG2];&quot;,&quot;;[.CH2];&quot;,&quot;;[.CI2];&quot;,&quot;;[.CJ2];&quot;,&quot;;[.CK2];&quot;,&quot;;[.CL2];&quot;,&quot;;[.CM2];&quot;,&quot;;[.CN2];&quot;,&quot;;[.CO2];&quot;,&quot;;[.CP2];&quot;,&quot;;[.CQ2];&quot;,&quot;;[.CR2];&quot;,&quot;;[.CS2];&quot;,&quot;;[.CT2];&quot;,&quot;;[.CU2];&quot;,&quot;;[.CV2];&quot;,&quot;;[.CW2];&quot;,&quot;;[.CX2];&quot;,&quot;;[.CY2];&quot;,&quot;;[.CZ2];&quot;,&quot;;[.DA2];&quot;,&quot;;[.DB2];&quot;,&quot;;[.DC2])" office:value-type="string" office:string-value="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" calcext:value-type="string">
            <text:p>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1</text:p>
          </table:table-cell>
          <table:table-cell table:number-columns-repeated="7" table:style-name="ce2" office:value-type="string" calcext:value-type="string">
            <text:p>-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office:value-type="float" office:value="913" calcext:value-type="float">
            <text:p>913</text:p>
          </table:table-cell>
          <table:table-cell office:value-type="float" office:value="912" calcext:value-type="float">
            <text:p>912</text:p>
          </table:table-cell>
          <table:table-cell table:style-name="ce11" office:value-type="float" office:value="1258" calcext:value-type="float">
            <text:p>1258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261" calcext:value-type="float">
            <text:p>1261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263" calcext:value-type="float">
            <text:p>1263</text:p>
          </table:table-cell>
          <table:table-cell table:style-name="ce11"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284" calcext:value-type="float">
            <text:p>1284</text:p>
          </table:table-cell>
          <table:table-cell table:style-name="ce11" office:value-type="float" office:value="1285" calcext:value-type="float">
            <text:p>1285</text:p>
          </table:table-cell>
          <table:table-cell table:style-name="ce11" office:value-type="float" office:value="1286" calcext:value-type="float">
            <text:p>1286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288" calcext:value-type="float">
            <text:p>1288</text:p>
          </table:table-cell>
          <table:table-cell table:style-name="ce11" office:value-type="float" office:value="1289" calcext:value-type="float">
            <text:p>1289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2443" calcext:value-type="float">
            <text:p>2443</text:p>
          </table:table-cell>
          <table:table-cell office:value-type="float" office:value="2442" calcext:value-type="float">
            <text:p>2442</text:p>
          </table:table-cell>
          <table:table-cell table:number-columns-repeated="7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,&quot;;[.U3];&quot;,&quot;;[.V3];&quot;,&quot;;[.W3];&quot;,&quot;;[.X3];&quot;,&quot;;[.Y3];&quot;,&quot;;[.Z3];&quot;,&quot;;[.AA3];&quot;,&quot;;[.AB3];&quot;,&quot;;[.AC3];&quot;,&quot;;[.AD3];&quot;,&quot;;[.AE3];&quot;,&quot;;[.AF3];&quot;,&quot;;[.AG3];&quot;,&quot;;[.AH3];&quot;,&quot;;[.AI3];&quot;,&quot;;[.AJ3];&quot;,&quot;;[.AK3];&quot;,&quot;;[.AL3];&quot;,&quot;;[.AM3];&quot;,&quot;;[.AN3];&quot;,&quot;;[.AO3];&quot;,&quot;;[.AP3];&quot;,&quot;;[.AQ3];&quot;,&quot;;[.AR3];&quot;,&quot;;[.AS3];&quot;,&quot;;[.AT3];&quot;,&quot;;[.AU3];&quot;,&quot;;[.AV3];&quot;,&quot;;[.AW3];&quot;,&quot;;[.AX3];&quot;,&quot;;[.AY3];&quot;,&quot;;[.AZ3];&quot;,&quot;;[.BA3];&quot;,&quot;;[.BB3];&quot;,&quot;;[.BC3];&quot;,&quot;;[.BD3];&quot;,&quot;;[.BE3];&quot;,&quot;;[.BF3];&quot;,&quot;;[.BG3];&quot;,&quot;;[.BH3];&quot;,&quot;;[.BI3];&quot;,&quot;;[.BJ3];&quot;,&quot;;[.BK3];&quot;,&quot;;[.BL3];&quot;,&quot;;[.BM3];&quot;,&quot;;[.BN3];&quot;,&quot;;[.BO3];&quot;,&quot;;[.BP3];&quot;,&quot;;[.BQ3];&quot;,&quot;;[.BR3];&quot;,&quot;;[.BS3];&quot;,&quot;;[.BT3];&quot;,&quot;;[.BU3];&quot;,&quot;;[.BV3];&quot;,&quot;;[.BW3];&quot;,&quot;;[.BX3];&quot;,&quot;;[.BY3];&quot;,&quot;;[.BZ3];&quot;,&quot;;[.CA3];&quot;,&quot;;[.CB3];&quot;,&quot;;[.CC3];&quot;,&quot;;[.CD3];&quot;,&quot;;[.CE3];&quot;,&quot;;[.CF3];&quot;,&quot;;[.CG3];&quot;,&quot;;[.CH3];&quot;,&quot;;[.CI3];&quot;,&quot;;[.CJ3];&quot;,&quot;;[.CK3];&quot;,&quot;;[.CL3];&quot;,&quot;;[.CM3];&quot;,&quot;;[.CN3];&quot;,&quot;;[.CO3];&quot;,&quot;;[.CP3];&quot;,&quot;;[.CQ3];&quot;,&quot;;[.CR3];&quot;,&quot;;[.CS3];&quot;,&quot;;[.CT3];&quot;,&quot;;[.CU3];&quot;,&quot;;[.CV3];&quot;,&quot;;[.CW3];&quot;,&quot;;[.CX3];&quot;,&quot;;[.CY3];&quot;,&quot;;[.CZ3];&quot;,&quot;;[.DA3];&quot;,&quot;;[.DB3];&quot;,&quot;;[.DC3])" office:value-type="string" office:string-value="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" calcext:value-type="string">
            <text:p>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1</text:p>
          </table:table-cell>
          <table:table-cell table:number-columns-repeated="6" table:style-name="ce2" office:value-type="string" calcext:value-type="string">
            <text:p>-1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table:style-name="ce11" office:value-type="float" office:value="1319" calcext:value-type="float">
            <text:p>1319</text:p>
          </table:table-cell>
          <table:table-cell table:style-name="ce11" office:value-type="float" office:value="1318" calcext:value-type="float">
            <text:p>1318</text:p>
          </table:table-cell>
          <table:table-cell table:style-name="ce11" office:value-type="float" office:value="1317" calcext:value-type="float">
            <text:p>1317</text:p>
          </table:table-cell>
          <table:table-cell table:style-name="ce11" office:value-type="float" office:value="1316" calcext:value-type="float">
            <text:p>1316</text:p>
          </table:table-cell>
          <table:table-cell table:style-name="ce11" office:value-type="float" office:value="1315" calcext:value-type="float">
            <text:p>1315</text:p>
          </table:table-cell>
          <table:table-cell table:style-name="ce11" office:value-type="float" office:value="1314" calcext:value-type="float">
            <text:p>1314</text:p>
          </table:table-cell>
          <table:table-cell office:value-type="float" office:value="1313" calcext:value-type="float">
            <text:p>1313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310" calcext:value-type="float">
            <text:p>1310</text:p>
          </table:table-cell>
          <table:table-cell office:value-type="float" office:value="1309" calcext:value-type="float">
            <text:p>1309</text:p>
          </table:table-cell>
          <table:table-cell office:value-type="float" office:value="1308" calcext:value-type="float">
            <text:p>1308</text:p>
          </table:table-cell>
          <table:table-cell office:value-type="float" office:value="1307" calcext:value-type="float">
            <text:p>1307</text:p>
          </table:table-cell>
          <table:table-cell office:value-type="float" office:value="1306" calcext:value-type="float">
            <text:p>1306</text:p>
          </table:table-cell>
          <table:table-cell office:value-type="float" office:value="1305" calcext:value-type="float">
            <text:p>1305</text:p>
          </table:table-cell>
          <table:table-cell office:value-type="float" office:value="1304" calcext:value-type="float">
            <text:p>1304</text:p>
          </table:table-cell>
          <table:table-cell office:value-type="float" office:value="1303" calcext:value-type="float">
            <text:p>1303</text:p>
          </table:table-cell>
          <table:table-cell office:value-type="float" office:value="1302" calcext:value-type="float">
            <text:p>1302</text:p>
          </table:table-cell>
          <table:table-cell office:value-type="float" office:value="1301" calcext:value-type="float">
            <text:p>1301</text:p>
          </table:table-cell>
          <table:table-cell office:value-type="float" office:value="1300" calcext:value-type="float">
            <text:p>1300</text:p>
          </table:table-cell>
          <table:table-cell office:value-type="float" office:value="1299" calcext:value-type="float">
            <text:p>1299</text:p>
          </table:table-cell>
          <table:table-cell office:value-type="float" office:value="1298" calcext:value-type="float">
            <text:p>1298</text:p>
          </table:table-cell>
          <table:table-cell office:value-type="float" office:value="1297" calcext:value-type="float">
            <text:p>1297</text:p>
          </table:table-cell>
          <table:table-cell office:value-type="float" office:value="1296" calcext:value-type="float">
            <text:p>1296</text:p>
          </table:table-cell>
          <table:table-cell table:style-name="ce11" office:value-type="float" office:value="1295" calcext:value-type="float">
            <text:p>1295</text:p>
          </table:table-cell>
          <table:table-cell table:style-name="ce11" office:value-type="float" office:value="1294" calcext:value-type="float">
            <text:p>1294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292" calcext:value-type="float">
            <text:p>1292</text:p>
          </table:table-cell>
          <table:table-cell table:style-name="ce11" office:value-type="float" office:value="1291" calcext:value-type="float">
            <text:p>1291</text:p>
          </table:table-cell>
          <table:table-cell table:style-name="ce11" office:value-type="float" office:value="1290" calcext:value-type="float">
            <text:p>1290</text:p>
          </table:table-cell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office:value-type="float" office:value="2439" calcext:value-type="float">
            <text:p>2439</text:p>
          </table:table-cell>
          <table:table-cell office:value-type="float" office:value="2440" calcext:value-type="float">
            <text:p>2440</text:p>
          </table:table-cell>
          <table:table-cell office:value-type="float" office:value="2441" calcext:value-type="float">
            <text:p>2441</text:p>
          </table:table-cell>
          <table:table-cell table:number-columns-repeated="6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,&quot;;[.U4];&quot;,&quot;;[.V4];&quot;,&quot;;[.W4];&quot;,&quot;;[.X4];&quot;,&quot;;[.Y4];&quot;,&quot;;[.Z4];&quot;,&quot;;[.AA4];&quot;,&quot;;[.AB4];&quot;,&quot;;[.AC4];&quot;,&quot;;[.AD4];&quot;,&quot;;[.AE4];&quot;,&quot;;[.AF4];&quot;,&quot;;[.AG4];&quot;,&quot;;[.AH4];&quot;,&quot;;[.AI4];&quot;,&quot;;[.AJ4];&quot;,&quot;;[.AK4];&quot;,&quot;;[.AL4];&quot;,&quot;;[.AM4];&quot;,&quot;;[.AN4];&quot;,&quot;;[.AO4];&quot;,&quot;;[.AP4];&quot;,&quot;;[.AQ4];&quot;,&quot;;[.AR4];&quot;,&quot;;[.AS4];&quot;,&quot;;[.AT4];&quot;,&quot;;[.AU4];&quot;,&quot;;[.AV4];&quot;,&quot;;[.AW4];&quot;,&quot;;[.AX4];&quot;,&quot;;[.AY4];&quot;,&quot;;[.AZ4];&quot;,&quot;;[.BA4];&quot;,&quot;;[.BB4];&quot;,&quot;;[.BC4];&quot;,&quot;;[.BD4];&quot;,&quot;;[.BE4];&quot;,&quot;;[.BF4];&quot;,&quot;;[.BG4];&quot;,&quot;;[.BH4];&quot;,&quot;;[.BI4];&quot;,&quot;;[.BJ4];&quot;,&quot;;[.BK4];&quot;,&quot;;[.BL4];&quot;,&quot;;[.BM4];&quot;,&quot;;[.BN4];&quot;,&quot;;[.BO4];&quot;,&quot;;[.BP4];&quot;,&quot;;[.BQ4];&quot;,&quot;;[.BR4];&quot;,&quot;;[.BS4];&quot;,&quot;;[.BT4];&quot;,&quot;;[.BU4];&quot;,&quot;;[.BV4];&quot;,&quot;;[.BW4];&quot;,&quot;;[.BX4];&quot;,&quot;;[.BY4];&quot;,&quot;;[.BZ4];&quot;,&quot;;[.CA4];&quot;,&quot;;[.CB4];&quot;,&quot;;[.CC4];&quot;,&quot;;[.CD4];&quot;,&quot;;[.CE4];&quot;,&quot;;[.CF4];&quot;,&quot;;[.CG4];&quot;,&quot;;[.CH4];&quot;,&quot;;[.CI4];&quot;,&quot;;[.CJ4];&quot;,&quot;;[.CK4];&quot;,&quot;;[.CL4];&quot;,&quot;;[.CM4];&quot;,&quot;;[.CN4];&quot;,&quot;;[.CO4];&quot;,&quot;;[.CP4];&quot;,&quot;;[.CQ4];&quot;,&quot;;[.CR4];&quot;,&quot;;[.CS4];&quot;,&quot;;[.CT4];&quot;,&quot;;[.CU4];&quot;,&quot;;[.CV4];&quot;,&quot;;[.CW4];&quot;,&quot;;[.CX4];&quot;,&quot;;[.CY4];&quot;,&quot;;[.CZ4];&quot;,&quot;;[.DA4];&quot;,&quot;;[.DB4];&quot;,&quot;;[.DC4])" office:value-type="string" office:string-value="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" calcext:value-type="string">
            <text:p>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1</text:p>
          </table:table-cell>
          <table:table-cell table:number-columns-repeated="5" table:style-name="ce2" office:value-type="string" calcext:value-type="string">
            <text:p>-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905" calcext:value-type="float">
            <text:p>905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table:style-name="ce11" office:value-type="float" office:value="1320" calcext:value-type="float">
            <text:p>1320</text:p>
          </table:table-cell>
          <table:table-cell table:style-name="ce11" office:value-type="float" office:value="1321" calcext:value-type="float">
            <text:p>1321</text:p>
          </table:table-cell>
          <table:table-cell table:style-name="ce11" office:value-type="float" office:value="1322" calcext:value-type="float">
            <text:p>1322</text:p>
          </table:table-cell>
          <table:table-cell table:style-name="ce11" office:value-type="float" office:value="1323" calcext:value-type="float">
            <text:p>1323</text:p>
          </table:table-cell>
          <table:table-cell table:style-name="ce11"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table:style-name="ce11" office:value-type="float" office:value="1343" calcext:value-type="float">
            <text:p>1343</text:p>
          </table:table-cell>
          <table:table-cell table:style-name="ce11" office:value-type="float" office:value="1344" calcext:value-type="float">
            <text:p>1344</text:p>
          </table:table-cell>
          <table:table-cell table:style-name="ce11" office:value-type="float" office:value="1345" calcext:value-type="float">
            <text:p>1345</text:p>
          </table:table-cell>
          <table:table-cell table:style-name="ce11" office:value-type="float" office:value="1346" calcext:value-type="float">
            <text:p>1346</text:p>
          </table:table-cell>
          <table:table-cell table:style-name="ce11" office:value-type="float" office:value="1347" calcext:value-type="float">
            <text:p>1347</text:p>
          </table:table-cell>
          <table:table-cell office:value-type="float" office:value="2435" calcext:value-type="float">
            <text:p>2435</text:p>
          </table:table-cell>
          <table:table-cell office:value-type="float" office:value="2434" calcext:value-type="float">
            <text:p>2434</text:p>
          </table:table-cell>
          <table:table-cell office:value-type="float" office:value="2433" calcext:value-type="float">
            <text:p>2433</text:p>
          </table:table-cell>
          <table:table-cell office:value-type="float" office:value="2432" calcext:value-type="float">
            <text:p>2432</text:p>
          </table:table-cell>
          <table:table-cell office:value-type="float" office:value="2431" calcext:value-type="float">
            <text:p>2431</text:p>
          </table:table-cell>
          <table:table-cell office:value-type="float" office:value="2430" calcext:value-type="float">
            <text:p>2430</text:p>
          </table:table-cell>
          <table:table-cell office:value-type="float" office:value="2429" calcext:value-type="float">
            <text:p>2429</text:p>
          </table:table-cell>
          <table:table-cell office:value-type="float" office:value="2428" calcext:value-type="float">
            <text:p>2428</text:p>
          </table:table-cell>
          <table:table-cell table:number-columns-repeated="5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,&quot;;[.U5];&quot;,&quot;;[.V5];&quot;,&quot;;[.W5];&quot;,&quot;;[.X5];&quot;,&quot;;[.Y5];&quot;,&quot;;[.Z5];&quot;,&quot;;[.AA5];&quot;,&quot;;[.AB5];&quot;,&quot;;[.AC5];&quot;,&quot;;[.AD5];&quot;,&quot;;[.AE5];&quot;,&quot;;[.AF5];&quot;,&quot;;[.AG5];&quot;,&quot;;[.AH5];&quot;,&quot;;[.AI5];&quot;,&quot;;[.AJ5];&quot;,&quot;;[.AK5];&quot;,&quot;;[.AL5];&quot;,&quot;;[.AM5];&quot;,&quot;;[.AN5];&quot;,&quot;;[.AO5];&quot;,&quot;;[.AP5];&quot;,&quot;;[.AQ5];&quot;,&quot;;[.AR5];&quot;,&quot;;[.AS5];&quot;,&quot;;[.AT5];&quot;,&quot;;[.AU5];&quot;,&quot;;[.AV5];&quot;,&quot;;[.AW5];&quot;,&quot;;[.AX5];&quot;,&quot;;[.AY5];&quot;,&quot;;[.AZ5];&quot;,&quot;;[.BA5];&quot;,&quot;;[.BB5];&quot;,&quot;;[.BC5];&quot;,&quot;;[.BD5];&quot;,&quot;;[.BE5];&quot;,&quot;;[.BF5];&quot;,&quot;;[.BG5];&quot;,&quot;;[.BH5];&quot;,&quot;;[.BI5];&quot;,&quot;;[.BJ5];&quot;,&quot;;[.BK5];&quot;,&quot;;[.BL5];&quot;,&quot;;[.BM5];&quot;,&quot;;[.BN5];&quot;,&quot;;[.BO5];&quot;,&quot;;[.BP5];&quot;,&quot;;[.BQ5];&quot;,&quot;;[.BR5];&quot;,&quot;;[.BS5];&quot;,&quot;;[.BT5];&quot;,&quot;;[.BU5];&quot;,&quot;;[.BV5];&quot;,&quot;;[.BW5];&quot;,&quot;;[.BX5];&quot;,&quot;;[.BY5];&quot;,&quot;;[.BZ5];&quot;,&quot;;[.CA5];&quot;,&quot;;[.CB5];&quot;,&quot;;[.CC5];&quot;,&quot;;[.CD5];&quot;,&quot;;[.CE5];&quot;,&quot;;[.CF5];&quot;,&quot;;[.CG5];&quot;,&quot;;[.CH5];&quot;,&quot;;[.CI5];&quot;,&quot;;[.CJ5];&quot;,&quot;;[.CK5];&quot;,&quot;;[.CL5];&quot;,&quot;;[.CM5];&quot;,&quot;;[.CN5];&quot;,&quot;;[.CO5];&quot;,&quot;;[.CP5];&quot;,&quot;;[.CQ5];&quot;,&quot;;[.CR5];&quot;,&quot;;[.CS5];&quot;,&quot;;[.CT5];&quot;,&quot;;[.CU5];&quot;,&quot;;[.CV5];&quot;,&quot;;[.CW5];&quot;,&quot;;[.CX5];&quot;,&quot;;[.CY5];&quot;,&quot;;[.CZ5];&quot;,&quot;;[.DA5];&quot;,&quot;;[.DB5];&quot;,&quot;;[.DC5])" office:value-type="string" office:string-value="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" calcext:value-type="string">
            <text:p>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1</text:p>
          </table:table-cell>
          <table:table-cell table:number-columns-repeated="4" table:style-name="ce2" office:value-type="string" calcext:value-type="string">
            <text:p>-1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table:style-name="ce11" office:value-type="float" office:value="1373" calcext:value-type="float">
            <text:p>1373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371" calcext:value-type="float">
            <text:p>1371</text:p>
          </table:table-cell>
          <table:table-cell table:style-name="ce11" office:value-type="float" office:value="1370" calcext:value-type="float">
            <text:p>1370</text:p>
          </table:table-cell>
          <table:table-cell office:value-type="float" office:value="1369" calcext:value-type="float">
            <text:p>1369</text:p>
          </table:table-cell>
          <table:table-cell office:value-type="float" office:value="1368" calcext:value-type="float">
            <text:p>1368</text:p>
          </table:table-cell>
          <table:table-cell office:value-type="float" office:value="1367" calcext:value-type="float">
            <text:p>1367</text:p>
          </table:table-cell>
          <table:table-cell office:value-type="float" office:value="1366" calcext:value-type="float">
            <text:p>1366</text:p>
          </table:table-cell>
          <table:table-cell office:value-type="float" office:value="1365" calcext:value-type="float">
            <text:p>1365</text:p>
          </table:table-cell>
          <table:table-cell office:value-type="float" office:value="1364" calcext:value-type="float">
            <text:p>1364</text:p>
          </table:table-cell>
          <table:table-cell office:value-type="float" office:value="1363" calcext:value-type="float">
            <text:p>1363</text:p>
          </table:table-cell>
          <table:table-cell office:value-type="float" office:value="1362" calcext:value-type="float">
            <text:p>1362</text:p>
          </table:table-cell>
          <table:table-cell office:value-type="float" office:value="1361" calcext:value-type="float">
            <text:p>1361</text:p>
          </table:table-cell>
          <table:table-cell office:value-type="float" office:value="1360" calcext:value-type="float">
            <text:p>1360</text:p>
          </table:table-cell>
          <table:table-cell office:value-type="float" office:value="1359" calcext:value-type="float">
            <text:p>1359</text:p>
          </table:table-cell>
          <table:table-cell office:value-type="float" office:value="1358" calcext:value-type="float">
            <text:p>1358</text:p>
          </table:table-cell>
          <table:table-cell office:value-type="float" office:value="1357" calcext:value-type="float">
            <text:p>1357</text:p>
          </table:table-cell>
          <table:table-cell office:value-type="float" office:value="1356" calcext:value-type="float">
            <text:p>1356</text:p>
          </table:table-cell>
          <table:table-cell office:value-type="float" office:value="1355" calcext:value-type="float">
            <text:p>1355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table:style-name="ce11" office:value-type="float" office:value="1351" calcext:value-type="float">
            <text:p>1351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office:value-type="float" office:value="1349" calcext:value-type="float">
            <text:p>1349</text:p>
          </table:table-cell>
          <table:table-cell table:style-name="ce11" office:value-type="float" office:value="1348" calcext:value-type="float">
            <text:p>1348</text:p>
          </table:table-cell>
          <table:table-cell office:value-type="float" office:value="2418" calcext:value-type="float">
            <text:p>2418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21" calcext:value-type="float">
            <text:p>2421</text:p>
          </table:table-cell>
          <table:table-cell office:value-type="float" office:value="2422" calcext:value-type="float">
            <text:p>2422</text:p>
          </table:table-cell>
          <table:table-cell office:value-type="float" office:value="2423" calcext:value-type="float">
            <text:p>2423</text:p>
          </table:table-cell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float" office:value="2426" calcext:value-type="float">
            <text:p>2426</text:p>
          </table:table-cell>
          <table:table-cell office:value-type="float" office:value="2427" calcext:value-type="float">
            <text:p>2427</text:p>
          </table:table-cell>
          <table:table-cell table:number-columns-repeated="4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,&quot;;[.U6];&quot;,&quot;;[.V6];&quot;,&quot;;[.W6];&quot;,&quot;;[.X6];&quot;,&quot;;[.Y6];&quot;,&quot;;[.Z6];&quot;,&quot;;[.AA6];&quot;,&quot;;[.AB6];&quot;,&quot;;[.AC6];&quot;,&quot;;[.AD6];&quot;,&quot;;[.AE6];&quot;,&quot;;[.AF6];&quot;,&quot;;[.AG6];&quot;,&quot;;[.AH6];&quot;,&quot;;[.AI6];&quot;,&quot;;[.AJ6];&quot;,&quot;;[.AK6];&quot;,&quot;;[.AL6];&quot;,&quot;;[.AM6];&quot;,&quot;;[.AN6];&quot;,&quot;;[.AO6];&quot;,&quot;;[.AP6];&quot;,&quot;;[.AQ6];&quot;,&quot;;[.AR6];&quot;,&quot;;[.AS6];&quot;,&quot;;[.AT6];&quot;,&quot;;[.AU6];&quot;,&quot;;[.AV6];&quot;,&quot;;[.AW6];&quot;,&quot;;[.AX6];&quot;,&quot;;[.AY6];&quot;,&quot;;[.AZ6];&quot;,&quot;;[.BA6];&quot;,&quot;;[.BB6];&quot;,&quot;;[.BC6];&quot;,&quot;;[.BD6];&quot;,&quot;;[.BE6];&quot;,&quot;;[.BF6];&quot;,&quot;;[.BG6];&quot;,&quot;;[.BH6];&quot;,&quot;;[.BI6];&quot;,&quot;;[.BJ6];&quot;,&quot;;[.BK6];&quot;,&quot;;[.BL6];&quot;,&quot;;[.BM6];&quot;,&quot;;[.BN6];&quot;,&quot;;[.BO6];&quot;,&quot;;[.BP6];&quot;,&quot;;[.BQ6];&quot;,&quot;;[.BR6];&quot;,&quot;;[.BS6];&quot;,&quot;;[.BT6];&quot;,&quot;;[.BU6];&quot;,&quot;;[.BV6];&quot;,&quot;;[.BW6];&quot;,&quot;;[.BX6];&quot;,&quot;;[.BY6];&quot;,&quot;;[.BZ6];&quot;,&quot;;[.CA6];&quot;,&quot;;[.CB6];&quot;,&quot;;[.CC6];&quot;,&quot;;[.CD6];&quot;,&quot;;[.CE6];&quot;,&quot;;[.CF6];&quot;,&quot;;[.CG6];&quot;,&quot;;[.CH6];&quot;,&quot;;[.CI6];&quot;,&quot;;[.CJ6];&quot;,&quot;;[.CK6];&quot;,&quot;;[.CL6];&quot;,&quot;;[.CM6];&quot;,&quot;;[.CN6];&quot;,&quot;;[.CO6];&quot;,&quot;;[.CP6];&quot;,&quot;;[.CQ6];&quot;,&quot;;[.CR6];&quot;,&quot;;[.CS6];&quot;,&quot;;[.CT6];&quot;,&quot;;[.CU6];&quot;,&quot;;[.CV6];&quot;,&quot;;[.CW6];&quot;,&quot;;[.CX6];&quot;,&quot;;[.CY6];&quot;,&quot;;[.CZ6];&quot;,&quot;;[.DA6];&quot;,&quot;;[.DB6];&quot;,&quot;;[.DC6])" office:value-type="string" office:string-value="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" calcext:value-type="string">
            <text:p>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1</text:p>
          </table:table-cell>
          <table:table-cell table:number-columns-repeated="3" table:style-name="ce2" office:value-type="string" calcext:value-type="string">
            <text:p>-1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office:value-type="float" office:value="885" calcext:value-type="float">
            <text:p>88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table:style-name="ce11" office:value-type="float" office:value="1374" calcext:value-type="float">
            <text:p>1374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table:style-name="ce11" office:value-type="float" office:value="1395" calcext:value-type="float">
            <text:p>1395</text:p>
          </table:table-cell>
          <table:table-cell table:style-name="ce11" office:value-type="float" office:value="1396" calcext:value-type="float">
            <text:p>1396</text:p>
          </table:table-cell>
          <table:table-cell table:style-name="ce11" office:value-type="float" office:value="1397" calcext:value-type="float">
            <text:p>1397</text:p>
          </table:table-cell>
          <table:table-cell office:value-type="float" office:value="2417" calcext:value-type="float">
            <text:p>2417</text:p>
          </table:table-cell>
          <table:table-cell office:value-type="float" office:value="2416" calcext:value-type="float">
            <text:p>2416</text:p>
          </table:table-cell>
          <table:table-cell office:value-type="float" office:value="2415" calcext:value-type="float">
            <text:p>2415</text:p>
          </table:table-cell>
          <table:table-cell office:value-type="float" office:value="2414" calcext:value-type="float">
            <text:p>2414</text:p>
          </table:table-cell>
          <table:table-cell office:value-type="float" office:value="2413" calcext:value-type="float">
            <text:p>2413</text:p>
          </table:table-cell>
          <table:table-cell office:value-type="float" office:value="2412" calcext:value-type="float">
            <text:p>2412</text:p>
          </table:table-cell>
          <table:table-cell office:value-type="float" office:value="2411" calcext:value-type="float">
            <text:p>2411</text:p>
          </table:table-cell>
          <table:table-cell office:value-type="float" office:value="2410" calcext:value-type="float">
            <text:p>2410</text:p>
          </table:table-cell>
          <table:table-cell office:value-type="float" office:value="2409" calcext:value-type="float">
            <text:p>2409</text:p>
          </table:table-cell>
          <table:table-cell office:value-type="float" office:value="2408" calcext:value-type="float">
            <text:p>2408</text:p>
          </table:table-cell>
          <table:table-cell office:value-type="float" office:value="2407" calcext:value-type="float">
            <text:p>2407</text:p>
          </table:table-cell>
          <table:table-cell office:value-type="float" office:value="2406" calcext:value-type="float">
            <text:p>2406</text:p>
          </table:table-cell>
          <table:table-cell table:number-columns-repeated="3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,&quot;;[.U7];&quot;,&quot;;[.V7];&quot;,&quot;;[.W7];&quot;,&quot;;[.X7];&quot;,&quot;;[.Y7];&quot;,&quot;;[.Z7];&quot;,&quot;;[.AA7];&quot;,&quot;;[.AB7];&quot;,&quot;;[.AC7];&quot;,&quot;;[.AD7];&quot;,&quot;;[.AE7];&quot;,&quot;;[.AF7];&quot;,&quot;;[.AG7];&quot;,&quot;;[.AH7];&quot;,&quot;;[.AI7];&quot;,&quot;;[.AJ7];&quot;,&quot;;[.AK7];&quot;,&quot;;[.AL7];&quot;,&quot;;[.AM7];&quot;,&quot;;[.AN7];&quot;,&quot;;[.AO7];&quot;,&quot;;[.AP7];&quot;,&quot;;[.AQ7];&quot;,&quot;;[.AR7];&quot;,&quot;;[.AS7];&quot;,&quot;;[.AT7];&quot;,&quot;;[.AU7];&quot;,&quot;;[.AV7];&quot;,&quot;;[.AW7];&quot;,&quot;;[.AX7];&quot;,&quot;;[.AY7];&quot;,&quot;;[.AZ7];&quot;,&quot;;[.BA7];&quot;,&quot;;[.BB7];&quot;,&quot;;[.BC7];&quot;,&quot;;[.BD7];&quot;,&quot;;[.BE7];&quot;,&quot;;[.BF7];&quot;,&quot;;[.BG7];&quot;,&quot;;[.BH7];&quot;,&quot;;[.BI7];&quot;,&quot;;[.BJ7];&quot;,&quot;;[.BK7];&quot;,&quot;;[.BL7];&quot;,&quot;;[.BM7];&quot;,&quot;;[.BN7];&quot;,&quot;;[.BO7];&quot;,&quot;;[.BP7];&quot;,&quot;;[.BQ7];&quot;,&quot;;[.BR7];&quot;,&quot;;[.BS7];&quot;,&quot;;[.BT7];&quot;,&quot;;[.BU7];&quot;,&quot;;[.BV7];&quot;,&quot;;[.BW7];&quot;,&quot;;[.BX7];&quot;,&quot;;[.BY7];&quot;,&quot;;[.BZ7];&quot;,&quot;;[.CA7];&quot;,&quot;;[.CB7];&quot;,&quot;;[.CC7];&quot;,&quot;;[.CD7];&quot;,&quot;;[.CE7];&quot;,&quot;;[.CF7];&quot;,&quot;;[.CG7];&quot;,&quot;;[.CH7];&quot;,&quot;;[.CI7];&quot;,&quot;;[.CJ7];&quot;,&quot;;[.CK7];&quot;,&quot;;[.CL7];&quot;,&quot;;[.CM7];&quot;,&quot;;[.CN7];&quot;,&quot;;[.CO7];&quot;,&quot;;[.CP7];&quot;,&quot;;[.CQ7];&quot;,&quot;;[.CR7];&quot;,&quot;;[.CS7];&quot;,&quot;;[.CT7];&quot;,&quot;;[.CU7];&quot;,&quot;;[.CV7];&quot;,&quot;;[.CW7];&quot;,&quot;;[.CX7];&quot;,&quot;;[.CY7];&quot;,&quot;;[.CZ7];&quot;,&quot;;[.DA7];&quot;,&quot;;[.DB7];&quot;,&quot;;[.DC7])" office:value-type="string" office:string-value="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" calcext:value-type="string">
            <text:p>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1</text:p>
          </table:table-cell>
          <table:table-cell table:number-columns-repeated="2" table:style-name="ce2" office:value-type="string" calcext:value-type="string">
            <text:p>-1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480" calcext:value-type="float">
            <text:p>480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418" calcext:value-type="float">
            <text:p>1418</text:p>
          </table:table-cell>
          <table:table-cell office:value-type="float" office:value="1417" calcext:value-type="float">
            <text:p>1417</text:p>
          </table:table-cell>
          <table:table-cell office:value-type="float" office:value="1416" calcext:value-type="float">
            <text:p>1416</text:p>
          </table:table-cell>
          <table:table-cell office:value-type="float" office:value="1415" calcext:value-type="float">
            <text:p>1415</text:p>
          </table:table-cell>
          <table:table-cell office:value-type="float" office:value="1414" calcext:value-type="float">
            <text:p>1414</text:p>
          </table:table-cell>
          <table:table-cell office:value-type="float" office:value="1413" calcext:value-type="float">
            <text:p>1413</text:p>
          </table:table-cell>
          <table:table-cell office:value-type="float" office:value="1412" calcext:value-type="float">
            <text:p>1412</text:p>
          </table:table-cell>
          <table:table-cell office:value-type="float" office:value="1411" calcext:value-type="float">
            <text:p>1411</text:p>
          </table:table-cell>
          <table:table-cell office:value-type="float" office:value="1410" calcext:value-type="float">
            <text:p>1410</text:p>
          </table:table-cell>
          <table:table-cell office:value-type="float" office:value="1409" calcext:value-type="float">
            <text:p>1409</text:p>
          </table:table-cell>
          <table:table-cell office:value-type="float" office:value="1408" calcext:value-type="float">
            <text:p>1408</text:p>
          </table:table-cell>
          <table:table-cell office:value-type="float" office:value="1407" calcext:value-type="float">
            <text:p>1407</text:p>
          </table:table-cell>
          <table:table-cell office:value-type="float" office:value="1406" calcext:value-type="float">
            <text:p>1406</text:p>
          </table:table-cell>
          <table:table-cell office:value-type="float" office:value="1405" calcext:value-type="float">
            <text:p>1405</text:p>
          </table:table-cell>
          <table:table-cell office:value-type="float" office:value="1404" calcext:value-type="float">
            <text:p>1404</text:p>
          </table:table-cell>
          <table:table-cell office:value-type="float" office:value="1403" calcext:value-type="float">
            <text:p>1403</text:p>
          </table:table-cell>
          <table:table-cell office:value-type="float" office:value="1402" calcext:value-type="float">
            <text:p>1402</text:p>
          </table:table-cell>
          <table:table-cell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 table:style-name="ce11" office:value-type="float" office:value="1399" calcext:value-type="float">
            <text:p>1399</text:p>
          </table:table-cell>
          <table:table-cell table:style-name="ce11" office:value-type="float" office:value="1398" calcext:value-type="float">
            <text:p>1398</text:p>
          </table:table-cell>
          <table:table-cell office:value-type="float" office:value="2392" calcext:value-type="float">
            <text:p>2392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float" office:value="2395" calcext:value-type="float">
            <text:p>2395</text:p>
          </table:table-cell>
          <table:table-cell office:value-type="float" office:value="2396" calcext:value-type="float">
            <text:p>2396</text:p>
          </table:table-cell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float" office:value="2399" calcext:value-type="float">
            <text:p>2399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table:number-columns-repeated="2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,&quot;;[.U8];&quot;,&quot;;[.V8];&quot;,&quot;;[.W8];&quot;,&quot;;[.X8];&quot;,&quot;;[.Y8];&quot;,&quot;;[.Z8];&quot;,&quot;;[.AA8];&quot;,&quot;;[.AB8];&quot;,&quot;;[.AC8];&quot;,&quot;;[.AD8];&quot;,&quot;;[.AE8];&quot;,&quot;;[.AF8];&quot;,&quot;;[.AG8];&quot;,&quot;;[.AH8];&quot;,&quot;;[.AI8];&quot;,&quot;;[.AJ8];&quot;,&quot;;[.AK8];&quot;,&quot;;[.AL8];&quot;,&quot;;[.AM8];&quot;,&quot;;[.AN8];&quot;,&quot;;[.AO8];&quot;,&quot;;[.AP8];&quot;,&quot;;[.AQ8];&quot;,&quot;;[.AR8];&quot;,&quot;;[.AS8];&quot;,&quot;;[.AT8];&quot;,&quot;;[.AU8];&quot;,&quot;;[.AV8];&quot;,&quot;;[.AW8];&quot;,&quot;;[.AX8];&quot;,&quot;;[.AY8];&quot;,&quot;;[.AZ8];&quot;,&quot;;[.BA8];&quot;,&quot;;[.BB8];&quot;,&quot;;[.BC8];&quot;,&quot;;[.BD8];&quot;,&quot;;[.BE8];&quot;,&quot;;[.BF8];&quot;,&quot;;[.BG8];&quot;,&quot;;[.BH8];&quot;,&quot;;[.BI8];&quot;,&quot;;[.BJ8];&quot;,&quot;;[.BK8];&quot;,&quot;;[.BL8];&quot;,&quot;;[.BM8];&quot;,&quot;;[.BN8];&quot;,&quot;;[.BO8];&quot;,&quot;;[.BP8];&quot;,&quot;;[.BQ8];&quot;,&quot;;[.BR8];&quot;,&quot;;[.BS8];&quot;,&quot;;[.BT8];&quot;,&quot;;[.BU8];&quot;,&quot;;[.BV8];&quot;,&quot;;[.BW8];&quot;,&quot;;[.BX8];&quot;,&quot;;[.BY8];&quot;,&quot;;[.BZ8];&quot;,&quot;;[.CA8];&quot;,&quot;;[.CB8];&quot;,&quot;;[.CC8];&quot;,&quot;;[.CD8];&quot;,&quot;;[.CE8];&quot;,&quot;;[.CF8];&quot;,&quot;;[.CG8];&quot;,&quot;;[.CH8];&quot;,&quot;;[.CI8];&quot;,&quot;;[.CJ8];&quot;,&quot;;[.CK8];&quot;,&quot;;[.CL8];&quot;,&quot;;[.CM8];&quot;,&quot;;[.CN8];&quot;,&quot;;[.CO8];&quot;,&quot;;[.CP8];&quot;,&quot;;[.CQ8];&quot;,&quot;;[.CR8];&quot;,&quot;;[.CS8];&quot;,&quot;;[.CT8];&quot;,&quot;;[.CU8];&quot;,&quot;;[.CV8];&quot;,&quot;;[.CW8];&quot;,&quot;;[.CX8];&quot;,&quot;;[.CY8];&quot;,&quot;;[.CZ8];&quot;,&quot;;[.DA8];&quot;,&quot;;[.DB8];&quot;,&quot;;[.DC8])" office:value-type="string" office:string-value="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" calcext:value-type="string">
            <text:p>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1</text:p>
          </table:table-cell>
          <table:table-cell table:style-name="ce2" office:value-type="string" calcext:value-type="string">
            <text:p>-1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style-name="ce4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float" office:value="846" calcext:value-type="float">
            <text:p>846</text:p>
          </table:table-cell>
          <table:table-cell table:style-name="ce11"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table:style-name="ce11" office:value-type="float" office:value="1439" calcext:value-type="float">
            <text:p>1439</text:p>
          </table:table-cell>
          <table:table-cell office:value-type="float" office:value="2391" calcext:value-type="float">
            <text:p>2391</text:p>
          </table:table-cell>
          <table:table-cell office:value-type="float" office:value="2390" calcext:value-type="float">
            <text:p>2390</text:p>
          </table:table-cell>
          <table:table-cell office:value-type="float" office:value="2389" calcext:value-type="float">
            <text:p>2389</text:p>
          </table:table-cell>
          <table:table-cell office:value-type="float" office:value="2388" calcext:value-type="float">
            <text:p>2388</text:p>
          </table:table-cell>
          <table:table-cell office:value-type="float" office:value="2387" calcext:value-type="float">
            <text:p>2387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384" calcext:value-type="float">
            <text:p>2384</text:p>
          </table:table-cell>
          <table:table-cell office:value-type="float" office:value="2383" calcext:value-type="float">
            <text:p>2383</text:p>
          </table:table-cell>
          <table:table-cell office:value-type="float" office:value="2382" calcext:value-type="float">
            <text:p>2382</text:p>
          </table:table-cell>
          <table:table-cell office:value-type="float" office:value="2381" calcext:value-type="float">
            <text:p>2381</text:p>
          </table:table-cell>
          <table:table-cell office:value-type="float" office:value="2380" calcext:value-type="float">
            <text:p>2380</text:p>
          </table:table-cell>
          <table:table-cell office:value-type="float" office:value="2379" calcext:value-type="float">
            <text:p>2379</text:p>
          </table:table-cell>
          <table:table-cell office:value-type="float" office:value="2378" calcext:value-type="float">
            <text:p>2378</text:p>
          </table:table-cell>
          <table:table-cell office:value-type="float" office:value="2377" calcext:value-type="float">
            <text:p>2377</text:p>
          </table:table-cell>
          <table:table-cell office:value-type="float" office:value="2376" calcext:value-type="float">
            <text:p>2376</text:p>
          </table:table-cell>
          <table:table-cell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9];&quot;,&quot;;[.C9];&quot;,&quot;;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,&quot;;[.S9];&quot;,&quot;;[.T9];&quot;,&quot;;[.U9];&quot;,&quot;;[.V9];&quot;,&quot;;[.W9];&quot;,&quot;;[.X9];&quot;,&quot;;[.Y9];&quot;,&quot;;[.Z9];&quot;,&quot;;[.AA9];&quot;,&quot;;[.AB9];&quot;,&quot;;[.AC9];&quot;,&quot;;[.AD9];&quot;,&quot;;[.AE9];&quot;,&quot;;[.AF9];&quot;,&quot;;[.AG9];&quot;,&quot;;[.AH9];&quot;,&quot;;[.AI9];&quot;,&quot;;[.AJ9];&quot;,&quot;;[.AK9];&quot;,&quot;;[.AL9];&quot;,&quot;;[.AM9];&quot;,&quot;;[.AN9];&quot;,&quot;;[.AO9];&quot;,&quot;;[.AP9];&quot;,&quot;;[.AQ9];&quot;,&quot;;[.AR9];&quot;,&quot;;[.AS9];&quot;,&quot;;[.AT9];&quot;,&quot;;[.AU9];&quot;,&quot;;[.AV9];&quot;,&quot;;[.AW9];&quot;,&quot;;[.AX9];&quot;,&quot;;[.AY9];&quot;,&quot;;[.AZ9];&quot;,&quot;;[.BA9];&quot;,&quot;;[.BB9];&quot;,&quot;;[.BC9];&quot;,&quot;;[.BD9];&quot;,&quot;;[.BE9];&quot;,&quot;;[.BF9];&quot;,&quot;;[.BG9];&quot;,&quot;;[.BH9];&quot;,&quot;;[.BI9];&quot;,&quot;;[.BJ9];&quot;,&quot;;[.BK9];&quot;,&quot;;[.BL9];&quot;,&quot;;[.BM9];&quot;,&quot;;[.BN9];&quot;,&quot;;[.BO9];&quot;,&quot;;[.BP9];&quot;,&quot;;[.BQ9];&quot;,&quot;;[.BR9];&quot;,&quot;;[.BS9];&quot;,&quot;;[.BT9];&quot;,&quot;;[.BU9];&quot;,&quot;;[.BV9];&quot;,&quot;;[.BW9];&quot;,&quot;;[.BX9];&quot;,&quot;;[.BY9];&quot;,&quot;;[.BZ9];&quot;,&quot;;[.CA9];&quot;,&quot;;[.CB9];&quot;,&quot;;[.CC9];&quot;,&quot;;[.CD9];&quot;,&quot;;[.CE9];&quot;,&quot;;[.CF9];&quot;,&quot;;[.CG9];&quot;,&quot;;[.CH9];&quot;,&quot;;[.CI9];&quot;,&quot;;[.CJ9];&quot;,&quot;;[.CK9];&quot;,&quot;;[.CL9];&quot;,&quot;;[.CM9];&quot;,&quot;;[.CN9];&quot;,&quot;;[.CO9];&quot;,&quot;;[.CP9];&quot;,&quot;;[.CQ9];&quot;,&quot;;[.CR9];&quot;,&quot;;[.CS9];&quot;,&quot;;[.CT9];&quot;,&quot;;[.CU9];&quot;,&quot;;[.CV9];&quot;,&quot;;[.CW9];&quot;,&quot;;[.CX9];&quot;,&quot;;[.CY9];&quot;,&quot;;[.CZ9];&quot;,&quot;;[.DA9];&quot;,&quot;;[.DB9];&quot;,&quot;;[.DC9])" office:value-type="string" office:string-value="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" calcext:value-type="string">
            <text:p>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1457" calcext:value-type="float">
            <text:p>1457</text:p>
          </table:table-cell>
          <table:table-cell office:value-type="float" office:value="1456" calcext:value-type="float">
            <text:p>1456</text:p>
          </table:table-cell>
          <table:table-cell office:value-type="float" office:value="1455" calcext:value-type="float">
            <text:p>1455</text:p>
          </table:table-cell>
          <table:table-cell office:value-type="float" office:value="1454" calcext:value-type="float">
            <text:p>1454</text:p>
          </table:table-cell>
          <table:table-cell office:value-type="float" office:value="1453" calcext:value-type="float">
            <text:p>1453</text:p>
          </table:table-cell>
          <table:table-cell office:value-type="float" office:value="1452" calcext:value-type="float">
            <text:p>1452</text:p>
          </table:table-cell>
          <table:table-cell office:value-type="float" office:value="1451" calcext:value-type="float">
            <text:p>1451</text:p>
          </table:table-cell>
          <table:table-cell office:value-type="float" office:value="1450" calcext:value-type="float">
            <text:p>1450</text:p>
          </table:table-cell>
          <table:table-cell office:value-type="float" office:value="1449" calcext:value-type="float">
            <text:p>1449</text:p>
          </table:table-cell>
          <table:table-cell office:value-type="float" office:value="1448" calcext:value-type="float">
            <text:p>1448</text:p>
          </table:table-cell>
          <table:table-cell office:value-type="float" office:value="1447" calcext:value-type="float">
            <text:p>1447</text:p>
          </table:table-cell>
          <table:table-cell office:value-type="float" office:value="1446" calcext:value-type="float">
            <text:p>1446</text:p>
          </table:table-cell>
          <table:table-cell office:value-type="float" office:value="1445" calcext:value-type="float">
            <text:p>1445</text:p>
          </table:table-cell>
          <table:table-cell office:value-type="float" office:value="1444" calcext:value-type="float">
            <text:p>1444</text:p>
          </table:table-cell>
          <table:table-cell office:value-type="float" office:value="1443" calcext:value-type="float">
            <text:p>1443</text:p>
          </table:table-cell>
          <table:table-cell office:value-type="float" office:value="1442" calcext:value-type="float">
            <text:p>1442</text:p>
          </table:table-cell>
          <table:table-cell office:value-type="float" office:value="1441" calcext:value-type="float">
            <text:p>1441</text:p>
          </table:table-cell>
          <table:table-cell office:value-type="float" office:value="1440" calcext:value-type="float">
            <text:p>1440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office:value-type="float" office:value="2367" calcext:value-type="float">
            <text:p>2367</text:p>
          </table:table-cell>
          <table:table-cell office:value-type="float" office:value="2368" calcext:value-type="float">
            <text:p>2368</text:p>
          </table:table-cell>
          <table:table-cell office:value-type="float" office:value="2369" calcext:value-type="float">
            <text:p>2369</text:p>
          </table:table-cell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[.B10];&quot;,&quot;;[.C10];&quot;,&quot;;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,&quot;;[.S10];&quot;,&quot;;[.T10];&quot;,&quot;;[.U10];&quot;,&quot;;[.V10];&quot;,&quot;;[.W10];&quot;,&quot;;[.X10];&quot;,&quot;;[.Y10];&quot;,&quot;;[.Z10];&quot;,&quot;;[.AA10];&quot;,&quot;;[.AB10];&quot;,&quot;;[.AC10];&quot;,&quot;;[.AD10];&quot;,&quot;;[.AE10];&quot;,&quot;;[.AF10];&quot;,&quot;;[.AG10];&quot;,&quot;;[.AH10];&quot;,&quot;;[.AI10];&quot;,&quot;;[.AJ10];&quot;,&quot;;[.AK10];&quot;,&quot;;[.AL10];&quot;,&quot;;[.AM10];&quot;,&quot;;[.AN10];&quot;,&quot;;[.AO10];&quot;,&quot;;[.AP10];&quot;,&quot;;[.AQ10];&quot;,&quot;;[.AR10];&quot;,&quot;;[.AS10];&quot;,&quot;;[.AT10];&quot;,&quot;;[.AU10];&quot;,&quot;;[.AV10];&quot;,&quot;;[.AW10];&quot;,&quot;;[.AX10];&quot;,&quot;;[.AY10];&quot;,&quot;;[.AZ10];&quot;,&quot;;[.BA10];&quot;,&quot;;[.BB10];&quot;,&quot;;[.BC10];&quot;,&quot;;[.BD10];&quot;,&quot;;[.BE10];&quot;,&quot;;[.BF10];&quot;,&quot;;[.BG10];&quot;,&quot;;[.BH10];&quot;,&quot;;[.BI10];&quot;,&quot;;[.BJ10];&quot;,&quot;;[.BK10];&quot;,&quot;;[.BL10];&quot;,&quot;;[.BM10];&quot;,&quot;;[.BN10];&quot;,&quot;;[.BO10];&quot;,&quot;;[.BP10];&quot;,&quot;;[.BQ10];&quot;,&quot;;[.BR10];&quot;,&quot;;[.BS10];&quot;,&quot;;[.BT10];&quot;,&quot;;[.BU10];&quot;,&quot;;[.BV10];&quot;,&quot;;[.BW10];&quot;,&quot;;[.BX10];&quot;,&quot;;[.BY10];&quot;,&quot;;[.BZ10];&quot;,&quot;;[.CA10];&quot;,&quot;;[.CB10];&quot;,&quot;;[.CC10];&quot;,&quot;;[.CD10];&quot;,&quot;;[.CE10];&quot;,&quot;;[.CF10];&quot;,&quot;;[.CG10];&quot;,&quot;;[.CH10];&quot;,&quot;;[.CI10];&quot;,&quot;;[.CJ10];&quot;,&quot;;[.CK10];&quot;,&quot;;[.CL10];&quot;,&quot;;[.CM10];&quot;,&quot;;[.CN10];&quot;,&quot;;[.CO10];&quot;,&quot;;[.CP10];&quot;,&quot;;[.CQ10];&quot;,&quot;;[.CR10];&quot;,&quot;;[.CS10];&quot;,&quot;;[.CT10];&quot;,&quot;;[.CU10];&quot;,&quot;;[.CV10];&quot;,&quot;;[.CW10];&quot;,&quot;;[.CX10];&quot;,&quot;;[.CY10];&quot;,&quot;;[.CZ10];&quot;,&quot;;[.DA10];&quot;,&quot;;[.DB10];&quot;,&quot;;[.DC10])" office:value-type="string" office:string-value="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" calcext:value-type="string">
            <text:p>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-1</text:p>
          </table:table-cell>
          <table:table-cell table:style-name="ce3"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style-name="ce3" office:value-type="float" office:value="196" calcext:value-type="float">
            <text:p>196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table:style-name="ce7" office:value-type="float" office:value="827" calcext:value-type="float">
            <text:p>827</text:p>
          </table:table-cell>
          <table:table-cell office:value-type="float" office:value="826" calcext:value-type="float">
            <text:p>826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  <table:table-cell office:value-type="float" office:value="809" calcext:value-type="float">
            <text:p>809</text:p>
          </table:table-cell>
          <table:table-cell table:style-name="ce7" office:value-type="float" office:value="808" calcext:value-type="float">
            <text:p>808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table:style-name="ce12" office:value-type="float" office:value="2357" calcext:value-type="float">
            <text:p>2357</text:p>
          </table:table-cell>
          <table:table-cell office:value-type="float" office:value="2356" calcext:value-type="float">
            <text:p>2356</text:p>
          </table:table-cell>
          <table:table-cell office:value-type="float" office:value="2355" calcext:value-type="float">
            <text:p>2355</text:p>
          </table:table-cell>
          <table:table-cell office:value-type="float" office:value="2354" calcext:value-type="float">
            <text:p>2354</text:p>
          </table:table-cell>
          <table:table-cell office:value-type="float" office:value="2353" calcext:value-type="float">
            <text:p>2353</text:p>
          </table:table-cell>
          <table:table-cell office:value-type="float" office:value="2352" calcext:value-type="float">
            <text:p>2352</text:p>
          </table:table-cell>
          <table:table-cell office:value-type="float" office:value="2351" calcext:value-type="float">
            <text:p>2351</text:p>
          </table:table-cell>
          <table:table-cell office:value-type="float" office:value="2350" calcext:value-type="float">
            <text:p>2350</text:p>
          </table:table-cell>
          <table:table-cell office:value-type="float" office:value="2349" calcext:value-type="float">
            <text:p>2349</text:p>
          </table:table-cell>
          <table:table-cell office:value-type="float" office:value="2348" calcext:value-type="float">
            <text:p>2348</text:p>
          </table:table-cell>
          <table:table-cell office:value-type="float" office:value="2347" calcext:value-type="float">
            <text:p>2347</text:p>
          </table:table-cell>
          <table:table-cell office:value-type="float" office:value="2346" calcext:value-type="float">
            <text:p>2346</text:p>
          </table:table-cell>
          <table:table-cell office:value-type="float" office:value="2345" calcext:value-type="float">
            <text:p>2345</text:p>
          </table:table-cell>
          <table:table-cell office:value-type="float" office:value="2344" calcext:value-type="float">
            <text:p>2344</text:p>
          </table:table-cell>
          <table:table-cell office:value-type="float" office:value="2343" calcext:value-type="float">
            <text:p>2343</text:p>
          </table:table-cell>
          <table:table-cell office:value-type="float" office:value="2342" calcext:value-type="float">
            <text:p>2342</text:p>
          </table:table-cell>
          <table:table-cell office:value-type="float" office:value="2341" calcext:value-type="float">
            <text:p>2341</text:p>
          </table:table-cell>
          <table:table-cell office:value-type="float" office:value="2340" calcext:value-type="float">
            <text:p>2340</text:p>
          </table:table-cell>
          <table:table-cell office:value-type="float" office:value="2339" calcext:value-type="float">
            <text:p>2339</text:p>
          </table:table-cell>
          <table:table-cell table:style-name="ce12" office:value-type="float" office:value="2338" calcext:value-type="float">
            <text:p>2338</text:p>
          </table:table-cell>
          <table:table-cell table:number-columns-repeated="7" office:value-type="string" calcext:value-type="string">
            <text:p>-1</text:p>
          </table:table-cell>
          <table:table-cell table:formula="of:=COM.MICROSOFT.CONCAT([.B11];&quot;,&quot;;[.C11];&quot;,&quot;;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,&quot;;[.S11];&quot;,&quot;;[.T11];&quot;,&quot;;[.U11];&quot;,&quot;;[.V11];&quot;,&quot;;[.W11];&quot;,&quot;;[.X11];&quot;,&quot;;[.Y11];&quot;,&quot;;[.Z11];&quot;,&quot;;[.AA11];&quot;,&quot;;[.AB11];&quot;,&quot;;[.AC11];&quot;,&quot;;[.AD11];&quot;,&quot;;[.AE11];&quot;,&quot;;[.AF11];&quot;,&quot;;[.AG11];&quot;,&quot;;[.AH11];&quot;,&quot;;[.AI11];&quot;,&quot;;[.AJ11];&quot;,&quot;;[.AK11];&quot;,&quot;;[.AL11];&quot;,&quot;;[.AM11];&quot;,&quot;;[.AN11];&quot;,&quot;;[.AO11];&quot;,&quot;;[.AP11];&quot;,&quot;;[.AQ11];&quot;,&quot;;[.AR11];&quot;,&quot;;[.AS11];&quot;,&quot;;[.AT11];&quot;,&quot;;[.AU11];&quot;,&quot;;[.AV11];&quot;,&quot;;[.AW11];&quot;,&quot;;[.AX11];&quot;,&quot;;[.AY11];&quot;,&quot;;[.AZ11];&quot;,&quot;;[.BA11];&quot;,&quot;;[.BB11];&quot;,&quot;;[.BC11];&quot;,&quot;;[.BD11];&quot;,&quot;;[.BE11];&quot;,&quot;;[.BF11];&quot;,&quot;;[.BG11];&quot;,&quot;;[.BH11];&quot;,&quot;;[.BI11];&quot;,&quot;;[.BJ11];&quot;,&quot;;[.BK11];&quot;,&quot;;[.BL11];&quot;,&quot;;[.BM11];&quot;,&quot;;[.BN11];&quot;,&quot;;[.BO11];&quot;,&quot;;[.BP11];&quot;,&quot;;[.BQ11];&quot;,&quot;;[.BR11];&quot;,&quot;;[.BS11];&quot;,&quot;;[.BT11];&quot;,&quot;;[.BU11];&quot;,&quot;;[.BV11];&quot;,&quot;;[.BW11];&quot;,&quot;;[.BX11];&quot;,&quot;;[.BY11];&quot;,&quot;;[.BZ11];&quot;,&quot;;[.CA11];&quot;,&quot;;[.CB11];&quot;,&quot;;[.CC11];&quot;,&quot;;[.CD11];&quot;,&quot;;[.CE11];&quot;,&quot;;[.CF11];&quot;,&quot;;[.CG11];&quot;,&quot;;[.CH11];&quot;,&quot;;[.CI11];&quot;,&quot;;[.CJ11];&quot;,&quot;;[.CK11];&quot;,&quot;;[.CL11];&quot;,&quot;;[.CM11];&quot;,&quot;;[.CN11];&quot;,&quot;;[.CO11];&quot;,&quot;;[.CP11];&quot;,&quot;;[.CQ11];&quot;,&quot;;[.CR11];&quot;,&quot;;[.CS11];&quot;,&quot;;[.CT11];&quot;,&quot;;[.CU11];&quot;,&quot;;[.CV11];&quot;,&quot;;[.CW11];&quot;,&quot;;[.CX11];&quot;,&quot;;[.CY11];&quot;,&quot;;[.CZ11];&quot;,&quot;;[.DA11];&quot;,&quot;;[.DB11];&quot;,&quot;;[.DC11])" office:value-type="string" office:string-value="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" calcext:value-type="string">
            <text:p>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style-name="ce7" office:value-type="float" office:value="786" calcext:value-type="float">
            <text:p>786</text:p>
          </table:table-cell>
          <table:table-cell table:style-name="ce7"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807" calcext:value-type="float">
            <text:p>807</text:p>
          </table:table-cell>
          <table:table-cell office:value-type="float" office:value="1487" calcext:value-type="float">
            <text:p>1487</text:p>
          </table:table-cell>
          <table:table-cell office:value-type="float" office:value="1486" calcext:value-type="float">
            <text:p>1486</text:p>
          </table:table-cell>
          <table:table-cell office:value-type="float" office:value="1485" calcext:value-type="float">
            <text:p>1485</text:p>
          </table:table-cell>
          <table:table-cell office:value-type="float" office:value="1484" calcext:value-type="float">
            <text:p>1484</text:p>
          </table:table-cell>
          <table:table-cell office:value-type="float" office:value="1483" calcext:value-type="float">
            <text:p>1483</text:p>
          </table:table-cell>
          <table:table-cell office:value-type="float" office:value="1482" calcext:value-type="float">
            <text:p>1482</text:p>
          </table:table-cell>
          <table:table-cell office:value-type="float" office:value="1481" calcext:value-type="float">
            <text:p>1481</text:p>
          </table:table-cell>
          <table:table-cell office:value-type="float" office:value="1480" calcext:value-type="float">
            <text:p>1480</text:p>
          </table:table-cell>
          <table:table-cell office:value-type="float" office:value="1479" calcext:value-type="float">
            <text:p>1479</text:p>
          </table:table-cell>
          <table:table-cell office:value-type="float" office:value="1478" calcext:value-type="float">
            <text:p>1478</text:p>
          </table:table-cell>
          <table:table-cell office:value-type="float" office:value="1477" calcext:value-type="float">
            <text:p>1477</text:p>
          </table:table-cell>
          <table:table-cell office:value-type="float" office:value="1476" calcext:value-type="float">
            <text:p>1476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style-name="ce12" office:value-type="float" office:value="2316" calcext:value-type="float">
            <text:p>2316</text:p>
          </table:table-cell>
          <table:table-cell table:style-name="ce12"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319" calcext:value-type="float">
            <text:p>2319</text:p>
          </table:table-cell>
          <table:table-cell office:value-type="float" office:value="2320" calcext:value-type="float">
            <text:p>2320</text:p>
          </table:table-cell>
          <table:table-cell office:value-type="float" office:value="2321" calcext:value-type="float">
            <text:p>2321</text:p>
          </table:table-cell>
          <table:table-cell office:value-type="float" office:value="2322" calcext:value-type="float">
            <text:p>2322</text:p>
          </table:table-cell>
          <table:table-cell office:value-type="float" office:value="2323" calcext:value-type="float">
            <text:p>2323</text:p>
          </table:table-cell>
          <table:table-cell office:value-type="float" office:value="2324" calcext:value-type="float">
            <text:p>232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table:style-name="ce12" office:value-type="float" office:value="2336" calcext:value-type="float">
            <text:p>2336</text:p>
          </table:table-cell>
          <table:table-cell table:style-name="ce12" office:value-type="float" office:value="2337" calcext:value-type="float">
            <text:p>2337</text:p>
          </table:table-cell>
          <table:table-cell table:number-columns-repeated="6" office:value-type="string" calcext:value-type="string">
            <text:p>-1</text:p>
          </table:table-cell>
          <table:table-cell table:formula="of:=COM.MICROSOFT.CONCAT([.B12];&quot;,&quot;;[.C12];&quot;,&quot;;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,&quot;;[.S12];&quot;,&quot;;[.T12];&quot;,&quot;;[.U12];&quot;,&quot;;[.V12];&quot;,&quot;;[.W12];&quot;,&quot;;[.X12];&quot;,&quot;;[.Y12];&quot;,&quot;;[.Z12];&quot;,&quot;;[.AA12];&quot;,&quot;;[.AB12];&quot;,&quot;;[.AC12];&quot;,&quot;;[.AD12];&quot;,&quot;;[.AE12];&quot;,&quot;;[.AF12];&quot;,&quot;;[.AG12];&quot;,&quot;;[.AH12];&quot;,&quot;;[.AI12];&quot;,&quot;;[.AJ12];&quot;,&quot;;[.AK12];&quot;,&quot;;[.AL12];&quot;,&quot;;[.AM12];&quot;,&quot;;[.AN12];&quot;,&quot;;[.AO12];&quot;,&quot;;[.AP12];&quot;,&quot;;[.AQ12];&quot;,&quot;;[.AR12];&quot;,&quot;;[.AS12];&quot;,&quot;;[.AT12];&quot;,&quot;;[.AU12];&quot;,&quot;;[.AV12];&quot;,&quot;;[.AW12];&quot;,&quot;;[.AX12];&quot;,&quot;;[.AY12];&quot;,&quot;;[.AZ12];&quot;,&quot;;[.BA12];&quot;,&quot;;[.BB12];&quot;,&quot;;[.BC12];&quot;,&quot;;[.BD12];&quot;,&quot;;[.BE12];&quot;,&quot;;[.BF12];&quot;,&quot;;[.BG12];&quot;,&quot;;[.BH12];&quot;,&quot;;[.BI12];&quot;,&quot;;[.BJ12];&quot;,&quot;;[.BK12];&quot;,&quot;;[.BL12];&quot;,&quot;;[.BM12];&quot;,&quot;;[.BN12];&quot;,&quot;;[.BO12];&quot;,&quot;;[.BP12];&quot;,&quot;;[.BQ12];&quot;,&quot;;[.BR12];&quot;,&quot;;[.BS12];&quot;,&quot;;[.BT12];&quot;,&quot;;[.BU12];&quot;,&quot;;[.BV12];&quot;,&quot;;[.BW12];&quot;,&quot;;[.BX12];&quot;,&quot;;[.BY12];&quot;,&quot;;[.BZ12];&quot;,&quot;;[.CA12];&quot;,&quot;;[.CB12];&quot;,&quot;;[.CC12];&quot;,&quot;;[.CD12];&quot;,&quot;;[.CE12];&quot;,&quot;;[.CF12];&quot;,&quot;;[.CG12];&quot;,&quot;;[.CH12];&quot;,&quot;;[.CI12];&quot;,&quot;;[.CJ12];&quot;,&quot;;[.CK12];&quot;,&quot;;[.CL12];&quot;,&quot;;[.CM12];&quot;,&quot;;[.CN12];&quot;,&quot;;[.CO12];&quot;,&quot;;[.CP12];&quot;,&quot;;[.CQ12];&quot;,&quot;;[.CR12];&quot;,&quot;;[.CS12];&quot;,&quot;;[.CT12];&quot;,&quot;;[.CU12];&quot;,&quot;;[.CV12];&quot;,&quot;;[.CW12];&quot;,&quot;;[.CX12];&quot;,&quot;;[.CY12];&quot;,&quot;;[.CZ12];&quot;,&quot;;[.DA12];&quot;,&quot;;[.DB12];&quot;,&quot;;[.DC12])" office:value-type="string" office:string-value="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" calcext:value-type="string">
            <text:p>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table:style-name="ce7" office:value-type="float" office:value="764" calcext:value-type="float">
            <text:p>764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762" calcext:value-type="float">
            <text:p>762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table:style-name="ce12" office:value-type="float" office:value="2315" calcext:value-type="float">
            <text:p>2315</text:p>
          </table:table-cell>
          <table:table-cell table:style-name="ce12" office:value-type="float" office:value="2314" calcext:value-type="float">
            <text:p>2314</text:p>
          </table:table-cell>
          <table:table-cell table:style-name="ce12" office:value-type="float" office:value="2313" calcext:value-type="float">
            <text:p>2313</text:p>
          </table:table-cell>
          <table:table-cell office:value-type="float" office:value="2312" calcext:value-type="float">
            <text:p>2312</text:p>
          </table:table-cell>
          <table:table-cell office:value-type="float" office:value="2311" calcext:value-type="float">
            <text:p>2311</text:p>
          </table:table-cell>
          <table:table-cell office:value-type="float" office:value="2310" calcext:value-type="float">
            <text:p>2310</text:p>
          </table:table-cell>
          <table:table-cell office:value-type="float" office:value="2309" calcext:value-type="float">
            <text:p>2309</text:p>
          </table:table-cell>
          <table:table-cell office:value-type="float" office:value="2308" calcext:value-type="float">
            <text:p>2308</text:p>
          </table:table-cell>
          <table:table-cell office:value-type="float" office:value="2307" calcext:value-type="float">
            <text:p>2307</text:p>
          </table:table-cell>
          <table:table-cell office:value-type="float" office:value="2306" calcext:value-type="float">
            <text:p>2306</text:p>
          </table:table-cell>
          <table:table-cell office:value-type="float" office:value="2305" calcext:value-type="float">
            <text:p>2305</text:p>
          </table:table-cell>
          <table:table-cell office:value-type="float" office:value="2304" calcext:value-type="float">
            <text:p>2304</text:p>
          </table:table-cell>
          <table:table-cell office:value-type="float" office:value="2303" calcext:value-type="float">
            <text:p>2303</text:p>
          </table:table-cell>
          <table:table-cell office:value-type="float" office:value="2302" calcext:value-type="float">
            <text:p>2302</text:p>
          </table:table-cell>
          <table:table-cell office:value-type="float" office:value="2301" calcext:value-type="float">
            <text:p>2301</text:p>
          </table:table-cell>
          <table:table-cell office:value-type="float" office:value="2300" calcext:value-type="float">
            <text:p>2300</text:p>
          </table:table-cell>
          <table:table-cell office:value-type="float" office:value="2299" calcext:value-type="float">
            <text:p>2299</text:p>
          </table:table-cell>
          <table:table-cell office:value-type="float" office:value="2298" calcext:value-type="float">
            <text:p>2298</text:p>
          </table:table-cell>
          <table:table-cell office:value-type="float" office:value="2297" calcext:value-type="float">
            <text:p>2297</text:p>
          </table:table-cell>
          <table:table-cell office:value-type="float" office:value="2296" calcext:value-type="float">
            <text:p>2296</text:p>
          </table:table-cell>
          <table:table-cell office:value-type="float" office:value="2295" calcext:value-type="float">
            <text:p>2295</text:p>
          </table:table-cell>
          <table:table-cell table:style-name="ce12" office:value-type="float" office:value="2294" calcext:value-type="float">
            <text:p>2294</text:p>
          </table:table-cell>
          <table:table-cell table:style-name="ce12" office:value-type="float" office:value="2293" calcext:value-type="float">
            <text:p>2293</text:p>
          </table:table-cell>
          <table:table-cell table:style-name="ce12" office:value-type="float" office:value="2292" calcext:value-type="float">
            <text:p>2292</text:p>
          </table:table-cell>
          <table:table-cell table:number-columns-repeated="5" office:value-type="string" calcext:value-type="string">
            <text:p>-1</text:p>
          </table:table-cell>
          <table:table-cell table:formula="of:=COM.MICROSOFT.CONCAT([.B13];&quot;,&quot;;[.C13];&quot;,&quot;;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,&quot;;[.S13];&quot;,&quot;;[.T13];&quot;,&quot;;[.U13];&quot;,&quot;;[.V13];&quot;,&quot;;[.W13];&quot;,&quot;;[.X13];&quot;,&quot;;[.Y13];&quot;,&quot;;[.Z13];&quot;,&quot;;[.AA13];&quot;,&quot;;[.AB13];&quot;,&quot;;[.AC13];&quot;,&quot;;[.AD13];&quot;,&quot;;[.AE13];&quot;,&quot;;[.AF13];&quot;,&quot;;[.AG13];&quot;,&quot;;[.AH13];&quot;,&quot;;[.AI13];&quot;,&quot;;[.AJ13];&quot;,&quot;;[.AK13];&quot;,&quot;;[.AL13];&quot;,&quot;;[.AM13];&quot;,&quot;;[.AN13];&quot;,&quot;;[.AO13];&quot;,&quot;;[.AP13];&quot;,&quot;;[.AQ13];&quot;,&quot;;[.AR13];&quot;,&quot;;[.AS13];&quot;,&quot;;[.AT13];&quot;,&quot;;[.AU13];&quot;,&quot;;[.AV13];&quot;,&quot;;[.AW13];&quot;,&quot;;[.AX13];&quot;,&quot;;[.AY13];&quot;,&quot;;[.AZ13];&quot;,&quot;;[.BA13];&quot;,&quot;;[.BB13];&quot;,&quot;;[.BC13];&quot;,&quot;;[.BD13];&quot;,&quot;;[.BE13];&quot;,&quot;;[.BF13];&quot;,&quot;;[.BG13];&quot;,&quot;;[.BH13];&quot;,&quot;;[.BI13];&quot;,&quot;;[.BJ13];&quot;,&quot;;[.BK13];&quot;,&quot;;[.BL13];&quot;,&quot;;[.BM13];&quot;,&quot;;[.BN13];&quot;,&quot;;[.BO13];&quot;,&quot;;[.BP13];&quot;,&quot;;[.BQ13];&quot;,&quot;;[.BR13];&quot;,&quot;;[.BS13];&quot;,&quot;;[.BT13];&quot;,&quot;;[.BU13];&quot;,&quot;;[.BV13];&quot;,&quot;;[.BW13];&quot;,&quot;;[.BX13];&quot;,&quot;;[.BY13];&quot;,&quot;;[.BZ13];&quot;,&quot;;[.CA13];&quot;,&quot;;[.CB13];&quot;,&quot;;[.CC13];&quot;,&quot;;[.CD13];&quot;,&quot;;[.CE13];&quot;,&quot;;[.CF13];&quot;,&quot;;[.CG13];&quot;,&quot;;[.CH13];&quot;,&quot;;[.CI13];&quot;,&quot;;[.CJ13];&quot;,&quot;;[.CK13];&quot;,&quot;;[.CL13];&quot;,&quot;;[.CM13];&quot;,&quot;;[.CN13];&quot;,&quot;;[.CO13];&quot;,&quot;;[.CP13];&quot;,&quot;;[.CQ13];&quot;,&quot;;[.CR13];&quot;,&quot;;[.CS13];&quot;,&quot;;[.CT13];&quot;,&quot;;[.CU13];&quot;,&quot;;[.CV13];&quot;,&quot;;[.CW13];&quot;,&quot;;[.CX13];&quot;,&quot;;[.CY13];&quot;,&quot;;[.CZ13];&quot;,&quot;;[.DA13];&quot;,&quot;;[.DB13];&quot;,&quot;;[.DC13])" office:value-type="string" office:string-value="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" calcext:value-type="string">
            <text:p>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office:value-type="float" office:value="591" calcext:value-type="float">
            <text:p>591</text:p>
          </table:table-cell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737" calcext:value-type="float">
            <text:p>737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table:style-name="ce7" office:value-type="float" office:value="758" calcext:value-type="float">
            <text:p>758</text:p>
          </table:table-cell>
          <table:table-cell table:style-name="ce7" office:value-type="float" office:value="759" calcext:value-type="float">
            <text:p>759</text:p>
          </table:table-cell>
          <table:table-cell table:style-name="ce7" office:value-type="float" office:value="760" calcext:value-type="float">
            <text:p>760</text:p>
          </table:table-cell>
          <table:table-cell table:style-name="ce7" office:value-type="float" office:value="761" calcext:value-type="float">
            <text:p>761</text:p>
          </table:table-cell>
          <table:table-cell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office:value-type="float" office:value="1507" calcext:value-type="float">
            <text:p>1507</text:p>
          </table:table-cell>
          <table:table-cell office:value-type="float" office:value="1506" calcext:value-type="float">
            <text:p>1506</text:p>
          </table:table-cell>
          <table:table-cell office:value-type="float" office:value="1505" calcext:value-type="float">
            <text:p>1505</text:p>
          </table:table-cell>
          <table:table-cell office:value-type="float" office:value="1504" calcext:value-type="float">
            <text:p>1504</text:p>
          </table:table-cell>
          <table:table-cell office:value-type="float" office:value="1503" calcext:value-type="float">
            <text:p>1503</text:p>
          </table:table-cell>
          <table:table-cell office:value-type="float" office:value="1502" calcext:value-type="float">
            <text:p>1502</text:p>
          </table:table-cell>
          <table:table-cell office:value-type="float" office:value="1501" calcext:value-type="float">
            <text:p>1501</text:p>
          </table:table-cell>
          <table:table-cell office:value-type="float" office:value="1500" calcext:value-type="float">
            <text:p>1500</text:p>
          </table:table-cell>
          <table:table-cell table:style-name="ce12" office:value-type="float" office:value="2266" calcext:value-type="float">
            <text:p>2266</text:p>
          </table:table-cell>
          <table:table-cell table:style-name="ce12" office:value-type="float" office:value="2267" calcext:value-type="float">
            <text:p>2267</text:p>
          </table:table-cell>
          <table:table-cell table:style-name="ce12" office:value-type="float" office:value="2268" calcext:value-type="float">
            <text:p>2268</text:p>
          </table:table-cell>
          <table:table-cell table:style-name="ce12" office:value-type="float" office:value="2269" calcext:value-type="float">
            <text:p>2269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float" office:value="2272" calcext:value-type="float">
            <text:p>2272</text:p>
          </table:table-cell>
          <table:table-cell office:value-type="float" office:value="2273" calcext:value-type="float">
            <text:p>2273</text:p>
          </table:table-cell>
          <table:table-cell office:value-type="float" office:value="2274" calcext:value-type="float">
            <text:p>2274</text:p>
          </table:table-cell>
          <table:table-cell office:value-type="float" office:value="2275" calcext:value-type="float">
            <text:p>2275</text:p>
          </table:table-cell>
          <table:table-cell office:value-type="float" office:value="2276" calcext:value-type="float">
            <text:p>2276</text:p>
          </table:table-cell>
          <table:table-cell office:value-type="float" office:value="2277" calcext:value-type="float">
            <text:p>2277</text:p>
          </table:table-cell>
          <table:table-cell office:value-type="float" office:value="2278" calcext:value-type="float">
            <text:p>2278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2281" calcext:value-type="float">
            <text:p>2281</text:p>
          </table:table-cell>
          <table:table-cell office:value-type="float" office:value="2282" calcext:value-type="float">
            <text:p>2282</text:p>
          </table:table-cell>
          <table:table-cell office:value-type="float" office:value="2283" calcext:value-type="float">
            <text:p>2283</text:p>
          </table:table-cell>
          <table:table-cell office:value-type="float" office:value="2284" calcext:value-type="float">
            <text:p>2284</text:p>
          </table:table-cell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table:style-name="ce12" office:value-type="float" office:value="2288" calcext:value-type="float">
            <text:p>2288</text:p>
          </table:table-cell>
          <table:table-cell table:style-name="ce12" office:value-type="float" office:value="2289" calcext:value-type="float">
            <text:p>2289</text:p>
          </table:table-cell>
          <table:table-cell table:style-name="ce12" office:value-type="float" office:value="2290" calcext:value-type="float">
            <text:p>2290</text:p>
          </table:table-cell>
          <table:table-cell table:style-name="ce12" office:value-type="float" office:value="2291" calcext:value-type="float">
            <text:p>2291</text:p>
          </table:table-cell>
          <table:table-cell table:number-columns-repeated="4" office:value-type="string" calcext:value-type="string">
            <text:p>-1</text:p>
          </table:table-cell>
          <table:table-cell table:formula="of:=COM.MICROSOFT.CONCAT([.B14];&quot;,&quot;;[.C14];&quot;,&quot;;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,&quot;;[.S14];&quot;,&quot;;[.T14];&quot;,&quot;;[.U14];&quot;,&quot;;[.V14];&quot;,&quot;;[.W14];&quot;,&quot;;[.X14];&quot;,&quot;;[.Y14];&quot;,&quot;;[.Z14];&quot;,&quot;;[.AA14];&quot;,&quot;;[.AB14];&quot;,&quot;;[.AC14];&quot;,&quot;;[.AD14];&quot;,&quot;;[.AE14];&quot;,&quot;;[.AF14];&quot;,&quot;;[.AG14];&quot;,&quot;;[.AH14];&quot;,&quot;;[.AI14];&quot;,&quot;;[.AJ14];&quot;,&quot;;[.AK14];&quot;,&quot;;[.AL14];&quot;,&quot;;[.AM14];&quot;,&quot;;[.AN14];&quot;,&quot;;[.AO14];&quot;,&quot;;[.AP14];&quot;,&quot;;[.AQ14];&quot;,&quot;;[.AR14];&quot;,&quot;;[.AS14];&quot;,&quot;;[.AT14];&quot;,&quot;;[.AU14];&quot;,&quot;;[.AV14];&quot;,&quot;;[.AW14];&quot;,&quot;;[.AX14];&quot;,&quot;;[.AY14];&quot;,&quot;;[.AZ14];&quot;,&quot;;[.BA14];&quot;,&quot;;[.BB14];&quot;,&quot;;[.BC14];&quot;,&quot;;[.BD14];&quot;,&quot;;[.BE14];&quot;,&quot;;[.BF14];&quot;,&quot;;[.BG14];&quot;,&quot;;[.BH14];&quot;,&quot;;[.BI14];&quot;,&quot;;[.BJ14];&quot;,&quot;;[.BK14];&quot;,&quot;;[.BL14];&quot;,&quot;;[.BM14];&quot;,&quot;;[.BN14];&quot;,&quot;;[.BO14];&quot;,&quot;;[.BP14];&quot;,&quot;;[.BQ14];&quot;,&quot;;[.BR14];&quot;,&quot;;[.BS14];&quot;,&quot;;[.BT14];&quot;,&quot;;[.BU14];&quot;,&quot;;[.BV14];&quot;,&quot;;[.BW14];&quot;,&quot;;[.BX14];&quot;,&quot;;[.BY14];&quot;,&quot;;[.BZ14];&quot;,&quot;;[.CA14];&quot;,&quot;;[.CB14];&quot;,&quot;;[.CC14];&quot;,&quot;;[.CD14];&quot;,&quot;;[.CE14];&quot;,&quot;;[.CF14];&quot;,&quot;;[.CG14];&quot;,&quot;;[.CH14];&quot;,&quot;;[.CI14];&quot;,&quot;;[.CJ14];&quot;,&quot;;[.CK14];&quot;,&quot;;[.CL14];&quot;,&quot;;[.CM14];&quot;,&quot;;[.CN14];&quot;,&quot;;[.CO14];&quot;,&quot;;[.CP14];&quot;,&quot;;[.CQ14];&quot;,&quot;;[.CR14];&quot;,&quot;;[.CS14];&quot;,&quot;;[.CT14];&quot;,&quot;;[.CU14];&quot;,&quot;;[.CV14];&quot;,&quot;;[.CW14];&quot;,&quot;;[.CX14];&quot;,&quot;;[.CY14];&quot;,&quot;;[.CZ14];&quot;,&quot;;[.DA14];&quot;,&quot;;[.DB14];&quot;,&quot;;[.DC14])" office:value-type="string" office:string-value="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" calcext:value-type="string">
            <text:p>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style-name="ce7" office:value-type="float" office:value="735" calcext:value-type="float">
            <text:p>735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732" calcext:value-type="float">
            <text:p>732</text:p>
          </table:table-cell>
          <table:table-cell table:style-name="ce7"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office:value-type="float" office:value="722" calcext:value-type="float">
            <text:p>722</text:p>
          </table:table-cell>
          <table:table-cell office:value-type="float" office:value="721" calcext:value-type="float">
            <text:p>721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711" calcext:value-type="float">
            <text:p>711</text:p>
          </table:table-cell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708" calcext:value-type="float">
            <text:p>708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table:style-name="ce12" office:value-type="float" office:value="2265" calcext:value-type="float">
            <text:p>2265</text:p>
          </table:table-cell>
          <table:table-cell table:style-name="ce12" office:value-type="float" office:value="2264" calcext:value-type="float">
            <text:p>2264</text:p>
          </table:table-cell>
          <table:table-cell table:style-name="ce12" office:value-type="float" office:value="2263" calcext:value-type="float">
            <text:p>2263</text:p>
          </table:table-cell>
          <table:table-cell table:style-name="ce12" office:value-type="float" office:value="2262" calcext:value-type="float">
            <text:p>2262</text:p>
          </table:table-cell>
          <table:table-cell table:style-name="ce12" office:value-type="float" office:value="2261" calcext:value-type="float">
            <text:p>2261</text:p>
          </table:table-cell>
          <table:table-cell office:value-type="float" office:value="2260" calcext:value-type="float">
            <text:p>2260</text:p>
          </table:table-cell>
          <table:table-cell office:value-type="float" office:value="2259" calcext:value-type="float">
            <text:p>2259</text:p>
          </table:table-cell>
          <table:table-cell office:value-type="float" office:value="2258" calcext:value-type="float">
            <text:p>2258</text:p>
          </table:table-cell>
          <table:table-cell office:value-type="float" office:value="2257" calcext:value-type="float">
            <text:p>2257</text:p>
          </table:table-cell>
          <table:table-cell office:value-type="float" office:value="2256" calcext:value-type="float">
            <text:p>2256</text:p>
          </table:table-cell>
          <table:table-cell office:value-type="float" office:value="2255" calcext:value-type="float">
            <text:p>2255</text:p>
          </table:table-cell>
          <table:table-cell office:value-type="float" office:value="2254" calcext:value-type="float">
            <text:p>2254</text:p>
          </table:table-cell>
          <table:table-cell office:value-type="float" office:value="2253" calcext:value-type="float">
            <text:p>2253</text:p>
          </table:table-cell>
          <table:table-cell office:value-type="float" office:value="2252" calcext:value-type="float">
            <text:p>2252</text:p>
          </table:table-cell>
          <table:table-cell office:value-type="float" office:value="2251" calcext:value-type="float">
            <text:p>2251</text:p>
          </table:table-cell>
          <table:table-cell office:value-type="float" office:value="2250" calcext:value-type="float">
            <text:p>2250</text:p>
          </table:table-cell>
          <table:table-cell office:value-type="float" office:value="2249" calcext:value-type="float">
            <text:p>2249</text:p>
          </table:table-cell>
          <table:table-cell office:value-type="float" office:value="2248" calcext:value-type="float">
            <text:p>2248</text:p>
          </table:table-cell>
          <table:table-cell office:value-type="float" office:value="2247" calcext:value-type="float">
            <text:p>2247</text:p>
          </table:table-cell>
          <table:table-cell office:value-type="float" office:value="2246" calcext:value-type="float">
            <text:p>2246</text:p>
          </table:table-cell>
          <table:table-cell office:value-type="float" office:value="2245" calcext:value-type="float">
            <text:p>2245</text:p>
          </table:table-cell>
          <table:table-cell office:value-type="float" office:value="2244" calcext:value-type="float">
            <text:p>2244</text:p>
          </table:table-cell>
          <table:table-cell office:value-type="float" office:value="2243" calcext:value-type="float">
            <text:p>2243</text:p>
          </table:table-cell>
          <table:table-cell table:style-name="ce12" office:value-type="float" office:value="2242" calcext:value-type="float">
            <text:p>2242</text:p>
          </table:table-cell>
          <table:table-cell table:style-name="ce12" office:value-type="float" office:value="2241" calcext:value-type="float">
            <text:p>2241</text:p>
          </table:table-cell>
          <table:table-cell table:style-name="ce12" office:value-type="float" office:value="2240" calcext:value-type="float">
            <text:p>2240</text:p>
          </table:table-cell>
          <table:table-cell table:style-name="ce12" office:value-type="float" office:value="2239" calcext:value-type="float">
            <text:p>223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3" office:value-type="string" calcext:value-type="string">
            <text:p>-1</text:p>
          </table:table-cell>
          <table:table-cell table:formula="of:=COM.MICROSOFT.CONCAT([.B15];&quot;,&quot;;[.C15];&quot;,&quot;;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,&quot;;[.S15];&quot;,&quot;;[.T15];&quot;,&quot;;[.U15];&quot;,&quot;;[.V15];&quot;,&quot;;[.W15];&quot;,&quot;;[.X15];&quot;,&quot;;[.Y15];&quot;,&quot;;[.Z15];&quot;,&quot;;[.AA15];&quot;,&quot;;[.AB15];&quot;,&quot;;[.AC15];&quot;,&quot;;[.AD15];&quot;,&quot;;[.AE15];&quot;,&quot;;[.AF15];&quot;,&quot;;[.AG15];&quot;,&quot;;[.AH15];&quot;,&quot;;[.AI15];&quot;,&quot;;[.AJ15];&quot;,&quot;;[.AK15];&quot;,&quot;;[.AL15];&quot;,&quot;;[.AM15];&quot;,&quot;;[.AN15];&quot;,&quot;;[.AO15];&quot;,&quot;;[.AP15];&quot;,&quot;;[.AQ15];&quot;,&quot;;[.AR15];&quot;,&quot;;[.AS15];&quot;,&quot;;[.AT15];&quot;,&quot;;[.AU15];&quot;,&quot;;[.AV15];&quot;,&quot;;[.AW15];&quot;,&quot;;[.AX15];&quot;,&quot;;[.AY15];&quot;,&quot;;[.AZ15];&quot;,&quot;;[.BA15];&quot;,&quot;;[.BB15];&quot;,&quot;;[.BC15];&quot;,&quot;;[.BD15];&quot;,&quot;;[.BE15];&quot;,&quot;;[.BF15];&quot;,&quot;;[.BG15];&quot;,&quot;;[.BH15];&quot;,&quot;;[.BI15];&quot;,&quot;;[.BJ15];&quot;,&quot;;[.BK15];&quot;,&quot;;[.BL15];&quot;,&quot;;[.BM15];&quot;,&quot;;[.BN15];&quot;,&quot;;[.BO15];&quot;,&quot;;[.BP15];&quot;,&quot;;[.BQ15];&quot;,&quot;;[.BR15];&quot;,&quot;;[.BS15];&quot;,&quot;;[.BT15];&quot;,&quot;;[.BU15];&quot;,&quot;;[.BV15];&quot;,&quot;;[.BW15];&quot;,&quot;;[.BX15];&quot;,&quot;;[.BY15];&quot;,&quot;;[.BZ15];&quot;,&quot;;[.CA15];&quot;,&quot;;[.CB15];&quot;,&quot;;[.CC15];&quot;,&quot;;[.CD15];&quot;,&quot;;[.CE15];&quot;,&quot;;[.CF15];&quot;,&quot;;[.CG15];&quot;,&quot;;[.CH15];&quot;,&quot;;[.CI15];&quot;,&quot;;[.CJ15];&quot;,&quot;;[.CK15];&quot;,&quot;;[.CL15];&quot;,&quot;;[.CM15];&quot;,&quot;;[.CN15];&quot;,&quot;;[.CO15];&quot;,&quot;;[.CP15];&quot;,&quot;;[.CQ15];&quot;,&quot;;[.CR15];&quot;,&quot;;[.CS15];&quot;,&quot;;[.CT15];&quot;,&quot;;[.CU15];&quot;,&quot;;[.CV15];&quot;,&quot;;[.CW15];&quot;,&quot;;[.CX15];&quot;,&quot;;[.CY15];&quot;,&quot;;[.CZ15];&quot;,&quot;;[.DA15];&quot;,&quot;;[.DB15];&quot;,&quot;;[.DC15])" office:value-type="string" office:string-value="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" calcext:value-type="string">
            <text:p>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682" calcext:value-type="float">
            <text:p>682</text:p>
          </table:table-cell>
          <table:table-cell table:style-name="ce7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703" calcext:value-type="float">
            <text:p>703</text:p>
          </table:table-cell>
          <table:table-cell table:style-name="ce7" office:value-type="float" office:value="704" calcext:value-type="float">
            <text:p>704</text:p>
          </table:table-cell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707" calcext:value-type="float">
            <text:p>707</text:p>
          </table:table-cell>
          <table:table-cell office:value-type="float" office:value="1523" calcext:value-type="float">
            <text:p>1523</text:p>
          </table:table-cell>
          <table:table-cell office:value-type="float" office:value="1522" calcext:value-type="float">
            <text:p>1522</text:p>
          </table:table-cell>
          <table:table-cell office:value-type="float" office:value="1521" calcext:value-type="float">
            <text:p>1521</text:p>
          </table:table-cell>
          <table:table-cell office:value-type="float" office:value="1520" calcext:value-type="float">
            <text:p>1520</text:p>
          </table:table-cell>
          <table:table-cell office:value-type="float" office:value="1519" calcext:value-type="float">
            <text:p>1519</text:p>
          </table:table-cell>
          <table:table-cell office:value-type="float" office:value="1518" calcext:value-type="float">
            <text:p>1518</text:p>
          </table:table-cell>
          <table:table-cell table:style-name="ce12" office:value-type="float" office:value="2208" calcext:value-type="float">
            <text:p>2208</text:p>
          </table:table-cell>
          <table:table-cell table:style-name="ce12" office:value-type="float" office:value="2209" calcext:value-type="float">
            <text:p>2209</text:p>
          </table:table-cell>
          <table:table-cell table:style-name="ce12" office:value-type="float" office:value="2210" calcext:value-type="float">
            <text:p>221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2" office:value-type="float" office:value="2212" calcext:value-type="float">
            <text:p>2212</text:p>
          </table:table-cell>
          <table:table-cell table:style-name="ce12"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office:value-type="float" office:value="2217" calcext:value-type="float">
            <text:p>2217</text:p>
          </table:table-cell>
          <table:table-cell office:value-type="float" office:value="2218" calcext:value-type="float">
            <text:p>2218</text:p>
          </table:table-cell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float" office:value="2221" calcext:value-type="float">
            <text:p>2221</text:p>
          </table:table-cell>
          <table:table-cell office:value-type="float" office:value="2222" calcext:value-type="float">
            <text:p>2222</text:p>
          </table:table-cell>
          <table:table-cell office:value-type="float" office:value="2223" calcext:value-type="float">
            <text:p>2223</text:p>
          </table:table-cell>
          <table:table-cell office:value-type="float" office:value="2224" calcext:value-type="float">
            <text:p>2224</text:p>
          </table:table-cell>
          <table:table-cell office:value-type="float" office:value="2225" calcext:value-type="float">
            <text:p>2225</text:p>
          </table:table-cell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table:style-name="ce12" office:value-type="float" office:value="2232" calcext:value-type="float">
            <text:p>2232</text:p>
          </table:table-cell>
          <table:table-cell table:style-name="ce12" office:value-type="float" office:value="2233" calcext:value-type="float">
            <text:p>2233</text:p>
          </table:table-cell>
          <table:table-cell table:style-name="ce12" office:value-type="float" office:value="2234" calcext:value-type="float">
            <text:p>2234</text:p>
          </table:table-cell>
          <table:table-cell table:style-name="ce12" office:value-type="float" office:value="2235" calcext:value-type="float">
            <text:p>2235</text:p>
          </table:table-cell>
          <table:table-cell table:style-name="ce12" office:value-type="float" office:value="2236" calcext:value-type="float">
            <text:p>2236</text:p>
          </table:table-cell>
          <table:table-cell table:style-name="ce12" office:value-type="float" office:value="2237" calcext:value-type="float">
            <text:p>2237</text:p>
          </table:table-cell>
          <table:table-cell table:number-columns-repeated="2" office:value-type="string" calcext:value-type="string">
            <text:p>-1</text:p>
          </table:table-cell>
          <table:table-cell table:formula="of:=COM.MICROSOFT.CONCAT([.B16];&quot;,&quot;;[.C16];&quot;,&quot;;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,&quot;;[.S16];&quot;,&quot;;[.T16];&quot;,&quot;;[.U16];&quot;,&quot;;[.V16];&quot;,&quot;;[.W16];&quot;,&quot;;[.X16];&quot;,&quot;;[.Y16];&quot;,&quot;;[.Z16];&quot;,&quot;;[.AA16];&quot;,&quot;;[.AB16];&quot;,&quot;;[.AC16];&quot;,&quot;;[.AD16];&quot;,&quot;;[.AE16];&quot;,&quot;;[.AF16];&quot;,&quot;;[.AG16];&quot;,&quot;;[.AH16];&quot;,&quot;;[.AI16];&quot;,&quot;;[.AJ16];&quot;,&quot;;[.AK16];&quot;,&quot;;[.AL16];&quot;,&quot;;[.AM16];&quot;,&quot;;[.AN16];&quot;,&quot;;[.AO16];&quot;,&quot;;[.AP16];&quot;,&quot;;[.AQ16];&quot;,&quot;;[.AR16];&quot;,&quot;;[.AS16];&quot;,&quot;;[.AT16];&quot;,&quot;;[.AU16];&quot;,&quot;;[.AV16];&quot;,&quot;;[.AW16];&quot;,&quot;;[.AX16];&quot;,&quot;;[.AY16];&quot;,&quot;;[.AZ16];&quot;,&quot;;[.BA16];&quot;,&quot;;[.BB16];&quot;,&quot;;[.BC16];&quot;,&quot;;[.BD16];&quot;,&quot;;[.BE16];&quot;,&quot;;[.BF16];&quot;,&quot;;[.BG16];&quot;,&quot;;[.BH16];&quot;,&quot;;[.BI16];&quot;,&quot;;[.BJ16];&quot;,&quot;;[.BK16];&quot;,&quot;;[.BL16];&quot;,&quot;;[.BM16];&quot;,&quot;;[.BN16];&quot;,&quot;;[.BO16];&quot;,&quot;;[.BP16];&quot;,&quot;;[.BQ16];&quot;,&quot;;[.BR16];&quot;,&quot;;[.BS16];&quot;,&quot;;[.BT16];&quot;,&quot;;[.BU16];&quot;,&quot;;[.BV16];&quot;,&quot;;[.BW16];&quot;,&quot;;[.BX16];&quot;,&quot;;[.BY16];&quot;,&quot;;[.BZ16];&quot;,&quot;;[.CA16];&quot;,&quot;;[.CB16];&quot;,&quot;;[.CC16];&quot;,&quot;;[.CD16];&quot;,&quot;;[.CE16];&quot;,&quot;;[.CF16];&quot;,&quot;;[.CG16];&quot;,&quot;;[.CH16];&quot;,&quot;;[.CI16];&quot;,&quot;;[.CJ16];&quot;,&quot;;[.CK16];&quot;,&quot;;[.CL16];&quot;,&quot;;[.CM16];&quot;,&quot;;[.CN16];&quot;,&quot;;[.CO16];&quot;,&quot;;[.CP16];&quot;,&quot;;[.CQ16];&quot;,&quot;;[.CR16];&quot;,&quot;;[.CS16];&quot;,&quot;;[.CT16];&quot;,&quot;;[.CU16];&quot;,&quot;;[.CV16];&quot;,&quot;;[.CW16];&quot;,&quot;;[.CX16];&quot;,&quot;;[.CY16];&quot;,&quot;;[.CZ16];&quot;,&quot;;[.DA16];&quot;,&quot;;[.DB16];&quot;,&quot;;[.DC16])" office:value-type="string" office:string-value="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" calcext:value-type="string">
            <text:p>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table:style-name="ce7" office:value-type="float" office:value="652" calcext:value-type="float">
            <text:p>652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649" calcext:value-type="float">
            <text:p>649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646" calcext:value-type="float">
            <text:p>646</text:p>
          </table:table-cell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table:style-name="ce12" office:value-type="float" office:value="2207" calcext:value-type="float">
            <text:p>2207</text:p>
          </table:table-cell>
          <table:table-cell table:style-name="ce12" office:value-type="float" office:value="2206" calcext:value-type="float">
            <text:p>2206</text:p>
          </table:table-cell>
          <table:table-cell table:style-name="ce12" office:value-type="float" office:value="2205" calcext:value-type="float">
            <text:p>2205</text:p>
          </table:table-cell>
          <table:table-cell table:style-name="ce12" office:value-type="float" office:value="2204" calcext:value-type="float">
            <text:p>2204</text:p>
          </table:table-cell>
          <table:table-cell table:style-name="ce12" office:value-type="float" office:value="2203" calcext:value-type="float">
            <text:p>2203</text:p>
          </table:table-cell>
          <table:table-cell table:style-name="ce12" office:value-type="float" office:value="2202" calcext:value-type="float">
            <text:p>2202</text:p>
          </table:table-cell>
          <table:table-cell table:style-name="ce12" office:value-type="float" office:value="2201" calcext:value-type="float">
            <text:p>2201</text:p>
          </table:table-cell>
          <table:table-cell office:value-type="float" office:value="2200" calcext:value-type="float">
            <text:p>2200</text:p>
          </table:table-cell>
          <table:table-cell office:value-type="float" office:value="2199" calcext:value-type="float">
            <text:p>2199</text:p>
          </table:table-cell>
          <table:table-cell office:value-type="float" office:value="2198" calcext:value-type="float">
            <text:p>2198</text:p>
          </table:table-cell>
          <table:table-cell office:value-type="float" office:value="2197" calcext:value-type="float">
            <text:p>2197</text:p>
          </table:table-cell>
          <table:table-cell office:value-type="float" office:value="2196" calcext:value-type="float">
            <text:p>2196</text:p>
          </table:table-cell>
          <table:table-cell office:value-type="float" office:value="2195" calcext:value-type="float">
            <text:p>2195</text:p>
          </table:table-cell>
          <table:table-cell office:value-type="float" office:value="2194" calcext:value-type="float">
            <text:p>2194</text:p>
          </table:table-cell>
          <table:table-cell office:value-type="float" office:value="2193" calcext:value-type="float">
            <text:p>2193</text:p>
          </table:table-cell>
          <table:table-cell office:value-type="float" office:value="2192" calcext:value-type="float">
            <text:p>2192</text:p>
          </table:table-cell>
          <table:table-cell office:value-type="float" office:value="2191" calcext:value-type="float">
            <text:p>2191</text:p>
          </table:table-cell>
          <table:table-cell office:value-type="float" office:value="2190" calcext:value-type="float">
            <text:p>2190</text:p>
          </table:table-cell>
          <table:table-cell office:value-type="float" office:value="2189" calcext:value-type="float">
            <text:p>2189</text:p>
          </table:table-cell>
          <table:table-cell office:value-type="float" office:value="2188" calcext:value-type="float">
            <text:p>2188</text:p>
          </table:table-cell>
          <table:table-cell office:value-type="float" office:value="2187" calcext:value-type="float">
            <text:p>2187</text:p>
          </table:table-cell>
          <table:table-cell office:value-type="float" office:value="2186" calcext:value-type="float">
            <text:p>2186</text:p>
          </table:table-cell>
          <table:table-cell office:value-type="float" office:value="2185" calcext:value-type="float">
            <text:p>2185</text:p>
          </table:table-cell>
          <table:table-cell office:value-type="float" office:value="2184" calcext:value-type="float">
            <text:p>2184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2182" calcext:value-type="float">
            <text:p>2182</text:p>
          </table:table-cell>
          <table:table-cell table:style-name="ce12" office:value-type="float" office:value="2181" calcext:value-type="float">
            <text:p>2181</text:p>
          </table:table-cell>
          <table:table-cell table:style-name="ce12" office:value-type="float" office:value="2180" calcext:value-type="float">
            <text:p>2180</text:p>
          </table:table-cell>
          <table:table-cell table:style-name="ce12" office:value-type="float" office:value="2179" calcext:value-type="float">
            <text:p>2179</text:p>
          </table:table-cell>
          <table:table-cell table:style-name="ce12" office:value-type="float" office:value="2178" calcext:value-type="float">
            <text:p>2178</text:p>
          </table:table-cell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2176" calcext:value-type="float">
            <text:p>2176</text:p>
          </table:table-cell>
          <table:table-cell office:value-type="string" calcext:value-type="string">
            <text:p>-1</text:p>
          </table:table-cell>
          <table:table-cell table:formula="of:=COM.MICROSOFT.CONCAT([.B17];&quot;,&quot;;[.C17];&quot;,&quot;;[.D17];&quot;,&quot;;[.E17];&quot;,&quot;;[.F17];&quot;,&quot;;[.G17];&quot;,&quot;;[.H17];&quot;,&quot;;[.I17];&quot;,&quot;;[.J17];&quot;,&quot;;[.K17];&quot;,&quot;;[.L17];&quot;,&quot;;[.M17];&quot;,&quot;;[.N17];&quot;,&quot;;[.O17];&quot;,&quot;;[.P17];&quot;,&quot;;[.Q17];&quot;,&quot;;[.R17];&quot;,&quot;;[.S17];&quot;,&quot;;[.T17];&quot;,&quot;;[.U17];&quot;,&quot;;[.V17];&quot;,&quot;;[.W17];&quot;,&quot;;[.X17];&quot;,&quot;;[.Y17];&quot;,&quot;;[.Z17];&quot;,&quot;;[.AA17];&quot;,&quot;;[.AB17];&quot;,&quot;;[.AC17];&quot;,&quot;;[.AD17];&quot;,&quot;;[.AE17];&quot;,&quot;;[.AF17];&quot;,&quot;;[.AG17];&quot;,&quot;;[.AH17];&quot;,&quot;;[.AI17];&quot;,&quot;;[.AJ17];&quot;,&quot;;[.AK17];&quot;,&quot;;[.AL17];&quot;,&quot;;[.AM17];&quot;,&quot;;[.AN17];&quot;,&quot;;[.AO17];&quot;,&quot;;[.AP17];&quot;,&quot;;[.AQ17];&quot;,&quot;;[.AR17];&quot;,&quot;;[.AS17];&quot;,&quot;;[.AT17];&quot;,&quot;;[.AU17];&quot;,&quot;;[.AV17];&quot;,&quot;;[.AW17];&quot;,&quot;;[.AX17];&quot;,&quot;;[.AY17];&quot;,&quot;;[.AZ17];&quot;,&quot;;[.BA17];&quot;,&quot;;[.BB17];&quot;,&quot;;[.BC17];&quot;,&quot;;[.BD17];&quot;,&quot;;[.BE17];&quot;,&quot;;[.BF17];&quot;,&quot;;[.BG17];&quot;,&quot;;[.BH17];&quot;,&quot;;[.BI17];&quot;,&quot;;[.BJ17];&quot;,&quot;;[.BK17];&quot;,&quot;;[.BL17];&quot;,&quot;;[.BM17];&quot;,&quot;;[.BN17];&quot;,&quot;;[.BO17];&quot;,&quot;;[.BP17];&quot;,&quot;;[.BQ17];&quot;,&quot;;[.BR17];&quot;,&quot;;[.BS17];&quot;,&quot;;[.BT17];&quot;,&quot;;[.BU17];&quot;,&quot;;[.BV17];&quot;,&quot;;[.BW17];&quot;,&quot;;[.BX17];&quot;,&quot;;[.BY17];&quot;,&quot;;[.BZ17];&quot;,&quot;;[.CA17];&quot;,&quot;;[.CB17];&quot;,&quot;;[.CC17];&quot;,&quot;;[.CD17];&quot;,&quot;;[.CE17];&quot;,&quot;;[.CF17];&quot;,&quot;;[.CG17];&quot;,&quot;;[.CH17];&quot;,&quot;;[.CI17];&quot;,&quot;;[.CJ17];&quot;,&quot;;[.CK17];&quot;,&quot;;[.CL17];&quot;,&quot;;[.CM17];&quot;,&quot;;[.CN17];&quot;,&quot;;[.CO17];&quot;,&quot;;[.CP17];&quot;,&quot;;[.CQ17];&quot;,&quot;;[.CR17];&quot;,&quot;;[.CS17];&quot;,&quot;;[.CT17];&quot;,&quot;;[.CU17];&quot;,&quot;;[.CV17];&quot;,&quot;;[.CW17];&quot;,&quot;;[.CX17];&quot;,&quot;;[.CY17];&quot;,&quot;;[.CZ17];&quot;,&quot;;[.DA17];&quot;,&quot;;[.DB17];&quot;,&quot;;[.DC17])" office:value-type="string" office:string-value="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" calcext:value-type="string">
            <text:p>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</text:p>
          </table:table-cell>
          <table:table-cell office:value-type="string" calcext:value-type="string">
            <text:p>|</text:p>
          </table:table-cell>
          <table:table-cell table:number-columns-repeated="9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616" calcext:value-type="float">
            <text:p>616</text:p>
          </table:table-cell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639" calcext:value-type="float">
            <text:p>639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641" calcext:value-type="float">
            <text:p>641</text:p>
          </table:table-cell>
          <table:table-cell table:style-name="ce7" office:value-type="float" office:value="642" calcext:value-type="float">
            <text:p>642</text:p>
          </table:table-cell>
          <table:table-cell table:style-name="ce7" office:value-type="float" office:value="643" calcext:value-type="float">
            <text:p>643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645" calcext:value-type="float">
            <text:p>645</text:p>
          </table:table-cell>
          <table:table-cell office:value-type="float" office:value="1529" calcext:value-type="float">
            <text:p>1529</text:p>
          </table:table-cell>
          <table:table-cell office:value-type="float" office:value="1528" calcext:value-type="float">
            <text:p>1528</text:p>
          </table:table-cell>
          <table:table-cell table:style-name="ce12" office:value-type="float" office:value="2142" calcext:value-type="float">
            <text:p>2142</text:p>
          </table:table-cell>
          <table:table-cell table:style-name="ce12" office:value-type="float" office:value="2143" calcext:value-type="float">
            <text:p>2143</text:p>
          </table:table-cell>
          <table:table-cell table:style-name="ce12" office:value-type="float" office:value="2144" calcext:value-type="float">
            <text:p>2144</text:p>
          </table:table-cell>
          <table:table-cell table:style-name="ce12" office:value-type="float" office:value="2145" calcext:value-type="float">
            <text:p>2145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147" calcext:value-type="float">
            <text:p>2147</text:p>
          </table:table-cell>
          <table:table-cell table:style-name="ce12" office:value-type="float" office:value="2148" calcext:value-type="float">
            <text:p>2148</text:p>
          </table:table-cell>
          <table:table-cell table:style-name="ce12" office:value-type="float" office:value="2149" calcext:value-type="float">
            <text:p>2149</text:p>
          </table:table-cell>
          <table:table-cell office:value-type="float" office:value="2150" calcext:value-type="float">
            <text:p>2150</text:p>
          </table:table-cell>
          <table:table-cell office:value-type="float" office:value="2151" calcext:value-type="float">
            <text:p>2151</text:p>
          </table:table-cell>
          <table:table-cell office:value-type="float" office:value="2152" calcext:value-type="float">
            <text:p>2152</text:p>
          </table:table-cell>
          <table:table-cell office:value-type="float" office:value="2153" calcext:value-type="float">
            <text:p>2153</text:p>
          </table:table-cell>
          <table:table-cell office:value-type="float" office:value="2154" calcext:value-type="float">
            <text:p>2154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  <table:table-cell office:value-type="float" office:value="2157" calcext:value-type="float">
            <text:p>2157</text:p>
          </table:table-cell>
          <table:table-cell office:value-type="float" office:value="2158" calcext:value-type="float">
            <text:p>2158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2161" calcext:value-type="float">
            <text:p>2161</text:p>
          </table:table-cell>
          <table:table-cell office:value-type="float" office:value="2162" calcext:value-type="float">
            <text:p>2162</text:p>
          </table:table-cell>
          <table:table-cell office:value-type="float" office:value="2163" calcext:value-type="float">
            <text:p>2163</text:p>
          </table:table-cell>
          <table:table-cell office:value-type="float" office:value="2164" calcext:value-type="float">
            <text:p>2164</text:p>
          </table:table-cell>
          <table:table-cell office:value-type="float" office:value="2165" calcext:value-type="float">
            <text:p>2165</text:p>
          </table:table-cell>
          <table:table-cell office:value-type="float" office:value="2166" calcext:value-type="float">
            <text:p>2166</text:p>
          </table:table-cell>
          <table:table-cell office:value-type="float" office:value="2167" calcext:value-type="float">
            <text:p>2167</text:p>
          </table:table-cell>
          <table:table-cell table:style-name="ce12" office:value-type="float" office:value="2168" calcext:value-type="float">
            <text:p>2168</text:p>
          </table:table-cell>
          <table:table-cell table:style-name="ce12" office:value-type="float" office:value="2169" calcext:value-type="float">
            <text:p>2169</text:p>
          </table:table-cell>
          <table:table-cell table:style-name="ce12" office:value-type="float" office:value="2170" calcext:value-type="float">
            <text:p>2170</text:p>
          </table:table-cell>
          <table:table-cell table:style-name="ce12" office:value-type="float" office:value="2171" calcext:value-type="float">
            <text:p>2171</text:p>
          </table:table-cell>
          <table:table-cell table:style-name="ce12" office:value-type="float" office:value="2172" calcext:value-type="float">
            <text:p>2172</text:p>
          </table:table-cell>
          <table:table-cell table:style-name="ce12" office:value-type="float" office:value="2173" calcext:value-type="float">
            <text:p>2173</text:p>
          </table:table-cell>
          <table:table-cell table:style-name="ce12" office:value-type="float" office:value="2174" calcext:value-type="float">
            <text:p>2174</text:p>
          </table:table-cell>
          <table:table-cell table:style-name="ce12" office:value-type="float" office:value="2175" calcext:value-type="float">
            <text:p>2175</text:p>
          </table:table-cell>
          <table:table-cell table:formula="of:=COM.MICROSOFT.CONCAT([.B18];&quot;,&quot;;[.C18];&quot;,&quot;;[.D18];&quot;,&quot;;[.E18];&quot;,&quot;;[.F18];&quot;,&quot;;[.G18];&quot;,&quot;;[.H18];&quot;,&quot;;[.I18];&quot;,&quot;;[.J18];&quot;,&quot;;[.K18];&quot;,&quot;;[.L18];&quot;,&quot;;[.M18];&quot;,&quot;;[.N18];&quot;,&quot;;[.O18];&quot;,&quot;;[.P18];&quot;,&quot;;[.Q18];&quot;,&quot;;[.R18];&quot;,&quot;;[.S18];&quot;,&quot;;[.T18];&quot;,&quot;;[.U18];&quot;,&quot;;[.V18];&quot;,&quot;;[.W18];&quot;,&quot;;[.X18];&quot;,&quot;;[.Y18];&quot;,&quot;;[.Z18];&quot;,&quot;;[.AA18];&quot;,&quot;;[.AB18];&quot;,&quot;;[.AC18];&quot;,&quot;;[.AD18];&quot;,&quot;;[.AE18];&quot;,&quot;;[.AF18];&quot;,&quot;;[.AG18];&quot;,&quot;;[.AH18];&quot;,&quot;;[.AI18];&quot;,&quot;;[.AJ18];&quot;,&quot;;[.AK18];&quot;,&quot;;[.AL18];&quot;,&quot;;[.AM18];&quot;,&quot;;[.AN18];&quot;,&quot;;[.AO18];&quot;,&quot;;[.AP18];&quot;,&quot;;[.AQ18];&quot;,&quot;;[.AR18];&quot;,&quot;;[.AS18];&quot;,&quot;;[.AT18];&quot;,&quot;;[.AU18];&quot;,&quot;;[.AV18];&quot;,&quot;;[.AW18];&quot;,&quot;;[.AX18];&quot;,&quot;;[.AY18];&quot;,&quot;;[.AZ18];&quot;,&quot;;[.BA18];&quot;,&quot;;[.BB18];&quot;,&quot;;[.BC18];&quot;,&quot;;[.BD18];&quot;,&quot;;[.BE18];&quot;,&quot;;[.BF18];&quot;,&quot;;[.BG18];&quot;,&quot;;[.BH18];&quot;,&quot;;[.BI18];&quot;,&quot;;[.BJ18];&quot;,&quot;;[.BK18];&quot;,&quot;;[.BL18];&quot;,&quot;;[.BM18];&quot;,&quot;;[.BN18];&quot;,&quot;;[.BO18];&quot;,&quot;;[.BP18];&quot;,&quot;;[.BQ18];&quot;,&quot;;[.BR18];&quot;,&quot;;[.BS18];&quot;,&quot;;[.BT18];&quot;,&quot;;[.BU18];&quot;,&quot;;[.BV18];&quot;,&quot;;[.BW18];&quot;,&quot;;[.BX18];&quot;,&quot;;[.BY18];&quot;,&quot;;[.BZ18];&quot;,&quot;;[.CA18];&quot;,&quot;;[.CB18];&quot;,&quot;;[.CC18];&quot;,&quot;;[.CD18];&quot;,&quot;;[.CE18];&quot;,&quot;;[.CF18];&quot;,&quot;;[.CG18];&quot;,&quot;;[.CH18];&quot;,&quot;;[.CI18];&quot;,&quot;;[.CJ18];&quot;,&quot;;[.CK18];&quot;,&quot;;[.CL18];&quot;,&quot;;[.CM18];&quot;,&quot;;[.CN18];&quot;,&quot;;[.CO18];&quot;,&quot;;[.CP18];&quot;,&quot;;[.CQ18];&quot;,&quot;;[.CR18];&quot;,&quot;;[.CS18];&quot;,&quot;;[.CT18];&quot;,&quot;;[.CU18];&quot;,&quot;;[.CV18];&quot;,&quot;;[.CW18];&quot;,&quot;;[.CX18];&quot;,&quot;;[.CY18];&quot;,&quot;;[.CZ18];&quot;,&quot;;[.DA18];&quot;,&quot;;[.DB18];&quot;,&quot;;[.DC18])" office:value-type="string" office:string-value="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" calcext:value-type="string">
            <text:p>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</text:p>
          </table:table-cell>
          <table:table-cell table:style-name="Default"/>
          <table:table-cell table:number-columns-repeated="915"/>
        </table:table-row>
        <table:table-row table:style-name="ro1">
          <table:table-cell table:style-name="Default" table:number-columns-repeated="107"/>
          <table:table-cell table:formula="of:=COM.MICROSOFT.CONCAT([.DD2:.DE18])" office:value-type="string" office:string-value="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|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|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|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|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|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|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|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|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|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|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|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|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|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|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|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|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" calcext:value-type="string">
            <text:p>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|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|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|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|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|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|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|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|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|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|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|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|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|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|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|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|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</text:p>
          </table:table-cell>
          <table:table-cell table:style-name="Default"/>
          <table:table-cell table:number-columns-repeated="915"/>
        </table:table-row>
      </table:table>
      <table:table table:name="MAP design" table:style-name="ta1" table:print="false">
        <table:table-column table:style-name="co3" table:number-columns-repeated="1024" table:default-cell-style-name="Default"/>
        <table:table-row table:style-name="ro2"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843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6" table:number-columns-repeated="36"/>
          <table:table-cell table:style-name="ce17" table:formula="of:=IF([.B26]=&quot;&quot;;&quot;&quot;;[.B26]+[.$T$3]+1)">
            <text:p/>
          </table:table-cell>
          <table:table-cell table:style-name="ce17" table:formula="of:=IF([.C26]=&quot;&quot;;&quot;&quot;;[.C26]+[.$T$3]+1)">
            <text:p/>
          </table:table-cell>
          <table:table-cell table:style-name="ce17" table:formula="of:=IF([.D26]=&quot;&quot;;&quot;&quot;;[.D26]+[.$T$3]+1)">
            <text:p/>
          </table:table-cell>
          <table:table-cell table:style-name="ce17" table:formula="of:=IF([.E26]=&quot;&quot;;&quot;&quot;;[.E26]+[.$T$3]+1)">
            <text:p/>
          </table:table-cell>
          <table:table-cell table:style-name="ce17" table:formula="of:=IF([.F26]=&quot;&quot;;&quot;&quot;;[.F26]+[.$T$3]+1)">
            <text:p/>
          </table:table-cell>
          <table:table-cell table:style-name="ce17" table:formula="of:=IF([.G26]=&quot;&quot;;&quot;&quot;;[.G26]+[.$T$3]+1)">
            <text:p/>
          </table:table-cell>
          <table:table-cell table:style-name="ce17" table:formula="of:=IF([.H26]=&quot;&quot;;&quot;&quot;;[.H26]+[.$T$3]+1)">
            <text:p/>
          </table:table-cell>
          <table:table-cell table:style-name="ce17" table:formula="of:=IF([.I26]=&quot;&quot;;&quot;&quot;;[.I26]+[.$T$3]+1)">
            <text:p/>
          </table:table-cell>
          <table:table-cell table:style-name="ce17" table:formula="of:=IF([.J26]=&quot;&quot;;&quot;&quot;;[.J26]+[.$T$3]+1)">
            <text:p/>
          </table:table-cell>
          <table:table-cell table:style-name="ce17" table:formula="of:=IF([.K26]=&quot;&quot;;&quot;&quot;;[.K26]+[.$T$3]+1)">
            <text:p/>
          </table:table-cell>
          <table:table-cell table:style-name="ce17" table:formula="of:=IF([.L26]=&quot;&quot;;&quot;&quot;;[.L26]+[.$T$3]+1)">
            <text:p/>
          </table:table-cell>
          <table:table-cell table:style-name="ce17" table:formula="of:=IF([.M26]=&quot;&quot;;&quot;&quot;;[.M26]+[.$T$3]+1)">
            <text:p/>
          </table:table-cell>
          <table:table-cell table:style-name="ce17" table:formula="of:=IF([.N26]=&quot;&quot;;&quot;&quot;;[.N26]+[.$T$3]+1)">
            <text:p/>
          </table:table-cell>
          <table:table-cell table:style-name="ce17" table:formula="of:=IF([.O26]=&quot;&quot;;&quot;&quot;;[.O26]+[.$T$3]+1)">
            <text:p/>
          </table:table-cell>
          <table:table-cell table:style-name="ce17" table:formula="of:=IF([.P26]=&quot;&quot;;&quot;&quot;;[.P26]+[.$T$3]+1)">
            <text:p/>
          </table:table-cell>
          <table:table-cell table:style-name="ce17" table:formula="of:=IF([.Q26]=&quot;&quot;;&quot;&quot;;[.Q26]+[.$T$3]+1)">
            <text:p/>
          </table:table-cell>
          <table:table-cell table:style-name="ce17" table:formula="of:=IF([.R26]=&quot;&quot;;&quot;&quot;;[.R26]+[.$T$3]+1)">
            <text:p/>
          </table:table-cell>
          <table:table-cell table:style-name="ce17" table:formula="of:=IF([.S26]=&quot;&quot;;&quot;&quot;;[.S26]+[.$T$3]+1)">
            <text:p/>
          </table:table-cell>
          <table:table-cell table:style-name="ce17" table:formula="of:=IF([.T26]=&quot;&quot;;&quot;&quot;;[.T26]+[.$T$3]+1)">
            <text:p/>
          </table:table-cell>
          <table:table-cell table:style-name="ce17" table:formula="of:=IF([.U26]=&quot;&quot;;&quot;&quot;;[.U26]+[.$T$3]+1)">
            <text:p/>
          </table:table-cell>
          <table:table-cell table:style-name="ce17" table:formula="of:=IF([.V26]=&quot;&quot;;&quot;&quot;;[.V26]+[.$T$3]+1)">
            <text:p/>
          </table:table-cell>
          <table:table-cell table:style-name="ce17" table:formula="of:=IF([.W26]=&quot;&quot;;&quot;&quot;;[.W26]+[.$T$3]+1)">
            <text:p/>
          </table:table-cell>
          <table:table-cell table:style-name="ce17" table:formula="of:=IF([.X26]=&quot;&quot;;&quot;&quot;;[.X26]+[.$T$3]+1)">
            <text:p/>
          </table:table-cell>
          <table:table-cell table:style-name="ce17" table:formula="of:=IF([.Y26]=&quot;&quot;;&quot;&quot;;[.Y26]+[.$T$3]+1)">
            <text:p/>
          </table:table-cell>
          <table:table-cell table:style-name="ce17" table:formula="of:=IF([.Z26]=&quot;&quot;;&quot;&quot;;[.Z26]+[.$T$3]+1)">
            <text:p/>
          </table:table-cell>
          <table:table-cell table:style-name="ce17" table:formula="of:=IF([.AA26]=&quot;&quot;;&quot;&quot;;[.AA26]+[.$T$3]+1)">
            <text:p/>
          </table:table-cell>
          <table:table-cell table:style-name="ce17" table:formula="of:=IF([.AB26]=&quot;&quot;;&quot;&quot;;[.AB26]+[.$T$3]+1)">
            <text:p/>
          </table:table-cell>
          <table:table-cell table:style-name="ce17" table:formula="of:=IF([.AC26]=&quot;&quot;;&quot;&quot;;[.AC26]+[.$T$3]+1)">
            <text:p/>
          </table:table-cell>
          <table:table-cell table:style-name="ce17" table:formula="of:=IF([.AD26]=&quot;&quot;;&quot;&quot;;[.AD26]+[.$T$3]+1)">
            <text:p/>
          </table:table-cell>
          <table:table-cell table:style-name="ce17" table:formula="of:=IF([.AE26]=&quot;&quot;;&quot;&quot;;[.AE26]+[.$T$3]+1)">
            <text:p/>
          </table:table-cell>
          <table:table-cell table:style-name="ce17" table:formula="of:=IF([.AF26]=&quot;&quot;;&quot;&quot;;[.AF26]+[.$T$3]+1)">
            <text:p/>
          </table:table-cell>
          <table:table-cell table:style-name="ce17" table:formula="of:=IF([.AG26]=&quot;&quot;;&quot;&quot;;[.AG26]+[.$T$3]+1)">
            <text:p/>
          </table:table-cell>
          <table:table-cell table:style-name="ce17" table:formula="of:=IF([.AH26]=&quot;&quot;;&quot;&quot;;[.AH26]+[.$T$3]+1)">
            <text:p/>
          </table:table-cell>
          <table:table-cell table:style-name="ce17" table:formula="of:=IF([.AI26]=&quot;&quot;;&quot;&quot;;[.AI26]+[.$T$3]+1)">
            <text:p/>
          </table:table-cell>
          <table:table-cell table:style-name="ce17" table:formula="of:=IF([.AJ26]=&quot;&quot;;&quot;&quot;;[.AJ26]+[.$T$3]+1)">
            <text:p/>
          </table:table-cell>
          <table:table-cell table:style-name="ce17" table:formula="of:=IF([.AK26]=&quot;&quot;;&quot;&quot;;[.AK26]+[.$T$3]+1)">
            <text:p/>
          </table:table-cell>
          <table:table-cell table:style-name="ce17" table:formula="of:=IF([.B2]=&quot;&quot;;&quot;&quot;;[.B2]+[.$BC$19]+1)">
            <text:p/>
          </table:table-cell>
          <table:table-cell table:style-name="ce17" table:formula="of:=IF([.C2]=&quot;&quot;;&quot;&quot;;[.C2]+[.$BC$19]+1)">
            <text:p/>
          </table:table-cell>
          <table:table-cell table:style-name="ce17" table:formula="of:=IF([.D2]=&quot;&quot;;&quot;&quot;;[.D2]+[.$BC$19]+1)">
            <text:p/>
          </table:table-cell>
          <table:table-cell table:style-name="ce17" table:formula="of:=IF([.E2]=&quot;&quot;;&quot;&quot;;[.E2]+[.$BC$19]+1)">
            <text:p/>
          </table:table-cell>
          <table:table-cell table:style-name="ce17" table:formula="of:=IF([.F2]=&quot;&quot;;&quot;&quot;;[.F2]+[.$BC$19]+1)">
            <text:p/>
          </table:table-cell>
          <table:table-cell table:style-name="ce17" table:formula="of:=IF([.G2]=&quot;&quot;;&quot;&quot;;[.G2]+[.$BC$19]+1)">
            <text:p/>
          </table:table-cell>
          <table:table-cell table:style-name="ce17" table:formula="of:=IF([.H2]=&quot;&quot;;&quot;&quot;;[.H2]+[.$BC$19]+1)">
            <text:p/>
          </table:table-cell>
          <table:table-cell table:style-name="ce17" table:formula="of:=IF([.I2]=&quot;&quot;;&quot;&quot;;[.I2]+[.$BC$19]+1)">
            <text:p/>
          </table:table-cell>
          <table:table-cell table:style-name="ce17" table:formula="of:=IF([.J2]=&quot;&quot;;&quot;&quot;;[.J2]+[.$BC$19]+1)">
            <text:p/>
          </table:table-cell>
          <table:table-cell table:style-name="ce17" table:formula="of:=IF([.K2]=&quot;&quot;;&quot;&quot;;[.K2]+[.$BC$19]+1)">
            <text:p/>
          </table:table-cell>
          <table:table-cell table:style-name="ce17" table:formula="of:=IF([.L2]=&quot;&quot;;&quot;&quot;;[.L2]+[.$BC$19]+1)">
            <text:p/>
          </table:table-cell>
          <table:table-cell table:style-name="ce17" table:formula="of:=IF([.M2]=&quot;&quot;;&quot;&quot;;[.M2]+[.$BC$19]+1)">
            <text:p/>
          </table:table-cell>
          <table:table-cell table:style-name="ce17" table:formula="of:=IF([.N2]=&quot;&quot;;&quot;&quot;;[.N2]+[.$BC$19]+1)">
            <text:p/>
          </table:table-cell>
          <table:table-cell table:style-name="ce17" table:formula="of:=IF([.O2]=&quot;&quot;;&quot;&quot;;[.O2]+[.$BC$19]+1)">
            <text:p/>
          </table:table-cell>
          <table:table-cell table:style-name="ce17" table:formula="of:=IF([.P2]=&quot;&quot;;&quot;&quot;;[.P2]+[.$BC$19]+1)">
            <text:p/>
          </table:table-cell>
          <table:table-cell table:style-name="ce17" table:formula="of:=IF([.Q2]=&quot;&quot;;&quot;&quot;;[.Q2]+[.$BC$19]+1)">
            <text:p/>
          </table:table-cell>
          <table:table-cell table:style-name="ce17" table:formula="of:=IF([.R2]=&quot;&quot;;&quot;&quot;;[.R2]+[.$BC$19]+1)">
            <text:p/>
          </table:table-cell>
          <table:table-cell table:style-name="ce17" table:formula="of:=IF([.S2]=&quot;&quot;;&quot;&quot;;[.S2]+[.$BC$19]+1)">
            <text:p/>
          </table:table-cell>
          <table:table-cell table:style-name="ce17" table:formula="of:=IF([.T2]=&quot;&quot;;&quot;&quot;;[.T2]+[.$BC$19]+1)">
            <text:p/>
          </table:table-cell>
          <table:table-cell table:style-name="ce17" table:formula="of:=IF([.U2]=&quot;&quot;;&quot;&quot;;[.U2]+[.$BC$19]+1)">
            <text:p/>
          </table:table-cell>
          <table:table-cell table:style-name="ce17" table:formula="of:=IF([.V2]=&quot;&quot;;&quot;&quot;;[.V2]+[.$BC$19]+1)">
            <text:p/>
          </table:table-cell>
          <table:table-cell table:style-name="ce17" table:formula="of:=IF([.W2]=&quot;&quot;;&quot;&quot;;[.W2]+[.$BC$19]+1)">
            <text:p/>
          </table:table-cell>
          <table:table-cell table:style-name="ce17" table:formula="of:=IF([.X2]=&quot;&quot;;&quot;&quot;;[.X2]+[.$BC$19]+1)">
            <text:p/>
          </table:table-cell>
          <table:table-cell table:style-name="ce17" table:formula="of:=IF([.Y2]=&quot;&quot;;&quot;&quot;;[.Y2]+[.$BC$19]+1)">
            <text:p/>
          </table:table-cell>
          <table:table-cell table:style-name="ce17" table:formula="of:=IF([.Z2]=&quot;&quot;;&quot;&quot;;[.Z2]+[.$BC$19]+1)">
            <text:p/>
          </table:table-cell>
          <table:table-cell table:style-name="ce17" table:formula="of:=IF([.AA2]=&quot;&quot;;&quot;&quot;;[.AA2]+[.$BC$19]+1)">
            <text:p/>
          </table:table-cell>
          <table:table-cell table:style-name="ce17" table:formula="of:=IF([.AB2]=&quot;&quot;;&quot;&quot;;[.AB2]+[.$BC$19]+1)">
            <text:p/>
          </table:table-cell>
          <table:table-cell table:style-name="ce17" table:formula="of:=IF([.AC2]=&quot;&quot;;&quot;&quot;;[.AC2]+[.$BC$19]+1)">
            <text:p/>
          </table:table-cell>
          <table:table-cell table:style-name="ce17" table:formula="of:=IF([.AD2]=&quot;&quot;;&quot;&quot;;[.AD2]+[.$BC$19]+1)">
            <text:p/>
          </table:table-cell>
          <table:table-cell table:style-name="ce17" table:formula="of:=IF([.AE2]=&quot;&quot;;&quot;&quot;;[.AE2]+[.$BC$19]+1)">
            <text:p/>
          </table:table-cell>
          <table:table-cell table:style-name="ce17" table:formula="of:=IF([.AF2]=&quot;&quot;;&quot;&quot;;[.AF2]+[.$BC$19]+1)">
            <text:p/>
          </table:table-cell>
          <table:table-cell table:style-name="ce17" table:formula="of:=IF([.AG2]=&quot;&quot;;&quot;&quot;;[.AG2]+[.$BC$19]+1)">
            <text:p/>
          </table:table-cell>
          <table:table-cell table:style-name="ce17" table:formula="of:=IF([.AH2]=&quot;&quot;;&quot;&quot;;[.AH2]+[.$BC$19]+1)">
            <text:p/>
          </table:table-cell>
          <table:table-cell table:style-name="ce17" table:formula="of:=IF([.AI2]=&quot;&quot;;&quot;&quot;;[.AI2]+[.$BC$19]+1)">
            <text:p/>
          </table:table-cell>
          <table:table-cell table:style-name="ce17" table:formula="of:=IF([.AJ2]=&quot;&quot;;&quot;&quot;;[.AJ2]+[.$BC$19]+1)">
            <text:p/>
          </table:table-cell>
          <table:table-cell table:style-name="ce17"/>
          <table:table-cell table:style-name="ce17" table:formula="of:=IF([.AL2]=&quot;&quot;;&quot;&quot;;[.AL2]+[.$CN$3]+1)">
            <text:p/>
          </table:table-cell>
          <table:table-cell table:style-name="ce17" table:formula="of:=IF([.AM2]=&quot;&quot;;&quot;&quot;;[.AM2]+[.$CN$3]+1)">
            <text:p/>
          </table:table-cell>
          <table:table-cell table:style-name="ce17" table:formula="of:=IF([.AN2]=&quot;&quot;;&quot;&quot;;[.AN2]+[.$CN$3]+1)">
            <text:p/>
          </table:table-cell>
          <table:table-cell table:style-name="ce17" table:formula="of:=IF([.AO2]=&quot;&quot;;&quot;&quot;;[.AO2]+[.$CN$3]+1)">
            <text:p/>
          </table:table-cell>
          <table:table-cell table:style-name="ce17" table:formula="of:=IF([.AP2]=&quot;&quot;;&quot;&quot;;[.AP2]+[.$CN$3]+1)">
            <text:p/>
          </table:table-cell>
          <table:table-cell table:style-name="ce17" table:formula="of:=IF([.AQ2]=&quot;&quot;;&quot;&quot;;[.AQ2]+[.$CN$3]+1)">
            <text:p/>
          </table:table-cell>
          <table:table-cell table:style-name="ce17" table:formula="of:=IF([.AR2]=&quot;&quot;;&quot;&quot;;[.AR2]+[.$CN$3]+1)">
            <text:p/>
          </table:table-cell>
          <table:table-cell table:style-name="ce17" table:formula="of:=IF([.AS2]=&quot;&quot;;&quot;&quot;;[.AS2]+[.$CN$3]+1)">
            <text:p/>
          </table:table-cell>
          <table:table-cell table:style-name="ce17" table:formula="of:=IF([.AT2]=&quot;&quot;;&quot;&quot;;[.AT2]+[.$CN$3]+1)">
            <text:p/>
          </table:table-cell>
          <table:table-cell table:style-name="ce17" table:formula="of:=IF([.AU2]=&quot;&quot;;&quot;&quot;;[.AU2]+[.$CN$3]+1)">
            <text:p/>
          </table:table-cell>
          <table:table-cell table:style-name="ce17" table:formula="of:=IF([.AV2]=&quot;&quot;;&quot;&quot;;[.AV2]+[.$CN$3]+1)">
            <text:p/>
          </table:table-cell>
          <table:table-cell table:style-name="ce17" table:formula="of:=IF([.AW2]=&quot;&quot;;&quot;&quot;;[.AW2]+[.$CN$3]+1)">
            <text:p/>
          </table:table-cell>
          <table:table-cell table:style-name="ce17" table:formula="of:=IF([.AX2]=&quot;&quot;;&quot;&quot;;[.AX2]+[.$CN$3]+1)">
            <text:p/>
          </table:table-cell>
          <table:table-cell table:style-name="ce17" table:formula="of:=IF([.AY2]=&quot;&quot;;&quot;&quot;;[.AY2]+[.$CN$3]+1)">
            <text:p/>
          </table:table-cell>
          <table:table-cell table:style-name="ce17" table:formula="of:=IF([.AZ2]=&quot;&quot;;&quot;&quot;;[.AZ2]+[.$CN$3]+1)">
            <text:p/>
          </table:table-cell>
          <table:table-cell table:style-name="ce17" table:formula="of:=IF([.BA2]=&quot;&quot;;&quot;&quot;;[.BA2]+[.$CN$3]+1)">
            <text:p/>
          </table:table-cell>
          <table:table-cell table:style-name="ce17" table:formula="of:=IF([.BB2]=&quot;&quot;;&quot;&quot;;[.BB2]+[.$CN$3]+1)">
            <text:p/>
          </table:table-cell>
          <table:table-cell table:style-name="ce17" table:formula="of:=IF([.BC2]=&quot;&quot;;&quot;&quot;;[.BC2]+[.$CN$3]+1)">
            <text:p/>
          </table:table-cell>
          <table:table-cell table:style-name="ce17" table:formula="of:=IF([.BD2]=&quot;&quot;;&quot;&quot;;[.BD2]+[.$CN$3]+1)">
            <text:p/>
          </table:table-cell>
          <table:table-cell table:style-name="ce17" table:formula="of:=IF([.BE2]=&quot;&quot;;&quot;&quot;;[.BE2]+[.$CN$3]+1)">
            <text:p/>
          </table:table-cell>
          <table:table-cell table:style-name="ce17" table:formula="of:=IF([.BF2]=&quot;&quot;;&quot;&quot;;[.BF2]+[.$CN$3]+1)">
            <text:p/>
          </table:table-cell>
          <table:table-cell table:style-name="ce17" table:formula="of:=IF([.BG2]=&quot;&quot;;&quot;&quot;;[.BG2]+[.$CN$3]+1)">
            <text:p/>
          </table:table-cell>
          <table:table-cell table:style-name="ce17" table:formula="of:=IF([.BH2]=&quot;&quot;;&quot;&quot;;[.BH2]+[.$CN$3]+1)">
            <text:p/>
          </table:table-cell>
          <table:table-cell table:style-name="ce17" table:formula="of:=IF([.BI2]=&quot;&quot;;&quot;&quot;;[.BI2]+[.$CN$3]+1)">
            <text:p/>
          </table:table-cell>
          <table:table-cell table:style-name="ce17" table:formula="of:=IF([.BJ2]=&quot;&quot;;&quot;&quot;;[.BJ2]+[.$CN$3]+1)">
            <text:p/>
          </table:table-cell>
          <table:table-cell table:style-name="ce17" table:formula="of:=IF([.BK2]=&quot;&quot;;&quot;&quot;;[.BK2]+[.$CN$3]+1)">
            <text:p/>
          </table:table-cell>
          <table:table-cell table:style-name="ce17" table:formula="of:=IF([.BL2]=&quot;&quot;;&quot;&quot;;[.BL2]+[.$CN$3]+1)">
            <text:p/>
          </table:table-cell>
          <table:table-cell table:style-name="ce17" table:formula="of:=IF([.BM2]=&quot;&quot;;&quot;&quot;;[.BM2]+[.$CN$3]+1)">
            <text:p/>
          </table:table-cell>
          <table:table-cell table:style-name="ce17" table:formula="of:=IF([.BN2]=&quot;&quot;;&quot;&quot;;[.BN2]+[.$CN$3]+1)">
            <text:p/>
          </table:table-cell>
          <table:table-cell table:style-name="ce17" table:formula="of:=IF([.BO2]=&quot;&quot;;&quot;&quot;;[.BO2]+[.$CN$3]+1)">
            <text:p/>
          </table:table-cell>
          <table:table-cell table:style-name="ce17" table:formula="of:=IF([.BP2]=&quot;&quot;;&quot;&quot;;[.BP2]+[.$CN$3]+1)">
            <text:p/>
          </table:table-cell>
          <table:table-cell table:style-name="ce17" table:formula="of:=IF([.BQ2]=&quot;&quot;;&quot;&quot;;[.BQ2]+[.$CN$3]+1)">
            <text:p/>
          </table:table-cell>
          <table:table-cell table:style-name="ce17" table:formula="of:=IF([.BR2]=&quot;&quot;;&quot;&quot;;[.BR2]+[.$CN$3]+1)">
            <text:p/>
          </table:table-cell>
          <table:table-cell table:style-name="ce17" table:formula="of:=IF([.BS2]=&quot;&quot;;&quot;&quot;;[.BS2]+[.$CN$3]+1)">
            <text:p/>
          </table:table-cell>
          <table:table-cell table:style-name="ce17" table:formula="of:=IF([.BT2]=&quot;&quot;;&quot;&quot;;[.BT2]+[.$CN$3]+1)">
            <text:p/>
          </table:table-cell>
          <table:table-cell table:style-name="ce17" table:formula="of:=IF([.BU2]=&quot;&quot;;&quot;&quot;;[.BU2]+[.$CN$3]+1)">
            <text:p/>
          </table:table-cell>
          <table:table-cell table:style-name="ce17" table:formula="of:=IF([.BV2]=&quot;&quot;;&quot;&quot;;[.BV2]+[.$DW$19]+1)">
            <text:p/>
          </table:table-cell>
          <table:table-cell table:style-name="ce17" table:formula="of:=IF([.BW2]=&quot;&quot;;&quot;&quot;;[.BW2]+[.$DW$19]+1)">
            <text:p/>
          </table:table-cell>
          <table:table-cell table:style-name="ce17" table:formula="of:=IF([.BX2]=&quot;&quot;;&quot;&quot;;[.BX2]+[.$DW$19]+1)">
            <text:p/>
          </table:table-cell>
          <table:table-cell table:style-name="ce17" table:formula="of:=IF([.BY2]=&quot;&quot;;&quot;&quot;;[.BY2]+[.$DW$19]+1)">
            <text:p/>
          </table:table-cell>
          <table:table-cell table:style-name="ce17" table:formula="of:=IF([.BZ2]=&quot;&quot;;&quot;&quot;;[.BZ2]+[.$DW$19]+1)">
            <text:p/>
          </table:table-cell>
          <table:table-cell table:style-name="ce17" table:formula="of:=IF([.CA2]=&quot;&quot;;&quot;&quot;;[.CA2]+[.$DW$19]+1)">
            <text:p/>
          </table:table-cell>
          <table:table-cell table:style-name="ce17" table:formula="of:=IF([.CB2]=&quot;&quot;;&quot;&quot;;[.CB2]+[.$DW$19]+1)">
            <text:p/>
          </table:table-cell>
          <table:table-cell table:style-name="ce17" table:formula="of:=IF([.CC2]=&quot;&quot;;&quot;&quot;;[.CC2]+[.$DW$19]+1)">
            <text:p/>
          </table:table-cell>
          <table:table-cell table:style-name="ce17" table:formula="of:=IF([.CD2]=&quot;&quot;;&quot;&quot;;[.CD2]+[.$DW$19]+1)">
            <text:p/>
          </table:table-cell>
          <table:table-cell table:style-name="ce17" table:formula="of:=IF([.CE2]=&quot;&quot;;&quot;&quot;;[.CE2]+[.$DW$19]+1)">
            <text:p/>
          </table:table-cell>
          <table:table-cell table:style-name="ce17" table:formula="of:=IF([.CF2]=&quot;&quot;;&quot;&quot;;[.CF2]+[.$DW$19]+1)">
            <text:p/>
          </table:table-cell>
          <table:table-cell table:style-name="ce17" table:formula="of:=IF([.CG2]=&quot;&quot;;&quot;&quot;;[.CG2]+[.$DW$19]+1)">
            <text:p/>
          </table:table-cell>
          <table:table-cell table:style-name="ce17" table:formula="of:=IF([.CH2]=&quot;&quot;;&quot;&quot;;[.CH2]+[.$DW$19]+1)">
            <text:p/>
          </table:table-cell>
          <table:table-cell table:style-name="ce17" table:formula="of:=IF([.CI2]=&quot;&quot;;&quot;&quot;;[.CI2]+[.$DW$19]+1)">
            <text:p/>
          </table:table-cell>
          <table:table-cell table:style-name="ce17" table:formula="of:=IF([.CJ2]=&quot;&quot;;&quot;&quot;;[.CJ2]+[.$DW$19]+1)">
            <text:p/>
          </table:table-cell>
          <table:table-cell table:style-name="ce17" table:formula="of:=IF([.CK2]=&quot;&quot;;&quot;&quot;;[.CK2]+[.$DW$19]+1)">
            <text:p/>
          </table:table-cell>
          <table:table-cell table:style-name="ce17" table:formula="of:=IF([.CL2]=&quot;&quot;;&quot;&quot;;[.CL2]+[.$DW$19]+1)">
            <text:p/>
          </table:table-cell>
          <table:table-cell table:style-name="ce17" table:formula="of:=IF([.CM2]=&quot;&quot;;&quot;&quot;;[.CM2]+[.$DW$19]+1)">
            <text:p/>
          </table:table-cell>
          <table:table-cell table:style-name="ce17" table:formula="of:=IF([.CN2]=&quot;&quot;;&quot;&quot;;[.CN2]+[.$DW$19]+1)">
            <text:p/>
          </table:table-cell>
          <table:table-cell table:style-name="ce17" table:formula="of:=IF([.CO2]=&quot;&quot;;&quot;&quot;;[.CO2]+[.$DW$19]+1)">
            <text:p/>
          </table:table-cell>
          <table:table-cell table:style-name="ce17" table:formula="of:=IF([.CP2]=&quot;&quot;;&quot;&quot;;[.CP2]+[.$DW$19]+1)">
            <text:p/>
          </table:table-cell>
          <table:table-cell table:style-name="ce17" table:formula="of:=IF([.CQ2]=&quot;&quot;;&quot;&quot;;[.CQ2]+[.$DW$19]+1)">
            <text:p/>
          </table:table-cell>
          <table:table-cell table:style-name="ce17" table:formula="of:=IF([.CR2]=&quot;&quot;;&quot;&quot;;[.CR2]+[.$DW$19]+1)">
            <text:p/>
          </table:table-cell>
          <table:table-cell table:style-name="ce17" table:formula="of:=IF([.CS2]=&quot;&quot;;&quot;&quot;;[.CS2]+[.$DW$19]+1)">
            <text:p/>
          </table:table-cell>
          <table:table-cell table:style-name="ce17" table:formula="of:=IF([.CT2]=&quot;&quot;;&quot;&quot;;[.CT2]+[.$DW$19]+1)">
            <text:p/>
          </table:table-cell>
          <table:table-cell table:style-name="ce17" table:formula="of:=IF([.CU2]=&quot;&quot;;&quot;&quot;;[.CU2]+[.$DW$19]+1)">
            <text:p/>
          </table:table-cell>
          <table:table-cell table:style-name="ce17" table:formula="of:=IF([.CV2]=&quot;&quot;;&quot;&quot;;[.CV2]+[.$DW$19]+1)">
            <text:p/>
          </table:table-cell>
          <table:table-cell table:style-name="ce17" table:formula="of:=IF([.CW2]=&quot;&quot;;&quot;&quot;;[.CW2]+[.$DW$19]+1)">
            <text:p/>
          </table:table-cell>
          <table:table-cell table:style-name="ce17" table:formula="of:=IF([.CX2]=&quot;&quot;;&quot;&quot;;[.CX2]+[.$DW$19]+1)">
            <text:p/>
          </table:table-cell>
          <table:table-cell table:style-name="ce17" table:formula="of:=IF([.CY2]=&quot;&quot;;&quot;&quot;;[.CY2]+[.$DW$19]+1)">
            <text:p/>
          </table:table-cell>
          <table:table-cell table:style-name="ce17" table:formula="of:=IF([.CZ2]=&quot;&quot;;&quot;&quot;;[.CZ2]+[.$DW$19]+1)">
            <text:p/>
          </table:table-cell>
          <table:table-cell table:style-name="ce17" table:formula="of:=IF([.DA2]=&quot;&quot;;&quot;&quot;;[.DA2]+[.$DW$19]+1)">
            <text:p/>
          </table:table-cell>
          <table:table-cell table:style-name="ce17" table:formula="of:=IF([.DB2]=&quot;&quot;;&quot;&quot;;[.DB2]+[.$DW$19]+1)">
            <text:p/>
          </table:table-cell>
          <table:table-cell table:style-name="ce17" table:formula="of:=IF([.DC2]=&quot;&quot;;&quot;&quot;;[.DC2]+[.$DW$19]+1)">
            <text:p/>
          </table:table-cell>
          <table:table-cell table:style-name="ce17" table:formula="of:=IF([.DD2]=&quot;&quot;;&quot;&quot;;[.DD2]+[.$DW$19]+1)">
            <text:p/>
          </table:table-cell>
          <table:table-cell table:style-name="ce17" table:formula="of:=IF([.DE2]=&quot;&quot;;&quot;&quot;;[.DE2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6" table:number-columns-repeated="17"/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5" calcext:value-type="float">
            <text:p>305</text:p>
          </table:table-cell>
          <table:table-cell table:style-name="ce16" table:number-columns-repeated="17"/>
          <table:table-cell table:style-name="ce17" table:formula="of:=IF([.B27]=&quot;&quot;;&quot;&quot;;[.B27]+[.$T$3]+1)">
            <text:p/>
          </table:table-cell>
          <table:table-cell table:style-name="ce17" table:formula="of:=IF([.C27]=&quot;&quot;;&quot;&quot;;[.C27]+[.$T$3]+1)" office:value-type="float" office:value="339" calcext:value-type="float">
            <text:p>339</text:p>
          </table:table-cell>
          <table:table-cell table:style-name="ce17" table:formula="of:=IF([.D27]=&quot;&quot;;&quot;&quot;;[.D27]+[.$T$3]+1)" office:value-type="float" office:value="338" calcext:value-type="float">
            <text:p>338</text:p>
          </table:table-cell>
          <table:table-cell table:style-name="ce17" table:formula="of:=IF([.E27]=&quot;&quot;;&quot;&quot;;[.E27]+[.$T$3]+1)" office:value-type="float" office:value="337" calcext:value-type="float">
            <text:p>337</text:p>
          </table:table-cell>
          <table:table-cell table:style-name="ce17" table:formula="of:=IF([.F27]=&quot;&quot;;&quot;&quot;;[.F27]+[.$T$3]+1)" office:value-type="float" office:value="336" calcext:value-type="float">
            <text:p>336</text:p>
          </table:table-cell>
          <table:table-cell table:style-name="ce17" table:formula="of:=IF([.G27]=&quot;&quot;;&quot;&quot;;[.G27]+[.$T$3]+1)" office:value-type="float" office:value="335" calcext:value-type="float">
            <text:p>335</text:p>
          </table:table-cell>
          <table:table-cell table:style-name="ce17" table:formula="of:=IF([.H27]=&quot;&quot;;&quot;&quot;;[.H27]+[.$T$3]+1)" office:value-type="float" office:value="334" calcext:value-type="float">
            <text:p>334</text:p>
          </table:table-cell>
          <table:table-cell table:style-name="ce17" table:formula="of:=IF([.I27]=&quot;&quot;;&quot;&quot;;[.I27]+[.$T$3]+1)" office:value-type="float" office:value="333" calcext:value-type="float">
            <text:p>333</text:p>
          </table:table-cell>
          <table:table-cell table:style-name="ce17" table:formula="of:=IF([.J27]=&quot;&quot;;&quot;&quot;;[.J27]+[.$T$3]+1)" office:value-type="float" office:value="332" calcext:value-type="float">
            <text:p>332</text:p>
          </table:table-cell>
          <table:table-cell table:style-name="ce17" table:formula="of:=IF([.K27]=&quot;&quot;;&quot;&quot;;[.K27]+[.$T$3]+1)" office:value-type="float" office:value="331" calcext:value-type="float">
            <text:p>331</text:p>
          </table:table-cell>
          <table:table-cell table:style-name="ce17" table:formula="of:=IF([.L27]=&quot;&quot;;&quot;&quot;;[.L27]+[.$T$3]+1)" office:value-type="float" office:value="330" calcext:value-type="float">
            <text:p>330</text:p>
          </table:table-cell>
          <table:table-cell table:style-name="ce17" table:formula="of:=IF([.M27]=&quot;&quot;;&quot;&quot;;[.M27]+[.$T$3]+1)" office:value-type="float" office:value="329" calcext:value-type="float">
            <text:p>329</text:p>
          </table:table-cell>
          <table:table-cell table:style-name="ce17" table:formula="of:=IF([.N27]=&quot;&quot;;&quot;&quot;;[.N27]+[.$T$3]+1)" office:value-type="float" office:value="328" calcext:value-type="float">
            <text:p>328</text:p>
          </table:table-cell>
          <table:table-cell table:style-name="ce17" table:formula="of:=IF([.O27]=&quot;&quot;;&quot;&quot;;[.O27]+[.$T$3]+1)" office:value-type="float" office:value="327" calcext:value-type="float">
            <text:p>327</text:p>
          </table:table-cell>
          <table:table-cell table:style-name="ce17" table:formula="of:=IF([.P27]=&quot;&quot;;&quot;&quot;;[.P27]+[.$T$3]+1)" office:value-type="float" office:value="326" calcext:value-type="float">
            <text:p>326</text:p>
          </table:table-cell>
          <table:table-cell table:style-name="ce17" table:formula="of:=IF([.Q27]=&quot;&quot;;&quot;&quot;;[.Q27]+[.$T$3]+1)" office:value-type="float" office:value="325" calcext:value-type="float">
            <text:p>325</text:p>
          </table:table-cell>
          <table:table-cell table:style-name="ce17" table:formula="of:=IF([.R27]=&quot;&quot;;&quot;&quot;;[.R27]+[.$T$3]+1)" office:value-type="float" office:value="324" calcext:value-type="float">
            <text:p>324</text:p>
          </table:table-cell>
          <table:table-cell table:style-name="ce17" table:formula="of:=IF([.S27]=&quot;&quot;;&quot;&quot;;[.S27]+[.$T$3]+1)" office:value-type="float" office:value="323" calcext:value-type="float">
            <text:p>323</text:p>
          </table:table-cell>
          <table:table-cell table:style-name="ce17" table:formula="of:=IF([.T27]=&quot;&quot;;&quot;&quot;;[.T27]+[.$T$3]+1)" office:value-type="float" office:value="322" calcext:value-type="float">
            <text:p>322</text:p>
          </table:table-cell>
          <table:table-cell table:style-name="ce17" table:formula="of:=IF([.U27]=&quot;&quot;;&quot;&quot;;[.U27]+[.$T$3]+1)" office:value-type="float" office:value="321" calcext:value-type="float">
            <text:p>321</text:p>
          </table:table-cell>
          <table:table-cell table:style-name="ce17" table:formula="of:=IF([.V27]=&quot;&quot;;&quot;&quot;;[.V27]+[.$T$3]+1)" office:value-type="float" office:value="320" calcext:value-type="float">
            <text:p>320</text:p>
          </table:table-cell>
          <table:table-cell table:style-name="ce17" table:formula="of:=IF([.W27]=&quot;&quot;;&quot;&quot;;[.W27]+[.$T$3]+1)" office:value-type="float" office:value="319" calcext:value-type="float">
            <text:p>319</text:p>
          </table:table-cell>
          <table:table-cell table:style-name="ce17" table:formula="of:=IF([.X27]=&quot;&quot;;&quot;&quot;;[.X27]+[.$T$3]+1)" office:value-type="float" office:value="318" calcext:value-type="float">
            <text:p>318</text:p>
          </table:table-cell>
          <table:table-cell table:style-name="ce17" table:formula="of:=IF([.Y27]=&quot;&quot;;&quot;&quot;;[.Y27]+[.$T$3]+1)" office:value-type="float" office:value="317" calcext:value-type="float">
            <text:p>317</text:p>
          </table:table-cell>
          <table:table-cell table:style-name="ce17" table:formula="of:=IF([.Z27]=&quot;&quot;;&quot;&quot;;[.Z27]+[.$T$3]+1)" office:value-type="float" office:value="316" calcext:value-type="float">
            <text:p>316</text:p>
          </table:table-cell>
          <table:table-cell table:style-name="ce17" table:formula="of:=IF([.AA27]=&quot;&quot;;&quot;&quot;;[.AA27]+[.$T$3]+1)" office:value-type="float" office:value="315" calcext:value-type="float">
            <text:p>315</text:p>
          </table:table-cell>
          <table:table-cell table:style-name="ce17" table:formula="of:=IF([.AB27]=&quot;&quot;;&quot;&quot;;[.AB27]+[.$T$3]+1)" office:value-type="float" office:value="314" calcext:value-type="float">
            <text:p>314</text:p>
          </table:table-cell>
          <table:table-cell table:style-name="ce17" table:formula="of:=IF([.AC27]=&quot;&quot;;&quot;&quot;;[.AC27]+[.$T$3]+1)" office:value-type="float" office:value="313" calcext:value-type="float">
            <text:p>313</text:p>
          </table:table-cell>
          <table:table-cell table:style-name="ce17" table:formula="of:=IF([.AD27]=&quot;&quot;;&quot;&quot;;[.AD27]+[.$T$3]+1)" office:value-type="float" office:value="312" calcext:value-type="float">
            <text:p>312</text:p>
          </table:table-cell>
          <table:table-cell table:style-name="ce17" table:formula="of:=IF([.AE27]=&quot;&quot;;&quot;&quot;;[.AE27]+[.$T$3]+1)" office:value-type="float" office:value="311" calcext:value-type="float">
            <text:p>311</text:p>
          </table:table-cell>
          <table:table-cell table:style-name="ce17" table:formula="of:=IF([.AF27]=&quot;&quot;;&quot;&quot;;[.AF27]+[.$T$3]+1)" office:value-type="float" office:value="310" calcext:value-type="float">
            <text:p>310</text:p>
          </table:table-cell>
          <table:table-cell table:style-name="ce17" table:formula="of:=IF([.AG27]=&quot;&quot;;&quot;&quot;;[.AG27]+[.$T$3]+1)" office:value-type="float" office:value="309" calcext:value-type="float">
            <text:p>309</text:p>
          </table:table-cell>
          <table:table-cell table:style-name="ce17" table:formula="of:=IF([.AH27]=&quot;&quot;;&quot;&quot;;[.AH27]+[.$T$3]+1)" office:value-type="float" office:value="308" calcext:value-type="float">
            <text:p>308</text:p>
          </table:table-cell>
          <table:table-cell table:style-name="ce17" table:formula="of:=IF([.AI27]=&quot;&quot;;&quot;&quot;;[.AI27]+[.$T$3]+1)" office:value-type="float" office:value="307" calcext:value-type="float">
            <text:p>307</text:p>
          </table:table-cell>
          <table:table-cell table:style-name="ce17" table:formula="of:=IF([.AJ27]=&quot;&quot;;&quot;&quot;;[.AJ27]+[.$T$3]+1)" office:value-type="float" office:value="306" calcext:value-type="float">
            <text:p>306</text:p>
          </table:table-cell>
          <table:table-cell table:style-name="ce17" table:formula="of:=IF([.AK27]=&quot;&quot;;&quot;&quot;;[.AK27]+[.$T$3]+1)">
            <text:p/>
          </table:table-cell>
          <table:table-cell table:style-name="ce17" table:formula="of:=IF([.B3]=&quot;&quot;;&quot;&quot;;[.B3]+[.$BC$19]+1)">
            <text:p/>
          </table:table-cell>
          <table:table-cell table:style-name="ce17" table:formula="of:=IF([.C3]=&quot;&quot;;&quot;&quot;;[.C3]+[.$BC$19]+1)">
            <text:p/>
          </table:table-cell>
          <table:table-cell table:style-name="ce17" table:formula="of:=IF([.D3]=&quot;&quot;;&quot;&quot;;[.D3]+[.$BC$19]+1)">
            <text:p/>
          </table:table-cell>
          <table:table-cell table:style-name="ce17" table:formula="of:=IF([.E3]=&quot;&quot;;&quot;&quot;;[.E3]+[.$BC$19]+1)">
            <text:p/>
          </table:table-cell>
          <table:table-cell table:style-name="ce17" table:formula="of:=IF([.F3]=&quot;&quot;;&quot;&quot;;[.F3]+[.$BC$19]+1)">
            <text:p/>
          </table:table-cell>
          <table:table-cell table:style-name="ce17" table:formula="of:=IF([.G3]=&quot;&quot;;&quot;&quot;;[.G3]+[.$BC$19]+1)">
            <text:p/>
          </table:table-cell>
          <table:table-cell table:style-name="ce17" table:formula="of:=IF([.H3]=&quot;&quot;;&quot;&quot;;[.H3]+[.$BC$19]+1)">
            <text:p/>
          </table:table-cell>
          <table:table-cell table:style-name="ce17" table:formula="of:=IF([.I3]=&quot;&quot;;&quot;&quot;;[.I3]+[.$BC$19]+1)">
            <text:p/>
          </table:table-cell>
          <table:table-cell table:style-name="ce17" table:formula="of:=IF([.J3]=&quot;&quot;;&quot;&quot;;[.J3]+[.$BC$19]+1)">
            <text:p/>
          </table:table-cell>
          <table:table-cell table:style-name="ce17" table:formula="of:=IF([.K3]=&quot;&quot;;&quot;&quot;;[.K3]+[.$BC$19]+1)">
            <text:p/>
          </table:table-cell>
          <table:table-cell table:style-name="ce17" table:formula="of:=IF([.L3]=&quot;&quot;;&quot;&quot;;[.L3]+[.$BC$19]+1)">
            <text:p/>
          </table:table-cell>
          <table:table-cell table:style-name="ce17" table:formula="of:=IF([.M3]=&quot;&quot;;&quot;&quot;;[.M3]+[.$BC$19]+1)">
            <text:p/>
          </table:table-cell>
          <table:table-cell table:style-name="ce17" table:formula="of:=IF([.N3]=&quot;&quot;;&quot;&quot;;[.N3]+[.$BC$19]+1)">
            <text:p/>
          </table:table-cell>
          <table:table-cell table:style-name="ce17" table:formula="of:=IF([.O3]=&quot;&quot;;&quot;&quot;;[.O3]+[.$BC$19]+1)">
            <text:p/>
          </table:table-cell>
          <table:table-cell table:style-name="ce17" table:formula="of:=IF([.P3]=&quot;&quot;;&quot;&quot;;[.P3]+[.$BC$19]+1)">
            <text:p/>
          </table:table-cell>
          <table:table-cell table:style-name="ce17" table:formula="of:=IF([.Q3]=&quot;&quot;;&quot;&quot;;[.Q3]+[.$BC$19]+1)">
            <text:p/>
          </table:table-cell>
          <table:table-cell table:style-name="ce17" table:formula="of:=IF([.R3]=&quot;&quot;;&quot;&quot;;[.R3]+[.$BC$19]+1)">
            <text:p/>
          </table:table-cell>
          <table:table-cell table:style-name="ce17" table:formula="of:=IF([.S3]=&quot;&quot;;&quot;&quot;;[.S3]+[.$BC$19]+1)" office:value-type="float" office:value="916" calcext:value-type="float">
            <text:p>916</text:p>
          </table:table-cell>
          <table:table-cell table:style-name="ce17" table:formula="of:=IF([.T3]=&quot;&quot;;&quot;&quot;;[.T3]+[.$BC$19]+1)" office:value-type="float" office:value="917" calcext:value-type="float">
            <text:p>917</text:p>
          </table:table-cell>
          <table:table-cell table:style-name="ce17" table:formula="of:=IF([.U3]=&quot;&quot;;&quot;&quot;;[.U3]+[.$BC$19]+1)">
            <text:p/>
          </table:table-cell>
          <table:table-cell table:style-name="ce17" table:formula="of:=IF([.V3]=&quot;&quot;;&quot;&quot;;[.V3]+[.$BC$19]+1)">
            <text:p/>
          </table:table-cell>
          <table:table-cell table:style-name="ce17" table:formula="of:=IF([.W3]=&quot;&quot;;&quot;&quot;;[.W3]+[.$BC$19]+1)">
            <text:p/>
          </table:table-cell>
          <table:table-cell table:style-name="ce17" table:formula="of:=IF([.X3]=&quot;&quot;;&quot;&quot;;[.X3]+[.$BC$19]+1)">
            <text:p/>
          </table:table-cell>
          <table:table-cell table:style-name="ce17" table:formula="of:=IF([.Y3]=&quot;&quot;;&quot;&quot;;[.Y3]+[.$BC$19]+1)">
            <text:p/>
          </table:table-cell>
          <table:table-cell table:style-name="ce17" table:formula="of:=IF([.Z3]=&quot;&quot;;&quot;&quot;;[.Z3]+[.$BC$19]+1)">
            <text:p/>
          </table:table-cell>
          <table:table-cell table:style-name="ce17" table:formula="of:=IF([.AA3]=&quot;&quot;;&quot;&quot;;[.AA3]+[.$BC$19]+1)">
            <text:p/>
          </table:table-cell>
          <table:table-cell table:style-name="ce17" table:formula="of:=IF([.AB3]=&quot;&quot;;&quot;&quot;;[.AB3]+[.$BC$19]+1)">
            <text:p/>
          </table:table-cell>
          <table:table-cell table:style-name="ce17" table:formula="of:=IF([.AC3]=&quot;&quot;;&quot;&quot;;[.AC3]+[.$BC$19]+1)">
            <text:p/>
          </table:table-cell>
          <table:table-cell table:style-name="ce17" table:formula="of:=IF([.AD3]=&quot;&quot;;&quot;&quot;;[.AD3]+[.$BC$19]+1)">
            <text:p/>
          </table:table-cell>
          <table:table-cell table:style-name="ce17" table:formula="of:=IF([.AE3]=&quot;&quot;;&quot;&quot;;[.AE3]+[.$BC$19]+1)">
            <text:p/>
          </table:table-cell>
          <table:table-cell table:style-name="ce17" table:formula="of:=IF([.AF3]=&quot;&quot;;&quot;&quot;;[.AF3]+[.$BC$19]+1)">
            <text:p/>
          </table:table-cell>
          <table:table-cell table:style-name="ce17" table:formula="of:=IF([.AG3]=&quot;&quot;;&quot;&quot;;[.AG3]+[.$BC$19]+1)">
            <text:p/>
          </table:table-cell>
          <table:table-cell table:style-name="ce17" table:formula="of:=IF([.AH3]=&quot;&quot;;&quot;&quot;;[.AH3]+[.$BC$19]+1)">
            <text:p/>
          </table:table-cell>
          <table:table-cell table:style-name="ce17" table:formula="of:=IF([.AI3]=&quot;&quot;;&quot;&quot;;[.AI3]+[.$BC$19]+1)">
            <text:p/>
          </table:table-cell>
          <table:table-cell table:style-name="ce17" table:formula="of:=IF([.AJ3]=&quot;&quot;;&quot;&quot;;[.AJ3]+[.$BC$19]+1)">
            <text:p/>
          </table:table-cell>
          <table:table-cell table:style-name="ce17"/>
          <table:table-cell table:style-name="ce17" table:formula="of:=IF([.AL3]=&quot;&quot;;&quot;&quot;;[.AL3]+[.$CN$3]+1)">
            <text:p/>
          </table:table-cell>
          <table:table-cell table:style-name="ce17" table:formula="of:=IF([.AM3]=&quot;&quot;;&quot;&quot;;[.AM3]+[.$CN$3]+1)" office:value-type="float" office:value="1257" calcext:value-type="float">
            <text:p>1257</text:p>
          </table:table-cell>
          <table:table-cell table:style-name="ce17" table:formula="of:=IF([.AN3]=&quot;&quot;;&quot;&quot;;[.AN3]+[.$CN$3]+1)" office:value-type="float" office:value="1256" calcext:value-type="float">
            <text:p>1256</text:p>
          </table:table-cell>
          <table:table-cell table:style-name="ce17" table:formula="of:=IF([.AO3]=&quot;&quot;;&quot;&quot;;[.AO3]+[.$CN$3]+1)" office:value-type="float" office:value="1255" calcext:value-type="float">
            <text:p>1255</text:p>
          </table:table-cell>
          <table:table-cell table:style-name="ce17" table:formula="of:=IF([.AP3]=&quot;&quot;;&quot;&quot;;[.AP3]+[.$CN$3]+1)" office:value-type="float" office:value="1254" calcext:value-type="float">
            <text:p>1254</text:p>
          </table:table-cell>
          <table:table-cell table:style-name="ce17" table:formula="of:=IF([.AQ3]=&quot;&quot;;&quot;&quot;;[.AQ3]+[.$CN$3]+1)" office:value-type="float" office:value="1253" calcext:value-type="float">
            <text:p>1253</text:p>
          </table:table-cell>
          <table:table-cell table:style-name="ce17" table:formula="of:=IF([.AR3]=&quot;&quot;;&quot;&quot;;[.AR3]+[.$CN$3]+1)" office:value-type="float" office:value="1252" calcext:value-type="float">
            <text:p>1252</text:p>
          </table:table-cell>
          <table:table-cell table:style-name="ce17" table:formula="of:=IF([.AS3]=&quot;&quot;;&quot;&quot;;[.AS3]+[.$CN$3]+1)" office:value-type="float" office:value="1251" calcext:value-type="float">
            <text:p>1251</text:p>
          </table:table-cell>
          <table:table-cell table:style-name="ce17" table:formula="of:=IF([.AT3]=&quot;&quot;;&quot;&quot;;[.AT3]+[.$CN$3]+1)" office:value-type="float" office:value="1250" calcext:value-type="float">
            <text:p>1250</text:p>
          </table:table-cell>
          <table:table-cell table:style-name="ce17" table:formula="of:=IF([.AU3]=&quot;&quot;;&quot;&quot;;[.AU3]+[.$CN$3]+1)" office:value-type="float" office:value="1249" calcext:value-type="float">
            <text:p>1249</text:p>
          </table:table-cell>
          <table:table-cell table:style-name="ce17" table:formula="of:=IF([.AV3]=&quot;&quot;;&quot;&quot;;[.AV3]+[.$CN$3]+1)" office:value-type="float" office:value="1248" calcext:value-type="float">
            <text:p>1248</text:p>
          </table:table-cell>
          <table:table-cell table:style-name="ce17" table:formula="of:=IF([.AW3]=&quot;&quot;;&quot;&quot;;[.AW3]+[.$CN$3]+1)" office:value-type="float" office:value="1247" calcext:value-type="float">
            <text:p>1247</text:p>
          </table:table-cell>
          <table:table-cell table:style-name="ce17" table:formula="of:=IF([.AX3]=&quot;&quot;;&quot;&quot;;[.AX3]+[.$CN$3]+1)" office:value-type="float" office:value="1246" calcext:value-type="float">
            <text:p>1246</text:p>
          </table:table-cell>
          <table:table-cell table:style-name="ce17" table:formula="of:=IF([.AY3]=&quot;&quot;;&quot;&quot;;[.AY3]+[.$CN$3]+1)" office:value-type="float" office:value="1245" calcext:value-type="float">
            <text:p>1245</text:p>
          </table:table-cell>
          <table:table-cell table:style-name="ce17" table:formula="of:=IF([.AZ3]=&quot;&quot;;&quot;&quot;;[.AZ3]+[.$CN$3]+1)" office:value-type="float" office:value="1244" calcext:value-type="float">
            <text:p>1244</text:p>
          </table:table-cell>
          <table:table-cell table:style-name="ce17" table:formula="of:=IF([.BA3]=&quot;&quot;;&quot;&quot;;[.BA3]+[.$CN$3]+1)" office:value-type="float" office:value="1243" calcext:value-type="float">
            <text:p>1243</text:p>
          </table:table-cell>
          <table:table-cell table:style-name="ce17" table:formula="of:=IF([.BB3]=&quot;&quot;;&quot;&quot;;[.BB3]+[.$CN$3]+1)" office:value-type="float" office:value="1242" calcext:value-type="float">
            <text:p>1242</text:p>
          </table:table-cell>
          <table:table-cell table:style-name="ce17" table:formula="of:=IF([.BC3]=&quot;&quot;;&quot;&quot;;[.BC3]+[.$CN$3]+1)" office:value-type="float" office:value="1241" calcext:value-type="float">
            <text:p>1241</text:p>
          </table:table-cell>
          <table:table-cell table:style-name="ce17" table:formula="of:=IF([.BD3]=&quot;&quot;;&quot;&quot;;[.BD3]+[.$CN$3]+1)" office:value-type="float" office:value="1240" calcext:value-type="float">
            <text:p>1240</text:p>
          </table:table-cell>
          <table:table-cell table:style-name="ce17" table:formula="of:=IF([.BE3]=&quot;&quot;;&quot;&quot;;[.BE3]+[.$CN$3]+1)" office:value-type="float" office:value="1239" calcext:value-type="float">
            <text:p>1239</text:p>
          </table:table-cell>
          <table:table-cell table:style-name="ce17" table:formula="of:=IF([.BF3]=&quot;&quot;;&quot;&quot;;[.BF3]+[.$CN$3]+1)" office:value-type="float" office:value="1238" calcext:value-type="float">
            <text:p>1238</text:p>
          </table:table-cell>
          <table:table-cell table:style-name="ce17" table:formula="of:=IF([.BG3]=&quot;&quot;;&quot;&quot;;[.BG3]+[.$CN$3]+1)" office:value-type="float" office:value="1237" calcext:value-type="float">
            <text:p>1237</text:p>
          </table:table-cell>
          <table:table-cell table:style-name="ce17" table:formula="of:=IF([.BH3]=&quot;&quot;;&quot;&quot;;[.BH3]+[.$CN$3]+1)" office:value-type="float" office:value="1236" calcext:value-type="float">
            <text:p>1236</text:p>
          </table:table-cell>
          <table:table-cell table:style-name="ce17" table:formula="of:=IF([.BI3]=&quot;&quot;;&quot;&quot;;[.BI3]+[.$CN$3]+1)" office:value-type="float" office:value="1235" calcext:value-type="float">
            <text:p>1235</text:p>
          </table:table-cell>
          <table:table-cell table:style-name="ce17" table:formula="of:=IF([.BJ3]=&quot;&quot;;&quot;&quot;;[.BJ3]+[.$CN$3]+1)" office:value-type="float" office:value="1234" calcext:value-type="float">
            <text:p>1234</text:p>
          </table:table-cell>
          <table:table-cell table:style-name="ce17" table:formula="of:=IF([.BK3]=&quot;&quot;;&quot;&quot;;[.BK3]+[.$CN$3]+1)" office:value-type="float" office:value="1233" calcext:value-type="float">
            <text:p>1233</text:p>
          </table:table-cell>
          <table:table-cell table:style-name="ce17" table:formula="of:=IF([.BL3]=&quot;&quot;;&quot;&quot;;[.BL3]+[.$CN$3]+1)" office:value-type="float" office:value="1232" calcext:value-type="float">
            <text:p>1232</text:p>
          </table:table-cell>
          <table:table-cell table:style-name="ce17" table:formula="of:=IF([.BM3]=&quot;&quot;;&quot;&quot;;[.BM3]+[.$CN$3]+1)" office:value-type="float" office:value="1231" calcext:value-type="float">
            <text:p>1231</text:p>
          </table:table-cell>
          <table:table-cell table:style-name="ce17" table:formula="of:=IF([.BN3]=&quot;&quot;;&quot;&quot;;[.BN3]+[.$CN$3]+1)" office:value-type="float" office:value="1230" calcext:value-type="float">
            <text:p>1230</text:p>
          </table:table-cell>
          <table:table-cell table:style-name="ce17" table:formula="of:=IF([.BO3]=&quot;&quot;;&quot;&quot;;[.BO3]+[.$CN$3]+1)" office:value-type="float" office:value="1229" calcext:value-type="float">
            <text:p>1229</text:p>
          </table:table-cell>
          <table:table-cell table:style-name="ce17" table:formula="of:=IF([.BP3]=&quot;&quot;;&quot;&quot;;[.BP3]+[.$CN$3]+1)" office:value-type="float" office:value="1228" calcext:value-type="float">
            <text:p>1228</text:p>
          </table:table-cell>
          <table:table-cell table:style-name="ce17" table:formula="of:=IF([.BQ3]=&quot;&quot;;&quot;&quot;;[.BQ3]+[.$CN$3]+1)" office:value-type="float" office:value="1227" calcext:value-type="float">
            <text:p>1227</text:p>
          </table:table-cell>
          <table:table-cell table:style-name="ce17" table:formula="of:=IF([.BR3]=&quot;&quot;;&quot;&quot;;[.BR3]+[.$CN$3]+1)" office:value-type="float" office:value="1226" calcext:value-type="float">
            <text:p>1226</text:p>
          </table:table-cell>
          <table:table-cell table:style-name="ce17" table:formula="of:=IF([.BS3]=&quot;&quot;;&quot;&quot;;[.BS3]+[.$CN$3]+1)" office:value-type="float" office:value="1225" calcext:value-type="float">
            <text:p>1225</text:p>
          </table:table-cell>
          <table:table-cell table:style-name="ce17" table:formula="of:=IF([.BT3]=&quot;&quot;;&quot;&quot;;[.BT3]+[.$CN$3]+1)" office:value-type="float" office:value="1224" calcext:value-type="float">
            <text:p>1224</text:p>
          </table:table-cell>
          <table:table-cell table:style-name="ce17" table:formula="of:=IF([.BU3]=&quot;&quot;;&quot;&quot;;[.BU3]+[.$CN$3]+1)">
            <text:p/>
          </table:table-cell>
          <table:table-cell table:style-name="ce17" table:formula="of:=IF([.BV3]=&quot;&quot;;&quot;&quot;;[.BV3]+[.$DW$19]+1)">
            <text:p/>
          </table:table-cell>
          <table:table-cell table:style-name="ce17" table:formula="of:=IF([.BW3]=&quot;&quot;;&quot;&quot;;[.BW3]+[.$DW$19]+1)">
            <text:p/>
          </table:table-cell>
          <table:table-cell table:style-name="ce17" table:formula="of:=IF([.BX3]=&quot;&quot;;&quot;&quot;;[.BX3]+[.$DW$19]+1)">
            <text:p/>
          </table:table-cell>
          <table:table-cell table:style-name="ce17" table:formula="of:=IF([.BY3]=&quot;&quot;;&quot;&quot;;[.BY3]+[.$DW$19]+1)">
            <text:p/>
          </table:table-cell>
          <table:table-cell table:style-name="ce17" table:formula="of:=IF([.BZ3]=&quot;&quot;;&quot;&quot;;[.BZ3]+[.$DW$19]+1)">
            <text:p/>
          </table:table-cell>
          <table:table-cell table:style-name="ce17" table:formula="of:=IF([.CA3]=&quot;&quot;;&quot;&quot;;[.CA3]+[.$DW$19]+1)">
            <text:p/>
          </table:table-cell>
          <table:table-cell table:style-name="ce17" table:formula="of:=IF([.CB3]=&quot;&quot;;&quot;&quot;;[.CB3]+[.$DW$19]+1)">
            <text:p/>
          </table:table-cell>
          <table:table-cell table:style-name="ce17" table:formula="of:=IF([.CC3]=&quot;&quot;;&quot;&quot;;[.CC3]+[.$DW$19]+1)">
            <text:p/>
          </table:table-cell>
          <table:table-cell table:style-name="ce17" table:formula="of:=IF([.CD3]=&quot;&quot;;&quot;&quot;;[.CD3]+[.$DW$19]+1)">
            <text:p/>
          </table:table-cell>
          <table:table-cell table:style-name="ce17" table:formula="of:=IF([.CE3]=&quot;&quot;;&quot;&quot;;[.CE3]+[.$DW$19]+1)">
            <text:p/>
          </table:table-cell>
          <table:table-cell table:style-name="ce17" table:formula="of:=IF([.CF3]=&quot;&quot;;&quot;&quot;;[.CF3]+[.$DW$19]+1)">
            <text:p/>
          </table:table-cell>
          <table:table-cell table:style-name="ce17" table:formula="of:=IF([.CG3]=&quot;&quot;;&quot;&quot;;[.CG3]+[.$DW$19]+1)">
            <text:p/>
          </table:table-cell>
          <table:table-cell table:style-name="ce17" table:formula="of:=IF([.CH3]=&quot;&quot;;&quot;&quot;;[.CH3]+[.$DW$19]+1)">
            <text:p/>
          </table:table-cell>
          <table:table-cell table:style-name="ce17" table:formula="of:=IF([.CI3]=&quot;&quot;;&quot;&quot;;[.CI3]+[.$DW$19]+1)">
            <text:p/>
          </table:table-cell>
          <table:table-cell table:style-name="ce17" table:formula="of:=IF([.CJ3]=&quot;&quot;;&quot;&quot;;[.CJ3]+[.$DW$19]+1)">
            <text:p/>
          </table:table-cell>
          <table:table-cell table:style-name="ce17" table:formula="of:=IF([.CK3]=&quot;&quot;;&quot;&quot;;[.CK3]+[.$DW$19]+1)">
            <text:p/>
          </table:table-cell>
          <table:table-cell table:style-name="ce17" table:formula="of:=IF([.CL3]=&quot;&quot;;&quot;&quot;;[.CL3]+[.$DW$19]+1)">
            <text:p/>
          </table:table-cell>
          <table:table-cell table:style-name="ce17" table:formula="of:=IF([.CM3]=&quot;&quot;;&quot;&quot;;[.CM3]+[.$DW$19]+1)" office:value-type="float" office:value="2446" calcext:value-type="float">
            <text:p>2446</text:p>
          </table:table-cell>
          <table:table-cell table:style-name="ce17" table:formula="of:=IF([.CN3]=&quot;&quot;;&quot;&quot;;[.CN3]+[.$DW$19]+1)" office:value-type="float" office:value="2447" calcext:value-type="float">
            <text:p>2447</text:p>
          </table:table-cell>
          <table:table-cell table:style-name="ce17" table:formula="of:=IF([.CO3]=&quot;&quot;;&quot;&quot;;[.CO3]+[.$DW$19]+1)">
            <text:p/>
          </table:table-cell>
          <table:table-cell table:style-name="ce17" table:formula="of:=IF([.CP3]=&quot;&quot;;&quot;&quot;;[.CP3]+[.$DW$19]+1)">
            <text:p/>
          </table:table-cell>
          <table:table-cell table:style-name="ce17" table:formula="of:=IF([.CQ3]=&quot;&quot;;&quot;&quot;;[.CQ3]+[.$DW$19]+1)">
            <text:p/>
          </table:table-cell>
          <table:table-cell table:style-name="ce17" table:formula="of:=IF([.CR3]=&quot;&quot;;&quot;&quot;;[.CR3]+[.$DW$19]+1)">
            <text:p/>
          </table:table-cell>
          <table:table-cell table:style-name="ce17" table:formula="of:=IF([.CS3]=&quot;&quot;;&quot;&quot;;[.CS3]+[.$DW$19]+1)">
            <text:p/>
          </table:table-cell>
          <table:table-cell table:style-name="ce17" table:formula="of:=IF([.CT3]=&quot;&quot;;&quot;&quot;;[.CT3]+[.$DW$19]+1)">
            <text:p/>
          </table:table-cell>
          <table:table-cell table:style-name="ce17" table:formula="of:=IF([.CU3]=&quot;&quot;;&quot;&quot;;[.CU3]+[.$DW$19]+1)">
            <text:p/>
          </table:table-cell>
          <table:table-cell table:style-name="ce17" table:formula="of:=IF([.CV3]=&quot;&quot;;&quot;&quot;;[.CV3]+[.$DW$19]+1)">
            <text:p/>
          </table:table-cell>
          <table:table-cell table:style-name="ce17" table:formula="of:=IF([.CW3]=&quot;&quot;;&quot;&quot;;[.CW3]+[.$DW$19]+1)">
            <text:p/>
          </table:table-cell>
          <table:table-cell table:style-name="ce17" table:formula="of:=IF([.CX3]=&quot;&quot;;&quot;&quot;;[.CX3]+[.$DW$19]+1)">
            <text:p/>
          </table:table-cell>
          <table:table-cell table:style-name="ce17" table:formula="of:=IF([.CY3]=&quot;&quot;;&quot;&quot;;[.CY3]+[.$DW$19]+1)">
            <text:p/>
          </table:table-cell>
          <table:table-cell table:style-name="ce17" table:formula="of:=IF([.CZ3]=&quot;&quot;;&quot;&quot;;[.CZ3]+[.$DW$19]+1)">
            <text:p/>
          </table:table-cell>
          <table:table-cell table:style-name="ce17" table:formula="of:=IF([.DA3]=&quot;&quot;;&quot;&quot;;[.DA3]+[.$DW$19]+1)">
            <text:p/>
          </table:table-cell>
          <table:table-cell table:style-name="ce17" table:formula="of:=IF([.DB3]=&quot;&quot;;&quot;&quot;;[.DB3]+[.$DW$19]+1)">
            <text:p/>
          </table:table-cell>
          <table:table-cell table:style-name="ce17" table:formula="of:=IF([.DC3]=&quot;&quot;;&quot;&quot;;[.DC3]+[.$DW$19]+1)">
            <text:p/>
          </table:table-cell>
          <table:table-cell table:style-name="ce17" table:formula="of:=IF([.DD3]=&quot;&quot;;&quot;&quot;;[.DD3]+[.$DW$19]+1)">
            <text:p/>
          </table:table-cell>
          <table:table-cell table:style-name="ce17" table:formula="of:=IF([.DE3]=&quot;&quot;;&quot;&quot;;[.DE3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6" table:number-columns-repeated="16"/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300" calcext:value-type="float">
            <text:p>300</text:p>
          </table:table-cell>
          <table:table-cell table:style-name="ce16" table:number-columns-repeated="16"/>
          <table:table-cell table:style-name="ce17" table:formula="of:=IF([.B28]=&quot;&quot;;&quot;&quot;;[.B28]+[.$T$3]+1)">
            <text:p/>
          </table:table-cell>
          <table:table-cell table:style-name="ce17" table:formula="of:=IF([.C28]=&quot;&quot;;&quot;&quot;;[.C28]+[.$T$3]+1)">
            <text:p/>
          </table:table-cell>
          <table:table-cell table:style-name="ce17" table:formula="of:=IF([.D28]=&quot;&quot;;&quot;&quot;;[.D28]+[.$T$3]+1)" office:value-type="float" office:value="340" calcext:value-type="float">
            <text:p>340</text:p>
          </table:table-cell>
          <table:table-cell table:style-name="ce17" table:formula="of:=IF([.E28]=&quot;&quot;;&quot;&quot;;[.E28]+[.$T$3]+1)" office:value-type="float" office:value="341" calcext:value-type="float">
            <text:p>341</text:p>
          </table:table-cell>
          <table:table-cell table:style-name="ce17" table:formula="of:=IF([.F28]=&quot;&quot;;&quot;&quot;;[.F28]+[.$T$3]+1)" office:value-type="float" office:value="342" calcext:value-type="float">
            <text:p>342</text:p>
          </table:table-cell>
          <table:table-cell table:style-name="ce17" table:formula="of:=IF([.G28]=&quot;&quot;;&quot;&quot;;[.G28]+[.$T$3]+1)" office:value-type="float" office:value="343" calcext:value-type="float">
            <text:p>343</text:p>
          </table:table-cell>
          <table:table-cell table:style-name="ce17" table:formula="of:=IF([.H28]=&quot;&quot;;&quot;&quot;;[.H28]+[.$T$3]+1)" office:value-type="float" office:value="344" calcext:value-type="float">
            <text:p>344</text:p>
          </table:table-cell>
          <table:table-cell table:style-name="ce17" table:formula="of:=IF([.I28]=&quot;&quot;;&quot;&quot;;[.I28]+[.$T$3]+1)" office:value-type="float" office:value="345" calcext:value-type="float">
            <text:p>345</text:p>
          </table:table-cell>
          <table:table-cell table:style-name="ce17" table:formula="of:=IF([.J28]=&quot;&quot;;&quot;&quot;;[.J28]+[.$T$3]+1)" office:value-type="float" office:value="346" calcext:value-type="float">
            <text:p>346</text:p>
          </table:table-cell>
          <table:table-cell table:style-name="ce17" table:formula="of:=IF([.K28]=&quot;&quot;;&quot;&quot;;[.K28]+[.$T$3]+1)" office:value-type="float" office:value="347" calcext:value-type="float">
            <text:p>347</text:p>
          </table:table-cell>
          <table:table-cell table:style-name="ce17" table:formula="of:=IF([.L28]=&quot;&quot;;&quot;&quot;;[.L28]+[.$T$3]+1)" office:value-type="float" office:value="348" calcext:value-type="float">
            <text:p>348</text:p>
          </table:table-cell>
          <table:table-cell table:style-name="ce17" table:formula="of:=IF([.M28]=&quot;&quot;;&quot;&quot;;[.M28]+[.$T$3]+1)" office:value-type="float" office:value="349" calcext:value-type="float">
            <text:p>349</text:p>
          </table:table-cell>
          <table:table-cell table:style-name="ce17" table:formula="of:=IF([.N28]=&quot;&quot;;&quot;&quot;;[.N28]+[.$T$3]+1)" office:value-type="float" office:value="350" calcext:value-type="float">
            <text:p>350</text:p>
          </table:table-cell>
          <table:table-cell table:style-name="ce17" table:formula="of:=IF([.O28]=&quot;&quot;;&quot;&quot;;[.O28]+[.$T$3]+1)" office:value-type="float" office:value="351" calcext:value-type="float">
            <text:p>351</text:p>
          </table:table-cell>
          <table:table-cell table:style-name="ce17" table:formula="of:=IF([.P28]=&quot;&quot;;&quot;&quot;;[.P28]+[.$T$3]+1)" office:value-type="float" office:value="352" calcext:value-type="float">
            <text:p>352</text:p>
          </table:table-cell>
          <table:table-cell table:style-name="ce17" table:formula="of:=IF([.Q28]=&quot;&quot;;&quot;&quot;;[.Q28]+[.$T$3]+1)" office:value-type="float" office:value="353" calcext:value-type="float">
            <text:p>353</text:p>
          </table:table-cell>
          <table:table-cell table:style-name="ce17" table:formula="of:=IF([.R28]=&quot;&quot;;&quot;&quot;;[.R28]+[.$T$3]+1)" office:value-type="float" office:value="354" calcext:value-type="float">
            <text:p>354</text:p>
          </table:table-cell>
          <table:table-cell table:style-name="ce17" table:formula="of:=IF([.S28]=&quot;&quot;;&quot;&quot;;[.S28]+[.$T$3]+1)" office:value-type="float" office:value="355" calcext:value-type="float">
            <text:p>355</text:p>
          </table:table-cell>
          <table:table-cell table:style-name="ce17" table:formula="of:=IF([.T28]=&quot;&quot;;&quot;&quot;;[.T28]+[.$T$3]+1)" office:value-type="float" office:value="356" calcext:value-type="float">
            <text:p>356</text:p>
          </table:table-cell>
          <table:table-cell table:style-name="ce17" table:formula="of:=IF([.U28]=&quot;&quot;;&quot;&quot;;[.U28]+[.$T$3]+1)" office:value-type="float" office:value="357" calcext:value-type="float">
            <text:p>357</text:p>
          </table:table-cell>
          <table:table-cell table:style-name="ce17" table:formula="of:=IF([.V28]=&quot;&quot;;&quot;&quot;;[.V28]+[.$T$3]+1)" office:value-type="float" office:value="358" calcext:value-type="float">
            <text:p>358</text:p>
          </table:table-cell>
          <table:table-cell table:style-name="ce17" table:formula="of:=IF([.W28]=&quot;&quot;;&quot;&quot;;[.W28]+[.$T$3]+1)" office:value-type="float" office:value="359" calcext:value-type="float">
            <text:p>359</text:p>
          </table:table-cell>
          <table:table-cell table:style-name="ce17" table:formula="of:=IF([.X28]=&quot;&quot;;&quot;&quot;;[.X28]+[.$T$3]+1)" office:value-type="float" office:value="360" calcext:value-type="float">
            <text:p>360</text:p>
          </table:table-cell>
          <table:table-cell table:style-name="ce17" table:formula="of:=IF([.Y28]=&quot;&quot;;&quot;&quot;;[.Y28]+[.$T$3]+1)" office:value-type="float" office:value="361" calcext:value-type="float">
            <text:p>361</text:p>
          </table:table-cell>
          <table:table-cell table:style-name="ce17" table:formula="of:=IF([.Z28]=&quot;&quot;;&quot;&quot;;[.Z28]+[.$T$3]+1)" office:value-type="float" office:value="362" calcext:value-type="float">
            <text:p>362</text:p>
          </table:table-cell>
          <table:table-cell table:style-name="ce17" table:formula="of:=IF([.AA28]=&quot;&quot;;&quot;&quot;;[.AA28]+[.$T$3]+1)" office:value-type="float" office:value="363" calcext:value-type="float">
            <text:p>363</text:p>
          </table:table-cell>
          <table:table-cell table:style-name="ce17" table:formula="of:=IF([.AB28]=&quot;&quot;;&quot;&quot;;[.AB28]+[.$T$3]+1)" office:value-type="float" office:value="364" calcext:value-type="float">
            <text:p>364</text:p>
          </table:table-cell>
          <table:table-cell table:style-name="ce17" table:formula="of:=IF([.AC28]=&quot;&quot;;&quot;&quot;;[.AC28]+[.$T$3]+1)" office:value-type="float" office:value="365" calcext:value-type="float">
            <text:p>365</text:p>
          </table:table-cell>
          <table:table-cell table:style-name="ce17" table:formula="of:=IF([.AD28]=&quot;&quot;;&quot;&quot;;[.AD28]+[.$T$3]+1)" office:value-type="float" office:value="366" calcext:value-type="float">
            <text:p>366</text:p>
          </table:table-cell>
          <table:table-cell table:style-name="ce17" table:formula="of:=IF([.AE28]=&quot;&quot;;&quot;&quot;;[.AE28]+[.$T$3]+1)" office:value-type="float" office:value="367" calcext:value-type="float">
            <text:p>367</text:p>
          </table:table-cell>
          <table:table-cell table:style-name="ce17" table:formula="of:=IF([.AF28]=&quot;&quot;;&quot;&quot;;[.AF28]+[.$T$3]+1)" office:value-type="float" office:value="368" calcext:value-type="float">
            <text:p>368</text:p>
          </table:table-cell>
          <table:table-cell table:style-name="ce17" table:formula="of:=IF([.AG28]=&quot;&quot;;&quot;&quot;;[.AG28]+[.$T$3]+1)" office:value-type="float" office:value="369" calcext:value-type="float">
            <text:p>369</text:p>
          </table:table-cell>
          <table:table-cell table:style-name="ce17" table:formula="of:=IF([.AH28]=&quot;&quot;;&quot;&quot;;[.AH28]+[.$T$3]+1)" office:value-type="float" office:value="370" calcext:value-type="float">
            <text:p>370</text:p>
          </table:table-cell>
          <table:table-cell table:style-name="ce17" table:formula="of:=IF([.AI28]=&quot;&quot;;&quot;&quot;;[.AI28]+[.$T$3]+1)" office:value-type="float" office:value="371" calcext:value-type="float">
            <text:p>371</text:p>
          </table:table-cell>
          <table:table-cell table:style-name="ce17" table:formula="of:=IF([.AJ28]=&quot;&quot;;&quot;&quot;;[.AJ28]+[.$T$3]+1)">
            <text:p/>
          </table:table-cell>
          <table:table-cell table:style-name="ce17" table:formula="of:=IF([.AK28]=&quot;&quot;;&quot;&quot;;[.AK28]+[.$T$3]+1)">
            <text:p/>
          </table:table-cell>
          <table:table-cell table:style-name="ce17" table:formula="of:=IF([.B4]=&quot;&quot;;&quot;&quot;;[.B4]+[.$BC$19]+1)">
            <text:p/>
          </table:table-cell>
          <table:table-cell table:style-name="ce17" table:formula="of:=IF([.C4]=&quot;&quot;;&quot;&quot;;[.C4]+[.$BC$19]+1)">
            <text:p/>
          </table:table-cell>
          <table:table-cell table:style-name="ce17" table:formula="of:=IF([.D4]=&quot;&quot;;&quot;&quot;;[.D4]+[.$BC$19]+1)">
            <text:p/>
          </table:table-cell>
          <table:table-cell table:style-name="ce17" table:formula="of:=IF([.E4]=&quot;&quot;;&quot;&quot;;[.E4]+[.$BC$19]+1)">
            <text:p/>
          </table:table-cell>
          <table:table-cell table:style-name="ce17" table:formula="of:=IF([.F4]=&quot;&quot;;&quot;&quot;;[.F4]+[.$BC$19]+1)">
            <text:p/>
          </table:table-cell>
          <table:table-cell table:style-name="ce17" table:formula="of:=IF([.G4]=&quot;&quot;;&quot;&quot;;[.G4]+[.$BC$19]+1)">
            <text:p/>
          </table:table-cell>
          <table:table-cell table:style-name="ce17" table:formula="of:=IF([.H4]=&quot;&quot;;&quot;&quot;;[.H4]+[.$BC$19]+1)">
            <text:p/>
          </table:table-cell>
          <table:table-cell table:style-name="ce17" table:formula="of:=IF([.I4]=&quot;&quot;;&quot;&quot;;[.I4]+[.$BC$19]+1)">
            <text:p/>
          </table:table-cell>
          <table:table-cell table:style-name="ce17" table:formula="of:=IF([.J4]=&quot;&quot;;&quot;&quot;;[.J4]+[.$BC$19]+1)">
            <text:p/>
          </table:table-cell>
          <table:table-cell table:style-name="ce17" table:formula="of:=IF([.K4]=&quot;&quot;;&quot;&quot;;[.K4]+[.$BC$19]+1)">
            <text:p/>
          </table:table-cell>
          <table:table-cell table:style-name="ce17" table:formula="of:=IF([.L4]=&quot;&quot;;&quot;&quot;;[.L4]+[.$BC$19]+1)">
            <text:p/>
          </table:table-cell>
          <table:table-cell table:style-name="ce17" table:formula="of:=IF([.M4]=&quot;&quot;;&quot;&quot;;[.M4]+[.$BC$19]+1)">
            <text:p/>
          </table:table-cell>
          <table:table-cell table:style-name="ce17" table:formula="of:=IF([.N4]=&quot;&quot;;&quot;&quot;;[.N4]+[.$BC$19]+1)">
            <text:p/>
          </table:table-cell>
          <table:table-cell table:style-name="ce17" table:formula="of:=IF([.O4]=&quot;&quot;;&quot;&quot;;[.O4]+[.$BC$19]+1)">
            <text:p/>
          </table:table-cell>
          <table:table-cell table:style-name="ce17" table:formula="of:=IF([.P4]=&quot;&quot;;&quot;&quot;;[.P4]+[.$BC$19]+1)">
            <text:p/>
          </table:table-cell>
          <table:table-cell table:style-name="ce17" table:formula="of:=IF([.Q4]=&quot;&quot;;&quot;&quot;;[.Q4]+[.$BC$19]+1)">
            <text:p/>
          </table:table-cell>
          <table:table-cell table:style-name="ce17" table:formula="of:=IF([.R4]=&quot;&quot;;&quot;&quot;;[.R4]+[.$BC$19]+1)" office:value-type="float" office:value="915" calcext:value-type="float">
            <text:p>915</text:p>
          </table:table-cell>
          <table:table-cell table:style-name="ce17" table:formula="of:=IF([.S4]=&quot;&quot;;&quot;&quot;;[.S4]+[.$BC$19]+1)" office:value-type="float" office:value="914" calcext:value-type="float">
            <text:p>914</text:p>
          </table:table-cell>
          <table:table-cell table:style-name="ce17" table:formula="of:=IF([.T4]=&quot;&quot;;&quot;&quot;;[.T4]+[.$BC$19]+1)" office:value-type="float" office:value="913" calcext:value-type="float">
            <text:p>913</text:p>
          </table:table-cell>
          <table:table-cell table:style-name="ce17" table:formula="of:=IF([.U4]=&quot;&quot;;&quot;&quot;;[.U4]+[.$BC$19]+1)" office:value-type="float" office:value="912" calcext:value-type="float">
            <text:p>912</text:p>
          </table:table-cell>
          <table:table-cell table:style-name="ce17" table:formula="of:=IF([.V4]=&quot;&quot;;&quot;&quot;;[.V4]+[.$BC$19]+1)">
            <text:p/>
          </table:table-cell>
          <table:table-cell table:style-name="ce17" table:formula="of:=IF([.W4]=&quot;&quot;;&quot;&quot;;[.W4]+[.$BC$19]+1)">
            <text:p/>
          </table:table-cell>
          <table:table-cell table:style-name="ce17" table:formula="of:=IF([.X4]=&quot;&quot;;&quot;&quot;;[.X4]+[.$BC$19]+1)">
            <text:p/>
          </table:table-cell>
          <table:table-cell table:style-name="ce17" table:formula="of:=IF([.Y4]=&quot;&quot;;&quot;&quot;;[.Y4]+[.$BC$19]+1)">
            <text:p/>
          </table:table-cell>
          <table:table-cell table:style-name="ce17" table:formula="of:=IF([.Z4]=&quot;&quot;;&quot;&quot;;[.Z4]+[.$BC$19]+1)">
            <text:p/>
          </table:table-cell>
          <table:table-cell table:style-name="ce17" table:formula="of:=IF([.AA4]=&quot;&quot;;&quot;&quot;;[.AA4]+[.$BC$19]+1)">
            <text:p/>
          </table:table-cell>
          <table:table-cell table:style-name="ce17" table:formula="of:=IF([.AB4]=&quot;&quot;;&quot;&quot;;[.AB4]+[.$BC$19]+1)">
            <text:p/>
          </table:table-cell>
          <table:table-cell table:style-name="ce17" table:formula="of:=IF([.AC4]=&quot;&quot;;&quot;&quot;;[.AC4]+[.$BC$19]+1)">
            <text:p/>
          </table:table-cell>
          <table:table-cell table:style-name="ce17" table:formula="of:=IF([.AD4]=&quot;&quot;;&quot;&quot;;[.AD4]+[.$BC$19]+1)">
            <text:p/>
          </table:table-cell>
          <table:table-cell table:style-name="ce17" table:formula="of:=IF([.AE4]=&quot;&quot;;&quot;&quot;;[.AE4]+[.$BC$19]+1)">
            <text:p/>
          </table:table-cell>
          <table:table-cell table:style-name="ce17" table:formula="of:=IF([.AF4]=&quot;&quot;;&quot;&quot;;[.AF4]+[.$BC$19]+1)">
            <text:p/>
          </table:table-cell>
          <table:table-cell table:style-name="ce17" table:formula="of:=IF([.AG4]=&quot;&quot;;&quot;&quot;;[.AG4]+[.$BC$19]+1)">
            <text:p/>
          </table:table-cell>
          <table:table-cell table:style-name="ce17" table:formula="of:=IF([.AH4]=&quot;&quot;;&quot;&quot;;[.AH4]+[.$BC$19]+1)">
            <text:p/>
          </table:table-cell>
          <table:table-cell table:style-name="ce17" table:formula="of:=IF([.AI4]=&quot;&quot;;&quot;&quot;;[.AI4]+[.$BC$19]+1)">
            <text:p/>
          </table:table-cell>
          <table:table-cell table:style-name="ce17" table:formula="of:=IF([.AJ4]=&quot;&quot;;&quot;&quot;;[.AJ4]+[.$BC$19]+1)">
            <text:p/>
          </table:table-cell>
          <table:table-cell table:style-name="ce17"/>
          <table:table-cell table:style-name="ce17" table:formula="of:=IF([.AL4]=&quot;&quot;;&quot;&quot;;[.AL4]+[.$CN$3]+1)">
            <text:p/>
          </table:table-cell>
          <table:table-cell table:style-name="ce17" table:formula="of:=IF([.AM4]=&quot;&quot;;&quot;&quot;;[.AM4]+[.$CN$3]+1)">
            <text:p/>
          </table:table-cell>
          <table:table-cell table:style-name="ce17" table:formula="of:=IF([.AN4]=&quot;&quot;;&quot;&quot;;[.AN4]+[.$CN$3]+1)" office:value-type="float" office:value="1258" calcext:value-type="float">
            <text:p>1258</text:p>
          </table:table-cell>
          <table:table-cell table:style-name="ce17" table:formula="of:=IF([.AO4]=&quot;&quot;;&quot;&quot;;[.AO4]+[.$CN$3]+1)" office:value-type="float" office:value="1259" calcext:value-type="float">
            <text:p>1259</text:p>
          </table:table-cell>
          <table:table-cell table:style-name="ce17" table:formula="of:=IF([.AP4]=&quot;&quot;;&quot;&quot;;[.AP4]+[.$CN$3]+1)" office:value-type="float" office:value="1260" calcext:value-type="float">
            <text:p>1260</text:p>
          </table:table-cell>
          <table:table-cell table:style-name="ce17" table:formula="of:=IF([.AQ4]=&quot;&quot;;&quot;&quot;;[.AQ4]+[.$CN$3]+1)" office:value-type="float" office:value="1261" calcext:value-type="float">
            <text:p>1261</text:p>
          </table:table-cell>
          <table:table-cell table:style-name="ce17" table:formula="of:=IF([.AR4]=&quot;&quot;;&quot;&quot;;[.AR4]+[.$CN$3]+1)" office:value-type="float" office:value="1262" calcext:value-type="float">
            <text:p>1262</text:p>
          </table:table-cell>
          <table:table-cell table:style-name="ce17" table:formula="of:=IF([.AS4]=&quot;&quot;;&quot;&quot;;[.AS4]+[.$CN$3]+1)" office:value-type="float" office:value="1263" calcext:value-type="float">
            <text:p>1263</text:p>
          </table:table-cell>
          <table:table-cell table:style-name="ce17" table:formula="of:=IF([.AT4]=&quot;&quot;;&quot;&quot;;[.AT4]+[.$CN$3]+1)" office:value-type="float" office:value="1264" calcext:value-type="float">
            <text:p>1264</text:p>
          </table:table-cell>
          <table:table-cell table:style-name="ce17" table:formula="of:=IF([.AU4]=&quot;&quot;;&quot;&quot;;[.AU4]+[.$CN$3]+1)" office:value-type="float" office:value="1265" calcext:value-type="float">
            <text:p>1265</text:p>
          </table:table-cell>
          <table:table-cell table:style-name="ce17" table:formula="of:=IF([.AV4]=&quot;&quot;;&quot;&quot;;[.AV4]+[.$CN$3]+1)" office:value-type="float" office:value="1266" calcext:value-type="float">
            <text:p>1266</text:p>
          </table:table-cell>
          <table:table-cell table:style-name="ce17" table:formula="of:=IF([.AW4]=&quot;&quot;;&quot;&quot;;[.AW4]+[.$CN$3]+1)" office:value-type="float" office:value="1267" calcext:value-type="float">
            <text:p>1267</text:p>
          </table:table-cell>
          <table:table-cell table:style-name="ce17" table:formula="of:=IF([.AX4]=&quot;&quot;;&quot;&quot;;[.AX4]+[.$CN$3]+1)" office:value-type="float" office:value="1268" calcext:value-type="float">
            <text:p>1268</text:p>
          </table:table-cell>
          <table:table-cell table:style-name="ce17" table:formula="of:=IF([.AY4]=&quot;&quot;;&quot;&quot;;[.AY4]+[.$CN$3]+1)" office:value-type="float" office:value="1269" calcext:value-type="float">
            <text:p>1269</text:p>
          </table:table-cell>
          <table:table-cell table:style-name="ce17" table:formula="of:=IF([.AZ4]=&quot;&quot;;&quot;&quot;;[.AZ4]+[.$CN$3]+1)" office:value-type="float" office:value="1270" calcext:value-type="float">
            <text:p>1270</text:p>
          </table:table-cell>
          <table:table-cell table:style-name="ce17" table:formula="of:=IF([.BA4]=&quot;&quot;;&quot;&quot;;[.BA4]+[.$CN$3]+1)" office:value-type="float" office:value="1271" calcext:value-type="float">
            <text:p>1271</text:p>
          </table:table-cell>
          <table:table-cell table:style-name="ce17" table:formula="of:=IF([.BB4]=&quot;&quot;;&quot;&quot;;[.BB4]+[.$CN$3]+1)" office:value-type="float" office:value="1272" calcext:value-type="float">
            <text:p>1272</text:p>
          </table:table-cell>
          <table:table-cell table:style-name="ce17" table:formula="of:=IF([.BC4]=&quot;&quot;;&quot;&quot;;[.BC4]+[.$CN$3]+1)" office:value-type="float" office:value="1273" calcext:value-type="float">
            <text:p>1273</text:p>
          </table:table-cell>
          <table:table-cell table:style-name="ce17" table:formula="of:=IF([.BD4]=&quot;&quot;;&quot;&quot;;[.BD4]+[.$CN$3]+1)" office:value-type="float" office:value="1274" calcext:value-type="float">
            <text:p>1274</text:p>
          </table:table-cell>
          <table:table-cell table:style-name="ce17" table:formula="of:=IF([.BE4]=&quot;&quot;;&quot;&quot;;[.BE4]+[.$CN$3]+1)" office:value-type="float" office:value="1275" calcext:value-type="float">
            <text:p>1275</text:p>
          </table:table-cell>
          <table:table-cell table:style-name="ce17" table:formula="of:=IF([.BF4]=&quot;&quot;;&quot;&quot;;[.BF4]+[.$CN$3]+1)" office:value-type="float" office:value="1276" calcext:value-type="float">
            <text:p>1276</text:p>
          </table:table-cell>
          <table:table-cell table:style-name="ce17" table:formula="of:=IF([.BG4]=&quot;&quot;;&quot;&quot;;[.BG4]+[.$CN$3]+1)" office:value-type="float" office:value="1277" calcext:value-type="float">
            <text:p>1277</text:p>
          </table:table-cell>
          <table:table-cell table:style-name="ce17" table:formula="of:=IF([.BH4]=&quot;&quot;;&quot;&quot;;[.BH4]+[.$CN$3]+1)" office:value-type="float" office:value="1278" calcext:value-type="float">
            <text:p>1278</text:p>
          </table:table-cell>
          <table:table-cell table:style-name="ce17" table:formula="of:=IF([.BI4]=&quot;&quot;;&quot;&quot;;[.BI4]+[.$CN$3]+1)" office:value-type="float" office:value="1279" calcext:value-type="float">
            <text:p>1279</text:p>
          </table:table-cell>
          <table:table-cell table:style-name="ce17" table:formula="of:=IF([.BJ4]=&quot;&quot;;&quot;&quot;;[.BJ4]+[.$CN$3]+1)" office:value-type="float" office:value="1280" calcext:value-type="float">
            <text:p>1280</text:p>
          </table:table-cell>
          <table:table-cell table:style-name="ce17" table:formula="of:=IF([.BK4]=&quot;&quot;;&quot;&quot;;[.BK4]+[.$CN$3]+1)" office:value-type="float" office:value="1281" calcext:value-type="float">
            <text:p>1281</text:p>
          </table:table-cell>
          <table:table-cell table:style-name="ce17" table:formula="of:=IF([.BL4]=&quot;&quot;;&quot;&quot;;[.BL4]+[.$CN$3]+1)" office:value-type="float" office:value="1282" calcext:value-type="float">
            <text:p>1282</text:p>
          </table:table-cell>
          <table:table-cell table:style-name="ce17" table:formula="of:=IF([.BM4]=&quot;&quot;;&quot;&quot;;[.BM4]+[.$CN$3]+1)" office:value-type="float" office:value="1283" calcext:value-type="float">
            <text:p>1283</text:p>
          </table:table-cell>
          <table:table-cell table:style-name="ce17" table:formula="of:=IF([.BN4]=&quot;&quot;;&quot;&quot;;[.BN4]+[.$CN$3]+1)" office:value-type="float" office:value="1284" calcext:value-type="float">
            <text:p>1284</text:p>
          </table:table-cell>
          <table:table-cell table:style-name="ce17" table:formula="of:=IF([.BO4]=&quot;&quot;;&quot;&quot;;[.BO4]+[.$CN$3]+1)" office:value-type="float" office:value="1285" calcext:value-type="float">
            <text:p>1285</text:p>
          </table:table-cell>
          <table:table-cell table:style-name="ce17" table:formula="of:=IF([.BP4]=&quot;&quot;;&quot;&quot;;[.BP4]+[.$CN$3]+1)" office:value-type="float" office:value="1286" calcext:value-type="float">
            <text:p>1286</text:p>
          </table:table-cell>
          <table:table-cell table:style-name="ce17" table:formula="of:=IF([.BQ4]=&quot;&quot;;&quot;&quot;;[.BQ4]+[.$CN$3]+1)" office:value-type="float" office:value="1287" calcext:value-type="float">
            <text:p>1287</text:p>
          </table:table-cell>
          <table:table-cell table:style-name="ce17" table:formula="of:=IF([.BR4]=&quot;&quot;;&quot;&quot;;[.BR4]+[.$CN$3]+1)" office:value-type="float" office:value="1288" calcext:value-type="float">
            <text:p>1288</text:p>
          </table:table-cell>
          <table:table-cell table:style-name="ce17" table:formula="of:=IF([.BS4]=&quot;&quot;;&quot;&quot;;[.BS4]+[.$CN$3]+1)" office:value-type="float" office:value="1289" calcext:value-type="float">
            <text:p>1289</text:p>
          </table:table-cell>
          <table:table-cell table:style-name="ce17" table:formula="of:=IF([.BT4]=&quot;&quot;;&quot;&quot;;[.BT4]+[.$CN$3]+1)">
            <text:p/>
          </table:table-cell>
          <table:table-cell table:style-name="ce17" table:formula="of:=IF([.BU4]=&quot;&quot;;&quot;&quot;;[.BU4]+[.$CN$3]+1)">
            <text:p/>
          </table:table-cell>
          <table:table-cell table:style-name="ce17" table:formula="of:=IF([.BV4]=&quot;&quot;;&quot;&quot;;[.BV4]+[.$DW$19]+1)">
            <text:p/>
          </table:table-cell>
          <table:table-cell table:style-name="ce17" table:formula="of:=IF([.BW4]=&quot;&quot;;&quot;&quot;;[.BW4]+[.$DW$19]+1)">
            <text:p/>
          </table:table-cell>
          <table:table-cell table:style-name="ce17" table:formula="of:=IF([.BX4]=&quot;&quot;;&quot;&quot;;[.BX4]+[.$DW$19]+1)">
            <text:p/>
          </table:table-cell>
          <table:table-cell table:style-name="ce17" table:formula="of:=IF([.BY4]=&quot;&quot;;&quot;&quot;;[.BY4]+[.$DW$19]+1)">
            <text:p/>
          </table:table-cell>
          <table:table-cell table:style-name="ce17" table:formula="of:=IF([.BZ4]=&quot;&quot;;&quot;&quot;;[.BZ4]+[.$DW$19]+1)">
            <text:p/>
          </table:table-cell>
          <table:table-cell table:style-name="ce17" table:formula="of:=IF([.CA4]=&quot;&quot;;&quot;&quot;;[.CA4]+[.$DW$19]+1)">
            <text:p/>
          </table:table-cell>
          <table:table-cell table:style-name="ce17" table:formula="of:=IF([.CB4]=&quot;&quot;;&quot;&quot;;[.CB4]+[.$DW$19]+1)">
            <text:p/>
          </table:table-cell>
          <table:table-cell table:style-name="ce17" table:formula="of:=IF([.CC4]=&quot;&quot;;&quot;&quot;;[.CC4]+[.$DW$19]+1)">
            <text:p/>
          </table:table-cell>
          <table:table-cell table:style-name="ce17" table:formula="of:=IF([.CD4]=&quot;&quot;;&quot;&quot;;[.CD4]+[.$DW$19]+1)">
            <text:p/>
          </table:table-cell>
          <table:table-cell table:style-name="ce17" table:formula="of:=IF([.CE4]=&quot;&quot;;&quot;&quot;;[.CE4]+[.$DW$19]+1)">
            <text:p/>
          </table:table-cell>
          <table:table-cell table:style-name="ce17" table:formula="of:=IF([.CF4]=&quot;&quot;;&quot;&quot;;[.CF4]+[.$DW$19]+1)">
            <text:p/>
          </table:table-cell>
          <table:table-cell table:style-name="ce17" table:formula="of:=IF([.CG4]=&quot;&quot;;&quot;&quot;;[.CG4]+[.$DW$19]+1)">
            <text:p/>
          </table:table-cell>
          <table:table-cell table:style-name="ce17" table:formula="of:=IF([.CH4]=&quot;&quot;;&quot;&quot;;[.CH4]+[.$DW$19]+1)">
            <text:p/>
          </table:table-cell>
          <table:table-cell table:style-name="ce17" table:formula="of:=IF([.CI4]=&quot;&quot;;&quot;&quot;;[.CI4]+[.$DW$19]+1)">
            <text:p/>
          </table:table-cell>
          <table:table-cell table:style-name="ce17" table:formula="of:=IF([.CJ4]=&quot;&quot;;&quot;&quot;;[.CJ4]+[.$DW$19]+1)">
            <text:p/>
          </table:table-cell>
          <table:table-cell table:style-name="ce17" table:formula="of:=IF([.CK4]=&quot;&quot;;&quot;&quot;;[.CK4]+[.$DW$19]+1)">
            <text:p/>
          </table:table-cell>
          <table:table-cell table:style-name="ce17" table:formula="of:=IF([.CL4]=&quot;&quot;;&quot;&quot;;[.CL4]+[.$DW$19]+1)" office:value-type="float" office:value="2445" calcext:value-type="float">
            <text:p>2445</text:p>
          </table:table-cell>
          <table:table-cell table:style-name="ce17" table:formula="of:=IF([.CM4]=&quot;&quot;;&quot;&quot;;[.CM4]+[.$DW$19]+1)" office:value-type="float" office:value="2444" calcext:value-type="float">
            <text:p>2444</text:p>
          </table:table-cell>
          <table:table-cell table:style-name="ce17" table:formula="of:=IF([.CN4]=&quot;&quot;;&quot;&quot;;[.CN4]+[.$DW$19]+1)" office:value-type="float" office:value="2443" calcext:value-type="float">
            <text:p>2443</text:p>
          </table:table-cell>
          <table:table-cell table:style-name="ce17" table:formula="of:=IF([.CO4]=&quot;&quot;;&quot;&quot;;[.CO4]+[.$DW$19]+1)" office:value-type="float" office:value="2442" calcext:value-type="float">
            <text:p>2442</text:p>
          </table:table-cell>
          <table:table-cell table:style-name="ce17" table:formula="of:=IF([.CP4]=&quot;&quot;;&quot;&quot;;[.CP4]+[.$DW$19]+1)">
            <text:p/>
          </table:table-cell>
          <table:table-cell table:style-name="ce17" table:formula="of:=IF([.CQ4]=&quot;&quot;;&quot;&quot;;[.CQ4]+[.$DW$19]+1)">
            <text:p/>
          </table:table-cell>
          <table:table-cell table:style-name="ce17" table:formula="of:=IF([.CR4]=&quot;&quot;;&quot;&quot;;[.CR4]+[.$DW$19]+1)">
            <text:p/>
          </table:table-cell>
          <table:table-cell table:style-name="ce17" table:formula="of:=IF([.CS4]=&quot;&quot;;&quot;&quot;;[.CS4]+[.$DW$19]+1)">
            <text:p/>
          </table:table-cell>
          <table:table-cell table:style-name="ce17" table:formula="of:=IF([.CT4]=&quot;&quot;;&quot;&quot;;[.CT4]+[.$DW$19]+1)">
            <text:p/>
          </table:table-cell>
          <table:table-cell table:style-name="ce17" table:formula="of:=IF([.CU4]=&quot;&quot;;&quot;&quot;;[.CU4]+[.$DW$19]+1)">
            <text:p/>
          </table:table-cell>
          <table:table-cell table:style-name="ce17" table:formula="of:=IF([.CV4]=&quot;&quot;;&quot;&quot;;[.CV4]+[.$DW$19]+1)">
            <text:p/>
          </table:table-cell>
          <table:table-cell table:style-name="ce17" table:formula="of:=IF([.CW4]=&quot;&quot;;&quot;&quot;;[.CW4]+[.$DW$19]+1)">
            <text:p/>
          </table:table-cell>
          <table:table-cell table:style-name="ce17" table:formula="of:=IF([.CX4]=&quot;&quot;;&quot;&quot;;[.CX4]+[.$DW$19]+1)">
            <text:p/>
          </table:table-cell>
          <table:table-cell table:style-name="ce17" table:formula="of:=IF([.CY4]=&quot;&quot;;&quot;&quot;;[.CY4]+[.$DW$19]+1)">
            <text:p/>
          </table:table-cell>
          <table:table-cell table:style-name="ce17" table:formula="of:=IF([.CZ4]=&quot;&quot;;&quot;&quot;;[.CZ4]+[.$DW$19]+1)">
            <text:p/>
          </table:table-cell>
          <table:table-cell table:style-name="ce17" table:formula="of:=IF([.DA4]=&quot;&quot;;&quot;&quot;;[.DA4]+[.$DW$19]+1)">
            <text:p/>
          </table:table-cell>
          <table:table-cell table:style-name="ce17" table:formula="of:=IF([.DB4]=&quot;&quot;;&quot;&quot;;[.DB4]+[.$DW$19]+1)">
            <text:p/>
          </table:table-cell>
          <table:table-cell table:style-name="ce17" table:formula="of:=IF([.DC4]=&quot;&quot;;&quot;&quot;;[.DC4]+[.$DW$19]+1)">
            <text:p/>
          </table:table-cell>
          <table:table-cell table:style-name="ce17" table:formula="of:=IF([.DD4]=&quot;&quot;;&quot;&quot;;[.DD4]+[.$DW$19]+1)">
            <text:p/>
          </table:table-cell>
          <table:table-cell table:style-name="ce17" table:formula="of:=IF([.DE4]=&quot;&quot;;&quot;&quot;;[.DE4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6" table:number-columns-repeated="15"/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16" table:number-columns-repeated="15"/>
          <table:table-cell table:style-name="ce17" table:formula="of:=IF([.B29]=&quot;&quot;;&quot;&quot;;[.B29]+[.$T$3]+1)">
            <text:p/>
          </table:table-cell>
          <table:table-cell table:style-name="ce17" table:formula="of:=IF([.C29]=&quot;&quot;;&quot;&quot;;[.C29]+[.$T$3]+1)">
            <text:p/>
          </table:table-cell>
          <table:table-cell table:style-name="ce17" table:formula="of:=IF([.D29]=&quot;&quot;;&quot;&quot;;[.D29]+[.$T$3]+1)">
            <text:p/>
          </table:table-cell>
          <table:table-cell table:style-name="ce17" table:formula="of:=IF([.E29]=&quot;&quot;;&quot;&quot;;[.E29]+[.$T$3]+1)" office:value-type="float" office:value="401" calcext:value-type="float">
            <text:p>401</text:p>
          </table:table-cell>
          <table:table-cell table:style-name="ce17" table:formula="of:=IF([.F29]=&quot;&quot;;&quot;&quot;;[.F29]+[.$T$3]+1)" office:value-type="float" office:value="400" calcext:value-type="float">
            <text:p>400</text:p>
          </table:table-cell>
          <table:table-cell table:style-name="ce17" table:formula="of:=IF([.G29]=&quot;&quot;;&quot;&quot;;[.G29]+[.$T$3]+1)" office:value-type="float" office:value="399" calcext:value-type="float">
            <text:p>399</text:p>
          </table:table-cell>
          <table:table-cell table:style-name="ce17" table:formula="of:=IF([.H29]=&quot;&quot;;&quot;&quot;;[.H29]+[.$T$3]+1)" office:value-type="float" office:value="398" calcext:value-type="float">
            <text:p>398</text:p>
          </table:table-cell>
          <table:table-cell table:style-name="ce17" table:formula="of:=IF([.I29]=&quot;&quot;;&quot;&quot;;[.I29]+[.$T$3]+1)" office:value-type="float" office:value="397" calcext:value-type="float">
            <text:p>397</text:p>
          </table:table-cell>
          <table:table-cell table:style-name="ce17" table:formula="of:=IF([.J29]=&quot;&quot;;&quot;&quot;;[.J29]+[.$T$3]+1)" office:value-type="float" office:value="396" calcext:value-type="float">
            <text:p>396</text:p>
          </table:table-cell>
          <table:table-cell table:style-name="ce17" table:formula="of:=IF([.K29]=&quot;&quot;;&quot;&quot;;[.K29]+[.$T$3]+1)" office:value-type="float" office:value="395" calcext:value-type="float">
            <text:p>395</text:p>
          </table:table-cell>
          <table:table-cell table:style-name="ce17" table:formula="of:=IF([.L29]=&quot;&quot;;&quot;&quot;;[.L29]+[.$T$3]+1)" office:value-type="float" office:value="394" calcext:value-type="float">
            <text:p>394</text:p>
          </table:table-cell>
          <table:table-cell table:style-name="ce17" table:formula="of:=IF([.M29]=&quot;&quot;;&quot;&quot;;[.M29]+[.$T$3]+1)" office:value-type="float" office:value="393" calcext:value-type="float">
            <text:p>393</text:p>
          </table:table-cell>
          <table:table-cell table:style-name="ce17" table:formula="of:=IF([.N29]=&quot;&quot;;&quot;&quot;;[.N29]+[.$T$3]+1)" office:value-type="float" office:value="392" calcext:value-type="float">
            <text:p>392</text:p>
          </table:table-cell>
          <table:table-cell table:style-name="ce17" table:formula="of:=IF([.O29]=&quot;&quot;;&quot;&quot;;[.O29]+[.$T$3]+1)" office:value-type="float" office:value="391" calcext:value-type="float">
            <text:p>391</text:p>
          </table:table-cell>
          <table:table-cell table:style-name="ce17" table:formula="of:=IF([.P29]=&quot;&quot;;&quot;&quot;;[.P29]+[.$T$3]+1)" office:value-type="float" office:value="390" calcext:value-type="float">
            <text:p>390</text:p>
          </table:table-cell>
          <table:table-cell table:style-name="ce17" table:formula="of:=IF([.Q29]=&quot;&quot;;&quot;&quot;;[.Q29]+[.$T$3]+1)" office:value-type="float" office:value="389" calcext:value-type="float">
            <text:p>389</text:p>
          </table:table-cell>
          <table:table-cell table:style-name="ce17" table:formula="of:=IF([.R29]=&quot;&quot;;&quot;&quot;;[.R29]+[.$T$3]+1)" office:value-type="float" office:value="388" calcext:value-type="float">
            <text:p>388</text:p>
          </table:table-cell>
          <table:table-cell table:style-name="ce17" table:formula="of:=IF([.S29]=&quot;&quot;;&quot;&quot;;[.S29]+[.$T$3]+1)" office:value-type="float" office:value="387" calcext:value-type="float">
            <text:p>387</text:p>
          </table:table-cell>
          <table:table-cell table:style-name="ce17" table:formula="of:=IF([.T29]=&quot;&quot;;&quot;&quot;;[.T29]+[.$T$3]+1)" office:value-type="float" office:value="386" calcext:value-type="float">
            <text:p>386</text:p>
          </table:table-cell>
          <table:table-cell table:style-name="ce17" table:formula="of:=IF([.U29]=&quot;&quot;;&quot;&quot;;[.U29]+[.$T$3]+1)" office:value-type="float" office:value="385" calcext:value-type="float">
            <text:p>385</text:p>
          </table:table-cell>
          <table:table-cell table:style-name="ce17" table:formula="of:=IF([.V29]=&quot;&quot;;&quot;&quot;;[.V29]+[.$T$3]+1)" office:value-type="float" office:value="384" calcext:value-type="float">
            <text:p>384</text:p>
          </table:table-cell>
          <table:table-cell table:style-name="ce17" table:formula="of:=IF([.W29]=&quot;&quot;;&quot;&quot;;[.W29]+[.$T$3]+1)" office:value-type="float" office:value="383" calcext:value-type="float">
            <text:p>383</text:p>
          </table:table-cell>
          <table:table-cell table:style-name="ce17" table:formula="of:=IF([.X29]=&quot;&quot;;&quot;&quot;;[.X29]+[.$T$3]+1)" office:value-type="float" office:value="382" calcext:value-type="float">
            <text:p>382</text:p>
          </table:table-cell>
          <table:table-cell table:style-name="ce17" table:formula="of:=IF([.Y29]=&quot;&quot;;&quot;&quot;;[.Y29]+[.$T$3]+1)" office:value-type="float" office:value="381" calcext:value-type="float">
            <text:p>381</text:p>
          </table:table-cell>
          <table:table-cell table:style-name="ce17" table:formula="of:=IF([.Z29]=&quot;&quot;;&quot;&quot;;[.Z29]+[.$T$3]+1)" office:value-type="float" office:value="380" calcext:value-type="float">
            <text:p>380</text:p>
          </table:table-cell>
          <table:table-cell table:style-name="ce17" table:formula="of:=IF([.AA29]=&quot;&quot;;&quot;&quot;;[.AA29]+[.$T$3]+1)" office:value-type="float" office:value="379" calcext:value-type="float">
            <text:p>379</text:p>
          </table:table-cell>
          <table:table-cell table:style-name="ce17" table:formula="of:=IF([.AB29]=&quot;&quot;;&quot;&quot;;[.AB29]+[.$T$3]+1)" office:value-type="float" office:value="378" calcext:value-type="float">
            <text:p>378</text:p>
          </table:table-cell>
          <table:table-cell table:style-name="ce17" table:formula="of:=IF([.AC29]=&quot;&quot;;&quot;&quot;;[.AC29]+[.$T$3]+1)" office:value-type="float" office:value="377" calcext:value-type="float">
            <text:p>377</text:p>
          </table:table-cell>
          <table:table-cell table:style-name="ce17" table:formula="of:=IF([.AD29]=&quot;&quot;;&quot;&quot;;[.AD29]+[.$T$3]+1)" office:value-type="float" office:value="376" calcext:value-type="float">
            <text:p>376</text:p>
          </table:table-cell>
          <table:table-cell table:style-name="ce17" table:formula="of:=IF([.AE29]=&quot;&quot;;&quot;&quot;;[.AE29]+[.$T$3]+1)" office:value-type="float" office:value="375" calcext:value-type="float">
            <text:p>375</text:p>
          </table:table-cell>
          <table:table-cell table:style-name="ce17" table:formula="of:=IF([.AF29]=&quot;&quot;;&quot;&quot;;[.AF29]+[.$T$3]+1)" office:value-type="float" office:value="374" calcext:value-type="float">
            <text:p>374</text:p>
          </table:table-cell>
          <table:table-cell table:style-name="ce17" table:formula="of:=IF([.AG29]=&quot;&quot;;&quot;&quot;;[.AG29]+[.$T$3]+1)" office:value-type="float" office:value="373" calcext:value-type="float">
            <text:p>373</text:p>
          </table:table-cell>
          <table:table-cell table:style-name="ce17" table:formula="of:=IF([.AH29]=&quot;&quot;;&quot;&quot;;[.AH29]+[.$T$3]+1)" office:value-type="float" office:value="372" calcext:value-type="float">
            <text:p>372</text:p>
          </table:table-cell>
          <table:table-cell table:style-name="ce17" table:formula="of:=IF([.AI29]=&quot;&quot;;&quot;&quot;;[.AI29]+[.$T$3]+1)">
            <text:p/>
          </table:table-cell>
          <table:table-cell table:style-name="ce17" table:formula="of:=IF([.AJ29]=&quot;&quot;;&quot;&quot;;[.AJ29]+[.$T$3]+1)">
            <text:p/>
          </table:table-cell>
          <table:table-cell table:style-name="ce17" table:formula="of:=IF([.AK29]=&quot;&quot;;&quot;&quot;;[.AK29]+[.$T$3]+1)">
            <text:p/>
          </table:table-cell>
          <table:table-cell table:style-name="ce17" table:formula="of:=IF([.B5]=&quot;&quot;;&quot;&quot;;[.B5]+[.$BC$19]+1)">
            <text:p/>
          </table:table-cell>
          <table:table-cell table:style-name="ce17" table:formula="of:=IF([.C5]=&quot;&quot;;&quot;&quot;;[.C5]+[.$BC$19]+1)">
            <text:p/>
          </table:table-cell>
          <table:table-cell table:style-name="ce17" table:formula="of:=IF([.D5]=&quot;&quot;;&quot;&quot;;[.D5]+[.$BC$19]+1)">
            <text:p/>
          </table:table-cell>
          <table:table-cell table:style-name="ce17" table:formula="of:=IF([.E5]=&quot;&quot;;&quot;&quot;;[.E5]+[.$BC$19]+1)">
            <text:p/>
          </table:table-cell>
          <table:table-cell table:style-name="ce17" table:formula="of:=IF([.F5]=&quot;&quot;;&quot;&quot;;[.F5]+[.$BC$19]+1)">
            <text:p/>
          </table:table-cell>
          <table:table-cell table:style-name="ce17" table:formula="of:=IF([.G5]=&quot;&quot;;&quot;&quot;;[.G5]+[.$BC$19]+1)">
            <text:p/>
          </table:table-cell>
          <table:table-cell table:style-name="ce17" table:formula="of:=IF([.H5]=&quot;&quot;;&quot;&quot;;[.H5]+[.$BC$19]+1)">
            <text:p/>
          </table:table-cell>
          <table:table-cell table:style-name="ce17" table:formula="of:=IF([.I5]=&quot;&quot;;&quot;&quot;;[.I5]+[.$BC$19]+1)">
            <text:p/>
          </table:table-cell>
          <table:table-cell table:style-name="ce17" table:formula="of:=IF([.J5]=&quot;&quot;;&quot;&quot;;[.J5]+[.$BC$19]+1)">
            <text:p/>
          </table:table-cell>
          <table:table-cell table:style-name="ce17" table:formula="of:=IF([.K5]=&quot;&quot;;&quot;&quot;;[.K5]+[.$BC$19]+1)">
            <text:p/>
          </table:table-cell>
          <table:table-cell table:style-name="ce17" table:formula="of:=IF([.L5]=&quot;&quot;;&quot;&quot;;[.L5]+[.$BC$19]+1)">
            <text:p/>
          </table:table-cell>
          <table:table-cell table:style-name="ce17" table:formula="of:=IF([.M5]=&quot;&quot;;&quot;&quot;;[.M5]+[.$BC$19]+1)">
            <text:p/>
          </table:table-cell>
          <table:table-cell table:style-name="ce17" table:formula="of:=IF([.N5]=&quot;&quot;;&quot;&quot;;[.N5]+[.$BC$19]+1)">
            <text:p/>
          </table:table-cell>
          <table:table-cell table:style-name="ce17" table:formula="of:=IF([.O5]=&quot;&quot;;&quot;&quot;;[.O5]+[.$BC$19]+1)">
            <text:p/>
          </table:table-cell>
          <table:table-cell table:style-name="ce17" table:formula="of:=IF([.P5]=&quot;&quot;;&quot;&quot;;[.P5]+[.$BC$19]+1)">
            <text:p/>
          </table:table-cell>
          <table:table-cell table:style-name="ce17" table:formula="of:=IF([.Q5]=&quot;&quot;;&quot;&quot;;[.Q5]+[.$BC$19]+1)" office:value-type="float" office:value="906" calcext:value-type="float">
            <text:p>906</text:p>
          </table:table-cell>
          <table:table-cell table:style-name="ce17" table:formula="of:=IF([.R5]=&quot;&quot;;&quot;&quot;;[.R5]+[.$BC$19]+1)" office:value-type="float" office:value="907" calcext:value-type="float">
            <text:p>907</text:p>
          </table:table-cell>
          <table:table-cell table:style-name="ce17" table:formula="of:=IF([.S5]=&quot;&quot;;&quot;&quot;;[.S5]+[.$BC$19]+1)" office:value-type="float" office:value="908" calcext:value-type="float">
            <text:p>908</text:p>
          </table:table-cell>
          <table:table-cell table:style-name="ce17" table:formula="of:=IF([.T5]=&quot;&quot;;&quot;&quot;;[.T5]+[.$BC$19]+1)" office:value-type="float" office:value="909" calcext:value-type="float">
            <text:p>909</text:p>
          </table:table-cell>
          <table:table-cell table:style-name="ce17" table:formula="of:=IF([.U5]=&quot;&quot;;&quot;&quot;;[.U5]+[.$BC$19]+1)" office:value-type="float" office:value="910" calcext:value-type="float">
            <text:p>910</text:p>
          </table:table-cell>
          <table:table-cell table:style-name="ce17" table:formula="of:=IF([.V5]=&quot;&quot;;&quot;&quot;;[.V5]+[.$BC$19]+1)" office:value-type="float" office:value="911" calcext:value-type="float">
            <text:p>911</text:p>
          </table:table-cell>
          <table:table-cell table:style-name="ce17" table:formula="of:=IF([.W5]=&quot;&quot;;&quot;&quot;;[.W5]+[.$BC$19]+1)">
            <text:p/>
          </table:table-cell>
          <table:table-cell table:style-name="ce17" table:formula="of:=IF([.X5]=&quot;&quot;;&quot;&quot;;[.X5]+[.$BC$19]+1)">
            <text:p/>
          </table:table-cell>
          <table:table-cell table:style-name="ce17" table:formula="of:=IF([.Y5]=&quot;&quot;;&quot;&quot;;[.Y5]+[.$BC$19]+1)">
            <text:p/>
          </table:table-cell>
          <table:table-cell table:style-name="ce17" table:formula="of:=IF([.Z5]=&quot;&quot;;&quot;&quot;;[.Z5]+[.$BC$19]+1)">
            <text:p/>
          </table:table-cell>
          <table:table-cell table:style-name="ce17" table:formula="of:=IF([.AA5]=&quot;&quot;;&quot;&quot;;[.AA5]+[.$BC$19]+1)">
            <text:p/>
          </table:table-cell>
          <table:table-cell table:style-name="ce17" table:formula="of:=IF([.AB5]=&quot;&quot;;&quot;&quot;;[.AB5]+[.$BC$19]+1)">
            <text:p/>
          </table:table-cell>
          <table:table-cell table:style-name="ce17" table:formula="of:=IF([.AC5]=&quot;&quot;;&quot;&quot;;[.AC5]+[.$BC$19]+1)">
            <text:p/>
          </table:table-cell>
          <table:table-cell table:style-name="ce17" table:formula="of:=IF([.AD5]=&quot;&quot;;&quot;&quot;;[.AD5]+[.$BC$19]+1)">
            <text:p/>
          </table:table-cell>
          <table:table-cell table:style-name="ce17" table:formula="of:=IF([.AE5]=&quot;&quot;;&quot;&quot;;[.AE5]+[.$BC$19]+1)">
            <text:p/>
          </table:table-cell>
          <table:table-cell table:style-name="ce17" table:formula="of:=IF([.AF5]=&quot;&quot;;&quot;&quot;;[.AF5]+[.$BC$19]+1)">
            <text:p/>
          </table:table-cell>
          <table:table-cell table:style-name="ce17" table:formula="of:=IF([.AG5]=&quot;&quot;;&quot;&quot;;[.AG5]+[.$BC$19]+1)">
            <text:p/>
          </table:table-cell>
          <table:table-cell table:style-name="ce17" table:formula="of:=IF([.AH5]=&quot;&quot;;&quot;&quot;;[.AH5]+[.$BC$19]+1)">
            <text:p/>
          </table:table-cell>
          <table:table-cell table:style-name="ce17" table:formula="of:=IF([.AI5]=&quot;&quot;;&quot;&quot;;[.AI5]+[.$BC$19]+1)">
            <text:p/>
          </table:table-cell>
          <table:table-cell table:style-name="ce17" table:formula="of:=IF([.AJ5]=&quot;&quot;;&quot;&quot;;[.AJ5]+[.$BC$19]+1)">
            <text:p/>
          </table:table-cell>
          <table:table-cell table:style-name="ce17"/>
          <table:table-cell table:style-name="ce17" table:formula="of:=IF([.AL5]=&quot;&quot;;&quot;&quot;;[.AL5]+[.$CN$3]+1)">
            <text:p/>
          </table:table-cell>
          <table:table-cell table:style-name="ce17" table:formula="of:=IF([.AM5]=&quot;&quot;;&quot;&quot;;[.AM5]+[.$CN$3]+1)">
            <text:p/>
          </table:table-cell>
          <table:table-cell table:style-name="ce17" table:formula="of:=IF([.AN5]=&quot;&quot;;&quot;&quot;;[.AN5]+[.$CN$3]+1)">
            <text:p/>
          </table:table-cell>
          <table:table-cell table:style-name="ce17" table:formula="of:=IF([.AO5]=&quot;&quot;;&quot;&quot;;[.AO5]+[.$CN$3]+1)" office:value-type="float" office:value="1319" calcext:value-type="float">
            <text:p>1319</text:p>
          </table:table-cell>
          <table:table-cell table:style-name="ce17" table:formula="of:=IF([.AP5]=&quot;&quot;;&quot;&quot;;[.AP5]+[.$CN$3]+1)" office:value-type="float" office:value="1318" calcext:value-type="float">
            <text:p>1318</text:p>
          </table:table-cell>
          <table:table-cell table:style-name="ce17" table:formula="of:=IF([.AQ5]=&quot;&quot;;&quot;&quot;;[.AQ5]+[.$CN$3]+1)" office:value-type="float" office:value="1317" calcext:value-type="float">
            <text:p>1317</text:p>
          </table:table-cell>
          <table:table-cell table:style-name="ce17" table:formula="of:=IF([.AR5]=&quot;&quot;;&quot;&quot;;[.AR5]+[.$CN$3]+1)" office:value-type="float" office:value="1316" calcext:value-type="float">
            <text:p>1316</text:p>
          </table:table-cell>
          <table:table-cell table:style-name="ce17" table:formula="of:=IF([.AS5]=&quot;&quot;;&quot;&quot;;[.AS5]+[.$CN$3]+1)" office:value-type="float" office:value="1315" calcext:value-type="float">
            <text:p>1315</text:p>
          </table:table-cell>
          <table:table-cell table:style-name="ce17" table:formula="of:=IF([.AT5]=&quot;&quot;;&quot;&quot;;[.AT5]+[.$CN$3]+1)" office:value-type="float" office:value="1314" calcext:value-type="float">
            <text:p>1314</text:p>
          </table:table-cell>
          <table:table-cell table:style-name="ce17" table:formula="of:=IF([.AU5]=&quot;&quot;;&quot;&quot;;[.AU5]+[.$CN$3]+1)" office:value-type="float" office:value="1313" calcext:value-type="float">
            <text:p>1313</text:p>
          </table:table-cell>
          <table:table-cell table:style-name="ce17" table:formula="of:=IF([.AV5]=&quot;&quot;;&quot;&quot;;[.AV5]+[.$CN$3]+1)" office:value-type="float" office:value="1312" calcext:value-type="float">
            <text:p>1312</text:p>
          </table:table-cell>
          <table:table-cell table:style-name="ce17" table:formula="of:=IF([.AW5]=&quot;&quot;;&quot;&quot;;[.AW5]+[.$CN$3]+1)" office:value-type="float" office:value="1311" calcext:value-type="float">
            <text:p>1311</text:p>
          </table:table-cell>
          <table:table-cell table:style-name="ce17" table:formula="of:=IF([.AX5]=&quot;&quot;;&quot;&quot;;[.AX5]+[.$CN$3]+1)" office:value-type="float" office:value="1310" calcext:value-type="float">
            <text:p>1310</text:p>
          </table:table-cell>
          <table:table-cell table:style-name="ce17" table:formula="of:=IF([.AY5]=&quot;&quot;;&quot;&quot;;[.AY5]+[.$CN$3]+1)" office:value-type="float" office:value="1309" calcext:value-type="float">
            <text:p>1309</text:p>
          </table:table-cell>
          <table:table-cell table:style-name="ce17" table:formula="of:=IF([.AZ5]=&quot;&quot;;&quot;&quot;;[.AZ5]+[.$CN$3]+1)" office:value-type="float" office:value="1308" calcext:value-type="float">
            <text:p>1308</text:p>
          </table:table-cell>
          <table:table-cell table:style-name="ce17" table:formula="of:=IF([.BA5]=&quot;&quot;;&quot;&quot;;[.BA5]+[.$CN$3]+1)" office:value-type="float" office:value="1307" calcext:value-type="float">
            <text:p>1307</text:p>
          </table:table-cell>
          <table:table-cell table:style-name="ce17" table:formula="of:=IF([.BB5]=&quot;&quot;;&quot;&quot;;[.BB5]+[.$CN$3]+1)" office:value-type="float" office:value="1306" calcext:value-type="float">
            <text:p>1306</text:p>
          </table:table-cell>
          <table:table-cell table:style-name="ce17" table:formula="of:=IF([.BC5]=&quot;&quot;;&quot;&quot;;[.BC5]+[.$CN$3]+1)" office:value-type="float" office:value="1305" calcext:value-type="float">
            <text:p>1305</text:p>
          </table:table-cell>
          <table:table-cell table:style-name="ce17" table:formula="of:=IF([.BD5]=&quot;&quot;;&quot;&quot;;[.BD5]+[.$CN$3]+1)" office:value-type="float" office:value="1304" calcext:value-type="float">
            <text:p>1304</text:p>
          </table:table-cell>
          <table:table-cell table:style-name="ce17" table:formula="of:=IF([.BE5]=&quot;&quot;;&quot;&quot;;[.BE5]+[.$CN$3]+1)" office:value-type="float" office:value="1303" calcext:value-type="float">
            <text:p>1303</text:p>
          </table:table-cell>
          <table:table-cell table:style-name="ce17" table:formula="of:=IF([.BF5]=&quot;&quot;;&quot;&quot;;[.BF5]+[.$CN$3]+1)" office:value-type="float" office:value="1302" calcext:value-type="float">
            <text:p>1302</text:p>
          </table:table-cell>
          <table:table-cell table:style-name="ce17" table:formula="of:=IF([.BG5]=&quot;&quot;;&quot;&quot;;[.BG5]+[.$CN$3]+1)" office:value-type="float" office:value="1301" calcext:value-type="float">
            <text:p>1301</text:p>
          </table:table-cell>
          <table:table-cell table:style-name="ce17" table:formula="of:=IF([.BH5]=&quot;&quot;;&quot;&quot;;[.BH5]+[.$CN$3]+1)" office:value-type="float" office:value="1300" calcext:value-type="float">
            <text:p>1300</text:p>
          </table:table-cell>
          <table:table-cell table:style-name="ce17" table:formula="of:=IF([.BI5]=&quot;&quot;;&quot;&quot;;[.BI5]+[.$CN$3]+1)" office:value-type="float" office:value="1299" calcext:value-type="float">
            <text:p>1299</text:p>
          </table:table-cell>
          <table:table-cell table:style-name="ce17" table:formula="of:=IF([.BJ5]=&quot;&quot;;&quot;&quot;;[.BJ5]+[.$CN$3]+1)" office:value-type="float" office:value="1298" calcext:value-type="float">
            <text:p>1298</text:p>
          </table:table-cell>
          <table:table-cell table:style-name="ce17" table:formula="of:=IF([.BK5]=&quot;&quot;;&quot;&quot;;[.BK5]+[.$CN$3]+1)" office:value-type="float" office:value="1297" calcext:value-type="float">
            <text:p>1297</text:p>
          </table:table-cell>
          <table:table-cell table:style-name="ce17" table:formula="of:=IF([.BL5]=&quot;&quot;;&quot;&quot;;[.BL5]+[.$CN$3]+1)" office:value-type="float" office:value="1296" calcext:value-type="float">
            <text:p>1296</text:p>
          </table:table-cell>
          <table:table-cell table:style-name="ce17" table:formula="of:=IF([.BM5]=&quot;&quot;;&quot;&quot;;[.BM5]+[.$CN$3]+1)" office:value-type="float" office:value="1295" calcext:value-type="float">
            <text:p>1295</text:p>
          </table:table-cell>
          <table:table-cell table:style-name="ce17" table:formula="of:=IF([.BN5]=&quot;&quot;;&quot;&quot;;[.BN5]+[.$CN$3]+1)" office:value-type="float" office:value="1294" calcext:value-type="float">
            <text:p>1294</text:p>
          </table:table-cell>
          <table:table-cell table:style-name="ce17" table:formula="of:=IF([.BO5]=&quot;&quot;;&quot;&quot;;[.BO5]+[.$CN$3]+1)" office:value-type="float" office:value="1293" calcext:value-type="float">
            <text:p>1293</text:p>
          </table:table-cell>
          <table:table-cell table:style-name="ce17" table:formula="of:=IF([.BP5]=&quot;&quot;;&quot;&quot;;[.BP5]+[.$CN$3]+1)" office:value-type="float" office:value="1292" calcext:value-type="float">
            <text:p>1292</text:p>
          </table:table-cell>
          <table:table-cell table:style-name="ce17" table:formula="of:=IF([.BQ5]=&quot;&quot;;&quot;&quot;;[.BQ5]+[.$CN$3]+1)" office:value-type="float" office:value="1291" calcext:value-type="float">
            <text:p>1291</text:p>
          </table:table-cell>
          <table:table-cell table:style-name="ce17" table:formula="of:=IF([.BR5]=&quot;&quot;;&quot;&quot;;[.BR5]+[.$CN$3]+1)" office:value-type="float" office:value="1290" calcext:value-type="float">
            <text:p>1290</text:p>
          </table:table-cell>
          <table:table-cell table:style-name="ce17" table:formula="of:=IF([.BS5]=&quot;&quot;;&quot;&quot;;[.BS5]+[.$CN$3]+1)">
            <text:p/>
          </table:table-cell>
          <table:table-cell table:style-name="ce17" table:formula="of:=IF([.BT5]=&quot;&quot;;&quot;&quot;;[.BT5]+[.$CN$3]+1)">
            <text:p/>
          </table:table-cell>
          <table:table-cell table:style-name="ce17" table:formula="of:=IF([.BU5]=&quot;&quot;;&quot;&quot;;[.BU5]+[.$CN$3]+1)">
            <text:p/>
          </table:table-cell>
          <table:table-cell table:style-name="ce17" table:formula="of:=IF([.BV5]=&quot;&quot;;&quot;&quot;;[.BV5]+[.$DW$19]+1)">
            <text:p/>
          </table:table-cell>
          <table:table-cell table:style-name="ce17" table:formula="of:=IF([.BW5]=&quot;&quot;;&quot;&quot;;[.BW5]+[.$DW$19]+1)">
            <text:p/>
          </table:table-cell>
          <table:table-cell table:style-name="ce17" table:formula="of:=IF([.BX5]=&quot;&quot;;&quot;&quot;;[.BX5]+[.$DW$19]+1)">
            <text:p/>
          </table:table-cell>
          <table:table-cell table:style-name="ce17" table:formula="of:=IF([.BY5]=&quot;&quot;;&quot;&quot;;[.BY5]+[.$DW$19]+1)">
            <text:p/>
          </table:table-cell>
          <table:table-cell table:style-name="ce17" table:formula="of:=IF([.BZ5]=&quot;&quot;;&quot;&quot;;[.BZ5]+[.$DW$19]+1)">
            <text:p/>
          </table:table-cell>
          <table:table-cell table:style-name="ce17" table:formula="of:=IF([.CA5]=&quot;&quot;;&quot;&quot;;[.CA5]+[.$DW$19]+1)">
            <text:p/>
          </table:table-cell>
          <table:table-cell table:style-name="ce17" table:formula="of:=IF([.CB5]=&quot;&quot;;&quot;&quot;;[.CB5]+[.$DW$19]+1)">
            <text:p/>
          </table:table-cell>
          <table:table-cell table:style-name="ce17" table:formula="of:=IF([.CC5]=&quot;&quot;;&quot;&quot;;[.CC5]+[.$DW$19]+1)">
            <text:p/>
          </table:table-cell>
          <table:table-cell table:style-name="ce17" table:formula="of:=IF([.CD5]=&quot;&quot;;&quot;&quot;;[.CD5]+[.$DW$19]+1)">
            <text:p/>
          </table:table-cell>
          <table:table-cell table:style-name="ce17" table:formula="of:=IF([.CE5]=&quot;&quot;;&quot;&quot;;[.CE5]+[.$DW$19]+1)">
            <text:p/>
          </table:table-cell>
          <table:table-cell table:style-name="ce17" table:formula="of:=IF([.CF5]=&quot;&quot;;&quot;&quot;;[.CF5]+[.$DW$19]+1)">
            <text:p/>
          </table:table-cell>
          <table:table-cell table:style-name="ce17" table:formula="of:=IF([.CG5]=&quot;&quot;;&quot;&quot;;[.CG5]+[.$DW$19]+1)">
            <text:p/>
          </table:table-cell>
          <table:table-cell table:style-name="ce17" table:formula="of:=IF([.CH5]=&quot;&quot;;&quot;&quot;;[.CH5]+[.$DW$19]+1)">
            <text:p/>
          </table:table-cell>
          <table:table-cell table:style-name="ce17" table:formula="of:=IF([.CI5]=&quot;&quot;;&quot;&quot;;[.CI5]+[.$DW$19]+1)">
            <text:p/>
          </table:table-cell>
          <table:table-cell table:style-name="ce17" table:formula="of:=IF([.CJ5]=&quot;&quot;;&quot;&quot;;[.CJ5]+[.$DW$19]+1)">
            <text:p/>
          </table:table-cell>
          <table:table-cell table:style-name="ce17" table:formula="of:=IF([.CK5]=&quot;&quot;;&quot;&quot;;[.CK5]+[.$DW$19]+1)" office:value-type="float" office:value="2436" calcext:value-type="float">
            <text:p>2436</text:p>
          </table:table-cell>
          <table:table-cell table:style-name="ce17" table:formula="of:=IF([.CL5]=&quot;&quot;;&quot;&quot;;[.CL5]+[.$DW$19]+1)" office:value-type="float" office:value="2437" calcext:value-type="float">
            <text:p>2437</text:p>
          </table:table-cell>
          <table:table-cell table:style-name="ce17" table:formula="of:=IF([.CM5]=&quot;&quot;;&quot;&quot;;[.CM5]+[.$DW$19]+1)" office:value-type="float" office:value="2438" calcext:value-type="float">
            <text:p>2438</text:p>
          </table:table-cell>
          <table:table-cell table:style-name="ce17" table:formula="of:=IF([.CN5]=&quot;&quot;;&quot;&quot;;[.CN5]+[.$DW$19]+1)" office:value-type="float" office:value="2439" calcext:value-type="float">
            <text:p>2439</text:p>
          </table:table-cell>
          <table:table-cell table:style-name="ce17" table:formula="of:=IF([.CO5]=&quot;&quot;;&quot;&quot;;[.CO5]+[.$DW$19]+1)" office:value-type="float" office:value="2440" calcext:value-type="float">
            <text:p>2440</text:p>
          </table:table-cell>
          <table:table-cell table:style-name="ce17" table:formula="of:=IF([.CP5]=&quot;&quot;;&quot;&quot;;[.CP5]+[.$DW$19]+1)" office:value-type="float" office:value="2441" calcext:value-type="float">
            <text:p>2441</text:p>
          </table:table-cell>
          <table:table-cell table:style-name="ce17" table:formula="of:=IF([.CQ5]=&quot;&quot;;&quot;&quot;;[.CQ5]+[.$DW$19]+1)">
            <text:p/>
          </table:table-cell>
          <table:table-cell table:style-name="ce17" table:formula="of:=IF([.CR5]=&quot;&quot;;&quot;&quot;;[.CR5]+[.$DW$19]+1)">
            <text:p/>
          </table:table-cell>
          <table:table-cell table:style-name="ce17" table:formula="of:=IF([.CS5]=&quot;&quot;;&quot;&quot;;[.CS5]+[.$DW$19]+1)">
            <text:p/>
          </table:table-cell>
          <table:table-cell table:style-name="ce17" table:formula="of:=IF([.CT5]=&quot;&quot;;&quot;&quot;;[.CT5]+[.$DW$19]+1)">
            <text:p/>
          </table:table-cell>
          <table:table-cell table:style-name="ce17" table:formula="of:=IF([.CU5]=&quot;&quot;;&quot;&quot;;[.CU5]+[.$DW$19]+1)">
            <text:p/>
          </table:table-cell>
          <table:table-cell table:style-name="ce17" table:formula="of:=IF([.CV5]=&quot;&quot;;&quot;&quot;;[.CV5]+[.$DW$19]+1)">
            <text:p/>
          </table:table-cell>
          <table:table-cell table:style-name="ce17" table:formula="of:=IF([.CW5]=&quot;&quot;;&quot;&quot;;[.CW5]+[.$DW$19]+1)">
            <text:p/>
          </table:table-cell>
          <table:table-cell table:style-name="ce17" table:formula="of:=IF([.CX5]=&quot;&quot;;&quot;&quot;;[.CX5]+[.$DW$19]+1)">
            <text:p/>
          </table:table-cell>
          <table:table-cell table:style-name="ce17" table:formula="of:=IF([.CY5]=&quot;&quot;;&quot;&quot;;[.CY5]+[.$DW$19]+1)">
            <text:p/>
          </table:table-cell>
          <table:table-cell table:style-name="ce17" table:formula="of:=IF([.CZ5]=&quot;&quot;;&quot;&quot;;[.CZ5]+[.$DW$19]+1)">
            <text:p/>
          </table:table-cell>
          <table:table-cell table:style-name="ce17" table:formula="of:=IF([.DA5]=&quot;&quot;;&quot;&quot;;[.DA5]+[.$DW$19]+1)">
            <text:p/>
          </table:table-cell>
          <table:table-cell table:style-name="ce17" table:formula="of:=IF([.DB5]=&quot;&quot;;&quot;&quot;;[.DB5]+[.$DW$19]+1)">
            <text:p/>
          </table:table-cell>
          <table:table-cell table:style-name="ce17" table:formula="of:=IF([.DC5]=&quot;&quot;;&quot;&quot;;[.DC5]+[.$DW$19]+1)">
            <text:p/>
          </table:table-cell>
          <table:table-cell table:style-name="ce17" table:formula="of:=IF([.DD5]=&quot;&quot;;&quot;&quot;;[.DD5]+[.$DW$19]+1)">
            <text:p/>
          </table:table-cell>
          <table:table-cell table:style-name="ce17" table:formula="of:=IF([.DE5]=&quot;&quot;;&quot;&quot;;[.DE5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6" table:number-columns-repeated="14"/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86" calcext:value-type="float">
            <text:p>286</text:p>
          </table:table-cell>
          <table:table-cell table:style-name="ce16" table:number-columns-repeated="14"/>
          <table:table-cell table:style-name="ce17" table:formula="of:=IF([.B30]=&quot;&quot;;&quot;&quot;;[.B30]+[.$T$3]+1)">
            <text:p/>
          </table:table-cell>
          <table:table-cell table:style-name="ce17" table:formula="of:=IF([.C30]=&quot;&quot;;&quot;&quot;;[.C30]+[.$T$3]+1)">
            <text:p/>
          </table:table-cell>
          <table:table-cell table:style-name="ce17" table:formula="of:=IF([.D30]=&quot;&quot;;&quot;&quot;;[.D30]+[.$T$3]+1)">
            <text:p/>
          </table:table-cell>
          <table:table-cell table:style-name="ce17" table:formula="of:=IF([.E30]=&quot;&quot;;&quot;&quot;;[.E30]+[.$T$3]+1)">
            <text:p/>
          </table:table-cell>
          <table:table-cell table:style-name="ce17" table:formula="of:=IF([.F30]=&quot;&quot;;&quot;&quot;;[.F30]+[.$T$3]+1)" office:value-type="float" office:value="402" calcext:value-type="float">
            <text:p>402</text:p>
          </table:table-cell>
          <table:table-cell table:style-name="ce17" table:formula="of:=IF([.G30]=&quot;&quot;;&quot;&quot;;[.G30]+[.$T$3]+1)" office:value-type="float" office:value="403" calcext:value-type="float">
            <text:p>403</text:p>
          </table:table-cell>
          <table:table-cell table:style-name="ce17" table:formula="of:=IF([.H30]=&quot;&quot;;&quot;&quot;;[.H30]+[.$T$3]+1)" office:value-type="float" office:value="404" calcext:value-type="float">
            <text:p>404</text:p>
          </table:table-cell>
          <table:table-cell table:style-name="ce17" table:formula="of:=IF([.I30]=&quot;&quot;;&quot;&quot;;[.I30]+[.$T$3]+1)" office:value-type="float" office:value="405" calcext:value-type="float">
            <text:p>405</text:p>
          </table:table-cell>
          <table:table-cell table:style-name="ce17" table:formula="of:=IF([.J30]=&quot;&quot;;&quot;&quot;;[.J30]+[.$T$3]+1)" office:value-type="float" office:value="406" calcext:value-type="float">
            <text:p>406</text:p>
          </table:table-cell>
          <table:table-cell table:style-name="ce17" table:formula="of:=IF([.K30]=&quot;&quot;;&quot;&quot;;[.K30]+[.$T$3]+1)" office:value-type="float" office:value="407" calcext:value-type="float">
            <text:p>407</text:p>
          </table:table-cell>
          <table:table-cell table:style-name="ce17" table:formula="of:=IF([.L30]=&quot;&quot;;&quot;&quot;;[.L30]+[.$T$3]+1)" office:value-type="float" office:value="408" calcext:value-type="float">
            <text:p>408</text:p>
          </table:table-cell>
          <table:table-cell table:style-name="ce17" table:formula="of:=IF([.M30]=&quot;&quot;;&quot;&quot;;[.M30]+[.$T$3]+1)" office:value-type="float" office:value="409" calcext:value-type="float">
            <text:p>409</text:p>
          </table:table-cell>
          <table:table-cell table:style-name="ce17" table:formula="of:=IF([.N30]=&quot;&quot;;&quot;&quot;;[.N30]+[.$T$3]+1)" office:value-type="float" office:value="410" calcext:value-type="float">
            <text:p>410</text:p>
          </table:table-cell>
          <table:table-cell table:style-name="ce17" table:formula="of:=IF([.O30]=&quot;&quot;;&quot;&quot;;[.O30]+[.$T$3]+1)" office:value-type="float" office:value="411" calcext:value-type="float">
            <text:p>411</text:p>
          </table:table-cell>
          <table:table-cell table:style-name="ce17" table:formula="of:=IF([.P30]=&quot;&quot;;&quot;&quot;;[.P30]+[.$T$3]+1)" office:value-type="float" office:value="412" calcext:value-type="float">
            <text:p>412</text:p>
          </table:table-cell>
          <table:table-cell table:style-name="ce17" table:formula="of:=IF([.Q30]=&quot;&quot;;&quot;&quot;;[.Q30]+[.$T$3]+1)" office:value-type="float" office:value="413" calcext:value-type="float">
            <text:p>413</text:p>
          </table:table-cell>
          <table:table-cell table:style-name="ce17" table:formula="of:=IF([.R30]=&quot;&quot;;&quot;&quot;;[.R30]+[.$T$3]+1)" office:value-type="float" office:value="414" calcext:value-type="float">
            <text:p>414</text:p>
          </table:table-cell>
          <table:table-cell table:style-name="ce17" table:formula="of:=IF([.S30]=&quot;&quot;;&quot;&quot;;[.S30]+[.$T$3]+1)" office:value-type="float" office:value="415" calcext:value-type="float">
            <text:p>415</text:p>
          </table:table-cell>
          <table:table-cell table:style-name="ce17" table:formula="of:=IF([.T30]=&quot;&quot;;&quot;&quot;;[.T30]+[.$T$3]+1)" office:value-type="float" office:value="416" calcext:value-type="float">
            <text:p>416</text:p>
          </table:table-cell>
          <table:table-cell table:style-name="ce17" table:formula="of:=IF([.U30]=&quot;&quot;;&quot;&quot;;[.U30]+[.$T$3]+1)" office:value-type="float" office:value="417" calcext:value-type="float">
            <text:p>417</text:p>
          </table:table-cell>
          <table:table-cell table:style-name="ce17" table:formula="of:=IF([.V30]=&quot;&quot;;&quot;&quot;;[.V30]+[.$T$3]+1)" office:value-type="float" office:value="418" calcext:value-type="float">
            <text:p>418</text:p>
          </table:table-cell>
          <table:table-cell table:style-name="ce17" table:formula="of:=IF([.W30]=&quot;&quot;;&quot;&quot;;[.W30]+[.$T$3]+1)" office:value-type="float" office:value="419" calcext:value-type="float">
            <text:p>419</text:p>
          </table:table-cell>
          <table:table-cell table:style-name="ce17" table:formula="of:=IF([.X30]=&quot;&quot;;&quot;&quot;;[.X30]+[.$T$3]+1)" office:value-type="float" office:value="420" calcext:value-type="float">
            <text:p>420</text:p>
          </table:table-cell>
          <table:table-cell table:style-name="ce17" table:formula="of:=IF([.Y30]=&quot;&quot;;&quot;&quot;;[.Y30]+[.$T$3]+1)" office:value-type="float" office:value="421" calcext:value-type="float">
            <text:p>421</text:p>
          </table:table-cell>
          <table:table-cell table:style-name="ce17" table:formula="of:=IF([.Z30]=&quot;&quot;;&quot;&quot;;[.Z30]+[.$T$3]+1)" office:value-type="float" office:value="422" calcext:value-type="float">
            <text:p>422</text:p>
          </table:table-cell>
          <table:table-cell table:style-name="ce17" table:formula="of:=IF([.AA30]=&quot;&quot;;&quot;&quot;;[.AA30]+[.$T$3]+1)" office:value-type="float" office:value="423" calcext:value-type="float">
            <text:p>423</text:p>
          </table:table-cell>
          <table:table-cell table:style-name="ce17" table:formula="of:=IF([.AB30]=&quot;&quot;;&quot;&quot;;[.AB30]+[.$T$3]+1)" office:value-type="float" office:value="424" calcext:value-type="float">
            <text:p>424</text:p>
          </table:table-cell>
          <table:table-cell table:style-name="ce17" table:formula="of:=IF([.AC30]=&quot;&quot;;&quot;&quot;;[.AC30]+[.$T$3]+1)" office:value-type="float" office:value="425" calcext:value-type="float">
            <text:p>425</text:p>
          </table:table-cell>
          <table:table-cell table:style-name="ce17" table:formula="of:=IF([.AD30]=&quot;&quot;;&quot;&quot;;[.AD30]+[.$T$3]+1)" office:value-type="float" office:value="426" calcext:value-type="float">
            <text:p>426</text:p>
          </table:table-cell>
          <table:table-cell table:style-name="ce17" table:formula="of:=IF([.AE30]=&quot;&quot;;&quot;&quot;;[.AE30]+[.$T$3]+1)" office:value-type="float" office:value="427" calcext:value-type="float">
            <text:p>427</text:p>
          </table:table-cell>
          <table:table-cell table:style-name="ce17" table:formula="of:=IF([.AF30]=&quot;&quot;;&quot;&quot;;[.AF30]+[.$T$3]+1)" office:value-type="float" office:value="428" calcext:value-type="float">
            <text:p>428</text:p>
          </table:table-cell>
          <table:table-cell table:style-name="ce17" table:formula="of:=IF([.AG30]=&quot;&quot;;&quot;&quot;;[.AG30]+[.$T$3]+1)" office:value-type="float" office:value="429" calcext:value-type="float">
            <text:p>429</text:p>
          </table:table-cell>
          <table:table-cell table:style-name="ce17" table:formula="of:=IF([.AH30]=&quot;&quot;;&quot;&quot;;[.AH30]+[.$T$3]+1)">
            <text:p/>
          </table:table-cell>
          <table:table-cell table:style-name="ce17" table:formula="of:=IF([.AI30]=&quot;&quot;;&quot;&quot;;[.AI30]+[.$T$3]+1)">
            <text:p/>
          </table:table-cell>
          <table:table-cell table:style-name="ce17" table:formula="of:=IF([.AJ30]=&quot;&quot;;&quot;&quot;;[.AJ30]+[.$T$3]+1)">
            <text:p/>
          </table:table-cell>
          <table:table-cell table:style-name="ce17" table:formula="of:=IF([.AK30]=&quot;&quot;;&quot;&quot;;[.AK30]+[.$T$3]+1)">
            <text:p/>
          </table:table-cell>
          <table:table-cell table:style-name="ce17" table:formula="of:=IF([.B6]=&quot;&quot;;&quot;&quot;;[.B6]+[.$BC$19]+1)">
            <text:p/>
          </table:table-cell>
          <table:table-cell table:style-name="ce17" table:formula="of:=IF([.C6]=&quot;&quot;;&quot;&quot;;[.C6]+[.$BC$19]+1)">
            <text:p/>
          </table:table-cell>
          <table:table-cell table:style-name="ce17" table:formula="of:=IF([.D6]=&quot;&quot;;&quot;&quot;;[.D6]+[.$BC$19]+1)">
            <text:p/>
          </table:table-cell>
          <table:table-cell table:style-name="ce17" table:formula="of:=IF([.E6]=&quot;&quot;;&quot;&quot;;[.E6]+[.$BC$19]+1)">
            <text:p/>
          </table:table-cell>
          <table:table-cell table:style-name="ce17" table:formula="of:=IF([.F6]=&quot;&quot;;&quot;&quot;;[.F6]+[.$BC$19]+1)">
            <text:p/>
          </table:table-cell>
          <table:table-cell table:style-name="ce17" table:formula="of:=IF([.G6]=&quot;&quot;;&quot;&quot;;[.G6]+[.$BC$19]+1)">
            <text:p/>
          </table:table-cell>
          <table:table-cell table:style-name="ce17" table:formula="of:=IF([.H6]=&quot;&quot;;&quot;&quot;;[.H6]+[.$BC$19]+1)">
            <text:p/>
          </table:table-cell>
          <table:table-cell table:style-name="ce17" table:formula="of:=IF([.I6]=&quot;&quot;;&quot;&quot;;[.I6]+[.$BC$19]+1)">
            <text:p/>
          </table:table-cell>
          <table:table-cell table:style-name="ce17" table:formula="of:=IF([.J6]=&quot;&quot;;&quot;&quot;;[.J6]+[.$BC$19]+1)">
            <text:p/>
          </table:table-cell>
          <table:table-cell table:style-name="ce17" table:formula="of:=IF([.K6]=&quot;&quot;;&quot;&quot;;[.K6]+[.$BC$19]+1)">
            <text:p/>
          </table:table-cell>
          <table:table-cell table:style-name="ce17" table:formula="of:=IF([.L6]=&quot;&quot;;&quot;&quot;;[.L6]+[.$BC$19]+1)">
            <text:p/>
          </table:table-cell>
          <table:table-cell table:style-name="ce17" table:formula="of:=IF([.M6]=&quot;&quot;;&quot;&quot;;[.M6]+[.$BC$19]+1)">
            <text:p/>
          </table:table-cell>
          <table:table-cell table:style-name="ce17" table:formula="of:=IF([.N6]=&quot;&quot;;&quot;&quot;;[.N6]+[.$BC$19]+1)">
            <text:p/>
          </table:table-cell>
          <table:table-cell table:style-name="ce17" table:formula="of:=IF([.O6]=&quot;&quot;;&quot;&quot;;[.O6]+[.$BC$19]+1)">
            <text:p/>
          </table:table-cell>
          <table:table-cell table:style-name="ce17" table:formula="of:=IF([.P6]=&quot;&quot;;&quot;&quot;;[.P6]+[.$BC$19]+1)" office:value-type="float" office:value="905" calcext:value-type="float">
            <text:p>905</text:p>
          </table:table-cell>
          <table:table-cell table:style-name="ce17" table:formula="of:=IF([.Q6]=&quot;&quot;;&quot;&quot;;[.Q6]+[.$BC$19]+1)" office:value-type="float" office:value="904" calcext:value-type="float">
            <text:p>904</text:p>
          </table:table-cell>
          <table:table-cell table:style-name="ce17" table:formula="of:=IF([.R6]=&quot;&quot;;&quot;&quot;;[.R6]+[.$BC$19]+1)" office:value-type="float" office:value="903" calcext:value-type="float">
            <text:p>903</text:p>
          </table:table-cell>
          <table:table-cell table:style-name="ce17" table:formula="of:=IF([.S6]=&quot;&quot;;&quot;&quot;;[.S6]+[.$BC$19]+1)" office:value-type="float" office:value="902" calcext:value-type="float">
            <text:p>902</text:p>
          </table:table-cell>
          <table:table-cell table:style-name="ce17" table:formula="of:=IF([.T6]=&quot;&quot;;&quot;&quot;;[.T6]+[.$BC$19]+1)" office:value-type="float" office:value="901" calcext:value-type="float">
            <text:p>901</text:p>
          </table:table-cell>
          <table:table-cell table:style-name="ce17" table:formula="of:=IF([.U6]=&quot;&quot;;&quot;&quot;;[.U6]+[.$BC$19]+1)" office:value-type="float" office:value="900" calcext:value-type="float">
            <text:p>900</text:p>
          </table:table-cell>
          <table:table-cell table:style-name="ce17" table:formula="of:=IF([.V6]=&quot;&quot;;&quot;&quot;;[.V6]+[.$BC$19]+1)" office:value-type="float" office:value="899" calcext:value-type="float">
            <text:p>899</text:p>
          </table:table-cell>
          <table:table-cell table:style-name="ce17" table:formula="of:=IF([.W6]=&quot;&quot;;&quot;&quot;;[.W6]+[.$BC$19]+1)" office:value-type="float" office:value="898" calcext:value-type="float">
            <text:p>898</text:p>
          </table:table-cell>
          <table:table-cell table:style-name="ce17" table:formula="of:=IF([.X6]=&quot;&quot;;&quot;&quot;;[.X6]+[.$BC$19]+1)">
            <text:p/>
          </table:table-cell>
          <table:table-cell table:style-name="ce17" table:formula="of:=IF([.Y6]=&quot;&quot;;&quot;&quot;;[.Y6]+[.$BC$19]+1)">
            <text:p/>
          </table:table-cell>
          <table:table-cell table:style-name="ce17" table:formula="of:=IF([.Z6]=&quot;&quot;;&quot;&quot;;[.Z6]+[.$BC$19]+1)">
            <text:p/>
          </table:table-cell>
          <table:table-cell table:style-name="ce17" table:formula="of:=IF([.AA6]=&quot;&quot;;&quot;&quot;;[.AA6]+[.$BC$19]+1)">
            <text:p/>
          </table:table-cell>
          <table:table-cell table:style-name="ce17" table:formula="of:=IF([.AB6]=&quot;&quot;;&quot;&quot;;[.AB6]+[.$BC$19]+1)">
            <text:p/>
          </table:table-cell>
          <table:table-cell table:style-name="ce17" table:formula="of:=IF([.AC6]=&quot;&quot;;&quot;&quot;;[.AC6]+[.$BC$19]+1)">
            <text:p/>
          </table:table-cell>
          <table:table-cell table:style-name="ce17" table:formula="of:=IF([.AD6]=&quot;&quot;;&quot;&quot;;[.AD6]+[.$BC$19]+1)">
            <text:p/>
          </table:table-cell>
          <table:table-cell table:style-name="ce17" table:formula="of:=IF([.AE6]=&quot;&quot;;&quot;&quot;;[.AE6]+[.$BC$19]+1)">
            <text:p/>
          </table:table-cell>
          <table:table-cell table:style-name="ce17" table:formula="of:=IF([.AF6]=&quot;&quot;;&quot;&quot;;[.AF6]+[.$BC$19]+1)">
            <text:p/>
          </table:table-cell>
          <table:table-cell table:style-name="ce17" table:formula="of:=IF([.AG6]=&quot;&quot;;&quot;&quot;;[.AG6]+[.$BC$19]+1)">
            <text:p/>
          </table:table-cell>
          <table:table-cell table:style-name="ce17" table:formula="of:=IF([.AH6]=&quot;&quot;;&quot;&quot;;[.AH6]+[.$BC$19]+1)">
            <text:p/>
          </table:table-cell>
          <table:table-cell table:style-name="ce17" table:formula="of:=IF([.AI6]=&quot;&quot;;&quot;&quot;;[.AI6]+[.$BC$19]+1)">
            <text:p/>
          </table:table-cell>
          <table:table-cell table:style-name="ce17" table:formula="of:=IF([.AJ6]=&quot;&quot;;&quot;&quot;;[.AJ6]+[.$BC$19]+1)">
            <text:p/>
          </table:table-cell>
          <table:table-cell table:style-name="ce17"/>
          <table:table-cell table:style-name="ce17" table:formula="of:=IF([.AL6]=&quot;&quot;;&quot;&quot;;[.AL6]+[.$CN$3]+1)">
            <text:p/>
          </table:table-cell>
          <table:table-cell table:style-name="ce17" table:formula="of:=IF([.AM6]=&quot;&quot;;&quot;&quot;;[.AM6]+[.$CN$3]+1)">
            <text:p/>
          </table:table-cell>
          <table:table-cell table:style-name="ce17" table:formula="of:=IF([.AN6]=&quot;&quot;;&quot;&quot;;[.AN6]+[.$CN$3]+1)">
            <text:p/>
          </table:table-cell>
          <table:table-cell table:style-name="ce17" table:formula="of:=IF([.AO6]=&quot;&quot;;&quot;&quot;;[.AO6]+[.$CN$3]+1)">
            <text:p/>
          </table:table-cell>
          <table:table-cell table:style-name="ce17" table:formula="of:=IF([.AP6]=&quot;&quot;;&quot;&quot;;[.AP6]+[.$CN$3]+1)" office:value-type="float" office:value="1320" calcext:value-type="float">
            <text:p>1320</text:p>
          </table:table-cell>
          <table:table-cell table:style-name="ce17" table:formula="of:=IF([.AQ6]=&quot;&quot;;&quot;&quot;;[.AQ6]+[.$CN$3]+1)" office:value-type="float" office:value="1321" calcext:value-type="float">
            <text:p>1321</text:p>
          </table:table-cell>
          <table:table-cell table:style-name="ce17" table:formula="of:=IF([.AR6]=&quot;&quot;;&quot;&quot;;[.AR6]+[.$CN$3]+1)" office:value-type="float" office:value="1322" calcext:value-type="float">
            <text:p>1322</text:p>
          </table:table-cell>
          <table:table-cell table:style-name="ce17" table:formula="of:=IF([.AS6]=&quot;&quot;;&quot;&quot;;[.AS6]+[.$CN$3]+1)" office:value-type="float" office:value="1323" calcext:value-type="float">
            <text:p>1323</text:p>
          </table:table-cell>
          <table:table-cell table:style-name="ce17" table:formula="of:=IF([.AT6]=&quot;&quot;;&quot;&quot;;[.AT6]+[.$CN$3]+1)" office:value-type="float" office:value="1324" calcext:value-type="float">
            <text:p>1324</text:p>
          </table:table-cell>
          <table:table-cell table:style-name="ce17" table:formula="of:=IF([.AU6]=&quot;&quot;;&quot;&quot;;[.AU6]+[.$CN$3]+1)" office:value-type="float" office:value="1325" calcext:value-type="float">
            <text:p>1325</text:p>
          </table:table-cell>
          <table:table-cell table:style-name="ce17" table:formula="of:=IF([.AV6]=&quot;&quot;;&quot;&quot;;[.AV6]+[.$CN$3]+1)" office:value-type="float" office:value="1326" calcext:value-type="float">
            <text:p>1326</text:p>
          </table:table-cell>
          <table:table-cell table:style-name="ce17" table:formula="of:=IF([.AW6]=&quot;&quot;;&quot;&quot;;[.AW6]+[.$CN$3]+1)" office:value-type="float" office:value="1327" calcext:value-type="float">
            <text:p>1327</text:p>
          </table:table-cell>
          <table:table-cell table:style-name="ce17" table:formula="of:=IF([.AX6]=&quot;&quot;;&quot;&quot;;[.AX6]+[.$CN$3]+1)" office:value-type="float" office:value="1328" calcext:value-type="float">
            <text:p>1328</text:p>
          </table:table-cell>
          <table:table-cell table:style-name="ce17" table:formula="of:=IF([.AY6]=&quot;&quot;;&quot;&quot;;[.AY6]+[.$CN$3]+1)" office:value-type="float" office:value="1329" calcext:value-type="float">
            <text:p>1329</text:p>
          </table:table-cell>
          <table:table-cell table:style-name="ce17" table:formula="of:=IF([.AZ6]=&quot;&quot;;&quot;&quot;;[.AZ6]+[.$CN$3]+1)" office:value-type="float" office:value="1330" calcext:value-type="float">
            <text:p>1330</text:p>
          </table:table-cell>
          <table:table-cell table:style-name="ce17" table:formula="of:=IF([.BA6]=&quot;&quot;;&quot;&quot;;[.BA6]+[.$CN$3]+1)" office:value-type="float" office:value="1331" calcext:value-type="float">
            <text:p>1331</text:p>
          </table:table-cell>
          <table:table-cell table:style-name="ce17" table:formula="of:=IF([.BB6]=&quot;&quot;;&quot;&quot;;[.BB6]+[.$CN$3]+1)" office:value-type="float" office:value="1332" calcext:value-type="float">
            <text:p>1332</text:p>
          </table:table-cell>
          <table:table-cell table:style-name="ce17" table:formula="of:=IF([.BC6]=&quot;&quot;;&quot;&quot;;[.BC6]+[.$CN$3]+1)" office:value-type="float" office:value="1333" calcext:value-type="float">
            <text:p>1333</text:p>
          </table:table-cell>
          <table:table-cell table:style-name="ce17" table:formula="of:=IF([.BD6]=&quot;&quot;;&quot;&quot;;[.BD6]+[.$CN$3]+1)" office:value-type="float" office:value="1334" calcext:value-type="float">
            <text:p>1334</text:p>
          </table:table-cell>
          <table:table-cell table:style-name="ce17" table:formula="of:=IF([.BE6]=&quot;&quot;;&quot;&quot;;[.BE6]+[.$CN$3]+1)" office:value-type="float" office:value="1335" calcext:value-type="float">
            <text:p>1335</text:p>
          </table:table-cell>
          <table:table-cell table:style-name="ce17" table:formula="of:=IF([.BF6]=&quot;&quot;;&quot;&quot;;[.BF6]+[.$CN$3]+1)" office:value-type="float" office:value="1336" calcext:value-type="float">
            <text:p>1336</text:p>
          </table:table-cell>
          <table:table-cell table:style-name="ce17" table:formula="of:=IF([.BG6]=&quot;&quot;;&quot;&quot;;[.BG6]+[.$CN$3]+1)" office:value-type="float" office:value="1337" calcext:value-type="float">
            <text:p>1337</text:p>
          </table:table-cell>
          <table:table-cell table:style-name="ce17" table:formula="of:=IF([.BH6]=&quot;&quot;;&quot;&quot;;[.BH6]+[.$CN$3]+1)" office:value-type="float" office:value="1338" calcext:value-type="float">
            <text:p>1338</text:p>
          </table:table-cell>
          <table:table-cell table:style-name="ce17" table:formula="of:=IF([.BI6]=&quot;&quot;;&quot;&quot;;[.BI6]+[.$CN$3]+1)" office:value-type="float" office:value="1339" calcext:value-type="float">
            <text:p>1339</text:p>
          </table:table-cell>
          <table:table-cell table:style-name="ce17" table:formula="of:=IF([.BJ6]=&quot;&quot;;&quot;&quot;;[.BJ6]+[.$CN$3]+1)" office:value-type="float" office:value="1340" calcext:value-type="float">
            <text:p>1340</text:p>
          </table:table-cell>
          <table:table-cell table:style-name="ce17" table:formula="of:=IF([.BK6]=&quot;&quot;;&quot;&quot;;[.BK6]+[.$CN$3]+1)" office:value-type="float" office:value="1341" calcext:value-type="float">
            <text:p>1341</text:p>
          </table:table-cell>
          <table:table-cell table:style-name="ce17" table:formula="of:=IF([.BL6]=&quot;&quot;;&quot;&quot;;[.BL6]+[.$CN$3]+1)" office:value-type="float" office:value="1342" calcext:value-type="float">
            <text:p>1342</text:p>
          </table:table-cell>
          <table:table-cell table:style-name="ce17" table:formula="of:=IF([.BM6]=&quot;&quot;;&quot;&quot;;[.BM6]+[.$CN$3]+1)" office:value-type="float" office:value="1343" calcext:value-type="float">
            <text:p>1343</text:p>
          </table:table-cell>
          <table:table-cell table:style-name="ce17" table:formula="of:=IF([.BN6]=&quot;&quot;;&quot;&quot;;[.BN6]+[.$CN$3]+1)" office:value-type="float" office:value="1344" calcext:value-type="float">
            <text:p>1344</text:p>
          </table:table-cell>
          <table:table-cell table:style-name="ce17" table:formula="of:=IF([.BO6]=&quot;&quot;;&quot;&quot;;[.BO6]+[.$CN$3]+1)" office:value-type="float" office:value="1345" calcext:value-type="float">
            <text:p>1345</text:p>
          </table:table-cell>
          <table:table-cell table:style-name="ce17" table:formula="of:=IF([.BP6]=&quot;&quot;;&quot;&quot;;[.BP6]+[.$CN$3]+1)" office:value-type="float" office:value="1346" calcext:value-type="float">
            <text:p>1346</text:p>
          </table:table-cell>
          <table:table-cell table:style-name="ce17" table:formula="of:=IF([.BQ6]=&quot;&quot;;&quot;&quot;;[.BQ6]+[.$CN$3]+1)" office:value-type="float" office:value="1347" calcext:value-type="float">
            <text:p>1347</text:p>
          </table:table-cell>
          <table:table-cell table:style-name="ce17" table:formula="of:=IF([.BR6]=&quot;&quot;;&quot;&quot;;[.BR6]+[.$CN$3]+1)">
            <text:p/>
          </table:table-cell>
          <table:table-cell table:style-name="ce17" table:formula="of:=IF([.BS6]=&quot;&quot;;&quot;&quot;;[.BS6]+[.$CN$3]+1)">
            <text:p/>
          </table:table-cell>
          <table:table-cell table:style-name="ce17" table:formula="of:=IF([.BT6]=&quot;&quot;;&quot;&quot;;[.BT6]+[.$CN$3]+1)">
            <text:p/>
          </table:table-cell>
          <table:table-cell table:style-name="ce17" table:formula="of:=IF([.BU6]=&quot;&quot;;&quot;&quot;;[.BU6]+[.$CN$3]+1)">
            <text:p/>
          </table:table-cell>
          <table:table-cell table:style-name="ce17" table:formula="of:=IF([.BV6]=&quot;&quot;;&quot;&quot;;[.BV6]+[.$DW$19]+1)">
            <text:p/>
          </table:table-cell>
          <table:table-cell table:style-name="ce17" table:formula="of:=IF([.BW6]=&quot;&quot;;&quot;&quot;;[.BW6]+[.$DW$19]+1)">
            <text:p/>
          </table:table-cell>
          <table:table-cell table:style-name="ce17" table:formula="of:=IF([.BX6]=&quot;&quot;;&quot;&quot;;[.BX6]+[.$DW$19]+1)">
            <text:p/>
          </table:table-cell>
          <table:table-cell table:style-name="ce17" table:formula="of:=IF([.BY6]=&quot;&quot;;&quot;&quot;;[.BY6]+[.$DW$19]+1)">
            <text:p/>
          </table:table-cell>
          <table:table-cell table:style-name="ce17" table:formula="of:=IF([.BZ6]=&quot;&quot;;&quot;&quot;;[.BZ6]+[.$DW$19]+1)">
            <text:p/>
          </table:table-cell>
          <table:table-cell table:style-name="ce17" table:formula="of:=IF([.CA6]=&quot;&quot;;&quot;&quot;;[.CA6]+[.$DW$19]+1)">
            <text:p/>
          </table:table-cell>
          <table:table-cell table:style-name="ce17" table:formula="of:=IF([.CB6]=&quot;&quot;;&quot;&quot;;[.CB6]+[.$DW$19]+1)">
            <text:p/>
          </table:table-cell>
          <table:table-cell table:style-name="ce17" table:formula="of:=IF([.CC6]=&quot;&quot;;&quot;&quot;;[.CC6]+[.$DW$19]+1)">
            <text:p/>
          </table:table-cell>
          <table:table-cell table:style-name="ce17" table:formula="of:=IF([.CD6]=&quot;&quot;;&quot;&quot;;[.CD6]+[.$DW$19]+1)">
            <text:p/>
          </table:table-cell>
          <table:table-cell table:style-name="ce17" table:formula="of:=IF([.CE6]=&quot;&quot;;&quot;&quot;;[.CE6]+[.$DW$19]+1)">
            <text:p/>
          </table:table-cell>
          <table:table-cell table:style-name="ce17" table:formula="of:=IF([.CF6]=&quot;&quot;;&quot;&quot;;[.CF6]+[.$DW$19]+1)">
            <text:p/>
          </table:table-cell>
          <table:table-cell table:style-name="ce17" table:formula="of:=IF([.CG6]=&quot;&quot;;&quot;&quot;;[.CG6]+[.$DW$19]+1)">
            <text:p/>
          </table:table-cell>
          <table:table-cell table:style-name="ce17" table:formula="of:=IF([.CH6]=&quot;&quot;;&quot;&quot;;[.CH6]+[.$DW$19]+1)">
            <text:p/>
          </table:table-cell>
          <table:table-cell table:style-name="ce17" table:formula="of:=IF([.CI6]=&quot;&quot;;&quot;&quot;;[.CI6]+[.$DW$19]+1)">
            <text:p/>
          </table:table-cell>
          <table:table-cell table:style-name="ce17" table:formula="of:=IF([.CJ6]=&quot;&quot;;&quot;&quot;;[.CJ6]+[.$DW$19]+1)" office:value-type="float" office:value="2435" calcext:value-type="float">
            <text:p>2435</text:p>
          </table:table-cell>
          <table:table-cell table:style-name="ce17" table:formula="of:=IF([.CK6]=&quot;&quot;;&quot;&quot;;[.CK6]+[.$DW$19]+1)" office:value-type="float" office:value="2434" calcext:value-type="float">
            <text:p>2434</text:p>
          </table:table-cell>
          <table:table-cell table:style-name="ce17" table:formula="of:=IF([.CL6]=&quot;&quot;;&quot;&quot;;[.CL6]+[.$DW$19]+1)" office:value-type="float" office:value="2433" calcext:value-type="float">
            <text:p>2433</text:p>
          </table:table-cell>
          <table:table-cell table:style-name="ce17" table:formula="of:=IF([.CM6]=&quot;&quot;;&quot;&quot;;[.CM6]+[.$DW$19]+1)" office:value-type="float" office:value="2432" calcext:value-type="float">
            <text:p>2432</text:p>
          </table:table-cell>
          <table:table-cell table:style-name="ce17" table:formula="of:=IF([.CN6]=&quot;&quot;;&quot;&quot;;[.CN6]+[.$DW$19]+1)" office:value-type="float" office:value="2431" calcext:value-type="float">
            <text:p>2431</text:p>
          </table:table-cell>
          <table:table-cell table:style-name="ce17" table:formula="of:=IF([.CO6]=&quot;&quot;;&quot;&quot;;[.CO6]+[.$DW$19]+1)" office:value-type="float" office:value="2430" calcext:value-type="float">
            <text:p>2430</text:p>
          </table:table-cell>
          <table:table-cell table:style-name="ce17" table:formula="of:=IF([.CP6]=&quot;&quot;;&quot;&quot;;[.CP6]+[.$DW$19]+1)" office:value-type="float" office:value="2429" calcext:value-type="float">
            <text:p>2429</text:p>
          </table:table-cell>
          <table:table-cell table:style-name="ce17" table:formula="of:=IF([.CQ6]=&quot;&quot;;&quot;&quot;;[.CQ6]+[.$DW$19]+1)" office:value-type="float" office:value="2428" calcext:value-type="float">
            <text:p>2428</text:p>
          </table:table-cell>
          <table:table-cell table:style-name="ce17" table:formula="of:=IF([.CR6]=&quot;&quot;;&quot;&quot;;[.CR6]+[.$DW$19]+1)">
            <text:p/>
          </table:table-cell>
          <table:table-cell table:style-name="ce17" table:formula="of:=IF([.CS6]=&quot;&quot;;&quot;&quot;;[.CS6]+[.$DW$19]+1)">
            <text:p/>
          </table:table-cell>
          <table:table-cell table:style-name="ce17" table:formula="of:=IF([.CT6]=&quot;&quot;;&quot;&quot;;[.CT6]+[.$DW$19]+1)">
            <text:p/>
          </table:table-cell>
          <table:table-cell table:style-name="ce17" table:formula="of:=IF([.CU6]=&quot;&quot;;&quot;&quot;;[.CU6]+[.$DW$19]+1)">
            <text:p/>
          </table:table-cell>
          <table:table-cell table:style-name="ce17" table:formula="of:=IF([.CV6]=&quot;&quot;;&quot;&quot;;[.CV6]+[.$DW$19]+1)">
            <text:p/>
          </table:table-cell>
          <table:table-cell table:style-name="ce17" table:formula="of:=IF([.CW6]=&quot;&quot;;&quot;&quot;;[.CW6]+[.$DW$19]+1)">
            <text:p/>
          </table:table-cell>
          <table:table-cell table:style-name="ce17" table:formula="of:=IF([.CX6]=&quot;&quot;;&quot;&quot;;[.CX6]+[.$DW$19]+1)">
            <text:p/>
          </table:table-cell>
          <table:table-cell table:style-name="ce17" table:formula="of:=IF([.CY6]=&quot;&quot;;&quot;&quot;;[.CY6]+[.$DW$19]+1)">
            <text:p/>
          </table:table-cell>
          <table:table-cell table:style-name="ce17" table:formula="of:=IF([.CZ6]=&quot;&quot;;&quot;&quot;;[.CZ6]+[.$DW$19]+1)">
            <text:p/>
          </table:table-cell>
          <table:table-cell table:style-name="ce17" table:formula="of:=IF([.DA6]=&quot;&quot;;&quot;&quot;;[.DA6]+[.$DW$19]+1)">
            <text:p/>
          </table:table-cell>
          <table:table-cell table:style-name="ce17" table:formula="of:=IF([.DB6]=&quot;&quot;;&quot;&quot;;[.DB6]+[.$DW$19]+1)">
            <text:p/>
          </table:table-cell>
          <table:table-cell table:style-name="ce17" table:formula="of:=IF([.DC6]=&quot;&quot;;&quot;&quot;;[.DC6]+[.$DW$19]+1)">
            <text:p/>
          </table:table-cell>
          <table:table-cell table:style-name="ce17" table:formula="of:=IF([.DD6]=&quot;&quot;;&quot;&quot;;[.DD6]+[.$DW$19]+1)">
            <text:p/>
          </table:table-cell>
          <table:table-cell table:style-name="ce17" table:formula="of:=IF([.DE6]=&quot;&quot;;&quot;&quot;;[.DE6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6" table:number-columns-repeated="13"/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83" calcext:value-type="float">
            <text:p>283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85" calcext:value-type="float">
            <text:p>285</text:p>
          </table:table-cell>
          <table:table-cell table:style-name="ce16" table:number-columns-repeated="13"/>
          <table:table-cell table:style-name="ce17" table:formula="of:=IF([.B31]=&quot;&quot;;&quot;&quot;;[.B31]+[.$T$3]+1)">
            <text:p/>
          </table:table-cell>
          <table:table-cell table:style-name="ce17" table:formula="of:=IF([.C31]=&quot;&quot;;&quot;&quot;;[.C31]+[.$T$3]+1)">
            <text:p/>
          </table:table-cell>
          <table:table-cell table:style-name="ce17" table:formula="of:=IF([.D31]=&quot;&quot;;&quot;&quot;;[.D31]+[.$T$3]+1)">
            <text:p/>
          </table:table-cell>
          <table:table-cell table:style-name="ce17" table:formula="of:=IF([.E31]=&quot;&quot;;&quot;&quot;;[.E31]+[.$T$3]+1)">
            <text:p/>
          </table:table-cell>
          <table:table-cell table:style-name="ce17" table:formula="of:=IF([.F31]=&quot;&quot;;&quot;&quot;;[.F31]+[.$T$3]+1)">
            <text:p/>
          </table:table-cell>
          <table:table-cell table:style-name="ce17" table:formula="of:=IF([.G31]=&quot;&quot;;&quot;&quot;;[.G31]+[.$T$3]+1)" office:value-type="float" office:value="455" calcext:value-type="float">
            <text:p>455</text:p>
          </table:table-cell>
          <table:table-cell table:style-name="ce17" table:formula="of:=IF([.H31]=&quot;&quot;;&quot;&quot;;[.H31]+[.$T$3]+1)" office:value-type="float" office:value="454" calcext:value-type="float">
            <text:p>454</text:p>
          </table:table-cell>
          <table:table-cell table:style-name="ce17" table:formula="of:=IF([.I31]=&quot;&quot;;&quot;&quot;;[.I31]+[.$T$3]+1)" office:value-type="float" office:value="453" calcext:value-type="float">
            <text:p>453</text:p>
          </table:table-cell>
          <table:table-cell table:style-name="ce17" table:formula="of:=IF([.J31]=&quot;&quot;;&quot;&quot;;[.J31]+[.$T$3]+1)" office:value-type="float" office:value="452" calcext:value-type="float">
            <text:p>452</text:p>
          </table:table-cell>
          <table:table-cell table:style-name="ce17" table:formula="of:=IF([.K31]=&quot;&quot;;&quot;&quot;;[.K31]+[.$T$3]+1)" office:value-type="float" office:value="451" calcext:value-type="float">
            <text:p>451</text:p>
          </table:table-cell>
          <table:table-cell table:style-name="ce17" table:formula="of:=IF([.L31]=&quot;&quot;;&quot;&quot;;[.L31]+[.$T$3]+1)" office:value-type="float" office:value="450" calcext:value-type="float">
            <text:p>450</text:p>
          </table:table-cell>
          <table:table-cell table:style-name="ce17" table:formula="of:=IF([.M31]=&quot;&quot;;&quot;&quot;;[.M31]+[.$T$3]+1)" office:value-type="float" office:value="449" calcext:value-type="float">
            <text:p>449</text:p>
          </table:table-cell>
          <table:table-cell table:style-name="ce17" table:formula="of:=IF([.N31]=&quot;&quot;;&quot;&quot;;[.N31]+[.$T$3]+1)" office:value-type="float" office:value="448" calcext:value-type="float">
            <text:p>448</text:p>
          </table:table-cell>
          <table:table-cell table:style-name="ce17" table:formula="of:=IF([.O31]=&quot;&quot;;&quot;&quot;;[.O31]+[.$T$3]+1)" office:value-type="float" office:value="447" calcext:value-type="float">
            <text:p>447</text:p>
          </table:table-cell>
          <table:table-cell table:style-name="ce17" table:formula="of:=IF([.P31]=&quot;&quot;;&quot;&quot;;[.P31]+[.$T$3]+1)" office:value-type="float" office:value="446" calcext:value-type="float">
            <text:p>446</text:p>
          </table:table-cell>
          <table:table-cell table:style-name="ce17" table:formula="of:=IF([.Q31]=&quot;&quot;;&quot;&quot;;[.Q31]+[.$T$3]+1)" office:value-type="float" office:value="445" calcext:value-type="float">
            <text:p>445</text:p>
          </table:table-cell>
          <table:table-cell table:style-name="ce17" table:formula="of:=IF([.R31]=&quot;&quot;;&quot;&quot;;[.R31]+[.$T$3]+1)" office:value-type="float" office:value="444" calcext:value-type="float">
            <text:p>444</text:p>
          </table:table-cell>
          <table:table-cell table:style-name="ce17" table:formula="of:=IF([.S31]=&quot;&quot;;&quot;&quot;;[.S31]+[.$T$3]+1)" office:value-type="float" office:value="443" calcext:value-type="float">
            <text:p>443</text:p>
          </table:table-cell>
          <table:table-cell table:style-name="ce17" table:formula="of:=IF([.T31]=&quot;&quot;;&quot;&quot;;[.T31]+[.$T$3]+1)" office:value-type="float" office:value="442" calcext:value-type="float">
            <text:p>442</text:p>
          </table:table-cell>
          <table:table-cell table:style-name="ce17" table:formula="of:=IF([.U31]=&quot;&quot;;&quot;&quot;;[.U31]+[.$T$3]+1)" office:value-type="float" office:value="441" calcext:value-type="float">
            <text:p>441</text:p>
          </table:table-cell>
          <table:table-cell table:style-name="ce17" table:formula="of:=IF([.V31]=&quot;&quot;;&quot;&quot;;[.V31]+[.$T$3]+1)" office:value-type="float" office:value="440" calcext:value-type="float">
            <text:p>440</text:p>
          </table:table-cell>
          <table:table-cell table:style-name="ce17" table:formula="of:=IF([.W31]=&quot;&quot;;&quot;&quot;;[.W31]+[.$T$3]+1)" office:value-type="float" office:value="439" calcext:value-type="float">
            <text:p>439</text:p>
          </table:table-cell>
          <table:table-cell table:style-name="ce17" table:formula="of:=IF([.X31]=&quot;&quot;;&quot;&quot;;[.X31]+[.$T$3]+1)" office:value-type="float" office:value="438" calcext:value-type="float">
            <text:p>438</text:p>
          </table:table-cell>
          <table:table-cell table:style-name="ce17" table:formula="of:=IF([.Y31]=&quot;&quot;;&quot;&quot;;[.Y31]+[.$T$3]+1)" office:value-type="float" office:value="437" calcext:value-type="float">
            <text:p>437</text:p>
          </table:table-cell>
          <table:table-cell table:style-name="ce17" table:formula="of:=IF([.Z31]=&quot;&quot;;&quot;&quot;;[.Z31]+[.$T$3]+1)" office:value-type="float" office:value="436" calcext:value-type="float">
            <text:p>436</text:p>
          </table:table-cell>
          <table:table-cell table:style-name="ce17" table:formula="of:=IF([.AA31]=&quot;&quot;;&quot;&quot;;[.AA31]+[.$T$3]+1)" office:value-type="float" office:value="435" calcext:value-type="float">
            <text:p>435</text:p>
          </table:table-cell>
          <table:table-cell table:style-name="ce17" table:formula="of:=IF([.AB31]=&quot;&quot;;&quot;&quot;;[.AB31]+[.$T$3]+1)" office:value-type="float" office:value="434" calcext:value-type="float">
            <text:p>434</text:p>
          </table:table-cell>
          <table:table-cell table:style-name="ce17" table:formula="of:=IF([.AC31]=&quot;&quot;;&quot;&quot;;[.AC31]+[.$T$3]+1)" office:value-type="float" office:value="433" calcext:value-type="float">
            <text:p>433</text:p>
          </table:table-cell>
          <table:table-cell table:style-name="ce17" table:formula="of:=IF([.AD31]=&quot;&quot;;&quot;&quot;;[.AD31]+[.$T$3]+1)" office:value-type="float" office:value="432" calcext:value-type="float">
            <text:p>432</text:p>
          </table:table-cell>
          <table:table-cell table:style-name="ce17" table:formula="of:=IF([.AE31]=&quot;&quot;;&quot;&quot;;[.AE31]+[.$T$3]+1)" office:value-type="float" office:value="431" calcext:value-type="float">
            <text:p>431</text:p>
          </table:table-cell>
          <table:table-cell table:style-name="ce17" table:formula="of:=IF([.AF31]=&quot;&quot;;&quot;&quot;;[.AF31]+[.$T$3]+1)" office:value-type="float" office:value="430" calcext:value-type="float">
            <text:p>430</text:p>
          </table:table-cell>
          <table:table-cell table:style-name="ce17" table:formula="of:=IF([.AG31]=&quot;&quot;;&quot;&quot;;[.AG31]+[.$T$3]+1)">
            <text:p/>
          </table:table-cell>
          <table:table-cell table:style-name="ce17" table:formula="of:=IF([.AH31]=&quot;&quot;;&quot;&quot;;[.AH31]+[.$T$3]+1)">
            <text:p/>
          </table:table-cell>
          <table:table-cell table:style-name="ce17" table:formula="of:=IF([.AI31]=&quot;&quot;;&quot;&quot;;[.AI31]+[.$T$3]+1)">
            <text:p/>
          </table:table-cell>
          <table:table-cell table:style-name="ce17" table:formula="of:=IF([.AJ31]=&quot;&quot;;&quot;&quot;;[.AJ31]+[.$T$3]+1)">
            <text:p/>
          </table:table-cell>
          <table:table-cell table:style-name="ce17" table:formula="of:=IF([.AK31]=&quot;&quot;;&quot;&quot;;[.AK31]+[.$T$3]+1)">
            <text:p/>
          </table:table-cell>
          <table:table-cell table:style-name="ce17" table:formula="of:=IF([.B7]=&quot;&quot;;&quot;&quot;;[.B7]+[.$BC$19]+1)">
            <text:p/>
          </table:table-cell>
          <table:table-cell table:style-name="ce17" table:formula="of:=IF([.C7]=&quot;&quot;;&quot;&quot;;[.C7]+[.$BC$19]+1)">
            <text:p/>
          </table:table-cell>
          <table:table-cell table:style-name="ce17" table:formula="of:=IF([.D7]=&quot;&quot;;&quot;&quot;;[.D7]+[.$BC$19]+1)">
            <text:p/>
          </table:table-cell>
          <table:table-cell table:style-name="ce17" table:formula="of:=IF([.E7]=&quot;&quot;;&quot;&quot;;[.E7]+[.$BC$19]+1)">
            <text:p/>
          </table:table-cell>
          <table:table-cell table:style-name="ce17" table:formula="of:=IF([.F7]=&quot;&quot;;&quot;&quot;;[.F7]+[.$BC$19]+1)">
            <text:p/>
          </table:table-cell>
          <table:table-cell table:style-name="ce17" table:formula="of:=IF([.G7]=&quot;&quot;;&quot;&quot;;[.G7]+[.$BC$19]+1)">
            <text:p/>
          </table:table-cell>
          <table:table-cell table:style-name="ce17" table:formula="of:=IF([.H7]=&quot;&quot;;&quot;&quot;;[.H7]+[.$BC$19]+1)">
            <text:p/>
          </table:table-cell>
          <table:table-cell table:style-name="ce17" table:formula="of:=IF([.I7]=&quot;&quot;;&quot;&quot;;[.I7]+[.$BC$19]+1)">
            <text:p/>
          </table:table-cell>
          <table:table-cell table:style-name="ce17" table:formula="of:=IF([.J7]=&quot;&quot;;&quot;&quot;;[.J7]+[.$BC$19]+1)">
            <text:p/>
          </table:table-cell>
          <table:table-cell table:style-name="ce17" table:formula="of:=IF([.K7]=&quot;&quot;;&quot;&quot;;[.K7]+[.$BC$19]+1)">
            <text:p/>
          </table:table-cell>
          <table:table-cell table:style-name="ce17" table:formula="of:=IF([.L7]=&quot;&quot;;&quot;&quot;;[.L7]+[.$BC$19]+1)">
            <text:p/>
          </table:table-cell>
          <table:table-cell table:style-name="ce17" table:formula="of:=IF([.M7]=&quot;&quot;;&quot;&quot;;[.M7]+[.$BC$19]+1)">
            <text:p/>
          </table:table-cell>
          <table:table-cell table:style-name="ce17" table:formula="of:=IF([.N7]=&quot;&quot;;&quot;&quot;;[.N7]+[.$BC$19]+1)">
            <text:p/>
          </table:table-cell>
          <table:table-cell table:style-name="ce17" table:formula="of:=IF([.O7]=&quot;&quot;;&quot;&quot;;[.O7]+[.$BC$19]+1)" office:value-type="float" office:value="888" calcext:value-type="float">
            <text:p>888</text:p>
          </table:table-cell>
          <table:table-cell table:style-name="ce17" table:formula="of:=IF([.P7]=&quot;&quot;;&quot;&quot;;[.P7]+[.$BC$19]+1)" office:value-type="float" office:value="889" calcext:value-type="float">
            <text:p>889</text:p>
          </table:table-cell>
          <table:table-cell table:style-name="ce17" table:formula="of:=IF([.Q7]=&quot;&quot;;&quot;&quot;;[.Q7]+[.$BC$19]+1)" office:value-type="float" office:value="890" calcext:value-type="float">
            <text:p>890</text:p>
          </table:table-cell>
          <table:table-cell table:style-name="ce17" table:formula="of:=IF([.R7]=&quot;&quot;;&quot;&quot;;[.R7]+[.$BC$19]+1)" office:value-type="float" office:value="891" calcext:value-type="float">
            <text:p>891</text:p>
          </table:table-cell>
          <table:table-cell table:style-name="ce17" table:formula="of:=IF([.S7]=&quot;&quot;;&quot;&quot;;[.S7]+[.$BC$19]+1)" office:value-type="float" office:value="892" calcext:value-type="float">
            <text:p>892</text:p>
          </table:table-cell>
          <table:table-cell table:style-name="ce17" table:formula="of:=IF([.T7]=&quot;&quot;;&quot;&quot;;[.T7]+[.$BC$19]+1)" office:value-type="float" office:value="893" calcext:value-type="float">
            <text:p>893</text:p>
          </table:table-cell>
          <table:table-cell table:style-name="ce17" table:formula="of:=IF([.U7]=&quot;&quot;;&quot;&quot;;[.U7]+[.$BC$19]+1)" office:value-type="float" office:value="894" calcext:value-type="float">
            <text:p>894</text:p>
          </table:table-cell>
          <table:table-cell table:style-name="ce17" table:formula="of:=IF([.V7]=&quot;&quot;;&quot;&quot;;[.V7]+[.$BC$19]+1)" office:value-type="float" office:value="895" calcext:value-type="float">
            <text:p>895</text:p>
          </table:table-cell>
          <table:table-cell table:style-name="ce17" table:formula="of:=IF([.W7]=&quot;&quot;;&quot;&quot;;[.W7]+[.$BC$19]+1)" office:value-type="float" office:value="896" calcext:value-type="float">
            <text:p>896</text:p>
          </table:table-cell>
          <table:table-cell table:style-name="ce17" table:formula="of:=IF([.X7]=&quot;&quot;;&quot;&quot;;[.X7]+[.$BC$19]+1)" office:value-type="float" office:value="897" calcext:value-type="float">
            <text:p>897</text:p>
          </table:table-cell>
          <table:table-cell table:style-name="ce17" table:formula="of:=IF([.Y7]=&quot;&quot;;&quot;&quot;;[.Y7]+[.$BC$19]+1)">
            <text:p/>
          </table:table-cell>
          <table:table-cell table:style-name="ce17" table:formula="of:=IF([.Z7]=&quot;&quot;;&quot;&quot;;[.Z7]+[.$BC$19]+1)">
            <text:p/>
          </table:table-cell>
          <table:table-cell table:style-name="ce17" table:formula="of:=IF([.AA7]=&quot;&quot;;&quot;&quot;;[.AA7]+[.$BC$19]+1)">
            <text:p/>
          </table:table-cell>
          <table:table-cell table:style-name="ce17" table:formula="of:=IF([.AB7]=&quot;&quot;;&quot;&quot;;[.AB7]+[.$BC$19]+1)">
            <text:p/>
          </table:table-cell>
          <table:table-cell table:style-name="ce17" table:formula="of:=IF([.AC7]=&quot;&quot;;&quot;&quot;;[.AC7]+[.$BC$19]+1)">
            <text:p/>
          </table:table-cell>
          <table:table-cell table:style-name="ce17" table:formula="of:=IF([.AD7]=&quot;&quot;;&quot;&quot;;[.AD7]+[.$BC$19]+1)">
            <text:p/>
          </table:table-cell>
          <table:table-cell table:style-name="ce17" table:formula="of:=IF([.AE7]=&quot;&quot;;&quot;&quot;;[.AE7]+[.$BC$19]+1)">
            <text:p/>
          </table:table-cell>
          <table:table-cell table:style-name="ce17" table:formula="of:=IF([.AF7]=&quot;&quot;;&quot;&quot;;[.AF7]+[.$BC$19]+1)">
            <text:p/>
          </table:table-cell>
          <table:table-cell table:style-name="ce17" table:formula="of:=IF([.AG7]=&quot;&quot;;&quot;&quot;;[.AG7]+[.$BC$19]+1)">
            <text:p/>
          </table:table-cell>
          <table:table-cell table:style-name="ce17" table:formula="of:=IF([.AH7]=&quot;&quot;;&quot;&quot;;[.AH7]+[.$BC$19]+1)">
            <text:p/>
          </table:table-cell>
          <table:table-cell table:style-name="ce17" table:formula="of:=IF([.AI7]=&quot;&quot;;&quot;&quot;;[.AI7]+[.$BC$19]+1)">
            <text:p/>
          </table:table-cell>
          <table:table-cell table:style-name="ce17" table:formula="of:=IF([.AJ7]=&quot;&quot;;&quot;&quot;;[.AJ7]+[.$BC$19]+1)">
            <text:p/>
          </table:table-cell>
          <table:table-cell table:style-name="ce17" table:formula="of:=IF([.BV7]=&quot;&quot;;&quot;&quot;;[.BV7]+[.$BD$4]+1)">
            <text:p/>
          </table:table-cell>
          <table:table-cell table:style-name="ce17" table:formula="of:=IF([.AL7]=&quot;&quot;;&quot;&quot;;[.AL7]+[.$CN$3]+1)">
            <text:p/>
          </table:table-cell>
          <table:table-cell table:style-name="ce17" table:formula="of:=IF([.AM7]=&quot;&quot;;&quot;&quot;;[.AM7]+[.$CN$3]+1)">
            <text:p/>
          </table:table-cell>
          <table:table-cell table:style-name="ce17" table:formula="of:=IF([.AN7]=&quot;&quot;;&quot;&quot;;[.AN7]+[.$CN$3]+1)">
            <text:p/>
          </table:table-cell>
          <table:table-cell table:style-name="ce17" table:formula="of:=IF([.AO7]=&quot;&quot;;&quot;&quot;;[.AO7]+[.$CN$3]+1)">
            <text:p/>
          </table:table-cell>
          <table:table-cell table:style-name="ce17" table:formula="of:=IF([.AP7]=&quot;&quot;;&quot;&quot;;[.AP7]+[.$CN$3]+1)">
            <text:p/>
          </table:table-cell>
          <table:table-cell table:style-name="ce17" table:formula="of:=IF([.AQ7]=&quot;&quot;;&quot;&quot;;[.AQ7]+[.$CN$3]+1)" office:value-type="float" office:value="1373" calcext:value-type="float">
            <text:p>1373</text:p>
          </table:table-cell>
          <table:table-cell table:style-name="ce17" table:formula="of:=IF([.AR7]=&quot;&quot;;&quot;&quot;;[.AR7]+[.$CN$3]+1)" office:value-type="float" office:value="1372" calcext:value-type="float">
            <text:p>1372</text:p>
          </table:table-cell>
          <table:table-cell table:style-name="ce17" table:formula="of:=IF([.AS7]=&quot;&quot;;&quot;&quot;;[.AS7]+[.$CN$3]+1)" office:value-type="float" office:value="1371" calcext:value-type="float">
            <text:p>1371</text:p>
          </table:table-cell>
          <table:table-cell table:style-name="ce17" table:formula="of:=IF([.AT7]=&quot;&quot;;&quot;&quot;;[.AT7]+[.$CN$3]+1)" office:value-type="float" office:value="1370" calcext:value-type="float">
            <text:p>1370</text:p>
          </table:table-cell>
          <table:table-cell table:style-name="ce17" table:formula="of:=IF([.AU7]=&quot;&quot;;&quot;&quot;;[.AU7]+[.$CN$3]+1)" office:value-type="float" office:value="1369" calcext:value-type="float">
            <text:p>1369</text:p>
          </table:table-cell>
          <table:table-cell table:style-name="ce17" table:formula="of:=IF([.AV7]=&quot;&quot;;&quot;&quot;;[.AV7]+[.$CN$3]+1)" office:value-type="float" office:value="1368" calcext:value-type="float">
            <text:p>1368</text:p>
          </table:table-cell>
          <table:table-cell table:style-name="ce17" table:formula="of:=IF([.AW7]=&quot;&quot;;&quot;&quot;;[.AW7]+[.$CN$3]+1)" office:value-type="float" office:value="1367" calcext:value-type="float">
            <text:p>1367</text:p>
          </table:table-cell>
          <table:table-cell table:style-name="ce17" table:formula="of:=IF([.AX7]=&quot;&quot;;&quot;&quot;;[.AX7]+[.$CN$3]+1)" office:value-type="float" office:value="1366" calcext:value-type="float">
            <text:p>1366</text:p>
          </table:table-cell>
          <table:table-cell table:style-name="ce17" table:formula="of:=IF([.AY7]=&quot;&quot;;&quot;&quot;;[.AY7]+[.$CN$3]+1)" office:value-type="float" office:value="1365" calcext:value-type="float">
            <text:p>1365</text:p>
          </table:table-cell>
          <table:table-cell table:style-name="ce17" table:formula="of:=IF([.AZ7]=&quot;&quot;;&quot;&quot;;[.AZ7]+[.$CN$3]+1)" office:value-type="float" office:value="1364" calcext:value-type="float">
            <text:p>1364</text:p>
          </table:table-cell>
          <table:table-cell table:style-name="ce17" table:formula="of:=IF([.BA7]=&quot;&quot;;&quot;&quot;;[.BA7]+[.$CN$3]+1)" office:value-type="float" office:value="1363" calcext:value-type="float">
            <text:p>1363</text:p>
          </table:table-cell>
          <table:table-cell table:style-name="ce17" table:formula="of:=IF([.BB7]=&quot;&quot;;&quot;&quot;;[.BB7]+[.$CN$3]+1)" office:value-type="float" office:value="1362" calcext:value-type="float">
            <text:p>1362</text:p>
          </table:table-cell>
          <table:table-cell table:style-name="ce17" table:formula="of:=IF([.BC7]=&quot;&quot;;&quot;&quot;;[.BC7]+[.$CN$3]+1)" office:value-type="float" office:value="1361" calcext:value-type="float">
            <text:p>1361</text:p>
          </table:table-cell>
          <table:table-cell table:style-name="ce17" table:formula="of:=IF([.BD7]=&quot;&quot;;&quot;&quot;;[.BD7]+[.$CN$3]+1)" office:value-type="float" office:value="1360" calcext:value-type="float">
            <text:p>1360</text:p>
          </table:table-cell>
          <table:table-cell table:style-name="ce17" table:formula="of:=IF([.BE7]=&quot;&quot;;&quot;&quot;;[.BE7]+[.$CN$3]+1)" office:value-type="float" office:value="1359" calcext:value-type="float">
            <text:p>1359</text:p>
          </table:table-cell>
          <table:table-cell table:style-name="ce17" table:formula="of:=IF([.BF7]=&quot;&quot;;&quot;&quot;;[.BF7]+[.$CN$3]+1)" office:value-type="float" office:value="1358" calcext:value-type="float">
            <text:p>1358</text:p>
          </table:table-cell>
          <table:table-cell table:style-name="ce17" table:formula="of:=IF([.BG7]=&quot;&quot;;&quot;&quot;;[.BG7]+[.$CN$3]+1)" office:value-type="float" office:value="1357" calcext:value-type="float">
            <text:p>1357</text:p>
          </table:table-cell>
          <table:table-cell table:style-name="ce17" table:formula="of:=IF([.BH7]=&quot;&quot;;&quot;&quot;;[.BH7]+[.$CN$3]+1)" office:value-type="float" office:value="1356" calcext:value-type="float">
            <text:p>1356</text:p>
          </table:table-cell>
          <table:table-cell table:style-name="ce17" table:formula="of:=IF([.BI7]=&quot;&quot;;&quot;&quot;;[.BI7]+[.$CN$3]+1)" office:value-type="float" office:value="1355" calcext:value-type="float">
            <text:p>1355</text:p>
          </table:table-cell>
          <table:table-cell table:style-name="ce17" table:formula="of:=IF([.BJ7]=&quot;&quot;;&quot;&quot;;[.BJ7]+[.$CN$3]+1)" office:value-type="float" office:value="1354" calcext:value-type="float">
            <text:p>1354</text:p>
          </table:table-cell>
          <table:table-cell table:style-name="ce17" table:formula="of:=IF([.BK7]=&quot;&quot;;&quot;&quot;;[.BK7]+[.$CN$3]+1)" office:value-type="float" office:value="1353" calcext:value-type="float">
            <text:p>1353</text:p>
          </table:table-cell>
          <table:table-cell table:style-name="ce17" table:formula="of:=IF([.BL7]=&quot;&quot;;&quot;&quot;;[.BL7]+[.$CN$3]+1)" office:value-type="float" office:value="1352" calcext:value-type="float">
            <text:p>1352</text:p>
          </table:table-cell>
          <table:table-cell table:style-name="ce17" table:formula="of:=IF([.BM7]=&quot;&quot;;&quot;&quot;;[.BM7]+[.$CN$3]+1)" office:value-type="float" office:value="1351" calcext:value-type="float">
            <text:p>1351</text:p>
          </table:table-cell>
          <table:table-cell table:style-name="ce17" table:formula="of:=IF([.BN7]=&quot;&quot;;&quot;&quot;;[.BN7]+[.$CN$3]+1)" office:value-type="float" office:value="1350" calcext:value-type="float">
            <text:p>1350</text:p>
          </table:table-cell>
          <table:table-cell table:style-name="ce17" table:formula="of:=IF([.BO7]=&quot;&quot;;&quot;&quot;;[.BO7]+[.$CN$3]+1)" office:value-type="float" office:value="1349" calcext:value-type="float">
            <text:p>1349</text:p>
          </table:table-cell>
          <table:table-cell table:style-name="ce17" table:formula="of:=IF([.BP7]=&quot;&quot;;&quot;&quot;;[.BP7]+[.$CN$3]+1)" office:value-type="float" office:value="1348" calcext:value-type="float">
            <text:p>1348</text:p>
          </table:table-cell>
          <table:table-cell table:style-name="ce17" table:formula="of:=IF([.BQ7]=&quot;&quot;;&quot;&quot;;[.BQ7]+[.$CN$3]+1)">
            <text:p/>
          </table:table-cell>
          <table:table-cell table:style-name="ce17" table:formula="of:=IF([.BR7]=&quot;&quot;;&quot;&quot;;[.BR7]+[.$CN$3]+1)">
            <text:p/>
          </table:table-cell>
          <table:table-cell table:style-name="ce17" table:formula="of:=IF([.BS7]=&quot;&quot;;&quot;&quot;;[.BS7]+[.$CN$3]+1)">
            <text:p/>
          </table:table-cell>
          <table:table-cell table:style-name="ce17" table:formula="of:=IF([.BT7]=&quot;&quot;;&quot;&quot;;[.BT7]+[.$CN$3]+1)">
            <text:p/>
          </table:table-cell>
          <table:table-cell table:style-name="ce17" table:formula="of:=IF([.BU7]=&quot;&quot;;&quot;&quot;;[.BU7]+[.$CN$3]+1)">
            <text:p/>
          </table:table-cell>
          <table:table-cell table:style-name="ce17" table:formula="of:=IF([.BV7]=&quot;&quot;;&quot;&quot;;[.BV7]+[.$DW$19]+1)">
            <text:p/>
          </table:table-cell>
          <table:table-cell table:style-name="ce17" table:formula="of:=IF([.BW7]=&quot;&quot;;&quot;&quot;;[.BW7]+[.$DW$19]+1)">
            <text:p/>
          </table:table-cell>
          <table:table-cell table:style-name="ce17" table:formula="of:=IF([.BX7]=&quot;&quot;;&quot;&quot;;[.BX7]+[.$DW$19]+1)">
            <text:p/>
          </table:table-cell>
          <table:table-cell table:style-name="ce17" table:formula="of:=IF([.BY7]=&quot;&quot;;&quot;&quot;;[.BY7]+[.$DW$19]+1)">
            <text:p/>
          </table:table-cell>
          <table:table-cell table:style-name="ce17" table:formula="of:=IF([.BZ7]=&quot;&quot;;&quot;&quot;;[.BZ7]+[.$DW$19]+1)">
            <text:p/>
          </table:table-cell>
          <table:table-cell table:style-name="ce17" table:formula="of:=IF([.CA7]=&quot;&quot;;&quot;&quot;;[.CA7]+[.$DW$19]+1)">
            <text:p/>
          </table:table-cell>
          <table:table-cell table:style-name="ce17" table:formula="of:=IF([.CB7]=&quot;&quot;;&quot;&quot;;[.CB7]+[.$DW$19]+1)">
            <text:p/>
          </table:table-cell>
          <table:table-cell table:style-name="ce17" table:formula="of:=IF([.CC7]=&quot;&quot;;&quot;&quot;;[.CC7]+[.$DW$19]+1)">
            <text:p/>
          </table:table-cell>
          <table:table-cell table:style-name="ce17" table:formula="of:=IF([.CD7]=&quot;&quot;;&quot;&quot;;[.CD7]+[.$DW$19]+1)">
            <text:p/>
          </table:table-cell>
          <table:table-cell table:style-name="ce17" table:formula="of:=IF([.CE7]=&quot;&quot;;&quot;&quot;;[.CE7]+[.$DW$19]+1)">
            <text:p/>
          </table:table-cell>
          <table:table-cell table:style-name="ce17" table:formula="of:=IF([.CF7]=&quot;&quot;;&quot;&quot;;[.CF7]+[.$DW$19]+1)">
            <text:p/>
          </table:table-cell>
          <table:table-cell table:style-name="ce17" table:formula="of:=IF([.CG7]=&quot;&quot;;&quot;&quot;;[.CG7]+[.$DW$19]+1)">
            <text:p/>
          </table:table-cell>
          <table:table-cell table:style-name="ce17" table:formula="of:=IF([.CH7]=&quot;&quot;;&quot;&quot;;[.CH7]+[.$DW$19]+1)">
            <text:p/>
          </table:table-cell>
          <table:table-cell table:style-name="ce17" table:formula="of:=IF([.CI7]=&quot;&quot;;&quot;&quot;;[.CI7]+[.$DW$19]+1)" office:value-type="float" office:value="2418" calcext:value-type="float">
            <text:p>2418</text:p>
          </table:table-cell>
          <table:table-cell table:style-name="ce17" table:formula="of:=IF([.CJ7]=&quot;&quot;;&quot;&quot;;[.CJ7]+[.$DW$19]+1)" office:value-type="float" office:value="2419" calcext:value-type="float">
            <text:p>2419</text:p>
          </table:table-cell>
          <table:table-cell table:style-name="ce17" table:formula="of:=IF([.CK7]=&quot;&quot;;&quot;&quot;;[.CK7]+[.$DW$19]+1)" office:value-type="float" office:value="2420" calcext:value-type="float">
            <text:p>2420</text:p>
          </table:table-cell>
          <table:table-cell table:style-name="ce17" table:formula="of:=IF([.CL7]=&quot;&quot;;&quot;&quot;;[.CL7]+[.$DW$19]+1)" office:value-type="float" office:value="2421" calcext:value-type="float">
            <text:p>2421</text:p>
          </table:table-cell>
          <table:table-cell table:style-name="ce17" table:formula="of:=IF([.CM7]=&quot;&quot;;&quot;&quot;;[.CM7]+[.$DW$19]+1)" office:value-type="float" office:value="2422" calcext:value-type="float">
            <text:p>2422</text:p>
          </table:table-cell>
          <table:table-cell table:style-name="ce17" table:formula="of:=IF([.CN7]=&quot;&quot;;&quot;&quot;;[.CN7]+[.$DW$19]+1)" office:value-type="float" office:value="2423" calcext:value-type="float">
            <text:p>2423</text:p>
          </table:table-cell>
          <table:table-cell table:style-name="ce17" table:formula="of:=IF([.CO7]=&quot;&quot;;&quot;&quot;;[.CO7]+[.$DW$19]+1)" office:value-type="float" office:value="2424" calcext:value-type="float">
            <text:p>2424</text:p>
          </table:table-cell>
          <table:table-cell table:style-name="ce17" table:formula="of:=IF([.CP7]=&quot;&quot;;&quot;&quot;;[.CP7]+[.$DW$19]+1)" office:value-type="float" office:value="2425" calcext:value-type="float">
            <text:p>2425</text:p>
          </table:table-cell>
          <table:table-cell table:style-name="ce17" table:formula="of:=IF([.CQ7]=&quot;&quot;;&quot;&quot;;[.CQ7]+[.$DW$19]+1)" office:value-type="float" office:value="2426" calcext:value-type="float">
            <text:p>2426</text:p>
          </table:table-cell>
          <table:table-cell table:style-name="ce17" table:formula="of:=IF([.CR7]=&quot;&quot;;&quot;&quot;;[.CR7]+[.$DW$19]+1)" office:value-type="float" office:value="2427" calcext:value-type="float">
            <text:p>2427</text:p>
          </table:table-cell>
          <table:table-cell table:style-name="ce17" table:formula="of:=IF([.CS7]=&quot;&quot;;&quot;&quot;;[.CS7]+[.$DW$19]+1)">
            <text:p/>
          </table:table-cell>
          <table:table-cell table:style-name="ce17" table:formula="of:=IF([.CT7]=&quot;&quot;;&quot;&quot;;[.CT7]+[.$DW$19]+1)">
            <text:p/>
          </table:table-cell>
          <table:table-cell table:style-name="ce17" table:formula="of:=IF([.CU7]=&quot;&quot;;&quot;&quot;;[.CU7]+[.$DW$19]+1)">
            <text:p/>
          </table:table-cell>
          <table:table-cell table:style-name="ce17" table:formula="of:=IF([.CV7]=&quot;&quot;;&quot;&quot;;[.CV7]+[.$DW$19]+1)">
            <text:p/>
          </table:table-cell>
          <table:table-cell table:style-name="ce17" table:formula="of:=IF([.CW7]=&quot;&quot;;&quot;&quot;;[.CW7]+[.$DW$19]+1)">
            <text:p/>
          </table:table-cell>
          <table:table-cell table:style-name="ce17" table:formula="of:=IF([.CX7]=&quot;&quot;;&quot;&quot;;[.CX7]+[.$DW$19]+1)">
            <text:p/>
          </table:table-cell>
          <table:table-cell table:style-name="ce17" table:formula="of:=IF([.CY7]=&quot;&quot;;&quot;&quot;;[.CY7]+[.$DW$19]+1)">
            <text:p/>
          </table:table-cell>
          <table:table-cell table:style-name="ce17" table:formula="of:=IF([.CZ7]=&quot;&quot;;&quot;&quot;;[.CZ7]+[.$DW$19]+1)">
            <text:p/>
          </table:table-cell>
          <table:table-cell table:style-name="ce17" table:formula="of:=IF([.DA7]=&quot;&quot;;&quot;&quot;;[.DA7]+[.$DW$19]+1)">
            <text:p/>
          </table:table-cell>
          <table:table-cell table:style-name="ce17" table:formula="of:=IF([.DB7]=&quot;&quot;;&quot;&quot;;[.DB7]+[.$DW$19]+1)">
            <text:p/>
          </table:table-cell>
          <table:table-cell table:style-name="ce17" table:formula="of:=IF([.DC7]=&quot;&quot;;&quot;&quot;;[.DC7]+[.$DW$19]+1)">
            <text:p/>
          </table:table-cell>
          <table:table-cell table:style-name="ce17" table:formula="of:=IF([.DD7]=&quot;&quot;;&quot;&quot;;[.DD7]+[.$DW$19]+1)">
            <text:p/>
          </table:table-cell>
          <table:table-cell table:style-name="ce17" table:formula="of:=IF([.DE7]=&quot;&quot;;&quot;&quot;;[.DE7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6" table:number-columns-repeated="12"/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264" calcext:value-type="float">
            <text:p>264</text:p>
          </table:table-cell>
          <table:table-cell table:style-name="ce16" table:number-columns-repeated="12"/>
          <table:table-cell table:style-name="ce17" table:formula="of:=IF([.B32]=&quot;&quot;;&quot;&quot;;[.B32]+[.$T$3]+1)">
            <text:p/>
          </table:table-cell>
          <table:table-cell table:style-name="ce17" table:formula="of:=IF([.C32]=&quot;&quot;;&quot;&quot;;[.C32]+[.$T$3]+1)">
            <text:p/>
          </table:table-cell>
          <table:table-cell table:style-name="ce17" table:formula="of:=IF([.D32]=&quot;&quot;;&quot;&quot;;[.D32]+[.$T$3]+1)">
            <text:p/>
          </table:table-cell>
          <table:table-cell table:style-name="ce17" table:formula="of:=IF([.E32]=&quot;&quot;;&quot;&quot;;[.E32]+[.$T$3]+1)">
            <text:p/>
          </table:table-cell>
          <table:table-cell table:style-name="ce17" table:formula="of:=IF([.F32]=&quot;&quot;;&quot;&quot;;[.F32]+[.$T$3]+1)">
            <text:p/>
          </table:table-cell>
          <table:table-cell table:style-name="ce17" table:formula="of:=IF([.G32]=&quot;&quot;;&quot;&quot;;[.G32]+[.$T$3]+1)">
            <text:p/>
          </table:table-cell>
          <table:table-cell table:style-name="ce17" table:formula="of:=IF([.H32]=&quot;&quot;;&quot;&quot;;[.H32]+[.$T$3]+1)" office:value-type="float" office:value="456" calcext:value-type="float">
            <text:p>456</text:p>
          </table:table-cell>
          <table:table-cell table:style-name="ce17" table:formula="of:=IF([.I32]=&quot;&quot;;&quot;&quot;;[.I32]+[.$T$3]+1)" office:value-type="float" office:value="457" calcext:value-type="float">
            <text:p>457</text:p>
          </table:table-cell>
          <table:table-cell table:style-name="ce17" table:formula="of:=IF([.J32]=&quot;&quot;;&quot;&quot;;[.J32]+[.$T$3]+1)" office:value-type="float" office:value="458" calcext:value-type="float">
            <text:p>458</text:p>
          </table:table-cell>
          <table:table-cell table:style-name="ce17" table:formula="of:=IF([.K32]=&quot;&quot;;&quot;&quot;;[.K32]+[.$T$3]+1)" office:value-type="float" office:value="459" calcext:value-type="float">
            <text:p>459</text:p>
          </table:table-cell>
          <table:table-cell table:style-name="ce17" table:formula="of:=IF([.L32]=&quot;&quot;;&quot;&quot;;[.L32]+[.$T$3]+1)" office:value-type="float" office:value="460" calcext:value-type="float">
            <text:p>460</text:p>
          </table:table-cell>
          <table:table-cell table:style-name="ce17" table:formula="of:=IF([.M32]=&quot;&quot;;&quot;&quot;;[.M32]+[.$T$3]+1)" office:value-type="float" office:value="461" calcext:value-type="float">
            <text:p>461</text:p>
          </table:table-cell>
          <table:table-cell table:style-name="ce17" table:formula="of:=IF([.N32]=&quot;&quot;;&quot;&quot;;[.N32]+[.$T$3]+1)" office:value-type="float" office:value="462" calcext:value-type="float">
            <text:p>462</text:p>
          </table:table-cell>
          <table:table-cell table:style-name="ce17" table:formula="of:=IF([.O32]=&quot;&quot;;&quot;&quot;;[.O32]+[.$T$3]+1)" office:value-type="float" office:value="463" calcext:value-type="float">
            <text:p>463</text:p>
          </table:table-cell>
          <table:table-cell table:style-name="ce17" table:formula="of:=IF([.P32]=&quot;&quot;;&quot;&quot;;[.P32]+[.$T$3]+1)" office:value-type="float" office:value="464" calcext:value-type="float">
            <text:p>464</text:p>
          </table:table-cell>
          <table:table-cell table:style-name="ce17" table:formula="of:=IF([.Q32]=&quot;&quot;;&quot;&quot;;[.Q32]+[.$T$3]+1)" office:value-type="float" office:value="465" calcext:value-type="float">
            <text:p>465</text:p>
          </table:table-cell>
          <table:table-cell table:style-name="ce17" table:formula="of:=IF([.R32]=&quot;&quot;;&quot;&quot;;[.R32]+[.$T$3]+1)" office:value-type="float" office:value="466" calcext:value-type="float">
            <text:p>466</text:p>
          </table:table-cell>
          <table:table-cell table:style-name="ce17" table:formula="of:=IF([.S32]=&quot;&quot;;&quot;&quot;;[.S32]+[.$T$3]+1)" office:value-type="float" office:value="467" calcext:value-type="float">
            <text:p>467</text:p>
          </table:table-cell>
          <table:table-cell table:style-name="ce17" table:formula="of:=IF([.T32]=&quot;&quot;;&quot;&quot;;[.T32]+[.$T$3]+1)" office:value-type="float" office:value="468" calcext:value-type="float">
            <text:p>468</text:p>
          </table:table-cell>
          <table:table-cell table:style-name="ce17" table:formula="of:=IF([.U32]=&quot;&quot;;&quot;&quot;;[.U32]+[.$T$3]+1)" office:value-type="float" office:value="469" calcext:value-type="float">
            <text:p>469</text:p>
          </table:table-cell>
          <table:table-cell table:style-name="ce17" table:formula="of:=IF([.V32]=&quot;&quot;;&quot;&quot;;[.V32]+[.$T$3]+1)" office:value-type="float" office:value="470" calcext:value-type="float">
            <text:p>470</text:p>
          </table:table-cell>
          <table:table-cell table:style-name="ce17" table:formula="of:=IF([.W32]=&quot;&quot;;&quot;&quot;;[.W32]+[.$T$3]+1)" office:value-type="float" office:value="471" calcext:value-type="float">
            <text:p>471</text:p>
          </table:table-cell>
          <table:table-cell table:style-name="ce17" table:formula="of:=IF([.X32]=&quot;&quot;;&quot;&quot;;[.X32]+[.$T$3]+1)" office:value-type="float" office:value="472" calcext:value-type="float">
            <text:p>472</text:p>
          </table:table-cell>
          <table:table-cell table:style-name="ce17" table:formula="of:=IF([.Y32]=&quot;&quot;;&quot;&quot;;[.Y32]+[.$T$3]+1)" office:value-type="float" office:value="473" calcext:value-type="float">
            <text:p>473</text:p>
          </table:table-cell>
          <table:table-cell table:style-name="ce17" table:formula="of:=IF([.Z32]=&quot;&quot;;&quot;&quot;;[.Z32]+[.$T$3]+1)" office:value-type="float" office:value="474" calcext:value-type="float">
            <text:p>474</text:p>
          </table:table-cell>
          <table:table-cell table:style-name="ce17" table:formula="of:=IF([.AA32]=&quot;&quot;;&quot;&quot;;[.AA32]+[.$T$3]+1)" office:value-type="float" office:value="475" calcext:value-type="float">
            <text:p>475</text:p>
          </table:table-cell>
          <table:table-cell table:style-name="ce17" table:formula="of:=IF([.AB32]=&quot;&quot;;&quot;&quot;;[.AB32]+[.$T$3]+1)" office:value-type="float" office:value="476" calcext:value-type="float">
            <text:p>476</text:p>
          </table:table-cell>
          <table:table-cell table:style-name="ce17" table:formula="of:=IF([.AC32]=&quot;&quot;;&quot;&quot;;[.AC32]+[.$T$3]+1)" office:value-type="float" office:value="477" calcext:value-type="float">
            <text:p>477</text:p>
          </table:table-cell>
          <table:table-cell table:style-name="ce17" table:formula="of:=IF([.AD32]=&quot;&quot;;&quot;&quot;;[.AD32]+[.$T$3]+1)" office:value-type="float" office:value="478" calcext:value-type="float">
            <text:p>478</text:p>
          </table:table-cell>
          <table:table-cell table:style-name="ce17" table:formula="of:=IF([.AE32]=&quot;&quot;;&quot;&quot;;[.AE32]+[.$T$3]+1)" office:value-type="float" office:value="479" calcext:value-type="float">
            <text:p>479</text:p>
          </table:table-cell>
          <table:table-cell table:style-name="ce17" table:formula="of:=IF([.AF32]=&quot;&quot;;&quot;&quot;;[.AF32]+[.$T$3]+1)">
            <text:p/>
          </table:table-cell>
          <table:table-cell table:style-name="ce17" table:formula="of:=IF([.AG32]=&quot;&quot;;&quot;&quot;;[.AG32]+[.$T$3]+1)">
            <text:p/>
          </table:table-cell>
          <table:table-cell table:style-name="ce17" table:formula="of:=IF([.AH32]=&quot;&quot;;&quot;&quot;;[.AH32]+[.$T$3]+1)">
            <text:p/>
          </table:table-cell>
          <table:table-cell table:style-name="ce17" table:formula="of:=IF([.AI32]=&quot;&quot;;&quot;&quot;;[.AI32]+[.$T$3]+1)">
            <text:p/>
          </table:table-cell>
          <table:table-cell table:style-name="ce17" table:formula="of:=IF([.AJ32]=&quot;&quot;;&quot;&quot;;[.AJ32]+[.$T$3]+1)">
            <text:p/>
          </table:table-cell>
          <table:table-cell table:style-name="ce17" table:formula="of:=IF([.AK32]=&quot;&quot;;&quot;&quot;;[.AK32]+[.$T$3]+1)">
            <text:p/>
          </table:table-cell>
          <table:table-cell table:style-name="ce17" table:formula="of:=IF([.B8]=&quot;&quot;;&quot;&quot;;[.B8]+[.$BC$19]+1)">
            <text:p/>
          </table:table-cell>
          <table:table-cell table:style-name="ce17" table:formula="of:=IF([.C8]=&quot;&quot;;&quot;&quot;;[.C8]+[.$BC$19]+1)">
            <text:p/>
          </table:table-cell>
          <table:table-cell table:style-name="ce17" table:formula="of:=IF([.D8]=&quot;&quot;;&quot;&quot;;[.D8]+[.$BC$19]+1)">
            <text:p/>
          </table:table-cell>
          <table:table-cell table:style-name="ce17" table:formula="of:=IF([.E8]=&quot;&quot;;&quot;&quot;;[.E8]+[.$BC$19]+1)">
            <text:p/>
          </table:table-cell>
          <table:table-cell table:style-name="ce17" table:formula="of:=IF([.F8]=&quot;&quot;;&quot;&quot;;[.F8]+[.$BC$19]+1)">
            <text:p/>
          </table:table-cell>
          <table:table-cell table:style-name="ce17" table:formula="of:=IF([.G8]=&quot;&quot;;&quot;&quot;;[.G8]+[.$BC$19]+1)">
            <text:p/>
          </table:table-cell>
          <table:table-cell table:style-name="ce17" table:formula="of:=IF([.H8]=&quot;&quot;;&quot;&quot;;[.H8]+[.$BC$19]+1)">
            <text:p/>
          </table:table-cell>
          <table:table-cell table:style-name="ce17" table:formula="of:=IF([.I8]=&quot;&quot;;&quot;&quot;;[.I8]+[.$BC$19]+1)">
            <text:p/>
          </table:table-cell>
          <table:table-cell table:style-name="ce17" table:formula="of:=IF([.J8]=&quot;&quot;;&quot;&quot;;[.J8]+[.$BC$19]+1)">
            <text:p/>
          </table:table-cell>
          <table:table-cell table:style-name="ce17" table:formula="of:=IF([.K8]=&quot;&quot;;&quot;&quot;;[.K8]+[.$BC$19]+1)">
            <text:p/>
          </table:table-cell>
          <table:table-cell table:style-name="ce17" table:formula="of:=IF([.L8]=&quot;&quot;;&quot;&quot;;[.L8]+[.$BC$19]+1)">
            <text:p/>
          </table:table-cell>
          <table:table-cell table:style-name="ce17" table:formula="of:=IF([.M8]=&quot;&quot;;&quot;&quot;;[.M8]+[.$BC$19]+1)">
            <text:p/>
          </table:table-cell>
          <table:table-cell table:style-name="ce17" table:formula="of:=IF([.N8]=&quot;&quot;;&quot;&quot;;[.N8]+[.$BC$19]+1)" office:value-type="float" office:value="887" calcext:value-type="float">
            <text:p>887</text:p>
          </table:table-cell>
          <table:table-cell table:style-name="ce17" table:formula="of:=IF([.O8]=&quot;&quot;;&quot;&quot;;[.O8]+[.$BC$19]+1)" office:value-type="float" office:value="886" calcext:value-type="float">
            <text:p>886</text:p>
          </table:table-cell>
          <table:table-cell table:style-name="ce17" table:formula="of:=IF([.P8]=&quot;&quot;;&quot;&quot;;[.P8]+[.$BC$19]+1)" office:value-type="float" office:value="885" calcext:value-type="float">
            <text:p>885</text:p>
          </table:table-cell>
          <table:table-cell table:style-name="ce17" table:formula="of:=IF([.Q8]=&quot;&quot;;&quot;&quot;;[.Q8]+[.$BC$19]+1)" office:value-type="float" office:value="884" calcext:value-type="float">
            <text:p>884</text:p>
          </table:table-cell>
          <table:table-cell table:style-name="ce17" table:formula="of:=IF([.R8]=&quot;&quot;;&quot;&quot;;[.R8]+[.$BC$19]+1)" office:value-type="float" office:value="883" calcext:value-type="float">
            <text:p>883</text:p>
          </table:table-cell>
          <table:table-cell table:style-name="ce17" table:formula="of:=IF([.S8]=&quot;&quot;;&quot;&quot;;[.S8]+[.$BC$19]+1)" office:value-type="float" office:value="882" calcext:value-type="float">
            <text:p>882</text:p>
          </table:table-cell>
          <table:table-cell table:style-name="ce17" table:formula="of:=IF([.T8]=&quot;&quot;;&quot;&quot;;[.T8]+[.$BC$19]+1)" office:value-type="float" office:value="881" calcext:value-type="float">
            <text:p>881</text:p>
          </table:table-cell>
          <table:table-cell table:style-name="ce17" table:formula="of:=IF([.U8]=&quot;&quot;;&quot;&quot;;[.U8]+[.$BC$19]+1)" office:value-type="float" office:value="880" calcext:value-type="float">
            <text:p>880</text:p>
          </table:table-cell>
          <table:table-cell table:style-name="ce17" table:formula="of:=IF([.V8]=&quot;&quot;;&quot;&quot;;[.V8]+[.$BC$19]+1)" office:value-type="float" office:value="879" calcext:value-type="float">
            <text:p>879</text:p>
          </table:table-cell>
          <table:table-cell table:style-name="ce17" table:formula="of:=IF([.W8]=&quot;&quot;;&quot;&quot;;[.W8]+[.$BC$19]+1)" office:value-type="float" office:value="878" calcext:value-type="float">
            <text:p>878</text:p>
          </table:table-cell>
          <table:table-cell table:style-name="ce17" table:formula="of:=IF([.X8]=&quot;&quot;;&quot;&quot;;[.X8]+[.$BC$19]+1)" office:value-type="float" office:value="877" calcext:value-type="float">
            <text:p>877</text:p>
          </table:table-cell>
          <table:table-cell table:style-name="ce17" table:formula="of:=IF([.Y8]=&quot;&quot;;&quot;&quot;;[.Y8]+[.$BC$19]+1)" office:value-type="float" office:value="876" calcext:value-type="float">
            <text:p>876</text:p>
          </table:table-cell>
          <table:table-cell table:style-name="ce17" table:formula="of:=IF([.Z8]=&quot;&quot;;&quot;&quot;;[.Z8]+[.$BC$19]+1)">
            <text:p/>
          </table:table-cell>
          <table:table-cell table:style-name="ce17" table:formula="of:=IF([.AA8]=&quot;&quot;;&quot;&quot;;[.AA8]+[.$BC$19]+1)">
            <text:p/>
          </table:table-cell>
          <table:table-cell table:style-name="ce17" table:formula="of:=IF([.AB8]=&quot;&quot;;&quot;&quot;;[.AB8]+[.$BC$19]+1)">
            <text:p/>
          </table:table-cell>
          <table:table-cell table:style-name="ce17" table:formula="of:=IF([.AC8]=&quot;&quot;;&quot;&quot;;[.AC8]+[.$BC$19]+1)">
            <text:p/>
          </table:table-cell>
          <table:table-cell table:style-name="ce17" table:formula="of:=IF([.AD8]=&quot;&quot;;&quot;&quot;;[.AD8]+[.$BC$19]+1)">
            <text:p/>
          </table:table-cell>
          <table:table-cell table:style-name="ce17" table:formula="of:=IF([.AE8]=&quot;&quot;;&quot;&quot;;[.AE8]+[.$BC$19]+1)">
            <text:p/>
          </table:table-cell>
          <table:table-cell table:style-name="ce17" table:formula="of:=IF([.AF8]=&quot;&quot;;&quot;&quot;;[.AF8]+[.$BC$19]+1)">
            <text:p/>
          </table:table-cell>
          <table:table-cell table:style-name="ce17" table:formula="of:=IF([.AG8]=&quot;&quot;;&quot;&quot;;[.AG8]+[.$BC$19]+1)">
            <text:p/>
          </table:table-cell>
          <table:table-cell table:style-name="ce17" table:formula="of:=IF([.AH8]=&quot;&quot;;&quot;&quot;;[.AH8]+[.$BC$19]+1)">
            <text:p/>
          </table:table-cell>
          <table:table-cell table:style-name="ce17" table:formula="of:=IF([.AI8]=&quot;&quot;;&quot;&quot;;[.AI8]+[.$BC$19]+1)">
            <text:p/>
          </table:table-cell>
          <table:table-cell table:style-name="ce17" table:formula="of:=IF([.AJ8]=&quot;&quot;;&quot;&quot;;[.AJ8]+[.$BC$19]+1)">
            <text:p/>
          </table:table-cell>
          <table:table-cell table:style-name="ce17" table:formula="of:=IF([.BV8]=&quot;&quot;;&quot;&quot;;[.BV8]+[.$BD$4]+1)">
            <text:p/>
          </table:table-cell>
          <table:table-cell table:style-name="ce17" table:formula="of:=IF([.AL8]=&quot;&quot;;&quot;&quot;;[.AL8]+[.$CN$3]+1)">
            <text:p/>
          </table:table-cell>
          <table:table-cell table:style-name="ce17" table:formula="of:=IF([.AM8]=&quot;&quot;;&quot;&quot;;[.AM8]+[.$CN$3]+1)">
            <text:p/>
          </table:table-cell>
          <table:table-cell table:style-name="ce17" table:formula="of:=IF([.AN8]=&quot;&quot;;&quot;&quot;;[.AN8]+[.$CN$3]+1)">
            <text:p/>
          </table:table-cell>
          <table:table-cell table:style-name="ce17" table:formula="of:=IF([.AO8]=&quot;&quot;;&quot;&quot;;[.AO8]+[.$CN$3]+1)">
            <text:p/>
          </table:table-cell>
          <table:table-cell table:style-name="ce17" table:formula="of:=IF([.AP8]=&quot;&quot;;&quot;&quot;;[.AP8]+[.$CN$3]+1)">
            <text:p/>
          </table:table-cell>
          <table:table-cell table:style-name="ce17" table:formula="of:=IF([.AQ8]=&quot;&quot;;&quot;&quot;;[.AQ8]+[.$CN$3]+1)">
            <text:p/>
          </table:table-cell>
          <table:table-cell table:style-name="ce17" table:formula="of:=IF([.AR8]=&quot;&quot;;&quot;&quot;;[.AR8]+[.$CN$3]+1)" office:value-type="float" office:value="1374" calcext:value-type="float">
            <text:p>1374</text:p>
          </table:table-cell>
          <table:table-cell table:style-name="ce17" table:formula="of:=IF([.AS8]=&quot;&quot;;&quot;&quot;;[.AS8]+[.$CN$3]+1)" office:value-type="float" office:value="1375" calcext:value-type="float">
            <text:p>1375</text:p>
          </table:table-cell>
          <table:table-cell table:style-name="ce17" table:formula="of:=IF([.AT8]=&quot;&quot;;&quot;&quot;;[.AT8]+[.$CN$3]+1)" office:value-type="float" office:value="1376" calcext:value-type="float">
            <text:p>1376</text:p>
          </table:table-cell>
          <table:table-cell table:style-name="ce17" table:formula="of:=IF([.AU8]=&quot;&quot;;&quot;&quot;;[.AU8]+[.$CN$3]+1)" office:value-type="float" office:value="1377" calcext:value-type="float">
            <text:p>1377</text:p>
          </table:table-cell>
          <table:table-cell table:style-name="ce17" table:formula="of:=IF([.AV8]=&quot;&quot;;&quot;&quot;;[.AV8]+[.$CN$3]+1)" office:value-type="float" office:value="1378" calcext:value-type="float">
            <text:p>1378</text:p>
          </table:table-cell>
          <table:table-cell table:style-name="ce17" table:formula="of:=IF([.AW8]=&quot;&quot;;&quot;&quot;;[.AW8]+[.$CN$3]+1)" office:value-type="float" office:value="1379" calcext:value-type="float">
            <text:p>1379</text:p>
          </table:table-cell>
          <table:table-cell table:style-name="ce17" table:formula="of:=IF([.AX8]=&quot;&quot;;&quot;&quot;;[.AX8]+[.$CN$3]+1)" office:value-type="float" office:value="1380" calcext:value-type="float">
            <text:p>1380</text:p>
          </table:table-cell>
          <table:table-cell table:style-name="ce17" table:formula="of:=IF([.AY8]=&quot;&quot;;&quot;&quot;;[.AY8]+[.$CN$3]+1)" office:value-type="float" office:value="1381" calcext:value-type="float">
            <text:p>1381</text:p>
          </table:table-cell>
          <table:table-cell table:style-name="ce17" table:formula="of:=IF([.AZ8]=&quot;&quot;;&quot;&quot;;[.AZ8]+[.$CN$3]+1)" office:value-type="float" office:value="1382" calcext:value-type="float">
            <text:p>1382</text:p>
          </table:table-cell>
          <table:table-cell table:style-name="ce17" table:formula="of:=IF([.BA8]=&quot;&quot;;&quot;&quot;;[.BA8]+[.$CN$3]+1)" office:value-type="float" office:value="1383" calcext:value-type="float">
            <text:p>1383</text:p>
          </table:table-cell>
          <table:table-cell table:style-name="ce17" table:formula="of:=IF([.BB8]=&quot;&quot;;&quot;&quot;;[.BB8]+[.$CN$3]+1)" office:value-type="float" office:value="1384" calcext:value-type="float">
            <text:p>1384</text:p>
          </table:table-cell>
          <table:table-cell table:style-name="ce17" table:formula="of:=IF([.BC8]=&quot;&quot;;&quot;&quot;;[.BC8]+[.$CN$3]+1)" office:value-type="float" office:value="1385" calcext:value-type="float">
            <text:p>1385</text:p>
          </table:table-cell>
          <table:table-cell table:style-name="ce17" table:formula="of:=IF([.BD8]=&quot;&quot;;&quot;&quot;;[.BD8]+[.$CN$3]+1)" office:value-type="float" office:value="1386" calcext:value-type="float">
            <text:p>1386</text:p>
          </table:table-cell>
          <table:table-cell table:style-name="ce17" table:formula="of:=IF([.BE8]=&quot;&quot;;&quot;&quot;;[.BE8]+[.$CN$3]+1)" office:value-type="float" office:value="1387" calcext:value-type="float">
            <text:p>1387</text:p>
          </table:table-cell>
          <table:table-cell table:style-name="ce17" table:formula="of:=IF([.BF8]=&quot;&quot;;&quot;&quot;;[.BF8]+[.$CN$3]+1)" office:value-type="float" office:value="1388" calcext:value-type="float">
            <text:p>1388</text:p>
          </table:table-cell>
          <table:table-cell table:style-name="ce17" table:formula="of:=IF([.BG8]=&quot;&quot;;&quot;&quot;;[.BG8]+[.$CN$3]+1)" office:value-type="float" office:value="1389" calcext:value-type="float">
            <text:p>1389</text:p>
          </table:table-cell>
          <table:table-cell table:style-name="ce17" table:formula="of:=IF([.BH8]=&quot;&quot;;&quot;&quot;;[.BH8]+[.$CN$3]+1)" office:value-type="float" office:value="1390" calcext:value-type="float">
            <text:p>1390</text:p>
          </table:table-cell>
          <table:table-cell table:style-name="ce17" table:formula="of:=IF([.BI8]=&quot;&quot;;&quot;&quot;;[.BI8]+[.$CN$3]+1)" office:value-type="float" office:value="1391" calcext:value-type="float">
            <text:p>1391</text:p>
          </table:table-cell>
          <table:table-cell table:style-name="ce17" table:formula="of:=IF([.BJ8]=&quot;&quot;;&quot;&quot;;[.BJ8]+[.$CN$3]+1)" office:value-type="float" office:value="1392" calcext:value-type="float">
            <text:p>1392</text:p>
          </table:table-cell>
          <table:table-cell table:style-name="ce17" table:formula="of:=IF([.BK8]=&quot;&quot;;&quot;&quot;;[.BK8]+[.$CN$3]+1)" office:value-type="float" office:value="1393" calcext:value-type="float">
            <text:p>1393</text:p>
          </table:table-cell>
          <table:table-cell table:style-name="ce17" table:formula="of:=IF([.BL8]=&quot;&quot;;&quot;&quot;;[.BL8]+[.$CN$3]+1)" office:value-type="float" office:value="1394" calcext:value-type="float">
            <text:p>1394</text:p>
          </table:table-cell>
          <table:table-cell table:style-name="ce17" table:formula="of:=IF([.BM8]=&quot;&quot;;&quot;&quot;;[.BM8]+[.$CN$3]+1)" office:value-type="float" office:value="1395" calcext:value-type="float">
            <text:p>1395</text:p>
          </table:table-cell>
          <table:table-cell table:style-name="ce17" table:formula="of:=IF([.BN8]=&quot;&quot;;&quot;&quot;;[.BN8]+[.$CN$3]+1)" office:value-type="float" office:value="1396" calcext:value-type="float">
            <text:p>1396</text:p>
          </table:table-cell>
          <table:table-cell table:style-name="ce17" table:formula="of:=IF([.BO8]=&quot;&quot;;&quot;&quot;;[.BO8]+[.$CN$3]+1)" office:value-type="float" office:value="1397" calcext:value-type="float">
            <text:p>1397</text:p>
          </table:table-cell>
          <table:table-cell table:style-name="ce17" table:formula="of:=IF([.BP8]=&quot;&quot;;&quot;&quot;;[.BP8]+[.$CN$3]+1)">
            <text:p/>
          </table:table-cell>
          <table:table-cell table:style-name="ce17" table:formula="of:=IF([.BQ8]=&quot;&quot;;&quot;&quot;;[.BQ8]+[.$CN$3]+1)">
            <text:p/>
          </table:table-cell>
          <table:table-cell table:style-name="ce17" table:formula="of:=IF([.BR8]=&quot;&quot;;&quot;&quot;;[.BR8]+[.$CN$3]+1)">
            <text:p/>
          </table:table-cell>
          <table:table-cell table:style-name="ce17" table:formula="of:=IF([.BS8]=&quot;&quot;;&quot;&quot;;[.BS8]+[.$CN$3]+1)">
            <text:p/>
          </table:table-cell>
          <table:table-cell table:style-name="ce17" table:formula="of:=IF([.BT8]=&quot;&quot;;&quot;&quot;;[.BT8]+[.$CN$3]+1)">
            <text:p/>
          </table:table-cell>
          <table:table-cell table:style-name="ce17" table:formula="of:=IF([.BU8]=&quot;&quot;;&quot;&quot;;[.BU8]+[.$CN$3]+1)">
            <text:p/>
          </table:table-cell>
          <table:table-cell table:style-name="ce17" table:formula="of:=IF([.BV8]=&quot;&quot;;&quot;&quot;;[.BV8]+[.$DW$19]+1)">
            <text:p/>
          </table:table-cell>
          <table:table-cell table:style-name="ce17" table:formula="of:=IF([.BW8]=&quot;&quot;;&quot;&quot;;[.BW8]+[.$DW$19]+1)">
            <text:p/>
          </table:table-cell>
          <table:table-cell table:style-name="ce17" table:formula="of:=IF([.BX8]=&quot;&quot;;&quot;&quot;;[.BX8]+[.$DW$19]+1)">
            <text:p/>
          </table:table-cell>
          <table:table-cell table:style-name="ce17" table:formula="of:=IF([.BY8]=&quot;&quot;;&quot;&quot;;[.BY8]+[.$DW$19]+1)">
            <text:p/>
          </table:table-cell>
          <table:table-cell table:style-name="ce17" table:formula="of:=IF([.BZ8]=&quot;&quot;;&quot;&quot;;[.BZ8]+[.$DW$19]+1)">
            <text:p/>
          </table:table-cell>
          <table:table-cell table:style-name="ce17" table:formula="of:=IF([.CA8]=&quot;&quot;;&quot;&quot;;[.CA8]+[.$DW$19]+1)">
            <text:p/>
          </table:table-cell>
          <table:table-cell table:style-name="ce17" table:formula="of:=IF([.CB8]=&quot;&quot;;&quot;&quot;;[.CB8]+[.$DW$19]+1)">
            <text:p/>
          </table:table-cell>
          <table:table-cell table:style-name="ce17" table:formula="of:=IF([.CC8]=&quot;&quot;;&quot;&quot;;[.CC8]+[.$DW$19]+1)">
            <text:p/>
          </table:table-cell>
          <table:table-cell table:style-name="ce17" table:formula="of:=IF([.CD8]=&quot;&quot;;&quot;&quot;;[.CD8]+[.$DW$19]+1)">
            <text:p/>
          </table:table-cell>
          <table:table-cell table:style-name="ce17" table:formula="of:=IF([.CE8]=&quot;&quot;;&quot;&quot;;[.CE8]+[.$DW$19]+1)">
            <text:p/>
          </table:table-cell>
          <table:table-cell table:style-name="ce17" table:formula="of:=IF([.CF8]=&quot;&quot;;&quot;&quot;;[.CF8]+[.$DW$19]+1)">
            <text:p/>
          </table:table-cell>
          <table:table-cell table:style-name="ce17" table:formula="of:=IF([.CG8]=&quot;&quot;;&quot;&quot;;[.CG8]+[.$DW$19]+1)">
            <text:p/>
          </table:table-cell>
          <table:table-cell table:style-name="ce17" table:formula="of:=IF([.CH8]=&quot;&quot;;&quot;&quot;;[.CH8]+[.$DW$19]+1)" office:value-type="float" office:value="2417" calcext:value-type="float">
            <text:p>2417</text:p>
          </table:table-cell>
          <table:table-cell table:style-name="ce17" table:formula="of:=IF([.CI8]=&quot;&quot;;&quot;&quot;;[.CI8]+[.$DW$19]+1)" office:value-type="float" office:value="2416" calcext:value-type="float">
            <text:p>2416</text:p>
          </table:table-cell>
          <table:table-cell table:style-name="ce17" table:formula="of:=IF([.CJ8]=&quot;&quot;;&quot;&quot;;[.CJ8]+[.$DW$19]+1)" office:value-type="float" office:value="2415" calcext:value-type="float">
            <text:p>2415</text:p>
          </table:table-cell>
          <table:table-cell table:style-name="ce17" table:formula="of:=IF([.CK8]=&quot;&quot;;&quot;&quot;;[.CK8]+[.$DW$19]+1)" office:value-type="float" office:value="2414" calcext:value-type="float">
            <text:p>2414</text:p>
          </table:table-cell>
          <table:table-cell table:style-name="ce17" table:formula="of:=IF([.CL8]=&quot;&quot;;&quot;&quot;;[.CL8]+[.$DW$19]+1)" office:value-type="float" office:value="2413" calcext:value-type="float">
            <text:p>2413</text:p>
          </table:table-cell>
          <table:table-cell table:style-name="ce17" table:formula="of:=IF([.CM8]=&quot;&quot;;&quot;&quot;;[.CM8]+[.$DW$19]+1)" office:value-type="float" office:value="2412" calcext:value-type="float">
            <text:p>2412</text:p>
          </table:table-cell>
          <table:table-cell table:style-name="ce17" table:formula="of:=IF([.CN8]=&quot;&quot;;&quot;&quot;;[.CN8]+[.$DW$19]+1)" office:value-type="float" office:value="2411" calcext:value-type="float">
            <text:p>2411</text:p>
          </table:table-cell>
          <table:table-cell table:style-name="ce17" table:formula="of:=IF([.CO8]=&quot;&quot;;&quot;&quot;;[.CO8]+[.$DW$19]+1)" office:value-type="float" office:value="2410" calcext:value-type="float">
            <text:p>2410</text:p>
          </table:table-cell>
          <table:table-cell table:style-name="ce17" table:formula="of:=IF([.CP8]=&quot;&quot;;&quot;&quot;;[.CP8]+[.$DW$19]+1)" office:value-type="float" office:value="2409" calcext:value-type="float">
            <text:p>2409</text:p>
          </table:table-cell>
          <table:table-cell table:style-name="ce17" table:formula="of:=IF([.CQ8]=&quot;&quot;;&quot;&quot;;[.CQ8]+[.$DW$19]+1)" office:value-type="float" office:value="2408" calcext:value-type="float">
            <text:p>2408</text:p>
          </table:table-cell>
          <table:table-cell table:style-name="ce17" table:formula="of:=IF([.CR8]=&quot;&quot;;&quot;&quot;;[.CR8]+[.$DW$19]+1)" office:value-type="float" office:value="2407" calcext:value-type="float">
            <text:p>2407</text:p>
          </table:table-cell>
          <table:table-cell table:style-name="ce17" table:formula="of:=IF([.CS8]=&quot;&quot;;&quot;&quot;;[.CS8]+[.$DW$19]+1)" office:value-type="float" office:value="2406" calcext:value-type="float">
            <text:p>2406</text:p>
          </table:table-cell>
          <table:table-cell table:style-name="ce17" table:formula="of:=IF([.CT8]=&quot;&quot;;&quot;&quot;;[.CT8]+[.$DW$19]+1)">
            <text:p/>
          </table:table-cell>
          <table:table-cell table:style-name="ce17" table:formula="of:=IF([.CU8]=&quot;&quot;;&quot;&quot;;[.CU8]+[.$DW$19]+1)">
            <text:p/>
          </table:table-cell>
          <table:table-cell table:style-name="ce17" table:formula="of:=IF([.CV8]=&quot;&quot;;&quot;&quot;;[.CV8]+[.$DW$19]+1)">
            <text:p/>
          </table:table-cell>
          <table:table-cell table:style-name="ce17" table:formula="of:=IF([.CW8]=&quot;&quot;;&quot;&quot;;[.CW8]+[.$DW$19]+1)">
            <text:p/>
          </table:table-cell>
          <table:table-cell table:style-name="ce17" table:formula="of:=IF([.CX8]=&quot;&quot;;&quot;&quot;;[.CX8]+[.$DW$19]+1)">
            <text:p/>
          </table:table-cell>
          <table:table-cell table:style-name="ce17" table:formula="of:=IF([.CY8]=&quot;&quot;;&quot;&quot;;[.CY8]+[.$DW$19]+1)">
            <text:p/>
          </table:table-cell>
          <table:table-cell table:style-name="ce17" table:formula="of:=IF([.CZ8]=&quot;&quot;;&quot;&quot;;[.CZ8]+[.$DW$19]+1)">
            <text:p/>
          </table:table-cell>
          <table:table-cell table:style-name="ce17" table:formula="of:=IF([.DA8]=&quot;&quot;;&quot;&quot;;[.DA8]+[.$DW$19]+1)">
            <text:p/>
          </table:table-cell>
          <table:table-cell table:style-name="ce17" table:formula="of:=IF([.DB8]=&quot;&quot;;&quot;&quot;;[.DB8]+[.$DW$19]+1)">
            <text:p/>
          </table:table-cell>
          <table:table-cell table:style-name="ce17" table:formula="of:=IF([.DC8]=&quot;&quot;;&quot;&quot;;[.DC8]+[.$DW$19]+1)">
            <text:p/>
          </table:table-cell>
          <table:table-cell table:style-name="ce17" table:formula="of:=IF([.DD8]=&quot;&quot;;&quot;&quot;;[.DD8]+[.$DW$19]+1)">
            <text:p/>
          </table:table-cell>
          <table:table-cell table:style-name="ce17" table:formula="of:=IF([.DE8]=&quot;&quot;;&quot;&quot;;[.DE8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6" table:number-columns-repeated="11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63" calcext:value-type="float">
            <text:p>263</text:p>
          </table:table-cell>
          <table:table-cell table:style-name="ce16" table:number-columns-repeated="11"/>
          <table:table-cell table:style-name="ce17" table:formula="of:=IF([.B33]=&quot;&quot;;&quot;&quot;;[.B33]+[.$T$3]+1)">
            <text:p/>
          </table:table-cell>
          <table:table-cell table:style-name="ce17" table:formula="of:=IF([.C33]=&quot;&quot;;&quot;&quot;;[.C33]+[.$T$3]+1)">
            <text:p/>
          </table:table-cell>
          <table:table-cell table:style-name="ce17" table:formula="of:=IF([.D33]=&quot;&quot;;&quot;&quot;;[.D33]+[.$T$3]+1)">
            <text:p/>
          </table:table-cell>
          <table:table-cell table:style-name="ce17" table:formula="of:=IF([.E33]=&quot;&quot;;&quot;&quot;;[.E33]+[.$T$3]+1)">
            <text:p/>
          </table:table-cell>
          <table:table-cell table:style-name="ce17" table:formula="of:=IF([.F33]=&quot;&quot;;&quot;&quot;;[.F33]+[.$T$3]+1)">
            <text:p/>
          </table:table-cell>
          <table:table-cell table:style-name="ce17" table:formula="of:=IF([.G33]=&quot;&quot;;&quot;&quot;;[.G33]+[.$T$3]+1)">
            <text:p/>
          </table:table-cell>
          <table:table-cell table:style-name="ce17" table:formula="of:=IF([.H33]=&quot;&quot;;&quot;&quot;;[.H33]+[.$T$3]+1)">
            <text:p/>
          </table:table-cell>
          <table:table-cell table:style-name="ce17" table:formula="of:=IF([.I33]=&quot;&quot;;&quot;&quot;;[.I33]+[.$T$3]+1)" office:value-type="float" office:value="501" calcext:value-type="float">
            <text:p>501</text:p>
          </table:table-cell>
          <table:table-cell table:style-name="ce17" table:formula="of:=IF([.J33]=&quot;&quot;;&quot;&quot;;[.J33]+[.$T$3]+1)" office:value-type="float" office:value="500" calcext:value-type="float">
            <text:p>500</text:p>
          </table:table-cell>
          <table:table-cell table:style-name="ce17" table:formula="of:=IF([.K33]=&quot;&quot;;&quot;&quot;;[.K33]+[.$T$3]+1)" office:value-type="float" office:value="499" calcext:value-type="float">
            <text:p>499</text:p>
          </table:table-cell>
          <table:table-cell table:style-name="ce17" table:formula="of:=IF([.L33]=&quot;&quot;;&quot;&quot;;[.L33]+[.$T$3]+1)" office:value-type="float" office:value="498" calcext:value-type="float">
            <text:p>498</text:p>
          </table:table-cell>
          <table:table-cell table:style-name="ce17" table:formula="of:=IF([.M33]=&quot;&quot;;&quot;&quot;;[.M33]+[.$T$3]+1)" office:value-type="float" office:value="497" calcext:value-type="float">
            <text:p>497</text:p>
          </table:table-cell>
          <table:table-cell table:style-name="ce17" table:formula="of:=IF([.N33]=&quot;&quot;;&quot;&quot;;[.N33]+[.$T$3]+1)" office:value-type="float" office:value="496" calcext:value-type="float">
            <text:p>496</text:p>
          </table:table-cell>
          <table:table-cell table:style-name="ce17" table:formula="of:=IF([.O33]=&quot;&quot;;&quot;&quot;;[.O33]+[.$T$3]+1)" office:value-type="float" office:value="495" calcext:value-type="float">
            <text:p>495</text:p>
          </table:table-cell>
          <table:table-cell table:style-name="ce17" table:formula="of:=IF([.P33]=&quot;&quot;;&quot;&quot;;[.P33]+[.$T$3]+1)" office:value-type="float" office:value="494" calcext:value-type="float">
            <text:p>494</text:p>
          </table:table-cell>
          <table:table-cell table:style-name="ce17" table:formula="of:=IF([.Q33]=&quot;&quot;;&quot;&quot;;[.Q33]+[.$T$3]+1)" office:value-type="float" office:value="493" calcext:value-type="float">
            <text:p>493</text:p>
          </table:table-cell>
          <table:table-cell table:style-name="ce17" table:formula="of:=IF([.R33]=&quot;&quot;;&quot;&quot;;[.R33]+[.$T$3]+1)" office:value-type="float" office:value="492" calcext:value-type="float">
            <text:p>492</text:p>
          </table:table-cell>
          <table:table-cell table:style-name="ce17" table:formula="of:=IF([.S33]=&quot;&quot;;&quot;&quot;;[.S33]+[.$T$3]+1)" office:value-type="float" office:value="491" calcext:value-type="float">
            <text:p>491</text:p>
          </table:table-cell>
          <table:table-cell table:style-name="ce17" table:formula="of:=IF([.T33]=&quot;&quot;;&quot;&quot;;[.T33]+[.$T$3]+1)" office:value-type="float" office:value="490" calcext:value-type="float">
            <text:p>490</text:p>
          </table:table-cell>
          <table:table-cell table:style-name="ce17" table:formula="of:=IF([.U33]=&quot;&quot;;&quot;&quot;;[.U33]+[.$T$3]+1)" office:value-type="float" office:value="489" calcext:value-type="float">
            <text:p>489</text:p>
          </table:table-cell>
          <table:table-cell table:style-name="ce17" table:formula="of:=IF([.V33]=&quot;&quot;;&quot;&quot;;[.V33]+[.$T$3]+1)" office:value-type="float" office:value="488" calcext:value-type="float">
            <text:p>488</text:p>
          </table:table-cell>
          <table:table-cell table:style-name="ce17" table:formula="of:=IF([.W33]=&quot;&quot;;&quot;&quot;;[.W33]+[.$T$3]+1)" office:value-type="float" office:value="487" calcext:value-type="float">
            <text:p>487</text:p>
          </table:table-cell>
          <table:table-cell table:style-name="ce17" table:formula="of:=IF([.X33]=&quot;&quot;;&quot;&quot;;[.X33]+[.$T$3]+1)" office:value-type="float" office:value="486" calcext:value-type="float">
            <text:p>486</text:p>
          </table:table-cell>
          <table:table-cell table:style-name="ce17" table:formula="of:=IF([.Y33]=&quot;&quot;;&quot;&quot;;[.Y33]+[.$T$3]+1)" office:value-type="float" office:value="485" calcext:value-type="float">
            <text:p>485</text:p>
          </table:table-cell>
          <table:table-cell table:style-name="ce17" table:formula="of:=IF([.Z33]=&quot;&quot;;&quot;&quot;;[.Z33]+[.$T$3]+1)" office:value-type="float" office:value="484" calcext:value-type="float">
            <text:p>484</text:p>
          </table:table-cell>
          <table:table-cell table:style-name="ce17" table:formula="of:=IF([.AA33]=&quot;&quot;;&quot;&quot;;[.AA33]+[.$T$3]+1)" office:value-type="float" office:value="483" calcext:value-type="float">
            <text:p>483</text:p>
          </table:table-cell>
          <table:table-cell table:style-name="ce17" table:formula="of:=IF([.AB33]=&quot;&quot;;&quot;&quot;;[.AB33]+[.$T$3]+1)" office:value-type="float" office:value="482" calcext:value-type="float">
            <text:p>482</text:p>
          </table:table-cell>
          <table:table-cell table:style-name="ce17" table:formula="of:=IF([.AC33]=&quot;&quot;;&quot;&quot;;[.AC33]+[.$T$3]+1)" office:value-type="float" office:value="481" calcext:value-type="float">
            <text:p>481</text:p>
          </table:table-cell>
          <table:table-cell table:style-name="ce17" table:formula="of:=IF([.AD33]=&quot;&quot;;&quot;&quot;;[.AD33]+[.$T$3]+1)" office:value-type="float" office:value="480" calcext:value-type="float">
            <text:p>480</text:p>
          </table:table-cell>
          <table:table-cell table:style-name="ce17" table:formula="of:=IF([.AE33]=&quot;&quot;;&quot;&quot;;[.AE33]+[.$T$3]+1)">
            <text:p/>
          </table:table-cell>
          <table:table-cell table:style-name="ce17" table:formula="of:=IF([.AF33]=&quot;&quot;;&quot;&quot;;[.AF33]+[.$T$3]+1)">
            <text:p/>
          </table:table-cell>
          <table:table-cell table:style-name="ce17" table:formula="of:=IF([.AG33]=&quot;&quot;;&quot;&quot;;[.AG33]+[.$T$3]+1)">
            <text:p/>
          </table:table-cell>
          <table:table-cell table:style-name="ce17" table:formula="of:=IF([.AH33]=&quot;&quot;;&quot;&quot;;[.AH33]+[.$T$3]+1)">
            <text:p/>
          </table:table-cell>
          <table:table-cell table:style-name="ce17" table:formula="of:=IF([.AI33]=&quot;&quot;;&quot;&quot;;[.AI33]+[.$T$3]+1)">
            <text:p/>
          </table:table-cell>
          <table:table-cell table:style-name="ce17" table:formula="of:=IF([.AJ33]=&quot;&quot;;&quot;&quot;;[.AJ33]+[.$T$3]+1)">
            <text:p/>
          </table:table-cell>
          <table:table-cell table:style-name="ce17" table:formula="of:=IF([.AK33]=&quot;&quot;;&quot;&quot;;[.AK33]+[.$T$3]+1)">
            <text:p/>
          </table:table-cell>
          <table:table-cell table:style-name="ce17" table:formula="of:=IF([.B9]=&quot;&quot;;&quot;&quot;;[.B9]+[.$BC$19]+1)">
            <text:p/>
          </table:table-cell>
          <table:table-cell table:style-name="ce17" table:formula="of:=IF([.C9]=&quot;&quot;;&quot;&quot;;[.C9]+[.$BC$19]+1)">
            <text:p/>
          </table:table-cell>
          <table:table-cell table:style-name="ce17" table:formula="of:=IF([.D9]=&quot;&quot;;&quot;&quot;;[.D9]+[.$BC$19]+1)">
            <text:p/>
          </table:table-cell>
          <table:table-cell table:style-name="ce17" table:formula="of:=IF([.E9]=&quot;&quot;;&quot;&quot;;[.E9]+[.$BC$19]+1)">
            <text:p/>
          </table:table-cell>
          <table:table-cell table:style-name="ce17" table:formula="of:=IF([.F9]=&quot;&quot;;&quot;&quot;;[.F9]+[.$BC$19]+1)">
            <text:p/>
          </table:table-cell>
          <table:table-cell table:style-name="ce17" table:formula="of:=IF([.G9]=&quot;&quot;;&quot;&quot;;[.G9]+[.$BC$19]+1)">
            <text:p/>
          </table:table-cell>
          <table:table-cell table:style-name="ce17" table:formula="of:=IF([.H9]=&quot;&quot;;&quot;&quot;;[.H9]+[.$BC$19]+1)">
            <text:p/>
          </table:table-cell>
          <table:table-cell table:style-name="ce17" table:formula="of:=IF([.I9]=&quot;&quot;;&quot;&quot;;[.I9]+[.$BC$19]+1)">
            <text:p/>
          </table:table-cell>
          <table:table-cell table:style-name="ce17" table:formula="of:=IF([.J9]=&quot;&quot;;&quot;&quot;;[.J9]+[.$BC$19]+1)">
            <text:p/>
          </table:table-cell>
          <table:table-cell table:style-name="ce17" table:formula="of:=IF([.K9]=&quot;&quot;;&quot;&quot;;[.K9]+[.$BC$19]+1)">
            <text:p/>
          </table:table-cell>
          <table:table-cell table:style-name="ce17" table:formula="of:=IF([.L9]=&quot;&quot;;&quot;&quot;;[.L9]+[.$BC$19]+1)">
            <text:p/>
          </table:table-cell>
          <table:table-cell table:style-name="ce17" table:formula="of:=IF([.M9]=&quot;&quot;;&quot;&quot;;[.M9]+[.$BC$19]+1)" office:value-type="float" office:value="862" calcext:value-type="float">
            <text:p>862</text:p>
          </table:table-cell>
          <table:table-cell table:style-name="ce17" table:formula="of:=IF([.N9]=&quot;&quot;;&quot;&quot;;[.N9]+[.$BC$19]+1)" office:value-type="float" office:value="863" calcext:value-type="float">
            <text:p>863</text:p>
          </table:table-cell>
          <table:table-cell table:style-name="ce17" table:formula="of:=IF([.O9]=&quot;&quot;;&quot;&quot;;[.O9]+[.$BC$19]+1)" office:value-type="float" office:value="864" calcext:value-type="float">
            <text:p>864</text:p>
          </table:table-cell>
          <table:table-cell table:style-name="ce17" table:formula="of:=IF([.P9]=&quot;&quot;;&quot;&quot;;[.P9]+[.$BC$19]+1)" office:value-type="float" office:value="865" calcext:value-type="float">
            <text:p>865</text:p>
          </table:table-cell>
          <table:table-cell table:style-name="ce17" table:formula="of:=IF([.Q9]=&quot;&quot;;&quot;&quot;;[.Q9]+[.$BC$19]+1)" office:value-type="float" office:value="866" calcext:value-type="float">
            <text:p>866</text:p>
          </table:table-cell>
          <table:table-cell table:style-name="ce17" table:formula="of:=IF([.R9]=&quot;&quot;;&quot;&quot;;[.R9]+[.$BC$19]+1)" office:value-type="float" office:value="867" calcext:value-type="float">
            <text:p>867</text:p>
          </table:table-cell>
          <table:table-cell table:style-name="ce17" table:formula="of:=IF([.S9]=&quot;&quot;;&quot;&quot;;[.S9]+[.$BC$19]+1)" office:value-type="float" office:value="868" calcext:value-type="float">
            <text:p>868</text:p>
          </table:table-cell>
          <table:table-cell table:style-name="ce17" table:formula="of:=IF([.T9]=&quot;&quot;;&quot;&quot;;[.T9]+[.$BC$19]+1)" office:value-type="float" office:value="869" calcext:value-type="float">
            <text:p>869</text:p>
          </table:table-cell>
          <table:table-cell table:style-name="ce17" table:formula="of:=IF([.U9]=&quot;&quot;;&quot;&quot;;[.U9]+[.$BC$19]+1)" office:value-type="float" office:value="870" calcext:value-type="float">
            <text:p>870</text:p>
          </table:table-cell>
          <table:table-cell table:style-name="ce17" table:formula="of:=IF([.V9]=&quot;&quot;;&quot;&quot;;[.V9]+[.$BC$19]+1)" office:value-type="float" office:value="871" calcext:value-type="float">
            <text:p>871</text:p>
          </table:table-cell>
          <table:table-cell table:style-name="ce17" table:formula="of:=IF([.W9]=&quot;&quot;;&quot;&quot;;[.W9]+[.$BC$19]+1)" office:value-type="float" office:value="872" calcext:value-type="float">
            <text:p>872</text:p>
          </table:table-cell>
          <table:table-cell table:style-name="ce17" table:formula="of:=IF([.X9]=&quot;&quot;;&quot;&quot;;[.X9]+[.$BC$19]+1)" office:value-type="float" office:value="873" calcext:value-type="float">
            <text:p>873</text:p>
          </table:table-cell>
          <table:table-cell table:style-name="ce17" table:formula="of:=IF([.Y9]=&quot;&quot;;&quot;&quot;;[.Y9]+[.$BC$19]+1)" office:value-type="float" office:value="874" calcext:value-type="float">
            <text:p>874</text:p>
          </table:table-cell>
          <table:table-cell table:style-name="ce17" table:formula="of:=IF([.Z9]=&quot;&quot;;&quot;&quot;;[.Z9]+[.$BC$19]+1)" office:value-type="float" office:value="875" calcext:value-type="float">
            <text:p>875</text:p>
          </table:table-cell>
          <table:table-cell table:style-name="ce17" table:formula="of:=IF([.AA9]=&quot;&quot;;&quot;&quot;;[.AA9]+[.$BC$19]+1)">
            <text:p/>
          </table:table-cell>
          <table:table-cell table:style-name="ce17" table:formula="of:=IF([.AB9]=&quot;&quot;;&quot;&quot;;[.AB9]+[.$BC$19]+1)">
            <text:p/>
          </table:table-cell>
          <table:table-cell table:style-name="ce17" table:formula="of:=IF([.AC9]=&quot;&quot;;&quot;&quot;;[.AC9]+[.$BC$19]+1)">
            <text:p/>
          </table:table-cell>
          <table:table-cell table:style-name="ce17" table:formula="of:=IF([.AD9]=&quot;&quot;;&quot;&quot;;[.AD9]+[.$BC$19]+1)">
            <text:p/>
          </table:table-cell>
          <table:table-cell table:style-name="ce17" table:formula="of:=IF([.AE9]=&quot;&quot;;&quot;&quot;;[.AE9]+[.$BC$19]+1)">
            <text:p/>
          </table:table-cell>
          <table:table-cell table:style-name="ce17" table:formula="of:=IF([.AF9]=&quot;&quot;;&quot;&quot;;[.AF9]+[.$BC$19]+1)">
            <text:p/>
          </table:table-cell>
          <table:table-cell table:style-name="ce17" table:formula="of:=IF([.AG9]=&quot;&quot;;&quot;&quot;;[.AG9]+[.$BC$19]+1)">
            <text:p/>
          </table:table-cell>
          <table:table-cell table:style-name="ce17" table:formula="of:=IF([.AH9]=&quot;&quot;;&quot;&quot;;[.AH9]+[.$BC$19]+1)">
            <text:p/>
          </table:table-cell>
          <table:table-cell table:style-name="ce17" table:formula="of:=IF([.AI9]=&quot;&quot;;&quot;&quot;;[.AI9]+[.$BC$19]+1)">
            <text:p/>
          </table:table-cell>
          <table:table-cell table:style-name="ce17" table:formula="of:=IF([.AJ9]=&quot;&quot;;&quot;&quot;;[.AJ9]+[.$BC$19]+1)">
            <text:p/>
          </table:table-cell>
          <table:table-cell table:style-name="ce17" table:formula="of:=IF([.BV9]=&quot;&quot;;&quot;&quot;;[.BV9]+[.$BD$4]+1)">
            <text:p/>
          </table:table-cell>
          <table:table-cell table:style-name="ce17" table:formula="of:=IF([.AL9]=&quot;&quot;;&quot;&quot;;[.AL9]+[.$CN$3]+1)">
            <text:p/>
          </table:table-cell>
          <table:table-cell table:style-name="ce17" table:formula="of:=IF([.AM9]=&quot;&quot;;&quot;&quot;;[.AM9]+[.$CN$3]+1)">
            <text:p/>
          </table:table-cell>
          <table:table-cell table:style-name="ce17" table:formula="of:=IF([.AN9]=&quot;&quot;;&quot;&quot;;[.AN9]+[.$CN$3]+1)">
            <text:p/>
          </table:table-cell>
          <table:table-cell table:style-name="ce17" table:formula="of:=IF([.AO9]=&quot;&quot;;&quot;&quot;;[.AO9]+[.$CN$3]+1)">
            <text:p/>
          </table:table-cell>
          <table:table-cell table:style-name="ce17" table:formula="of:=IF([.AP9]=&quot;&quot;;&quot;&quot;;[.AP9]+[.$CN$3]+1)">
            <text:p/>
          </table:table-cell>
          <table:table-cell table:style-name="ce17" table:formula="of:=IF([.AQ9]=&quot;&quot;;&quot;&quot;;[.AQ9]+[.$CN$3]+1)">
            <text:p/>
          </table:table-cell>
          <table:table-cell table:style-name="ce17" table:formula="of:=IF([.AR9]=&quot;&quot;;&quot;&quot;;[.AR9]+[.$CN$3]+1)">
            <text:p/>
          </table:table-cell>
          <table:table-cell table:style-name="ce17" table:formula="of:=IF([.AS9]=&quot;&quot;;&quot;&quot;;[.AS9]+[.$CN$3]+1)" office:value-type="float" office:value="1419" calcext:value-type="float">
            <text:p>1419</text:p>
          </table:table-cell>
          <table:table-cell table:style-name="ce17" table:formula="of:=IF([.AT9]=&quot;&quot;;&quot;&quot;;[.AT9]+[.$CN$3]+1)" office:value-type="float" office:value="1418" calcext:value-type="float">
            <text:p>1418</text:p>
          </table:table-cell>
          <table:table-cell table:style-name="ce17" table:formula="of:=IF([.AU9]=&quot;&quot;;&quot;&quot;;[.AU9]+[.$CN$3]+1)" office:value-type="float" office:value="1417" calcext:value-type="float">
            <text:p>1417</text:p>
          </table:table-cell>
          <table:table-cell table:style-name="ce17" table:formula="of:=IF([.AV9]=&quot;&quot;;&quot;&quot;;[.AV9]+[.$CN$3]+1)" office:value-type="float" office:value="1416" calcext:value-type="float">
            <text:p>1416</text:p>
          </table:table-cell>
          <table:table-cell table:style-name="ce17" table:formula="of:=IF([.AW9]=&quot;&quot;;&quot;&quot;;[.AW9]+[.$CN$3]+1)" office:value-type="float" office:value="1415" calcext:value-type="float">
            <text:p>1415</text:p>
          </table:table-cell>
          <table:table-cell table:style-name="ce17" table:formula="of:=IF([.AX9]=&quot;&quot;;&quot;&quot;;[.AX9]+[.$CN$3]+1)" office:value-type="float" office:value="1414" calcext:value-type="float">
            <text:p>1414</text:p>
          </table:table-cell>
          <table:table-cell table:style-name="ce17" table:formula="of:=IF([.AY9]=&quot;&quot;;&quot;&quot;;[.AY9]+[.$CN$3]+1)" office:value-type="float" office:value="1413" calcext:value-type="float">
            <text:p>1413</text:p>
          </table:table-cell>
          <table:table-cell table:style-name="ce17" table:formula="of:=IF([.AZ9]=&quot;&quot;;&quot;&quot;;[.AZ9]+[.$CN$3]+1)" office:value-type="float" office:value="1412" calcext:value-type="float">
            <text:p>1412</text:p>
          </table:table-cell>
          <table:table-cell table:style-name="ce17" table:formula="of:=IF([.BA9]=&quot;&quot;;&quot;&quot;;[.BA9]+[.$CN$3]+1)" office:value-type="float" office:value="1411" calcext:value-type="float">
            <text:p>1411</text:p>
          </table:table-cell>
          <table:table-cell table:style-name="ce17" table:formula="of:=IF([.BB9]=&quot;&quot;;&quot;&quot;;[.BB9]+[.$CN$3]+1)" office:value-type="float" office:value="1410" calcext:value-type="float">
            <text:p>1410</text:p>
          </table:table-cell>
          <table:table-cell table:style-name="ce17" table:formula="of:=IF([.BC9]=&quot;&quot;;&quot;&quot;;[.BC9]+[.$CN$3]+1)" office:value-type="float" office:value="1409" calcext:value-type="float">
            <text:p>1409</text:p>
          </table:table-cell>
          <table:table-cell table:style-name="ce17" table:formula="of:=IF([.BD9]=&quot;&quot;;&quot;&quot;;[.BD9]+[.$CN$3]+1)" office:value-type="float" office:value="1408" calcext:value-type="float">
            <text:p>1408</text:p>
          </table:table-cell>
          <table:table-cell table:style-name="ce17" table:formula="of:=IF([.BE9]=&quot;&quot;;&quot;&quot;;[.BE9]+[.$CN$3]+1)" office:value-type="float" office:value="1407" calcext:value-type="float">
            <text:p>1407</text:p>
          </table:table-cell>
          <table:table-cell table:style-name="ce17" table:formula="of:=IF([.BF9]=&quot;&quot;;&quot;&quot;;[.BF9]+[.$CN$3]+1)" office:value-type="float" office:value="1406" calcext:value-type="float">
            <text:p>1406</text:p>
          </table:table-cell>
          <table:table-cell table:style-name="ce17" table:formula="of:=IF([.BG9]=&quot;&quot;;&quot;&quot;;[.BG9]+[.$CN$3]+1)" office:value-type="float" office:value="1405" calcext:value-type="float">
            <text:p>1405</text:p>
          </table:table-cell>
          <table:table-cell table:style-name="ce17" table:formula="of:=IF([.BH9]=&quot;&quot;;&quot;&quot;;[.BH9]+[.$CN$3]+1)" office:value-type="float" office:value="1404" calcext:value-type="float">
            <text:p>1404</text:p>
          </table:table-cell>
          <table:table-cell table:style-name="ce17" table:formula="of:=IF([.BI9]=&quot;&quot;;&quot;&quot;;[.BI9]+[.$CN$3]+1)" office:value-type="float" office:value="1403" calcext:value-type="float">
            <text:p>1403</text:p>
          </table:table-cell>
          <table:table-cell table:style-name="ce17" table:formula="of:=IF([.BJ9]=&quot;&quot;;&quot;&quot;;[.BJ9]+[.$CN$3]+1)" office:value-type="float" office:value="1402" calcext:value-type="float">
            <text:p>1402</text:p>
          </table:table-cell>
          <table:table-cell table:style-name="ce17" table:formula="of:=IF([.BK9]=&quot;&quot;;&quot;&quot;;[.BK9]+[.$CN$3]+1)" office:value-type="float" office:value="1401" calcext:value-type="float">
            <text:p>1401</text:p>
          </table:table-cell>
          <table:table-cell table:style-name="ce17" table:formula="of:=IF([.BL9]=&quot;&quot;;&quot;&quot;;[.BL9]+[.$CN$3]+1)" office:value-type="float" office:value="1400" calcext:value-type="float">
            <text:p>1400</text:p>
          </table:table-cell>
          <table:table-cell table:style-name="ce17" table:formula="of:=IF([.BM9]=&quot;&quot;;&quot;&quot;;[.BM9]+[.$CN$3]+1)" office:value-type="float" office:value="1399" calcext:value-type="float">
            <text:p>1399</text:p>
          </table:table-cell>
          <table:table-cell table:style-name="ce17" table:formula="of:=IF([.BN9]=&quot;&quot;;&quot;&quot;;[.BN9]+[.$CN$3]+1)" office:value-type="float" office:value="1398" calcext:value-type="float">
            <text:p>1398</text:p>
          </table:table-cell>
          <table:table-cell table:style-name="ce17" table:formula="of:=IF([.BO9]=&quot;&quot;;&quot;&quot;;[.BO9]+[.$CN$3]+1)">
            <text:p/>
          </table:table-cell>
          <table:table-cell table:style-name="ce17" table:formula="of:=IF([.BP9]=&quot;&quot;;&quot;&quot;;[.BP9]+[.$CN$3]+1)">
            <text:p/>
          </table:table-cell>
          <table:table-cell table:style-name="ce17" table:formula="of:=IF([.BQ9]=&quot;&quot;;&quot;&quot;;[.BQ9]+[.$CN$3]+1)">
            <text:p/>
          </table:table-cell>
          <table:table-cell table:style-name="ce17" table:formula="of:=IF([.BR9]=&quot;&quot;;&quot;&quot;;[.BR9]+[.$CN$3]+1)">
            <text:p/>
          </table:table-cell>
          <table:table-cell table:style-name="ce17" table:formula="of:=IF([.BS9]=&quot;&quot;;&quot;&quot;;[.BS9]+[.$CN$3]+1)">
            <text:p/>
          </table:table-cell>
          <table:table-cell table:style-name="ce17" table:formula="of:=IF([.BT9]=&quot;&quot;;&quot;&quot;;[.BT9]+[.$CN$3]+1)">
            <text:p/>
          </table:table-cell>
          <table:table-cell table:style-name="ce17" table:formula="of:=IF([.BU9]=&quot;&quot;;&quot;&quot;;[.BU9]+[.$CN$3]+1)">
            <text:p/>
          </table:table-cell>
          <table:table-cell table:style-name="ce17" table:formula="of:=IF([.BV9]=&quot;&quot;;&quot;&quot;;[.BV9]+[.$DW$19]+1)">
            <text:p/>
          </table:table-cell>
          <table:table-cell table:style-name="ce17" table:formula="of:=IF([.BW9]=&quot;&quot;;&quot;&quot;;[.BW9]+[.$DW$19]+1)">
            <text:p/>
          </table:table-cell>
          <table:table-cell table:style-name="ce17" table:formula="of:=IF([.BX9]=&quot;&quot;;&quot;&quot;;[.BX9]+[.$DW$19]+1)">
            <text:p/>
          </table:table-cell>
          <table:table-cell table:style-name="ce17" table:formula="of:=IF([.BY9]=&quot;&quot;;&quot;&quot;;[.BY9]+[.$DW$19]+1)">
            <text:p/>
          </table:table-cell>
          <table:table-cell table:style-name="ce17" table:formula="of:=IF([.BZ9]=&quot;&quot;;&quot;&quot;;[.BZ9]+[.$DW$19]+1)">
            <text:p/>
          </table:table-cell>
          <table:table-cell table:style-name="ce17" table:formula="of:=IF([.CA9]=&quot;&quot;;&quot;&quot;;[.CA9]+[.$DW$19]+1)">
            <text:p/>
          </table:table-cell>
          <table:table-cell table:style-name="ce17" table:formula="of:=IF([.CB9]=&quot;&quot;;&quot;&quot;;[.CB9]+[.$DW$19]+1)">
            <text:p/>
          </table:table-cell>
          <table:table-cell table:style-name="ce17" table:formula="of:=IF([.CC9]=&quot;&quot;;&quot;&quot;;[.CC9]+[.$DW$19]+1)">
            <text:p/>
          </table:table-cell>
          <table:table-cell table:style-name="ce17" table:formula="of:=IF([.CD9]=&quot;&quot;;&quot;&quot;;[.CD9]+[.$DW$19]+1)">
            <text:p/>
          </table:table-cell>
          <table:table-cell table:style-name="ce17" table:formula="of:=IF([.CE9]=&quot;&quot;;&quot;&quot;;[.CE9]+[.$DW$19]+1)">
            <text:p/>
          </table:table-cell>
          <table:table-cell table:style-name="ce17" table:formula="of:=IF([.CF9]=&quot;&quot;;&quot;&quot;;[.CF9]+[.$DW$19]+1)">
            <text:p/>
          </table:table-cell>
          <table:table-cell table:style-name="ce17" table:formula="of:=IF([.CG9]=&quot;&quot;;&quot;&quot;;[.CG9]+[.$DW$19]+1)" office:value-type="float" office:value="2392" calcext:value-type="float">
            <text:p>2392</text:p>
          </table:table-cell>
          <table:table-cell table:style-name="ce17" table:formula="of:=IF([.CH9]=&quot;&quot;;&quot;&quot;;[.CH9]+[.$DW$19]+1)" office:value-type="float" office:value="2393" calcext:value-type="float">
            <text:p>2393</text:p>
          </table:table-cell>
          <table:table-cell table:style-name="ce17" table:formula="of:=IF([.CI9]=&quot;&quot;;&quot;&quot;;[.CI9]+[.$DW$19]+1)" office:value-type="float" office:value="2394" calcext:value-type="float">
            <text:p>2394</text:p>
          </table:table-cell>
          <table:table-cell table:style-name="ce17" table:formula="of:=IF([.CJ9]=&quot;&quot;;&quot;&quot;;[.CJ9]+[.$DW$19]+1)" office:value-type="float" office:value="2395" calcext:value-type="float">
            <text:p>2395</text:p>
          </table:table-cell>
          <table:table-cell table:style-name="ce17" table:formula="of:=IF([.CK9]=&quot;&quot;;&quot;&quot;;[.CK9]+[.$DW$19]+1)" office:value-type="float" office:value="2396" calcext:value-type="float">
            <text:p>2396</text:p>
          </table:table-cell>
          <table:table-cell table:style-name="ce17" table:formula="of:=IF([.CL9]=&quot;&quot;;&quot;&quot;;[.CL9]+[.$DW$19]+1)" office:value-type="float" office:value="2397" calcext:value-type="float">
            <text:p>2397</text:p>
          </table:table-cell>
          <table:table-cell table:style-name="ce17" table:formula="of:=IF([.CM9]=&quot;&quot;;&quot;&quot;;[.CM9]+[.$DW$19]+1)" office:value-type="float" office:value="2398" calcext:value-type="float">
            <text:p>2398</text:p>
          </table:table-cell>
          <table:table-cell table:style-name="ce17" table:formula="of:=IF([.CN9]=&quot;&quot;;&quot;&quot;;[.CN9]+[.$DW$19]+1)" office:value-type="float" office:value="2399" calcext:value-type="float">
            <text:p>2399</text:p>
          </table:table-cell>
          <table:table-cell table:style-name="ce17" table:formula="of:=IF([.CO9]=&quot;&quot;;&quot;&quot;;[.CO9]+[.$DW$19]+1)" office:value-type="float" office:value="2400" calcext:value-type="float">
            <text:p>2400</text:p>
          </table:table-cell>
          <table:table-cell table:style-name="ce17" table:formula="of:=IF([.CP9]=&quot;&quot;;&quot;&quot;;[.CP9]+[.$DW$19]+1)" office:value-type="float" office:value="2401" calcext:value-type="float">
            <text:p>2401</text:p>
          </table:table-cell>
          <table:table-cell table:style-name="ce17" table:formula="of:=IF([.CQ9]=&quot;&quot;;&quot;&quot;;[.CQ9]+[.$DW$19]+1)" office:value-type="float" office:value="2402" calcext:value-type="float">
            <text:p>2402</text:p>
          </table:table-cell>
          <table:table-cell table:style-name="ce17" table:formula="of:=IF([.CR9]=&quot;&quot;;&quot;&quot;;[.CR9]+[.$DW$19]+1)" office:value-type="float" office:value="2403" calcext:value-type="float">
            <text:p>2403</text:p>
          </table:table-cell>
          <table:table-cell table:style-name="ce17" table:formula="of:=IF([.CS9]=&quot;&quot;;&quot;&quot;;[.CS9]+[.$DW$19]+1)" office:value-type="float" office:value="2404" calcext:value-type="float">
            <text:p>2404</text:p>
          </table:table-cell>
          <table:table-cell table:style-name="ce17" table:formula="of:=IF([.CT9]=&quot;&quot;;&quot;&quot;;[.CT9]+[.$DW$19]+1)" office:value-type="float" office:value="2405" calcext:value-type="float">
            <text:p>2405</text:p>
          </table:table-cell>
          <table:table-cell table:style-name="ce17" table:formula="of:=IF([.CU9]=&quot;&quot;;&quot;&quot;;[.CU9]+[.$DW$19]+1)">
            <text:p/>
          </table:table-cell>
          <table:table-cell table:style-name="ce17" table:formula="of:=IF([.CV9]=&quot;&quot;;&quot;&quot;;[.CV9]+[.$DW$19]+1)">
            <text:p/>
          </table:table-cell>
          <table:table-cell table:style-name="ce17" table:formula="of:=IF([.CW9]=&quot;&quot;;&quot;&quot;;[.CW9]+[.$DW$19]+1)">
            <text:p/>
          </table:table-cell>
          <table:table-cell table:style-name="ce17" table:formula="of:=IF([.CX9]=&quot;&quot;;&quot;&quot;;[.CX9]+[.$DW$19]+1)">
            <text:p/>
          </table:table-cell>
          <table:table-cell table:style-name="ce17" table:formula="of:=IF([.CY9]=&quot;&quot;;&quot;&quot;;[.CY9]+[.$DW$19]+1)">
            <text:p/>
          </table:table-cell>
          <table:table-cell table:style-name="ce17" table:formula="of:=IF([.CZ9]=&quot;&quot;;&quot;&quot;;[.CZ9]+[.$DW$19]+1)">
            <text:p/>
          </table:table-cell>
          <table:table-cell table:style-name="ce17" table:formula="of:=IF([.DA9]=&quot;&quot;;&quot;&quot;;[.DA9]+[.$DW$19]+1)">
            <text:p/>
          </table:table-cell>
          <table:table-cell table:style-name="ce17" table:formula="of:=IF([.DB9]=&quot;&quot;;&quot;&quot;;[.DB9]+[.$DW$19]+1)">
            <text:p/>
          </table:table-cell>
          <table:table-cell table:style-name="ce17" table:formula="of:=IF([.DC9]=&quot;&quot;;&quot;&quot;;[.DC9]+[.$DW$19]+1)">
            <text:p/>
          </table:table-cell>
          <table:table-cell table:style-name="ce17" table:formula="of:=IF([.DD9]=&quot;&quot;;&quot;&quot;;[.DD9]+[.$DW$19]+1)">
            <text:p/>
          </table:table-cell>
          <table:table-cell table:style-name="ce17" table:formula="of:=IF([.DE9]=&quot;&quot;;&quot;&quot;;[.DE9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6" table:number-columns-repeated="10"/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234" calcext:value-type="float">
            <text:p>234</text:p>
          </table:table-cell>
          <table:table-cell table:style-name="ce16" table:number-columns-repeated="10"/>
          <table:table-cell table:style-name="ce17" table:formula="of:=IF([.B34]=&quot;&quot;;&quot;&quot;;[.B34]+[.$T$3]+1)">
            <text:p/>
          </table:table-cell>
          <table:table-cell table:style-name="ce17" table:formula="of:=IF([.C34]=&quot;&quot;;&quot;&quot;;[.C34]+[.$T$3]+1)">
            <text:p/>
          </table:table-cell>
          <table:table-cell table:style-name="ce17" table:formula="of:=IF([.D34]=&quot;&quot;;&quot;&quot;;[.D34]+[.$T$3]+1)">
            <text:p/>
          </table:table-cell>
          <table:table-cell table:style-name="ce17" table:formula="of:=IF([.E34]=&quot;&quot;;&quot;&quot;;[.E34]+[.$T$3]+1)">
            <text:p/>
          </table:table-cell>
          <table:table-cell table:style-name="ce17" table:formula="of:=IF([.F34]=&quot;&quot;;&quot;&quot;;[.F34]+[.$T$3]+1)">
            <text:p/>
          </table:table-cell>
          <table:table-cell table:style-name="ce17" table:formula="of:=IF([.G34]=&quot;&quot;;&quot;&quot;;[.G34]+[.$T$3]+1)">
            <text:p/>
          </table:table-cell>
          <table:table-cell table:style-name="ce17" table:formula="of:=IF([.H34]=&quot;&quot;;&quot;&quot;;[.H34]+[.$T$3]+1)">
            <text:p/>
          </table:table-cell>
          <table:table-cell table:style-name="ce17" table:formula="of:=IF([.I34]=&quot;&quot;;&quot;&quot;;[.I34]+[.$T$3]+1)">
            <text:p/>
          </table:table-cell>
          <table:table-cell table:style-name="ce17" table:formula="of:=IF([.J34]=&quot;&quot;;&quot;&quot;;[.J34]+[.$T$3]+1)" office:value-type="float" office:value="502" calcext:value-type="float">
            <text:p>502</text:p>
          </table:table-cell>
          <table:table-cell table:style-name="ce17" table:formula="of:=IF([.K34]=&quot;&quot;;&quot;&quot;;[.K34]+[.$T$3]+1)" office:value-type="float" office:value="503" calcext:value-type="float">
            <text:p>503</text:p>
          </table:table-cell>
          <table:table-cell table:style-name="ce17" table:formula="of:=IF([.L34]=&quot;&quot;;&quot;&quot;;[.L34]+[.$T$3]+1)" office:value-type="float" office:value="504" calcext:value-type="float">
            <text:p>504</text:p>
          </table:table-cell>
          <table:table-cell table:style-name="ce17" table:formula="of:=IF([.M34]=&quot;&quot;;&quot;&quot;;[.M34]+[.$T$3]+1)" office:value-type="float" office:value="505" calcext:value-type="float">
            <text:p>505</text:p>
          </table:table-cell>
          <table:table-cell table:style-name="ce17" table:formula="of:=IF([.N34]=&quot;&quot;;&quot;&quot;;[.N34]+[.$T$3]+1)" office:value-type="float" office:value="506" calcext:value-type="float">
            <text:p>506</text:p>
          </table:table-cell>
          <table:table-cell table:style-name="ce17" table:formula="of:=IF([.O34]=&quot;&quot;;&quot;&quot;;[.O34]+[.$T$3]+1)" office:value-type="float" office:value="507" calcext:value-type="float">
            <text:p>507</text:p>
          </table:table-cell>
          <table:table-cell table:style-name="ce17" table:formula="of:=IF([.P34]=&quot;&quot;;&quot;&quot;;[.P34]+[.$T$3]+1)" office:value-type="float" office:value="508" calcext:value-type="float">
            <text:p>508</text:p>
          </table:table-cell>
          <table:table-cell table:style-name="ce17" table:formula="of:=IF([.Q34]=&quot;&quot;;&quot;&quot;;[.Q34]+[.$T$3]+1)" office:value-type="float" office:value="509" calcext:value-type="float">
            <text:p>509</text:p>
          </table:table-cell>
          <table:table-cell table:style-name="ce17" table:formula="of:=IF([.R34]=&quot;&quot;;&quot;&quot;;[.R34]+[.$T$3]+1)" office:value-type="float" office:value="510" calcext:value-type="float">
            <text:p>510</text:p>
          </table:table-cell>
          <table:table-cell table:style-name="ce17" table:formula="of:=IF([.S34]=&quot;&quot;;&quot;&quot;;[.S34]+[.$T$3]+1)" office:value-type="float" office:value="511" calcext:value-type="float">
            <text:p>511</text:p>
          </table:table-cell>
          <table:table-cell table:style-name="ce17" table:formula="of:=IF([.T34]=&quot;&quot;;&quot;&quot;;[.T34]+[.$T$3]+1)" office:value-type="float" office:value="512" calcext:value-type="float">
            <text:p>512</text:p>
          </table:table-cell>
          <table:table-cell table:style-name="ce17" table:formula="of:=IF([.U34]=&quot;&quot;;&quot;&quot;;[.U34]+[.$T$3]+1)" office:value-type="float" office:value="513" calcext:value-type="float">
            <text:p>513</text:p>
          </table:table-cell>
          <table:table-cell table:style-name="ce17" table:formula="of:=IF([.V34]=&quot;&quot;;&quot;&quot;;[.V34]+[.$T$3]+1)" office:value-type="float" office:value="514" calcext:value-type="float">
            <text:p>514</text:p>
          </table:table-cell>
          <table:table-cell table:style-name="ce17" table:formula="of:=IF([.W34]=&quot;&quot;;&quot;&quot;;[.W34]+[.$T$3]+1)" office:value-type="float" office:value="515" calcext:value-type="float">
            <text:p>515</text:p>
          </table:table-cell>
          <table:table-cell table:style-name="ce17" table:formula="of:=IF([.X34]=&quot;&quot;;&quot;&quot;;[.X34]+[.$T$3]+1)" office:value-type="float" office:value="516" calcext:value-type="float">
            <text:p>516</text:p>
          </table:table-cell>
          <table:table-cell table:style-name="ce17" table:formula="of:=IF([.Y34]=&quot;&quot;;&quot;&quot;;[.Y34]+[.$T$3]+1)" office:value-type="float" office:value="517" calcext:value-type="float">
            <text:p>517</text:p>
          </table:table-cell>
          <table:table-cell table:style-name="ce17" table:formula="of:=IF([.Z34]=&quot;&quot;;&quot;&quot;;[.Z34]+[.$T$3]+1)" office:value-type="float" office:value="518" calcext:value-type="float">
            <text:p>518</text:p>
          </table:table-cell>
          <table:table-cell table:style-name="ce17" table:formula="of:=IF([.AA34]=&quot;&quot;;&quot;&quot;;[.AA34]+[.$T$3]+1)" office:value-type="float" office:value="519" calcext:value-type="float">
            <text:p>519</text:p>
          </table:table-cell>
          <table:table-cell table:style-name="ce17" table:formula="of:=IF([.AB34]=&quot;&quot;;&quot;&quot;;[.AB34]+[.$T$3]+1)" office:value-type="float" office:value="520" calcext:value-type="float">
            <text:p>520</text:p>
          </table:table-cell>
          <table:table-cell table:style-name="ce17" table:formula="of:=IF([.AC34]=&quot;&quot;;&quot;&quot;;[.AC34]+[.$T$3]+1)" office:value-type="float" office:value="521" calcext:value-type="float">
            <text:p>521</text:p>
          </table:table-cell>
          <table:table-cell table:style-name="ce17" table:formula="of:=IF([.AD34]=&quot;&quot;;&quot;&quot;;[.AD34]+[.$T$3]+1)">
            <text:p/>
          </table:table-cell>
          <table:table-cell table:style-name="ce17" table:formula="of:=IF([.AE34]=&quot;&quot;;&quot;&quot;;[.AE34]+[.$T$3]+1)">
            <text:p/>
          </table:table-cell>
          <table:table-cell table:style-name="ce17" table:formula="of:=IF([.AF34]=&quot;&quot;;&quot;&quot;;[.AF34]+[.$T$3]+1)">
            <text:p/>
          </table:table-cell>
          <table:table-cell table:style-name="ce17" table:formula="of:=IF([.AG34]=&quot;&quot;;&quot;&quot;;[.AG34]+[.$T$3]+1)">
            <text:p/>
          </table:table-cell>
          <table:table-cell table:style-name="ce17" table:formula="of:=IF([.AH34]=&quot;&quot;;&quot;&quot;;[.AH34]+[.$T$3]+1)">
            <text:p/>
          </table:table-cell>
          <table:table-cell table:style-name="ce17" table:formula="of:=IF([.AI34]=&quot;&quot;;&quot;&quot;;[.AI34]+[.$T$3]+1)">
            <text:p/>
          </table:table-cell>
          <table:table-cell table:style-name="ce17" table:formula="of:=IF([.AJ34]=&quot;&quot;;&quot;&quot;;[.AJ34]+[.$T$3]+1)">
            <text:p/>
          </table:table-cell>
          <table:table-cell table:style-name="ce17" table:formula="of:=IF([.AK34]=&quot;&quot;;&quot;&quot;;[.AK34]+[.$T$3]+1)">
            <text:p/>
          </table:table-cell>
          <table:table-cell table:style-name="ce17" table:formula="of:=IF([.B10]=&quot;&quot;;&quot;&quot;;[.B10]+[.$BC$19]+1)">
            <text:p/>
          </table:table-cell>
          <table:table-cell table:style-name="ce17" table:formula="of:=IF([.C10]=&quot;&quot;;&quot;&quot;;[.C10]+[.$BC$19]+1)">
            <text:p/>
          </table:table-cell>
          <table:table-cell table:style-name="ce17" table:formula="of:=IF([.D10]=&quot;&quot;;&quot;&quot;;[.D10]+[.$BC$19]+1)">
            <text:p/>
          </table:table-cell>
          <table:table-cell table:style-name="ce17" table:formula="of:=IF([.E10]=&quot;&quot;;&quot;&quot;;[.E10]+[.$BC$19]+1)">
            <text:p/>
          </table:table-cell>
          <table:table-cell table:style-name="ce17" table:formula="of:=IF([.F10]=&quot;&quot;;&quot;&quot;;[.F10]+[.$BC$19]+1)">
            <text:p/>
          </table:table-cell>
          <table:table-cell table:style-name="ce17" table:formula="of:=IF([.G10]=&quot;&quot;;&quot;&quot;;[.G10]+[.$BC$19]+1)">
            <text:p/>
          </table:table-cell>
          <table:table-cell table:style-name="ce17" table:formula="of:=IF([.H10]=&quot;&quot;;&quot;&quot;;[.H10]+[.$BC$19]+1)">
            <text:p/>
          </table:table-cell>
          <table:table-cell table:style-name="ce17" table:formula="of:=IF([.I10]=&quot;&quot;;&quot;&quot;;[.I10]+[.$BC$19]+1)">
            <text:p/>
          </table:table-cell>
          <table:table-cell table:style-name="ce17" table:formula="of:=IF([.J10]=&quot;&quot;;&quot;&quot;;[.J10]+[.$BC$19]+1)">
            <text:p/>
          </table:table-cell>
          <table:table-cell table:style-name="ce17" table:formula="of:=IF([.K10]=&quot;&quot;;&quot;&quot;;[.K10]+[.$BC$19]+1)">
            <text:p/>
          </table:table-cell>
          <table:table-cell table:style-name="ce17" table:formula="of:=IF([.L10]=&quot;&quot;;&quot;&quot;;[.L10]+[.$BC$19]+1)" office:value-type="float" office:value="861" calcext:value-type="float">
            <text:p>861</text:p>
          </table:table-cell>
          <table:table-cell table:style-name="ce17" table:formula="of:=IF([.M10]=&quot;&quot;;&quot;&quot;;[.M10]+[.$BC$19]+1)" office:value-type="float" office:value="860" calcext:value-type="float">
            <text:p>860</text:p>
          </table:table-cell>
          <table:table-cell table:style-name="ce17" table:formula="of:=IF([.N10]=&quot;&quot;;&quot;&quot;;[.N10]+[.$BC$19]+1)" office:value-type="float" office:value="859" calcext:value-type="float">
            <text:p>859</text:p>
          </table:table-cell>
          <table:table-cell table:style-name="ce17" table:formula="of:=IF([.O10]=&quot;&quot;;&quot;&quot;;[.O10]+[.$BC$19]+1)" office:value-type="float" office:value="858" calcext:value-type="float">
            <text:p>858</text:p>
          </table:table-cell>
          <table:table-cell table:style-name="ce17" table:formula="of:=IF([.P10]=&quot;&quot;;&quot;&quot;;[.P10]+[.$BC$19]+1)" office:value-type="float" office:value="857" calcext:value-type="float">
            <text:p>857</text:p>
          </table:table-cell>
          <table:table-cell table:style-name="ce17" table:formula="of:=IF([.Q10]=&quot;&quot;;&quot;&quot;;[.Q10]+[.$BC$19]+1)" office:value-type="float" office:value="856" calcext:value-type="float">
            <text:p>856</text:p>
          </table:table-cell>
          <table:table-cell table:style-name="ce17" table:formula="of:=IF([.R10]=&quot;&quot;;&quot;&quot;;[.R10]+[.$BC$19]+1)" office:value-type="float" office:value="855" calcext:value-type="float">
            <text:p>855</text:p>
          </table:table-cell>
          <table:table-cell table:style-name="ce17" table:formula="of:=IF([.S10]=&quot;&quot;;&quot;&quot;;[.S10]+[.$BC$19]+1)" office:value-type="float" office:value="854" calcext:value-type="float">
            <text:p>854</text:p>
          </table:table-cell>
          <table:table-cell table:style-name="ce17" table:formula="of:=IF([.T10]=&quot;&quot;;&quot;&quot;;[.T10]+[.$BC$19]+1)" office:value-type="float" office:value="853" calcext:value-type="float">
            <text:p>853</text:p>
          </table:table-cell>
          <table:table-cell table:style-name="ce17" table:formula="of:=IF([.U10]=&quot;&quot;;&quot;&quot;;[.U10]+[.$BC$19]+1)" office:value-type="float" office:value="852" calcext:value-type="float">
            <text:p>852</text:p>
          </table:table-cell>
          <table:table-cell table:style-name="ce17" table:formula="of:=IF([.V10]=&quot;&quot;;&quot;&quot;;[.V10]+[.$BC$19]+1)" office:value-type="float" office:value="851" calcext:value-type="float">
            <text:p>851</text:p>
          </table:table-cell>
          <table:table-cell table:style-name="ce17" table:formula="of:=IF([.W10]=&quot;&quot;;&quot;&quot;;[.W10]+[.$BC$19]+1)" office:value-type="float" office:value="850" calcext:value-type="float">
            <text:p>850</text:p>
          </table:table-cell>
          <table:table-cell table:style-name="ce17" table:formula="of:=IF([.X10]=&quot;&quot;;&quot;&quot;;[.X10]+[.$BC$19]+1)" office:value-type="float" office:value="849" calcext:value-type="float">
            <text:p>849</text:p>
          </table:table-cell>
          <table:table-cell table:style-name="ce17" table:formula="of:=IF([.Y10]=&quot;&quot;;&quot;&quot;;[.Y10]+[.$BC$19]+1)" office:value-type="float" office:value="848" calcext:value-type="float">
            <text:p>848</text:p>
          </table:table-cell>
          <table:table-cell table:style-name="ce17" table:formula="of:=IF([.Z10]=&quot;&quot;;&quot;&quot;;[.Z10]+[.$BC$19]+1)" office:value-type="float" office:value="847" calcext:value-type="float">
            <text:p>847</text:p>
          </table:table-cell>
          <table:table-cell table:style-name="ce17" table:formula="of:=IF([.AA10]=&quot;&quot;;&quot;&quot;;[.AA10]+[.$BC$19]+1)" office:value-type="float" office:value="846" calcext:value-type="float">
            <text:p>846</text:p>
          </table:table-cell>
          <table:table-cell table:style-name="ce17" table:formula="of:=IF([.AB10]=&quot;&quot;;&quot;&quot;;[.AB10]+[.$BC$19]+1)">
            <text:p/>
          </table:table-cell>
          <table:table-cell table:style-name="ce17" table:formula="of:=IF([.AC10]=&quot;&quot;;&quot;&quot;;[.AC10]+[.$BC$19]+1)">
            <text:p/>
          </table:table-cell>
          <table:table-cell table:style-name="ce17" table:formula="of:=IF([.AD10]=&quot;&quot;;&quot;&quot;;[.AD10]+[.$BC$19]+1)">
            <text:p/>
          </table:table-cell>
          <table:table-cell table:style-name="ce17" table:formula="of:=IF([.AE10]=&quot;&quot;;&quot;&quot;;[.AE10]+[.$BC$19]+1)">
            <text:p/>
          </table:table-cell>
          <table:table-cell table:style-name="ce17" table:formula="of:=IF([.AF10]=&quot;&quot;;&quot;&quot;;[.AF10]+[.$BC$19]+1)">
            <text:p/>
          </table:table-cell>
          <table:table-cell table:style-name="ce17" table:formula="of:=IF([.AG10]=&quot;&quot;;&quot;&quot;;[.AG10]+[.$BC$19]+1)">
            <text:p/>
          </table:table-cell>
          <table:table-cell table:style-name="ce17" table:formula="of:=IF([.AH10]=&quot;&quot;;&quot;&quot;;[.AH10]+[.$BC$19]+1)">
            <text:p/>
          </table:table-cell>
          <table:table-cell table:style-name="ce17" table:formula="of:=IF([.AI10]=&quot;&quot;;&quot;&quot;;[.AI10]+[.$BC$19]+1)">
            <text:p/>
          </table:table-cell>
          <table:table-cell table:style-name="ce17" table:formula="of:=IF([.AJ10]=&quot;&quot;;&quot;&quot;;[.AJ10]+[.$BC$19]+1)">
            <text:p/>
          </table:table-cell>
          <table:table-cell table:style-name="ce17" table:formula="of:=IF([.BV10]=&quot;&quot;;&quot;&quot;;[.BV10]+[.$BD$4]+1)">
            <text:p/>
          </table:table-cell>
          <table:table-cell table:style-name="ce17" table:formula="of:=IF([.AL10]=&quot;&quot;;&quot;&quot;;[.AL10]+[.$CN$3]+1)">
            <text:p/>
          </table:table-cell>
          <table:table-cell table:style-name="ce17" table:formula="of:=IF([.AM10]=&quot;&quot;;&quot;&quot;;[.AM10]+[.$CN$3]+1)">
            <text:p/>
          </table:table-cell>
          <table:table-cell table:style-name="ce17" table:formula="of:=IF([.AN10]=&quot;&quot;;&quot;&quot;;[.AN10]+[.$CN$3]+1)">
            <text:p/>
          </table:table-cell>
          <table:table-cell table:style-name="ce17" table:formula="of:=IF([.AO10]=&quot;&quot;;&quot;&quot;;[.AO10]+[.$CN$3]+1)">
            <text:p/>
          </table:table-cell>
          <table:table-cell table:style-name="ce17" table:formula="of:=IF([.AP10]=&quot;&quot;;&quot;&quot;;[.AP10]+[.$CN$3]+1)">
            <text:p/>
          </table:table-cell>
          <table:table-cell table:style-name="ce17" table:formula="of:=IF([.AQ10]=&quot;&quot;;&quot;&quot;;[.AQ10]+[.$CN$3]+1)">
            <text:p/>
          </table:table-cell>
          <table:table-cell table:style-name="ce17" table:formula="of:=IF([.AR10]=&quot;&quot;;&quot;&quot;;[.AR10]+[.$CN$3]+1)">
            <text:p/>
          </table:table-cell>
          <table:table-cell table:style-name="ce17" table:formula="of:=IF([.AS10]=&quot;&quot;;&quot;&quot;;[.AS10]+[.$CN$3]+1)">
            <text:p/>
          </table:table-cell>
          <table:table-cell table:style-name="ce17" table:formula="of:=IF([.AT10]=&quot;&quot;;&quot;&quot;;[.AT10]+[.$CN$3]+1)" office:value-type="float" office:value="1420" calcext:value-type="float">
            <text:p>1420</text:p>
          </table:table-cell>
          <table:table-cell table:style-name="ce17" table:formula="of:=IF([.AU10]=&quot;&quot;;&quot;&quot;;[.AU10]+[.$CN$3]+1)" office:value-type="float" office:value="1421" calcext:value-type="float">
            <text:p>1421</text:p>
          </table:table-cell>
          <table:table-cell table:style-name="ce17" table:formula="of:=IF([.AV10]=&quot;&quot;;&quot;&quot;;[.AV10]+[.$CN$3]+1)" office:value-type="float" office:value="1422" calcext:value-type="float">
            <text:p>1422</text:p>
          </table:table-cell>
          <table:table-cell table:style-name="ce17" table:formula="of:=IF([.AW10]=&quot;&quot;;&quot;&quot;;[.AW10]+[.$CN$3]+1)" office:value-type="float" office:value="1423" calcext:value-type="float">
            <text:p>1423</text:p>
          </table:table-cell>
          <table:table-cell table:style-name="ce17" table:formula="of:=IF([.AX10]=&quot;&quot;;&quot;&quot;;[.AX10]+[.$CN$3]+1)" office:value-type="float" office:value="1424" calcext:value-type="float">
            <text:p>1424</text:p>
          </table:table-cell>
          <table:table-cell table:style-name="ce17" table:formula="of:=IF([.AY10]=&quot;&quot;;&quot;&quot;;[.AY10]+[.$CN$3]+1)" office:value-type="float" office:value="1425" calcext:value-type="float">
            <text:p>1425</text:p>
          </table:table-cell>
          <table:table-cell table:style-name="ce17" table:formula="of:=IF([.AZ10]=&quot;&quot;;&quot;&quot;;[.AZ10]+[.$CN$3]+1)" office:value-type="float" office:value="1426" calcext:value-type="float">
            <text:p>1426</text:p>
          </table:table-cell>
          <table:table-cell table:style-name="ce17" table:formula="of:=IF([.BA10]=&quot;&quot;;&quot;&quot;;[.BA10]+[.$CN$3]+1)" office:value-type="float" office:value="1427" calcext:value-type="float">
            <text:p>1427</text:p>
          </table:table-cell>
          <table:table-cell table:style-name="ce17" table:formula="of:=IF([.BB10]=&quot;&quot;;&quot;&quot;;[.BB10]+[.$CN$3]+1)" office:value-type="float" office:value="1428" calcext:value-type="float">
            <text:p>1428</text:p>
          </table:table-cell>
          <table:table-cell table:style-name="ce17" table:formula="of:=IF([.BC10]=&quot;&quot;;&quot;&quot;;[.BC10]+[.$CN$3]+1)" office:value-type="float" office:value="1429" calcext:value-type="float">
            <text:p>1429</text:p>
          </table:table-cell>
          <table:table-cell table:style-name="ce17" table:formula="of:=IF([.BD10]=&quot;&quot;;&quot;&quot;;[.BD10]+[.$CN$3]+1)" office:value-type="float" office:value="1430" calcext:value-type="float">
            <text:p>1430</text:p>
          </table:table-cell>
          <table:table-cell table:style-name="ce17" table:formula="of:=IF([.BE10]=&quot;&quot;;&quot;&quot;;[.BE10]+[.$CN$3]+1)" office:value-type="float" office:value="1431" calcext:value-type="float">
            <text:p>1431</text:p>
          </table:table-cell>
          <table:table-cell table:style-name="ce17" table:formula="of:=IF([.BF10]=&quot;&quot;;&quot;&quot;;[.BF10]+[.$CN$3]+1)" office:value-type="float" office:value="1432" calcext:value-type="float">
            <text:p>1432</text:p>
          </table:table-cell>
          <table:table-cell table:style-name="ce17" table:formula="of:=IF([.BG10]=&quot;&quot;;&quot;&quot;;[.BG10]+[.$CN$3]+1)" office:value-type="float" office:value="1433" calcext:value-type="float">
            <text:p>1433</text:p>
          </table:table-cell>
          <table:table-cell table:style-name="ce17" table:formula="of:=IF([.BH10]=&quot;&quot;;&quot;&quot;;[.BH10]+[.$CN$3]+1)" office:value-type="float" office:value="1434" calcext:value-type="float">
            <text:p>1434</text:p>
          </table:table-cell>
          <table:table-cell table:style-name="ce17" table:formula="of:=IF([.BI10]=&quot;&quot;;&quot;&quot;;[.BI10]+[.$CN$3]+1)" office:value-type="float" office:value="1435" calcext:value-type="float">
            <text:p>1435</text:p>
          </table:table-cell>
          <table:table-cell table:style-name="ce17" table:formula="of:=IF([.BJ10]=&quot;&quot;;&quot;&quot;;[.BJ10]+[.$CN$3]+1)" office:value-type="float" office:value="1436" calcext:value-type="float">
            <text:p>1436</text:p>
          </table:table-cell>
          <table:table-cell table:style-name="ce17" table:formula="of:=IF([.BK10]=&quot;&quot;;&quot;&quot;;[.BK10]+[.$CN$3]+1)" office:value-type="float" office:value="1437" calcext:value-type="float">
            <text:p>1437</text:p>
          </table:table-cell>
          <table:table-cell table:style-name="ce17" table:formula="of:=IF([.BL10]=&quot;&quot;;&quot;&quot;;[.BL10]+[.$CN$3]+1)" office:value-type="float" office:value="1438" calcext:value-type="float">
            <text:p>1438</text:p>
          </table:table-cell>
          <table:table-cell table:style-name="ce17" table:formula="of:=IF([.BM10]=&quot;&quot;;&quot;&quot;;[.BM10]+[.$CN$3]+1)" office:value-type="float" office:value="1439" calcext:value-type="float">
            <text:p>1439</text:p>
          </table:table-cell>
          <table:table-cell table:style-name="ce17" table:formula="of:=IF([.BN10]=&quot;&quot;;&quot;&quot;;[.BN10]+[.$CN$3]+1)">
            <text:p/>
          </table:table-cell>
          <table:table-cell table:style-name="ce17" table:formula="of:=IF([.BO10]=&quot;&quot;;&quot;&quot;;[.BO10]+[.$CN$3]+1)">
            <text:p/>
          </table:table-cell>
          <table:table-cell table:style-name="ce17" table:formula="of:=IF([.BP10]=&quot;&quot;;&quot;&quot;;[.BP10]+[.$CN$3]+1)">
            <text:p/>
          </table:table-cell>
          <table:table-cell table:style-name="ce17" table:formula="of:=IF([.BQ10]=&quot;&quot;;&quot;&quot;;[.BQ10]+[.$CN$3]+1)">
            <text:p/>
          </table:table-cell>
          <table:table-cell table:style-name="ce17" table:formula="of:=IF([.BR10]=&quot;&quot;;&quot;&quot;;[.BR10]+[.$CN$3]+1)">
            <text:p/>
          </table:table-cell>
          <table:table-cell table:style-name="ce17" table:formula="of:=IF([.BS10]=&quot;&quot;;&quot;&quot;;[.BS10]+[.$CN$3]+1)">
            <text:p/>
          </table:table-cell>
          <table:table-cell table:style-name="ce17" table:formula="of:=IF([.BT10]=&quot;&quot;;&quot;&quot;;[.BT10]+[.$CN$3]+1)">
            <text:p/>
          </table:table-cell>
          <table:table-cell table:style-name="ce17" table:formula="of:=IF([.BU10]=&quot;&quot;;&quot;&quot;;[.BU10]+[.$CN$3]+1)">
            <text:p/>
          </table:table-cell>
          <table:table-cell table:style-name="ce17" table:formula="of:=IF([.BV10]=&quot;&quot;;&quot;&quot;;[.BV10]+[.$DW$19]+1)">
            <text:p/>
          </table:table-cell>
          <table:table-cell table:style-name="ce17" table:formula="of:=IF([.BW10]=&quot;&quot;;&quot;&quot;;[.BW10]+[.$DW$19]+1)">
            <text:p/>
          </table:table-cell>
          <table:table-cell table:style-name="ce17" table:formula="of:=IF([.BX10]=&quot;&quot;;&quot;&quot;;[.BX10]+[.$DW$19]+1)">
            <text:p/>
          </table:table-cell>
          <table:table-cell table:style-name="ce17" table:formula="of:=IF([.BY10]=&quot;&quot;;&quot;&quot;;[.BY10]+[.$DW$19]+1)">
            <text:p/>
          </table:table-cell>
          <table:table-cell table:style-name="ce17" table:formula="of:=IF([.BZ10]=&quot;&quot;;&quot;&quot;;[.BZ10]+[.$DW$19]+1)">
            <text:p/>
          </table:table-cell>
          <table:table-cell table:style-name="ce17" table:formula="of:=IF([.CA10]=&quot;&quot;;&quot;&quot;;[.CA10]+[.$DW$19]+1)">
            <text:p/>
          </table:table-cell>
          <table:table-cell table:style-name="ce17" table:formula="of:=IF([.CB10]=&quot;&quot;;&quot;&quot;;[.CB10]+[.$DW$19]+1)">
            <text:p/>
          </table:table-cell>
          <table:table-cell table:style-name="ce17" table:formula="of:=IF([.CC10]=&quot;&quot;;&quot;&quot;;[.CC10]+[.$DW$19]+1)">
            <text:p/>
          </table:table-cell>
          <table:table-cell table:style-name="ce17" table:formula="of:=IF([.CD10]=&quot;&quot;;&quot;&quot;;[.CD10]+[.$DW$19]+1)">
            <text:p/>
          </table:table-cell>
          <table:table-cell table:style-name="ce17" table:formula="of:=IF([.CE10]=&quot;&quot;;&quot;&quot;;[.CE10]+[.$DW$19]+1)">
            <text:p/>
          </table:table-cell>
          <table:table-cell table:style-name="ce17" table:formula="of:=IF([.CF10]=&quot;&quot;;&quot;&quot;;[.CF10]+[.$DW$19]+1)" office:value-type="float" office:value="2391" calcext:value-type="float">
            <text:p>2391</text:p>
          </table:table-cell>
          <table:table-cell table:style-name="ce17" table:formula="of:=IF([.CG10]=&quot;&quot;;&quot;&quot;;[.CG10]+[.$DW$19]+1)" office:value-type="float" office:value="2390" calcext:value-type="float">
            <text:p>2390</text:p>
          </table:table-cell>
          <table:table-cell table:style-name="ce17" table:formula="of:=IF([.CH10]=&quot;&quot;;&quot;&quot;;[.CH10]+[.$DW$19]+1)" office:value-type="float" office:value="2389" calcext:value-type="float">
            <text:p>2389</text:p>
          </table:table-cell>
          <table:table-cell table:style-name="ce17" table:formula="of:=IF([.CI10]=&quot;&quot;;&quot;&quot;;[.CI10]+[.$DW$19]+1)" office:value-type="float" office:value="2388" calcext:value-type="float">
            <text:p>2388</text:p>
          </table:table-cell>
          <table:table-cell table:style-name="ce17" table:formula="of:=IF([.CJ10]=&quot;&quot;;&quot;&quot;;[.CJ10]+[.$DW$19]+1)" office:value-type="float" office:value="2387" calcext:value-type="float">
            <text:p>2387</text:p>
          </table:table-cell>
          <table:table-cell table:style-name="ce17" table:formula="of:=IF([.CK10]=&quot;&quot;;&quot;&quot;;[.CK10]+[.$DW$19]+1)" office:value-type="float" office:value="2386" calcext:value-type="float">
            <text:p>2386</text:p>
          </table:table-cell>
          <table:table-cell table:style-name="ce17" table:formula="of:=IF([.CL10]=&quot;&quot;;&quot;&quot;;[.CL10]+[.$DW$19]+1)" office:value-type="float" office:value="2385" calcext:value-type="float">
            <text:p>2385</text:p>
          </table:table-cell>
          <table:table-cell table:style-name="ce17" table:formula="of:=IF([.CM10]=&quot;&quot;;&quot;&quot;;[.CM10]+[.$DW$19]+1)" office:value-type="float" office:value="2384" calcext:value-type="float">
            <text:p>2384</text:p>
          </table:table-cell>
          <table:table-cell table:style-name="ce17" table:formula="of:=IF([.CN10]=&quot;&quot;;&quot;&quot;;[.CN10]+[.$DW$19]+1)" office:value-type="float" office:value="2383" calcext:value-type="float">
            <text:p>2383</text:p>
          </table:table-cell>
          <table:table-cell table:style-name="ce17" table:formula="of:=IF([.CO10]=&quot;&quot;;&quot;&quot;;[.CO10]+[.$DW$19]+1)" office:value-type="float" office:value="2382" calcext:value-type="float">
            <text:p>2382</text:p>
          </table:table-cell>
          <table:table-cell table:style-name="ce17" table:formula="of:=IF([.CP10]=&quot;&quot;;&quot;&quot;;[.CP10]+[.$DW$19]+1)" office:value-type="float" office:value="2381" calcext:value-type="float">
            <text:p>2381</text:p>
          </table:table-cell>
          <table:table-cell table:style-name="ce17" table:formula="of:=IF([.CQ10]=&quot;&quot;;&quot;&quot;;[.CQ10]+[.$DW$19]+1)" office:value-type="float" office:value="2380" calcext:value-type="float">
            <text:p>2380</text:p>
          </table:table-cell>
          <table:table-cell table:style-name="ce17" table:formula="of:=IF([.CR10]=&quot;&quot;;&quot;&quot;;[.CR10]+[.$DW$19]+1)" office:value-type="float" office:value="2379" calcext:value-type="float">
            <text:p>2379</text:p>
          </table:table-cell>
          <table:table-cell table:style-name="ce17" table:formula="of:=IF([.CS10]=&quot;&quot;;&quot;&quot;;[.CS10]+[.$DW$19]+1)" office:value-type="float" office:value="2378" calcext:value-type="float">
            <text:p>2378</text:p>
          </table:table-cell>
          <table:table-cell table:style-name="ce17" table:formula="of:=IF([.CT10]=&quot;&quot;;&quot;&quot;;[.CT10]+[.$DW$19]+1)" office:value-type="float" office:value="2377" calcext:value-type="float">
            <text:p>2377</text:p>
          </table:table-cell>
          <table:table-cell table:style-name="ce17" table:formula="of:=IF([.CU10]=&quot;&quot;;&quot;&quot;;[.CU10]+[.$DW$19]+1)" office:value-type="float" office:value="2376" calcext:value-type="float">
            <text:p>2376</text:p>
          </table:table-cell>
          <table:table-cell table:style-name="ce17" table:formula="of:=IF([.CV10]=&quot;&quot;;&quot;&quot;;[.CV10]+[.$DW$19]+1)">
            <text:p/>
          </table:table-cell>
          <table:table-cell table:style-name="ce17" table:formula="of:=IF([.CW10]=&quot;&quot;;&quot;&quot;;[.CW10]+[.$DW$19]+1)">
            <text:p/>
          </table:table-cell>
          <table:table-cell table:style-name="ce17" table:formula="of:=IF([.CX10]=&quot;&quot;;&quot;&quot;;[.CX10]+[.$DW$19]+1)">
            <text:p/>
          </table:table-cell>
          <table:table-cell table:style-name="ce17" table:formula="of:=IF([.CY10]=&quot;&quot;;&quot;&quot;;[.CY10]+[.$DW$19]+1)">
            <text:p/>
          </table:table-cell>
          <table:table-cell table:style-name="ce17" table:formula="of:=IF([.CZ10]=&quot;&quot;;&quot;&quot;;[.CZ10]+[.$DW$19]+1)">
            <text:p/>
          </table:table-cell>
          <table:table-cell table:style-name="ce17" table:formula="of:=IF([.DA10]=&quot;&quot;;&quot;&quot;;[.DA10]+[.$DW$19]+1)">
            <text:p/>
          </table:table-cell>
          <table:table-cell table:style-name="ce17" table:formula="of:=IF([.DB10]=&quot;&quot;;&quot;&quot;;[.DB10]+[.$DW$19]+1)">
            <text:p/>
          </table:table-cell>
          <table:table-cell table:style-name="ce17" table:formula="of:=IF([.DC10]=&quot;&quot;;&quot;&quot;;[.DC10]+[.$DW$19]+1)">
            <text:p/>
          </table:table-cell>
          <table:table-cell table:style-name="ce17" table:formula="of:=IF([.DD10]=&quot;&quot;;&quot;&quot;;[.DD10]+[.$DW$19]+1)">
            <text:p/>
          </table:table-cell>
          <table:table-cell table:style-name="ce17" table:formula="of:=IF([.DE10]=&quot;&quot;;&quot;&quot;;[.DE10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6" table:number-columns-repeated="9"/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16" table:number-columns-repeated="9"/>
          <table:table-cell table:style-name="ce17" table:formula="of:=IF([.B35]=&quot;&quot;;&quot;&quot;;[.B35]+[.$T$3]+1)">
            <text:p/>
          </table:table-cell>
          <table:table-cell table:style-name="ce17" table:formula="of:=IF([.C35]=&quot;&quot;;&quot;&quot;;[.C35]+[.$T$3]+1)">
            <text:p/>
          </table:table-cell>
          <table:table-cell table:style-name="ce17" table:formula="of:=IF([.D35]=&quot;&quot;;&quot;&quot;;[.D35]+[.$T$3]+1)">
            <text:p/>
          </table:table-cell>
          <table:table-cell table:style-name="ce17" table:formula="of:=IF([.E35]=&quot;&quot;;&quot;&quot;;[.E35]+[.$T$3]+1)">
            <text:p/>
          </table:table-cell>
          <table:table-cell table:style-name="ce17" table:formula="of:=IF([.F35]=&quot;&quot;;&quot;&quot;;[.F35]+[.$T$3]+1)">
            <text:p/>
          </table:table-cell>
          <table:table-cell table:style-name="ce17" table:formula="of:=IF([.G35]=&quot;&quot;;&quot;&quot;;[.G35]+[.$T$3]+1)">
            <text:p/>
          </table:table-cell>
          <table:table-cell table:style-name="ce17" table:formula="of:=IF([.H35]=&quot;&quot;;&quot;&quot;;[.H35]+[.$T$3]+1)">
            <text:p/>
          </table:table-cell>
          <table:table-cell table:style-name="ce17" table:formula="of:=IF([.I35]=&quot;&quot;;&quot;&quot;;[.I35]+[.$T$3]+1)">
            <text:p/>
          </table:table-cell>
          <table:table-cell table:style-name="ce17" table:formula="of:=IF([.J35]=&quot;&quot;;&quot;&quot;;[.J35]+[.$T$3]+1)">
            <text:p/>
          </table:table-cell>
          <table:table-cell table:style-name="ce17" table:formula="of:=IF([.K35]=&quot;&quot;;&quot;&quot;;[.K35]+[.$T$3]+1)" office:value-type="float" office:value="539" calcext:value-type="float">
            <text:p>539</text:p>
          </table:table-cell>
          <table:table-cell table:style-name="ce17" table:formula="of:=IF([.L35]=&quot;&quot;;&quot;&quot;;[.L35]+[.$T$3]+1)" office:value-type="float" office:value="538" calcext:value-type="float">
            <text:p>538</text:p>
          </table:table-cell>
          <table:table-cell table:style-name="ce17" table:formula="of:=IF([.M35]=&quot;&quot;;&quot;&quot;;[.M35]+[.$T$3]+1)" office:value-type="float" office:value="537" calcext:value-type="float">
            <text:p>537</text:p>
          </table:table-cell>
          <table:table-cell table:style-name="ce17" table:formula="of:=IF([.N35]=&quot;&quot;;&quot;&quot;;[.N35]+[.$T$3]+1)" office:value-type="float" office:value="536" calcext:value-type="float">
            <text:p>536</text:p>
          </table:table-cell>
          <table:table-cell table:style-name="ce17" table:formula="of:=IF([.O35]=&quot;&quot;;&quot;&quot;;[.O35]+[.$T$3]+1)" office:value-type="float" office:value="535" calcext:value-type="float">
            <text:p>535</text:p>
          </table:table-cell>
          <table:table-cell table:style-name="ce17" table:formula="of:=IF([.P35]=&quot;&quot;;&quot;&quot;;[.P35]+[.$T$3]+1)" office:value-type="float" office:value="534" calcext:value-type="float">
            <text:p>534</text:p>
          </table:table-cell>
          <table:table-cell table:style-name="ce17" table:formula="of:=IF([.Q35]=&quot;&quot;;&quot;&quot;;[.Q35]+[.$T$3]+1)" office:value-type="float" office:value="533" calcext:value-type="float">
            <text:p>533</text:p>
          </table:table-cell>
          <table:table-cell table:style-name="ce17" table:formula="of:=IF([.R35]=&quot;&quot;;&quot;&quot;;[.R35]+[.$T$3]+1)" office:value-type="float" office:value="532" calcext:value-type="float">
            <text:p>532</text:p>
          </table:table-cell>
          <table:table-cell table:style-name="ce17" table:formula="of:=IF([.S35]=&quot;&quot;;&quot;&quot;;[.S35]+[.$T$3]+1)" office:value-type="float" office:value="531" calcext:value-type="float">
            <text:p>531</text:p>
          </table:table-cell>
          <table:table-cell table:style-name="ce17" table:formula="of:=IF([.T35]=&quot;&quot;;&quot;&quot;;[.T35]+[.$T$3]+1)" office:value-type="float" office:value="530" calcext:value-type="float">
            <text:p>530</text:p>
          </table:table-cell>
          <table:table-cell table:style-name="ce17" table:formula="of:=IF([.U35]=&quot;&quot;;&quot;&quot;;[.U35]+[.$T$3]+1)" office:value-type="float" office:value="529" calcext:value-type="float">
            <text:p>529</text:p>
          </table:table-cell>
          <table:table-cell table:style-name="ce17" table:formula="of:=IF([.V35]=&quot;&quot;;&quot;&quot;;[.V35]+[.$T$3]+1)" office:value-type="float" office:value="528" calcext:value-type="float">
            <text:p>528</text:p>
          </table:table-cell>
          <table:table-cell table:style-name="ce17" table:formula="of:=IF([.W35]=&quot;&quot;;&quot;&quot;;[.W35]+[.$T$3]+1)" office:value-type="float" office:value="527" calcext:value-type="float">
            <text:p>527</text:p>
          </table:table-cell>
          <table:table-cell table:style-name="ce17" table:formula="of:=IF([.X35]=&quot;&quot;;&quot;&quot;;[.X35]+[.$T$3]+1)" office:value-type="float" office:value="526" calcext:value-type="float">
            <text:p>526</text:p>
          </table:table-cell>
          <table:table-cell table:style-name="ce17" table:formula="of:=IF([.Y35]=&quot;&quot;;&quot;&quot;;[.Y35]+[.$T$3]+1)" office:value-type="float" office:value="525" calcext:value-type="float">
            <text:p>525</text:p>
          </table:table-cell>
          <table:table-cell table:style-name="ce17" table:formula="of:=IF([.Z35]=&quot;&quot;;&quot;&quot;;[.Z35]+[.$T$3]+1)" office:value-type="float" office:value="524" calcext:value-type="float">
            <text:p>524</text:p>
          </table:table-cell>
          <table:table-cell table:style-name="ce17" table:formula="of:=IF([.AA35]=&quot;&quot;;&quot;&quot;;[.AA35]+[.$T$3]+1)" office:value-type="float" office:value="523" calcext:value-type="float">
            <text:p>523</text:p>
          </table:table-cell>
          <table:table-cell table:style-name="ce17" table:formula="of:=IF([.AB35]=&quot;&quot;;&quot;&quot;;[.AB35]+[.$T$3]+1)" office:value-type="float" office:value="522" calcext:value-type="float">
            <text:p>522</text:p>
          </table:table-cell>
          <table:table-cell table:style-name="ce17" table:formula="of:=IF([.AC35]=&quot;&quot;;&quot;&quot;;[.AC35]+[.$T$3]+1)">
            <text:p/>
          </table:table-cell>
          <table:table-cell table:style-name="ce17" table:formula="of:=IF([.AD35]=&quot;&quot;;&quot;&quot;;[.AD35]+[.$T$3]+1)">
            <text:p/>
          </table:table-cell>
          <table:table-cell table:style-name="ce17" table:formula="of:=IF([.AE35]=&quot;&quot;;&quot;&quot;;[.AE35]+[.$T$3]+1)">
            <text:p/>
          </table:table-cell>
          <table:table-cell table:style-name="ce17" table:formula="of:=IF([.AF35]=&quot;&quot;;&quot;&quot;;[.AF35]+[.$T$3]+1)">
            <text:p/>
          </table:table-cell>
          <table:table-cell table:style-name="ce17" table:formula="of:=IF([.AG35]=&quot;&quot;;&quot;&quot;;[.AG35]+[.$T$3]+1)">
            <text:p/>
          </table:table-cell>
          <table:table-cell table:style-name="ce17" table:formula="of:=IF([.AH35]=&quot;&quot;;&quot;&quot;;[.AH35]+[.$T$3]+1)">
            <text:p/>
          </table:table-cell>
          <table:table-cell table:style-name="ce17" table:formula="of:=IF([.AI35]=&quot;&quot;;&quot;&quot;;[.AI35]+[.$T$3]+1)">
            <text:p/>
          </table:table-cell>
          <table:table-cell table:style-name="ce17" table:formula="of:=IF([.AJ35]=&quot;&quot;;&quot;&quot;;[.AJ35]+[.$T$3]+1)">
            <text:p/>
          </table:table-cell>
          <table:table-cell table:style-name="ce17" table:formula="of:=IF([.AK35]=&quot;&quot;;&quot;&quot;;[.AK35]+[.$T$3]+1)">
            <text:p/>
          </table:table-cell>
          <table:table-cell table:style-name="ce17" table:formula="of:=IF([.B11]=&quot;&quot;;&quot;&quot;;[.B11]+[.$BC$19]+1)">
            <text:p/>
          </table:table-cell>
          <table:table-cell table:style-name="ce17" table:formula="of:=IF([.C11]=&quot;&quot;;&quot;&quot;;[.C11]+[.$BC$19]+1)">
            <text:p/>
          </table:table-cell>
          <table:table-cell table:style-name="ce17" table:formula="of:=IF([.D11]=&quot;&quot;;&quot;&quot;;[.D11]+[.$BC$19]+1)">
            <text:p/>
          </table:table-cell>
          <table:table-cell table:style-name="ce17" table:formula="of:=IF([.E11]=&quot;&quot;;&quot;&quot;;[.E11]+[.$BC$19]+1)">
            <text:p/>
          </table:table-cell>
          <table:table-cell table:style-name="ce17" table:formula="of:=IF([.F11]=&quot;&quot;;&quot;&quot;;[.F11]+[.$BC$19]+1)">
            <text:p/>
          </table:table-cell>
          <table:table-cell table:style-name="ce17" table:formula="of:=IF([.G11]=&quot;&quot;;&quot;&quot;;[.G11]+[.$BC$19]+1)">
            <text:p/>
          </table:table-cell>
          <table:table-cell table:style-name="ce17" table:formula="of:=IF([.H11]=&quot;&quot;;&quot;&quot;;[.H11]+[.$BC$19]+1)">
            <text:p/>
          </table:table-cell>
          <table:table-cell table:style-name="ce17" table:formula="of:=IF([.I11]=&quot;&quot;;&quot;&quot;;[.I11]+[.$BC$19]+1)">
            <text:p/>
          </table:table-cell>
          <table:table-cell table:style-name="ce17" table:formula="of:=IF([.J11]=&quot;&quot;;&quot;&quot;;[.J11]+[.$BC$19]+1)">
            <text:p/>
          </table:table-cell>
          <table:table-cell table:style-name="ce17" table:formula="of:=IF([.K11]=&quot;&quot;;&quot;&quot;;[.K11]+[.$BC$19]+1)" office:value-type="float" office:value="828" calcext:value-type="float">
            <text:p>828</text:p>
          </table:table-cell>
          <table:table-cell table:style-name="ce17" table:formula="of:=IF([.L11]=&quot;&quot;;&quot;&quot;;[.L11]+[.$BC$19]+1)" office:value-type="float" office:value="829" calcext:value-type="float">
            <text:p>829</text:p>
          </table:table-cell>
          <table:table-cell table:style-name="ce17" table:formula="of:=IF([.M11]=&quot;&quot;;&quot;&quot;;[.M11]+[.$BC$19]+1)" office:value-type="float" office:value="830" calcext:value-type="float">
            <text:p>830</text:p>
          </table:table-cell>
          <table:table-cell table:style-name="ce17" table:formula="of:=IF([.N11]=&quot;&quot;;&quot;&quot;;[.N11]+[.$BC$19]+1)" office:value-type="float" office:value="831" calcext:value-type="float">
            <text:p>831</text:p>
          </table:table-cell>
          <table:table-cell table:style-name="ce17" table:formula="of:=IF([.O11]=&quot;&quot;;&quot;&quot;;[.O11]+[.$BC$19]+1)" office:value-type="float" office:value="832" calcext:value-type="float">
            <text:p>832</text:p>
          </table:table-cell>
          <table:table-cell table:style-name="ce17" table:formula="of:=IF([.P11]=&quot;&quot;;&quot;&quot;;[.P11]+[.$BC$19]+1)" office:value-type="float" office:value="833" calcext:value-type="float">
            <text:p>833</text:p>
          </table:table-cell>
          <table:table-cell table:style-name="ce17" table:formula="of:=IF([.Q11]=&quot;&quot;;&quot;&quot;;[.Q11]+[.$BC$19]+1)" office:value-type="float" office:value="834" calcext:value-type="float">
            <text:p>834</text:p>
          </table:table-cell>
          <table:table-cell table:style-name="ce17" table:formula="of:=IF([.R11]=&quot;&quot;;&quot;&quot;;[.R11]+[.$BC$19]+1)" office:value-type="float" office:value="835" calcext:value-type="float">
            <text:p>835</text:p>
          </table:table-cell>
          <table:table-cell table:style-name="ce17" table:formula="of:=IF([.S11]=&quot;&quot;;&quot;&quot;;[.S11]+[.$BC$19]+1)" office:value-type="float" office:value="836" calcext:value-type="float">
            <text:p>836</text:p>
          </table:table-cell>
          <table:table-cell table:style-name="ce17" table:formula="of:=IF([.T11]=&quot;&quot;;&quot;&quot;;[.T11]+[.$BC$19]+1)" office:value-type="float" office:value="837" calcext:value-type="float">
            <text:p>837</text:p>
          </table:table-cell>
          <table:table-cell table:style-name="ce17" table:formula="of:=IF([.U11]=&quot;&quot;;&quot;&quot;;[.U11]+[.$BC$19]+1)" office:value-type="float" office:value="838" calcext:value-type="float">
            <text:p>838</text:p>
          </table:table-cell>
          <table:table-cell table:style-name="ce17" table:formula="of:=IF([.V11]=&quot;&quot;;&quot;&quot;;[.V11]+[.$BC$19]+1)" office:value-type="float" office:value="839" calcext:value-type="float">
            <text:p>839</text:p>
          </table:table-cell>
          <table:table-cell table:style-name="ce17" table:formula="of:=IF([.W11]=&quot;&quot;;&quot;&quot;;[.W11]+[.$BC$19]+1)" office:value-type="float" office:value="840" calcext:value-type="float">
            <text:p>840</text:p>
          </table:table-cell>
          <table:table-cell table:style-name="ce17" table:formula="of:=IF([.X11]=&quot;&quot;;&quot;&quot;;[.X11]+[.$BC$19]+1)" office:value-type="float" office:value="841" calcext:value-type="float">
            <text:p>841</text:p>
          </table:table-cell>
          <table:table-cell table:style-name="ce17" table:formula="of:=IF([.Y11]=&quot;&quot;;&quot;&quot;;[.Y11]+[.$BC$19]+1)" office:value-type="float" office:value="842" calcext:value-type="float">
            <text:p>842</text:p>
          </table:table-cell>
          <table:table-cell table:style-name="ce17" table:formula="of:=IF([.Z11]=&quot;&quot;;&quot;&quot;;[.Z11]+[.$BC$19]+1)" office:value-type="float" office:value="843" calcext:value-type="float">
            <text:p>843</text:p>
          </table:table-cell>
          <table:table-cell table:style-name="ce17" table:formula="of:=IF([.AA11]=&quot;&quot;;&quot;&quot;;[.AA11]+[.$BC$19]+1)" office:value-type="float" office:value="844" calcext:value-type="float">
            <text:p>844</text:p>
          </table:table-cell>
          <table:table-cell table:style-name="ce17" table:formula="of:=IF([.AB11]=&quot;&quot;;&quot;&quot;;[.AB11]+[.$BC$19]+1)" office:value-type="float" office:value="845" calcext:value-type="float">
            <text:p>845</text:p>
          </table:table-cell>
          <table:table-cell table:style-name="ce17" table:formula="of:=IF([.AC11]=&quot;&quot;;&quot;&quot;;[.AC11]+[.$BC$19]+1)">
            <text:p/>
          </table:table-cell>
          <table:table-cell table:style-name="ce17" table:formula="of:=IF([.AD11]=&quot;&quot;;&quot;&quot;;[.AD11]+[.$BC$19]+1)">
            <text:p/>
          </table:table-cell>
          <table:table-cell table:style-name="ce17" table:formula="of:=IF([.AE11]=&quot;&quot;;&quot;&quot;;[.AE11]+[.$BC$19]+1)">
            <text:p/>
          </table:table-cell>
          <table:table-cell table:style-name="ce17" table:formula="of:=IF([.AF11]=&quot;&quot;;&quot;&quot;;[.AF11]+[.$BC$19]+1)">
            <text:p/>
          </table:table-cell>
          <table:table-cell table:style-name="ce17" table:formula="of:=IF([.AG11]=&quot;&quot;;&quot;&quot;;[.AG11]+[.$BC$19]+1)">
            <text:p/>
          </table:table-cell>
          <table:table-cell table:style-name="ce17" table:formula="of:=IF([.AH11]=&quot;&quot;;&quot;&quot;;[.AH11]+[.$BC$19]+1)">
            <text:p/>
          </table:table-cell>
          <table:table-cell table:style-name="ce17" table:formula="of:=IF([.AI11]=&quot;&quot;;&quot;&quot;;[.AI11]+[.$BC$19]+1)">
            <text:p/>
          </table:table-cell>
          <table:table-cell table:style-name="ce17" table:formula="of:=IF([.AJ11]=&quot;&quot;;&quot;&quot;;[.AJ11]+[.$BC$19]+1)">
            <text:p/>
          </table:table-cell>
          <table:table-cell table:style-name="ce17" table:formula="of:=IF([.BV11]=&quot;&quot;;&quot;&quot;;[.BV11]+[.$BD$4]+1)">
            <text:p/>
          </table:table-cell>
          <table:table-cell table:style-name="ce17" table:formula="of:=IF([.AL11]=&quot;&quot;;&quot;&quot;;[.AL11]+[.$CN$3]+1)">
            <text:p/>
          </table:table-cell>
          <table:table-cell table:style-name="ce17" table:formula="of:=IF([.AM11]=&quot;&quot;;&quot;&quot;;[.AM11]+[.$CN$3]+1)">
            <text:p/>
          </table:table-cell>
          <table:table-cell table:style-name="ce17" table:formula="of:=IF([.AN11]=&quot;&quot;;&quot;&quot;;[.AN11]+[.$CN$3]+1)">
            <text:p/>
          </table:table-cell>
          <table:table-cell table:style-name="ce17" table:formula="of:=IF([.AO11]=&quot;&quot;;&quot;&quot;;[.AO11]+[.$CN$3]+1)">
            <text:p/>
          </table:table-cell>
          <table:table-cell table:style-name="ce17" table:formula="of:=IF([.AP11]=&quot;&quot;;&quot;&quot;;[.AP11]+[.$CN$3]+1)">
            <text:p/>
          </table:table-cell>
          <table:table-cell table:style-name="ce17" table:formula="of:=IF([.AQ11]=&quot;&quot;;&quot;&quot;;[.AQ11]+[.$CN$3]+1)">
            <text:p/>
          </table:table-cell>
          <table:table-cell table:style-name="ce17" table:formula="of:=IF([.AR11]=&quot;&quot;;&quot;&quot;;[.AR11]+[.$CN$3]+1)">
            <text:p/>
          </table:table-cell>
          <table:table-cell table:style-name="ce17" table:formula="of:=IF([.AS11]=&quot;&quot;;&quot;&quot;;[.AS11]+[.$CN$3]+1)">
            <text:p/>
          </table:table-cell>
          <table:table-cell table:style-name="ce17" table:formula="of:=IF([.AT11]=&quot;&quot;;&quot;&quot;;[.AT11]+[.$CN$3]+1)">
            <text:p/>
          </table:table-cell>
          <table:table-cell table:style-name="ce17" table:formula="of:=IF([.AU11]=&quot;&quot;;&quot;&quot;;[.AU11]+[.$CN$3]+1)" office:value-type="float" office:value="1457" calcext:value-type="float">
            <text:p>1457</text:p>
          </table:table-cell>
          <table:table-cell table:style-name="ce17" table:formula="of:=IF([.AV11]=&quot;&quot;;&quot;&quot;;[.AV11]+[.$CN$3]+1)" office:value-type="float" office:value="1456" calcext:value-type="float">
            <text:p>1456</text:p>
          </table:table-cell>
          <table:table-cell table:style-name="ce17" table:formula="of:=IF([.AW11]=&quot;&quot;;&quot;&quot;;[.AW11]+[.$CN$3]+1)" office:value-type="float" office:value="1455" calcext:value-type="float">
            <text:p>1455</text:p>
          </table:table-cell>
          <table:table-cell table:style-name="ce17" table:formula="of:=IF([.AX11]=&quot;&quot;;&quot;&quot;;[.AX11]+[.$CN$3]+1)" office:value-type="float" office:value="1454" calcext:value-type="float">
            <text:p>1454</text:p>
          </table:table-cell>
          <table:table-cell table:style-name="ce17" table:formula="of:=IF([.AY11]=&quot;&quot;;&quot;&quot;;[.AY11]+[.$CN$3]+1)" office:value-type="float" office:value="1453" calcext:value-type="float">
            <text:p>1453</text:p>
          </table:table-cell>
          <table:table-cell table:style-name="ce17" table:formula="of:=IF([.AZ11]=&quot;&quot;;&quot;&quot;;[.AZ11]+[.$CN$3]+1)" office:value-type="float" office:value="1452" calcext:value-type="float">
            <text:p>1452</text:p>
          </table:table-cell>
          <table:table-cell table:style-name="ce17" table:formula="of:=IF([.BA11]=&quot;&quot;;&quot;&quot;;[.BA11]+[.$CN$3]+1)" office:value-type="float" office:value="1451" calcext:value-type="float">
            <text:p>1451</text:p>
          </table:table-cell>
          <table:table-cell table:style-name="ce17" table:formula="of:=IF([.BB11]=&quot;&quot;;&quot;&quot;;[.BB11]+[.$CN$3]+1)" office:value-type="float" office:value="1450" calcext:value-type="float">
            <text:p>1450</text:p>
          </table:table-cell>
          <table:table-cell table:style-name="ce17" table:formula="of:=IF([.BC11]=&quot;&quot;;&quot;&quot;;[.BC11]+[.$CN$3]+1)" office:value-type="float" office:value="1449" calcext:value-type="float">
            <text:p>1449</text:p>
          </table:table-cell>
          <table:table-cell table:style-name="ce17" table:formula="of:=IF([.BD11]=&quot;&quot;;&quot;&quot;;[.BD11]+[.$CN$3]+1)" office:value-type="float" office:value="1448" calcext:value-type="float">
            <text:p>1448</text:p>
          </table:table-cell>
          <table:table-cell table:style-name="ce17" table:formula="of:=IF([.BE11]=&quot;&quot;;&quot;&quot;;[.BE11]+[.$CN$3]+1)" office:value-type="float" office:value="1447" calcext:value-type="float">
            <text:p>1447</text:p>
          </table:table-cell>
          <table:table-cell table:style-name="ce17" table:formula="of:=IF([.BF11]=&quot;&quot;;&quot;&quot;;[.BF11]+[.$CN$3]+1)" office:value-type="float" office:value="1446" calcext:value-type="float">
            <text:p>1446</text:p>
          </table:table-cell>
          <table:table-cell table:style-name="ce17" table:formula="of:=IF([.BG11]=&quot;&quot;;&quot;&quot;;[.BG11]+[.$CN$3]+1)" office:value-type="float" office:value="1445" calcext:value-type="float">
            <text:p>1445</text:p>
          </table:table-cell>
          <table:table-cell table:style-name="ce17" table:formula="of:=IF([.BH11]=&quot;&quot;;&quot;&quot;;[.BH11]+[.$CN$3]+1)" office:value-type="float" office:value="1444" calcext:value-type="float">
            <text:p>1444</text:p>
          </table:table-cell>
          <table:table-cell table:style-name="ce17" table:formula="of:=IF([.BI11]=&quot;&quot;;&quot;&quot;;[.BI11]+[.$CN$3]+1)" office:value-type="float" office:value="1443" calcext:value-type="float">
            <text:p>1443</text:p>
          </table:table-cell>
          <table:table-cell table:style-name="ce17" table:formula="of:=IF([.BJ11]=&quot;&quot;;&quot;&quot;;[.BJ11]+[.$CN$3]+1)" office:value-type="float" office:value="1442" calcext:value-type="float">
            <text:p>1442</text:p>
          </table:table-cell>
          <table:table-cell table:style-name="ce17" table:formula="of:=IF([.BK11]=&quot;&quot;;&quot;&quot;;[.BK11]+[.$CN$3]+1)" office:value-type="float" office:value="1441" calcext:value-type="float">
            <text:p>1441</text:p>
          </table:table-cell>
          <table:table-cell table:style-name="ce17" table:formula="of:=IF([.BL11]=&quot;&quot;;&quot;&quot;;[.BL11]+[.$CN$3]+1)" office:value-type="float" office:value="1440" calcext:value-type="float">
            <text:p>1440</text:p>
          </table:table-cell>
          <table:table-cell table:style-name="ce17" table:formula="of:=IF([.BM11]=&quot;&quot;;&quot;&quot;;[.BM11]+[.$CN$3]+1)">
            <text:p/>
          </table:table-cell>
          <table:table-cell table:style-name="ce17" table:formula="of:=IF([.BN11]=&quot;&quot;;&quot;&quot;;[.BN11]+[.$CN$3]+1)">
            <text:p/>
          </table:table-cell>
          <table:table-cell table:style-name="ce17" table:formula="of:=IF([.BO11]=&quot;&quot;;&quot;&quot;;[.BO11]+[.$CN$3]+1)">
            <text:p/>
          </table:table-cell>
          <table:table-cell table:style-name="ce17" table:formula="of:=IF([.BP11]=&quot;&quot;;&quot;&quot;;[.BP11]+[.$CN$3]+1)">
            <text:p/>
          </table:table-cell>
          <table:table-cell table:style-name="ce17" table:formula="of:=IF([.BQ11]=&quot;&quot;;&quot;&quot;;[.BQ11]+[.$CN$3]+1)">
            <text:p/>
          </table:table-cell>
          <table:table-cell table:style-name="ce17" table:formula="of:=IF([.BR11]=&quot;&quot;;&quot;&quot;;[.BR11]+[.$CN$3]+1)">
            <text:p/>
          </table:table-cell>
          <table:table-cell table:style-name="ce17" table:formula="of:=IF([.BS11]=&quot;&quot;;&quot;&quot;;[.BS11]+[.$CN$3]+1)">
            <text:p/>
          </table:table-cell>
          <table:table-cell table:style-name="ce17" table:formula="of:=IF([.BT11]=&quot;&quot;;&quot;&quot;;[.BT11]+[.$CN$3]+1)">
            <text:p/>
          </table:table-cell>
          <table:table-cell table:style-name="ce17" table:formula="of:=IF([.BU11]=&quot;&quot;;&quot;&quot;;[.BU11]+[.$CN$3]+1)">
            <text:p/>
          </table:table-cell>
          <table:table-cell table:style-name="ce17" table:formula="of:=IF([.BV11]=&quot;&quot;;&quot;&quot;;[.BV11]+[.$DW$19]+1)">
            <text:p/>
          </table:table-cell>
          <table:table-cell table:style-name="ce17" table:formula="of:=IF([.BW11]=&quot;&quot;;&quot;&quot;;[.BW11]+[.$DW$19]+1)">
            <text:p/>
          </table:table-cell>
          <table:table-cell table:style-name="ce17" table:formula="of:=IF([.BX11]=&quot;&quot;;&quot;&quot;;[.BX11]+[.$DW$19]+1)">
            <text:p/>
          </table:table-cell>
          <table:table-cell table:style-name="ce17" table:formula="of:=IF([.BY11]=&quot;&quot;;&quot;&quot;;[.BY11]+[.$DW$19]+1)">
            <text:p/>
          </table:table-cell>
          <table:table-cell table:style-name="ce17" table:formula="of:=IF([.BZ11]=&quot;&quot;;&quot;&quot;;[.BZ11]+[.$DW$19]+1)">
            <text:p/>
          </table:table-cell>
          <table:table-cell table:style-name="ce17" table:formula="of:=IF([.CA11]=&quot;&quot;;&quot;&quot;;[.CA11]+[.$DW$19]+1)">
            <text:p/>
          </table:table-cell>
          <table:table-cell table:style-name="ce17" table:formula="of:=IF([.CB11]=&quot;&quot;;&quot;&quot;;[.CB11]+[.$DW$19]+1)">
            <text:p/>
          </table:table-cell>
          <table:table-cell table:style-name="ce17" table:formula="of:=IF([.CC11]=&quot;&quot;;&quot;&quot;;[.CC11]+[.$DW$19]+1)">
            <text:p/>
          </table:table-cell>
          <table:table-cell table:style-name="ce17" table:formula="of:=IF([.CD11]=&quot;&quot;;&quot;&quot;;[.CD11]+[.$DW$19]+1)">
            <text:p/>
          </table:table-cell>
          <table:table-cell table:style-name="ce17" table:formula="of:=IF([.CE11]=&quot;&quot;;&quot;&quot;;[.CE11]+[.$DW$19]+1)" office:value-type="float" office:value="2358" calcext:value-type="float">
            <text:p>2358</text:p>
          </table:table-cell>
          <table:table-cell table:style-name="ce17" table:formula="of:=IF([.CF11]=&quot;&quot;;&quot;&quot;;[.CF11]+[.$DW$19]+1)" office:value-type="float" office:value="2359" calcext:value-type="float">
            <text:p>2359</text:p>
          </table:table-cell>
          <table:table-cell table:style-name="ce17" table:formula="of:=IF([.CG11]=&quot;&quot;;&quot;&quot;;[.CG11]+[.$DW$19]+1)" office:value-type="float" office:value="2360" calcext:value-type="float">
            <text:p>2360</text:p>
          </table:table-cell>
          <table:table-cell table:style-name="ce17" table:formula="of:=IF([.CH11]=&quot;&quot;;&quot;&quot;;[.CH11]+[.$DW$19]+1)" office:value-type="float" office:value="2361" calcext:value-type="float">
            <text:p>2361</text:p>
          </table:table-cell>
          <table:table-cell table:style-name="ce17" table:formula="of:=IF([.CI11]=&quot;&quot;;&quot;&quot;;[.CI11]+[.$DW$19]+1)" office:value-type="float" office:value="2362" calcext:value-type="float">
            <text:p>2362</text:p>
          </table:table-cell>
          <table:table-cell table:style-name="ce17" table:formula="of:=IF([.CJ11]=&quot;&quot;;&quot;&quot;;[.CJ11]+[.$DW$19]+1)" office:value-type="float" office:value="2363" calcext:value-type="float">
            <text:p>2363</text:p>
          </table:table-cell>
          <table:table-cell table:style-name="ce17" table:formula="of:=IF([.CK11]=&quot;&quot;;&quot;&quot;;[.CK11]+[.$DW$19]+1)" office:value-type="float" office:value="2364" calcext:value-type="float">
            <text:p>2364</text:p>
          </table:table-cell>
          <table:table-cell table:style-name="ce17" table:formula="of:=IF([.CL11]=&quot;&quot;;&quot;&quot;;[.CL11]+[.$DW$19]+1)" office:value-type="float" office:value="2365" calcext:value-type="float">
            <text:p>2365</text:p>
          </table:table-cell>
          <table:table-cell table:style-name="ce17" table:formula="of:=IF([.CM11]=&quot;&quot;;&quot;&quot;;[.CM11]+[.$DW$19]+1)" office:value-type="float" office:value="2366" calcext:value-type="float">
            <text:p>2366</text:p>
          </table:table-cell>
          <table:table-cell table:style-name="ce17" table:formula="of:=IF([.CN11]=&quot;&quot;;&quot;&quot;;[.CN11]+[.$DW$19]+1)" office:value-type="float" office:value="2367" calcext:value-type="float">
            <text:p>2367</text:p>
          </table:table-cell>
          <table:table-cell table:style-name="ce17" table:formula="of:=IF([.CO11]=&quot;&quot;;&quot;&quot;;[.CO11]+[.$DW$19]+1)" office:value-type="float" office:value="2368" calcext:value-type="float">
            <text:p>2368</text:p>
          </table:table-cell>
          <table:table-cell table:style-name="ce17" table:formula="of:=IF([.CP11]=&quot;&quot;;&quot;&quot;;[.CP11]+[.$DW$19]+1)" office:value-type="float" office:value="2369" calcext:value-type="float">
            <text:p>2369</text:p>
          </table:table-cell>
          <table:table-cell table:style-name="ce17" table:formula="of:=IF([.CQ11]=&quot;&quot;;&quot;&quot;;[.CQ11]+[.$DW$19]+1)" office:value-type="float" office:value="2370" calcext:value-type="float">
            <text:p>2370</text:p>
          </table:table-cell>
          <table:table-cell table:style-name="ce17" table:formula="of:=IF([.CR11]=&quot;&quot;;&quot;&quot;;[.CR11]+[.$DW$19]+1)" office:value-type="float" office:value="2371" calcext:value-type="float">
            <text:p>2371</text:p>
          </table:table-cell>
          <table:table-cell table:style-name="ce17" table:formula="of:=IF([.CS11]=&quot;&quot;;&quot;&quot;;[.CS11]+[.$DW$19]+1)" office:value-type="float" office:value="2372" calcext:value-type="float">
            <text:p>2372</text:p>
          </table:table-cell>
          <table:table-cell table:style-name="ce17" table:formula="of:=IF([.CT11]=&quot;&quot;;&quot;&quot;;[.CT11]+[.$DW$19]+1)" office:value-type="float" office:value="2373" calcext:value-type="float">
            <text:p>2373</text:p>
          </table:table-cell>
          <table:table-cell table:style-name="ce17" table:formula="of:=IF([.CU11]=&quot;&quot;;&quot;&quot;;[.CU11]+[.$DW$19]+1)" office:value-type="float" office:value="2374" calcext:value-type="float">
            <text:p>2374</text:p>
          </table:table-cell>
          <table:table-cell table:style-name="ce17" table:formula="of:=IF([.CV11]=&quot;&quot;;&quot;&quot;;[.CV11]+[.$DW$19]+1)" office:value-type="float" office:value="2375" calcext:value-type="float">
            <text:p>2375</text:p>
          </table:table-cell>
          <table:table-cell table:style-name="ce17" table:formula="of:=IF([.CW11]=&quot;&quot;;&quot;&quot;;[.CW11]+[.$DW$19]+1)">
            <text:p/>
          </table:table-cell>
          <table:table-cell table:style-name="ce17" table:formula="of:=IF([.CX11]=&quot;&quot;;&quot;&quot;;[.CX11]+[.$DW$19]+1)">
            <text:p/>
          </table:table-cell>
          <table:table-cell table:style-name="ce17" table:formula="of:=IF([.CY11]=&quot;&quot;;&quot;&quot;;[.CY11]+[.$DW$19]+1)">
            <text:p/>
          </table:table-cell>
          <table:table-cell table:style-name="ce17" table:formula="of:=IF([.CZ11]=&quot;&quot;;&quot;&quot;;[.CZ11]+[.$DW$19]+1)">
            <text:p/>
          </table:table-cell>
          <table:table-cell table:style-name="ce17" table:formula="of:=IF([.DA11]=&quot;&quot;;&quot;&quot;;[.DA11]+[.$DW$19]+1)">
            <text:p/>
          </table:table-cell>
          <table:table-cell table:style-name="ce17" table:formula="of:=IF([.DB11]=&quot;&quot;;&quot;&quot;;[.DB11]+[.$DW$19]+1)">
            <text:p/>
          </table:table-cell>
          <table:table-cell table:style-name="ce17" table:formula="of:=IF([.DC11]=&quot;&quot;;&quot;&quot;;[.DC11]+[.$DW$19]+1)">
            <text:p/>
          </table:table-cell>
          <table:table-cell table:style-name="ce17" table:formula="of:=IF([.DD11]=&quot;&quot;;&quot;&quot;;[.DD11]+[.$DW$19]+1)">
            <text:p/>
          </table:table-cell>
          <table:table-cell table:style-name="ce17" table:formula="of:=IF([.DE11]=&quot;&quot;;&quot;&quot;;[.DE11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16" table:number-columns-repeated="8"/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6" calcext:value-type="float">
            <text:p>196</text:p>
          </table:table-cell>
          <table:table-cell table:style-name="ce16" table:number-columns-repeated="8"/>
          <table:table-cell table:style-name="ce17" table:formula="of:=IF([.B36]=&quot;&quot;;&quot;&quot;;[.B36]+[.$T$3]+1)">
            <text:p/>
          </table:table-cell>
          <table:table-cell table:style-name="ce17" table:formula="of:=IF([.C36]=&quot;&quot;;&quot;&quot;;[.C36]+[.$T$3]+1)">
            <text:p/>
          </table:table-cell>
          <table:table-cell table:style-name="ce17" table:formula="of:=IF([.D36]=&quot;&quot;;&quot;&quot;;[.D36]+[.$T$3]+1)">
            <text:p/>
          </table:table-cell>
          <table:table-cell table:style-name="ce17" table:formula="of:=IF([.E36]=&quot;&quot;;&quot;&quot;;[.E36]+[.$T$3]+1)">
            <text:p/>
          </table:table-cell>
          <table:table-cell table:style-name="ce17" table:formula="of:=IF([.F36]=&quot;&quot;;&quot;&quot;;[.F36]+[.$T$3]+1)">
            <text:p/>
          </table:table-cell>
          <table:table-cell table:style-name="ce17" table:formula="of:=IF([.G36]=&quot;&quot;;&quot;&quot;;[.G36]+[.$T$3]+1)">
            <text:p/>
          </table:table-cell>
          <table:table-cell table:style-name="ce17" table:formula="of:=IF([.H36]=&quot;&quot;;&quot;&quot;;[.H36]+[.$T$3]+1)">
            <text:p/>
          </table:table-cell>
          <table:table-cell table:style-name="ce17" table:formula="of:=IF([.I36]=&quot;&quot;;&quot;&quot;;[.I36]+[.$T$3]+1)">
            <text:p/>
          </table:table-cell>
          <table:table-cell table:style-name="ce17" table:formula="of:=IF([.J36]=&quot;&quot;;&quot;&quot;;[.J36]+[.$T$3]+1)">
            <text:p/>
          </table:table-cell>
          <table:table-cell table:style-name="ce17" table:formula="of:=IF([.K36]=&quot;&quot;;&quot;&quot;;[.K36]+[.$T$3]+1)">
            <text:p/>
          </table:table-cell>
          <table:table-cell table:style-name="ce17" table:formula="of:=IF([.L36]=&quot;&quot;;&quot;&quot;;[.L36]+[.$T$3]+1)" office:value-type="float" office:value="540" calcext:value-type="float">
            <text:p>540</text:p>
          </table:table-cell>
          <table:table-cell table:style-name="ce17" table:formula="of:=IF([.M36]=&quot;&quot;;&quot;&quot;;[.M36]+[.$T$3]+1)" office:value-type="float" office:value="541" calcext:value-type="float">
            <text:p>541</text:p>
          </table:table-cell>
          <table:table-cell table:style-name="ce17" table:formula="of:=IF([.N36]=&quot;&quot;;&quot;&quot;;[.N36]+[.$T$3]+1)" office:value-type="float" office:value="542" calcext:value-type="float">
            <text:p>542</text:p>
          </table:table-cell>
          <table:table-cell table:style-name="ce17" table:formula="of:=IF([.O36]=&quot;&quot;;&quot;&quot;;[.O36]+[.$T$3]+1)" office:value-type="float" office:value="543" calcext:value-type="float">
            <text:p>543</text:p>
          </table:table-cell>
          <table:table-cell table:style-name="ce17" table:formula="of:=IF([.P36]=&quot;&quot;;&quot;&quot;;[.P36]+[.$T$3]+1)" office:value-type="float" office:value="544" calcext:value-type="float">
            <text:p>544</text:p>
          </table:table-cell>
          <table:table-cell table:style-name="ce17" table:formula="of:=IF([.Q36]=&quot;&quot;;&quot;&quot;;[.Q36]+[.$T$3]+1)" office:value-type="float" office:value="545" calcext:value-type="float">
            <text:p>545</text:p>
          </table:table-cell>
          <table:table-cell table:style-name="ce17" table:formula="of:=IF([.R36]=&quot;&quot;;&quot;&quot;;[.R36]+[.$T$3]+1)" office:value-type="float" office:value="546" calcext:value-type="float">
            <text:p>546</text:p>
          </table:table-cell>
          <table:table-cell table:style-name="ce17" table:formula="of:=IF([.S36]=&quot;&quot;;&quot;&quot;;[.S36]+[.$T$3]+1)" office:value-type="float" office:value="547" calcext:value-type="float">
            <text:p>547</text:p>
          </table:table-cell>
          <table:table-cell table:style-name="ce17" table:formula="of:=IF([.T36]=&quot;&quot;;&quot;&quot;;[.T36]+[.$T$3]+1)" office:value-type="float" office:value="548" calcext:value-type="float">
            <text:p>548</text:p>
          </table:table-cell>
          <table:table-cell table:style-name="ce17" table:formula="of:=IF([.U36]=&quot;&quot;;&quot;&quot;;[.U36]+[.$T$3]+1)" office:value-type="float" office:value="549" calcext:value-type="float">
            <text:p>549</text:p>
          </table:table-cell>
          <table:table-cell table:style-name="ce17" table:formula="of:=IF([.V36]=&quot;&quot;;&quot;&quot;;[.V36]+[.$T$3]+1)" office:value-type="float" office:value="550" calcext:value-type="float">
            <text:p>550</text:p>
          </table:table-cell>
          <table:table-cell table:style-name="ce17" table:formula="of:=IF([.W36]=&quot;&quot;;&quot;&quot;;[.W36]+[.$T$3]+1)" office:value-type="float" office:value="551" calcext:value-type="float">
            <text:p>551</text:p>
          </table:table-cell>
          <table:table-cell table:style-name="ce17" table:formula="of:=IF([.X36]=&quot;&quot;;&quot;&quot;;[.X36]+[.$T$3]+1)" office:value-type="float" office:value="552" calcext:value-type="float">
            <text:p>552</text:p>
          </table:table-cell>
          <table:table-cell table:style-name="ce17" table:formula="of:=IF([.Y36]=&quot;&quot;;&quot;&quot;;[.Y36]+[.$T$3]+1)" office:value-type="float" office:value="553" calcext:value-type="float">
            <text:p>553</text:p>
          </table:table-cell>
          <table:table-cell table:style-name="ce17" table:formula="of:=IF([.Z36]=&quot;&quot;;&quot;&quot;;[.Z36]+[.$T$3]+1)" office:value-type="float" office:value="554" calcext:value-type="float">
            <text:p>554</text:p>
          </table:table-cell>
          <table:table-cell table:style-name="ce17" table:formula="of:=IF([.AA36]=&quot;&quot;;&quot;&quot;;[.AA36]+[.$T$3]+1)" office:value-type="float" office:value="555" calcext:value-type="float">
            <text:p>555</text:p>
          </table:table-cell>
          <table:table-cell table:style-name="ce17" table:formula="of:=IF([.AB36]=&quot;&quot;;&quot;&quot;;[.AB36]+[.$T$3]+1)">
            <text:p/>
          </table:table-cell>
          <table:table-cell table:style-name="ce17" table:formula="of:=IF([.AC36]=&quot;&quot;;&quot;&quot;;[.AC36]+[.$T$3]+1)">
            <text:p/>
          </table:table-cell>
          <table:table-cell table:style-name="ce17" table:formula="of:=IF([.AD36]=&quot;&quot;;&quot;&quot;;[.AD36]+[.$T$3]+1)">
            <text:p/>
          </table:table-cell>
          <table:table-cell table:style-name="ce17" table:formula="of:=IF([.AE36]=&quot;&quot;;&quot;&quot;;[.AE36]+[.$T$3]+1)">
            <text:p/>
          </table:table-cell>
          <table:table-cell table:style-name="ce17" table:formula="of:=IF([.AF36]=&quot;&quot;;&quot;&quot;;[.AF36]+[.$T$3]+1)">
            <text:p/>
          </table:table-cell>
          <table:table-cell table:style-name="ce17" table:formula="of:=IF([.AG36]=&quot;&quot;;&quot;&quot;;[.AG36]+[.$T$3]+1)">
            <text:p/>
          </table:table-cell>
          <table:table-cell table:style-name="ce17" table:formula="of:=IF([.AH36]=&quot;&quot;;&quot;&quot;;[.AH36]+[.$T$3]+1)">
            <text:p/>
          </table:table-cell>
          <table:table-cell table:style-name="ce17" table:formula="of:=IF([.AI36]=&quot;&quot;;&quot;&quot;;[.AI36]+[.$T$3]+1)">
            <text:p/>
          </table:table-cell>
          <table:table-cell table:style-name="ce17" table:formula="of:=IF([.AJ36]=&quot;&quot;;&quot;&quot;;[.AJ36]+[.$T$3]+1)">
            <text:p/>
          </table:table-cell>
          <table:table-cell table:style-name="ce17" table:formula="of:=IF([.AK36]=&quot;&quot;;&quot;&quot;;[.AK36]+[.$T$3]+1)">
            <text:p/>
          </table:table-cell>
          <table:table-cell table:style-name="ce17" table:formula="of:=IF([.B12]=&quot;&quot;;&quot;&quot;;[.B12]+[.$BC$19]+1)">
            <text:p/>
          </table:table-cell>
          <table:table-cell table:style-name="ce17" table:formula="of:=IF([.C12]=&quot;&quot;;&quot;&quot;;[.C12]+[.$BC$19]+1)">
            <text:p/>
          </table:table-cell>
          <table:table-cell table:style-name="ce17" table:formula="of:=IF([.D12]=&quot;&quot;;&quot;&quot;;[.D12]+[.$BC$19]+1)">
            <text:p/>
          </table:table-cell>
          <table:table-cell table:style-name="ce17" table:formula="of:=IF([.E12]=&quot;&quot;;&quot;&quot;;[.E12]+[.$BC$19]+1)">
            <text:p/>
          </table:table-cell>
          <table:table-cell table:style-name="ce17" table:formula="of:=IF([.F12]=&quot;&quot;;&quot;&quot;;[.F12]+[.$BC$19]+1)">
            <text:p/>
          </table:table-cell>
          <table:table-cell table:style-name="ce17" table:formula="of:=IF([.G12]=&quot;&quot;;&quot;&quot;;[.G12]+[.$BC$19]+1)">
            <text:p/>
          </table:table-cell>
          <table:table-cell table:style-name="ce17" table:formula="of:=IF([.H12]=&quot;&quot;;&quot;&quot;;[.H12]+[.$BC$19]+1)">
            <text:p/>
          </table:table-cell>
          <table:table-cell table:style-name="ce17" table:formula="of:=IF([.I12]=&quot;&quot;;&quot;&quot;;[.I12]+[.$BC$19]+1)">
            <text:p/>
          </table:table-cell>
          <table:table-cell table:style-name="ce17" table:formula="of:=IF([.J12]=&quot;&quot;;&quot;&quot;;[.J12]+[.$BC$19]+1)" office:value-type="float" office:value="827" calcext:value-type="float">
            <text:p>827</text:p>
          </table:table-cell>
          <table:table-cell table:style-name="ce17" table:formula="of:=IF([.K12]=&quot;&quot;;&quot;&quot;;[.K12]+[.$BC$19]+1)" office:value-type="float" office:value="826" calcext:value-type="float">
            <text:p>826</text:p>
          </table:table-cell>
          <table:table-cell table:style-name="ce17" table:formula="of:=IF([.L12]=&quot;&quot;;&quot;&quot;;[.L12]+[.$BC$19]+1)" office:value-type="float" office:value="825" calcext:value-type="float">
            <text:p>825</text:p>
          </table:table-cell>
          <table:table-cell table:style-name="ce17" table:formula="of:=IF([.M12]=&quot;&quot;;&quot;&quot;;[.M12]+[.$BC$19]+1)" office:value-type="float" office:value="824" calcext:value-type="float">
            <text:p>824</text:p>
          </table:table-cell>
          <table:table-cell table:style-name="ce17" table:formula="of:=IF([.N12]=&quot;&quot;;&quot;&quot;;[.N12]+[.$BC$19]+1)" office:value-type="float" office:value="823" calcext:value-type="float">
            <text:p>823</text:p>
          </table:table-cell>
          <table:table-cell table:style-name="ce17" table:formula="of:=IF([.O12]=&quot;&quot;;&quot;&quot;;[.O12]+[.$BC$19]+1)" office:value-type="float" office:value="822" calcext:value-type="float">
            <text:p>822</text:p>
          </table:table-cell>
          <table:table-cell table:style-name="ce17" table:formula="of:=IF([.P12]=&quot;&quot;;&quot;&quot;;[.P12]+[.$BC$19]+1)" office:value-type="float" office:value="821" calcext:value-type="float">
            <text:p>821</text:p>
          </table:table-cell>
          <table:table-cell table:style-name="ce17" table:formula="of:=IF([.Q12]=&quot;&quot;;&quot;&quot;;[.Q12]+[.$BC$19]+1)" office:value-type="float" office:value="820" calcext:value-type="float">
            <text:p>820</text:p>
          </table:table-cell>
          <table:table-cell table:style-name="ce17" table:formula="of:=IF([.R12]=&quot;&quot;;&quot;&quot;;[.R12]+[.$BC$19]+1)" office:value-type="float" office:value="819" calcext:value-type="float">
            <text:p>819</text:p>
          </table:table-cell>
          <table:table-cell table:style-name="ce17" table:formula="of:=IF([.S12]=&quot;&quot;;&quot;&quot;;[.S12]+[.$BC$19]+1)" office:value-type="float" office:value="818" calcext:value-type="float">
            <text:p>818</text:p>
          </table:table-cell>
          <table:table-cell table:style-name="ce17" table:formula="of:=IF([.T12]=&quot;&quot;;&quot;&quot;;[.T12]+[.$BC$19]+1)" office:value-type="float" office:value="817" calcext:value-type="float">
            <text:p>817</text:p>
          </table:table-cell>
          <table:table-cell table:style-name="ce17" table:formula="of:=IF([.U12]=&quot;&quot;;&quot;&quot;;[.U12]+[.$BC$19]+1)" office:value-type="float" office:value="816" calcext:value-type="float">
            <text:p>816</text:p>
          </table:table-cell>
          <table:table-cell table:style-name="ce17" table:formula="of:=IF([.V12]=&quot;&quot;;&quot;&quot;;[.V12]+[.$BC$19]+1)" office:value-type="float" office:value="815" calcext:value-type="float">
            <text:p>815</text:p>
          </table:table-cell>
          <table:table-cell table:style-name="ce17" table:formula="of:=IF([.W12]=&quot;&quot;;&quot;&quot;;[.W12]+[.$BC$19]+1)" office:value-type="float" office:value="814" calcext:value-type="float">
            <text:p>814</text:p>
          </table:table-cell>
          <table:table-cell table:style-name="ce17" table:formula="of:=IF([.X12]=&quot;&quot;;&quot;&quot;;[.X12]+[.$BC$19]+1)" office:value-type="float" office:value="813" calcext:value-type="float">
            <text:p>813</text:p>
          </table:table-cell>
          <table:table-cell table:style-name="ce17" table:formula="of:=IF([.Y12]=&quot;&quot;;&quot;&quot;;[.Y12]+[.$BC$19]+1)" office:value-type="float" office:value="812" calcext:value-type="float">
            <text:p>812</text:p>
          </table:table-cell>
          <table:table-cell table:style-name="ce17" table:formula="of:=IF([.Z12]=&quot;&quot;;&quot;&quot;;[.Z12]+[.$BC$19]+1)" office:value-type="float" office:value="811" calcext:value-type="float">
            <text:p>811</text:p>
          </table:table-cell>
          <table:table-cell table:style-name="ce17" table:formula="of:=IF([.AA12]=&quot;&quot;;&quot;&quot;;[.AA12]+[.$BC$19]+1)" office:value-type="float" office:value="810" calcext:value-type="float">
            <text:p>810</text:p>
          </table:table-cell>
          <table:table-cell table:style-name="ce17" table:formula="of:=IF([.AB12]=&quot;&quot;;&quot;&quot;;[.AB12]+[.$BC$19]+1)" office:value-type="float" office:value="809" calcext:value-type="float">
            <text:p>809</text:p>
          </table:table-cell>
          <table:table-cell table:style-name="ce17" table:formula="of:=IF([.AC12]=&quot;&quot;;&quot;&quot;;[.AC12]+[.$BC$19]+1)" office:value-type="float" office:value="808" calcext:value-type="float">
            <text:p>808</text:p>
          </table:table-cell>
          <table:table-cell table:style-name="ce17" table:formula="of:=IF([.AD12]=&quot;&quot;;&quot;&quot;;[.AD12]+[.$BC$19]+1)">
            <text:p/>
          </table:table-cell>
          <table:table-cell table:style-name="ce17" table:formula="of:=IF([.AE12]=&quot;&quot;;&quot;&quot;;[.AE12]+[.$BC$19]+1)">
            <text:p/>
          </table:table-cell>
          <table:table-cell table:style-name="ce17" table:formula="of:=IF([.AF12]=&quot;&quot;;&quot;&quot;;[.AF12]+[.$BC$19]+1)">
            <text:p/>
          </table:table-cell>
          <table:table-cell table:style-name="ce17" table:formula="of:=IF([.AG12]=&quot;&quot;;&quot;&quot;;[.AG12]+[.$BC$19]+1)">
            <text:p/>
          </table:table-cell>
          <table:table-cell table:style-name="ce17" table:formula="of:=IF([.AH12]=&quot;&quot;;&quot;&quot;;[.AH12]+[.$BC$19]+1)">
            <text:p/>
          </table:table-cell>
          <table:table-cell table:style-name="ce17" table:formula="of:=IF([.AI12]=&quot;&quot;;&quot;&quot;;[.AI12]+[.$BC$19]+1)">
            <text:p/>
          </table:table-cell>
          <table:table-cell table:style-name="ce17" table:formula="of:=IF([.AJ12]=&quot;&quot;;&quot;&quot;;[.AJ12]+[.$BC$19]+1)">
            <text:p/>
          </table:table-cell>
          <table:table-cell table:style-name="ce17" table:formula="of:=IF([.BV12]=&quot;&quot;;&quot;&quot;;[.BV12]+[.$BD$4]+1)">
            <text:p/>
          </table:table-cell>
          <table:table-cell table:style-name="ce17" table:formula="of:=IF([.AL12]=&quot;&quot;;&quot;&quot;;[.AL12]+[.$CN$3]+1)">
            <text:p/>
          </table:table-cell>
          <table:table-cell table:style-name="ce17" table:formula="of:=IF([.AM12]=&quot;&quot;;&quot;&quot;;[.AM12]+[.$CN$3]+1)">
            <text:p/>
          </table:table-cell>
          <table:table-cell table:style-name="ce17" table:formula="of:=IF([.AN12]=&quot;&quot;;&quot;&quot;;[.AN12]+[.$CN$3]+1)">
            <text:p/>
          </table:table-cell>
          <table:table-cell table:style-name="ce17" table:formula="of:=IF([.AO12]=&quot;&quot;;&quot;&quot;;[.AO12]+[.$CN$3]+1)">
            <text:p/>
          </table:table-cell>
          <table:table-cell table:style-name="ce17" table:formula="of:=IF([.AP12]=&quot;&quot;;&quot;&quot;;[.AP12]+[.$CN$3]+1)">
            <text:p/>
          </table:table-cell>
          <table:table-cell table:style-name="ce17" table:formula="of:=IF([.AQ12]=&quot;&quot;;&quot;&quot;;[.AQ12]+[.$CN$3]+1)">
            <text:p/>
          </table:table-cell>
          <table:table-cell table:style-name="ce17" table:formula="of:=IF([.AR12]=&quot;&quot;;&quot;&quot;;[.AR12]+[.$CN$3]+1)">
            <text:p/>
          </table:table-cell>
          <table:table-cell table:style-name="ce17" table:formula="of:=IF([.AS12]=&quot;&quot;;&quot;&quot;;[.AS12]+[.$CN$3]+1)">
            <text:p/>
          </table:table-cell>
          <table:table-cell table:style-name="ce17" table:formula="of:=IF([.AT12]=&quot;&quot;;&quot;&quot;;[.AT12]+[.$CN$3]+1)">
            <text:p/>
          </table:table-cell>
          <table:table-cell table:style-name="ce17" table:formula="of:=IF([.AU12]=&quot;&quot;;&quot;&quot;;[.AU12]+[.$CN$3]+1)">
            <text:p/>
          </table:table-cell>
          <table:table-cell table:style-name="ce17" table:formula="of:=IF([.AV12]=&quot;&quot;;&quot;&quot;;[.AV12]+[.$CN$3]+1)" office:value-type="float" office:value="1458" calcext:value-type="float">
            <text:p>1458</text:p>
          </table:table-cell>
          <table:table-cell table:style-name="ce17" table:formula="of:=IF([.AW12]=&quot;&quot;;&quot;&quot;;[.AW12]+[.$CN$3]+1)" office:value-type="float" office:value="1459" calcext:value-type="float">
            <text:p>1459</text:p>
          </table:table-cell>
          <table:table-cell table:style-name="ce17" table:formula="of:=IF([.AX12]=&quot;&quot;;&quot;&quot;;[.AX12]+[.$CN$3]+1)" office:value-type="float" office:value="1460" calcext:value-type="float">
            <text:p>1460</text:p>
          </table:table-cell>
          <table:table-cell table:style-name="ce17" table:formula="of:=IF([.AY12]=&quot;&quot;;&quot;&quot;;[.AY12]+[.$CN$3]+1)" office:value-type="float" office:value="1461" calcext:value-type="float">
            <text:p>1461</text:p>
          </table:table-cell>
          <table:table-cell table:style-name="ce17" table:formula="of:=IF([.AZ12]=&quot;&quot;;&quot;&quot;;[.AZ12]+[.$CN$3]+1)" office:value-type="float" office:value="1462" calcext:value-type="float">
            <text:p>1462</text:p>
          </table:table-cell>
          <table:table-cell table:style-name="ce17" table:formula="of:=IF([.BA12]=&quot;&quot;;&quot;&quot;;[.BA12]+[.$CN$3]+1)" office:value-type="float" office:value="1463" calcext:value-type="float">
            <text:p>1463</text:p>
          </table:table-cell>
          <table:table-cell table:style-name="ce17" table:formula="of:=IF([.BB12]=&quot;&quot;;&quot;&quot;;[.BB12]+[.$CN$3]+1)" office:value-type="float" office:value="1464" calcext:value-type="float">
            <text:p>1464</text:p>
          </table:table-cell>
          <table:table-cell table:style-name="ce17" table:formula="of:=IF([.BC12]=&quot;&quot;;&quot;&quot;;[.BC12]+[.$CN$3]+1)" office:value-type="float" office:value="1465" calcext:value-type="float">
            <text:p>1465</text:p>
          </table:table-cell>
          <table:table-cell table:style-name="ce17" table:formula="of:=IF([.BD12]=&quot;&quot;;&quot;&quot;;[.BD12]+[.$CN$3]+1)" office:value-type="float" office:value="1466" calcext:value-type="float">
            <text:p>1466</text:p>
          </table:table-cell>
          <table:table-cell table:style-name="ce17" table:formula="of:=IF([.BE12]=&quot;&quot;;&quot;&quot;;[.BE12]+[.$CN$3]+1)" office:value-type="float" office:value="1467" calcext:value-type="float">
            <text:p>1467</text:p>
          </table:table-cell>
          <table:table-cell table:style-name="ce17" table:formula="of:=IF([.BF12]=&quot;&quot;;&quot;&quot;;[.BF12]+[.$CN$3]+1)" office:value-type="float" office:value="1468" calcext:value-type="float">
            <text:p>1468</text:p>
          </table:table-cell>
          <table:table-cell table:style-name="ce17" table:formula="of:=IF([.BG12]=&quot;&quot;;&quot;&quot;;[.BG12]+[.$CN$3]+1)" office:value-type="float" office:value="1469" calcext:value-type="float">
            <text:p>1469</text:p>
          </table:table-cell>
          <table:table-cell table:style-name="ce17" table:formula="of:=IF([.BH12]=&quot;&quot;;&quot;&quot;;[.BH12]+[.$CN$3]+1)" office:value-type="float" office:value="1470" calcext:value-type="float">
            <text:p>1470</text:p>
          </table:table-cell>
          <table:table-cell table:style-name="ce17" table:formula="of:=IF([.BI12]=&quot;&quot;;&quot;&quot;;[.BI12]+[.$CN$3]+1)" office:value-type="float" office:value="1471" calcext:value-type="float">
            <text:p>1471</text:p>
          </table:table-cell>
          <table:table-cell table:style-name="ce17" table:formula="of:=IF([.BJ12]=&quot;&quot;;&quot;&quot;;[.BJ12]+[.$CN$3]+1)" office:value-type="float" office:value="1472" calcext:value-type="float">
            <text:p>1472</text:p>
          </table:table-cell>
          <table:table-cell table:style-name="ce17" table:formula="of:=IF([.BK12]=&quot;&quot;;&quot;&quot;;[.BK12]+[.$CN$3]+1)" office:value-type="float" office:value="1473" calcext:value-type="float">
            <text:p>1473</text:p>
          </table:table-cell>
          <table:table-cell table:style-name="ce17" table:formula="of:=IF([.BL12]=&quot;&quot;;&quot;&quot;;[.BL12]+[.$CN$3]+1)">
            <text:p/>
          </table:table-cell>
          <table:table-cell table:style-name="ce17" table:formula="of:=IF([.BM12]=&quot;&quot;;&quot;&quot;;[.BM12]+[.$CN$3]+1)">
            <text:p/>
          </table:table-cell>
          <table:table-cell table:style-name="ce17" table:formula="of:=IF([.BN12]=&quot;&quot;;&quot;&quot;;[.BN12]+[.$CN$3]+1)">
            <text:p/>
          </table:table-cell>
          <table:table-cell table:style-name="ce17" table:formula="of:=IF([.BO12]=&quot;&quot;;&quot;&quot;;[.BO12]+[.$CN$3]+1)">
            <text:p/>
          </table:table-cell>
          <table:table-cell table:style-name="ce17" table:formula="of:=IF([.BP12]=&quot;&quot;;&quot;&quot;;[.BP12]+[.$CN$3]+1)">
            <text:p/>
          </table:table-cell>
          <table:table-cell table:style-name="ce17" table:formula="of:=IF([.BQ12]=&quot;&quot;;&quot;&quot;;[.BQ12]+[.$CN$3]+1)">
            <text:p/>
          </table:table-cell>
          <table:table-cell table:style-name="ce17" table:formula="of:=IF([.BR12]=&quot;&quot;;&quot;&quot;;[.BR12]+[.$CN$3]+1)">
            <text:p/>
          </table:table-cell>
          <table:table-cell table:style-name="ce17" table:formula="of:=IF([.BS12]=&quot;&quot;;&quot;&quot;;[.BS12]+[.$CN$3]+1)">
            <text:p/>
          </table:table-cell>
          <table:table-cell table:style-name="ce17" table:formula="of:=IF([.BT12]=&quot;&quot;;&quot;&quot;;[.BT12]+[.$CN$3]+1)">
            <text:p/>
          </table:table-cell>
          <table:table-cell table:style-name="ce17" table:formula="of:=IF([.BU12]=&quot;&quot;;&quot;&quot;;[.BU12]+[.$CN$3]+1)">
            <text:p/>
          </table:table-cell>
          <table:table-cell table:style-name="ce17" table:formula="of:=IF([.BV12]=&quot;&quot;;&quot;&quot;;[.BV12]+[.$DW$19]+1)">
            <text:p/>
          </table:table-cell>
          <table:table-cell table:style-name="ce17" table:formula="of:=IF([.BW12]=&quot;&quot;;&quot;&quot;;[.BW12]+[.$DW$19]+1)">
            <text:p/>
          </table:table-cell>
          <table:table-cell table:style-name="ce17" table:formula="of:=IF([.BX12]=&quot;&quot;;&quot;&quot;;[.BX12]+[.$DW$19]+1)">
            <text:p/>
          </table:table-cell>
          <table:table-cell table:style-name="ce17" table:formula="of:=IF([.BY12]=&quot;&quot;;&quot;&quot;;[.BY12]+[.$DW$19]+1)">
            <text:p/>
          </table:table-cell>
          <table:table-cell table:style-name="ce17" table:formula="of:=IF([.BZ12]=&quot;&quot;;&quot;&quot;;[.BZ12]+[.$DW$19]+1)">
            <text:p/>
          </table:table-cell>
          <table:table-cell table:style-name="ce17" table:formula="of:=IF([.CA12]=&quot;&quot;;&quot;&quot;;[.CA12]+[.$DW$19]+1)">
            <text:p/>
          </table:table-cell>
          <table:table-cell table:style-name="ce17" table:formula="of:=IF([.CB12]=&quot;&quot;;&quot;&quot;;[.CB12]+[.$DW$19]+1)">
            <text:p/>
          </table:table-cell>
          <table:table-cell table:style-name="ce17" table:formula="of:=IF([.CC12]=&quot;&quot;;&quot;&quot;;[.CC12]+[.$DW$19]+1)">
            <text:p/>
          </table:table-cell>
          <table:table-cell table:style-name="ce17" table:formula="of:=IF([.CD12]=&quot;&quot;;&quot;&quot;;[.CD12]+[.$DW$19]+1)" office:value-type="float" office:value="2357" calcext:value-type="float">
            <text:p>2357</text:p>
          </table:table-cell>
          <table:table-cell table:style-name="ce17" table:formula="of:=IF([.CE12]=&quot;&quot;;&quot;&quot;;[.CE12]+[.$DW$19]+1)" office:value-type="float" office:value="2356" calcext:value-type="float">
            <text:p>2356</text:p>
          </table:table-cell>
          <table:table-cell table:style-name="ce17" table:formula="of:=IF([.CF12]=&quot;&quot;;&quot;&quot;;[.CF12]+[.$DW$19]+1)" office:value-type="float" office:value="2355" calcext:value-type="float">
            <text:p>2355</text:p>
          </table:table-cell>
          <table:table-cell table:style-name="ce17" table:formula="of:=IF([.CG12]=&quot;&quot;;&quot;&quot;;[.CG12]+[.$DW$19]+1)" office:value-type="float" office:value="2354" calcext:value-type="float">
            <text:p>2354</text:p>
          </table:table-cell>
          <table:table-cell table:style-name="ce17" table:formula="of:=IF([.CH12]=&quot;&quot;;&quot;&quot;;[.CH12]+[.$DW$19]+1)" office:value-type="float" office:value="2353" calcext:value-type="float">
            <text:p>2353</text:p>
          </table:table-cell>
          <table:table-cell table:style-name="ce17" table:formula="of:=IF([.CI12]=&quot;&quot;;&quot;&quot;;[.CI12]+[.$DW$19]+1)" office:value-type="float" office:value="2352" calcext:value-type="float">
            <text:p>2352</text:p>
          </table:table-cell>
          <table:table-cell table:style-name="ce17" table:formula="of:=IF([.CJ12]=&quot;&quot;;&quot;&quot;;[.CJ12]+[.$DW$19]+1)" office:value-type="float" office:value="2351" calcext:value-type="float">
            <text:p>2351</text:p>
          </table:table-cell>
          <table:table-cell table:style-name="ce17" table:formula="of:=IF([.CK12]=&quot;&quot;;&quot;&quot;;[.CK12]+[.$DW$19]+1)" office:value-type="float" office:value="2350" calcext:value-type="float">
            <text:p>2350</text:p>
          </table:table-cell>
          <table:table-cell table:style-name="ce17" table:formula="of:=IF([.CL12]=&quot;&quot;;&quot;&quot;;[.CL12]+[.$DW$19]+1)" office:value-type="float" office:value="2349" calcext:value-type="float">
            <text:p>2349</text:p>
          </table:table-cell>
          <table:table-cell table:style-name="ce17" table:formula="of:=IF([.CM12]=&quot;&quot;;&quot;&quot;;[.CM12]+[.$DW$19]+1)" office:value-type="float" office:value="2348" calcext:value-type="float">
            <text:p>2348</text:p>
          </table:table-cell>
          <table:table-cell table:style-name="ce17" table:formula="of:=IF([.CN12]=&quot;&quot;;&quot;&quot;;[.CN12]+[.$DW$19]+1)" office:value-type="float" office:value="2347" calcext:value-type="float">
            <text:p>2347</text:p>
          </table:table-cell>
          <table:table-cell table:style-name="ce17" table:formula="of:=IF([.CO12]=&quot;&quot;;&quot;&quot;;[.CO12]+[.$DW$19]+1)" office:value-type="float" office:value="2346" calcext:value-type="float">
            <text:p>2346</text:p>
          </table:table-cell>
          <table:table-cell table:style-name="ce17" table:formula="of:=IF([.CP12]=&quot;&quot;;&quot;&quot;;[.CP12]+[.$DW$19]+1)" office:value-type="float" office:value="2345" calcext:value-type="float">
            <text:p>2345</text:p>
          </table:table-cell>
          <table:table-cell table:style-name="ce17" table:formula="of:=IF([.CQ12]=&quot;&quot;;&quot;&quot;;[.CQ12]+[.$DW$19]+1)" office:value-type="float" office:value="2344" calcext:value-type="float">
            <text:p>2344</text:p>
          </table:table-cell>
          <table:table-cell table:style-name="ce17" table:formula="of:=IF([.CR12]=&quot;&quot;;&quot;&quot;;[.CR12]+[.$DW$19]+1)" office:value-type="float" office:value="2343" calcext:value-type="float">
            <text:p>2343</text:p>
          </table:table-cell>
          <table:table-cell table:style-name="ce17" table:formula="of:=IF([.CS12]=&quot;&quot;;&quot;&quot;;[.CS12]+[.$DW$19]+1)" office:value-type="float" office:value="2342" calcext:value-type="float">
            <text:p>2342</text:p>
          </table:table-cell>
          <table:table-cell table:style-name="ce17" table:formula="of:=IF([.CT12]=&quot;&quot;;&quot;&quot;;[.CT12]+[.$DW$19]+1)" office:value-type="float" office:value="2341" calcext:value-type="float">
            <text:p>2341</text:p>
          </table:table-cell>
          <table:table-cell table:style-name="ce17" table:formula="of:=IF([.CU12]=&quot;&quot;;&quot;&quot;;[.CU12]+[.$DW$19]+1)" office:value-type="float" office:value="2340" calcext:value-type="float">
            <text:p>2340</text:p>
          </table:table-cell>
          <table:table-cell table:style-name="ce17" table:formula="of:=IF([.CV12]=&quot;&quot;;&quot;&quot;;[.CV12]+[.$DW$19]+1)" office:value-type="float" office:value="2339" calcext:value-type="float">
            <text:p>2339</text:p>
          </table:table-cell>
          <table:table-cell table:style-name="ce17" table:formula="of:=IF([.CW12]=&quot;&quot;;&quot;&quot;;[.CW12]+[.$DW$19]+1)" office:value-type="float" office:value="2338" calcext:value-type="float">
            <text:p>2338</text:p>
          </table:table-cell>
          <table:table-cell table:style-name="ce17" table:formula="of:=IF([.CX12]=&quot;&quot;;&quot;&quot;;[.CX12]+[.$DW$19]+1)">
            <text:p/>
          </table:table-cell>
          <table:table-cell table:style-name="ce17" table:formula="of:=IF([.CY12]=&quot;&quot;;&quot;&quot;;[.CY12]+[.$DW$19]+1)">
            <text:p/>
          </table:table-cell>
          <table:table-cell table:style-name="ce17" table:formula="of:=IF([.CZ12]=&quot;&quot;;&quot;&quot;;[.CZ12]+[.$DW$19]+1)">
            <text:p/>
          </table:table-cell>
          <table:table-cell table:style-name="ce17" table:formula="of:=IF([.DA12]=&quot;&quot;;&quot;&quot;;[.DA12]+[.$DW$19]+1)">
            <text:p/>
          </table:table-cell>
          <table:table-cell table:style-name="ce17" table:formula="of:=IF([.DB12]=&quot;&quot;;&quot;&quot;;[.DB12]+[.$DW$19]+1)">
            <text:p/>
          </table:table-cell>
          <table:table-cell table:style-name="ce17" table:formula="of:=IF([.DC12]=&quot;&quot;;&quot;&quot;;[.DC12]+[.$DW$19]+1)">
            <text:p/>
          </table:table-cell>
          <table:table-cell table:style-name="ce17" table:formula="of:=IF([.DD12]=&quot;&quot;;&quot;&quot;;[.DD12]+[.$DW$19]+1)">
            <text:p/>
          </table:table-cell>
          <table:table-cell table:style-name="ce17" table:formula="of:=IF([.DE12]=&quot;&quot;;&quot;&quot;;[.DE12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6" table:number-columns-repeated="7"/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16" table:number-columns-repeated="7"/>
          <table:table-cell table:style-name="ce17" table:formula="of:=IF([.B37]=&quot;&quot;;&quot;&quot;;[.B37]+[.$T$3]+1)">
            <text:p/>
          </table:table-cell>
          <table:table-cell table:style-name="ce17" table:formula="of:=IF([.C37]=&quot;&quot;;&quot;&quot;;[.C37]+[.$T$3]+1)">
            <text:p/>
          </table:table-cell>
          <table:table-cell table:style-name="ce17" table:formula="of:=IF([.D37]=&quot;&quot;;&quot;&quot;;[.D37]+[.$T$3]+1)">
            <text:p/>
          </table:table-cell>
          <table:table-cell table:style-name="ce17" table:formula="of:=IF([.E37]=&quot;&quot;;&quot;&quot;;[.E37]+[.$T$3]+1)">
            <text:p/>
          </table:table-cell>
          <table:table-cell table:style-name="ce17" table:formula="of:=IF([.F37]=&quot;&quot;;&quot;&quot;;[.F37]+[.$T$3]+1)">
            <text:p/>
          </table:table-cell>
          <table:table-cell table:style-name="ce17" table:formula="of:=IF([.G37]=&quot;&quot;;&quot;&quot;;[.G37]+[.$T$3]+1)">
            <text:p/>
          </table:table-cell>
          <table:table-cell table:style-name="ce17" table:formula="of:=IF([.H37]=&quot;&quot;;&quot;&quot;;[.H37]+[.$T$3]+1)">
            <text:p/>
          </table:table-cell>
          <table:table-cell table:style-name="ce17" table:formula="of:=IF([.I37]=&quot;&quot;;&quot;&quot;;[.I37]+[.$T$3]+1)">
            <text:p/>
          </table:table-cell>
          <table:table-cell table:style-name="ce17" table:formula="of:=IF([.J37]=&quot;&quot;;&quot;&quot;;[.J37]+[.$T$3]+1)">
            <text:p/>
          </table:table-cell>
          <table:table-cell table:style-name="ce17" table:formula="of:=IF([.K37]=&quot;&quot;;&quot;&quot;;[.K37]+[.$T$3]+1)">
            <text:p/>
          </table:table-cell>
          <table:table-cell table:style-name="ce17" table:formula="of:=IF([.L37]=&quot;&quot;;&quot;&quot;;[.L37]+[.$T$3]+1)">
            <text:p/>
          </table:table-cell>
          <table:table-cell table:style-name="ce17" table:formula="of:=IF([.M37]=&quot;&quot;;&quot;&quot;;[.M37]+[.$T$3]+1)" office:value-type="float" office:value="569" calcext:value-type="float">
            <text:p>569</text:p>
          </table:table-cell>
          <table:table-cell table:style-name="ce17" table:formula="of:=IF([.N37]=&quot;&quot;;&quot;&quot;;[.N37]+[.$T$3]+1)" office:value-type="float" office:value="568" calcext:value-type="float">
            <text:p>568</text:p>
          </table:table-cell>
          <table:table-cell table:style-name="ce17" table:formula="of:=IF([.O37]=&quot;&quot;;&quot;&quot;;[.O37]+[.$T$3]+1)" office:value-type="float" office:value="567" calcext:value-type="float">
            <text:p>567</text:p>
          </table:table-cell>
          <table:table-cell table:style-name="ce17" table:formula="of:=IF([.P37]=&quot;&quot;;&quot;&quot;;[.P37]+[.$T$3]+1)" office:value-type="float" office:value="566" calcext:value-type="float">
            <text:p>566</text:p>
          </table:table-cell>
          <table:table-cell table:style-name="ce17" table:formula="of:=IF([.Q37]=&quot;&quot;;&quot;&quot;;[.Q37]+[.$T$3]+1)" office:value-type="float" office:value="565" calcext:value-type="float">
            <text:p>565</text:p>
          </table:table-cell>
          <table:table-cell table:style-name="ce17" table:formula="of:=IF([.R37]=&quot;&quot;;&quot;&quot;;[.R37]+[.$T$3]+1)" office:value-type="float" office:value="564" calcext:value-type="float">
            <text:p>564</text:p>
          </table:table-cell>
          <table:table-cell table:style-name="ce17" table:formula="of:=IF([.S37]=&quot;&quot;;&quot;&quot;;[.S37]+[.$T$3]+1)" office:value-type="float" office:value="563" calcext:value-type="float">
            <text:p>563</text:p>
          </table:table-cell>
          <table:table-cell table:style-name="ce17" table:formula="of:=IF([.T37]=&quot;&quot;;&quot;&quot;;[.T37]+[.$T$3]+1)" office:value-type="float" office:value="562" calcext:value-type="float">
            <text:p>562</text:p>
          </table:table-cell>
          <table:table-cell table:style-name="ce17" table:formula="of:=IF([.U37]=&quot;&quot;;&quot;&quot;;[.U37]+[.$T$3]+1)" office:value-type="float" office:value="561" calcext:value-type="float">
            <text:p>561</text:p>
          </table:table-cell>
          <table:table-cell table:style-name="ce17" table:formula="of:=IF([.V37]=&quot;&quot;;&quot;&quot;;[.V37]+[.$T$3]+1)" office:value-type="float" office:value="560" calcext:value-type="float">
            <text:p>560</text:p>
          </table:table-cell>
          <table:table-cell table:style-name="ce17" table:formula="of:=IF([.W37]=&quot;&quot;;&quot;&quot;;[.W37]+[.$T$3]+1)" office:value-type="float" office:value="559" calcext:value-type="float">
            <text:p>559</text:p>
          </table:table-cell>
          <table:table-cell table:style-name="ce17" table:formula="of:=IF([.X37]=&quot;&quot;;&quot;&quot;;[.X37]+[.$T$3]+1)" office:value-type="float" office:value="558" calcext:value-type="float">
            <text:p>558</text:p>
          </table:table-cell>
          <table:table-cell table:style-name="ce17" table:formula="of:=IF([.Y37]=&quot;&quot;;&quot;&quot;;[.Y37]+[.$T$3]+1)" office:value-type="float" office:value="557" calcext:value-type="float">
            <text:p>557</text:p>
          </table:table-cell>
          <table:table-cell table:style-name="ce17" table:formula="of:=IF([.Z37]=&quot;&quot;;&quot;&quot;;[.Z37]+[.$T$3]+1)" office:value-type="float" office:value="556" calcext:value-type="float">
            <text:p>556</text:p>
          </table:table-cell>
          <table:table-cell table:style-name="ce17" table:formula="of:=IF([.AA37]=&quot;&quot;;&quot;&quot;;[.AA37]+[.$T$3]+1)">
            <text:p/>
          </table:table-cell>
          <table:table-cell table:style-name="ce17" table:formula="of:=IF([.AB37]=&quot;&quot;;&quot;&quot;;[.AB37]+[.$T$3]+1)">
            <text:p/>
          </table:table-cell>
          <table:table-cell table:style-name="ce17" table:formula="of:=IF([.AC37]=&quot;&quot;;&quot;&quot;;[.AC37]+[.$T$3]+1)">
            <text:p/>
          </table:table-cell>
          <table:table-cell table:style-name="ce17" table:formula="of:=IF([.AD37]=&quot;&quot;;&quot;&quot;;[.AD37]+[.$T$3]+1)">
            <text:p/>
          </table:table-cell>
          <table:table-cell table:style-name="ce17" table:formula="of:=IF([.AE37]=&quot;&quot;;&quot;&quot;;[.AE37]+[.$T$3]+1)">
            <text:p/>
          </table:table-cell>
          <table:table-cell table:style-name="ce17" table:formula="of:=IF([.AF37]=&quot;&quot;;&quot;&quot;;[.AF37]+[.$T$3]+1)">
            <text:p/>
          </table:table-cell>
          <table:table-cell table:style-name="ce17" table:formula="of:=IF([.AG37]=&quot;&quot;;&quot;&quot;;[.AG37]+[.$T$3]+1)">
            <text:p/>
          </table:table-cell>
          <table:table-cell table:style-name="ce17" table:formula="of:=IF([.AH37]=&quot;&quot;;&quot;&quot;;[.AH37]+[.$T$3]+1)">
            <text:p/>
          </table:table-cell>
          <table:table-cell table:style-name="ce17" table:formula="of:=IF([.AI37]=&quot;&quot;;&quot;&quot;;[.AI37]+[.$T$3]+1)">
            <text:p/>
          </table:table-cell>
          <table:table-cell table:style-name="ce17" table:formula="of:=IF([.AJ37]=&quot;&quot;;&quot;&quot;;[.AJ37]+[.$T$3]+1)">
            <text:p/>
          </table:table-cell>
          <table:table-cell table:style-name="ce17" table:formula="of:=IF([.AK37]=&quot;&quot;;&quot;&quot;;[.AK37]+[.$T$3]+1)">
            <text:p/>
          </table:table-cell>
          <table:table-cell table:style-name="ce17" table:formula="of:=IF([.B13]=&quot;&quot;;&quot;&quot;;[.B13]+[.$BC$19]+1)">
            <text:p/>
          </table:table-cell>
          <table:table-cell table:style-name="ce17" table:formula="of:=IF([.C13]=&quot;&quot;;&quot;&quot;;[.C13]+[.$BC$19]+1)">
            <text:p/>
          </table:table-cell>
          <table:table-cell table:style-name="ce17" table:formula="of:=IF([.D13]=&quot;&quot;;&quot;&quot;;[.D13]+[.$BC$19]+1)">
            <text:p/>
          </table:table-cell>
          <table:table-cell table:style-name="ce17" table:formula="of:=IF([.E13]=&quot;&quot;;&quot;&quot;;[.E13]+[.$BC$19]+1)">
            <text:p/>
          </table:table-cell>
          <table:table-cell table:style-name="ce17" table:formula="of:=IF([.F13]=&quot;&quot;;&quot;&quot;;[.F13]+[.$BC$19]+1)">
            <text:p/>
          </table:table-cell>
          <table:table-cell table:style-name="ce17" table:formula="of:=IF([.G13]=&quot;&quot;;&quot;&quot;;[.G13]+[.$BC$19]+1)">
            <text:p/>
          </table:table-cell>
          <table:table-cell table:style-name="ce17" table:formula="of:=IF([.H13]=&quot;&quot;;&quot;&quot;;[.H13]+[.$BC$19]+1)">
            <text:p/>
          </table:table-cell>
          <table:table-cell table:style-name="ce17" table:formula="of:=IF([.I13]=&quot;&quot;;&quot;&quot;;[.I13]+[.$BC$19]+1)" office:value-type="float" office:value="786" calcext:value-type="float">
            <text:p>786</text:p>
          </table:table-cell>
          <table:table-cell table:style-name="ce17" table:formula="of:=IF([.J13]=&quot;&quot;;&quot;&quot;;[.J13]+[.$BC$19]+1)" office:value-type="float" office:value="787" calcext:value-type="float">
            <text:p>787</text:p>
          </table:table-cell>
          <table:table-cell table:style-name="ce17" table:formula="of:=IF([.K13]=&quot;&quot;;&quot;&quot;;[.K13]+[.$BC$19]+1)" office:value-type="float" office:value="788" calcext:value-type="float">
            <text:p>788</text:p>
          </table:table-cell>
          <table:table-cell table:style-name="ce17" table:formula="of:=IF([.L13]=&quot;&quot;;&quot;&quot;;[.L13]+[.$BC$19]+1)" office:value-type="float" office:value="789" calcext:value-type="float">
            <text:p>789</text:p>
          </table:table-cell>
          <table:table-cell table:style-name="ce17" table:formula="of:=IF([.M13]=&quot;&quot;;&quot;&quot;;[.M13]+[.$BC$19]+1)" office:value-type="float" office:value="790" calcext:value-type="float">
            <text:p>790</text:p>
          </table:table-cell>
          <table:table-cell table:style-name="ce17" table:formula="of:=IF([.N13]=&quot;&quot;;&quot;&quot;;[.N13]+[.$BC$19]+1)" office:value-type="float" office:value="791" calcext:value-type="float">
            <text:p>791</text:p>
          </table:table-cell>
          <table:table-cell table:style-name="ce17" table:formula="of:=IF([.O13]=&quot;&quot;;&quot;&quot;;[.O13]+[.$BC$19]+1)" office:value-type="float" office:value="792" calcext:value-type="float">
            <text:p>792</text:p>
          </table:table-cell>
          <table:table-cell table:style-name="ce17" table:formula="of:=IF([.P13]=&quot;&quot;;&quot;&quot;;[.P13]+[.$BC$19]+1)" office:value-type="float" office:value="793" calcext:value-type="float">
            <text:p>793</text:p>
          </table:table-cell>
          <table:table-cell table:style-name="ce17" table:formula="of:=IF([.Q13]=&quot;&quot;;&quot;&quot;;[.Q13]+[.$BC$19]+1)" office:value-type="float" office:value="794" calcext:value-type="float">
            <text:p>794</text:p>
          </table:table-cell>
          <table:table-cell table:style-name="ce17" table:formula="of:=IF([.R13]=&quot;&quot;;&quot;&quot;;[.R13]+[.$BC$19]+1)" office:value-type="float" office:value="795" calcext:value-type="float">
            <text:p>795</text:p>
          </table:table-cell>
          <table:table-cell table:style-name="ce17" table:formula="of:=IF([.S13]=&quot;&quot;;&quot;&quot;;[.S13]+[.$BC$19]+1)" office:value-type="float" office:value="796" calcext:value-type="float">
            <text:p>796</text:p>
          </table:table-cell>
          <table:table-cell table:style-name="ce17" table:formula="of:=IF([.T13]=&quot;&quot;;&quot;&quot;;[.T13]+[.$BC$19]+1)" office:value-type="float" office:value="797" calcext:value-type="float">
            <text:p>797</text:p>
          </table:table-cell>
          <table:table-cell table:style-name="ce17" table:formula="of:=IF([.U13]=&quot;&quot;;&quot;&quot;;[.U13]+[.$BC$19]+1)" office:value-type="float" office:value="798" calcext:value-type="float">
            <text:p>798</text:p>
          </table:table-cell>
          <table:table-cell table:style-name="ce17" table:formula="of:=IF([.V13]=&quot;&quot;;&quot;&quot;;[.V13]+[.$BC$19]+1)" office:value-type="float" office:value="799" calcext:value-type="float">
            <text:p>799</text:p>
          </table:table-cell>
          <table:table-cell table:style-name="ce17" table:formula="of:=IF([.W13]=&quot;&quot;;&quot;&quot;;[.W13]+[.$BC$19]+1)" office:value-type="float" office:value="800" calcext:value-type="float">
            <text:p>800</text:p>
          </table:table-cell>
          <table:table-cell table:style-name="ce17" table:formula="of:=IF([.X13]=&quot;&quot;;&quot;&quot;;[.X13]+[.$BC$19]+1)" office:value-type="float" office:value="801" calcext:value-type="float">
            <text:p>801</text:p>
          </table:table-cell>
          <table:table-cell table:style-name="ce17" table:formula="of:=IF([.Y13]=&quot;&quot;;&quot;&quot;;[.Y13]+[.$BC$19]+1)" office:value-type="float" office:value="802" calcext:value-type="float">
            <text:p>802</text:p>
          </table:table-cell>
          <table:table-cell table:style-name="ce17" table:formula="of:=IF([.Z13]=&quot;&quot;;&quot;&quot;;[.Z13]+[.$BC$19]+1)" office:value-type="float" office:value="803" calcext:value-type="float">
            <text:p>803</text:p>
          </table:table-cell>
          <table:table-cell table:style-name="ce17" table:formula="of:=IF([.AA13]=&quot;&quot;;&quot;&quot;;[.AA13]+[.$BC$19]+1)" office:value-type="float" office:value="804" calcext:value-type="float">
            <text:p>804</text:p>
          </table:table-cell>
          <table:table-cell table:style-name="ce17" table:formula="of:=IF([.AB13]=&quot;&quot;;&quot;&quot;;[.AB13]+[.$BC$19]+1)" office:value-type="float" office:value="805" calcext:value-type="float">
            <text:p>805</text:p>
          </table:table-cell>
          <table:table-cell table:style-name="ce17" table:formula="of:=IF([.AC13]=&quot;&quot;;&quot;&quot;;[.AC13]+[.$BC$19]+1)" office:value-type="float" office:value="806" calcext:value-type="float">
            <text:p>806</text:p>
          </table:table-cell>
          <table:table-cell table:style-name="ce17" table:formula="of:=IF([.AD13]=&quot;&quot;;&quot;&quot;;[.AD13]+[.$BC$19]+1)" office:value-type="float" office:value="807" calcext:value-type="float">
            <text:p>807</text:p>
          </table:table-cell>
          <table:table-cell table:style-name="ce17" table:formula="of:=IF([.AE13]=&quot;&quot;;&quot;&quot;;[.AE13]+[.$BC$19]+1)">
            <text:p/>
          </table:table-cell>
          <table:table-cell table:style-name="ce17" table:formula="of:=IF([.AF13]=&quot;&quot;;&quot;&quot;;[.AF13]+[.$BC$19]+1)">
            <text:p/>
          </table:table-cell>
          <table:table-cell table:style-name="ce17" table:formula="of:=IF([.AG13]=&quot;&quot;;&quot;&quot;;[.AG13]+[.$BC$19]+1)">
            <text:p/>
          </table:table-cell>
          <table:table-cell table:style-name="ce17" table:formula="of:=IF([.AH13]=&quot;&quot;;&quot;&quot;;[.AH13]+[.$BC$19]+1)">
            <text:p/>
          </table:table-cell>
          <table:table-cell table:style-name="ce17" table:formula="of:=IF([.AI13]=&quot;&quot;;&quot;&quot;;[.AI13]+[.$BC$19]+1)">
            <text:p/>
          </table:table-cell>
          <table:table-cell table:style-name="ce17" table:formula="of:=IF([.AJ13]=&quot;&quot;;&quot;&quot;;[.AJ13]+[.$BC$19]+1)">
            <text:p/>
          </table:table-cell>
          <table:table-cell table:style-name="ce17" table:formula="of:=IF([.BV13]=&quot;&quot;;&quot;&quot;;[.BV13]+[.$BD$4]+1)">
            <text:p/>
          </table:table-cell>
          <table:table-cell table:style-name="ce17" table:formula="of:=IF([.AL13]=&quot;&quot;;&quot;&quot;;[.AL13]+[.$CN$3]+1)">
            <text:p/>
          </table:table-cell>
          <table:table-cell table:style-name="ce17" table:formula="of:=IF([.AM13]=&quot;&quot;;&quot;&quot;;[.AM13]+[.$CN$3]+1)">
            <text:p/>
          </table:table-cell>
          <table:table-cell table:style-name="ce17" table:formula="of:=IF([.AN13]=&quot;&quot;;&quot;&quot;;[.AN13]+[.$CN$3]+1)">
            <text:p/>
          </table:table-cell>
          <table:table-cell table:style-name="ce17" table:formula="of:=IF([.AO13]=&quot;&quot;;&quot;&quot;;[.AO13]+[.$CN$3]+1)">
            <text:p/>
          </table:table-cell>
          <table:table-cell table:style-name="ce17" table:formula="of:=IF([.AP13]=&quot;&quot;;&quot;&quot;;[.AP13]+[.$CN$3]+1)">
            <text:p/>
          </table:table-cell>
          <table:table-cell table:style-name="ce17" table:formula="of:=IF([.AQ13]=&quot;&quot;;&quot;&quot;;[.AQ13]+[.$CN$3]+1)">
            <text:p/>
          </table:table-cell>
          <table:table-cell table:style-name="ce17" table:formula="of:=IF([.AR13]=&quot;&quot;;&quot;&quot;;[.AR13]+[.$CN$3]+1)">
            <text:p/>
          </table:table-cell>
          <table:table-cell table:style-name="ce17" table:formula="of:=IF([.AS13]=&quot;&quot;;&quot;&quot;;[.AS13]+[.$CN$3]+1)">
            <text:p/>
          </table:table-cell>
          <table:table-cell table:style-name="ce17" table:formula="of:=IF([.AT13]=&quot;&quot;;&quot;&quot;;[.AT13]+[.$CN$3]+1)">
            <text:p/>
          </table:table-cell>
          <table:table-cell table:style-name="ce17" table:formula="of:=IF([.AU13]=&quot;&quot;;&quot;&quot;;[.AU13]+[.$CN$3]+1)">
            <text:p/>
          </table:table-cell>
          <table:table-cell table:style-name="ce17" table:formula="of:=IF([.AV13]=&quot;&quot;;&quot;&quot;;[.AV13]+[.$CN$3]+1)">
            <text:p/>
          </table:table-cell>
          <table:table-cell table:style-name="ce17" table:formula="of:=IF([.AW13]=&quot;&quot;;&quot;&quot;;[.AW13]+[.$CN$3]+1)" office:value-type="float" office:value="1487" calcext:value-type="float">
            <text:p>1487</text:p>
          </table:table-cell>
          <table:table-cell table:style-name="ce17" table:formula="of:=IF([.AX13]=&quot;&quot;;&quot;&quot;;[.AX13]+[.$CN$3]+1)" office:value-type="float" office:value="1486" calcext:value-type="float">
            <text:p>1486</text:p>
          </table:table-cell>
          <table:table-cell table:style-name="ce17" table:formula="of:=IF([.AY13]=&quot;&quot;;&quot;&quot;;[.AY13]+[.$CN$3]+1)" office:value-type="float" office:value="1485" calcext:value-type="float">
            <text:p>1485</text:p>
          </table:table-cell>
          <table:table-cell table:style-name="ce17" table:formula="of:=IF([.AZ13]=&quot;&quot;;&quot;&quot;;[.AZ13]+[.$CN$3]+1)" office:value-type="float" office:value="1484" calcext:value-type="float">
            <text:p>1484</text:p>
          </table:table-cell>
          <table:table-cell table:style-name="ce17" table:formula="of:=IF([.BA13]=&quot;&quot;;&quot;&quot;;[.BA13]+[.$CN$3]+1)" office:value-type="float" office:value="1483" calcext:value-type="float">
            <text:p>1483</text:p>
          </table:table-cell>
          <table:table-cell table:style-name="ce17" table:formula="of:=IF([.BB13]=&quot;&quot;;&quot;&quot;;[.BB13]+[.$CN$3]+1)" office:value-type="float" office:value="1482" calcext:value-type="float">
            <text:p>1482</text:p>
          </table:table-cell>
          <table:table-cell table:style-name="ce17" table:formula="of:=IF([.BC13]=&quot;&quot;;&quot;&quot;;[.BC13]+[.$CN$3]+1)" office:value-type="float" office:value="1481" calcext:value-type="float">
            <text:p>1481</text:p>
          </table:table-cell>
          <table:table-cell table:style-name="ce17" table:formula="of:=IF([.BD13]=&quot;&quot;;&quot;&quot;;[.BD13]+[.$CN$3]+1)" office:value-type="float" office:value="1480" calcext:value-type="float">
            <text:p>1480</text:p>
          </table:table-cell>
          <table:table-cell table:style-name="ce17" table:formula="of:=IF([.BE13]=&quot;&quot;;&quot;&quot;;[.BE13]+[.$CN$3]+1)" office:value-type="float" office:value="1479" calcext:value-type="float">
            <text:p>1479</text:p>
          </table:table-cell>
          <table:table-cell table:style-name="ce17" table:formula="of:=IF([.BF13]=&quot;&quot;;&quot;&quot;;[.BF13]+[.$CN$3]+1)" office:value-type="float" office:value="1478" calcext:value-type="float">
            <text:p>1478</text:p>
          </table:table-cell>
          <table:table-cell table:style-name="ce17" table:formula="of:=IF([.BG13]=&quot;&quot;;&quot;&quot;;[.BG13]+[.$CN$3]+1)" office:value-type="float" office:value="1477" calcext:value-type="float">
            <text:p>1477</text:p>
          </table:table-cell>
          <table:table-cell table:style-name="ce17" table:formula="of:=IF([.BH13]=&quot;&quot;;&quot;&quot;;[.BH13]+[.$CN$3]+1)" office:value-type="float" office:value="1476" calcext:value-type="float">
            <text:p>1476</text:p>
          </table:table-cell>
          <table:table-cell table:style-name="ce17" table:formula="of:=IF([.BI13]=&quot;&quot;;&quot;&quot;;[.BI13]+[.$CN$3]+1)" office:value-type="float" office:value="1475" calcext:value-type="float">
            <text:p>1475</text:p>
          </table:table-cell>
          <table:table-cell table:style-name="ce17" table:formula="of:=IF([.BJ13]=&quot;&quot;;&quot;&quot;;[.BJ13]+[.$CN$3]+1)" office:value-type="float" office:value="1474" calcext:value-type="float">
            <text:p>1474</text:p>
          </table:table-cell>
          <table:table-cell table:style-name="ce17" table:formula="of:=IF([.BK13]=&quot;&quot;;&quot;&quot;;[.BK13]+[.$CN$3]+1)">
            <text:p/>
          </table:table-cell>
          <table:table-cell table:style-name="ce17" table:formula="of:=IF([.BL13]=&quot;&quot;;&quot;&quot;;[.BL13]+[.$CN$3]+1)">
            <text:p/>
          </table:table-cell>
          <table:table-cell table:style-name="ce17" table:formula="of:=IF([.BM13]=&quot;&quot;;&quot;&quot;;[.BM13]+[.$CN$3]+1)">
            <text:p/>
          </table:table-cell>
          <table:table-cell table:style-name="ce17" table:formula="of:=IF([.BN13]=&quot;&quot;;&quot;&quot;;[.BN13]+[.$CN$3]+1)">
            <text:p/>
          </table:table-cell>
          <table:table-cell table:style-name="ce17" table:formula="of:=IF([.BO13]=&quot;&quot;;&quot;&quot;;[.BO13]+[.$CN$3]+1)">
            <text:p/>
          </table:table-cell>
          <table:table-cell table:style-name="ce17" table:formula="of:=IF([.BP13]=&quot;&quot;;&quot;&quot;;[.BP13]+[.$CN$3]+1)">
            <text:p/>
          </table:table-cell>
          <table:table-cell table:style-name="ce17" table:formula="of:=IF([.BQ13]=&quot;&quot;;&quot;&quot;;[.BQ13]+[.$CN$3]+1)">
            <text:p/>
          </table:table-cell>
          <table:table-cell table:style-name="ce17" table:formula="of:=IF([.BR13]=&quot;&quot;;&quot;&quot;;[.BR13]+[.$CN$3]+1)">
            <text:p/>
          </table:table-cell>
          <table:table-cell table:style-name="ce17" table:formula="of:=IF([.BS13]=&quot;&quot;;&quot;&quot;;[.BS13]+[.$CN$3]+1)">
            <text:p/>
          </table:table-cell>
          <table:table-cell table:style-name="ce17" table:formula="of:=IF([.BT13]=&quot;&quot;;&quot;&quot;;[.BT13]+[.$CN$3]+1)">
            <text:p/>
          </table:table-cell>
          <table:table-cell table:style-name="ce17" table:formula="of:=IF([.BU13]=&quot;&quot;;&quot;&quot;;[.BU13]+[.$CN$3]+1)">
            <text:p/>
          </table:table-cell>
          <table:table-cell table:style-name="ce17" table:formula="of:=IF([.BV13]=&quot;&quot;;&quot;&quot;;[.BV13]+[.$DW$19]+1)">
            <text:p/>
          </table:table-cell>
          <table:table-cell table:style-name="ce17" table:formula="of:=IF([.BW13]=&quot;&quot;;&quot;&quot;;[.BW13]+[.$DW$19]+1)">
            <text:p/>
          </table:table-cell>
          <table:table-cell table:style-name="ce17" table:formula="of:=IF([.BX13]=&quot;&quot;;&quot;&quot;;[.BX13]+[.$DW$19]+1)">
            <text:p/>
          </table:table-cell>
          <table:table-cell table:style-name="ce17" table:formula="of:=IF([.BY13]=&quot;&quot;;&quot;&quot;;[.BY13]+[.$DW$19]+1)">
            <text:p/>
          </table:table-cell>
          <table:table-cell table:style-name="ce17" table:formula="of:=IF([.BZ13]=&quot;&quot;;&quot;&quot;;[.BZ13]+[.$DW$19]+1)">
            <text:p/>
          </table:table-cell>
          <table:table-cell table:style-name="ce17" table:formula="of:=IF([.CA13]=&quot;&quot;;&quot;&quot;;[.CA13]+[.$DW$19]+1)">
            <text:p/>
          </table:table-cell>
          <table:table-cell table:style-name="ce17" table:formula="of:=IF([.CB13]=&quot;&quot;;&quot;&quot;;[.CB13]+[.$DW$19]+1)">
            <text:p/>
          </table:table-cell>
          <table:table-cell table:style-name="ce17" table:formula="of:=IF([.CC13]=&quot;&quot;;&quot;&quot;;[.CC13]+[.$DW$19]+1)" office:value-type="float" office:value="2316" calcext:value-type="float">
            <text:p>2316</text:p>
          </table:table-cell>
          <table:table-cell table:style-name="ce17" table:formula="of:=IF([.CD13]=&quot;&quot;;&quot;&quot;;[.CD13]+[.$DW$19]+1)" office:value-type="float" office:value="2317" calcext:value-type="float">
            <text:p>2317</text:p>
          </table:table-cell>
          <table:table-cell table:style-name="ce17" table:formula="of:=IF([.CE13]=&quot;&quot;;&quot;&quot;;[.CE13]+[.$DW$19]+1)" office:value-type="float" office:value="2318" calcext:value-type="float">
            <text:p>2318</text:p>
          </table:table-cell>
          <table:table-cell table:style-name="ce17" table:formula="of:=IF([.CF13]=&quot;&quot;;&quot;&quot;;[.CF13]+[.$DW$19]+1)" office:value-type="float" office:value="2319" calcext:value-type="float">
            <text:p>2319</text:p>
          </table:table-cell>
          <table:table-cell table:style-name="ce17" table:formula="of:=IF([.CG13]=&quot;&quot;;&quot;&quot;;[.CG13]+[.$DW$19]+1)" office:value-type="float" office:value="2320" calcext:value-type="float">
            <text:p>2320</text:p>
          </table:table-cell>
          <table:table-cell table:style-name="ce17" table:formula="of:=IF([.CH13]=&quot;&quot;;&quot;&quot;;[.CH13]+[.$DW$19]+1)" office:value-type="float" office:value="2321" calcext:value-type="float">
            <text:p>2321</text:p>
          </table:table-cell>
          <table:table-cell table:style-name="ce17" table:formula="of:=IF([.CI13]=&quot;&quot;;&quot;&quot;;[.CI13]+[.$DW$19]+1)" office:value-type="float" office:value="2322" calcext:value-type="float">
            <text:p>2322</text:p>
          </table:table-cell>
          <table:table-cell table:style-name="ce17" table:formula="of:=IF([.CJ13]=&quot;&quot;;&quot;&quot;;[.CJ13]+[.$DW$19]+1)" office:value-type="float" office:value="2323" calcext:value-type="float">
            <text:p>2323</text:p>
          </table:table-cell>
          <table:table-cell table:style-name="ce17" table:formula="of:=IF([.CK13]=&quot;&quot;;&quot;&quot;;[.CK13]+[.$DW$19]+1)" office:value-type="float" office:value="2324" calcext:value-type="float">
            <text:p>2324</text:p>
          </table:table-cell>
          <table:table-cell table:style-name="ce17" table:formula="of:=IF([.CL13]=&quot;&quot;;&quot;&quot;;[.CL13]+[.$DW$19]+1)" office:value-type="float" office:value="2325" calcext:value-type="float">
            <text:p>2325</text:p>
          </table:table-cell>
          <table:table-cell table:style-name="ce17" table:formula="of:=IF([.CM13]=&quot;&quot;;&quot;&quot;;[.CM13]+[.$DW$19]+1)" office:value-type="float" office:value="2326" calcext:value-type="float">
            <text:p>2326</text:p>
          </table:table-cell>
          <table:table-cell table:style-name="ce17" table:formula="of:=IF([.CN13]=&quot;&quot;;&quot;&quot;;[.CN13]+[.$DW$19]+1)" office:value-type="float" office:value="2327" calcext:value-type="float">
            <text:p>2327</text:p>
          </table:table-cell>
          <table:table-cell table:style-name="ce17" table:formula="of:=IF([.CO13]=&quot;&quot;;&quot;&quot;;[.CO13]+[.$DW$19]+1)" office:value-type="float" office:value="2328" calcext:value-type="float">
            <text:p>2328</text:p>
          </table:table-cell>
          <table:table-cell table:style-name="ce17" table:formula="of:=IF([.CP13]=&quot;&quot;;&quot;&quot;;[.CP13]+[.$DW$19]+1)" office:value-type="float" office:value="2329" calcext:value-type="float">
            <text:p>2329</text:p>
          </table:table-cell>
          <table:table-cell table:style-name="ce17" table:formula="of:=IF([.CQ13]=&quot;&quot;;&quot;&quot;;[.CQ13]+[.$DW$19]+1)" office:value-type="float" office:value="2330" calcext:value-type="float">
            <text:p>2330</text:p>
          </table:table-cell>
          <table:table-cell table:style-name="ce17" table:formula="of:=IF([.CR13]=&quot;&quot;;&quot;&quot;;[.CR13]+[.$DW$19]+1)" office:value-type="float" office:value="2331" calcext:value-type="float">
            <text:p>2331</text:p>
          </table:table-cell>
          <table:table-cell table:style-name="ce17" table:formula="of:=IF([.CS13]=&quot;&quot;;&quot;&quot;;[.CS13]+[.$DW$19]+1)" office:value-type="float" office:value="2332" calcext:value-type="float">
            <text:p>2332</text:p>
          </table:table-cell>
          <table:table-cell table:style-name="ce17" table:formula="of:=IF([.CT13]=&quot;&quot;;&quot;&quot;;[.CT13]+[.$DW$19]+1)" office:value-type="float" office:value="2333" calcext:value-type="float">
            <text:p>2333</text:p>
          </table:table-cell>
          <table:table-cell table:style-name="ce17" table:formula="of:=IF([.CU13]=&quot;&quot;;&quot;&quot;;[.CU13]+[.$DW$19]+1)" office:value-type="float" office:value="2334" calcext:value-type="float">
            <text:p>2334</text:p>
          </table:table-cell>
          <table:table-cell table:style-name="ce17" table:formula="of:=IF([.CV13]=&quot;&quot;;&quot;&quot;;[.CV13]+[.$DW$19]+1)" office:value-type="float" office:value="2335" calcext:value-type="float">
            <text:p>2335</text:p>
          </table:table-cell>
          <table:table-cell table:style-name="ce17" table:formula="of:=IF([.CW13]=&quot;&quot;;&quot;&quot;;[.CW13]+[.$DW$19]+1)" office:value-type="float" office:value="2336" calcext:value-type="float">
            <text:p>2336</text:p>
          </table:table-cell>
          <table:table-cell table:style-name="ce17" table:formula="of:=IF([.CX13]=&quot;&quot;;&quot;&quot;;[.CX13]+[.$DW$19]+1)" office:value-type="float" office:value="2337" calcext:value-type="float">
            <text:p>2337</text:p>
          </table:table-cell>
          <table:table-cell table:style-name="ce17" table:formula="of:=IF([.CY13]=&quot;&quot;;&quot;&quot;;[.CY13]+[.$DW$19]+1)">
            <text:p/>
          </table:table-cell>
          <table:table-cell table:style-name="ce17" table:formula="of:=IF([.CZ13]=&quot;&quot;;&quot;&quot;;[.CZ13]+[.$DW$19]+1)">
            <text:p/>
          </table:table-cell>
          <table:table-cell table:style-name="ce17" table:formula="of:=IF([.DA13]=&quot;&quot;;&quot;&quot;;[.DA13]+[.$DW$19]+1)">
            <text:p/>
          </table:table-cell>
          <table:table-cell table:style-name="ce17" table:formula="of:=IF([.DB13]=&quot;&quot;;&quot;&quot;;[.DB13]+[.$DW$19]+1)">
            <text:p/>
          </table:table-cell>
          <table:table-cell table:style-name="ce17" table:formula="of:=IF([.DC13]=&quot;&quot;;&quot;&quot;;[.DC13]+[.$DW$19]+1)">
            <text:p/>
          </table:table-cell>
          <table:table-cell table:style-name="ce17" table:formula="of:=IF([.DD13]=&quot;&quot;;&quot;&quot;;[.DD13]+[.$DW$19]+1)">
            <text:p/>
          </table:table-cell>
          <table:table-cell table:style-name="ce17" table:formula="of:=IF([.DE13]=&quot;&quot;;&quot;&quot;;[.DE13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6" table:number-columns-repeated="6"/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0" calcext:value-type="float">
            <text:p>150</text:p>
          </table:table-cell>
          <table:table-cell table:style-name="ce16" table:number-columns-repeated="6"/>
          <table:table-cell table:style-name="ce17" table:formula="of:=IF([.B38]=&quot;&quot;;&quot;&quot;;[.B38]+[.$T$3]+1)">
            <text:p/>
          </table:table-cell>
          <table:table-cell table:style-name="ce17" table:formula="of:=IF([.C38]=&quot;&quot;;&quot;&quot;;[.C38]+[.$T$3]+1)">
            <text:p/>
          </table:table-cell>
          <table:table-cell table:style-name="ce17" table:formula="of:=IF([.D38]=&quot;&quot;;&quot;&quot;;[.D38]+[.$T$3]+1)">
            <text:p/>
          </table:table-cell>
          <table:table-cell table:style-name="ce17" table:formula="of:=IF([.E38]=&quot;&quot;;&quot;&quot;;[.E38]+[.$T$3]+1)">
            <text:p/>
          </table:table-cell>
          <table:table-cell table:style-name="ce17" table:formula="of:=IF([.F38]=&quot;&quot;;&quot;&quot;;[.F38]+[.$T$3]+1)">
            <text:p/>
          </table:table-cell>
          <table:table-cell table:style-name="ce17" table:formula="of:=IF([.G38]=&quot;&quot;;&quot;&quot;;[.G38]+[.$T$3]+1)">
            <text:p/>
          </table:table-cell>
          <table:table-cell table:style-name="ce17" table:formula="of:=IF([.H38]=&quot;&quot;;&quot;&quot;;[.H38]+[.$T$3]+1)">
            <text:p/>
          </table:table-cell>
          <table:table-cell table:style-name="ce17" table:formula="of:=IF([.I38]=&quot;&quot;;&quot;&quot;;[.I38]+[.$T$3]+1)">
            <text:p/>
          </table:table-cell>
          <table:table-cell table:style-name="ce17" table:formula="of:=IF([.J38]=&quot;&quot;;&quot;&quot;;[.J38]+[.$T$3]+1)">
            <text:p/>
          </table:table-cell>
          <table:table-cell table:style-name="ce17" table:formula="of:=IF([.K38]=&quot;&quot;;&quot;&quot;;[.K38]+[.$T$3]+1)">
            <text:p/>
          </table:table-cell>
          <table:table-cell table:style-name="ce17" table:formula="of:=IF([.L38]=&quot;&quot;;&quot;&quot;;[.L38]+[.$T$3]+1)">
            <text:p/>
          </table:table-cell>
          <table:table-cell table:style-name="ce17" table:formula="of:=IF([.M38]=&quot;&quot;;&quot;&quot;;[.M38]+[.$T$3]+1)">
            <text:p/>
          </table:table-cell>
          <table:table-cell table:style-name="ce17" table:formula="of:=IF([.N38]=&quot;&quot;;&quot;&quot;;[.N38]+[.$T$3]+1)" office:value-type="float" office:value="570" calcext:value-type="float">
            <text:p>570</text:p>
          </table:table-cell>
          <table:table-cell table:style-name="ce17" table:formula="of:=IF([.O38]=&quot;&quot;;&quot;&quot;;[.O38]+[.$T$3]+1)" office:value-type="float" office:value="571" calcext:value-type="float">
            <text:p>571</text:p>
          </table:table-cell>
          <table:table-cell table:style-name="ce17" table:formula="of:=IF([.P38]=&quot;&quot;;&quot;&quot;;[.P38]+[.$T$3]+1)" office:value-type="float" office:value="572" calcext:value-type="float">
            <text:p>572</text:p>
          </table:table-cell>
          <table:table-cell table:style-name="ce17" table:formula="of:=IF([.Q38]=&quot;&quot;;&quot;&quot;;[.Q38]+[.$T$3]+1)" office:value-type="float" office:value="573" calcext:value-type="float">
            <text:p>573</text:p>
          </table:table-cell>
          <table:table-cell table:style-name="ce17" table:formula="of:=IF([.R38]=&quot;&quot;;&quot;&quot;;[.R38]+[.$T$3]+1)" office:value-type="float" office:value="574" calcext:value-type="float">
            <text:p>574</text:p>
          </table:table-cell>
          <table:table-cell table:style-name="ce17" table:formula="of:=IF([.S38]=&quot;&quot;;&quot;&quot;;[.S38]+[.$T$3]+1)" office:value-type="float" office:value="575" calcext:value-type="float">
            <text:p>575</text:p>
          </table:table-cell>
          <table:table-cell table:style-name="ce17" table:formula="of:=IF([.T38]=&quot;&quot;;&quot;&quot;;[.T38]+[.$T$3]+1)" office:value-type="float" office:value="576" calcext:value-type="float">
            <text:p>576</text:p>
          </table:table-cell>
          <table:table-cell table:style-name="ce17" table:formula="of:=IF([.U38]=&quot;&quot;;&quot;&quot;;[.U38]+[.$T$3]+1)" office:value-type="float" office:value="577" calcext:value-type="float">
            <text:p>577</text:p>
          </table:table-cell>
          <table:table-cell table:style-name="ce17" table:formula="of:=IF([.V38]=&quot;&quot;;&quot;&quot;;[.V38]+[.$T$3]+1)" office:value-type="float" office:value="578" calcext:value-type="float">
            <text:p>578</text:p>
          </table:table-cell>
          <table:table-cell table:style-name="ce17" table:formula="of:=IF([.W38]=&quot;&quot;;&quot;&quot;;[.W38]+[.$T$3]+1)" office:value-type="float" office:value="579" calcext:value-type="float">
            <text:p>579</text:p>
          </table:table-cell>
          <table:table-cell table:style-name="ce17" table:formula="of:=IF([.X38]=&quot;&quot;;&quot;&quot;;[.X38]+[.$T$3]+1)" office:value-type="float" office:value="580" calcext:value-type="float">
            <text:p>580</text:p>
          </table:table-cell>
          <table:table-cell table:style-name="ce17" table:formula="of:=IF([.Y38]=&quot;&quot;;&quot;&quot;;[.Y38]+[.$T$3]+1)" office:value-type="float" office:value="581" calcext:value-type="float">
            <text:p>581</text:p>
          </table:table-cell>
          <table:table-cell table:style-name="ce17" table:formula="of:=IF([.Z38]=&quot;&quot;;&quot;&quot;;[.Z38]+[.$T$3]+1)">
            <text:p/>
          </table:table-cell>
          <table:table-cell table:style-name="ce17" table:formula="of:=IF([.AA38]=&quot;&quot;;&quot;&quot;;[.AA38]+[.$T$3]+1)">
            <text:p/>
          </table:table-cell>
          <table:table-cell table:style-name="ce17" table:formula="of:=IF([.AB38]=&quot;&quot;;&quot;&quot;;[.AB38]+[.$T$3]+1)">
            <text:p/>
          </table:table-cell>
          <table:table-cell table:style-name="ce17" table:formula="of:=IF([.AC38]=&quot;&quot;;&quot;&quot;;[.AC38]+[.$T$3]+1)">
            <text:p/>
          </table:table-cell>
          <table:table-cell table:style-name="ce17" table:formula="of:=IF([.AD38]=&quot;&quot;;&quot;&quot;;[.AD38]+[.$T$3]+1)">
            <text:p/>
          </table:table-cell>
          <table:table-cell table:style-name="ce17" table:formula="of:=IF([.AE38]=&quot;&quot;;&quot;&quot;;[.AE38]+[.$T$3]+1)">
            <text:p/>
          </table:table-cell>
          <table:table-cell table:style-name="ce17" table:formula="of:=IF([.AF38]=&quot;&quot;;&quot;&quot;;[.AF38]+[.$T$3]+1)">
            <text:p/>
          </table:table-cell>
          <table:table-cell table:style-name="ce17" table:formula="of:=IF([.AG38]=&quot;&quot;;&quot;&quot;;[.AG38]+[.$T$3]+1)">
            <text:p/>
          </table:table-cell>
          <table:table-cell table:style-name="ce17" table:formula="of:=IF([.AH38]=&quot;&quot;;&quot;&quot;;[.AH38]+[.$T$3]+1)">
            <text:p/>
          </table:table-cell>
          <table:table-cell table:style-name="ce17" table:formula="of:=IF([.AI38]=&quot;&quot;;&quot;&quot;;[.AI38]+[.$T$3]+1)">
            <text:p/>
          </table:table-cell>
          <table:table-cell table:style-name="ce17" table:formula="of:=IF([.AJ38]=&quot;&quot;;&quot;&quot;;[.AJ38]+[.$T$3]+1)">
            <text:p/>
          </table:table-cell>
          <table:table-cell table:style-name="ce17" table:formula="of:=IF([.AK38]=&quot;&quot;;&quot;&quot;;[.AK38]+[.$T$3]+1)">
            <text:p/>
          </table:table-cell>
          <table:table-cell table:style-name="ce17" table:formula="of:=IF([.B14]=&quot;&quot;;&quot;&quot;;[.B14]+[.$BC$19]+1)">
            <text:p/>
          </table:table-cell>
          <table:table-cell table:style-name="ce17" table:formula="of:=IF([.C14]=&quot;&quot;;&quot;&quot;;[.C14]+[.$BC$19]+1)">
            <text:p/>
          </table:table-cell>
          <table:table-cell table:style-name="ce17" table:formula="of:=IF([.D14]=&quot;&quot;;&quot;&quot;;[.D14]+[.$BC$19]+1)">
            <text:p/>
          </table:table-cell>
          <table:table-cell table:style-name="ce17" table:formula="of:=IF([.E14]=&quot;&quot;;&quot;&quot;;[.E14]+[.$BC$19]+1)">
            <text:p/>
          </table:table-cell>
          <table:table-cell table:style-name="ce17" table:formula="of:=IF([.F14]=&quot;&quot;;&quot;&quot;;[.F14]+[.$BC$19]+1)">
            <text:p/>
          </table:table-cell>
          <table:table-cell table:style-name="ce17" table:formula="of:=IF([.G14]=&quot;&quot;;&quot;&quot;;[.G14]+[.$BC$19]+1)">
            <text:p/>
          </table:table-cell>
          <table:table-cell table:style-name="ce17" table:formula="of:=IF([.H14]=&quot;&quot;;&quot;&quot;;[.H14]+[.$BC$19]+1)" office:value-type="float" office:value="785" calcext:value-type="float">
            <text:p>785</text:p>
          </table:table-cell>
          <table:table-cell table:style-name="ce17" table:formula="of:=IF([.I14]=&quot;&quot;;&quot;&quot;;[.I14]+[.$BC$19]+1)" office:value-type="float" office:value="784" calcext:value-type="float">
            <text:p>784</text:p>
          </table:table-cell>
          <table:table-cell table:style-name="ce17" table:formula="of:=IF([.J14]=&quot;&quot;;&quot;&quot;;[.J14]+[.$BC$19]+1)" office:value-type="float" office:value="783" calcext:value-type="float">
            <text:p>783</text:p>
          </table:table-cell>
          <table:table-cell table:style-name="ce17" table:formula="of:=IF([.K14]=&quot;&quot;;&quot;&quot;;[.K14]+[.$BC$19]+1)" office:value-type="float" office:value="782" calcext:value-type="float">
            <text:p>782</text:p>
          </table:table-cell>
          <table:table-cell table:style-name="ce17" table:formula="of:=IF([.L14]=&quot;&quot;;&quot;&quot;;[.L14]+[.$BC$19]+1)" office:value-type="float" office:value="781" calcext:value-type="float">
            <text:p>781</text:p>
          </table:table-cell>
          <table:table-cell table:style-name="ce17" table:formula="of:=IF([.M14]=&quot;&quot;;&quot;&quot;;[.M14]+[.$BC$19]+1)" office:value-type="float" office:value="780" calcext:value-type="float">
            <text:p>780</text:p>
          </table:table-cell>
          <table:table-cell table:style-name="ce17" table:formula="of:=IF([.N14]=&quot;&quot;;&quot;&quot;;[.N14]+[.$BC$19]+1)" office:value-type="float" office:value="779" calcext:value-type="float">
            <text:p>779</text:p>
          </table:table-cell>
          <table:table-cell table:style-name="ce17" table:formula="of:=IF([.O14]=&quot;&quot;;&quot;&quot;;[.O14]+[.$BC$19]+1)" office:value-type="float" office:value="778" calcext:value-type="float">
            <text:p>778</text:p>
          </table:table-cell>
          <table:table-cell table:style-name="ce17" table:formula="of:=IF([.P14]=&quot;&quot;;&quot;&quot;;[.P14]+[.$BC$19]+1)" office:value-type="float" office:value="777" calcext:value-type="float">
            <text:p>777</text:p>
          </table:table-cell>
          <table:table-cell table:style-name="ce17" table:formula="of:=IF([.Q14]=&quot;&quot;;&quot;&quot;;[.Q14]+[.$BC$19]+1)" office:value-type="float" office:value="776" calcext:value-type="float">
            <text:p>776</text:p>
          </table:table-cell>
          <table:table-cell table:style-name="ce17" table:formula="of:=IF([.R14]=&quot;&quot;;&quot;&quot;;[.R14]+[.$BC$19]+1)" office:value-type="float" office:value="775" calcext:value-type="float">
            <text:p>775</text:p>
          </table:table-cell>
          <table:table-cell table:style-name="ce17" table:formula="of:=IF([.S14]=&quot;&quot;;&quot;&quot;;[.S14]+[.$BC$19]+1)" office:value-type="float" office:value="774" calcext:value-type="float">
            <text:p>774</text:p>
          </table:table-cell>
          <table:table-cell table:style-name="ce17" table:formula="of:=IF([.T14]=&quot;&quot;;&quot;&quot;;[.T14]+[.$BC$19]+1)" office:value-type="float" office:value="773" calcext:value-type="float">
            <text:p>773</text:p>
          </table:table-cell>
          <table:table-cell table:style-name="ce17" table:formula="of:=IF([.U14]=&quot;&quot;;&quot;&quot;;[.U14]+[.$BC$19]+1)" office:value-type="float" office:value="772" calcext:value-type="float">
            <text:p>772</text:p>
          </table:table-cell>
          <table:table-cell table:style-name="ce17" table:formula="of:=IF([.V14]=&quot;&quot;;&quot;&quot;;[.V14]+[.$BC$19]+1)" office:value-type="float" office:value="771" calcext:value-type="float">
            <text:p>771</text:p>
          </table:table-cell>
          <table:table-cell table:style-name="ce17" table:formula="of:=IF([.W14]=&quot;&quot;;&quot;&quot;;[.W14]+[.$BC$19]+1)" office:value-type="float" office:value="770" calcext:value-type="float">
            <text:p>770</text:p>
          </table:table-cell>
          <table:table-cell table:style-name="ce17" table:formula="of:=IF([.X14]=&quot;&quot;;&quot;&quot;;[.X14]+[.$BC$19]+1)" office:value-type="float" office:value="769" calcext:value-type="float">
            <text:p>769</text:p>
          </table:table-cell>
          <table:table-cell table:style-name="ce17" table:formula="of:=IF([.Y14]=&quot;&quot;;&quot;&quot;;[.Y14]+[.$BC$19]+1)" office:value-type="float" office:value="768" calcext:value-type="float">
            <text:p>768</text:p>
          </table:table-cell>
          <table:table-cell table:style-name="ce17" table:formula="of:=IF([.Z14]=&quot;&quot;;&quot;&quot;;[.Z14]+[.$BC$19]+1)" office:value-type="float" office:value="767" calcext:value-type="float">
            <text:p>767</text:p>
          </table:table-cell>
          <table:table-cell table:style-name="ce17" table:formula="of:=IF([.AA14]=&quot;&quot;;&quot;&quot;;[.AA14]+[.$BC$19]+1)" office:value-type="float" office:value="766" calcext:value-type="float">
            <text:p>766</text:p>
          </table:table-cell>
          <table:table-cell table:style-name="ce17" table:formula="of:=IF([.AB14]=&quot;&quot;;&quot;&quot;;[.AB14]+[.$BC$19]+1)" office:value-type="float" office:value="765" calcext:value-type="float">
            <text:p>765</text:p>
          </table:table-cell>
          <table:table-cell table:style-name="ce17" table:formula="of:=IF([.AC14]=&quot;&quot;;&quot;&quot;;[.AC14]+[.$BC$19]+1)" office:value-type="float" office:value="764" calcext:value-type="float">
            <text:p>764</text:p>
          </table:table-cell>
          <table:table-cell table:style-name="ce17" table:formula="of:=IF([.AD14]=&quot;&quot;;&quot;&quot;;[.AD14]+[.$BC$19]+1)" office:value-type="float" office:value="763" calcext:value-type="float">
            <text:p>763</text:p>
          </table:table-cell>
          <table:table-cell table:style-name="ce17" table:formula="of:=IF([.AE14]=&quot;&quot;;&quot;&quot;;[.AE14]+[.$BC$19]+1)" office:value-type="float" office:value="762" calcext:value-type="float">
            <text:p>762</text:p>
          </table:table-cell>
          <table:table-cell table:style-name="ce17" table:formula="of:=IF([.AF14]=&quot;&quot;;&quot;&quot;;[.AF14]+[.$BC$19]+1)">
            <text:p/>
          </table:table-cell>
          <table:table-cell table:style-name="ce17" table:formula="of:=IF([.AG14]=&quot;&quot;;&quot;&quot;;[.AG14]+[.$BC$19]+1)">
            <text:p/>
          </table:table-cell>
          <table:table-cell table:style-name="ce17" table:formula="of:=IF([.AH14]=&quot;&quot;;&quot;&quot;;[.AH14]+[.$BC$19]+1)">
            <text:p/>
          </table:table-cell>
          <table:table-cell table:style-name="ce17" table:formula="of:=IF([.AI14]=&quot;&quot;;&quot;&quot;;[.AI14]+[.$BC$19]+1)">
            <text:p/>
          </table:table-cell>
          <table:table-cell table:style-name="ce17" table:formula="of:=IF([.AJ14]=&quot;&quot;;&quot;&quot;;[.AJ14]+[.$BC$19]+1)">
            <text:p/>
          </table:table-cell>
          <table:table-cell table:style-name="ce17" table:formula="of:=IF([.BV14]=&quot;&quot;;&quot;&quot;;[.BV14]+[.$BD$4]+1)">
            <text:p/>
          </table:table-cell>
          <table:table-cell table:style-name="ce17" table:formula="of:=IF([.AL14]=&quot;&quot;;&quot;&quot;;[.AL14]+[.$CN$3]+1)">
            <text:p/>
          </table:table-cell>
          <table:table-cell table:style-name="ce17" table:formula="of:=IF([.AM14]=&quot;&quot;;&quot;&quot;;[.AM14]+[.$CN$3]+1)">
            <text:p/>
          </table:table-cell>
          <table:table-cell table:style-name="ce17" table:formula="of:=IF([.AN14]=&quot;&quot;;&quot;&quot;;[.AN14]+[.$CN$3]+1)">
            <text:p/>
          </table:table-cell>
          <table:table-cell table:style-name="ce17" table:formula="of:=IF([.AO14]=&quot;&quot;;&quot;&quot;;[.AO14]+[.$CN$3]+1)">
            <text:p/>
          </table:table-cell>
          <table:table-cell table:style-name="ce17" table:formula="of:=IF([.AP14]=&quot;&quot;;&quot;&quot;;[.AP14]+[.$CN$3]+1)">
            <text:p/>
          </table:table-cell>
          <table:table-cell table:style-name="ce17" table:formula="of:=IF([.AQ14]=&quot;&quot;;&quot;&quot;;[.AQ14]+[.$CN$3]+1)">
            <text:p/>
          </table:table-cell>
          <table:table-cell table:style-name="ce17" table:formula="of:=IF([.AR14]=&quot;&quot;;&quot;&quot;;[.AR14]+[.$CN$3]+1)">
            <text:p/>
          </table:table-cell>
          <table:table-cell table:style-name="ce17" table:formula="of:=IF([.AS14]=&quot;&quot;;&quot;&quot;;[.AS14]+[.$CN$3]+1)">
            <text:p/>
          </table:table-cell>
          <table:table-cell table:style-name="ce17" table:formula="of:=IF([.AT14]=&quot;&quot;;&quot;&quot;;[.AT14]+[.$CN$3]+1)">
            <text:p/>
          </table:table-cell>
          <table:table-cell table:style-name="ce17" table:formula="of:=IF([.AU14]=&quot;&quot;;&quot;&quot;;[.AU14]+[.$CN$3]+1)">
            <text:p/>
          </table:table-cell>
          <table:table-cell table:style-name="ce17" table:formula="of:=IF([.AV14]=&quot;&quot;;&quot;&quot;;[.AV14]+[.$CN$3]+1)">
            <text:p/>
          </table:table-cell>
          <table:table-cell table:style-name="ce17" table:formula="of:=IF([.AW14]=&quot;&quot;;&quot;&quot;;[.AW14]+[.$CN$3]+1)">
            <text:p/>
          </table:table-cell>
          <table:table-cell table:style-name="ce17" table:formula="of:=IF([.AX14]=&quot;&quot;;&quot;&quot;;[.AX14]+[.$CN$3]+1)" office:value-type="float" office:value="1488" calcext:value-type="float">
            <text:p>1488</text:p>
          </table:table-cell>
          <table:table-cell table:style-name="ce17" table:formula="of:=IF([.AY14]=&quot;&quot;;&quot;&quot;;[.AY14]+[.$CN$3]+1)" office:value-type="float" office:value="1489" calcext:value-type="float">
            <text:p>1489</text:p>
          </table:table-cell>
          <table:table-cell table:style-name="ce17" table:formula="of:=IF([.AZ14]=&quot;&quot;;&quot;&quot;;[.AZ14]+[.$CN$3]+1)" office:value-type="float" office:value="1490" calcext:value-type="float">
            <text:p>1490</text:p>
          </table:table-cell>
          <table:table-cell table:style-name="ce17" table:formula="of:=IF([.BA14]=&quot;&quot;;&quot;&quot;;[.BA14]+[.$CN$3]+1)" office:value-type="float" office:value="1491" calcext:value-type="float">
            <text:p>1491</text:p>
          </table:table-cell>
          <table:table-cell table:style-name="ce17" table:formula="of:=IF([.BB14]=&quot;&quot;;&quot;&quot;;[.BB14]+[.$CN$3]+1)" office:value-type="float" office:value="1492" calcext:value-type="float">
            <text:p>1492</text:p>
          </table:table-cell>
          <table:table-cell table:style-name="ce17" table:formula="of:=IF([.BC14]=&quot;&quot;;&quot;&quot;;[.BC14]+[.$CN$3]+1)" office:value-type="float" office:value="1493" calcext:value-type="float">
            <text:p>1493</text:p>
          </table:table-cell>
          <table:table-cell table:style-name="ce17" table:formula="of:=IF([.BD14]=&quot;&quot;;&quot;&quot;;[.BD14]+[.$CN$3]+1)" office:value-type="float" office:value="1494" calcext:value-type="float">
            <text:p>1494</text:p>
          </table:table-cell>
          <table:table-cell table:style-name="ce17" table:formula="of:=IF([.BE14]=&quot;&quot;;&quot;&quot;;[.BE14]+[.$CN$3]+1)" office:value-type="float" office:value="1495" calcext:value-type="float">
            <text:p>1495</text:p>
          </table:table-cell>
          <table:table-cell table:style-name="ce17" table:formula="of:=IF([.BF14]=&quot;&quot;;&quot;&quot;;[.BF14]+[.$CN$3]+1)" office:value-type="float" office:value="1496" calcext:value-type="float">
            <text:p>1496</text:p>
          </table:table-cell>
          <table:table-cell table:style-name="ce17" table:formula="of:=IF([.BG14]=&quot;&quot;;&quot;&quot;;[.BG14]+[.$CN$3]+1)" office:value-type="float" office:value="1497" calcext:value-type="float">
            <text:p>1497</text:p>
          </table:table-cell>
          <table:table-cell table:style-name="ce17" table:formula="of:=IF([.BH14]=&quot;&quot;;&quot;&quot;;[.BH14]+[.$CN$3]+1)" office:value-type="float" office:value="1498" calcext:value-type="float">
            <text:p>1498</text:p>
          </table:table-cell>
          <table:table-cell table:style-name="ce17" table:formula="of:=IF([.BI14]=&quot;&quot;;&quot;&quot;;[.BI14]+[.$CN$3]+1)" office:value-type="float" office:value="1499" calcext:value-type="float">
            <text:p>1499</text:p>
          </table:table-cell>
          <table:table-cell table:style-name="ce17" table:formula="of:=IF([.BJ14]=&quot;&quot;;&quot;&quot;;[.BJ14]+[.$CN$3]+1)">
            <text:p/>
          </table:table-cell>
          <table:table-cell table:style-name="ce17" table:formula="of:=IF([.BK14]=&quot;&quot;;&quot;&quot;;[.BK14]+[.$CN$3]+1)">
            <text:p/>
          </table:table-cell>
          <table:table-cell table:style-name="ce17" table:formula="of:=IF([.BL14]=&quot;&quot;;&quot;&quot;;[.BL14]+[.$CN$3]+1)">
            <text:p/>
          </table:table-cell>
          <table:table-cell table:style-name="ce17" table:formula="of:=IF([.BM14]=&quot;&quot;;&quot;&quot;;[.BM14]+[.$CN$3]+1)">
            <text:p/>
          </table:table-cell>
          <table:table-cell table:style-name="ce17" table:formula="of:=IF([.BN14]=&quot;&quot;;&quot;&quot;;[.BN14]+[.$CN$3]+1)">
            <text:p/>
          </table:table-cell>
          <table:table-cell table:style-name="ce17" table:formula="of:=IF([.BO14]=&quot;&quot;;&quot;&quot;;[.BO14]+[.$CN$3]+1)">
            <text:p/>
          </table:table-cell>
          <table:table-cell table:style-name="ce17" table:formula="of:=IF([.BP14]=&quot;&quot;;&quot;&quot;;[.BP14]+[.$CN$3]+1)">
            <text:p/>
          </table:table-cell>
          <table:table-cell table:style-name="ce17" table:formula="of:=IF([.BQ14]=&quot;&quot;;&quot;&quot;;[.BQ14]+[.$CN$3]+1)">
            <text:p/>
          </table:table-cell>
          <table:table-cell table:style-name="ce17" table:formula="of:=IF([.BR14]=&quot;&quot;;&quot;&quot;;[.BR14]+[.$CN$3]+1)">
            <text:p/>
          </table:table-cell>
          <table:table-cell table:style-name="ce17" table:formula="of:=IF([.BS14]=&quot;&quot;;&quot;&quot;;[.BS14]+[.$CN$3]+1)">
            <text:p/>
          </table:table-cell>
          <table:table-cell table:style-name="ce17" table:formula="of:=IF([.BT14]=&quot;&quot;;&quot;&quot;;[.BT14]+[.$CN$3]+1)">
            <text:p/>
          </table:table-cell>
          <table:table-cell table:style-name="ce17" table:formula="of:=IF([.BU14]=&quot;&quot;;&quot;&quot;;[.BU14]+[.$CN$3]+1)">
            <text:p/>
          </table:table-cell>
          <table:table-cell table:style-name="ce17" table:formula="of:=IF([.BV14]=&quot;&quot;;&quot;&quot;;[.BV14]+[.$DW$19]+1)">
            <text:p/>
          </table:table-cell>
          <table:table-cell table:style-name="ce17" table:formula="of:=IF([.BW14]=&quot;&quot;;&quot;&quot;;[.BW14]+[.$DW$19]+1)">
            <text:p/>
          </table:table-cell>
          <table:table-cell table:style-name="ce17" table:formula="of:=IF([.BX14]=&quot;&quot;;&quot;&quot;;[.BX14]+[.$DW$19]+1)">
            <text:p/>
          </table:table-cell>
          <table:table-cell table:style-name="ce17" table:formula="of:=IF([.BY14]=&quot;&quot;;&quot;&quot;;[.BY14]+[.$DW$19]+1)">
            <text:p/>
          </table:table-cell>
          <table:table-cell table:style-name="ce17" table:formula="of:=IF([.BZ14]=&quot;&quot;;&quot;&quot;;[.BZ14]+[.$DW$19]+1)">
            <text:p/>
          </table:table-cell>
          <table:table-cell table:style-name="ce17" table:formula="of:=IF([.CA14]=&quot;&quot;;&quot;&quot;;[.CA14]+[.$DW$19]+1)">
            <text:p/>
          </table:table-cell>
          <table:table-cell table:style-name="ce17" table:formula="of:=IF([.CB14]=&quot;&quot;;&quot;&quot;;[.CB14]+[.$DW$19]+1)" office:value-type="float" office:value="2315" calcext:value-type="float">
            <text:p>2315</text:p>
          </table:table-cell>
          <table:table-cell table:style-name="ce17" table:formula="of:=IF([.CC14]=&quot;&quot;;&quot;&quot;;[.CC14]+[.$DW$19]+1)" office:value-type="float" office:value="2314" calcext:value-type="float">
            <text:p>2314</text:p>
          </table:table-cell>
          <table:table-cell table:style-name="ce17" table:formula="of:=IF([.CD14]=&quot;&quot;;&quot;&quot;;[.CD14]+[.$DW$19]+1)" office:value-type="float" office:value="2313" calcext:value-type="float">
            <text:p>2313</text:p>
          </table:table-cell>
          <table:table-cell table:style-name="ce17" table:formula="of:=IF([.CE14]=&quot;&quot;;&quot;&quot;;[.CE14]+[.$DW$19]+1)" office:value-type="float" office:value="2312" calcext:value-type="float">
            <text:p>2312</text:p>
          </table:table-cell>
          <table:table-cell table:style-name="ce17" table:formula="of:=IF([.CF14]=&quot;&quot;;&quot;&quot;;[.CF14]+[.$DW$19]+1)" office:value-type="float" office:value="2311" calcext:value-type="float">
            <text:p>2311</text:p>
          </table:table-cell>
          <table:table-cell table:style-name="ce17" table:formula="of:=IF([.CG14]=&quot;&quot;;&quot;&quot;;[.CG14]+[.$DW$19]+1)" office:value-type="float" office:value="2310" calcext:value-type="float">
            <text:p>2310</text:p>
          </table:table-cell>
          <table:table-cell table:style-name="ce17" table:formula="of:=IF([.CH14]=&quot;&quot;;&quot;&quot;;[.CH14]+[.$DW$19]+1)" office:value-type="float" office:value="2309" calcext:value-type="float">
            <text:p>2309</text:p>
          </table:table-cell>
          <table:table-cell table:style-name="ce17" table:formula="of:=IF([.CI14]=&quot;&quot;;&quot;&quot;;[.CI14]+[.$DW$19]+1)" office:value-type="float" office:value="2308" calcext:value-type="float">
            <text:p>2308</text:p>
          </table:table-cell>
          <table:table-cell table:style-name="ce17" table:formula="of:=IF([.CJ14]=&quot;&quot;;&quot;&quot;;[.CJ14]+[.$DW$19]+1)" office:value-type="float" office:value="2307" calcext:value-type="float">
            <text:p>2307</text:p>
          </table:table-cell>
          <table:table-cell table:style-name="ce17" table:formula="of:=IF([.CK14]=&quot;&quot;;&quot;&quot;;[.CK14]+[.$DW$19]+1)" office:value-type="float" office:value="2306" calcext:value-type="float">
            <text:p>2306</text:p>
          </table:table-cell>
          <table:table-cell table:style-name="ce17" table:formula="of:=IF([.CL14]=&quot;&quot;;&quot;&quot;;[.CL14]+[.$DW$19]+1)" office:value-type="float" office:value="2305" calcext:value-type="float">
            <text:p>2305</text:p>
          </table:table-cell>
          <table:table-cell table:style-name="ce17" table:formula="of:=IF([.CM14]=&quot;&quot;;&quot;&quot;;[.CM14]+[.$DW$19]+1)" office:value-type="float" office:value="2304" calcext:value-type="float">
            <text:p>2304</text:p>
          </table:table-cell>
          <table:table-cell table:style-name="ce17" table:formula="of:=IF([.CN14]=&quot;&quot;;&quot;&quot;;[.CN14]+[.$DW$19]+1)" office:value-type="float" office:value="2303" calcext:value-type="float">
            <text:p>2303</text:p>
          </table:table-cell>
          <table:table-cell table:style-name="ce17" table:formula="of:=IF([.CO14]=&quot;&quot;;&quot;&quot;;[.CO14]+[.$DW$19]+1)" office:value-type="float" office:value="2302" calcext:value-type="float">
            <text:p>2302</text:p>
          </table:table-cell>
          <table:table-cell table:style-name="ce17" table:formula="of:=IF([.CP14]=&quot;&quot;;&quot;&quot;;[.CP14]+[.$DW$19]+1)" office:value-type="float" office:value="2301" calcext:value-type="float">
            <text:p>2301</text:p>
          </table:table-cell>
          <table:table-cell table:style-name="ce17" table:formula="of:=IF([.CQ14]=&quot;&quot;;&quot;&quot;;[.CQ14]+[.$DW$19]+1)" office:value-type="float" office:value="2300" calcext:value-type="float">
            <text:p>2300</text:p>
          </table:table-cell>
          <table:table-cell table:style-name="ce17" table:formula="of:=IF([.CR14]=&quot;&quot;;&quot;&quot;;[.CR14]+[.$DW$19]+1)" office:value-type="float" office:value="2299" calcext:value-type="float">
            <text:p>2299</text:p>
          </table:table-cell>
          <table:table-cell table:style-name="ce17" table:formula="of:=IF([.CS14]=&quot;&quot;;&quot;&quot;;[.CS14]+[.$DW$19]+1)" office:value-type="float" office:value="2298" calcext:value-type="float">
            <text:p>2298</text:p>
          </table:table-cell>
          <table:table-cell table:style-name="ce17" table:formula="of:=IF([.CT14]=&quot;&quot;;&quot;&quot;;[.CT14]+[.$DW$19]+1)" office:value-type="float" office:value="2297" calcext:value-type="float">
            <text:p>2297</text:p>
          </table:table-cell>
          <table:table-cell table:style-name="ce17" table:formula="of:=IF([.CU14]=&quot;&quot;;&quot;&quot;;[.CU14]+[.$DW$19]+1)" office:value-type="float" office:value="2296" calcext:value-type="float">
            <text:p>2296</text:p>
          </table:table-cell>
          <table:table-cell table:style-name="ce17" table:formula="of:=IF([.CV14]=&quot;&quot;;&quot;&quot;;[.CV14]+[.$DW$19]+1)" office:value-type="float" office:value="2295" calcext:value-type="float">
            <text:p>2295</text:p>
          </table:table-cell>
          <table:table-cell table:style-name="ce17" table:formula="of:=IF([.CW14]=&quot;&quot;;&quot;&quot;;[.CW14]+[.$DW$19]+1)" office:value-type="float" office:value="2294" calcext:value-type="float">
            <text:p>2294</text:p>
          </table:table-cell>
          <table:table-cell table:style-name="ce17" table:formula="of:=IF([.CX14]=&quot;&quot;;&quot;&quot;;[.CX14]+[.$DW$19]+1)" office:value-type="float" office:value="2293" calcext:value-type="float">
            <text:p>2293</text:p>
          </table:table-cell>
          <table:table-cell table:style-name="ce17" table:formula="of:=IF([.CY14]=&quot;&quot;;&quot;&quot;;[.CY14]+[.$DW$19]+1)" office:value-type="float" office:value="2292" calcext:value-type="float">
            <text:p>2292</text:p>
          </table:table-cell>
          <table:table-cell table:style-name="ce17" table:formula="of:=IF([.CZ14]=&quot;&quot;;&quot;&quot;;[.CZ14]+[.$DW$19]+1)">
            <text:p/>
          </table:table-cell>
          <table:table-cell table:style-name="ce17" table:formula="of:=IF([.DA14]=&quot;&quot;;&quot;&quot;;[.DA14]+[.$DW$19]+1)">
            <text:p/>
          </table:table-cell>
          <table:table-cell table:style-name="ce17" table:formula="of:=IF([.DB14]=&quot;&quot;;&quot;&quot;;[.DB14]+[.$DW$19]+1)">
            <text:p/>
          </table:table-cell>
          <table:table-cell table:style-name="ce17" table:formula="of:=IF([.DC14]=&quot;&quot;;&quot;&quot;;[.DC14]+[.$DW$19]+1)">
            <text:p/>
          </table:table-cell>
          <table:table-cell table:style-name="ce17" table:formula="of:=IF([.DD14]=&quot;&quot;;&quot;&quot;;[.DD14]+[.$DW$19]+1)">
            <text:p/>
          </table:table-cell>
          <table:table-cell table:style-name="ce17" table:formula="of:=IF([.DE14]=&quot;&quot;;&quot;&quot;;[.DE14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6" table:number-columns-repeated="5"/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16" table:number-columns-repeated="5"/>
          <table:table-cell table:style-name="ce17" table:formula="of:=IF([.B39]=&quot;&quot;;&quot;&quot;;[.B39]+[.$T$3]+1)">
            <text:p/>
          </table:table-cell>
          <table:table-cell table:style-name="ce17" table:formula="of:=IF([.C39]=&quot;&quot;;&quot;&quot;;[.C39]+[.$T$3]+1)">
            <text:p/>
          </table:table-cell>
          <table:table-cell table:style-name="ce17" table:formula="of:=IF([.D39]=&quot;&quot;;&quot;&quot;;[.D39]+[.$T$3]+1)">
            <text:p/>
          </table:table-cell>
          <table:table-cell table:style-name="ce17" table:formula="of:=IF([.E39]=&quot;&quot;;&quot;&quot;;[.E39]+[.$T$3]+1)">
            <text:p/>
          </table:table-cell>
          <table:table-cell table:style-name="ce17" table:formula="of:=IF([.F39]=&quot;&quot;;&quot;&quot;;[.F39]+[.$T$3]+1)">
            <text:p/>
          </table:table-cell>
          <table:table-cell table:style-name="ce17" table:formula="of:=IF([.G39]=&quot;&quot;;&quot;&quot;;[.G39]+[.$T$3]+1)">
            <text:p/>
          </table:table-cell>
          <table:table-cell table:style-name="ce17" table:formula="of:=IF([.H39]=&quot;&quot;;&quot;&quot;;[.H39]+[.$T$3]+1)">
            <text:p/>
          </table:table-cell>
          <table:table-cell table:style-name="ce17" table:formula="of:=IF([.I39]=&quot;&quot;;&quot;&quot;;[.I39]+[.$T$3]+1)">
            <text:p/>
          </table:table-cell>
          <table:table-cell table:style-name="ce17" table:formula="of:=IF([.J39]=&quot;&quot;;&quot;&quot;;[.J39]+[.$T$3]+1)">
            <text:p/>
          </table:table-cell>
          <table:table-cell table:style-name="ce17" table:formula="of:=IF([.K39]=&quot;&quot;;&quot;&quot;;[.K39]+[.$T$3]+1)">
            <text:p/>
          </table:table-cell>
          <table:table-cell table:style-name="ce17" table:formula="of:=IF([.L39]=&quot;&quot;;&quot;&quot;;[.L39]+[.$T$3]+1)">
            <text:p/>
          </table:table-cell>
          <table:table-cell table:style-name="ce17" table:formula="of:=IF([.M39]=&quot;&quot;;&quot;&quot;;[.M39]+[.$T$3]+1)">
            <text:p/>
          </table:table-cell>
          <table:table-cell table:style-name="ce17" table:formula="of:=IF([.N39]=&quot;&quot;;&quot;&quot;;[.N39]+[.$T$3]+1)">
            <text:p/>
          </table:table-cell>
          <table:table-cell table:style-name="ce17" table:formula="of:=IF([.O39]=&quot;&quot;;&quot;&quot;;[.O39]+[.$T$3]+1)" office:value-type="float" office:value="591" calcext:value-type="float">
            <text:p>591</text:p>
          </table:table-cell>
          <table:table-cell table:style-name="ce17" table:formula="of:=IF([.P39]=&quot;&quot;;&quot;&quot;;[.P39]+[.$T$3]+1)" office:value-type="float" office:value="590" calcext:value-type="float">
            <text:p>590</text:p>
          </table:table-cell>
          <table:table-cell table:style-name="ce17" table:formula="of:=IF([.Q39]=&quot;&quot;;&quot;&quot;;[.Q39]+[.$T$3]+1)" office:value-type="float" office:value="589" calcext:value-type="float">
            <text:p>589</text:p>
          </table:table-cell>
          <table:table-cell table:style-name="ce17" table:formula="of:=IF([.R39]=&quot;&quot;;&quot;&quot;;[.R39]+[.$T$3]+1)" office:value-type="float" office:value="588" calcext:value-type="float">
            <text:p>588</text:p>
          </table:table-cell>
          <table:table-cell table:style-name="ce17" table:formula="of:=IF([.S39]=&quot;&quot;;&quot;&quot;;[.S39]+[.$T$3]+1)" office:value-type="float" office:value="587" calcext:value-type="float">
            <text:p>587</text:p>
          </table:table-cell>
          <table:table-cell table:style-name="ce17" table:formula="of:=IF([.T39]=&quot;&quot;;&quot;&quot;;[.T39]+[.$T$3]+1)" office:value-type="float" office:value="586" calcext:value-type="float">
            <text:p>586</text:p>
          </table:table-cell>
          <table:table-cell table:style-name="ce17" table:formula="of:=IF([.U39]=&quot;&quot;;&quot;&quot;;[.U39]+[.$T$3]+1)" office:value-type="float" office:value="585" calcext:value-type="float">
            <text:p>585</text:p>
          </table:table-cell>
          <table:table-cell table:style-name="ce17" table:formula="of:=IF([.V39]=&quot;&quot;;&quot;&quot;;[.V39]+[.$T$3]+1)" office:value-type="float" office:value="584" calcext:value-type="float">
            <text:p>584</text:p>
          </table:table-cell>
          <table:table-cell table:style-name="ce17" table:formula="of:=IF([.W39]=&quot;&quot;;&quot;&quot;;[.W39]+[.$T$3]+1)" office:value-type="float" office:value="583" calcext:value-type="float">
            <text:p>583</text:p>
          </table:table-cell>
          <table:table-cell table:style-name="ce17" table:formula="of:=IF([.X39]=&quot;&quot;;&quot;&quot;;[.X39]+[.$T$3]+1)" office:value-type="float" office:value="582" calcext:value-type="float">
            <text:p>582</text:p>
          </table:table-cell>
          <table:table-cell table:style-name="ce17" table:formula="of:=IF([.Y39]=&quot;&quot;;&quot;&quot;;[.Y39]+[.$T$3]+1)">
            <text:p/>
          </table:table-cell>
          <table:table-cell table:style-name="ce17" table:formula="of:=IF([.Z39]=&quot;&quot;;&quot;&quot;;[.Z39]+[.$T$3]+1)">
            <text:p/>
          </table:table-cell>
          <table:table-cell table:style-name="ce17" table:formula="of:=IF([.AA39]=&quot;&quot;;&quot;&quot;;[.AA39]+[.$T$3]+1)">
            <text:p/>
          </table:table-cell>
          <table:table-cell table:style-name="ce17" table:formula="of:=IF([.AB39]=&quot;&quot;;&quot;&quot;;[.AB39]+[.$T$3]+1)">
            <text:p/>
          </table:table-cell>
          <table:table-cell table:style-name="ce17" table:formula="of:=IF([.AC39]=&quot;&quot;;&quot;&quot;;[.AC39]+[.$T$3]+1)">
            <text:p/>
          </table:table-cell>
          <table:table-cell table:style-name="ce17" table:formula="of:=IF([.AD39]=&quot;&quot;;&quot;&quot;;[.AD39]+[.$T$3]+1)">
            <text:p/>
          </table:table-cell>
          <table:table-cell table:style-name="ce17" table:formula="of:=IF([.AE39]=&quot;&quot;;&quot;&quot;;[.AE39]+[.$T$3]+1)">
            <text:p/>
          </table:table-cell>
          <table:table-cell table:style-name="ce17" table:formula="of:=IF([.AF39]=&quot;&quot;;&quot;&quot;;[.AF39]+[.$T$3]+1)">
            <text:p/>
          </table:table-cell>
          <table:table-cell table:style-name="ce17" table:formula="of:=IF([.AG39]=&quot;&quot;;&quot;&quot;;[.AG39]+[.$T$3]+1)">
            <text:p/>
          </table:table-cell>
          <table:table-cell table:style-name="ce17" table:formula="of:=IF([.AH39]=&quot;&quot;;&quot;&quot;;[.AH39]+[.$T$3]+1)">
            <text:p/>
          </table:table-cell>
          <table:table-cell table:style-name="ce17" table:formula="of:=IF([.AI39]=&quot;&quot;;&quot;&quot;;[.AI39]+[.$T$3]+1)">
            <text:p/>
          </table:table-cell>
          <table:table-cell table:style-name="ce17" table:formula="of:=IF([.AJ39]=&quot;&quot;;&quot;&quot;;[.AJ39]+[.$T$3]+1)">
            <text:p/>
          </table:table-cell>
          <table:table-cell table:style-name="ce17" table:formula="of:=IF([.AK39]=&quot;&quot;;&quot;&quot;;[.AK39]+[.$T$3]+1)">
            <text:p/>
          </table:table-cell>
          <table:table-cell table:style-name="ce17" table:formula="of:=IF([.B15]=&quot;&quot;;&quot;&quot;;[.B15]+[.$BC$19]+1)">
            <text:p/>
          </table:table-cell>
          <table:table-cell table:style-name="ce17" table:formula="of:=IF([.C15]=&quot;&quot;;&quot;&quot;;[.C15]+[.$BC$19]+1)">
            <text:p/>
          </table:table-cell>
          <table:table-cell table:style-name="ce17" table:formula="of:=IF([.D15]=&quot;&quot;;&quot;&quot;;[.D15]+[.$BC$19]+1)">
            <text:p/>
          </table:table-cell>
          <table:table-cell table:style-name="ce17" table:formula="of:=IF([.E15]=&quot;&quot;;&quot;&quot;;[.E15]+[.$BC$19]+1)">
            <text:p/>
          </table:table-cell>
          <table:table-cell table:style-name="ce17" table:formula="of:=IF([.F15]=&quot;&quot;;&quot;&quot;;[.F15]+[.$BC$19]+1)">
            <text:p/>
          </table:table-cell>
          <table:table-cell table:style-name="ce17" table:formula="of:=IF([.G15]=&quot;&quot;;&quot;&quot;;[.G15]+[.$BC$19]+1)" office:value-type="float" office:value="736" calcext:value-type="float">
            <text:p>736</text:p>
          </table:table-cell>
          <table:table-cell table:style-name="ce17" table:formula="of:=IF([.H15]=&quot;&quot;;&quot;&quot;;[.H15]+[.$BC$19]+1)" office:value-type="float" office:value="737" calcext:value-type="float">
            <text:p>737</text:p>
          </table:table-cell>
          <table:table-cell table:style-name="ce17" table:formula="of:=IF([.I15]=&quot;&quot;;&quot;&quot;;[.I15]+[.$BC$19]+1)" office:value-type="float" office:value="738" calcext:value-type="float">
            <text:p>738</text:p>
          </table:table-cell>
          <table:table-cell table:style-name="ce17" table:formula="of:=IF([.J15]=&quot;&quot;;&quot;&quot;;[.J15]+[.$BC$19]+1)" office:value-type="float" office:value="739" calcext:value-type="float">
            <text:p>739</text:p>
          </table:table-cell>
          <table:table-cell table:style-name="ce17" table:formula="of:=IF([.K15]=&quot;&quot;;&quot;&quot;;[.K15]+[.$BC$19]+1)" office:value-type="float" office:value="740" calcext:value-type="float">
            <text:p>740</text:p>
          </table:table-cell>
          <table:table-cell table:style-name="ce17" table:formula="of:=IF([.L15]=&quot;&quot;;&quot;&quot;;[.L15]+[.$BC$19]+1)" office:value-type="float" office:value="741" calcext:value-type="float">
            <text:p>741</text:p>
          </table:table-cell>
          <table:table-cell table:style-name="ce17" table:formula="of:=IF([.M15]=&quot;&quot;;&quot;&quot;;[.M15]+[.$BC$19]+1)" office:value-type="float" office:value="742" calcext:value-type="float">
            <text:p>742</text:p>
          </table:table-cell>
          <table:table-cell table:style-name="ce17" table:formula="of:=IF([.N15]=&quot;&quot;;&quot;&quot;;[.N15]+[.$BC$19]+1)" office:value-type="float" office:value="743" calcext:value-type="float">
            <text:p>743</text:p>
          </table:table-cell>
          <table:table-cell table:style-name="ce17" table:formula="of:=IF([.O15]=&quot;&quot;;&quot;&quot;;[.O15]+[.$BC$19]+1)" office:value-type="float" office:value="744" calcext:value-type="float">
            <text:p>744</text:p>
          </table:table-cell>
          <table:table-cell table:style-name="ce17" table:formula="of:=IF([.P15]=&quot;&quot;;&quot;&quot;;[.P15]+[.$BC$19]+1)" office:value-type="float" office:value="745" calcext:value-type="float">
            <text:p>745</text:p>
          </table:table-cell>
          <table:table-cell table:style-name="ce17" table:formula="of:=IF([.Q15]=&quot;&quot;;&quot;&quot;;[.Q15]+[.$BC$19]+1)" office:value-type="float" office:value="746" calcext:value-type="float">
            <text:p>746</text:p>
          </table:table-cell>
          <table:table-cell table:style-name="ce17" table:formula="of:=IF([.R15]=&quot;&quot;;&quot;&quot;;[.R15]+[.$BC$19]+1)" office:value-type="float" office:value="747" calcext:value-type="float">
            <text:p>747</text:p>
          </table:table-cell>
          <table:table-cell table:style-name="ce17" table:formula="of:=IF([.S15]=&quot;&quot;;&quot;&quot;;[.S15]+[.$BC$19]+1)" office:value-type="float" office:value="748" calcext:value-type="float">
            <text:p>748</text:p>
          </table:table-cell>
          <table:table-cell table:style-name="ce17" table:formula="of:=IF([.T15]=&quot;&quot;;&quot;&quot;;[.T15]+[.$BC$19]+1)" office:value-type="float" office:value="749" calcext:value-type="float">
            <text:p>749</text:p>
          </table:table-cell>
          <table:table-cell table:style-name="ce17" table:formula="of:=IF([.U15]=&quot;&quot;;&quot;&quot;;[.U15]+[.$BC$19]+1)" office:value-type="float" office:value="750" calcext:value-type="float">
            <text:p>750</text:p>
          </table:table-cell>
          <table:table-cell table:style-name="ce17" table:formula="of:=IF([.V15]=&quot;&quot;;&quot;&quot;;[.V15]+[.$BC$19]+1)" office:value-type="float" office:value="751" calcext:value-type="float">
            <text:p>751</text:p>
          </table:table-cell>
          <table:table-cell table:style-name="ce17" table:formula="of:=IF([.W15]=&quot;&quot;;&quot;&quot;;[.W15]+[.$BC$19]+1)" office:value-type="float" office:value="752" calcext:value-type="float">
            <text:p>752</text:p>
          </table:table-cell>
          <table:table-cell table:style-name="ce17" table:formula="of:=IF([.X15]=&quot;&quot;;&quot;&quot;;[.X15]+[.$BC$19]+1)" office:value-type="float" office:value="753" calcext:value-type="float">
            <text:p>753</text:p>
          </table:table-cell>
          <table:table-cell table:style-name="ce17" table:formula="of:=IF([.Y15]=&quot;&quot;;&quot;&quot;;[.Y15]+[.$BC$19]+1)" office:value-type="float" office:value="754" calcext:value-type="float">
            <text:p>754</text:p>
          </table:table-cell>
          <table:table-cell table:style-name="ce17" table:formula="of:=IF([.Z15]=&quot;&quot;;&quot;&quot;;[.Z15]+[.$BC$19]+1)" office:value-type="float" office:value="755" calcext:value-type="float">
            <text:p>755</text:p>
          </table:table-cell>
          <table:table-cell table:style-name="ce17" table:formula="of:=IF([.AA15]=&quot;&quot;;&quot;&quot;;[.AA15]+[.$BC$19]+1)" office:value-type="float" office:value="756" calcext:value-type="float">
            <text:p>756</text:p>
          </table:table-cell>
          <table:table-cell table:style-name="ce17" table:formula="of:=IF([.AB15]=&quot;&quot;;&quot;&quot;;[.AB15]+[.$BC$19]+1)" office:value-type="float" office:value="757" calcext:value-type="float">
            <text:p>757</text:p>
          </table:table-cell>
          <table:table-cell table:style-name="ce17" table:formula="of:=IF([.AC15]=&quot;&quot;;&quot;&quot;;[.AC15]+[.$BC$19]+1)" office:value-type="float" office:value="758" calcext:value-type="float">
            <text:p>758</text:p>
          </table:table-cell>
          <table:table-cell table:style-name="ce17" table:formula="of:=IF([.AD15]=&quot;&quot;;&quot;&quot;;[.AD15]+[.$BC$19]+1)" office:value-type="float" office:value="759" calcext:value-type="float">
            <text:p>759</text:p>
          </table:table-cell>
          <table:table-cell table:style-name="ce17" table:formula="of:=IF([.AE15]=&quot;&quot;;&quot;&quot;;[.AE15]+[.$BC$19]+1)" office:value-type="float" office:value="760" calcext:value-type="float">
            <text:p>760</text:p>
          </table:table-cell>
          <table:table-cell table:style-name="ce17" table:formula="of:=IF([.AF15]=&quot;&quot;;&quot;&quot;;[.AF15]+[.$BC$19]+1)" office:value-type="float" office:value="761" calcext:value-type="float">
            <text:p>761</text:p>
          </table:table-cell>
          <table:table-cell table:style-name="ce17" table:formula="of:=IF([.AG15]=&quot;&quot;;&quot;&quot;;[.AG15]+[.$BC$19]+1)">
            <text:p/>
          </table:table-cell>
          <table:table-cell table:style-name="ce17" table:formula="of:=IF([.AH15]=&quot;&quot;;&quot;&quot;;[.AH15]+[.$BC$19]+1)">
            <text:p/>
          </table:table-cell>
          <table:table-cell table:style-name="ce17" table:formula="of:=IF([.AI15]=&quot;&quot;;&quot;&quot;;[.AI15]+[.$BC$19]+1)">
            <text:p/>
          </table:table-cell>
          <table:table-cell table:style-name="ce17" table:formula="of:=IF([.AJ15]=&quot;&quot;;&quot;&quot;;[.AJ15]+[.$BC$19]+1)">
            <text:p/>
          </table:table-cell>
          <table:table-cell table:style-name="ce17" table:formula="of:=IF([.BV15]=&quot;&quot;;&quot;&quot;;[.BV15]+[.$BD$4]+1)">
            <text:p/>
          </table:table-cell>
          <table:table-cell table:style-name="ce17" table:formula="of:=IF([.AL15]=&quot;&quot;;&quot;&quot;;[.AL15]+[.$CN$3]+1)">
            <text:p/>
          </table:table-cell>
          <table:table-cell table:style-name="ce17" table:formula="of:=IF([.AM15]=&quot;&quot;;&quot;&quot;;[.AM15]+[.$CN$3]+1)">
            <text:p/>
          </table:table-cell>
          <table:table-cell table:style-name="ce17" table:formula="of:=IF([.AN15]=&quot;&quot;;&quot;&quot;;[.AN15]+[.$CN$3]+1)">
            <text:p/>
          </table:table-cell>
          <table:table-cell table:style-name="ce17" table:formula="of:=IF([.AO15]=&quot;&quot;;&quot;&quot;;[.AO15]+[.$CN$3]+1)">
            <text:p/>
          </table:table-cell>
          <table:table-cell table:style-name="ce17" table:formula="of:=IF([.AP15]=&quot;&quot;;&quot;&quot;;[.AP15]+[.$CN$3]+1)">
            <text:p/>
          </table:table-cell>
          <table:table-cell table:style-name="ce17" table:formula="of:=IF([.AQ15]=&quot;&quot;;&quot;&quot;;[.AQ15]+[.$CN$3]+1)">
            <text:p/>
          </table:table-cell>
          <table:table-cell table:style-name="ce17" table:formula="of:=IF([.AR15]=&quot;&quot;;&quot;&quot;;[.AR15]+[.$CN$3]+1)">
            <text:p/>
          </table:table-cell>
          <table:table-cell table:style-name="ce17" table:formula="of:=IF([.AS15]=&quot;&quot;;&quot;&quot;;[.AS15]+[.$CN$3]+1)">
            <text:p/>
          </table:table-cell>
          <table:table-cell table:style-name="ce17" table:formula="of:=IF([.AT15]=&quot;&quot;;&quot;&quot;;[.AT15]+[.$CN$3]+1)">
            <text:p/>
          </table:table-cell>
          <table:table-cell table:style-name="ce17" table:formula="of:=IF([.AU15]=&quot;&quot;;&quot;&quot;;[.AU15]+[.$CN$3]+1)">
            <text:p/>
          </table:table-cell>
          <table:table-cell table:style-name="ce17" table:formula="of:=IF([.AV15]=&quot;&quot;;&quot;&quot;;[.AV15]+[.$CN$3]+1)">
            <text:p/>
          </table:table-cell>
          <table:table-cell table:style-name="ce17" table:formula="of:=IF([.AW15]=&quot;&quot;;&quot;&quot;;[.AW15]+[.$CN$3]+1)">
            <text:p/>
          </table:table-cell>
          <table:table-cell table:style-name="ce17" table:formula="of:=IF([.AX15]=&quot;&quot;;&quot;&quot;;[.AX15]+[.$CN$3]+1)">
            <text:p/>
          </table:table-cell>
          <table:table-cell table:style-name="ce17" table:formula="of:=IF([.AY15]=&quot;&quot;;&quot;&quot;;[.AY15]+[.$CN$3]+1)" office:value-type="float" office:value="1509" calcext:value-type="float">
            <text:p>1509</text:p>
          </table:table-cell>
          <table:table-cell table:style-name="ce17" table:formula="of:=IF([.AZ15]=&quot;&quot;;&quot;&quot;;[.AZ15]+[.$CN$3]+1)" office:value-type="float" office:value="1508" calcext:value-type="float">
            <text:p>1508</text:p>
          </table:table-cell>
          <table:table-cell table:style-name="ce17" table:formula="of:=IF([.BA15]=&quot;&quot;;&quot;&quot;;[.BA15]+[.$CN$3]+1)" office:value-type="float" office:value="1507" calcext:value-type="float">
            <text:p>1507</text:p>
          </table:table-cell>
          <table:table-cell table:style-name="ce17" table:formula="of:=IF([.BB15]=&quot;&quot;;&quot;&quot;;[.BB15]+[.$CN$3]+1)" office:value-type="float" office:value="1506" calcext:value-type="float">
            <text:p>1506</text:p>
          </table:table-cell>
          <table:table-cell table:style-name="ce17" table:formula="of:=IF([.BC15]=&quot;&quot;;&quot;&quot;;[.BC15]+[.$CN$3]+1)" office:value-type="float" office:value="1505" calcext:value-type="float">
            <text:p>1505</text:p>
          </table:table-cell>
          <table:table-cell table:style-name="ce17" table:formula="of:=IF([.BD15]=&quot;&quot;;&quot;&quot;;[.BD15]+[.$CN$3]+1)" office:value-type="float" office:value="1504" calcext:value-type="float">
            <text:p>1504</text:p>
          </table:table-cell>
          <table:table-cell table:style-name="ce17" table:formula="of:=IF([.BE15]=&quot;&quot;;&quot;&quot;;[.BE15]+[.$CN$3]+1)" office:value-type="float" office:value="1503" calcext:value-type="float">
            <text:p>1503</text:p>
          </table:table-cell>
          <table:table-cell table:style-name="ce17" table:formula="of:=IF([.BF15]=&quot;&quot;;&quot;&quot;;[.BF15]+[.$CN$3]+1)" office:value-type="float" office:value="1502" calcext:value-type="float">
            <text:p>1502</text:p>
          </table:table-cell>
          <table:table-cell table:style-name="ce17" table:formula="of:=IF([.BG15]=&quot;&quot;;&quot;&quot;;[.BG15]+[.$CN$3]+1)" office:value-type="float" office:value="1501" calcext:value-type="float">
            <text:p>1501</text:p>
          </table:table-cell>
          <table:table-cell table:style-name="ce17" table:formula="of:=IF([.BH15]=&quot;&quot;;&quot;&quot;;[.BH15]+[.$CN$3]+1)" office:value-type="float" office:value="1500" calcext:value-type="float">
            <text:p>1500</text:p>
          </table:table-cell>
          <table:table-cell table:style-name="ce17" table:formula="of:=IF([.BI15]=&quot;&quot;;&quot;&quot;;[.BI15]+[.$CN$3]+1)">
            <text:p/>
          </table:table-cell>
          <table:table-cell table:style-name="ce17" table:formula="of:=IF([.BJ15]=&quot;&quot;;&quot;&quot;;[.BJ15]+[.$CN$3]+1)">
            <text:p/>
          </table:table-cell>
          <table:table-cell table:style-name="ce17" table:formula="of:=IF([.BK15]=&quot;&quot;;&quot;&quot;;[.BK15]+[.$CN$3]+1)">
            <text:p/>
          </table:table-cell>
          <table:table-cell table:style-name="ce17" table:formula="of:=IF([.BL15]=&quot;&quot;;&quot;&quot;;[.BL15]+[.$CN$3]+1)">
            <text:p/>
          </table:table-cell>
          <table:table-cell table:style-name="ce17" table:formula="of:=IF([.BM15]=&quot;&quot;;&quot;&quot;;[.BM15]+[.$CN$3]+1)">
            <text:p/>
          </table:table-cell>
          <table:table-cell table:style-name="ce17" table:formula="of:=IF([.BN15]=&quot;&quot;;&quot;&quot;;[.BN15]+[.$CN$3]+1)">
            <text:p/>
          </table:table-cell>
          <table:table-cell table:style-name="ce17" table:formula="of:=IF([.BO15]=&quot;&quot;;&quot;&quot;;[.BO15]+[.$CN$3]+1)">
            <text:p/>
          </table:table-cell>
          <table:table-cell table:style-name="ce17" table:formula="of:=IF([.BP15]=&quot;&quot;;&quot;&quot;;[.BP15]+[.$CN$3]+1)">
            <text:p/>
          </table:table-cell>
          <table:table-cell table:style-name="ce17" table:formula="of:=IF([.BQ15]=&quot;&quot;;&quot;&quot;;[.BQ15]+[.$CN$3]+1)">
            <text:p/>
          </table:table-cell>
          <table:table-cell table:style-name="ce17" table:formula="of:=IF([.BR15]=&quot;&quot;;&quot;&quot;;[.BR15]+[.$CN$3]+1)">
            <text:p/>
          </table:table-cell>
          <table:table-cell table:style-name="ce17" table:formula="of:=IF([.BS15]=&quot;&quot;;&quot;&quot;;[.BS15]+[.$CN$3]+1)">
            <text:p/>
          </table:table-cell>
          <table:table-cell table:style-name="ce17" table:formula="of:=IF([.BT15]=&quot;&quot;;&quot;&quot;;[.BT15]+[.$CN$3]+1)">
            <text:p/>
          </table:table-cell>
          <table:table-cell table:style-name="ce17" table:formula="of:=IF([.BU15]=&quot;&quot;;&quot;&quot;;[.BU15]+[.$CN$3]+1)">
            <text:p/>
          </table:table-cell>
          <table:table-cell table:style-name="ce17" table:formula="of:=IF([.BV15]=&quot;&quot;;&quot;&quot;;[.BV15]+[.$DW$19]+1)">
            <text:p/>
          </table:table-cell>
          <table:table-cell table:style-name="ce17" table:formula="of:=IF([.BW15]=&quot;&quot;;&quot;&quot;;[.BW15]+[.$DW$19]+1)">
            <text:p/>
          </table:table-cell>
          <table:table-cell table:style-name="ce17" table:formula="of:=IF([.BX15]=&quot;&quot;;&quot;&quot;;[.BX15]+[.$DW$19]+1)">
            <text:p/>
          </table:table-cell>
          <table:table-cell table:style-name="ce17" table:formula="of:=IF([.BY15]=&quot;&quot;;&quot;&quot;;[.BY15]+[.$DW$19]+1)">
            <text:p/>
          </table:table-cell>
          <table:table-cell table:style-name="ce17" table:formula="of:=IF([.BZ15]=&quot;&quot;;&quot;&quot;;[.BZ15]+[.$DW$19]+1)">
            <text:p/>
          </table:table-cell>
          <table:table-cell table:style-name="ce17" table:formula="of:=IF([.CA15]=&quot;&quot;;&quot;&quot;;[.CA15]+[.$DW$19]+1)" office:value-type="float" office:value="2266" calcext:value-type="float">
            <text:p>2266</text:p>
          </table:table-cell>
          <table:table-cell table:style-name="ce17" table:formula="of:=IF([.CB15]=&quot;&quot;;&quot;&quot;;[.CB15]+[.$DW$19]+1)" office:value-type="float" office:value="2267" calcext:value-type="float">
            <text:p>2267</text:p>
          </table:table-cell>
          <table:table-cell table:style-name="ce17" table:formula="of:=IF([.CC15]=&quot;&quot;;&quot;&quot;;[.CC15]+[.$DW$19]+1)" office:value-type="float" office:value="2268" calcext:value-type="float">
            <text:p>2268</text:p>
          </table:table-cell>
          <table:table-cell table:style-name="ce17" table:formula="of:=IF([.CD15]=&quot;&quot;;&quot;&quot;;[.CD15]+[.$DW$19]+1)" office:value-type="float" office:value="2269" calcext:value-type="float">
            <text:p>2269</text:p>
          </table:table-cell>
          <table:table-cell table:style-name="ce17" table:formula="of:=IF([.CE15]=&quot;&quot;;&quot;&quot;;[.CE15]+[.$DW$19]+1)" office:value-type="float" office:value="2270" calcext:value-type="float">
            <text:p>2270</text:p>
          </table:table-cell>
          <table:table-cell table:style-name="ce17" table:formula="of:=IF([.CF15]=&quot;&quot;;&quot;&quot;;[.CF15]+[.$DW$19]+1)" office:value-type="float" office:value="2271" calcext:value-type="float">
            <text:p>2271</text:p>
          </table:table-cell>
          <table:table-cell table:style-name="ce17" table:formula="of:=IF([.CG15]=&quot;&quot;;&quot;&quot;;[.CG15]+[.$DW$19]+1)" office:value-type="float" office:value="2272" calcext:value-type="float">
            <text:p>2272</text:p>
          </table:table-cell>
          <table:table-cell table:style-name="ce17" table:formula="of:=IF([.CH15]=&quot;&quot;;&quot;&quot;;[.CH15]+[.$DW$19]+1)" office:value-type="float" office:value="2273" calcext:value-type="float">
            <text:p>2273</text:p>
          </table:table-cell>
          <table:table-cell table:style-name="ce17" table:formula="of:=IF([.CI15]=&quot;&quot;;&quot;&quot;;[.CI15]+[.$DW$19]+1)" office:value-type="float" office:value="2274" calcext:value-type="float">
            <text:p>2274</text:p>
          </table:table-cell>
          <table:table-cell table:style-name="ce17" table:formula="of:=IF([.CJ15]=&quot;&quot;;&quot;&quot;;[.CJ15]+[.$DW$19]+1)" office:value-type="float" office:value="2275" calcext:value-type="float">
            <text:p>2275</text:p>
          </table:table-cell>
          <table:table-cell table:style-name="ce17" table:formula="of:=IF([.CK15]=&quot;&quot;;&quot;&quot;;[.CK15]+[.$DW$19]+1)" office:value-type="float" office:value="2276" calcext:value-type="float">
            <text:p>2276</text:p>
          </table:table-cell>
          <table:table-cell table:style-name="ce17" table:formula="of:=IF([.CL15]=&quot;&quot;;&quot;&quot;;[.CL15]+[.$DW$19]+1)" office:value-type="float" office:value="2277" calcext:value-type="float">
            <text:p>2277</text:p>
          </table:table-cell>
          <table:table-cell table:style-name="ce17" table:formula="of:=IF([.CM15]=&quot;&quot;;&quot;&quot;;[.CM15]+[.$DW$19]+1)" office:value-type="float" office:value="2278" calcext:value-type="float">
            <text:p>2278</text:p>
          </table:table-cell>
          <table:table-cell table:style-name="ce17" table:formula="of:=IF([.CN15]=&quot;&quot;;&quot;&quot;;[.CN15]+[.$DW$19]+1)" office:value-type="float" office:value="2279" calcext:value-type="float">
            <text:p>2279</text:p>
          </table:table-cell>
          <table:table-cell table:style-name="ce17" table:formula="of:=IF([.CO15]=&quot;&quot;;&quot;&quot;;[.CO15]+[.$DW$19]+1)" office:value-type="float" office:value="2280" calcext:value-type="float">
            <text:p>2280</text:p>
          </table:table-cell>
          <table:table-cell table:style-name="ce17" table:formula="of:=IF([.CP15]=&quot;&quot;;&quot;&quot;;[.CP15]+[.$DW$19]+1)" office:value-type="float" office:value="2281" calcext:value-type="float">
            <text:p>2281</text:p>
          </table:table-cell>
          <table:table-cell table:style-name="ce17" table:formula="of:=IF([.CQ15]=&quot;&quot;;&quot;&quot;;[.CQ15]+[.$DW$19]+1)" office:value-type="float" office:value="2282" calcext:value-type="float">
            <text:p>2282</text:p>
          </table:table-cell>
          <table:table-cell table:style-name="ce17" table:formula="of:=IF([.CR15]=&quot;&quot;;&quot;&quot;;[.CR15]+[.$DW$19]+1)" office:value-type="float" office:value="2283" calcext:value-type="float">
            <text:p>2283</text:p>
          </table:table-cell>
          <table:table-cell table:style-name="ce17" table:formula="of:=IF([.CS15]=&quot;&quot;;&quot;&quot;;[.CS15]+[.$DW$19]+1)" office:value-type="float" office:value="2284" calcext:value-type="float">
            <text:p>2284</text:p>
          </table:table-cell>
          <table:table-cell table:style-name="ce17" table:formula="of:=IF([.CT15]=&quot;&quot;;&quot;&quot;;[.CT15]+[.$DW$19]+1)" office:value-type="float" office:value="2285" calcext:value-type="float">
            <text:p>2285</text:p>
          </table:table-cell>
          <table:table-cell table:style-name="ce17" table:formula="of:=IF([.CU15]=&quot;&quot;;&quot;&quot;;[.CU15]+[.$DW$19]+1)" office:value-type="float" office:value="2286" calcext:value-type="float">
            <text:p>2286</text:p>
          </table:table-cell>
          <table:table-cell table:style-name="ce17" table:formula="of:=IF([.CV15]=&quot;&quot;;&quot;&quot;;[.CV15]+[.$DW$19]+1)" office:value-type="float" office:value="2287" calcext:value-type="float">
            <text:p>2287</text:p>
          </table:table-cell>
          <table:table-cell table:style-name="ce17" table:formula="of:=IF([.CW15]=&quot;&quot;;&quot;&quot;;[.CW15]+[.$DW$19]+1)" office:value-type="float" office:value="2288" calcext:value-type="float">
            <text:p>2288</text:p>
          </table:table-cell>
          <table:table-cell table:style-name="ce17" table:formula="of:=IF([.CX15]=&quot;&quot;;&quot;&quot;;[.CX15]+[.$DW$19]+1)" office:value-type="float" office:value="2289" calcext:value-type="float">
            <text:p>2289</text:p>
          </table:table-cell>
          <table:table-cell table:style-name="ce17" table:formula="of:=IF([.CY15]=&quot;&quot;;&quot;&quot;;[.CY15]+[.$DW$19]+1)" office:value-type="float" office:value="2290" calcext:value-type="float">
            <text:p>2290</text:p>
          </table:table-cell>
          <table:table-cell table:style-name="ce17" table:formula="of:=IF([.CZ15]=&quot;&quot;;&quot;&quot;;[.CZ15]+[.$DW$19]+1)" office:value-type="float" office:value="2291" calcext:value-type="float">
            <text:p>2291</text:p>
          </table:table-cell>
          <table:table-cell table:style-name="ce17" table:formula="of:=IF([.DA15]=&quot;&quot;;&quot;&quot;;[.DA15]+[.$DW$19]+1)">
            <text:p/>
          </table:table-cell>
          <table:table-cell table:style-name="ce17" table:formula="of:=IF([.DB15]=&quot;&quot;;&quot;&quot;;[.DB15]+[.$DW$19]+1)">
            <text:p/>
          </table:table-cell>
          <table:table-cell table:style-name="ce17" table:formula="of:=IF([.DC15]=&quot;&quot;;&quot;&quot;;[.DC15]+[.$DW$19]+1)">
            <text:p/>
          </table:table-cell>
          <table:table-cell table:style-name="ce17" table:formula="of:=IF([.DD15]=&quot;&quot;;&quot;&quot;;[.DD15]+[.$DW$19]+1)">
            <text:p/>
          </table:table-cell>
          <table:table-cell table:style-name="ce17" table:formula="of:=IF([.DE15]=&quot;&quot;;&quot;&quot;;[.DE15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6" table:number-columns-repeated="4"/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16" table:number-columns-repeated="4"/>
          <table:table-cell table:style-name="ce17" table:formula="of:=IF([.B40]=&quot;&quot;;&quot;&quot;;[.B40]+[.$T$3]+1)">
            <text:p/>
          </table:table-cell>
          <table:table-cell table:style-name="ce17" table:formula="of:=IF([.C40]=&quot;&quot;;&quot;&quot;;[.C40]+[.$T$3]+1)">
            <text:p/>
          </table:table-cell>
          <table:table-cell table:style-name="ce17" table:formula="of:=IF([.D40]=&quot;&quot;;&quot;&quot;;[.D40]+[.$T$3]+1)">
            <text:p/>
          </table:table-cell>
          <table:table-cell table:style-name="ce17" table:formula="of:=IF([.E40]=&quot;&quot;;&quot;&quot;;[.E40]+[.$T$3]+1)">
            <text:p/>
          </table:table-cell>
          <table:table-cell table:style-name="ce17" table:formula="of:=IF([.F40]=&quot;&quot;;&quot;&quot;;[.F40]+[.$T$3]+1)">
            <text:p/>
          </table:table-cell>
          <table:table-cell table:style-name="ce17" table:formula="of:=IF([.G40]=&quot;&quot;;&quot;&quot;;[.G40]+[.$T$3]+1)">
            <text:p/>
          </table:table-cell>
          <table:table-cell table:style-name="ce17" table:formula="of:=IF([.H40]=&quot;&quot;;&quot;&quot;;[.H40]+[.$T$3]+1)">
            <text:p/>
          </table:table-cell>
          <table:table-cell table:style-name="ce17" table:formula="of:=IF([.I40]=&quot;&quot;;&quot;&quot;;[.I40]+[.$T$3]+1)">
            <text:p/>
          </table:table-cell>
          <table:table-cell table:style-name="ce17" table:formula="of:=IF([.J40]=&quot;&quot;;&quot;&quot;;[.J40]+[.$T$3]+1)">
            <text:p/>
          </table:table-cell>
          <table:table-cell table:style-name="ce17" table:formula="of:=IF([.K40]=&quot;&quot;;&quot;&quot;;[.K40]+[.$T$3]+1)">
            <text:p/>
          </table:table-cell>
          <table:table-cell table:style-name="ce17" table:formula="of:=IF([.L40]=&quot;&quot;;&quot;&quot;;[.L40]+[.$T$3]+1)">
            <text:p/>
          </table:table-cell>
          <table:table-cell table:style-name="ce17" table:formula="of:=IF([.M40]=&quot;&quot;;&quot;&quot;;[.M40]+[.$T$3]+1)">
            <text:p/>
          </table:table-cell>
          <table:table-cell table:style-name="ce17" table:formula="of:=IF([.N40]=&quot;&quot;;&quot;&quot;;[.N40]+[.$T$3]+1)">
            <text:p/>
          </table:table-cell>
          <table:table-cell table:style-name="ce17" table:formula="of:=IF([.O40]=&quot;&quot;;&quot;&quot;;[.O40]+[.$T$3]+1)">
            <text:p/>
          </table:table-cell>
          <table:table-cell table:style-name="ce17" table:formula="of:=IF([.P40]=&quot;&quot;;&quot;&quot;;[.P40]+[.$T$3]+1)" office:value-type="float" office:value="592" calcext:value-type="float">
            <text:p>592</text:p>
          </table:table-cell>
          <table:table-cell table:style-name="ce17" table:formula="of:=IF([.Q40]=&quot;&quot;;&quot;&quot;;[.Q40]+[.$T$3]+1)" office:value-type="float" office:value="593" calcext:value-type="float">
            <text:p>593</text:p>
          </table:table-cell>
          <table:table-cell table:style-name="ce17" table:formula="of:=IF([.R40]=&quot;&quot;;&quot;&quot;;[.R40]+[.$T$3]+1)" office:value-type="float" office:value="594" calcext:value-type="float">
            <text:p>594</text:p>
          </table:table-cell>
          <table:table-cell table:style-name="ce17" table:formula="of:=IF([.S40]=&quot;&quot;;&quot;&quot;;[.S40]+[.$T$3]+1)" office:value-type="float" office:value="595" calcext:value-type="float">
            <text:p>595</text:p>
          </table:table-cell>
          <table:table-cell table:style-name="ce17" table:formula="of:=IF([.T40]=&quot;&quot;;&quot;&quot;;[.T40]+[.$T$3]+1)" office:value-type="float" office:value="596" calcext:value-type="float">
            <text:p>596</text:p>
          </table:table-cell>
          <table:table-cell table:style-name="ce17" table:formula="of:=IF([.U40]=&quot;&quot;;&quot;&quot;;[.U40]+[.$T$3]+1)" office:value-type="float" office:value="597" calcext:value-type="float">
            <text:p>597</text:p>
          </table:table-cell>
          <table:table-cell table:style-name="ce17" table:formula="of:=IF([.V40]=&quot;&quot;;&quot;&quot;;[.V40]+[.$T$3]+1)" office:value-type="float" office:value="598" calcext:value-type="float">
            <text:p>598</text:p>
          </table:table-cell>
          <table:table-cell table:style-name="ce17" table:formula="of:=IF([.W40]=&quot;&quot;;&quot;&quot;;[.W40]+[.$T$3]+1)" office:value-type="float" office:value="599" calcext:value-type="float">
            <text:p>599</text:p>
          </table:table-cell>
          <table:table-cell table:style-name="ce17" table:formula="of:=IF([.X40]=&quot;&quot;;&quot;&quot;;[.X40]+[.$T$3]+1)">
            <text:p/>
          </table:table-cell>
          <table:table-cell table:style-name="ce17" table:formula="of:=IF([.Y40]=&quot;&quot;;&quot;&quot;;[.Y40]+[.$T$3]+1)">
            <text:p/>
          </table:table-cell>
          <table:table-cell table:style-name="ce17" table:formula="of:=IF([.Z40]=&quot;&quot;;&quot;&quot;;[.Z40]+[.$T$3]+1)">
            <text:p/>
          </table:table-cell>
          <table:table-cell table:style-name="ce17" table:formula="of:=IF([.AA40]=&quot;&quot;;&quot;&quot;;[.AA40]+[.$T$3]+1)">
            <text:p/>
          </table:table-cell>
          <table:table-cell table:style-name="ce17" table:formula="of:=IF([.AB40]=&quot;&quot;;&quot;&quot;;[.AB40]+[.$T$3]+1)">
            <text:p/>
          </table:table-cell>
          <table:table-cell table:style-name="ce17" table:formula="of:=IF([.AC40]=&quot;&quot;;&quot;&quot;;[.AC40]+[.$T$3]+1)">
            <text:p/>
          </table:table-cell>
          <table:table-cell table:style-name="ce17" table:formula="of:=IF([.AD40]=&quot;&quot;;&quot;&quot;;[.AD40]+[.$T$3]+1)">
            <text:p/>
          </table:table-cell>
          <table:table-cell table:style-name="ce17" table:formula="of:=IF([.AE40]=&quot;&quot;;&quot;&quot;;[.AE40]+[.$T$3]+1)">
            <text:p/>
          </table:table-cell>
          <table:table-cell table:style-name="ce17" table:formula="of:=IF([.AF40]=&quot;&quot;;&quot;&quot;;[.AF40]+[.$T$3]+1)">
            <text:p/>
          </table:table-cell>
          <table:table-cell table:style-name="ce17" table:formula="of:=IF([.AG40]=&quot;&quot;;&quot;&quot;;[.AG40]+[.$T$3]+1)">
            <text:p/>
          </table:table-cell>
          <table:table-cell table:style-name="ce17" table:formula="of:=IF([.AH40]=&quot;&quot;;&quot;&quot;;[.AH40]+[.$T$3]+1)">
            <text:p/>
          </table:table-cell>
          <table:table-cell table:style-name="ce17" table:formula="of:=IF([.AI40]=&quot;&quot;;&quot;&quot;;[.AI40]+[.$T$3]+1)">
            <text:p/>
          </table:table-cell>
          <table:table-cell table:style-name="ce17" table:formula="of:=IF([.AJ40]=&quot;&quot;;&quot;&quot;;[.AJ40]+[.$T$3]+1)">
            <text:p/>
          </table:table-cell>
          <table:table-cell table:style-name="ce17" table:formula="of:=IF([.AK40]=&quot;&quot;;&quot;&quot;;[.AK40]+[.$T$3]+1)">
            <text:p/>
          </table:table-cell>
          <table:table-cell table:style-name="ce17" table:formula="of:=IF([.B16]=&quot;&quot;;&quot;&quot;;[.B16]+[.$BC$19]+1)">
            <text:p/>
          </table:table-cell>
          <table:table-cell table:style-name="ce17" table:formula="of:=IF([.C16]=&quot;&quot;;&quot;&quot;;[.C16]+[.$BC$19]+1)">
            <text:p/>
          </table:table-cell>
          <table:table-cell table:style-name="ce17" table:formula="of:=IF([.D16]=&quot;&quot;;&quot;&quot;;[.D16]+[.$BC$19]+1)">
            <text:p/>
          </table:table-cell>
          <table:table-cell table:style-name="ce17" table:formula="of:=IF([.E16]=&quot;&quot;;&quot;&quot;;[.E16]+[.$BC$19]+1)">
            <text:p/>
          </table:table-cell>
          <table:table-cell table:style-name="ce17" table:formula="of:=IF([.F16]=&quot;&quot;;&quot;&quot;;[.F16]+[.$BC$19]+1)" office:value-type="float" office:value="735" calcext:value-type="float">
            <text:p>735</text:p>
          </table:table-cell>
          <table:table-cell table:style-name="ce17" table:formula="of:=IF([.G16]=&quot;&quot;;&quot;&quot;;[.G16]+[.$BC$19]+1)" office:value-type="float" office:value="734" calcext:value-type="float">
            <text:p>734</text:p>
          </table:table-cell>
          <table:table-cell table:style-name="ce17" table:formula="of:=IF([.H16]=&quot;&quot;;&quot;&quot;;[.H16]+[.$BC$19]+1)" office:value-type="float" office:value="733" calcext:value-type="float">
            <text:p>733</text:p>
          </table:table-cell>
          <table:table-cell table:style-name="ce17" table:formula="of:=IF([.I16]=&quot;&quot;;&quot;&quot;;[.I16]+[.$BC$19]+1)" office:value-type="float" office:value="732" calcext:value-type="float">
            <text:p>732</text:p>
          </table:table-cell>
          <table:table-cell table:style-name="ce17" table:formula="of:=IF([.J16]=&quot;&quot;;&quot;&quot;;[.J16]+[.$BC$19]+1)" office:value-type="float" office:value="731" calcext:value-type="float">
            <text:p>731</text:p>
          </table:table-cell>
          <table:table-cell table:style-name="ce17" table:formula="of:=IF([.K16]=&quot;&quot;;&quot;&quot;;[.K16]+[.$BC$19]+1)" office:value-type="float" office:value="730" calcext:value-type="float">
            <text:p>730</text:p>
          </table:table-cell>
          <table:table-cell table:style-name="ce17" table:formula="of:=IF([.L16]=&quot;&quot;;&quot;&quot;;[.L16]+[.$BC$19]+1)" office:value-type="float" office:value="729" calcext:value-type="float">
            <text:p>729</text:p>
          </table:table-cell>
          <table:table-cell table:style-name="ce17" table:formula="of:=IF([.M16]=&quot;&quot;;&quot;&quot;;[.M16]+[.$BC$19]+1)" office:value-type="float" office:value="728" calcext:value-type="float">
            <text:p>728</text:p>
          </table:table-cell>
          <table:table-cell table:style-name="ce17" table:formula="of:=IF([.N16]=&quot;&quot;;&quot;&quot;;[.N16]+[.$BC$19]+1)" office:value-type="float" office:value="727" calcext:value-type="float">
            <text:p>727</text:p>
          </table:table-cell>
          <table:table-cell table:style-name="ce17" table:formula="of:=IF([.O16]=&quot;&quot;;&quot;&quot;;[.O16]+[.$BC$19]+1)" office:value-type="float" office:value="726" calcext:value-type="float">
            <text:p>726</text:p>
          </table:table-cell>
          <table:table-cell table:style-name="ce17" table:formula="of:=IF([.P16]=&quot;&quot;;&quot;&quot;;[.P16]+[.$BC$19]+1)" office:value-type="float" office:value="725" calcext:value-type="float">
            <text:p>725</text:p>
          </table:table-cell>
          <table:table-cell table:style-name="ce17" table:formula="of:=IF([.Q16]=&quot;&quot;;&quot;&quot;;[.Q16]+[.$BC$19]+1)" office:value-type="float" office:value="724" calcext:value-type="float">
            <text:p>724</text:p>
          </table:table-cell>
          <table:table-cell table:style-name="ce17" table:formula="of:=IF([.R16]=&quot;&quot;;&quot;&quot;;[.R16]+[.$BC$19]+1)" office:value-type="float" office:value="723" calcext:value-type="float">
            <text:p>723</text:p>
          </table:table-cell>
          <table:table-cell table:style-name="ce17" table:formula="of:=IF([.S16]=&quot;&quot;;&quot;&quot;;[.S16]+[.$BC$19]+1)" office:value-type="float" office:value="722" calcext:value-type="float">
            <text:p>722</text:p>
          </table:table-cell>
          <table:table-cell table:style-name="ce17" table:formula="of:=IF([.T16]=&quot;&quot;;&quot;&quot;;[.T16]+[.$BC$19]+1)" office:value-type="float" office:value="721" calcext:value-type="float">
            <text:p>721</text:p>
          </table:table-cell>
          <table:table-cell table:style-name="ce17" table:formula="of:=IF([.U16]=&quot;&quot;;&quot;&quot;;[.U16]+[.$BC$19]+1)" office:value-type="float" office:value="720" calcext:value-type="float">
            <text:p>720</text:p>
          </table:table-cell>
          <table:table-cell table:style-name="ce17" table:formula="of:=IF([.V16]=&quot;&quot;;&quot;&quot;;[.V16]+[.$BC$19]+1)" office:value-type="float" office:value="719" calcext:value-type="float">
            <text:p>719</text:p>
          </table:table-cell>
          <table:table-cell table:style-name="ce17" table:formula="of:=IF([.W16]=&quot;&quot;;&quot;&quot;;[.W16]+[.$BC$19]+1)" office:value-type="float" office:value="718" calcext:value-type="float">
            <text:p>718</text:p>
          </table:table-cell>
          <table:table-cell table:style-name="ce17" table:formula="of:=IF([.X16]=&quot;&quot;;&quot;&quot;;[.X16]+[.$BC$19]+1)" office:value-type="float" office:value="717" calcext:value-type="float">
            <text:p>717</text:p>
          </table:table-cell>
          <table:table-cell table:style-name="ce17" table:formula="of:=IF([.Y16]=&quot;&quot;;&quot;&quot;;[.Y16]+[.$BC$19]+1)" office:value-type="float" office:value="716" calcext:value-type="float">
            <text:p>716</text:p>
          </table:table-cell>
          <table:table-cell table:style-name="ce17" table:formula="of:=IF([.Z16]=&quot;&quot;;&quot;&quot;;[.Z16]+[.$BC$19]+1)" office:value-type="float" office:value="715" calcext:value-type="float">
            <text:p>715</text:p>
          </table:table-cell>
          <table:table-cell table:style-name="ce17" table:formula="of:=IF([.AA16]=&quot;&quot;;&quot;&quot;;[.AA16]+[.$BC$19]+1)" office:value-type="float" office:value="714" calcext:value-type="float">
            <text:p>714</text:p>
          </table:table-cell>
          <table:table-cell table:style-name="ce17" table:formula="of:=IF([.AB16]=&quot;&quot;;&quot;&quot;;[.AB16]+[.$BC$19]+1)" office:value-type="float" office:value="713" calcext:value-type="float">
            <text:p>713</text:p>
          </table:table-cell>
          <table:table-cell table:style-name="ce17" table:formula="of:=IF([.AC16]=&quot;&quot;;&quot;&quot;;[.AC16]+[.$BC$19]+1)" office:value-type="float" office:value="712" calcext:value-type="float">
            <text:p>712</text:p>
          </table:table-cell>
          <table:table-cell table:style-name="ce17" table:formula="of:=IF([.AD16]=&quot;&quot;;&quot;&quot;;[.AD16]+[.$BC$19]+1)" office:value-type="float" office:value="711" calcext:value-type="float">
            <text:p>711</text:p>
          </table:table-cell>
          <table:table-cell table:style-name="ce17" table:formula="of:=IF([.AE16]=&quot;&quot;;&quot;&quot;;[.AE16]+[.$BC$19]+1)" office:value-type="float" office:value="710" calcext:value-type="float">
            <text:p>710</text:p>
          </table:table-cell>
          <table:table-cell table:style-name="ce17" table:formula="of:=IF([.AF16]=&quot;&quot;;&quot;&quot;;[.AF16]+[.$BC$19]+1)" office:value-type="float" office:value="709" calcext:value-type="float">
            <text:p>709</text:p>
          </table:table-cell>
          <table:table-cell table:style-name="ce17" table:formula="of:=IF([.AG16]=&quot;&quot;;&quot;&quot;;[.AG16]+[.$BC$19]+1)" office:value-type="float" office:value="708" calcext:value-type="float">
            <text:p>708</text:p>
          </table:table-cell>
          <table:table-cell table:style-name="ce17" table:formula="of:=IF([.AH16]=&quot;&quot;;&quot;&quot;;[.AH16]+[.$BC$19]+1)">
            <text:p/>
          </table:table-cell>
          <table:table-cell table:style-name="ce17" table:formula="of:=IF([.AI16]=&quot;&quot;;&quot;&quot;;[.AI16]+[.$BC$19]+1)">
            <text:p/>
          </table:table-cell>
          <table:table-cell table:style-name="ce17" table:formula="of:=IF([.AJ16]=&quot;&quot;;&quot;&quot;;[.AJ16]+[.$BC$19]+1)">
            <text:p/>
          </table:table-cell>
          <table:table-cell table:style-name="ce17" table:formula="of:=IF([.BV16]=&quot;&quot;;&quot;&quot;;[.BV16]+[.$BD$4]+1)">
            <text:p/>
          </table:table-cell>
          <table:table-cell table:style-name="ce17" table:formula="of:=IF([.AL16]=&quot;&quot;;&quot;&quot;;[.AL16]+[.$CN$3]+1)">
            <text:p/>
          </table:table-cell>
          <table:table-cell table:style-name="ce17" table:formula="of:=IF([.AM16]=&quot;&quot;;&quot;&quot;;[.AM16]+[.$CN$3]+1)">
            <text:p/>
          </table:table-cell>
          <table:table-cell table:style-name="ce17" table:formula="of:=IF([.AN16]=&quot;&quot;;&quot;&quot;;[.AN16]+[.$CN$3]+1)">
            <text:p/>
          </table:table-cell>
          <table:table-cell table:style-name="ce17" table:formula="of:=IF([.AO16]=&quot;&quot;;&quot;&quot;;[.AO16]+[.$CN$3]+1)">
            <text:p/>
          </table:table-cell>
          <table:table-cell table:style-name="ce17" table:formula="of:=IF([.AP16]=&quot;&quot;;&quot;&quot;;[.AP16]+[.$CN$3]+1)">
            <text:p/>
          </table:table-cell>
          <table:table-cell table:style-name="ce17" table:formula="of:=IF([.AQ16]=&quot;&quot;;&quot;&quot;;[.AQ16]+[.$CN$3]+1)">
            <text:p/>
          </table:table-cell>
          <table:table-cell table:style-name="ce17" table:formula="of:=IF([.AR16]=&quot;&quot;;&quot;&quot;;[.AR16]+[.$CN$3]+1)">
            <text:p/>
          </table:table-cell>
          <table:table-cell table:style-name="ce17" table:formula="of:=IF([.AS16]=&quot;&quot;;&quot;&quot;;[.AS16]+[.$CN$3]+1)">
            <text:p/>
          </table:table-cell>
          <table:table-cell table:style-name="ce17" table:formula="of:=IF([.AT16]=&quot;&quot;;&quot;&quot;;[.AT16]+[.$CN$3]+1)">
            <text:p/>
          </table:table-cell>
          <table:table-cell table:style-name="ce17" table:formula="of:=IF([.AU16]=&quot;&quot;;&quot;&quot;;[.AU16]+[.$CN$3]+1)">
            <text:p/>
          </table:table-cell>
          <table:table-cell table:style-name="ce17" table:formula="of:=IF([.AV16]=&quot;&quot;;&quot;&quot;;[.AV16]+[.$CN$3]+1)">
            <text:p/>
          </table:table-cell>
          <table:table-cell table:style-name="ce17" table:formula="of:=IF([.AW16]=&quot;&quot;;&quot;&quot;;[.AW16]+[.$CN$3]+1)">
            <text:p/>
          </table:table-cell>
          <table:table-cell table:style-name="ce17" table:formula="of:=IF([.AX16]=&quot;&quot;;&quot;&quot;;[.AX16]+[.$CN$3]+1)">
            <text:p/>
          </table:table-cell>
          <table:table-cell table:style-name="ce17" table:formula="of:=IF([.AY16]=&quot;&quot;;&quot;&quot;;[.AY16]+[.$CN$3]+1)">
            <text:p/>
          </table:table-cell>
          <table:table-cell table:style-name="ce17" table:formula="of:=IF([.AZ16]=&quot;&quot;;&quot;&quot;;[.AZ16]+[.$CN$3]+1)" office:value-type="float" office:value="1510" calcext:value-type="float">
            <text:p>1510</text:p>
          </table:table-cell>
          <table:table-cell table:style-name="ce17" table:formula="of:=IF([.BA16]=&quot;&quot;;&quot;&quot;;[.BA16]+[.$CN$3]+1)" office:value-type="float" office:value="1511" calcext:value-type="float">
            <text:p>1511</text:p>
          </table:table-cell>
          <table:table-cell table:style-name="ce17" table:formula="of:=IF([.BB16]=&quot;&quot;;&quot;&quot;;[.BB16]+[.$CN$3]+1)" office:value-type="float" office:value="1512" calcext:value-type="float">
            <text:p>1512</text:p>
          </table:table-cell>
          <table:table-cell table:style-name="ce17" table:formula="of:=IF([.BC16]=&quot;&quot;;&quot;&quot;;[.BC16]+[.$CN$3]+1)" office:value-type="float" office:value="1513" calcext:value-type="float">
            <text:p>1513</text:p>
          </table:table-cell>
          <table:table-cell table:style-name="ce17" table:formula="of:=IF([.BD16]=&quot;&quot;;&quot;&quot;;[.BD16]+[.$CN$3]+1)" office:value-type="float" office:value="1514" calcext:value-type="float">
            <text:p>1514</text:p>
          </table:table-cell>
          <table:table-cell table:style-name="ce17" table:formula="of:=IF([.BE16]=&quot;&quot;;&quot;&quot;;[.BE16]+[.$CN$3]+1)" office:value-type="float" office:value="1515" calcext:value-type="float">
            <text:p>1515</text:p>
          </table:table-cell>
          <table:table-cell table:style-name="ce17" table:formula="of:=IF([.BF16]=&quot;&quot;;&quot;&quot;;[.BF16]+[.$CN$3]+1)" office:value-type="float" office:value="1516" calcext:value-type="float">
            <text:p>1516</text:p>
          </table:table-cell>
          <table:table-cell table:style-name="ce17" table:formula="of:=IF([.BG16]=&quot;&quot;;&quot;&quot;;[.BG16]+[.$CN$3]+1)" office:value-type="float" office:value="1517" calcext:value-type="float">
            <text:p>1517</text:p>
          </table:table-cell>
          <table:table-cell table:style-name="ce17" table:formula="of:=IF([.BH16]=&quot;&quot;;&quot;&quot;;[.BH16]+[.$CN$3]+1)">
            <text:p/>
          </table:table-cell>
          <table:table-cell table:style-name="ce17" table:formula="of:=IF([.BI16]=&quot;&quot;;&quot;&quot;;[.BI16]+[.$CN$3]+1)">
            <text:p/>
          </table:table-cell>
          <table:table-cell table:style-name="ce17" table:formula="of:=IF([.BJ16]=&quot;&quot;;&quot;&quot;;[.BJ16]+[.$CN$3]+1)">
            <text:p/>
          </table:table-cell>
          <table:table-cell table:style-name="ce17" table:formula="of:=IF([.BK16]=&quot;&quot;;&quot;&quot;;[.BK16]+[.$CN$3]+1)">
            <text:p/>
          </table:table-cell>
          <table:table-cell table:style-name="ce17" table:formula="of:=IF([.BL16]=&quot;&quot;;&quot;&quot;;[.BL16]+[.$CN$3]+1)">
            <text:p/>
          </table:table-cell>
          <table:table-cell table:style-name="ce17" table:formula="of:=IF([.BM16]=&quot;&quot;;&quot;&quot;;[.BM16]+[.$CN$3]+1)">
            <text:p/>
          </table:table-cell>
          <table:table-cell table:style-name="ce17" table:formula="of:=IF([.BN16]=&quot;&quot;;&quot;&quot;;[.BN16]+[.$CN$3]+1)">
            <text:p/>
          </table:table-cell>
          <table:table-cell table:style-name="ce17" table:formula="of:=IF([.BO16]=&quot;&quot;;&quot;&quot;;[.BO16]+[.$CN$3]+1)">
            <text:p/>
          </table:table-cell>
          <table:table-cell table:style-name="ce17" table:formula="of:=IF([.BP16]=&quot;&quot;;&quot;&quot;;[.BP16]+[.$CN$3]+1)">
            <text:p/>
          </table:table-cell>
          <table:table-cell table:style-name="ce17" table:formula="of:=IF([.BQ16]=&quot;&quot;;&quot;&quot;;[.BQ16]+[.$CN$3]+1)">
            <text:p/>
          </table:table-cell>
          <table:table-cell table:style-name="ce17" table:formula="of:=IF([.BR16]=&quot;&quot;;&quot;&quot;;[.BR16]+[.$CN$3]+1)">
            <text:p/>
          </table:table-cell>
          <table:table-cell table:style-name="ce17" table:formula="of:=IF([.BS16]=&quot;&quot;;&quot;&quot;;[.BS16]+[.$CN$3]+1)">
            <text:p/>
          </table:table-cell>
          <table:table-cell table:style-name="ce17" table:formula="of:=IF([.BT16]=&quot;&quot;;&quot;&quot;;[.BT16]+[.$CN$3]+1)">
            <text:p/>
          </table:table-cell>
          <table:table-cell table:style-name="ce17" table:formula="of:=IF([.BU16]=&quot;&quot;;&quot;&quot;;[.BU16]+[.$CN$3]+1)">
            <text:p/>
          </table:table-cell>
          <table:table-cell table:style-name="ce17" table:formula="of:=IF([.BV16]=&quot;&quot;;&quot;&quot;;[.BV16]+[.$DW$19]+1)">
            <text:p/>
          </table:table-cell>
          <table:table-cell table:style-name="ce17" table:formula="of:=IF([.BW16]=&quot;&quot;;&quot;&quot;;[.BW16]+[.$DW$19]+1)">
            <text:p/>
          </table:table-cell>
          <table:table-cell table:style-name="ce17" table:formula="of:=IF([.BX16]=&quot;&quot;;&quot;&quot;;[.BX16]+[.$DW$19]+1)">
            <text:p/>
          </table:table-cell>
          <table:table-cell table:style-name="ce17" table:formula="of:=IF([.BY16]=&quot;&quot;;&quot;&quot;;[.BY16]+[.$DW$19]+1)">
            <text:p/>
          </table:table-cell>
          <table:table-cell table:style-name="ce17" table:formula="of:=IF([.BZ16]=&quot;&quot;;&quot;&quot;;[.BZ16]+[.$DW$19]+1)" office:value-type="float" office:value="2265" calcext:value-type="float">
            <text:p>2265</text:p>
          </table:table-cell>
          <table:table-cell table:style-name="ce17" table:formula="of:=IF([.CA16]=&quot;&quot;;&quot;&quot;;[.CA16]+[.$DW$19]+1)" office:value-type="float" office:value="2264" calcext:value-type="float">
            <text:p>2264</text:p>
          </table:table-cell>
          <table:table-cell table:style-name="ce17" table:formula="of:=IF([.CB16]=&quot;&quot;;&quot;&quot;;[.CB16]+[.$DW$19]+1)" office:value-type="float" office:value="2263" calcext:value-type="float">
            <text:p>2263</text:p>
          </table:table-cell>
          <table:table-cell table:style-name="ce17" table:formula="of:=IF([.CC16]=&quot;&quot;;&quot;&quot;;[.CC16]+[.$DW$19]+1)" office:value-type="float" office:value="2262" calcext:value-type="float">
            <text:p>2262</text:p>
          </table:table-cell>
          <table:table-cell table:style-name="ce17" table:formula="of:=IF([.CD16]=&quot;&quot;;&quot;&quot;;[.CD16]+[.$DW$19]+1)" office:value-type="float" office:value="2261" calcext:value-type="float">
            <text:p>2261</text:p>
          </table:table-cell>
          <table:table-cell table:style-name="ce17" table:formula="of:=IF([.CE16]=&quot;&quot;;&quot;&quot;;[.CE16]+[.$DW$19]+1)" office:value-type="float" office:value="2260" calcext:value-type="float">
            <text:p>2260</text:p>
          </table:table-cell>
          <table:table-cell table:style-name="ce17" table:formula="of:=IF([.CF16]=&quot;&quot;;&quot;&quot;;[.CF16]+[.$DW$19]+1)" office:value-type="float" office:value="2259" calcext:value-type="float">
            <text:p>2259</text:p>
          </table:table-cell>
          <table:table-cell table:style-name="ce17" table:formula="of:=IF([.CG16]=&quot;&quot;;&quot;&quot;;[.CG16]+[.$DW$19]+1)" office:value-type="float" office:value="2258" calcext:value-type="float">
            <text:p>2258</text:p>
          </table:table-cell>
          <table:table-cell table:style-name="ce17" table:formula="of:=IF([.CH16]=&quot;&quot;;&quot;&quot;;[.CH16]+[.$DW$19]+1)" office:value-type="float" office:value="2257" calcext:value-type="float">
            <text:p>2257</text:p>
          </table:table-cell>
          <table:table-cell table:style-name="ce17" table:formula="of:=IF([.CI16]=&quot;&quot;;&quot;&quot;;[.CI16]+[.$DW$19]+1)" office:value-type="float" office:value="2256" calcext:value-type="float">
            <text:p>2256</text:p>
          </table:table-cell>
          <table:table-cell table:style-name="ce17" table:formula="of:=IF([.CJ16]=&quot;&quot;;&quot;&quot;;[.CJ16]+[.$DW$19]+1)" office:value-type="float" office:value="2255" calcext:value-type="float">
            <text:p>2255</text:p>
          </table:table-cell>
          <table:table-cell table:style-name="ce17" table:formula="of:=IF([.CK16]=&quot;&quot;;&quot;&quot;;[.CK16]+[.$DW$19]+1)" office:value-type="float" office:value="2254" calcext:value-type="float">
            <text:p>2254</text:p>
          </table:table-cell>
          <table:table-cell table:style-name="ce17" table:formula="of:=IF([.CL16]=&quot;&quot;;&quot;&quot;;[.CL16]+[.$DW$19]+1)" office:value-type="float" office:value="2253" calcext:value-type="float">
            <text:p>2253</text:p>
          </table:table-cell>
          <table:table-cell table:style-name="ce17" table:formula="of:=IF([.CM16]=&quot;&quot;;&quot;&quot;;[.CM16]+[.$DW$19]+1)" office:value-type="float" office:value="2252" calcext:value-type="float">
            <text:p>2252</text:p>
          </table:table-cell>
          <table:table-cell table:style-name="ce17" table:formula="of:=IF([.CN16]=&quot;&quot;;&quot;&quot;;[.CN16]+[.$DW$19]+1)" office:value-type="float" office:value="2251" calcext:value-type="float">
            <text:p>2251</text:p>
          </table:table-cell>
          <table:table-cell table:style-name="ce17" table:formula="of:=IF([.CO16]=&quot;&quot;;&quot;&quot;;[.CO16]+[.$DW$19]+1)" office:value-type="float" office:value="2250" calcext:value-type="float">
            <text:p>2250</text:p>
          </table:table-cell>
          <table:table-cell table:style-name="ce17" table:formula="of:=IF([.CP16]=&quot;&quot;;&quot;&quot;;[.CP16]+[.$DW$19]+1)" office:value-type="float" office:value="2249" calcext:value-type="float">
            <text:p>2249</text:p>
          </table:table-cell>
          <table:table-cell table:style-name="ce17" table:formula="of:=IF([.CQ16]=&quot;&quot;;&quot;&quot;;[.CQ16]+[.$DW$19]+1)" office:value-type="float" office:value="2248" calcext:value-type="float">
            <text:p>2248</text:p>
          </table:table-cell>
          <table:table-cell table:style-name="ce17" table:formula="of:=IF([.CR16]=&quot;&quot;;&quot;&quot;;[.CR16]+[.$DW$19]+1)" office:value-type="float" office:value="2247" calcext:value-type="float">
            <text:p>2247</text:p>
          </table:table-cell>
          <table:table-cell table:style-name="ce17" table:formula="of:=IF([.CS16]=&quot;&quot;;&quot;&quot;;[.CS16]+[.$DW$19]+1)" office:value-type="float" office:value="2246" calcext:value-type="float">
            <text:p>2246</text:p>
          </table:table-cell>
          <table:table-cell table:style-name="ce17" table:formula="of:=IF([.CT16]=&quot;&quot;;&quot;&quot;;[.CT16]+[.$DW$19]+1)" office:value-type="float" office:value="2245" calcext:value-type="float">
            <text:p>2245</text:p>
          </table:table-cell>
          <table:table-cell table:style-name="ce17" table:formula="of:=IF([.CU16]=&quot;&quot;;&quot;&quot;;[.CU16]+[.$DW$19]+1)" office:value-type="float" office:value="2244" calcext:value-type="float">
            <text:p>2244</text:p>
          </table:table-cell>
          <table:table-cell table:style-name="ce17" table:formula="of:=IF([.CV16]=&quot;&quot;;&quot;&quot;;[.CV16]+[.$DW$19]+1)" office:value-type="float" office:value="2243" calcext:value-type="float">
            <text:p>2243</text:p>
          </table:table-cell>
          <table:table-cell table:style-name="ce17" table:formula="of:=IF([.CW16]=&quot;&quot;;&quot;&quot;;[.CW16]+[.$DW$19]+1)" office:value-type="float" office:value="2242" calcext:value-type="float">
            <text:p>2242</text:p>
          </table:table-cell>
          <table:table-cell table:style-name="ce17" table:formula="of:=IF([.CX16]=&quot;&quot;;&quot;&quot;;[.CX16]+[.$DW$19]+1)" office:value-type="float" office:value="2241" calcext:value-type="float">
            <text:p>2241</text:p>
          </table:table-cell>
          <table:table-cell table:style-name="ce17" table:formula="of:=IF([.CY16]=&quot;&quot;;&quot;&quot;;[.CY16]+[.$DW$19]+1)" office:value-type="float" office:value="2240" calcext:value-type="float">
            <text:p>2240</text:p>
          </table:table-cell>
          <table:table-cell table:style-name="ce17" table:formula="of:=IF([.CZ16]=&quot;&quot;;&quot;&quot;;[.CZ16]+[.$DW$19]+1)" office:value-type="float" office:value="2239" calcext:value-type="float">
            <text:p>2239</text:p>
          </table:table-cell>
          <table:table-cell table:style-name="ce17" table:formula="of:=IF([.DA16]=&quot;&quot;;&quot;&quot;;[.DA16]+[.$DW$19]+1)" office:value-type="float" office:value="2238" calcext:value-type="float">
            <text:p>2238</text:p>
          </table:table-cell>
          <table:table-cell table:style-name="ce17" table:formula="of:=IF([.DB16]=&quot;&quot;;&quot;&quot;;[.DB16]+[.$DW$19]+1)">
            <text:p/>
          </table:table-cell>
          <table:table-cell table:style-name="ce17" table:formula="of:=IF([.DC16]=&quot;&quot;;&quot;&quot;;[.DC16]+[.$DW$19]+1)">
            <text:p/>
          </table:table-cell>
          <table:table-cell table:style-name="ce17" table:formula="of:=IF([.DD16]=&quot;&quot;;&quot;&quot;;[.DD16]+[.$DW$19]+1)">
            <text:p/>
          </table:table-cell>
          <table:table-cell table:style-name="ce17" table:formula="of:=IF([.DE16]=&quot;&quot;;&quot;&quot;;[.DE16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16" table:number-columns-repeated="3"/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16" table:number-columns-repeated="3"/>
          <table:table-cell table:style-name="ce17" table:formula="of:=IF([.B41]=&quot;&quot;;&quot;&quot;;[.B41]+[.$T$3]+1)">
            <text:p/>
          </table:table-cell>
          <table:table-cell table:style-name="ce17" table:formula="of:=IF([.C41]=&quot;&quot;;&quot;&quot;;[.C41]+[.$T$3]+1)">
            <text:p/>
          </table:table-cell>
          <table:table-cell table:style-name="ce17" table:formula="of:=IF([.D41]=&quot;&quot;;&quot;&quot;;[.D41]+[.$T$3]+1)">
            <text:p/>
          </table:table-cell>
          <table:table-cell table:style-name="ce17" table:formula="of:=IF([.E41]=&quot;&quot;;&quot;&quot;;[.E41]+[.$T$3]+1)">
            <text:p/>
          </table:table-cell>
          <table:table-cell table:style-name="ce17" table:formula="of:=IF([.F41]=&quot;&quot;;&quot;&quot;;[.F41]+[.$T$3]+1)">
            <text:p/>
          </table:table-cell>
          <table:table-cell table:style-name="ce17" table:formula="of:=IF([.G41]=&quot;&quot;;&quot;&quot;;[.G41]+[.$T$3]+1)">
            <text:p/>
          </table:table-cell>
          <table:table-cell table:style-name="ce17" table:formula="of:=IF([.H41]=&quot;&quot;;&quot;&quot;;[.H41]+[.$T$3]+1)">
            <text:p/>
          </table:table-cell>
          <table:table-cell table:style-name="ce17" table:formula="of:=IF([.I41]=&quot;&quot;;&quot;&quot;;[.I41]+[.$T$3]+1)">
            <text:p/>
          </table:table-cell>
          <table:table-cell table:style-name="ce17" table:formula="of:=IF([.J41]=&quot;&quot;;&quot;&quot;;[.J41]+[.$T$3]+1)">
            <text:p/>
          </table:table-cell>
          <table:table-cell table:style-name="ce17" table:formula="of:=IF([.K41]=&quot;&quot;;&quot;&quot;;[.K41]+[.$T$3]+1)">
            <text:p/>
          </table:table-cell>
          <table:table-cell table:style-name="ce17" table:formula="of:=IF([.L41]=&quot;&quot;;&quot;&quot;;[.L41]+[.$T$3]+1)">
            <text:p/>
          </table:table-cell>
          <table:table-cell table:style-name="ce17" table:formula="of:=IF([.M41]=&quot;&quot;;&quot;&quot;;[.M41]+[.$T$3]+1)">
            <text:p/>
          </table:table-cell>
          <table:table-cell table:style-name="ce17" table:formula="of:=IF([.N41]=&quot;&quot;;&quot;&quot;;[.N41]+[.$T$3]+1)">
            <text:p/>
          </table:table-cell>
          <table:table-cell table:style-name="ce17" table:formula="of:=IF([.O41]=&quot;&quot;;&quot;&quot;;[.O41]+[.$T$3]+1)">
            <text:p/>
          </table:table-cell>
          <table:table-cell table:style-name="ce17" table:formula="of:=IF([.P41]=&quot;&quot;;&quot;&quot;;[.P41]+[.$T$3]+1)">
            <text:p/>
          </table:table-cell>
          <table:table-cell table:style-name="ce17" table:formula="of:=IF([.Q41]=&quot;&quot;;&quot;&quot;;[.Q41]+[.$T$3]+1)" office:value-type="float" office:value="605" calcext:value-type="float">
            <text:p>605</text:p>
          </table:table-cell>
          <table:table-cell table:style-name="ce17" table:formula="of:=IF([.R41]=&quot;&quot;;&quot;&quot;;[.R41]+[.$T$3]+1)" office:value-type="float" office:value="604" calcext:value-type="float">
            <text:p>604</text:p>
          </table:table-cell>
          <table:table-cell table:style-name="ce17" table:formula="of:=IF([.S41]=&quot;&quot;;&quot;&quot;;[.S41]+[.$T$3]+1)" office:value-type="float" office:value="603" calcext:value-type="float">
            <text:p>603</text:p>
          </table:table-cell>
          <table:table-cell table:style-name="ce17" table:formula="of:=IF([.T41]=&quot;&quot;;&quot;&quot;;[.T41]+[.$T$3]+1)" office:value-type="float" office:value="602" calcext:value-type="float">
            <text:p>602</text:p>
          </table:table-cell>
          <table:table-cell table:style-name="ce17" table:formula="of:=IF([.U41]=&quot;&quot;;&quot;&quot;;[.U41]+[.$T$3]+1)" office:value-type="float" office:value="601" calcext:value-type="float">
            <text:p>601</text:p>
          </table:table-cell>
          <table:table-cell table:style-name="ce17" table:formula="of:=IF([.V41]=&quot;&quot;;&quot;&quot;;[.V41]+[.$T$3]+1)" office:value-type="float" office:value="600" calcext:value-type="float">
            <text:p>600</text:p>
          </table:table-cell>
          <table:table-cell table:style-name="ce17" table:formula="of:=IF([.W41]=&quot;&quot;;&quot;&quot;;[.W41]+[.$T$3]+1)">
            <text:p/>
          </table:table-cell>
          <table:table-cell table:style-name="ce17" table:formula="of:=IF([.X41]=&quot;&quot;;&quot;&quot;;[.X41]+[.$T$3]+1)">
            <text:p/>
          </table:table-cell>
          <table:table-cell table:style-name="ce17" table:formula="of:=IF([.Y41]=&quot;&quot;;&quot;&quot;;[.Y41]+[.$T$3]+1)">
            <text:p/>
          </table:table-cell>
          <table:table-cell table:style-name="ce17" table:formula="of:=IF([.Z41]=&quot;&quot;;&quot;&quot;;[.Z41]+[.$T$3]+1)">
            <text:p/>
          </table:table-cell>
          <table:table-cell table:style-name="ce17" table:formula="of:=IF([.AA41]=&quot;&quot;;&quot;&quot;;[.AA41]+[.$T$3]+1)">
            <text:p/>
          </table:table-cell>
          <table:table-cell table:style-name="ce17" table:formula="of:=IF([.AB41]=&quot;&quot;;&quot;&quot;;[.AB41]+[.$T$3]+1)">
            <text:p/>
          </table:table-cell>
          <table:table-cell table:style-name="ce17" table:formula="of:=IF([.AC41]=&quot;&quot;;&quot;&quot;;[.AC41]+[.$T$3]+1)">
            <text:p/>
          </table:table-cell>
          <table:table-cell table:style-name="ce17" table:formula="of:=IF([.AD41]=&quot;&quot;;&quot;&quot;;[.AD41]+[.$T$3]+1)">
            <text:p/>
          </table:table-cell>
          <table:table-cell table:style-name="ce17" table:formula="of:=IF([.AE41]=&quot;&quot;;&quot;&quot;;[.AE41]+[.$T$3]+1)">
            <text:p/>
          </table:table-cell>
          <table:table-cell table:style-name="ce17" table:formula="of:=IF([.AF41]=&quot;&quot;;&quot;&quot;;[.AF41]+[.$T$3]+1)">
            <text:p/>
          </table:table-cell>
          <table:table-cell table:style-name="ce17" table:formula="of:=IF([.AG41]=&quot;&quot;;&quot;&quot;;[.AG41]+[.$T$3]+1)">
            <text:p/>
          </table:table-cell>
          <table:table-cell table:style-name="ce17" table:formula="of:=IF([.AH41]=&quot;&quot;;&quot;&quot;;[.AH41]+[.$T$3]+1)">
            <text:p/>
          </table:table-cell>
          <table:table-cell table:style-name="ce17" table:formula="of:=IF([.AI41]=&quot;&quot;;&quot;&quot;;[.AI41]+[.$T$3]+1)">
            <text:p/>
          </table:table-cell>
          <table:table-cell table:style-name="ce17" table:formula="of:=IF([.AJ41]=&quot;&quot;;&quot;&quot;;[.AJ41]+[.$T$3]+1)">
            <text:p/>
          </table:table-cell>
          <table:table-cell table:style-name="ce17" table:formula="of:=IF([.AK41]=&quot;&quot;;&quot;&quot;;[.AK41]+[.$T$3]+1)">
            <text:p/>
          </table:table-cell>
          <table:table-cell table:style-name="ce17" table:formula="of:=IF([.B17]=&quot;&quot;;&quot;&quot;;[.B17]+[.$BC$19]+1)">
            <text:p/>
          </table:table-cell>
          <table:table-cell table:style-name="ce17" table:formula="of:=IF([.C17]=&quot;&quot;;&quot;&quot;;[.C17]+[.$BC$19]+1)">
            <text:p/>
          </table:table-cell>
          <table:table-cell table:style-name="ce17" table:formula="of:=IF([.D17]=&quot;&quot;;&quot;&quot;;[.D17]+[.$BC$19]+1)">
            <text:p/>
          </table:table-cell>
          <table:table-cell table:style-name="ce17" table:formula="of:=IF([.E17]=&quot;&quot;;&quot;&quot;;[.E17]+[.$BC$19]+1)" office:value-type="float" office:value="678" calcext:value-type="float">
            <text:p>678</text:p>
          </table:table-cell>
          <table:table-cell table:style-name="ce17" table:formula="of:=IF([.F17]=&quot;&quot;;&quot;&quot;;[.F17]+[.$BC$19]+1)" office:value-type="float" office:value="679" calcext:value-type="float">
            <text:p>679</text:p>
          </table:table-cell>
          <table:table-cell table:style-name="ce17" table:formula="of:=IF([.G17]=&quot;&quot;;&quot;&quot;;[.G17]+[.$BC$19]+1)" office:value-type="float" office:value="680" calcext:value-type="float">
            <text:p>680</text:p>
          </table:table-cell>
          <table:table-cell table:style-name="ce17" table:formula="of:=IF([.H17]=&quot;&quot;;&quot;&quot;;[.H17]+[.$BC$19]+1)" office:value-type="float" office:value="681" calcext:value-type="float">
            <text:p>681</text:p>
          </table:table-cell>
          <table:table-cell table:style-name="ce17" table:formula="of:=IF([.I17]=&quot;&quot;;&quot;&quot;;[.I17]+[.$BC$19]+1)" office:value-type="float" office:value="682" calcext:value-type="float">
            <text:p>682</text:p>
          </table:table-cell>
          <table:table-cell table:style-name="ce17" table:formula="of:=IF([.J17]=&quot;&quot;;&quot;&quot;;[.J17]+[.$BC$19]+1)" office:value-type="float" office:value="683" calcext:value-type="float">
            <text:p>683</text:p>
          </table:table-cell>
          <table:table-cell table:style-name="ce17" table:formula="of:=IF([.K17]=&quot;&quot;;&quot;&quot;;[.K17]+[.$BC$19]+1)" office:value-type="float" office:value="684" calcext:value-type="float">
            <text:p>684</text:p>
          </table:table-cell>
          <table:table-cell table:style-name="ce17" table:formula="of:=IF([.L17]=&quot;&quot;;&quot;&quot;;[.L17]+[.$BC$19]+1)" office:value-type="float" office:value="685" calcext:value-type="float">
            <text:p>685</text:p>
          </table:table-cell>
          <table:table-cell table:style-name="ce17" table:formula="of:=IF([.M17]=&quot;&quot;;&quot;&quot;;[.M17]+[.$BC$19]+1)" office:value-type="float" office:value="686" calcext:value-type="float">
            <text:p>686</text:p>
          </table:table-cell>
          <table:table-cell table:style-name="ce17" table:formula="of:=IF([.N17]=&quot;&quot;;&quot;&quot;;[.N17]+[.$BC$19]+1)" office:value-type="float" office:value="687" calcext:value-type="float">
            <text:p>687</text:p>
          </table:table-cell>
          <table:table-cell table:style-name="ce17" table:formula="of:=IF([.O17]=&quot;&quot;;&quot;&quot;;[.O17]+[.$BC$19]+1)" office:value-type="float" office:value="688" calcext:value-type="float">
            <text:p>688</text:p>
          </table:table-cell>
          <table:table-cell table:style-name="ce17" table:formula="of:=IF([.P17]=&quot;&quot;;&quot;&quot;;[.P17]+[.$BC$19]+1)" office:value-type="float" office:value="689" calcext:value-type="float">
            <text:p>689</text:p>
          </table:table-cell>
          <table:table-cell table:style-name="ce17" table:formula="of:=IF([.Q17]=&quot;&quot;;&quot;&quot;;[.Q17]+[.$BC$19]+1)" office:value-type="float" office:value="690" calcext:value-type="float">
            <text:p>690</text:p>
          </table:table-cell>
          <table:table-cell table:style-name="ce17" table:formula="of:=IF([.R17]=&quot;&quot;;&quot;&quot;;[.R17]+[.$BC$19]+1)" office:value-type="float" office:value="691" calcext:value-type="float">
            <text:p>691</text:p>
          </table:table-cell>
          <table:table-cell table:style-name="ce17" table:formula="of:=IF([.S17]=&quot;&quot;;&quot;&quot;;[.S17]+[.$BC$19]+1)" office:value-type="float" office:value="692" calcext:value-type="float">
            <text:p>692</text:p>
          </table:table-cell>
          <table:table-cell table:style-name="ce17" table:formula="of:=IF([.T17]=&quot;&quot;;&quot;&quot;;[.T17]+[.$BC$19]+1)" office:value-type="float" office:value="693" calcext:value-type="float">
            <text:p>693</text:p>
          </table:table-cell>
          <table:table-cell table:style-name="ce17" table:formula="of:=IF([.U17]=&quot;&quot;;&quot;&quot;;[.U17]+[.$BC$19]+1)" office:value-type="float" office:value="694" calcext:value-type="float">
            <text:p>694</text:p>
          </table:table-cell>
          <table:table-cell table:style-name="ce17" table:formula="of:=IF([.V17]=&quot;&quot;;&quot;&quot;;[.V17]+[.$BC$19]+1)" office:value-type="float" office:value="695" calcext:value-type="float">
            <text:p>695</text:p>
          </table:table-cell>
          <table:table-cell table:style-name="ce17" table:formula="of:=IF([.W17]=&quot;&quot;;&quot;&quot;;[.W17]+[.$BC$19]+1)" office:value-type="float" office:value="696" calcext:value-type="float">
            <text:p>696</text:p>
          </table:table-cell>
          <table:table-cell table:style-name="ce17" table:formula="of:=IF([.X17]=&quot;&quot;;&quot;&quot;;[.X17]+[.$BC$19]+1)" office:value-type="float" office:value="697" calcext:value-type="float">
            <text:p>697</text:p>
          </table:table-cell>
          <table:table-cell table:style-name="ce17" table:formula="of:=IF([.Y17]=&quot;&quot;;&quot;&quot;;[.Y17]+[.$BC$19]+1)" office:value-type="float" office:value="698" calcext:value-type="float">
            <text:p>698</text:p>
          </table:table-cell>
          <table:table-cell table:style-name="ce17" table:formula="of:=IF([.Z17]=&quot;&quot;;&quot;&quot;;[.Z17]+[.$BC$19]+1)" office:value-type="float" office:value="699" calcext:value-type="float">
            <text:p>699</text:p>
          </table:table-cell>
          <table:table-cell table:style-name="ce17" table:formula="of:=IF([.AA17]=&quot;&quot;;&quot;&quot;;[.AA17]+[.$BC$19]+1)" office:value-type="float" office:value="700" calcext:value-type="float">
            <text:p>700</text:p>
          </table:table-cell>
          <table:table-cell table:style-name="ce17" table:formula="of:=IF([.AB17]=&quot;&quot;;&quot;&quot;;[.AB17]+[.$BC$19]+1)" office:value-type="float" office:value="701" calcext:value-type="float">
            <text:p>701</text:p>
          </table:table-cell>
          <table:table-cell table:style-name="ce17" table:formula="of:=IF([.AC17]=&quot;&quot;;&quot;&quot;;[.AC17]+[.$BC$19]+1)" office:value-type="float" office:value="702" calcext:value-type="float">
            <text:p>702</text:p>
          </table:table-cell>
          <table:table-cell table:style-name="ce17" table:formula="of:=IF([.AD17]=&quot;&quot;;&quot;&quot;;[.AD17]+[.$BC$19]+1)" office:value-type="float" office:value="703" calcext:value-type="float">
            <text:p>703</text:p>
          </table:table-cell>
          <table:table-cell table:style-name="ce17" table:formula="of:=IF([.AE17]=&quot;&quot;;&quot;&quot;;[.AE17]+[.$BC$19]+1)" office:value-type="float" office:value="704" calcext:value-type="float">
            <text:p>704</text:p>
          </table:table-cell>
          <table:table-cell table:style-name="ce17" table:formula="of:=IF([.AF17]=&quot;&quot;;&quot;&quot;;[.AF17]+[.$BC$19]+1)" office:value-type="float" office:value="705" calcext:value-type="float">
            <text:p>705</text:p>
          </table:table-cell>
          <table:table-cell table:style-name="ce17" table:formula="of:=IF([.AG17]=&quot;&quot;;&quot;&quot;;[.AG17]+[.$BC$19]+1)" office:value-type="float" office:value="706" calcext:value-type="float">
            <text:p>706</text:p>
          </table:table-cell>
          <table:table-cell table:style-name="ce17" table:formula="of:=IF([.AH17]=&quot;&quot;;&quot;&quot;;[.AH17]+[.$BC$19]+1)" office:value-type="float" office:value="707" calcext:value-type="float">
            <text:p>707</text:p>
          </table:table-cell>
          <table:table-cell table:style-name="ce17" table:formula="of:=IF([.AI17]=&quot;&quot;;&quot;&quot;;[.AI17]+[.$BC$19]+1)">
            <text:p/>
          </table:table-cell>
          <table:table-cell table:style-name="ce17" table:formula="of:=IF([.AJ17]=&quot;&quot;;&quot;&quot;;[.AJ17]+[.$BC$19]+1)">
            <text:p/>
          </table:table-cell>
          <table:table-cell table:style-name="ce17" table:formula="of:=IF([.BV17]=&quot;&quot;;&quot;&quot;;[.BV17]+[.$BD$4]+1)">
            <text:p/>
          </table:table-cell>
          <table:table-cell table:style-name="ce17" table:formula="of:=IF([.AL17]=&quot;&quot;;&quot;&quot;;[.AL17]+[.$CN$3]+1)">
            <text:p/>
          </table:table-cell>
          <table:table-cell table:style-name="ce17" table:formula="of:=IF([.AM17]=&quot;&quot;;&quot;&quot;;[.AM17]+[.$CN$3]+1)">
            <text:p/>
          </table:table-cell>
          <table:table-cell table:style-name="ce17" table:formula="of:=IF([.AN17]=&quot;&quot;;&quot;&quot;;[.AN17]+[.$CN$3]+1)">
            <text:p/>
          </table:table-cell>
          <table:table-cell table:style-name="ce17" table:formula="of:=IF([.AO17]=&quot;&quot;;&quot;&quot;;[.AO17]+[.$CN$3]+1)">
            <text:p/>
          </table:table-cell>
          <table:table-cell table:style-name="ce17" table:formula="of:=IF([.AP17]=&quot;&quot;;&quot;&quot;;[.AP17]+[.$CN$3]+1)">
            <text:p/>
          </table:table-cell>
          <table:table-cell table:style-name="ce17" table:formula="of:=IF([.AQ17]=&quot;&quot;;&quot;&quot;;[.AQ17]+[.$CN$3]+1)">
            <text:p/>
          </table:table-cell>
          <table:table-cell table:style-name="ce17" table:formula="of:=IF([.AR17]=&quot;&quot;;&quot;&quot;;[.AR17]+[.$CN$3]+1)">
            <text:p/>
          </table:table-cell>
          <table:table-cell table:style-name="ce17" table:formula="of:=IF([.AS17]=&quot;&quot;;&quot;&quot;;[.AS17]+[.$CN$3]+1)">
            <text:p/>
          </table:table-cell>
          <table:table-cell table:style-name="ce17" table:formula="of:=IF([.AT17]=&quot;&quot;;&quot;&quot;;[.AT17]+[.$CN$3]+1)">
            <text:p/>
          </table:table-cell>
          <table:table-cell table:style-name="ce17" table:formula="of:=IF([.AU17]=&quot;&quot;;&quot;&quot;;[.AU17]+[.$CN$3]+1)">
            <text:p/>
          </table:table-cell>
          <table:table-cell table:style-name="ce17" table:formula="of:=IF([.AV17]=&quot;&quot;;&quot;&quot;;[.AV17]+[.$CN$3]+1)">
            <text:p/>
          </table:table-cell>
          <table:table-cell table:style-name="ce17" table:formula="of:=IF([.AW17]=&quot;&quot;;&quot;&quot;;[.AW17]+[.$CN$3]+1)">
            <text:p/>
          </table:table-cell>
          <table:table-cell table:style-name="ce17" table:formula="of:=IF([.AX17]=&quot;&quot;;&quot;&quot;;[.AX17]+[.$CN$3]+1)">
            <text:p/>
          </table:table-cell>
          <table:table-cell table:style-name="ce17" table:formula="of:=IF([.AY17]=&quot;&quot;;&quot;&quot;;[.AY17]+[.$CN$3]+1)">
            <text:p/>
          </table:table-cell>
          <table:table-cell table:style-name="ce17" table:formula="of:=IF([.AZ17]=&quot;&quot;;&quot;&quot;;[.AZ17]+[.$CN$3]+1)">
            <text:p/>
          </table:table-cell>
          <table:table-cell table:style-name="ce17" table:formula="of:=IF([.BA17]=&quot;&quot;;&quot;&quot;;[.BA17]+[.$CN$3]+1)" office:value-type="float" office:value="1523" calcext:value-type="float">
            <text:p>1523</text:p>
          </table:table-cell>
          <table:table-cell table:style-name="ce17" table:formula="of:=IF([.BB17]=&quot;&quot;;&quot;&quot;;[.BB17]+[.$CN$3]+1)" office:value-type="float" office:value="1522" calcext:value-type="float">
            <text:p>1522</text:p>
          </table:table-cell>
          <table:table-cell table:style-name="ce17" table:formula="of:=IF([.BC17]=&quot;&quot;;&quot;&quot;;[.BC17]+[.$CN$3]+1)" office:value-type="float" office:value="1521" calcext:value-type="float">
            <text:p>1521</text:p>
          </table:table-cell>
          <table:table-cell table:style-name="ce17" table:formula="of:=IF([.BD17]=&quot;&quot;;&quot;&quot;;[.BD17]+[.$CN$3]+1)" office:value-type="float" office:value="1520" calcext:value-type="float">
            <text:p>1520</text:p>
          </table:table-cell>
          <table:table-cell table:style-name="ce17" table:formula="of:=IF([.BE17]=&quot;&quot;;&quot;&quot;;[.BE17]+[.$CN$3]+1)" office:value-type="float" office:value="1519" calcext:value-type="float">
            <text:p>1519</text:p>
          </table:table-cell>
          <table:table-cell table:style-name="ce17" table:formula="of:=IF([.BF17]=&quot;&quot;;&quot;&quot;;[.BF17]+[.$CN$3]+1)" office:value-type="float" office:value="1518" calcext:value-type="float">
            <text:p>1518</text:p>
          </table:table-cell>
          <table:table-cell table:style-name="ce17" table:formula="of:=IF([.BG17]=&quot;&quot;;&quot;&quot;;[.BG17]+[.$CN$3]+1)">
            <text:p/>
          </table:table-cell>
          <table:table-cell table:style-name="ce17" table:formula="of:=IF([.BH17]=&quot;&quot;;&quot;&quot;;[.BH17]+[.$CN$3]+1)">
            <text:p/>
          </table:table-cell>
          <table:table-cell table:style-name="ce17" table:formula="of:=IF([.BI17]=&quot;&quot;;&quot;&quot;;[.BI17]+[.$CN$3]+1)">
            <text:p/>
          </table:table-cell>
          <table:table-cell table:style-name="ce17" table:formula="of:=IF([.BJ17]=&quot;&quot;;&quot;&quot;;[.BJ17]+[.$CN$3]+1)">
            <text:p/>
          </table:table-cell>
          <table:table-cell table:style-name="ce17" table:formula="of:=IF([.BK17]=&quot;&quot;;&quot;&quot;;[.BK17]+[.$CN$3]+1)">
            <text:p/>
          </table:table-cell>
          <table:table-cell table:style-name="ce17" table:formula="of:=IF([.BL17]=&quot;&quot;;&quot;&quot;;[.BL17]+[.$CN$3]+1)">
            <text:p/>
          </table:table-cell>
          <table:table-cell table:style-name="ce17" table:formula="of:=IF([.BM17]=&quot;&quot;;&quot;&quot;;[.BM17]+[.$CN$3]+1)">
            <text:p/>
          </table:table-cell>
          <table:table-cell table:style-name="ce17" table:formula="of:=IF([.BN17]=&quot;&quot;;&quot;&quot;;[.BN17]+[.$CN$3]+1)">
            <text:p/>
          </table:table-cell>
          <table:table-cell table:style-name="ce17" table:formula="of:=IF([.BO17]=&quot;&quot;;&quot;&quot;;[.BO17]+[.$CN$3]+1)">
            <text:p/>
          </table:table-cell>
          <table:table-cell table:style-name="ce17" table:formula="of:=IF([.BP17]=&quot;&quot;;&quot;&quot;;[.BP17]+[.$CN$3]+1)">
            <text:p/>
          </table:table-cell>
          <table:table-cell table:style-name="ce17" table:formula="of:=IF([.BQ17]=&quot;&quot;;&quot;&quot;;[.BQ17]+[.$CN$3]+1)">
            <text:p/>
          </table:table-cell>
          <table:table-cell table:style-name="ce17" table:formula="of:=IF([.BR17]=&quot;&quot;;&quot;&quot;;[.BR17]+[.$CN$3]+1)">
            <text:p/>
          </table:table-cell>
          <table:table-cell table:style-name="ce17" table:formula="of:=IF([.BS17]=&quot;&quot;;&quot;&quot;;[.BS17]+[.$CN$3]+1)">
            <text:p/>
          </table:table-cell>
          <table:table-cell table:style-name="ce17" table:formula="of:=IF([.BT17]=&quot;&quot;;&quot;&quot;;[.BT17]+[.$CN$3]+1)">
            <text:p/>
          </table:table-cell>
          <table:table-cell table:style-name="ce17" table:formula="of:=IF([.BU17]=&quot;&quot;;&quot;&quot;;[.BU17]+[.$CN$3]+1)">
            <text:p/>
          </table:table-cell>
          <table:table-cell table:style-name="ce17" table:formula="of:=IF([.BV17]=&quot;&quot;;&quot;&quot;;[.BV17]+[.$DW$19]+1)">
            <text:p/>
          </table:table-cell>
          <table:table-cell table:style-name="ce17" table:formula="of:=IF([.BW17]=&quot;&quot;;&quot;&quot;;[.BW17]+[.$DW$19]+1)">
            <text:p/>
          </table:table-cell>
          <table:table-cell table:style-name="ce17" table:formula="of:=IF([.BX17]=&quot;&quot;;&quot;&quot;;[.BX17]+[.$DW$19]+1)">
            <text:p/>
          </table:table-cell>
          <table:table-cell table:style-name="ce17" table:formula="of:=IF([.BY17]=&quot;&quot;;&quot;&quot;;[.BY17]+[.$DW$19]+1)" office:value-type="float" office:value="2208" calcext:value-type="float">
            <text:p>2208</text:p>
          </table:table-cell>
          <table:table-cell table:style-name="ce17" table:formula="of:=IF([.BZ17]=&quot;&quot;;&quot;&quot;;[.BZ17]+[.$DW$19]+1)" office:value-type="float" office:value="2209" calcext:value-type="float">
            <text:p>2209</text:p>
          </table:table-cell>
          <table:table-cell table:style-name="ce17" table:formula="of:=IF([.CA17]=&quot;&quot;;&quot;&quot;;[.CA17]+[.$DW$19]+1)" office:value-type="float" office:value="2210" calcext:value-type="float">
            <text:p>2210</text:p>
          </table:table-cell>
          <table:table-cell table:style-name="ce17" table:formula="of:=IF([.CB17]=&quot;&quot;;&quot;&quot;;[.CB17]+[.$DW$19]+1)" office:value-type="float" office:value="2211" calcext:value-type="float">
            <text:p>2211</text:p>
          </table:table-cell>
          <table:table-cell table:style-name="ce17" table:formula="of:=IF([.CC17]=&quot;&quot;;&quot;&quot;;[.CC17]+[.$DW$19]+1)" office:value-type="float" office:value="2212" calcext:value-type="float">
            <text:p>2212</text:p>
          </table:table-cell>
          <table:table-cell table:style-name="ce17" table:formula="of:=IF([.CD17]=&quot;&quot;;&quot;&quot;;[.CD17]+[.$DW$19]+1)" office:value-type="float" office:value="2213" calcext:value-type="float">
            <text:p>2213</text:p>
          </table:table-cell>
          <table:table-cell table:style-name="ce17" table:formula="of:=IF([.CE17]=&quot;&quot;;&quot;&quot;;[.CE17]+[.$DW$19]+1)" office:value-type="float" office:value="2214" calcext:value-type="float">
            <text:p>2214</text:p>
          </table:table-cell>
          <table:table-cell table:style-name="ce17" table:formula="of:=IF([.CF17]=&quot;&quot;;&quot;&quot;;[.CF17]+[.$DW$19]+1)" office:value-type="float" office:value="2215" calcext:value-type="float">
            <text:p>2215</text:p>
          </table:table-cell>
          <table:table-cell table:style-name="ce17" table:formula="of:=IF([.CG17]=&quot;&quot;;&quot;&quot;;[.CG17]+[.$DW$19]+1)" office:value-type="float" office:value="2216" calcext:value-type="float">
            <text:p>2216</text:p>
          </table:table-cell>
          <table:table-cell table:style-name="ce17" table:formula="of:=IF([.CH17]=&quot;&quot;;&quot;&quot;;[.CH17]+[.$DW$19]+1)" office:value-type="float" office:value="2217" calcext:value-type="float">
            <text:p>2217</text:p>
          </table:table-cell>
          <table:table-cell table:style-name="ce17" table:formula="of:=IF([.CI17]=&quot;&quot;;&quot;&quot;;[.CI17]+[.$DW$19]+1)" office:value-type="float" office:value="2218" calcext:value-type="float">
            <text:p>2218</text:p>
          </table:table-cell>
          <table:table-cell table:style-name="ce17" table:formula="of:=IF([.CJ17]=&quot;&quot;;&quot;&quot;;[.CJ17]+[.$DW$19]+1)" office:value-type="float" office:value="2219" calcext:value-type="float">
            <text:p>2219</text:p>
          </table:table-cell>
          <table:table-cell table:style-name="ce17" table:formula="of:=IF([.CK17]=&quot;&quot;;&quot;&quot;;[.CK17]+[.$DW$19]+1)" office:value-type="float" office:value="2220" calcext:value-type="float">
            <text:p>2220</text:p>
          </table:table-cell>
          <table:table-cell table:style-name="ce17" table:formula="of:=IF([.CL17]=&quot;&quot;;&quot;&quot;;[.CL17]+[.$DW$19]+1)" office:value-type="float" office:value="2221" calcext:value-type="float">
            <text:p>2221</text:p>
          </table:table-cell>
          <table:table-cell table:style-name="ce17" table:formula="of:=IF([.CM17]=&quot;&quot;;&quot;&quot;;[.CM17]+[.$DW$19]+1)" office:value-type="float" office:value="2222" calcext:value-type="float">
            <text:p>2222</text:p>
          </table:table-cell>
          <table:table-cell table:style-name="ce17" table:formula="of:=IF([.CN17]=&quot;&quot;;&quot;&quot;;[.CN17]+[.$DW$19]+1)" office:value-type="float" office:value="2223" calcext:value-type="float">
            <text:p>2223</text:p>
          </table:table-cell>
          <table:table-cell table:style-name="ce17" table:formula="of:=IF([.CO17]=&quot;&quot;;&quot;&quot;;[.CO17]+[.$DW$19]+1)" office:value-type="float" office:value="2224" calcext:value-type="float">
            <text:p>2224</text:p>
          </table:table-cell>
          <table:table-cell table:style-name="ce17" table:formula="of:=IF([.CP17]=&quot;&quot;;&quot;&quot;;[.CP17]+[.$DW$19]+1)" office:value-type="float" office:value="2225" calcext:value-type="float">
            <text:p>2225</text:p>
          </table:table-cell>
          <table:table-cell table:style-name="ce17" table:formula="of:=IF([.CQ17]=&quot;&quot;;&quot;&quot;;[.CQ17]+[.$DW$19]+1)" office:value-type="float" office:value="2226" calcext:value-type="float">
            <text:p>2226</text:p>
          </table:table-cell>
          <table:table-cell table:style-name="ce17" table:formula="of:=IF([.CR17]=&quot;&quot;;&quot;&quot;;[.CR17]+[.$DW$19]+1)" office:value-type="float" office:value="2227" calcext:value-type="float">
            <text:p>2227</text:p>
          </table:table-cell>
          <table:table-cell table:style-name="ce17" table:formula="of:=IF([.CS17]=&quot;&quot;;&quot;&quot;;[.CS17]+[.$DW$19]+1)" office:value-type="float" office:value="2228" calcext:value-type="float">
            <text:p>2228</text:p>
          </table:table-cell>
          <table:table-cell table:style-name="ce17" table:formula="of:=IF([.CT17]=&quot;&quot;;&quot;&quot;;[.CT17]+[.$DW$19]+1)" office:value-type="float" office:value="2229" calcext:value-type="float">
            <text:p>2229</text:p>
          </table:table-cell>
          <table:table-cell table:style-name="ce17" table:formula="of:=IF([.CU17]=&quot;&quot;;&quot;&quot;;[.CU17]+[.$DW$19]+1)" office:value-type="float" office:value="2230" calcext:value-type="float">
            <text:p>2230</text:p>
          </table:table-cell>
          <table:table-cell table:style-name="ce17" table:formula="of:=IF([.CV17]=&quot;&quot;;&quot;&quot;;[.CV17]+[.$DW$19]+1)" office:value-type="float" office:value="2231" calcext:value-type="float">
            <text:p>2231</text:p>
          </table:table-cell>
          <table:table-cell table:style-name="ce17" table:formula="of:=IF([.CW17]=&quot;&quot;;&quot;&quot;;[.CW17]+[.$DW$19]+1)" office:value-type="float" office:value="2232" calcext:value-type="float">
            <text:p>2232</text:p>
          </table:table-cell>
          <table:table-cell table:style-name="ce17" table:formula="of:=IF([.CX17]=&quot;&quot;;&quot;&quot;;[.CX17]+[.$DW$19]+1)" office:value-type="float" office:value="2233" calcext:value-type="float">
            <text:p>2233</text:p>
          </table:table-cell>
          <table:table-cell table:style-name="ce17" table:formula="of:=IF([.CY17]=&quot;&quot;;&quot;&quot;;[.CY17]+[.$DW$19]+1)" office:value-type="float" office:value="2234" calcext:value-type="float">
            <text:p>2234</text:p>
          </table:table-cell>
          <table:table-cell table:style-name="ce17" table:formula="of:=IF([.CZ17]=&quot;&quot;;&quot;&quot;;[.CZ17]+[.$DW$19]+1)" office:value-type="float" office:value="2235" calcext:value-type="float">
            <text:p>2235</text:p>
          </table:table-cell>
          <table:table-cell table:style-name="ce17" table:formula="of:=IF([.DA17]=&quot;&quot;;&quot;&quot;;[.DA17]+[.$DW$19]+1)" office:value-type="float" office:value="2236" calcext:value-type="float">
            <text:p>2236</text:p>
          </table:table-cell>
          <table:table-cell table:style-name="ce17" table:formula="of:=IF([.DB17]=&quot;&quot;;&quot;&quot;;[.DB17]+[.$DW$19]+1)" office:value-type="float" office:value="2237" calcext:value-type="float">
            <text:p>2237</text:p>
          </table:table-cell>
          <table:table-cell table:style-name="ce17" table:formula="of:=IF([.DC17]=&quot;&quot;;&quot;&quot;;[.DC17]+[.$DW$19]+1)">
            <text:p/>
          </table:table-cell>
          <table:table-cell table:style-name="ce17" table:formula="of:=IF([.DD17]=&quot;&quot;;&quot;&quot;;[.DD17]+[.$DW$19]+1)">
            <text:p/>
          </table:table-cell>
          <table:table-cell table:style-name="ce17" table:formula="of:=IF([.DE17]=&quot;&quot;;&quot;&quot;;[.DE17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16" table:number-columns-repeated="2"/>
          <table:table-cell table:style-name="ce8" office:value-type="float" office:value="65" calcext:value-type="float">
            <text:p>65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16" table:number-columns-repeated="2"/>
          <table:table-cell table:style-name="ce17" table:formula="of:=IF([.B42]=&quot;&quot;;&quot;&quot;;[.B42]+[.$T$3]+1)">
            <text:p/>
          </table:table-cell>
          <table:table-cell table:style-name="ce17" table:formula="of:=IF([.C42]=&quot;&quot;;&quot;&quot;;[.C42]+[.$T$3]+1)">
            <text:p/>
          </table:table-cell>
          <table:table-cell table:style-name="ce17" table:formula="of:=IF([.D42]=&quot;&quot;;&quot;&quot;;[.D42]+[.$T$3]+1)">
            <text:p/>
          </table:table-cell>
          <table:table-cell table:style-name="ce17" table:formula="of:=IF([.E42]=&quot;&quot;;&quot;&quot;;[.E42]+[.$T$3]+1)">
            <text:p/>
          </table:table-cell>
          <table:table-cell table:style-name="ce17" table:formula="of:=IF([.F42]=&quot;&quot;;&quot;&quot;;[.F42]+[.$T$3]+1)">
            <text:p/>
          </table:table-cell>
          <table:table-cell table:style-name="ce17" table:formula="of:=IF([.G42]=&quot;&quot;;&quot;&quot;;[.G42]+[.$T$3]+1)">
            <text:p/>
          </table:table-cell>
          <table:table-cell table:style-name="ce17" table:formula="of:=IF([.H42]=&quot;&quot;;&quot;&quot;;[.H42]+[.$T$3]+1)">
            <text:p/>
          </table:table-cell>
          <table:table-cell table:style-name="ce17" table:formula="of:=IF([.I42]=&quot;&quot;;&quot;&quot;;[.I42]+[.$T$3]+1)">
            <text:p/>
          </table:table-cell>
          <table:table-cell table:style-name="ce17" table:formula="of:=IF([.J42]=&quot;&quot;;&quot;&quot;;[.J42]+[.$T$3]+1)">
            <text:p/>
          </table:table-cell>
          <table:table-cell table:style-name="ce17" table:formula="of:=IF([.K42]=&quot;&quot;;&quot;&quot;;[.K42]+[.$T$3]+1)">
            <text:p/>
          </table:table-cell>
          <table:table-cell table:style-name="ce17" table:formula="of:=IF([.L42]=&quot;&quot;;&quot;&quot;;[.L42]+[.$T$3]+1)">
            <text:p/>
          </table:table-cell>
          <table:table-cell table:style-name="ce17" table:formula="of:=IF([.M42]=&quot;&quot;;&quot;&quot;;[.M42]+[.$T$3]+1)">
            <text:p/>
          </table:table-cell>
          <table:table-cell table:style-name="ce17" table:formula="of:=IF([.N42]=&quot;&quot;;&quot;&quot;;[.N42]+[.$T$3]+1)">
            <text:p/>
          </table:table-cell>
          <table:table-cell table:style-name="ce17" table:formula="of:=IF([.O42]=&quot;&quot;;&quot;&quot;;[.O42]+[.$T$3]+1)">
            <text:p/>
          </table:table-cell>
          <table:table-cell table:style-name="ce17" table:formula="of:=IF([.P42]=&quot;&quot;;&quot;&quot;;[.P42]+[.$T$3]+1)">
            <text:p/>
          </table:table-cell>
          <table:table-cell table:style-name="ce17" table:formula="of:=IF([.Q42]=&quot;&quot;;&quot;&quot;;[.Q42]+[.$T$3]+1)">
            <text:p/>
          </table:table-cell>
          <table:table-cell table:style-name="ce17" table:formula="of:=IF([.R42]=&quot;&quot;;&quot;&quot;;[.R42]+[.$T$3]+1)" office:value-type="float" office:value="606" calcext:value-type="float">
            <text:p>606</text:p>
          </table:table-cell>
          <table:table-cell table:style-name="ce17" table:formula="of:=IF([.S42]=&quot;&quot;;&quot;&quot;;[.S42]+[.$T$3]+1)" office:value-type="float" office:value="607" calcext:value-type="float">
            <text:p>607</text:p>
          </table:table-cell>
          <table:table-cell table:style-name="ce17" table:formula="of:=IF([.T42]=&quot;&quot;;&quot;&quot;;[.T42]+[.$T$3]+1)" office:value-type="float" office:value="608" calcext:value-type="float">
            <text:p>608</text:p>
          </table:table-cell>
          <table:table-cell table:style-name="ce17" table:formula="of:=IF([.U42]=&quot;&quot;;&quot;&quot;;[.U42]+[.$T$3]+1)" office:value-type="float" office:value="609" calcext:value-type="float">
            <text:p>609</text:p>
          </table:table-cell>
          <table:table-cell table:style-name="ce17" table:formula="of:=IF([.V42]=&quot;&quot;;&quot;&quot;;[.V42]+[.$T$3]+1)">
            <text:p/>
          </table:table-cell>
          <table:table-cell table:style-name="ce17" table:formula="of:=IF([.W42]=&quot;&quot;;&quot;&quot;;[.W42]+[.$T$3]+1)">
            <text:p/>
          </table:table-cell>
          <table:table-cell table:style-name="ce17" table:formula="of:=IF([.X42]=&quot;&quot;;&quot;&quot;;[.X42]+[.$T$3]+1)">
            <text:p/>
          </table:table-cell>
          <table:table-cell table:style-name="ce17" table:formula="of:=IF([.Y42]=&quot;&quot;;&quot;&quot;;[.Y42]+[.$T$3]+1)">
            <text:p/>
          </table:table-cell>
          <table:table-cell table:style-name="ce17" table:formula="of:=IF([.Z42]=&quot;&quot;;&quot;&quot;;[.Z42]+[.$T$3]+1)">
            <text:p/>
          </table:table-cell>
          <table:table-cell table:style-name="ce17" table:formula="of:=IF([.AA42]=&quot;&quot;;&quot;&quot;;[.AA42]+[.$T$3]+1)">
            <text:p/>
          </table:table-cell>
          <table:table-cell table:style-name="ce17" table:formula="of:=IF([.AB42]=&quot;&quot;;&quot;&quot;;[.AB42]+[.$T$3]+1)">
            <text:p/>
          </table:table-cell>
          <table:table-cell table:style-name="ce17" table:formula="of:=IF([.AC42]=&quot;&quot;;&quot;&quot;;[.AC42]+[.$T$3]+1)">
            <text:p/>
          </table:table-cell>
          <table:table-cell table:style-name="ce17" table:formula="of:=IF([.AD42]=&quot;&quot;;&quot;&quot;;[.AD42]+[.$T$3]+1)">
            <text:p/>
          </table:table-cell>
          <table:table-cell table:style-name="ce17" table:formula="of:=IF([.AE42]=&quot;&quot;;&quot;&quot;;[.AE42]+[.$T$3]+1)">
            <text:p/>
          </table:table-cell>
          <table:table-cell table:style-name="ce17" table:formula="of:=IF([.AF42]=&quot;&quot;;&quot;&quot;;[.AF42]+[.$T$3]+1)">
            <text:p/>
          </table:table-cell>
          <table:table-cell table:style-name="ce17" table:formula="of:=IF([.AG42]=&quot;&quot;;&quot;&quot;;[.AG42]+[.$T$3]+1)">
            <text:p/>
          </table:table-cell>
          <table:table-cell table:style-name="ce17" table:formula="of:=IF([.AH42]=&quot;&quot;;&quot;&quot;;[.AH42]+[.$T$3]+1)">
            <text:p/>
          </table:table-cell>
          <table:table-cell table:style-name="ce17" table:formula="of:=IF([.AI42]=&quot;&quot;;&quot;&quot;;[.AI42]+[.$T$3]+1)">
            <text:p/>
          </table:table-cell>
          <table:table-cell table:style-name="ce17" table:formula="of:=IF([.AJ42]=&quot;&quot;;&quot;&quot;;[.AJ42]+[.$T$3]+1)">
            <text:p/>
          </table:table-cell>
          <table:table-cell table:style-name="ce17" table:formula="of:=IF([.AK42]=&quot;&quot;;&quot;&quot;;[.AK42]+[.$T$3]+1)">
            <text:p/>
          </table:table-cell>
          <table:table-cell table:style-name="ce17" table:formula="of:=IF([.B18]=&quot;&quot;;&quot;&quot;;[.B18]+[.$BC$19]+1)">
            <text:p/>
          </table:table-cell>
          <table:table-cell table:style-name="ce17" table:formula="of:=IF([.C18]=&quot;&quot;;&quot;&quot;;[.C18]+[.$BC$19]+1)">
            <text:p/>
          </table:table-cell>
          <table:table-cell table:style-name="ce17" table:formula="of:=IF([.D18]=&quot;&quot;;&quot;&quot;;[.D18]+[.$BC$19]+1)" office:value-type="float" office:value="677" calcext:value-type="float">
            <text:p>677</text:p>
          </table:table-cell>
          <table:table-cell table:style-name="ce17" table:formula="of:=IF([.E18]=&quot;&quot;;&quot;&quot;;[.E18]+[.$BC$19]+1)" office:value-type="float" office:value="676" calcext:value-type="float">
            <text:p>676</text:p>
          </table:table-cell>
          <table:table-cell table:style-name="ce17" table:formula="of:=IF([.F18]=&quot;&quot;;&quot;&quot;;[.F18]+[.$BC$19]+1)" office:value-type="float" office:value="675" calcext:value-type="float">
            <text:p>675</text:p>
          </table:table-cell>
          <table:table-cell table:style-name="ce17" table:formula="of:=IF([.G18]=&quot;&quot;;&quot;&quot;;[.G18]+[.$BC$19]+1)" office:value-type="float" office:value="674" calcext:value-type="float">
            <text:p>674</text:p>
          </table:table-cell>
          <table:table-cell table:style-name="ce17" table:formula="of:=IF([.H18]=&quot;&quot;;&quot;&quot;;[.H18]+[.$BC$19]+1)" office:value-type="float" office:value="673" calcext:value-type="float">
            <text:p>673</text:p>
          </table:table-cell>
          <table:table-cell table:style-name="ce17" table:formula="of:=IF([.I18]=&quot;&quot;;&quot;&quot;;[.I18]+[.$BC$19]+1)" office:value-type="float" office:value="672" calcext:value-type="float">
            <text:p>672</text:p>
          </table:table-cell>
          <table:table-cell table:style-name="ce17" table:formula="of:=IF([.J18]=&quot;&quot;;&quot;&quot;;[.J18]+[.$BC$19]+1)" office:value-type="float" office:value="671" calcext:value-type="float">
            <text:p>671</text:p>
          </table:table-cell>
          <table:table-cell table:style-name="ce17" table:formula="of:=IF([.K18]=&quot;&quot;;&quot;&quot;;[.K18]+[.$BC$19]+1)" office:value-type="float" office:value="670" calcext:value-type="float">
            <text:p>670</text:p>
          </table:table-cell>
          <table:table-cell table:style-name="ce17" table:formula="of:=IF([.L18]=&quot;&quot;;&quot;&quot;;[.L18]+[.$BC$19]+1)" office:value-type="float" office:value="669" calcext:value-type="float">
            <text:p>669</text:p>
          </table:table-cell>
          <table:table-cell table:style-name="ce17" table:formula="of:=IF([.M18]=&quot;&quot;;&quot;&quot;;[.M18]+[.$BC$19]+1)" office:value-type="float" office:value="668" calcext:value-type="float">
            <text:p>668</text:p>
          </table:table-cell>
          <table:table-cell table:style-name="ce17" table:formula="of:=IF([.N18]=&quot;&quot;;&quot;&quot;;[.N18]+[.$BC$19]+1)" office:value-type="float" office:value="667" calcext:value-type="float">
            <text:p>667</text:p>
          </table:table-cell>
          <table:table-cell table:style-name="ce17" table:formula="of:=IF([.O18]=&quot;&quot;;&quot;&quot;;[.O18]+[.$BC$19]+1)" office:value-type="float" office:value="666" calcext:value-type="float">
            <text:p>666</text:p>
          </table:table-cell>
          <table:table-cell table:style-name="ce17" table:formula="of:=IF([.P18]=&quot;&quot;;&quot;&quot;;[.P18]+[.$BC$19]+1)" office:value-type="float" office:value="665" calcext:value-type="float">
            <text:p>665</text:p>
          </table:table-cell>
          <table:table-cell table:style-name="ce17" table:formula="of:=IF([.Q18]=&quot;&quot;;&quot;&quot;;[.Q18]+[.$BC$19]+1)" office:value-type="float" office:value="664" calcext:value-type="float">
            <text:p>664</text:p>
          </table:table-cell>
          <table:table-cell table:style-name="ce17" table:formula="of:=IF([.R18]=&quot;&quot;;&quot;&quot;;[.R18]+[.$BC$19]+1)" office:value-type="float" office:value="663" calcext:value-type="float">
            <text:p>663</text:p>
          </table:table-cell>
          <table:table-cell table:style-name="ce17" table:formula="of:=IF([.S18]=&quot;&quot;;&quot;&quot;;[.S18]+[.$BC$19]+1)" office:value-type="float" office:value="662" calcext:value-type="float">
            <text:p>662</text:p>
          </table:table-cell>
          <table:table-cell table:style-name="ce17" table:formula="of:=IF([.T18]=&quot;&quot;;&quot;&quot;;[.T18]+[.$BC$19]+1)" office:value-type="float" office:value="661" calcext:value-type="float">
            <text:p>661</text:p>
          </table:table-cell>
          <table:table-cell table:style-name="ce17" table:formula="of:=IF([.U18]=&quot;&quot;;&quot;&quot;;[.U18]+[.$BC$19]+1)" office:value-type="float" office:value="660" calcext:value-type="float">
            <text:p>660</text:p>
          </table:table-cell>
          <table:table-cell table:style-name="ce17" table:formula="of:=IF([.V18]=&quot;&quot;;&quot;&quot;;[.V18]+[.$BC$19]+1)" office:value-type="float" office:value="659" calcext:value-type="float">
            <text:p>659</text:p>
          </table:table-cell>
          <table:table-cell table:style-name="ce17" table:formula="of:=IF([.W18]=&quot;&quot;;&quot;&quot;;[.W18]+[.$BC$19]+1)" office:value-type="float" office:value="658" calcext:value-type="float">
            <text:p>658</text:p>
          </table:table-cell>
          <table:table-cell table:style-name="ce17" table:formula="of:=IF([.X18]=&quot;&quot;;&quot;&quot;;[.X18]+[.$BC$19]+1)" office:value-type="float" office:value="657" calcext:value-type="float">
            <text:p>657</text:p>
          </table:table-cell>
          <table:table-cell table:style-name="ce17" table:formula="of:=IF([.Y18]=&quot;&quot;;&quot;&quot;;[.Y18]+[.$BC$19]+1)" office:value-type="float" office:value="656" calcext:value-type="float">
            <text:p>656</text:p>
          </table:table-cell>
          <table:table-cell table:style-name="ce17" table:formula="of:=IF([.Z18]=&quot;&quot;;&quot;&quot;;[.Z18]+[.$BC$19]+1)" office:value-type="float" office:value="655" calcext:value-type="float">
            <text:p>655</text:p>
          </table:table-cell>
          <table:table-cell table:style-name="ce17" table:formula="of:=IF([.AA18]=&quot;&quot;;&quot;&quot;;[.AA18]+[.$BC$19]+1)" office:value-type="float" office:value="654" calcext:value-type="float">
            <text:p>654</text:p>
          </table:table-cell>
          <table:table-cell table:style-name="ce17" table:formula="of:=IF([.AB18]=&quot;&quot;;&quot;&quot;;[.AB18]+[.$BC$19]+1)" office:value-type="float" office:value="653" calcext:value-type="float">
            <text:p>653</text:p>
          </table:table-cell>
          <table:table-cell table:style-name="ce17" table:formula="of:=IF([.AC18]=&quot;&quot;;&quot;&quot;;[.AC18]+[.$BC$19]+1)" office:value-type="float" office:value="652" calcext:value-type="float">
            <text:p>652</text:p>
          </table:table-cell>
          <table:table-cell table:style-name="ce17" table:formula="of:=IF([.AD18]=&quot;&quot;;&quot;&quot;;[.AD18]+[.$BC$19]+1)" office:value-type="float" office:value="651" calcext:value-type="float">
            <text:p>651</text:p>
          </table:table-cell>
          <table:table-cell table:style-name="ce17" table:formula="of:=IF([.AE18]=&quot;&quot;;&quot;&quot;;[.AE18]+[.$BC$19]+1)" office:value-type="float" office:value="650" calcext:value-type="float">
            <text:p>650</text:p>
          </table:table-cell>
          <table:table-cell table:style-name="ce17" table:formula="of:=IF([.AF18]=&quot;&quot;;&quot;&quot;;[.AF18]+[.$BC$19]+1)" office:value-type="float" office:value="649" calcext:value-type="float">
            <text:p>649</text:p>
          </table:table-cell>
          <table:table-cell table:style-name="ce17" table:formula="of:=IF([.AG18]=&quot;&quot;;&quot;&quot;;[.AG18]+[.$BC$19]+1)" office:value-type="float" office:value="648" calcext:value-type="float">
            <text:p>648</text:p>
          </table:table-cell>
          <table:table-cell table:style-name="ce17" table:formula="of:=IF([.AH18]=&quot;&quot;;&quot;&quot;;[.AH18]+[.$BC$19]+1)" office:value-type="float" office:value="647" calcext:value-type="float">
            <text:p>647</text:p>
          </table:table-cell>
          <table:table-cell table:style-name="ce17" table:formula="of:=IF([.AI18]=&quot;&quot;;&quot;&quot;;[.AI18]+[.$BC$19]+1)" office:value-type="float" office:value="646" calcext:value-type="float">
            <text:p>646</text:p>
          </table:table-cell>
          <table:table-cell table:style-name="ce17" table:formula="of:=IF([.AJ18]=&quot;&quot;;&quot;&quot;;[.AJ18]+[.$BC$19]+1)">
            <text:p/>
          </table:table-cell>
          <table:table-cell table:style-name="ce17" table:formula="of:=IF([.BV18]=&quot;&quot;;&quot;&quot;;[.BV18]+[.$BD$4]+1)">
            <text:p/>
          </table:table-cell>
          <table:table-cell table:style-name="ce17" table:formula="of:=IF([.AL18]=&quot;&quot;;&quot;&quot;;[.AL18]+[.$CN$3]+1)">
            <text:p/>
          </table:table-cell>
          <table:table-cell table:style-name="ce17" table:formula="of:=IF([.AM18]=&quot;&quot;;&quot;&quot;;[.AM18]+[.$CN$3]+1)">
            <text:p/>
          </table:table-cell>
          <table:table-cell table:style-name="ce17" table:formula="of:=IF([.AN18]=&quot;&quot;;&quot;&quot;;[.AN18]+[.$CN$3]+1)">
            <text:p/>
          </table:table-cell>
          <table:table-cell table:style-name="ce17" table:formula="of:=IF([.AO18]=&quot;&quot;;&quot;&quot;;[.AO18]+[.$CN$3]+1)">
            <text:p/>
          </table:table-cell>
          <table:table-cell table:style-name="ce17" table:formula="of:=IF([.AP18]=&quot;&quot;;&quot;&quot;;[.AP18]+[.$CN$3]+1)">
            <text:p/>
          </table:table-cell>
          <table:table-cell table:style-name="ce17" table:formula="of:=IF([.AQ18]=&quot;&quot;;&quot;&quot;;[.AQ18]+[.$CN$3]+1)">
            <text:p/>
          </table:table-cell>
          <table:table-cell table:style-name="ce17" table:formula="of:=IF([.AR18]=&quot;&quot;;&quot;&quot;;[.AR18]+[.$CN$3]+1)">
            <text:p/>
          </table:table-cell>
          <table:table-cell table:style-name="ce17" table:formula="of:=IF([.AS18]=&quot;&quot;;&quot;&quot;;[.AS18]+[.$CN$3]+1)">
            <text:p/>
          </table:table-cell>
          <table:table-cell table:style-name="ce17" table:formula="of:=IF([.AT18]=&quot;&quot;;&quot;&quot;;[.AT18]+[.$CN$3]+1)">
            <text:p/>
          </table:table-cell>
          <table:table-cell table:style-name="ce17" table:formula="of:=IF([.AU18]=&quot;&quot;;&quot;&quot;;[.AU18]+[.$CN$3]+1)">
            <text:p/>
          </table:table-cell>
          <table:table-cell table:style-name="ce17" table:formula="of:=IF([.AV18]=&quot;&quot;;&quot;&quot;;[.AV18]+[.$CN$3]+1)">
            <text:p/>
          </table:table-cell>
          <table:table-cell table:style-name="ce17" table:formula="of:=IF([.AW18]=&quot;&quot;;&quot;&quot;;[.AW18]+[.$CN$3]+1)">
            <text:p/>
          </table:table-cell>
          <table:table-cell table:style-name="ce17" table:formula="of:=IF([.AX18]=&quot;&quot;;&quot;&quot;;[.AX18]+[.$CN$3]+1)">
            <text:p/>
          </table:table-cell>
          <table:table-cell table:style-name="ce17" table:formula="of:=IF([.AY18]=&quot;&quot;;&quot;&quot;;[.AY18]+[.$CN$3]+1)">
            <text:p/>
          </table:table-cell>
          <table:table-cell table:style-name="ce17" table:formula="of:=IF([.AZ18]=&quot;&quot;;&quot;&quot;;[.AZ18]+[.$CN$3]+1)">
            <text:p/>
          </table:table-cell>
          <table:table-cell table:style-name="ce17" table:formula="of:=IF([.BA18]=&quot;&quot;;&quot;&quot;;[.BA18]+[.$CN$3]+1)">
            <text:p/>
          </table:table-cell>
          <table:table-cell table:style-name="ce17" table:formula="of:=IF([.BB18]=&quot;&quot;;&quot;&quot;;[.BB18]+[.$CN$3]+1)" office:value-type="float" office:value="1524" calcext:value-type="float">
            <text:p>1524</text:p>
          </table:table-cell>
          <table:table-cell table:style-name="ce17" table:formula="of:=IF([.BC18]=&quot;&quot;;&quot;&quot;;[.BC18]+[.$CN$3]+1)" office:value-type="float" office:value="1525" calcext:value-type="float">
            <text:p>1525</text:p>
          </table:table-cell>
          <table:table-cell table:style-name="ce17" table:formula="of:=IF([.BD18]=&quot;&quot;;&quot;&quot;;[.BD18]+[.$CN$3]+1)" office:value-type="float" office:value="1526" calcext:value-type="float">
            <text:p>1526</text:p>
          </table:table-cell>
          <table:table-cell table:style-name="ce17" table:formula="of:=IF([.BE18]=&quot;&quot;;&quot;&quot;;[.BE18]+[.$CN$3]+1)" office:value-type="float" office:value="1527" calcext:value-type="float">
            <text:p>1527</text:p>
          </table:table-cell>
          <table:table-cell table:style-name="ce17" table:formula="of:=IF([.BF18]=&quot;&quot;;&quot;&quot;;[.BF18]+[.$CN$3]+1)">
            <text:p/>
          </table:table-cell>
          <table:table-cell table:style-name="ce17" table:formula="of:=IF([.BG18]=&quot;&quot;;&quot;&quot;;[.BG18]+[.$CN$3]+1)">
            <text:p/>
          </table:table-cell>
          <table:table-cell table:style-name="ce17" table:formula="of:=IF([.BH18]=&quot;&quot;;&quot;&quot;;[.BH18]+[.$CN$3]+1)">
            <text:p/>
          </table:table-cell>
          <table:table-cell table:style-name="ce17" table:formula="of:=IF([.BI18]=&quot;&quot;;&quot;&quot;;[.BI18]+[.$CN$3]+1)">
            <text:p/>
          </table:table-cell>
          <table:table-cell table:style-name="ce17" table:formula="of:=IF([.BJ18]=&quot;&quot;;&quot;&quot;;[.BJ18]+[.$CN$3]+1)">
            <text:p/>
          </table:table-cell>
          <table:table-cell table:style-name="ce17" table:formula="of:=IF([.BK18]=&quot;&quot;;&quot;&quot;;[.BK18]+[.$CN$3]+1)">
            <text:p/>
          </table:table-cell>
          <table:table-cell table:style-name="ce17" table:formula="of:=IF([.BL18]=&quot;&quot;;&quot;&quot;;[.BL18]+[.$CN$3]+1)">
            <text:p/>
          </table:table-cell>
          <table:table-cell table:style-name="ce17" table:formula="of:=IF([.BM18]=&quot;&quot;;&quot;&quot;;[.BM18]+[.$CN$3]+1)">
            <text:p/>
          </table:table-cell>
          <table:table-cell table:style-name="ce17" table:formula="of:=IF([.BN18]=&quot;&quot;;&quot;&quot;;[.BN18]+[.$CN$3]+1)">
            <text:p/>
          </table:table-cell>
          <table:table-cell table:style-name="ce17" table:formula="of:=IF([.BO18]=&quot;&quot;;&quot;&quot;;[.BO18]+[.$CN$3]+1)">
            <text:p/>
          </table:table-cell>
          <table:table-cell table:style-name="ce17" table:formula="of:=IF([.BP18]=&quot;&quot;;&quot;&quot;;[.BP18]+[.$CN$3]+1)">
            <text:p/>
          </table:table-cell>
          <table:table-cell table:style-name="ce17" table:formula="of:=IF([.BQ18]=&quot;&quot;;&quot;&quot;;[.BQ18]+[.$CN$3]+1)">
            <text:p/>
          </table:table-cell>
          <table:table-cell table:style-name="ce17" table:formula="of:=IF([.BR18]=&quot;&quot;;&quot;&quot;;[.BR18]+[.$CN$3]+1)">
            <text:p/>
          </table:table-cell>
          <table:table-cell table:style-name="ce17" table:formula="of:=IF([.BS18]=&quot;&quot;;&quot;&quot;;[.BS18]+[.$CN$3]+1)">
            <text:p/>
          </table:table-cell>
          <table:table-cell table:style-name="ce17" table:formula="of:=IF([.BT18]=&quot;&quot;;&quot;&quot;;[.BT18]+[.$CN$3]+1)">
            <text:p/>
          </table:table-cell>
          <table:table-cell table:style-name="ce17" table:formula="of:=IF([.BU18]=&quot;&quot;;&quot;&quot;;[.BU18]+[.$CN$3]+1)">
            <text:p/>
          </table:table-cell>
          <table:table-cell table:style-name="ce17" table:formula="of:=IF([.BV18]=&quot;&quot;;&quot;&quot;;[.BV18]+[.$DW$19]+1)">
            <text:p/>
          </table:table-cell>
          <table:table-cell table:style-name="ce17" table:formula="of:=IF([.BW18]=&quot;&quot;;&quot;&quot;;[.BW18]+[.$DW$19]+1)">
            <text:p/>
          </table:table-cell>
          <table:table-cell table:style-name="ce17" table:formula="of:=IF([.BX18]=&quot;&quot;;&quot;&quot;;[.BX18]+[.$DW$19]+1)" office:value-type="float" office:value="2207" calcext:value-type="float">
            <text:p>2207</text:p>
          </table:table-cell>
          <table:table-cell table:style-name="ce17" table:formula="of:=IF([.BY18]=&quot;&quot;;&quot;&quot;;[.BY18]+[.$DW$19]+1)" office:value-type="float" office:value="2206" calcext:value-type="float">
            <text:p>2206</text:p>
          </table:table-cell>
          <table:table-cell table:style-name="ce17" table:formula="of:=IF([.BZ18]=&quot;&quot;;&quot;&quot;;[.BZ18]+[.$DW$19]+1)" office:value-type="float" office:value="2205" calcext:value-type="float">
            <text:p>2205</text:p>
          </table:table-cell>
          <table:table-cell table:style-name="ce17" table:formula="of:=IF([.CA18]=&quot;&quot;;&quot;&quot;;[.CA18]+[.$DW$19]+1)" office:value-type="float" office:value="2204" calcext:value-type="float">
            <text:p>2204</text:p>
          </table:table-cell>
          <table:table-cell table:style-name="ce17" table:formula="of:=IF([.CB18]=&quot;&quot;;&quot;&quot;;[.CB18]+[.$DW$19]+1)" office:value-type="float" office:value="2203" calcext:value-type="float">
            <text:p>2203</text:p>
          </table:table-cell>
          <table:table-cell table:style-name="ce17" table:formula="of:=IF([.CC18]=&quot;&quot;;&quot;&quot;;[.CC18]+[.$DW$19]+1)" office:value-type="float" office:value="2202" calcext:value-type="float">
            <text:p>2202</text:p>
          </table:table-cell>
          <table:table-cell table:style-name="ce17" table:formula="of:=IF([.CD18]=&quot;&quot;;&quot;&quot;;[.CD18]+[.$DW$19]+1)" office:value-type="float" office:value="2201" calcext:value-type="float">
            <text:p>2201</text:p>
          </table:table-cell>
          <table:table-cell table:style-name="ce17" table:formula="of:=IF([.CE18]=&quot;&quot;;&quot;&quot;;[.CE18]+[.$DW$19]+1)" office:value-type="float" office:value="2200" calcext:value-type="float">
            <text:p>2200</text:p>
          </table:table-cell>
          <table:table-cell table:style-name="ce17" table:formula="of:=IF([.CF18]=&quot;&quot;;&quot;&quot;;[.CF18]+[.$DW$19]+1)" office:value-type="float" office:value="2199" calcext:value-type="float">
            <text:p>2199</text:p>
          </table:table-cell>
          <table:table-cell table:style-name="ce17" table:formula="of:=IF([.CG18]=&quot;&quot;;&quot;&quot;;[.CG18]+[.$DW$19]+1)" office:value-type="float" office:value="2198" calcext:value-type="float">
            <text:p>2198</text:p>
          </table:table-cell>
          <table:table-cell table:style-name="ce17" table:formula="of:=IF([.CH18]=&quot;&quot;;&quot;&quot;;[.CH18]+[.$DW$19]+1)" office:value-type="float" office:value="2197" calcext:value-type="float">
            <text:p>2197</text:p>
          </table:table-cell>
          <table:table-cell table:style-name="ce17" table:formula="of:=IF([.CI18]=&quot;&quot;;&quot;&quot;;[.CI18]+[.$DW$19]+1)" office:value-type="float" office:value="2196" calcext:value-type="float">
            <text:p>2196</text:p>
          </table:table-cell>
          <table:table-cell table:style-name="ce17" table:formula="of:=IF([.CJ18]=&quot;&quot;;&quot;&quot;;[.CJ18]+[.$DW$19]+1)" office:value-type="float" office:value="2195" calcext:value-type="float">
            <text:p>2195</text:p>
          </table:table-cell>
          <table:table-cell table:style-name="ce17" table:formula="of:=IF([.CK18]=&quot;&quot;;&quot;&quot;;[.CK18]+[.$DW$19]+1)" office:value-type="float" office:value="2194" calcext:value-type="float">
            <text:p>2194</text:p>
          </table:table-cell>
          <table:table-cell table:style-name="ce17" table:formula="of:=IF([.CL18]=&quot;&quot;;&quot;&quot;;[.CL18]+[.$DW$19]+1)" office:value-type="float" office:value="2193" calcext:value-type="float">
            <text:p>2193</text:p>
          </table:table-cell>
          <table:table-cell table:style-name="ce17" table:formula="of:=IF([.CM18]=&quot;&quot;;&quot;&quot;;[.CM18]+[.$DW$19]+1)" office:value-type="float" office:value="2192" calcext:value-type="float">
            <text:p>2192</text:p>
          </table:table-cell>
          <table:table-cell table:style-name="ce17" table:formula="of:=IF([.CN18]=&quot;&quot;;&quot;&quot;;[.CN18]+[.$DW$19]+1)" office:value-type="float" office:value="2191" calcext:value-type="float">
            <text:p>2191</text:p>
          </table:table-cell>
          <table:table-cell table:style-name="ce17" table:formula="of:=IF([.CO18]=&quot;&quot;;&quot;&quot;;[.CO18]+[.$DW$19]+1)" office:value-type="float" office:value="2190" calcext:value-type="float">
            <text:p>2190</text:p>
          </table:table-cell>
          <table:table-cell table:style-name="ce17" table:formula="of:=IF([.CP18]=&quot;&quot;;&quot;&quot;;[.CP18]+[.$DW$19]+1)" office:value-type="float" office:value="2189" calcext:value-type="float">
            <text:p>2189</text:p>
          </table:table-cell>
          <table:table-cell table:style-name="ce17" table:formula="of:=IF([.CQ18]=&quot;&quot;;&quot;&quot;;[.CQ18]+[.$DW$19]+1)" office:value-type="float" office:value="2188" calcext:value-type="float">
            <text:p>2188</text:p>
          </table:table-cell>
          <table:table-cell table:style-name="ce17" table:formula="of:=IF([.CR18]=&quot;&quot;;&quot;&quot;;[.CR18]+[.$DW$19]+1)" office:value-type="float" office:value="2187" calcext:value-type="float">
            <text:p>2187</text:p>
          </table:table-cell>
          <table:table-cell table:style-name="ce17" table:formula="of:=IF([.CS18]=&quot;&quot;;&quot;&quot;;[.CS18]+[.$DW$19]+1)" office:value-type="float" office:value="2186" calcext:value-type="float">
            <text:p>2186</text:p>
          </table:table-cell>
          <table:table-cell table:style-name="ce17" table:formula="of:=IF([.CT18]=&quot;&quot;;&quot;&quot;;[.CT18]+[.$DW$19]+1)" office:value-type="float" office:value="2185" calcext:value-type="float">
            <text:p>2185</text:p>
          </table:table-cell>
          <table:table-cell table:style-name="ce17" table:formula="of:=IF([.CU18]=&quot;&quot;;&quot;&quot;;[.CU18]+[.$DW$19]+1)" office:value-type="float" office:value="2184" calcext:value-type="float">
            <text:p>2184</text:p>
          </table:table-cell>
          <table:table-cell table:style-name="ce17" table:formula="of:=IF([.CV18]=&quot;&quot;;&quot;&quot;;[.CV18]+[.$DW$19]+1)" office:value-type="float" office:value="2183" calcext:value-type="float">
            <text:p>2183</text:p>
          </table:table-cell>
          <table:table-cell table:style-name="ce17" table:formula="of:=IF([.CW18]=&quot;&quot;;&quot;&quot;;[.CW18]+[.$DW$19]+1)" office:value-type="float" office:value="2182" calcext:value-type="float">
            <text:p>2182</text:p>
          </table:table-cell>
          <table:table-cell table:style-name="ce17" table:formula="of:=IF([.CX18]=&quot;&quot;;&quot;&quot;;[.CX18]+[.$DW$19]+1)" office:value-type="float" office:value="2181" calcext:value-type="float">
            <text:p>2181</text:p>
          </table:table-cell>
          <table:table-cell table:style-name="ce17" table:formula="of:=IF([.CY18]=&quot;&quot;;&quot;&quot;;[.CY18]+[.$DW$19]+1)" office:value-type="float" office:value="2180" calcext:value-type="float">
            <text:p>2180</text:p>
          </table:table-cell>
          <table:table-cell table:style-name="ce17" table:formula="of:=IF([.CZ18]=&quot;&quot;;&quot;&quot;;[.CZ18]+[.$DW$19]+1)" office:value-type="float" office:value="2179" calcext:value-type="float">
            <text:p>2179</text:p>
          </table:table-cell>
          <table:table-cell table:style-name="ce17" table:formula="of:=IF([.DA18]=&quot;&quot;;&quot;&quot;;[.DA18]+[.$DW$19]+1)" office:value-type="float" office:value="2178" calcext:value-type="float">
            <text:p>2178</text:p>
          </table:table-cell>
          <table:table-cell table:style-name="ce17" table:formula="of:=IF([.DB18]=&quot;&quot;;&quot;&quot;;[.DB18]+[.$DW$19]+1)" office:value-type="float" office:value="2177" calcext:value-type="float">
            <text:p>2177</text:p>
          </table:table-cell>
          <table:table-cell table:style-name="ce17" table:formula="of:=IF([.DC18]=&quot;&quot;;&quot;&quot;;[.DC18]+[.$DW$19]+1)" office:value-type="float" office:value="2176" calcext:value-type="float">
            <text:p>2176</text:p>
          </table:table-cell>
          <table:table-cell table:style-name="ce17" table:formula="of:=IF([.DD18]=&quot;&quot;;&quot;&quot;;[.DD18]+[.$DW$19]+1)">
            <text:p/>
          </table:table-cell>
          <table:table-cell table:style-name="ce17" table:formula="of:=IF([.DE18]=&quot;&quot;;&quot;&quot;;[.DE18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1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16"/>
          <table:table-cell table:style-name="ce17" table:formula="of:=IF([.B43]=&quot;&quot;;&quot;&quot;;[.B43]+[.$T$3]+1)">
            <text:p/>
          </table:table-cell>
          <table:table-cell table:style-name="ce17" table:formula="of:=IF([.C43]=&quot;&quot;;&quot;&quot;;[.C43]+[.$T$3]+1)">
            <text:p/>
          </table:table-cell>
          <table:table-cell table:style-name="ce17" table:formula="of:=IF([.D43]=&quot;&quot;;&quot;&quot;;[.D43]+[.$T$3]+1)">
            <text:p/>
          </table:table-cell>
          <table:table-cell table:style-name="ce17" table:formula="of:=IF([.E43]=&quot;&quot;;&quot;&quot;;[.E43]+[.$T$3]+1)">
            <text:p/>
          </table:table-cell>
          <table:table-cell table:style-name="ce17" table:formula="of:=IF([.F43]=&quot;&quot;;&quot;&quot;;[.F43]+[.$T$3]+1)">
            <text:p/>
          </table:table-cell>
          <table:table-cell table:style-name="ce17" table:formula="of:=IF([.G43]=&quot;&quot;;&quot;&quot;;[.G43]+[.$T$3]+1)">
            <text:p/>
          </table:table-cell>
          <table:table-cell table:style-name="ce17" table:formula="of:=IF([.H43]=&quot;&quot;;&quot;&quot;;[.H43]+[.$T$3]+1)">
            <text:p/>
          </table:table-cell>
          <table:table-cell table:style-name="ce17" table:formula="of:=IF([.I43]=&quot;&quot;;&quot;&quot;;[.I43]+[.$T$3]+1)">
            <text:p/>
          </table:table-cell>
          <table:table-cell table:style-name="ce17" table:formula="of:=IF([.J43]=&quot;&quot;;&quot;&quot;;[.J43]+[.$T$3]+1)">
            <text:p/>
          </table:table-cell>
          <table:table-cell table:style-name="ce17" table:formula="of:=IF([.K43]=&quot;&quot;;&quot;&quot;;[.K43]+[.$T$3]+1)">
            <text:p/>
          </table:table-cell>
          <table:table-cell table:style-name="ce17" table:formula="of:=IF([.L43]=&quot;&quot;;&quot;&quot;;[.L43]+[.$T$3]+1)">
            <text:p/>
          </table:table-cell>
          <table:table-cell table:style-name="ce17" table:formula="of:=IF([.M43]=&quot;&quot;;&quot;&quot;;[.M43]+[.$T$3]+1)">
            <text:p/>
          </table:table-cell>
          <table:table-cell table:style-name="ce17" table:formula="of:=IF([.N43]=&quot;&quot;;&quot;&quot;;[.N43]+[.$T$3]+1)">
            <text:p/>
          </table:table-cell>
          <table:table-cell table:style-name="ce17" table:formula="of:=IF([.O43]=&quot;&quot;;&quot;&quot;;[.O43]+[.$T$3]+1)">
            <text:p/>
          </table:table-cell>
          <table:table-cell table:style-name="ce17" table:formula="of:=IF([.P43]=&quot;&quot;;&quot;&quot;;[.P43]+[.$T$3]+1)">
            <text:p/>
          </table:table-cell>
          <table:table-cell table:style-name="ce17" table:formula="of:=IF([.Q43]=&quot;&quot;;&quot;&quot;;[.Q43]+[.$T$3]+1)">
            <text:p/>
          </table:table-cell>
          <table:table-cell table:style-name="ce17" table:formula="of:=IF([.R43]=&quot;&quot;;&quot;&quot;;[.R43]+[.$T$3]+1)">
            <text:p/>
          </table:table-cell>
          <table:table-cell table:style-name="ce17" table:formula="of:=IF([.S43]=&quot;&quot;;&quot;&quot;;[.S43]+[.$T$3]+1)" office:value-type="float" office:value="611" calcext:value-type="float">
            <text:p>611</text:p>
          </table:table-cell>
          <table:table-cell table:style-name="ce17" table:formula="of:=IF([.T43]=&quot;&quot;;&quot;&quot;;[.T43]+[.$T$3]+1)" office:value-type="float" office:value="610" calcext:value-type="float">
            <text:p>610</text:p>
          </table:table-cell>
          <table:table-cell table:style-name="ce17" table:formula="of:=IF([.U43]=&quot;&quot;;&quot;&quot;;[.U43]+[.$T$3]+1)">
            <text:p/>
          </table:table-cell>
          <table:table-cell table:style-name="ce17" table:formula="of:=IF([.V43]=&quot;&quot;;&quot;&quot;;[.V43]+[.$T$3]+1)">
            <text:p/>
          </table:table-cell>
          <table:table-cell table:style-name="ce17" table:formula="of:=IF([.W43]=&quot;&quot;;&quot;&quot;;[.W43]+[.$T$3]+1)">
            <text:p/>
          </table:table-cell>
          <table:table-cell table:style-name="ce17" table:formula="of:=IF([.X43]=&quot;&quot;;&quot;&quot;;[.X43]+[.$T$3]+1)">
            <text:p/>
          </table:table-cell>
          <table:table-cell table:style-name="ce17" table:formula="of:=IF([.Y43]=&quot;&quot;;&quot;&quot;;[.Y43]+[.$T$3]+1)">
            <text:p/>
          </table:table-cell>
          <table:table-cell table:style-name="ce17" table:formula="of:=IF([.Z43]=&quot;&quot;;&quot;&quot;;[.Z43]+[.$T$3]+1)">
            <text:p/>
          </table:table-cell>
          <table:table-cell table:style-name="ce17" table:formula="of:=IF([.AA43]=&quot;&quot;;&quot;&quot;;[.AA43]+[.$T$3]+1)">
            <text:p/>
          </table:table-cell>
          <table:table-cell table:style-name="ce17" table:formula="of:=IF([.AB43]=&quot;&quot;;&quot;&quot;;[.AB43]+[.$T$3]+1)">
            <text:p/>
          </table:table-cell>
          <table:table-cell table:style-name="ce17" table:formula="of:=IF([.AC43]=&quot;&quot;;&quot;&quot;;[.AC43]+[.$T$3]+1)">
            <text:p/>
          </table:table-cell>
          <table:table-cell table:style-name="ce17" table:formula="of:=IF([.AD43]=&quot;&quot;;&quot;&quot;;[.AD43]+[.$T$3]+1)">
            <text:p/>
          </table:table-cell>
          <table:table-cell table:style-name="ce17" table:formula="of:=IF([.AE43]=&quot;&quot;;&quot;&quot;;[.AE43]+[.$T$3]+1)">
            <text:p/>
          </table:table-cell>
          <table:table-cell table:style-name="ce17" table:formula="of:=IF([.AF43]=&quot;&quot;;&quot;&quot;;[.AF43]+[.$T$3]+1)">
            <text:p/>
          </table:table-cell>
          <table:table-cell table:style-name="ce17" table:formula="of:=IF([.AG43]=&quot;&quot;;&quot;&quot;;[.AG43]+[.$T$3]+1)">
            <text:p/>
          </table:table-cell>
          <table:table-cell table:style-name="ce17" table:formula="of:=IF([.AH43]=&quot;&quot;;&quot;&quot;;[.AH43]+[.$T$3]+1)">
            <text:p/>
          </table:table-cell>
          <table:table-cell table:style-name="ce17" table:formula="of:=IF([.AI43]=&quot;&quot;;&quot;&quot;;[.AI43]+[.$T$3]+1)">
            <text:p/>
          </table:table-cell>
          <table:table-cell table:style-name="ce17" table:formula="of:=IF([.AJ43]=&quot;&quot;;&quot;&quot;;[.AJ43]+[.$T$3]+1)">
            <text:p/>
          </table:table-cell>
          <table:table-cell table:style-name="ce17" table:formula="of:=IF([.AK43]=&quot;&quot;;&quot;&quot;;[.AK43]+[.$T$3]+1)">
            <text:p/>
          </table:table-cell>
          <table:table-cell table:style-name="ce17" table:formula="of:=IF([.B19]=&quot;&quot;;&quot;&quot;;[.B19]+[.$BC$19]+1)">
            <text:p/>
          </table:table-cell>
          <table:table-cell table:style-name="ce17" table:formula="of:=IF([.C19]=&quot;&quot;;&quot;&quot;;[.C19]+[.$BC$19]+1)" office:value-type="float" office:value="612" calcext:value-type="float">
            <text:p>612</text:p>
          </table:table-cell>
          <table:table-cell table:style-name="ce17" table:formula="of:=IF([.D19]=&quot;&quot;;&quot;&quot;;[.D19]+[.$BC$19]+1)" office:value-type="float" office:value="613" calcext:value-type="float">
            <text:p>613</text:p>
          </table:table-cell>
          <table:table-cell table:style-name="ce17" table:formula="of:=IF([.E19]=&quot;&quot;;&quot;&quot;;[.E19]+[.$BC$19]+1)" office:value-type="float" office:value="614" calcext:value-type="float">
            <text:p>614</text:p>
          </table:table-cell>
          <table:table-cell table:style-name="ce17" table:formula="of:=IF([.F19]=&quot;&quot;;&quot;&quot;;[.F19]+[.$BC$19]+1)" office:value-type="float" office:value="615" calcext:value-type="float">
            <text:p>615</text:p>
          </table:table-cell>
          <table:table-cell table:style-name="ce17" table:formula="of:=IF([.G19]=&quot;&quot;;&quot;&quot;;[.G19]+[.$BC$19]+1)" office:value-type="float" office:value="616" calcext:value-type="float">
            <text:p>616</text:p>
          </table:table-cell>
          <table:table-cell table:style-name="ce17" table:formula="of:=IF([.H19]=&quot;&quot;;&quot;&quot;;[.H19]+[.$BC$19]+1)" office:value-type="float" office:value="617" calcext:value-type="float">
            <text:p>617</text:p>
          </table:table-cell>
          <table:table-cell table:style-name="ce17" table:formula="of:=IF([.I19]=&quot;&quot;;&quot;&quot;;[.I19]+[.$BC$19]+1)" office:value-type="float" office:value="618" calcext:value-type="float">
            <text:p>618</text:p>
          </table:table-cell>
          <table:table-cell table:style-name="ce17" table:formula="of:=IF([.J19]=&quot;&quot;;&quot;&quot;;[.J19]+[.$BC$19]+1)" office:value-type="float" office:value="619" calcext:value-type="float">
            <text:p>619</text:p>
          </table:table-cell>
          <table:table-cell table:style-name="ce17" table:formula="of:=IF([.K19]=&quot;&quot;;&quot;&quot;;[.K19]+[.$BC$19]+1)" office:value-type="float" office:value="620" calcext:value-type="float">
            <text:p>620</text:p>
          </table:table-cell>
          <table:table-cell table:style-name="ce17" table:formula="of:=IF([.L19]=&quot;&quot;;&quot;&quot;;[.L19]+[.$BC$19]+1)" office:value-type="float" office:value="621" calcext:value-type="float">
            <text:p>621</text:p>
          </table:table-cell>
          <table:table-cell table:style-name="ce17" table:formula="of:=IF([.M19]=&quot;&quot;;&quot;&quot;;[.M19]+[.$BC$19]+1)" office:value-type="float" office:value="622" calcext:value-type="float">
            <text:p>622</text:p>
          </table:table-cell>
          <table:table-cell table:style-name="ce17" table:formula="of:=IF([.N19]=&quot;&quot;;&quot;&quot;;[.N19]+[.$BC$19]+1)" office:value-type="float" office:value="623" calcext:value-type="float">
            <text:p>623</text:p>
          </table:table-cell>
          <table:table-cell table:style-name="ce17" table:formula="of:=IF([.O19]=&quot;&quot;;&quot;&quot;;[.O19]+[.$BC$19]+1)" office:value-type="float" office:value="624" calcext:value-type="float">
            <text:p>624</text:p>
          </table:table-cell>
          <table:table-cell table:style-name="ce17" table:formula="of:=IF([.P19]=&quot;&quot;;&quot;&quot;;[.P19]+[.$BC$19]+1)" office:value-type="float" office:value="625" calcext:value-type="float">
            <text:p>625</text:p>
          </table:table-cell>
          <table:table-cell table:style-name="ce17" table:formula="of:=IF([.Q19]=&quot;&quot;;&quot;&quot;;[.Q19]+[.$BC$19]+1)" office:value-type="float" office:value="626" calcext:value-type="float">
            <text:p>626</text:p>
          </table:table-cell>
          <table:table-cell table:style-name="ce17" table:formula="of:=IF([.R19]=&quot;&quot;;&quot;&quot;;[.R19]+[.$BC$19]+1)" office:value-type="float" office:value="627" calcext:value-type="float">
            <text:p>627</text:p>
          </table:table-cell>
          <table:table-cell table:style-name="ce17" table:formula="of:=IF([.S19]=&quot;&quot;;&quot;&quot;;[.S19]+[.$BC$19]+1)" office:value-type="float" office:value="628" calcext:value-type="float">
            <text:p>628</text:p>
          </table:table-cell>
          <table:table-cell table:style-name="ce17" table:formula="of:=IF([.T19]=&quot;&quot;;&quot;&quot;;[.T19]+[.$BC$19]+1)" office:value-type="float" office:value="629" calcext:value-type="float">
            <text:p>629</text:p>
          </table:table-cell>
          <table:table-cell table:style-name="ce17" table:formula="of:=IF([.U19]=&quot;&quot;;&quot;&quot;;[.U19]+[.$BC$19]+1)" office:value-type="float" office:value="630" calcext:value-type="float">
            <text:p>630</text:p>
          </table:table-cell>
          <table:table-cell table:style-name="ce17" table:formula="of:=IF([.V19]=&quot;&quot;;&quot;&quot;;[.V19]+[.$BC$19]+1)" office:value-type="float" office:value="631" calcext:value-type="float">
            <text:p>631</text:p>
          </table:table-cell>
          <table:table-cell table:style-name="ce17" table:formula="of:=IF([.W19]=&quot;&quot;;&quot;&quot;;[.W19]+[.$BC$19]+1)" office:value-type="float" office:value="632" calcext:value-type="float">
            <text:p>632</text:p>
          </table:table-cell>
          <table:table-cell table:style-name="ce17" table:formula="of:=IF([.X19]=&quot;&quot;;&quot;&quot;;[.X19]+[.$BC$19]+1)" office:value-type="float" office:value="633" calcext:value-type="float">
            <text:p>633</text:p>
          </table:table-cell>
          <table:table-cell table:style-name="ce17" table:formula="of:=IF([.Y19]=&quot;&quot;;&quot;&quot;;[.Y19]+[.$BC$19]+1)" office:value-type="float" office:value="634" calcext:value-type="float">
            <text:p>634</text:p>
          </table:table-cell>
          <table:table-cell table:style-name="ce17" table:formula="of:=IF([.Z19]=&quot;&quot;;&quot;&quot;;[.Z19]+[.$BC$19]+1)" office:value-type="float" office:value="635" calcext:value-type="float">
            <text:p>635</text:p>
          </table:table-cell>
          <table:table-cell table:style-name="ce17" table:formula="of:=IF([.AA19]=&quot;&quot;;&quot;&quot;;[.AA19]+[.$BC$19]+1)" office:value-type="float" office:value="636" calcext:value-type="float">
            <text:p>636</text:p>
          </table:table-cell>
          <table:table-cell table:style-name="ce17" table:formula="of:=IF([.AB19]=&quot;&quot;;&quot;&quot;;[.AB19]+[.$BC$19]+1)" office:value-type="float" office:value="637" calcext:value-type="float">
            <text:p>637</text:p>
          </table:table-cell>
          <table:table-cell table:style-name="ce17" table:formula="of:=IF([.AC19]=&quot;&quot;;&quot;&quot;;[.AC19]+[.$BC$19]+1)" office:value-type="float" office:value="638" calcext:value-type="float">
            <text:p>638</text:p>
          </table:table-cell>
          <table:table-cell table:style-name="ce17" table:formula="of:=IF([.AD19]=&quot;&quot;;&quot;&quot;;[.AD19]+[.$BC$19]+1)" office:value-type="float" office:value="639" calcext:value-type="float">
            <text:p>639</text:p>
          </table:table-cell>
          <table:table-cell table:style-name="ce17" table:formula="of:=IF([.AE19]=&quot;&quot;;&quot;&quot;;[.AE19]+[.$BC$19]+1)" office:value-type="float" office:value="640" calcext:value-type="float">
            <text:p>640</text:p>
          </table:table-cell>
          <table:table-cell table:style-name="ce17" table:formula="of:=IF([.AF19]=&quot;&quot;;&quot;&quot;;[.AF19]+[.$BC$19]+1)" office:value-type="float" office:value="641" calcext:value-type="float">
            <text:p>641</text:p>
          </table:table-cell>
          <table:table-cell table:style-name="ce17" table:formula="of:=IF([.AG19]=&quot;&quot;;&quot;&quot;;[.AG19]+[.$BC$19]+1)" office:value-type="float" office:value="642" calcext:value-type="float">
            <text:p>642</text:p>
          </table:table-cell>
          <table:table-cell table:style-name="ce17" table:formula="of:=IF([.AH19]=&quot;&quot;;&quot;&quot;;[.AH19]+[.$BC$19]+1)" office:value-type="float" office:value="643" calcext:value-type="float">
            <text:p>643</text:p>
          </table:table-cell>
          <table:table-cell table:style-name="ce17" table:formula="of:=IF([.AI19]=&quot;&quot;;&quot;&quot;;[.AI19]+[.$BC$19]+1)" office:value-type="float" office:value="644" calcext:value-type="float">
            <text:p>644</text:p>
          </table:table-cell>
          <table:table-cell table:style-name="ce17" table:formula="of:=IF([.AJ19]=&quot;&quot;;&quot;&quot;;[.AJ19]+[.$BC$19]+1)" office:value-type="float" office:value="645" calcext:value-type="float">
            <text:p>645</text:p>
          </table:table-cell>
          <table:table-cell table:style-name="ce17" table:formula="of:=IF([.BV19]=&quot;&quot;;&quot;&quot;;[.BV19]+[.$BD$4]+1)">
            <text:p/>
          </table:table-cell>
          <table:table-cell table:style-name="ce17" table:formula="of:=IF([.AL19]=&quot;&quot;;&quot;&quot;;[.AL19]+[.$CN$3]+1)">
            <text:p/>
          </table:table-cell>
          <table:table-cell table:style-name="ce17" table:formula="of:=IF([.AM19]=&quot;&quot;;&quot;&quot;;[.AM19]+[.$CN$3]+1)">
            <text:p/>
          </table:table-cell>
          <table:table-cell table:style-name="ce17" table:formula="of:=IF([.AN19]=&quot;&quot;;&quot;&quot;;[.AN19]+[.$CN$3]+1)">
            <text:p/>
          </table:table-cell>
          <table:table-cell table:style-name="ce17" table:formula="of:=IF([.AO19]=&quot;&quot;;&quot;&quot;;[.AO19]+[.$CN$3]+1)">
            <text:p/>
          </table:table-cell>
          <table:table-cell table:style-name="ce17" table:formula="of:=IF([.AP19]=&quot;&quot;;&quot;&quot;;[.AP19]+[.$CN$3]+1)">
            <text:p/>
          </table:table-cell>
          <table:table-cell table:style-name="ce17" table:formula="of:=IF([.AQ19]=&quot;&quot;;&quot;&quot;;[.AQ19]+[.$CN$3]+1)">
            <text:p/>
          </table:table-cell>
          <table:table-cell table:style-name="ce17" table:formula="of:=IF([.AR19]=&quot;&quot;;&quot;&quot;;[.AR19]+[.$CN$3]+1)">
            <text:p/>
          </table:table-cell>
          <table:table-cell table:style-name="ce17" table:formula="of:=IF([.AS19]=&quot;&quot;;&quot;&quot;;[.AS19]+[.$CN$3]+1)">
            <text:p/>
          </table:table-cell>
          <table:table-cell table:style-name="ce17" table:formula="of:=IF([.AT19]=&quot;&quot;;&quot;&quot;;[.AT19]+[.$CN$3]+1)">
            <text:p/>
          </table:table-cell>
          <table:table-cell table:style-name="ce17" table:formula="of:=IF([.AU19]=&quot;&quot;;&quot;&quot;;[.AU19]+[.$CN$3]+1)">
            <text:p/>
          </table:table-cell>
          <table:table-cell table:style-name="ce17" table:formula="of:=IF([.AV19]=&quot;&quot;;&quot;&quot;;[.AV19]+[.$CN$3]+1)">
            <text:p/>
          </table:table-cell>
          <table:table-cell table:style-name="ce17" table:formula="of:=IF([.AW19]=&quot;&quot;;&quot;&quot;;[.AW19]+[.$CN$3]+1)">
            <text:p/>
          </table:table-cell>
          <table:table-cell table:style-name="ce17" table:formula="of:=IF([.AX19]=&quot;&quot;;&quot;&quot;;[.AX19]+[.$CN$3]+1)">
            <text:p/>
          </table:table-cell>
          <table:table-cell table:style-name="ce17" table:formula="of:=IF([.AY19]=&quot;&quot;;&quot;&quot;;[.AY19]+[.$CN$3]+1)">
            <text:p/>
          </table:table-cell>
          <table:table-cell table:style-name="ce17" table:formula="of:=IF([.AZ19]=&quot;&quot;;&quot;&quot;;[.AZ19]+[.$CN$3]+1)">
            <text:p/>
          </table:table-cell>
          <table:table-cell table:style-name="ce17" table:formula="of:=IF([.BA19]=&quot;&quot;;&quot;&quot;;[.BA19]+[.$CN$3]+1)">
            <text:p/>
          </table:table-cell>
          <table:table-cell table:style-name="ce17" table:formula="of:=IF([.BB19]=&quot;&quot;;&quot;&quot;;[.BB19]+[.$CN$3]+1)">
            <text:p/>
          </table:table-cell>
          <table:table-cell table:style-name="ce17" table:formula="of:=IF([.BC19]=&quot;&quot;;&quot;&quot;;[.BC19]+[.$CN$3]+1)" office:value-type="float" office:value="1529" calcext:value-type="float">
            <text:p>1529</text:p>
          </table:table-cell>
          <table:table-cell table:style-name="ce17" table:formula="of:=IF([.BD19]=&quot;&quot;;&quot;&quot;;[.BD19]+[.$CN$3]+1)" office:value-type="float" office:value="1528" calcext:value-type="float">
            <text:p>1528</text:p>
          </table:table-cell>
          <table:table-cell table:style-name="ce17" table:formula="of:=IF([.BE19]=&quot;&quot;;&quot;&quot;;[.BE19]+[.$CN$3]+1)">
            <text:p/>
          </table:table-cell>
          <table:table-cell table:style-name="ce17" table:formula="of:=IF([.BF19]=&quot;&quot;;&quot;&quot;;[.BF19]+[.$CN$3]+1)">
            <text:p/>
          </table:table-cell>
          <table:table-cell table:style-name="ce17" table:formula="of:=IF([.BG19]=&quot;&quot;;&quot;&quot;;[.BG19]+[.$CN$3]+1)">
            <text:p/>
          </table:table-cell>
          <table:table-cell table:style-name="ce17" table:formula="of:=IF([.BH19]=&quot;&quot;;&quot;&quot;;[.BH19]+[.$CN$3]+1)">
            <text:p/>
          </table:table-cell>
          <table:table-cell table:style-name="ce17" table:formula="of:=IF([.BI19]=&quot;&quot;;&quot;&quot;;[.BI19]+[.$CN$3]+1)">
            <text:p/>
          </table:table-cell>
          <table:table-cell table:style-name="ce17" table:formula="of:=IF([.BJ19]=&quot;&quot;;&quot;&quot;;[.BJ19]+[.$CN$3]+1)">
            <text:p/>
          </table:table-cell>
          <table:table-cell table:style-name="ce17" table:formula="of:=IF([.BK19]=&quot;&quot;;&quot;&quot;;[.BK19]+[.$CN$3]+1)">
            <text:p/>
          </table:table-cell>
          <table:table-cell table:style-name="ce17" table:formula="of:=IF([.BL19]=&quot;&quot;;&quot;&quot;;[.BL19]+[.$CN$3]+1)">
            <text:p/>
          </table:table-cell>
          <table:table-cell table:style-name="ce17" table:formula="of:=IF([.BM19]=&quot;&quot;;&quot;&quot;;[.BM19]+[.$CN$3]+1)">
            <text:p/>
          </table:table-cell>
          <table:table-cell table:style-name="ce17" table:formula="of:=IF([.BN19]=&quot;&quot;;&quot;&quot;;[.BN19]+[.$CN$3]+1)">
            <text:p/>
          </table:table-cell>
          <table:table-cell table:style-name="ce17" table:formula="of:=IF([.BO19]=&quot;&quot;;&quot;&quot;;[.BO19]+[.$CN$3]+1)">
            <text:p/>
          </table:table-cell>
          <table:table-cell table:style-name="ce17" table:formula="of:=IF([.BP19]=&quot;&quot;;&quot;&quot;;[.BP19]+[.$CN$3]+1)">
            <text:p/>
          </table:table-cell>
          <table:table-cell table:style-name="ce17" table:formula="of:=IF([.BQ19]=&quot;&quot;;&quot;&quot;;[.BQ19]+[.$CN$3]+1)">
            <text:p/>
          </table:table-cell>
          <table:table-cell table:style-name="ce17" table:formula="of:=IF([.BR19]=&quot;&quot;;&quot;&quot;;[.BR19]+[.$CN$3]+1)">
            <text:p/>
          </table:table-cell>
          <table:table-cell table:style-name="ce17" table:formula="of:=IF([.BS19]=&quot;&quot;;&quot;&quot;;[.BS19]+[.$CN$3]+1)">
            <text:p/>
          </table:table-cell>
          <table:table-cell table:style-name="ce17" table:formula="of:=IF([.BT19]=&quot;&quot;;&quot;&quot;;[.BT19]+[.$CN$3]+1)">
            <text:p/>
          </table:table-cell>
          <table:table-cell table:style-name="ce17" table:formula="of:=IF([.BU19]=&quot;&quot;;&quot;&quot;;[.BU19]+[.$CN$3]+1)">
            <text:p/>
          </table:table-cell>
          <table:table-cell table:style-name="ce17" table:formula="of:=IF([.BV19]=&quot;&quot;;&quot;&quot;;[.BV19]+[.$DW$19]+1)">
            <text:p/>
          </table:table-cell>
          <table:table-cell table:style-name="ce17" table:formula="of:=IF([.BW19]=&quot;&quot;;&quot;&quot;;[.BW19]+[.$DW$19]+1)" office:value-type="float" office:value="2142" calcext:value-type="float">
            <text:p>2142</text:p>
          </table:table-cell>
          <table:table-cell table:style-name="ce17" table:formula="of:=IF([.BX19]=&quot;&quot;;&quot;&quot;;[.BX19]+[.$DW$19]+1)" office:value-type="float" office:value="2143" calcext:value-type="float">
            <text:p>2143</text:p>
          </table:table-cell>
          <table:table-cell table:style-name="ce17" table:formula="of:=IF([.BY19]=&quot;&quot;;&quot;&quot;;[.BY19]+[.$DW$19]+1)" office:value-type="float" office:value="2144" calcext:value-type="float">
            <text:p>2144</text:p>
          </table:table-cell>
          <table:table-cell table:style-name="ce17" table:formula="of:=IF([.BZ19]=&quot;&quot;;&quot;&quot;;[.BZ19]+[.$DW$19]+1)" office:value-type="float" office:value="2145" calcext:value-type="float">
            <text:p>2145</text:p>
          </table:table-cell>
          <table:table-cell table:style-name="ce17" table:formula="of:=IF([.CA19]=&quot;&quot;;&quot;&quot;;[.CA19]+[.$DW$19]+1)" office:value-type="float" office:value="2146" calcext:value-type="float">
            <text:p>2146</text:p>
          </table:table-cell>
          <table:table-cell table:style-name="ce17" table:formula="of:=IF([.CB19]=&quot;&quot;;&quot;&quot;;[.CB19]+[.$DW$19]+1)" office:value-type="float" office:value="2147" calcext:value-type="float">
            <text:p>2147</text:p>
          </table:table-cell>
          <table:table-cell table:style-name="ce17" table:formula="of:=IF([.CC19]=&quot;&quot;;&quot;&quot;;[.CC19]+[.$DW$19]+1)" office:value-type="float" office:value="2148" calcext:value-type="float">
            <text:p>2148</text:p>
          </table:table-cell>
          <table:table-cell table:style-name="ce17" table:formula="of:=IF([.CD19]=&quot;&quot;;&quot;&quot;;[.CD19]+[.$DW$19]+1)" office:value-type="float" office:value="2149" calcext:value-type="float">
            <text:p>2149</text:p>
          </table:table-cell>
          <table:table-cell table:style-name="ce17" table:formula="of:=IF([.CE19]=&quot;&quot;;&quot;&quot;;[.CE19]+[.$DW$19]+1)" office:value-type="float" office:value="2150" calcext:value-type="float">
            <text:p>2150</text:p>
          </table:table-cell>
          <table:table-cell table:style-name="ce17" table:formula="of:=IF([.CF19]=&quot;&quot;;&quot;&quot;;[.CF19]+[.$DW$19]+1)" office:value-type="float" office:value="2151" calcext:value-type="float">
            <text:p>2151</text:p>
          </table:table-cell>
          <table:table-cell table:style-name="ce17" table:formula="of:=IF([.CG19]=&quot;&quot;;&quot;&quot;;[.CG19]+[.$DW$19]+1)" office:value-type="float" office:value="2152" calcext:value-type="float">
            <text:p>2152</text:p>
          </table:table-cell>
          <table:table-cell table:style-name="ce17" table:formula="of:=IF([.CH19]=&quot;&quot;;&quot;&quot;;[.CH19]+[.$DW$19]+1)" office:value-type="float" office:value="2153" calcext:value-type="float">
            <text:p>2153</text:p>
          </table:table-cell>
          <table:table-cell table:style-name="ce17" table:formula="of:=IF([.CI19]=&quot;&quot;;&quot;&quot;;[.CI19]+[.$DW$19]+1)" office:value-type="float" office:value="2154" calcext:value-type="float">
            <text:p>2154</text:p>
          </table:table-cell>
          <table:table-cell table:style-name="ce17" table:formula="of:=IF([.CJ19]=&quot;&quot;;&quot;&quot;;[.CJ19]+[.$DW$19]+1)" office:value-type="float" office:value="2155" calcext:value-type="float">
            <text:p>2155</text:p>
          </table:table-cell>
          <table:table-cell table:style-name="ce17" table:formula="of:=IF([.CK19]=&quot;&quot;;&quot;&quot;;[.CK19]+[.$DW$19]+1)" office:value-type="float" office:value="2156" calcext:value-type="float">
            <text:p>2156</text:p>
          </table:table-cell>
          <table:table-cell table:style-name="ce17" table:formula="of:=IF([.CL19]=&quot;&quot;;&quot;&quot;;[.CL19]+[.$DW$19]+1)" office:value-type="float" office:value="2157" calcext:value-type="float">
            <text:p>2157</text:p>
          </table:table-cell>
          <table:table-cell table:style-name="ce17" table:formula="of:=IF([.CM19]=&quot;&quot;;&quot;&quot;;[.CM19]+[.$DW$19]+1)" office:value-type="float" office:value="2158" calcext:value-type="float">
            <text:p>2158</text:p>
          </table:table-cell>
          <table:table-cell table:style-name="ce17" table:formula="of:=IF([.CN19]=&quot;&quot;;&quot;&quot;;[.CN19]+[.$DW$19]+1)" office:value-type="float" office:value="2159" calcext:value-type="float">
            <text:p>2159</text:p>
          </table:table-cell>
          <table:table-cell table:style-name="ce17" table:formula="of:=IF([.CO19]=&quot;&quot;;&quot;&quot;;[.CO19]+[.$DW$19]+1)" office:value-type="float" office:value="2160" calcext:value-type="float">
            <text:p>2160</text:p>
          </table:table-cell>
          <table:table-cell table:style-name="ce17" table:formula="of:=IF([.CP19]=&quot;&quot;;&quot;&quot;;[.CP19]+[.$DW$19]+1)" office:value-type="float" office:value="2161" calcext:value-type="float">
            <text:p>2161</text:p>
          </table:table-cell>
          <table:table-cell table:style-name="ce17" table:formula="of:=IF([.CQ19]=&quot;&quot;;&quot;&quot;;[.CQ19]+[.$DW$19]+1)" office:value-type="float" office:value="2162" calcext:value-type="float">
            <text:p>2162</text:p>
          </table:table-cell>
          <table:table-cell table:style-name="ce17" table:formula="of:=IF([.CR19]=&quot;&quot;;&quot;&quot;;[.CR19]+[.$DW$19]+1)" office:value-type="float" office:value="2163" calcext:value-type="float">
            <text:p>2163</text:p>
          </table:table-cell>
          <table:table-cell table:style-name="ce17" table:formula="of:=IF([.CS19]=&quot;&quot;;&quot;&quot;;[.CS19]+[.$DW$19]+1)" office:value-type="float" office:value="2164" calcext:value-type="float">
            <text:p>2164</text:p>
          </table:table-cell>
          <table:table-cell table:style-name="ce17" table:formula="of:=IF([.CT19]=&quot;&quot;;&quot;&quot;;[.CT19]+[.$DW$19]+1)" office:value-type="float" office:value="2165" calcext:value-type="float">
            <text:p>2165</text:p>
          </table:table-cell>
          <table:table-cell table:style-name="ce17" table:formula="of:=IF([.CU19]=&quot;&quot;;&quot;&quot;;[.CU19]+[.$DW$19]+1)" office:value-type="float" office:value="2166" calcext:value-type="float">
            <text:p>2166</text:p>
          </table:table-cell>
          <table:table-cell table:style-name="ce17" table:formula="of:=IF([.CV19]=&quot;&quot;;&quot;&quot;;[.CV19]+[.$DW$19]+1)" office:value-type="float" office:value="2167" calcext:value-type="float">
            <text:p>2167</text:p>
          </table:table-cell>
          <table:table-cell table:style-name="ce17" table:formula="of:=IF([.CW19]=&quot;&quot;;&quot;&quot;;[.CW19]+[.$DW$19]+1)" office:value-type="float" office:value="2168" calcext:value-type="float">
            <text:p>2168</text:p>
          </table:table-cell>
          <table:table-cell table:style-name="ce17" table:formula="of:=IF([.CX19]=&quot;&quot;;&quot;&quot;;[.CX19]+[.$DW$19]+1)" office:value-type="float" office:value="2169" calcext:value-type="float">
            <text:p>2169</text:p>
          </table:table-cell>
          <table:table-cell table:style-name="ce17" table:formula="of:=IF([.CY19]=&quot;&quot;;&quot;&quot;;[.CY19]+[.$DW$19]+1)" office:value-type="float" office:value="2170" calcext:value-type="float">
            <text:p>2170</text:p>
          </table:table-cell>
          <table:table-cell table:style-name="ce17" table:formula="of:=IF([.CZ19]=&quot;&quot;;&quot;&quot;;[.CZ19]+[.$DW$19]+1)" office:value-type="float" office:value="2171" calcext:value-type="float">
            <text:p>2171</text:p>
          </table:table-cell>
          <table:table-cell table:style-name="ce17" table:formula="of:=IF([.DA19]=&quot;&quot;;&quot;&quot;;[.DA19]+[.$DW$19]+1)" office:value-type="float" office:value="2172" calcext:value-type="float">
            <text:p>2172</text:p>
          </table:table-cell>
          <table:table-cell table:style-name="ce17" table:formula="of:=IF([.DB19]=&quot;&quot;;&quot;&quot;;[.DB19]+[.$DW$19]+1)" office:value-type="float" office:value="2173" calcext:value-type="float">
            <text:p>2173</text:p>
          </table:table-cell>
          <table:table-cell table:style-name="ce17" table:formula="of:=IF([.DC19]=&quot;&quot;;&quot;&quot;;[.DC19]+[.$DW$19]+1)" office:value-type="float" office:value="2174" calcext:value-type="float">
            <text:p>2174</text:p>
          </table:table-cell>
          <table:table-cell table:style-name="ce17" table:formula="of:=IF([.DD19]=&quot;&quot;;&quot;&quot;;[.DD19]+[.$DW$19]+1)" office:value-type="float" office:value="2175" calcext:value-type="float">
            <text:p>2175</text:p>
          </table:table-cell>
          <table:table-cell table:style-name="ce17" table:formula="of:=IF([.DE19]=&quot;&quot;;&quot;&quot;;[.DE19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16" table:number-columns-repeated="36"/>
          <table:table-cell table:style-name="ce17" table:formula="of:=IF([.B44]=&quot;&quot;;&quot;&quot;;[.B44]+[.$T$3]+1)">
            <text:p/>
          </table:table-cell>
          <table:table-cell table:style-name="ce17" table:formula="of:=IF([.C44]=&quot;&quot;;&quot;&quot;;[.C44]+[.$T$3]+1)">
            <text:p/>
          </table:table-cell>
          <table:table-cell table:style-name="ce17" table:formula="of:=IF([.D44]=&quot;&quot;;&quot;&quot;;[.D44]+[.$T$3]+1)">
            <text:p/>
          </table:table-cell>
          <table:table-cell table:style-name="ce17" table:formula="of:=IF([.E44]=&quot;&quot;;&quot;&quot;;[.E44]+[.$T$3]+1)">
            <text:p/>
          </table:table-cell>
          <table:table-cell table:style-name="ce17" table:formula="of:=IF([.F44]=&quot;&quot;;&quot;&quot;;[.F44]+[.$T$3]+1)">
            <text:p/>
          </table:table-cell>
          <table:table-cell table:style-name="ce17" table:formula="of:=IF([.G44]=&quot;&quot;;&quot;&quot;;[.G44]+[.$T$3]+1)">
            <text:p/>
          </table:table-cell>
          <table:table-cell table:style-name="ce17" table:formula="of:=IF([.H44]=&quot;&quot;;&quot;&quot;;[.H44]+[.$T$3]+1)">
            <text:p/>
          </table:table-cell>
          <table:table-cell table:style-name="ce17" table:formula="of:=IF([.I44]=&quot;&quot;;&quot;&quot;;[.I44]+[.$T$3]+1)">
            <text:p/>
          </table:table-cell>
          <table:table-cell table:style-name="ce17" table:formula="of:=IF([.J44]=&quot;&quot;;&quot;&quot;;[.J44]+[.$T$3]+1)">
            <text:p/>
          </table:table-cell>
          <table:table-cell table:style-name="ce17" table:formula="of:=IF([.K44]=&quot;&quot;;&quot;&quot;;[.K44]+[.$T$3]+1)">
            <text:p/>
          </table:table-cell>
          <table:table-cell table:style-name="ce17" table:formula="of:=IF([.L44]=&quot;&quot;;&quot;&quot;;[.L44]+[.$T$3]+1)">
            <text:p/>
          </table:table-cell>
          <table:table-cell table:style-name="ce17" table:formula="of:=IF([.M44]=&quot;&quot;;&quot;&quot;;[.M44]+[.$T$3]+1)">
            <text:p/>
          </table:table-cell>
          <table:table-cell table:style-name="ce17" table:formula="of:=IF([.N44]=&quot;&quot;;&quot;&quot;;[.N44]+[.$T$3]+1)">
            <text:p/>
          </table:table-cell>
          <table:table-cell table:style-name="ce17" table:formula="of:=IF([.O44]=&quot;&quot;;&quot;&quot;;[.O44]+[.$T$3]+1)">
            <text:p/>
          </table:table-cell>
          <table:table-cell table:style-name="ce17" table:formula="of:=IF([.P44]=&quot;&quot;;&quot;&quot;;[.P44]+[.$T$3]+1)">
            <text:p/>
          </table:table-cell>
          <table:table-cell table:style-name="ce17" table:formula="of:=IF([.Q44]=&quot;&quot;;&quot;&quot;;[.Q44]+[.$T$3]+1)">
            <text:p/>
          </table:table-cell>
          <table:table-cell table:style-name="ce17" table:formula="of:=IF([.R44]=&quot;&quot;;&quot;&quot;;[.R44]+[.$T$3]+1)">
            <text:p/>
          </table:table-cell>
          <table:table-cell table:style-name="ce17" table:formula="of:=IF([.S44]=&quot;&quot;;&quot;&quot;;[.S44]+[.$T$3]+1)">
            <text:p/>
          </table:table-cell>
          <table:table-cell table:style-name="ce17" table:formula="of:=IF([.T44]=&quot;&quot;;&quot;&quot;;[.T44]+[.$T$3]+1)">
            <text:p/>
          </table:table-cell>
          <table:table-cell table:style-name="ce17" table:formula="of:=IF([.U44]=&quot;&quot;;&quot;&quot;;[.U44]+[.$T$3]+1)">
            <text:p/>
          </table:table-cell>
          <table:table-cell table:style-name="ce17" table:formula="of:=IF([.V44]=&quot;&quot;;&quot;&quot;;[.V44]+[.$T$3]+1)">
            <text:p/>
          </table:table-cell>
          <table:table-cell table:style-name="ce17" table:formula="of:=IF([.W44]=&quot;&quot;;&quot;&quot;;[.W44]+[.$T$3]+1)">
            <text:p/>
          </table:table-cell>
          <table:table-cell table:style-name="ce17" table:formula="of:=IF([.X44]=&quot;&quot;;&quot;&quot;;[.X44]+[.$T$3]+1)">
            <text:p/>
          </table:table-cell>
          <table:table-cell table:style-name="ce17" table:formula="of:=IF([.Y44]=&quot;&quot;;&quot;&quot;;[.Y44]+[.$T$3]+1)">
            <text:p/>
          </table:table-cell>
          <table:table-cell table:style-name="ce17" table:formula="of:=IF([.Z44]=&quot;&quot;;&quot;&quot;;[.Z44]+[.$T$3]+1)">
            <text:p/>
          </table:table-cell>
          <table:table-cell table:style-name="ce17" table:formula="of:=IF([.AA44]=&quot;&quot;;&quot;&quot;;[.AA44]+[.$T$3]+1)">
            <text:p/>
          </table:table-cell>
          <table:table-cell table:style-name="ce17" table:formula="of:=IF([.AB44]=&quot;&quot;;&quot;&quot;;[.AB44]+[.$T$3]+1)">
            <text:p/>
          </table:table-cell>
          <table:table-cell table:style-name="ce17" table:formula="of:=IF([.AC44]=&quot;&quot;;&quot;&quot;;[.AC44]+[.$T$3]+1)">
            <text:p/>
          </table:table-cell>
          <table:table-cell table:style-name="ce17" table:formula="of:=IF([.AD44]=&quot;&quot;;&quot;&quot;;[.AD44]+[.$T$3]+1)">
            <text:p/>
          </table:table-cell>
          <table:table-cell table:style-name="ce17" table:formula="of:=IF([.AE44]=&quot;&quot;;&quot;&quot;;[.AE44]+[.$T$3]+1)">
            <text:p/>
          </table:table-cell>
          <table:table-cell table:style-name="ce17" table:formula="of:=IF([.AF44]=&quot;&quot;;&quot;&quot;;[.AF44]+[.$T$3]+1)">
            <text:p/>
          </table:table-cell>
          <table:table-cell table:style-name="ce17" table:formula="of:=IF([.AG44]=&quot;&quot;;&quot;&quot;;[.AG44]+[.$T$3]+1)">
            <text:p/>
          </table:table-cell>
          <table:table-cell table:style-name="ce17" table:formula="of:=IF([.AH44]=&quot;&quot;;&quot;&quot;;[.AH44]+[.$T$3]+1)">
            <text:p/>
          </table:table-cell>
          <table:table-cell table:style-name="ce17" table:formula="of:=IF([.AI44]=&quot;&quot;;&quot;&quot;;[.AI44]+[.$T$3]+1)">
            <text:p/>
          </table:table-cell>
          <table:table-cell table:style-name="ce17" table:formula="of:=IF([.AJ44]=&quot;&quot;;&quot;&quot;;[.AJ44]+[.$T$3]+1)">
            <text:p/>
          </table:table-cell>
          <table:table-cell table:style-name="ce17" table:formula="of:=IF([.AK44]=&quot;&quot;;&quot;&quot;;[.AK44]+[.$T$3]+1)">
            <text:p/>
          </table:table-cell>
          <table:table-cell table:style-name="ce17" table:formula="of:=IF([.B20]=&quot;&quot;;&quot;&quot;;[.B20]+[.$BC$19]+1)">
            <text:p/>
          </table:table-cell>
          <table:table-cell table:style-name="ce17" table:formula="of:=IF([.C20]=&quot;&quot;;&quot;&quot;;[.C20]+[.$BC$19]+1)">
            <text:p/>
          </table:table-cell>
          <table:table-cell table:style-name="ce17" table:formula="of:=IF([.D20]=&quot;&quot;;&quot;&quot;;[.D20]+[.$BC$19]+1)">
            <text:p/>
          </table:table-cell>
          <table:table-cell table:style-name="ce17" table:formula="of:=IF([.E20]=&quot;&quot;;&quot;&quot;;[.E20]+[.$BC$19]+1)">
            <text:p/>
          </table:table-cell>
          <table:table-cell table:style-name="ce17" table:formula="of:=IF([.F20]=&quot;&quot;;&quot;&quot;;[.F20]+[.$BC$19]+1)">
            <text:p/>
          </table:table-cell>
          <table:table-cell table:style-name="ce17" table:formula="of:=IF([.G20]=&quot;&quot;;&quot;&quot;;[.G20]+[.$BC$19]+1)">
            <text:p/>
          </table:table-cell>
          <table:table-cell table:style-name="ce17" table:formula="of:=IF([.H20]=&quot;&quot;;&quot;&quot;;[.H20]+[.$BC$19]+1)">
            <text:p/>
          </table:table-cell>
          <table:table-cell table:style-name="ce17" table:formula="of:=IF([.I20]=&quot;&quot;;&quot;&quot;;[.I20]+[.$BC$19]+1)">
            <text:p/>
          </table:table-cell>
          <table:table-cell table:style-name="ce17" table:formula="of:=IF([.J20]=&quot;&quot;;&quot;&quot;;[.J20]+[.$BC$19]+1)">
            <text:p/>
          </table:table-cell>
          <table:table-cell table:style-name="ce17" table:formula="of:=IF([.K20]=&quot;&quot;;&quot;&quot;;[.K20]+[.$BC$19]+1)">
            <text:p/>
          </table:table-cell>
          <table:table-cell table:style-name="ce17" table:formula="of:=IF([.L20]=&quot;&quot;;&quot;&quot;;[.L20]+[.$BC$19]+1)">
            <text:p/>
          </table:table-cell>
          <table:table-cell table:style-name="ce17" table:formula="of:=IF([.M20]=&quot;&quot;;&quot;&quot;;[.M20]+[.$BC$19]+1)">
            <text:p/>
          </table:table-cell>
          <table:table-cell table:style-name="ce17" table:formula="of:=IF([.N20]=&quot;&quot;;&quot;&quot;;[.N20]+[.$BC$19]+1)">
            <text:p/>
          </table:table-cell>
          <table:table-cell table:style-name="ce17" table:formula="of:=IF([.O20]=&quot;&quot;;&quot;&quot;;[.O20]+[.$BC$19]+1)">
            <text:p/>
          </table:table-cell>
          <table:table-cell table:style-name="ce17" table:formula="of:=IF([.P20]=&quot;&quot;;&quot;&quot;;[.P20]+[.$BC$19]+1)">
            <text:p/>
          </table:table-cell>
          <table:table-cell table:style-name="ce17" table:formula="of:=IF([.Q20]=&quot;&quot;;&quot;&quot;;[.Q20]+[.$BC$19]+1)">
            <text:p/>
          </table:table-cell>
          <table:table-cell table:style-name="ce17" table:formula="of:=IF([.R20]=&quot;&quot;;&quot;&quot;;[.R20]+[.$BC$19]+1)">
            <text:p/>
          </table:table-cell>
          <table:table-cell table:style-name="ce17" table:formula="of:=IF([.S20]=&quot;&quot;;&quot;&quot;;[.S20]+[.$BC$19]+1)">
            <text:p/>
          </table:table-cell>
          <table:table-cell table:style-name="ce17" table:formula="of:=IF([.T20]=&quot;&quot;;&quot;&quot;;[.T20]+[.$BC$19]+1)">
            <text:p/>
          </table:table-cell>
          <table:table-cell table:style-name="ce17" table:formula="of:=IF([.U20]=&quot;&quot;;&quot;&quot;;[.U20]+[.$BC$19]+1)">
            <text:p/>
          </table:table-cell>
          <table:table-cell table:style-name="ce17" table:formula="of:=IF([.V20]=&quot;&quot;;&quot;&quot;;[.V20]+[.$BC$19]+1)">
            <text:p/>
          </table:table-cell>
          <table:table-cell table:style-name="ce17" table:formula="of:=IF([.W20]=&quot;&quot;;&quot;&quot;;[.W20]+[.$BC$19]+1)">
            <text:p/>
          </table:table-cell>
          <table:table-cell table:style-name="ce17" table:formula="of:=IF([.X20]=&quot;&quot;;&quot;&quot;;[.X20]+[.$BC$19]+1)">
            <text:p/>
          </table:table-cell>
          <table:table-cell table:style-name="ce17" table:formula="of:=IF([.Y20]=&quot;&quot;;&quot;&quot;;[.Y20]+[.$BC$19]+1)">
            <text:p/>
          </table:table-cell>
          <table:table-cell table:style-name="ce17" table:formula="of:=IF([.Z20]=&quot;&quot;;&quot;&quot;;[.Z20]+[.$BC$19]+1)">
            <text:p/>
          </table:table-cell>
          <table:table-cell table:style-name="ce17" table:formula="of:=IF([.AA20]=&quot;&quot;;&quot;&quot;;[.AA20]+[.$BC$19]+1)">
            <text:p/>
          </table:table-cell>
          <table:table-cell table:style-name="ce17" table:formula="of:=IF([.AB20]=&quot;&quot;;&quot;&quot;;[.AB20]+[.$BC$19]+1)">
            <text:p/>
          </table:table-cell>
          <table:table-cell table:style-name="ce17" table:formula="of:=IF([.AC20]=&quot;&quot;;&quot;&quot;;[.AC20]+[.$BC$19]+1)">
            <text:p/>
          </table:table-cell>
          <table:table-cell table:style-name="ce17" table:formula="of:=IF([.AD20]=&quot;&quot;;&quot;&quot;;[.AD20]+[.$BC$19]+1)">
            <text:p/>
          </table:table-cell>
          <table:table-cell table:style-name="ce17" table:formula="of:=IF([.AE20]=&quot;&quot;;&quot;&quot;;[.AE20]+[.$BC$19]+1)">
            <text:p/>
          </table:table-cell>
          <table:table-cell table:style-name="ce17" table:formula="of:=IF([.AF20]=&quot;&quot;;&quot;&quot;;[.AF20]+[.$BC$19]+1)">
            <text:p/>
          </table:table-cell>
          <table:table-cell table:style-name="ce17" table:formula="of:=IF([.AG20]=&quot;&quot;;&quot;&quot;;[.AG20]+[.$BC$19]+1)">
            <text:p/>
          </table:table-cell>
          <table:table-cell table:style-name="ce17" table:formula="of:=IF([.AH20]=&quot;&quot;;&quot;&quot;;[.AH20]+[.$BC$19]+1)">
            <text:p/>
          </table:table-cell>
          <table:table-cell table:style-name="ce17" table:formula="of:=IF([.AI20]=&quot;&quot;;&quot;&quot;;[.AI20]+[.$BC$19]+1)">
            <text:p/>
          </table:table-cell>
          <table:table-cell table:style-name="ce17" table:formula="of:=IF([.AJ20]=&quot;&quot;;&quot;&quot;;[.AJ20]+[.$BC$19]+1)">
            <text:p/>
          </table:table-cell>
          <table:table-cell table:style-name="ce17" table:formula="of:=IF([.BV20]=&quot;&quot;;&quot;&quot;;[.BV20]+[.$BD$4]+1)">
            <text:p/>
          </table:table-cell>
          <table:table-cell table:style-name="ce17" table:formula="of:=IF([.AL20]=&quot;&quot;;&quot;&quot;;[.AL20]+[.$CN$3]+1)">
            <text:p/>
          </table:table-cell>
          <table:table-cell table:style-name="ce17" table:formula="of:=IF([.AM20]=&quot;&quot;;&quot;&quot;;[.AM20]+[.$CN$3]+1)">
            <text:p/>
          </table:table-cell>
          <table:table-cell table:style-name="ce17" table:formula="of:=IF([.AN20]=&quot;&quot;;&quot;&quot;;[.AN20]+[.$CN$3]+1)">
            <text:p/>
          </table:table-cell>
          <table:table-cell table:style-name="ce17" table:formula="of:=IF([.AO20]=&quot;&quot;;&quot;&quot;;[.AO20]+[.$CN$3]+1)">
            <text:p/>
          </table:table-cell>
          <table:table-cell table:style-name="ce17" table:formula="of:=IF([.AP20]=&quot;&quot;;&quot;&quot;;[.AP20]+[.$CN$3]+1)">
            <text:p/>
          </table:table-cell>
          <table:table-cell table:style-name="ce17" table:formula="of:=IF([.AQ20]=&quot;&quot;;&quot;&quot;;[.AQ20]+[.$CN$3]+1)">
            <text:p/>
          </table:table-cell>
          <table:table-cell table:style-name="ce17" table:formula="of:=IF([.AR20]=&quot;&quot;;&quot;&quot;;[.AR20]+[.$CN$3]+1)">
            <text:p/>
          </table:table-cell>
          <table:table-cell table:style-name="ce17" table:formula="of:=IF([.AS20]=&quot;&quot;;&quot;&quot;;[.AS20]+[.$CN$3]+1)">
            <text:p/>
          </table:table-cell>
          <table:table-cell table:style-name="ce17" table:formula="of:=IF([.AT20]=&quot;&quot;;&quot;&quot;;[.AT20]+[.$CN$3]+1)">
            <text:p/>
          </table:table-cell>
          <table:table-cell table:style-name="ce17" table:formula="of:=IF([.AU20]=&quot;&quot;;&quot;&quot;;[.AU20]+[.$CN$3]+1)">
            <text:p/>
          </table:table-cell>
          <table:table-cell table:style-name="ce17" table:formula="of:=IF([.AV20]=&quot;&quot;;&quot;&quot;;[.AV20]+[.$CN$3]+1)">
            <text:p/>
          </table:table-cell>
          <table:table-cell table:style-name="ce17" table:formula="of:=IF([.AW20]=&quot;&quot;;&quot;&quot;;[.AW20]+[.$CN$3]+1)">
            <text:p/>
          </table:table-cell>
          <table:table-cell table:style-name="ce17" table:formula="of:=IF([.AX20]=&quot;&quot;;&quot;&quot;;[.AX20]+[.$CN$3]+1)">
            <text:p/>
          </table:table-cell>
          <table:table-cell table:style-name="ce17" table:formula="of:=IF([.AY20]=&quot;&quot;;&quot;&quot;;[.AY20]+[.$CN$3]+1)">
            <text:p/>
          </table:table-cell>
          <table:table-cell table:style-name="ce17" table:formula="of:=IF([.AZ20]=&quot;&quot;;&quot;&quot;;[.AZ20]+[.$CN$3]+1)">
            <text:p/>
          </table:table-cell>
          <table:table-cell table:style-name="ce17" table:formula="of:=IF([.BA20]=&quot;&quot;;&quot;&quot;;[.BA20]+[.$CN$3]+1)">
            <text:p/>
          </table:table-cell>
          <table:table-cell table:style-name="ce17" table:formula="of:=IF([.BB20]=&quot;&quot;;&quot;&quot;;[.BB20]+[.$CN$3]+1)">
            <text:p/>
          </table:table-cell>
          <table:table-cell table:style-name="ce17" table:formula="of:=IF([.BC20]=&quot;&quot;;&quot;&quot;;[.BC20]+[.$CN$3]+1)">
            <text:p/>
          </table:table-cell>
          <table:table-cell table:style-name="ce17" table:formula="of:=IF([.BD20]=&quot;&quot;;&quot;&quot;;[.BD20]+[.$CN$3]+1)">
            <text:p/>
          </table:table-cell>
          <table:table-cell table:style-name="ce17" table:formula="of:=IF([.BE20]=&quot;&quot;;&quot;&quot;;[.BE20]+[.$CN$3]+1)">
            <text:p/>
          </table:table-cell>
          <table:table-cell table:style-name="ce17" table:formula="of:=IF([.BF20]=&quot;&quot;;&quot;&quot;;[.BF20]+[.$CN$3]+1)">
            <text:p/>
          </table:table-cell>
          <table:table-cell table:style-name="ce17" table:formula="of:=IF([.BG20]=&quot;&quot;;&quot;&quot;;[.BG20]+[.$CN$3]+1)">
            <text:p/>
          </table:table-cell>
          <table:table-cell table:style-name="ce17" table:formula="of:=IF([.BH20]=&quot;&quot;;&quot;&quot;;[.BH20]+[.$CN$3]+1)">
            <text:p/>
          </table:table-cell>
          <table:table-cell table:style-name="ce17" table:formula="of:=IF([.BI20]=&quot;&quot;;&quot;&quot;;[.BI20]+[.$CN$3]+1)">
            <text:p/>
          </table:table-cell>
          <table:table-cell table:style-name="ce17" table:formula="of:=IF([.BJ20]=&quot;&quot;;&quot;&quot;;[.BJ20]+[.$CN$3]+1)">
            <text:p/>
          </table:table-cell>
          <table:table-cell table:style-name="ce17" table:formula="of:=IF([.BK20]=&quot;&quot;;&quot;&quot;;[.BK20]+[.$CN$3]+1)">
            <text:p/>
          </table:table-cell>
          <table:table-cell table:style-name="ce17" table:formula="of:=IF([.BL20]=&quot;&quot;;&quot;&quot;;[.BL20]+[.$CN$3]+1)">
            <text:p/>
          </table:table-cell>
          <table:table-cell table:style-name="ce17" table:formula="of:=IF([.BM20]=&quot;&quot;;&quot;&quot;;[.BM20]+[.$CN$3]+1)">
            <text:p/>
          </table:table-cell>
          <table:table-cell table:style-name="ce17" table:formula="of:=IF([.BN20]=&quot;&quot;;&quot;&quot;;[.BN20]+[.$CN$3]+1)">
            <text:p/>
          </table:table-cell>
          <table:table-cell table:style-name="ce17" table:formula="of:=IF([.BO20]=&quot;&quot;;&quot;&quot;;[.BO20]+[.$CN$3]+1)">
            <text:p/>
          </table:table-cell>
          <table:table-cell table:style-name="ce17" table:formula="of:=IF([.BP20]=&quot;&quot;;&quot;&quot;;[.BP20]+[.$CN$3]+1)">
            <text:p/>
          </table:table-cell>
          <table:table-cell table:style-name="ce17" table:formula="of:=IF([.BQ20]=&quot;&quot;;&quot;&quot;;[.BQ20]+[.$CN$3]+1)">
            <text:p/>
          </table:table-cell>
          <table:table-cell table:style-name="ce17" table:formula="of:=IF([.BR20]=&quot;&quot;;&quot;&quot;;[.BR20]+[.$CN$3]+1)">
            <text:p/>
          </table:table-cell>
          <table:table-cell table:style-name="ce17" table:formula="of:=IF([.BS20]=&quot;&quot;;&quot;&quot;;[.BS20]+[.$CN$3]+1)">
            <text:p/>
          </table:table-cell>
          <table:table-cell table:style-name="ce17" table:formula="of:=IF([.BT20]=&quot;&quot;;&quot;&quot;;[.BT20]+[.$CN$3]+1)">
            <text:p/>
          </table:table-cell>
          <table:table-cell table:style-name="ce17" table:formula="of:=IF([.BU20]=&quot;&quot;;&quot;&quot;;[.BU20]+[.$CN$3]+1)">
            <text:p/>
          </table:table-cell>
          <table:table-cell table:style-name="ce17" table:formula="of:=IF([.BV20]=&quot;&quot;;&quot;&quot;;[.BV20]+[.$DW$19]+1)">
            <text:p/>
          </table:table-cell>
          <table:table-cell table:style-name="ce17" table:formula="of:=IF([.BW20]=&quot;&quot;;&quot;&quot;;[.BW20]+[.$DW$19]+1)">
            <text:p/>
          </table:table-cell>
          <table:table-cell table:style-name="ce17" table:formula="of:=IF([.BX20]=&quot;&quot;;&quot;&quot;;[.BX20]+[.$DW$19]+1)">
            <text:p/>
          </table:table-cell>
          <table:table-cell table:style-name="ce17" table:formula="of:=IF([.BY20]=&quot;&quot;;&quot;&quot;;[.BY20]+[.$DW$19]+1)">
            <text:p/>
          </table:table-cell>
          <table:table-cell table:style-name="ce17" table:formula="of:=IF([.BZ20]=&quot;&quot;;&quot;&quot;;[.BZ20]+[.$DW$19]+1)">
            <text:p/>
          </table:table-cell>
          <table:table-cell table:style-name="ce17" table:formula="of:=IF([.CA20]=&quot;&quot;;&quot;&quot;;[.CA20]+[.$DW$19]+1)">
            <text:p/>
          </table:table-cell>
          <table:table-cell table:style-name="ce17" table:formula="of:=IF([.CB20]=&quot;&quot;;&quot;&quot;;[.CB20]+[.$DW$19]+1)">
            <text:p/>
          </table:table-cell>
          <table:table-cell table:style-name="ce17" table:formula="of:=IF([.CC20]=&quot;&quot;;&quot;&quot;;[.CC20]+[.$DW$19]+1)">
            <text:p/>
          </table:table-cell>
          <table:table-cell table:style-name="ce17" table:formula="of:=IF([.CD20]=&quot;&quot;;&quot;&quot;;[.CD20]+[.$DW$19]+1)">
            <text:p/>
          </table:table-cell>
          <table:table-cell table:style-name="ce17" table:formula="of:=IF([.CE20]=&quot;&quot;;&quot;&quot;;[.CE20]+[.$DW$19]+1)">
            <text:p/>
          </table:table-cell>
          <table:table-cell table:style-name="ce17" table:formula="of:=IF([.CF20]=&quot;&quot;;&quot;&quot;;[.CF20]+[.$DW$19]+1)">
            <text:p/>
          </table:table-cell>
          <table:table-cell table:style-name="ce17" table:formula="of:=IF([.CG20]=&quot;&quot;;&quot;&quot;;[.CG20]+[.$DW$19]+1)">
            <text:p/>
          </table:table-cell>
          <table:table-cell table:style-name="ce17" table:formula="of:=IF([.CH20]=&quot;&quot;;&quot;&quot;;[.CH20]+[.$DW$19]+1)">
            <text:p/>
          </table:table-cell>
          <table:table-cell table:style-name="ce17" table:formula="of:=IF([.CI20]=&quot;&quot;;&quot;&quot;;[.CI20]+[.$DW$19]+1)">
            <text:p/>
          </table:table-cell>
          <table:table-cell table:style-name="ce17" table:formula="of:=IF([.CJ20]=&quot;&quot;;&quot;&quot;;[.CJ20]+[.$DW$19]+1)">
            <text:p/>
          </table:table-cell>
          <table:table-cell table:style-name="ce17" table:formula="of:=IF([.CK20]=&quot;&quot;;&quot;&quot;;[.CK20]+[.$DW$19]+1)">
            <text:p/>
          </table:table-cell>
          <table:table-cell table:style-name="ce17" table:formula="of:=IF([.CL20]=&quot;&quot;;&quot;&quot;;[.CL20]+[.$DW$19]+1)">
            <text:p/>
          </table:table-cell>
          <table:table-cell table:style-name="ce17" table:formula="of:=IF([.CM20]=&quot;&quot;;&quot;&quot;;[.CM20]+[.$DW$19]+1)">
            <text:p/>
          </table:table-cell>
          <table:table-cell table:style-name="ce17" table:formula="of:=IF([.CN20]=&quot;&quot;;&quot;&quot;;[.CN20]+[.$DW$19]+1)">
            <text:p/>
          </table:table-cell>
          <table:table-cell table:style-name="ce17" table:formula="of:=IF([.CO20]=&quot;&quot;;&quot;&quot;;[.CO20]+[.$DW$19]+1)">
            <text:p/>
          </table:table-cell>
          <table:table-cell table:style-name="ce17" table:formula="of:=IF([.CP20]=&quot;&quot;;&quot;&quot;;[.CP20]+[.$DW$19]+1)">
            <text:p/>
          </table:table-cell>
          <table:table-cell table:style-name="ce17" table:formula="of:=IF([.CQ20]=&quot;&quot;;&quot;&quot;;[.CQ20]+[.$DW$19]+1)">
            <text:p/>
          </table:table-cell>
          <table:table-cell table:style-name="ce17" table:formula="of:=IF([.CR20]=&quot;&quot;;&quot;&quot;;[.CR20]+[.$DW$19]+1)">
            <text:p/>
          </table:table-cell>
          <table:table-cell table:style-name="ce17" table:formula="of:=IF([.CS20]=&quot;&quot;;&quot;&quot;;[.CS20]+[.$DW$19]+1)">
            <text:p/>
          </table:table-cell>
          <table:table-cell table:style-name="ce17" table:formula="of:=IF([.CT20]=&quot;&quot;;&quot;&quot;;[.CT20]+[.$DW$19]+1)">
            <text:p/>
          </table:table-cell>
          <table:table-cell table:style-name="ce17" table:formula="of:=IF([.CU20]=&quot;&quot;;&quot;&quot;;[.CU20]+[.$DW$19]+1)">
            <text:p/>
          </table:table-cell>
          <table:table-cell table:style-name="ce17" table:formula="of:=IF([.CV20]=&quot;&quot;;&quot;&quot;;[.CV20]+[.$DW$19]+1)">
            <text:p/>
          </table:table-cell>
          <table:table-cell table:style-name="ce17" table:formula="of:=IF([.CW20]=&quot;&quot;;&quot;&quot;;[.CW20]+[.$DW$19]+1)">
            <text:p/>
          </table:table-cell>
          <table:table-cell table:style-name="ce17" table:formula="of:=IF([.CX20]=&quot;&quot;;&quot;&quot;;[.CX20]+[.$DW$19]+1)">
            <text:p/>
          </table:table-cell>
          <table:table-cell table:style-name="ce17" table:formula="of:=IF([.CY20]=&quot;&quot;;&quot;&quot;;[.CY20]+[.$DW$19]+1)">
            <text:p/>
          </table:table-cell>
          <table:table-cell table:style-name="ce17" table:formula="of:=IF([.CZ20]=&quot;&quot;;&quot;&quot;;[.CZ20]+[.$DW$19]+1)">
            <text:p/>
          </table:table-cell>
          <table:table-cell table:style-name="ce17" table:formula="of:=IF([.DA20]=&quot;&quot;;&quot;&quot;;[.DA20]+[.$DW$19]+1)">
            <text:p/>
          </table:table-cell>
          <table:table-cell table:style-name="ce17" table:formula="of:=IF([.DB20]=&quot;&quot;;&quot;&quot;;[.DB20]+[.$DW$19]+1)">
            <text:p/>
          </table:table-cell>
          <table:table-cell table:style-name="ce17" table:formula="of:=IF([.DC20]=&quot;&quot;;&quot;&quot;;[.DC20]+[.$DW$19]+1)">
            <text:p/>
          </table:table-cell>
          <table:table-cell table:style-name="ce17" table:formula="of:=IF([.DD20]=&quot;&quot;;&quot;&quot;;[.DD20]+[.$DW$19]+1)">
            <text:p/>
          </table:table-cell>
          <table:table-cell table:style-name="ce17" table:formula="of:=IF([.DE20]=&quot;&quot;;&quot;&quot;;[.DE20]+[.$DW$19]+1)">
            <text:p/>
          </table:table-cell>
          <table:table-cell table:number-columns-repeated="84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2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990"/>
        </table:table-row>
        <table:table-row table:style-name="ro2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995"/>
        </table:table-row>
        <table:table-row table:style-name="ro2">
          <table:table-cell table:number-columns-repeated="10"/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number-columns-repeated="996"/>
        </table:table-row>
        <table:table-row table:style-name="ro2">
          <table:table-cell table:number-columns-repeated="11"/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997"/>
        </table:table-row>
        <table:table-row table:style-name="ro2">
          <table:table-cell table:number-columns-repeated="12"/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998"/>
        </table:table-row>
        <table:table-row table:style-name="ro2">
          <table:table-cell table:number-columns-repeated="13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999"/>
        </table:table-row>
        <table:table-row table:style-name="ro2">
          <table:table-cell table:number-columns-repeated="14"/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table:number-columns-repeated="1000"/>
        </table:table-row>
        <table:table-row table:style-name="ro2">
          <table:table-cell table:number-columns-repeated="15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1001"/>
        </table:table-row>
        <table:table-row table:style-name="ro2">
          <table:table-cell table:number-columns-repeated="16"/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number-columns-repeated="1002"/>
        </table:table-row>
        <table:table-row table:style-name="ro2">
          <table:table-cell table:number-columns-repeated="17"/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1003"/>
        </table:table-row>
        <table:table-row table:style-name="ro2">
          <table:table-cell table:number-columns-repeated="18"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number-columns-repeated="100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91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"/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305" calcext:value-type="float">
            <text:p>305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306" calcext:value-type="float">
            <text:p>306</text:p>
          </table:table-cell>
          <table:table-cell table:style-name="ce22" office:value-type="float" office:value="916" calcext:value-type="float">
            <text:p>916</text:p>
          </table:table-cell>
          <table:table-cell table:style-name="ce22" office:value-type="float" office:value="917" calcext:value-type="float">
            <text:p>917</text:p>
          </table:table-cell>
          <table:table-cell table:style-name="ce23" office:value-type="float" office:value="1257" calcext:value-type="float">
            <text:p>1257</text:p>
          </table:table-cell>
          <table:table-cell table:style-name="ce23" office:value-type="float" office:value="1256" calcext:value-type="float">
            <text:p>1256</text:p>
          </table:table-cell>
          <table:table-cell table:style-name="ce23" office:value-type="float" office:value="1255" calcext:value-type="float">
            <text:p>1255</text:p>
          </table:table-cell>
          <table:table-cell table:style-name="ce23" office:value-type="float" office:value="1254" calcext:value-type="float">
            <text:p>1254</text:p>
          </table:table-cell>
          <table:table-cell table:style-name="ce23" office:value-type="float" office:value="1253" calcext:value-type="float">
            <text:p>1253</text:p>
          </table:table-cell>
          <table:table-cell table:style-name="ce23" office:value-type="float" office:value="1252" calcext:value-type="float">
            <text:p>1252</text:p>
          </table:table-cell>
          <table:table-cell table:style-name="ce23" office:value-type="float" office:value="1251" calcext:value-type="float">
            <text:p>1251</text:p>
          </table:table-cell>
          <table:table-cell table:style-name="ce23" office:value-type="float" office:value="1250" calcext:value-type="float">
            <text:p>1250</text:p>
          </table:table-cell>
          <table:table-cell table:style-name="ce23" office:value-type="float" office:value="1249" calcext:value-type="float">
            <text:p>1249</text:p>
          </table:table-cell>
          <table:table-cell table:style-name="ce23" office:value-type="float" office:value="1248" calcext:value-type="float">
            <text:p>1248</text:p>
          </table:table-cell>
          <table:table-cell table:style-name="ce23" office:value-type="float" office:value="1247" calcext:value-type="float">
            <text:p>1247</text:p>
          </table:table-cell>
          <table:table-cell table:style-name="ce23" office:value-type="float" office:value="1246" calcext:value-type="float">
            <text:p>1246</text:p>
          </table:table-cell>
          <table:table-cell table:style-name="ce23" office:value-type="float" office:value="1245" calcext:value-type="float">
            <text:p>1245</text:p>
          </table:table-cell>
          <table:table-cell table:style-name="ce23" office:value-type="float" office:value="1244" calcext:value-type="float">
            <text:p>1244</text:p>
          </table:table-cell>
          <table:table-cell table:style-name="ce23" office:value-type="float" office:value="1243" calcext:value-type="float">
            <text:p>1243</text:p>
          </table:table-cell>
          <table:table-cell table:style-name="ce23" office:value-type="float" office:value="1242" calcext:value-type="float">
            <text:p>1242</text:p>
          </table:table-cell>
          <table:table-cell table:style-name="ce23" office:value-type="float" office:value="1241" calcext:value-type="float">
            <text:p>1241</text:p>
          </table:table-cell>
          <table:table-cell table:style-name="ce23" office:value-type="float" office:value="1240" calcext:value-type="float">
            <text:p>1240</text:p>
          </table:table-cell>
          <table:table-cell table:style-name="ce23" office:value-type="float" office:value="1239" calcext:value-type="float">
            <text:p>1239</text:p>
          </table:table-cell>
          <table:table-cell table:style-name="ce23" office:value-type="float" office:value="1238" calcext:value-type="float">
            <text:p>1238</text:p>
          </table:table-cell>
          <table:table-cell table:style-name="ce23" office:value-type="float" office:value="1237" calcext:value-type="float">
            <text:p>1237</text:p>
          </table:table-cell>
          <table:table-cell table:style-name="ce23" office:value-type="float" office:value="1236" calcext:value-type="float">
            <text:p>1236</text:p>
          </table:table-cell>
          <table:table-cell table:style-name="ce23" office:value-type="float" office:value="1235" calcext:value-type="float">
            <text:p>1235</text:p>
          </table:table-cell>
          <table:table-cell table:style-name="ce23" office:value-type="float" office:value="1234" calcext:value-type="float">
            <text:p>1234</text:p>
          </table:table-cell>
          <table:table-cell table:style-name="ce23" office:value-type="float" office:value="1233" calcext:value-type="float">
            <text:p>1233</text:p>
          </table:table-cell>
          <table:table-cell table:style-name="ce23" office:value-type="float" office:value="1232" calcext:value-type="float">
            <text:p>1232</text:p>
          </table:table-cell>
          <table:table-cell table:style-name="ce23" office:value-type="float" office:value="1231" calcext:value-type="float">
            <text:p>1231</text:p>
          </table:table-cell>
          <table:table-cell table:style-name="ce23" office:value-type="float" office:value="1230" calcext:value-type="float">
            <text:p>1230</text:p>
          </table:table-cell>
          <table:table-cell table:style-name="ce23" office:value-type="float" office:value="1229" calcext:value-type="float">
            <text:p>1229</text:p>
          </table:table-cell>
          <table:table-cell table:style-name="ce23" office:value-type="float" office:value="1228" calcext:value-type="float">
            <text:p>1228</text:p>
          </table:table-cell>
          <table:table-cell table:style-name="ce23" office:value-type="float" office:value="1227" calcext:value-type="float">
            <text:p>1227</text:p>
          </table:table-cell>
          <table:table-cell table:style-name="ce23" office:value-type="float" office:value="1226" calcext:value-type="float">
            <text:p>1226</text:p>
          </table:table-cell>
          <table:table-cell table:style-name="ce23" office:value-type="float" office:value="1225" calcext:value-type="float">
            <text:p>1225</text:p>
          </table:table-cell>
          <table:table-cell table:style-name="ce23" office:value-type="float" office:value="1224" calcext:value-type="float">
            <text:p>1224</text:p>
          </table:table-cell>
          <table:table-cell table:style-name="ce24" office:value-type="float" office:value="2446" calcext:value-type="float">
            <text:p>2446</text:p>
          </table:table-cell>
          <table:table-cell table:style-name="ce24" office:value-type="float" office:value="2447" calcext:value-type="float">
            <text:p>2447</text:p>
          </table:table-cell>
          <table:table-cell table:number-columns-repeated="93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341" calcext:value-type="float">
            <text:p>341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349" calcext:value-type="float">
            <text:p>34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58" calcext:value-type="float">
            <text:p>358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61" calcext:value-type="float">
            <text:p>361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365" calcext:value-type="float">
            <text:p>365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float" office:value="368" calcext:value-type="float">
            <text:p>368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371" calcext:value-type="float">
            <text:p>371</text:p>
          </table:table-cell>
          <table:table-cell table:style-name="ce22" office:value-type="float" office:value="915" calcext:value-type="float">
            <text:p>915</text:p>
          </table:table-cell>
          <table:table-cell table:style-name="ce22" office:value-type="float" office:value="914" calcext:value-type="float">
            <text:p>914</text:p>
          </table:table-cell>
          <table:table-cell table:style-name="ce22" office:value-type="float" office:value="913" calcext:value-type="float">
            <text:p>913</text:p>
          </table:table-cell>
          <table:table-cell table:style-name="ce22" office:value-type="float" office:value="912" calcext:value-type="float">
            <text:p>912</text:p>
          </table:table-cell>
          <table:table-cell table:style-name="ce23" office:value-type="float" office:value="1258" calcext:value-type="float">
            <text:p>1258</text:p>
          </table:table-cell>
          <table:table-cell table:style-name="ce23" office:value-type="float" office:value="1259" calcext:value-type="float">
            <text:p>1259</text:p>
          </table:table-cell>
          <table:table-cell table:style-name="ce23" office:value-type="float" office:value="1260" calcext:value-type="float">
            <text:p>1260</text:p>
          </table:table-cell>
          <table:table-cell table:style-name="ce23" office:value-type="float" office:value="1261" calcext:value-type="float">
            <text:p>1261</text:p>
          </table:table-cell>
          <table:table-cell table:style-name="ce23" office:value-type="float" office:value="1262" calcext:value-type="float">
            <text:p>1262</text:p>
          </table:table-cell>
          <table:table-cell table:style-name="ce23" office:value-type="float" office:value="1263" calcext:value-type="float">
            <text:p>1263</text:p>
          </table:table-cell>
          <table:table-cell table:style-name="ce23" office:value-type="float" office:value="1264" calcext:value-type="float">
            <text:p>1264</text:p>
          </table:table-cell>
          <table:table-cell table:style-name="ce23" office:value-type="float" office:value="1265" calcext:value-type="float">
            <text:p>1265</text:p>
          </table:table-cell>
          <table:table-cell table:style-name="ce23" office:value-type="float" office:value="1266" calcext:value-type="float">
            <text:p>1266</text:p>
          </table:table-cell>
          <table:table-cell table:style-name="ce23" office:value-type="float" office:value="1267" calcext:value-type="float">
            <text:p>1267</text:p>
          </table:table-cell>
          <table:table-cell table:style-name="ce23" office:value-type="float" office:value="1268" calcext:value-type="float">
            <text:p>1268</text:p>
          </table:table-cell>
          <table:table-cell table:style-name="ce23" office:value-type="float" office:value="1269" calcext:value-type="float">
            <text:p>1269</text:p>
          </table:table-cell>
          <table:table-cell table:style-name="ce23" office:value-type="float" office:value="1270" calcext:value-type="float">
            <text:p>1270</text:p>
          </table:table-cell>
          <table:table-cell table:style-name="ce23" office:value-type="float" office:value="1271" calcext:value-type="float">
            <text:p>1271</text:p>
          </table:table-cell>
          <table:table-cell table:style-name="ce23" office:value-type="float" office:value="1272" calcext:value-type="float">
            <text:p>1272</text:p>
          </table:table-cell>
          <table:table-cell table:style-name="ce23" office:value-type="float" office:value="1273" calcext:value-type="float">
            <text:p>1273</text:p>
          </table:table-cell>
          <table:table-cell table:style-name="ce23" office:value-type="float" office:value="1274" calcext:value-type="float">
            <text:p>1274</text:p>
          </table:table-cell>
          <table:table-cell table:style-name="ce23" office:value-type="float" office:value="1275" calcext:value-type="float">
            <text:p>1275</text:p>
          </table:table-cell>
          <table:table-cell table:style-name="ce23" office:value-type="float" office:value="1276" calcext:value-type="float">
            <text:p>1276</text:p>
          </table:table-cell>
          <table:table-cell table:style-name="ce23" office:value-type="float" office:value="1277" calcext:value-type="float">
            <text:p>1277</text:p>
          </table:table-cell>
          <table:table-cell table:style-name="ce23" office:value-type="float" office:value="1278" calcext:value-type="float">
            <text:p>1278</text:p>
          </table:table-cell>
          <table:table-cell table:style-name="ce23" office:value-type="float" office:value="1279" calcext:value-type="float">
            <text:p>1279</text:p>
          </table:table-cell>
          <table:table-cell table:style-name="ce23" office:value-type="float" office:value="1280" calcext:value-type="float">
            <text:p>1280</text:p>
          </table:table-cell>
          <table:table-cell table:style-name="ce23" office:value-type="float" office:value="1281" calcext:value-type="float">
            <text:p>1281</text:p>
          </table:table-cell>
          <table:table-cell table:style-name="ce23" office:value-type="float" office:value="1282" calcext:value-type="float">
            <text:p>1282</text:p>
          </table:table-cell>
          <table:table-cell table:style-name="ce23" office:value-type="float" office:value="1283" calcext:value-type="float">
            <text:p>1283</text:p>
          </table:table-cell>
          <table:table-cell table:style-name="ce23" office:value-type="float" office:value="1284" calcext:value-type="float">
            <text:p>1284</text:p>
          </table:table-cell>
          <table:table-cell table:style-name="ce23" office:value-type="float" office:value="1285" calcext:value-type="float">
            <text:p>1285</text:p>
          </table:table-cell>
          <table:table-cell table:style-name="ce23" office:value-type="float" office:value="1286" calcext:value-type="float">
            <text:p>1286</text:p>
          </table:table-cell>
          <table:table-cell table:style-name="ce23" office:value-type="float" office:value="1287" calcext:value-type="float">
            <text:p>1287</text:p>
          </table:table-cell>
          <table:table-cell table:style-name="ce23" office:value-type="float" office:value="1288" calcext:value-type="float">
            <text:p>1288</text:p>
          </table:table-cell>
          <table:table-cell table:style-name="ce23" office:value-type="float" office:value="1289" calcext:value-type="float">
            <text:p>1289</text:p>
          </table:table-cell>
          <table:table-cell table:style-name="ce24" office:value-type="float" office:value="2445" calcext:value-type="float">
            <text:p>2445</text:p>
          </table:table-cell>
          <table:table-cell table:style-name="ce24" office:value-type="float" office:value="2444" calcext:value-type="float">
            <text:p>2444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2442" calcext:value-type="float">
            <text:p>2442</text:p>
          </table:table-cell>
          <table:table-cell table:number-columns-repeated="93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14"/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295" calcext:value-type="float">
            <text:p>295</text:p>
          </table:table-cell>
          <table:table-cell table:style-name="ce18" office:value-type="float" office:value="296" calcext:value-type="float">
            <text:p>296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298" calcext:value-type="float">
            <text:p>298</text:p>
          </table:table-cell>
          <table:table-cell table:style-name="ce18" office:value-type="float" office:value="299" calcext:value-type="float">
            <text:p>299</text:p>
          </table:table-cell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398" calcext:value-type="float">
            <text:p>398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395" calcext:value-type="float">
            <text:p>395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392" calcext:value-type="float">
            <text:p>392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float" office:value="390" calcext:value-type="float">
            <text:p>390</text:p>
          </table:table-cell>
          <table:table-cell table:style-name="ce19" office:value-type="float" office:value="389" calcext:value-type="float">
            <text:p>389</text:p>
          </table:table-cell>
          <table:table-cell table:style-name="ce19" office:value-type="float" office:value="388" calcext:value-type="float">
            <text:p>388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386" calcext:value-type="float">
            <text:p>386</text:p>
          </table:table-cell>
          <table:table-cell table:style-name="ce19" office:value-type="float" office:value="385" calcext:value-type="float">
            <text:p>385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383" calcext:value-type="float">
            <text:p>383</text:p>
          </table:table-cell>
          <table:table-cell table:style-name="ce19" office:value-type="float" office:value="382" calcext:value-type="float">
            <text:p>382</text:p>
          </table:table-cell>
          <table:table-cell table:style-name="ce19" office:value-type="float" office:value="381" calcext:value-type="float">
            <text:p>381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379" calcext:value-type="float">
            <text:p>379</text:p>
          </table:table-cell>
          <table:table-cell table:style-name="ce19" office:value-type="float" office:value="378" calcext:value-type="float">
            <text:p>378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373" calcext:value-type="float">
            <text:p>373</text:p>
          </table:table-cell>
          <table:table-cell table:style-name="ce19" office:value-type="float" office:value="372" calcext:value-type="float">
            <text:p>372</text:p>
          </table:table-cell>
          <table:table-cell table:style-name="ce22" office:value-type="float" office:value="906" calcext:value-type="float">
            <text:p>906</text:p>
          </table:table-cell>
          <table:table-cell table:style-name="ce22" office:value-type="float" office:value="907" calcext:value-type="float">
            <text:p>907</text:p>
          </table:table-cell>
          <table:table-cell table:style-name="ce22" office:value-type="float" office:value="908" calcext:value-type="float">
            <text:p>908</text:p>
          </table:table-cell>
          <table:table-cell table:style-name="ce22" office:value-type="float" office:value="909" calcext:value-type="float">
            <text:p>909</text:p>
          </table:table-cell>
          <table:table-cell table:style-name="ce22" office:value-type="float" office:value="910" calcext:value-type="float">
            <text:p>910</text:p>
          </table:table-cell>
          <table:table-cell table:style-name="ce22" office:value-type="float" office:value="911" calcext:value-type="float">
            <text:p>911</text:p>
          </table:table-cell>
          <table:table-cell table:style-name="ce23" office:value-type="float" office:value="1319" calcext:value-type="float">
            <text:p>1319</text:p>
          </table:table-cell>
          <table:table-cell table:style-name="ce23" office:value-type="float" office:value="1318" calcext:value-type="float">
            <text:p>1318</text:p>
          </table:table-cell>
          <table:table-cell table:style-name="ce23" office:value-type="float" office:value="1317" calcext:value-type="float">
            <text:p>1317</text:p>
          </table:table-cell>
          <table:table-cell table:style-name="ce23" office:value-type="float" office:value="1316" calcext:value-type="float">
            <text:p>1316</text:p>
          </table:table-cell>
          <table:table-cell table:style-name="ce23" office:value-type="float" office:value="1315" calcext:value-type="float">
            <text:p>1315</text:p>
          </table:table-cell>
          <table:table-cell table:style-name="ce23" office:value-type="float" office:value="1314" calcext:value-type="float">
            <text:p>1314</text:p>
          </table:table-cell>
          <table:table-cell table:style-name="ce23" office:value-type="float" office:value="1313" calcext:value-type="float">
            <text:p>1313</text:p>
          </table:table-cell>
          <table:table-cell table:style-name="ce23" office:value-type="float" office:value="1312" calcext:value-type="float">
            <text:p>1312</text:p>
          </table:table-cell>
          <table:table-cell table:style-name="ce23" office:value-type="float" office:value="1311" calcext:value-type="float">
            <text:p>1311</text:p>
          </table:table-cell>
          <table:table-cell table:style-name="ce23" office:value-type="float" office:value="1310" calcext:value-type="float">
            <text:p>1310</text:p>
          </table:table-cell>
          <table:table-cell table:style-name="ce23" office:value-type="float" office:value="1309" calcext:value-type="float">
            <text:p>1309</text:p>
          </table:table-cell>
          <table:table-cell table:style-name="ce23" office:value-type="float" office:value="1308" calcext:value-type="float">
            <text:p>1308</text:p>
          </table:table-cell>
          <table:table-cell table:style-name="ce23" office:value-type="float" office:value="1307" calcext:value-type="float">
            <text:p>1307</text:p>
          </table:table-cell>
          <table:table-cell table:style-name="ce23" office:value-type="float" office:value="1306" calcext:value-type="float">
            <text:p>1306</text:p>
          </table:table-cell>
          <table:table-cell table:style-name="ce23" office:value-type="float" office:value="1305" calcext:value-type="float">
            <text:p>1305</text:p>
          </table:table-cell>
          <table:table-cell table:style-name="ce23" office:value-type="float" office:value="1304" calcext:value-type="float">
            <text:p>1304</text:p>
          </table:table-cell>
          <table:table-cell table:style-name="ce23" office:value-type="float" office:value="1303" calcext:value-type="float">
            <text:p>1303</text:p>
          </table:table-cell>
          <table:table-cell table:style-name="ce23" office:value-type="float" office:value="1302" calcext:value-type="float">
            <text:p>1302</text:p>
          </table:table-cell>
          <table:table-cell table:style-name="ce23" office:value-type="float" office:value="1301" calcext:value-type="float">
            <text:p>1301</text:p>
          </table:table-cell>
          <table:table-cell table:style-name="ce23" office:value-type="float" office:value="1300" calcext:value-type="float">
            <text:p>1300</text:p>
          </table:table-cell>
          <table:table-cell table:style-name="ce23" office:value-type="float" office:value="1299" calcext:value-type="float">
            <text:p>1299</text:p>
          </table:table-cell>
          <table:table-cell table:style-name="ce23" office:value-type="float" office:value="1298" calcext:value-type="float">
            <text:p>1298</text:p>
          </table:table-cell>
          <table:table-cell table:style-name="ce23" office:value-type="float" office:value="1297" calcext:value-type="float">
            <text:p>1297</text:p>
          </table:table-cell>
          <table:table-cell table:style-name="ce23" office:value-type="float" office:value="1296" calcext:value-type="float">
            <text:p>1296</text:p>
          </table:table-cell>
          <table:table-cell table:style-name="ce23" office:value-type="float" office:value="1295" calcext:value-type="float">
            <text:p>1295</text:p>
          </table:table-cell>
          <table:table-cell table:style-name="ce23" office:value-type="float" office:value="1294" calcext:value-type="float">
            <text:p>1294</text:p>
          </table:table-cell>
          <table:table-cell table:style-name="ce23" office:value-type="float" office:value="1293" calcext:value-type="float">
            <text:p>1293</text:p>
          </table:table-cell>
          <table:table-cell table:style-name="ce23" office:value-type="float" office:value="1292" calcext:value-type="float">
            <text:p>1292</text:p>
          </table:table-cell>
          <table:table-cell table:style-name="ce23" office:value-type="float" office:value="1291" calcext:value-type="float">
            <text:p>1291</text:p>
          </table:table-cell>
          <table:table-cell table:style-name="ce23" office:value-type="float" office:value="1290" calcext:value-type="float">
            <text:p>1290</text:p>
          </table:table-cell>
          <table:table-cell table:style-name="ce24" office:value-type="float" office:value="2436" calcext:value-type="float">
            <text:p>2436</text:p>
          </table:table-cell>
          <table:table-cell table:style-name="ce24" office:value-type="float" office:value="2437" calcext:value-type="float">
            <text:p>2437</text:p>
          </table:table-cell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2439" calcext:value-type="float">
            <text:p>2439</text:p>
          </table:table-cell>
          <table:table-cell table:style-name="ce24" office:value-type="float" office:value="2440" calcext:value-type="float">
            <text:p>2440</text:p>
          </table:table-cell>
          <table:table-cell table:style-name="ce24" office:value-type="float" office:value="2441" calcext:value-type="float">
            <text:p>2441</text:p>
          </table:table-cell>
          <table:table-cell table:number-columns-repeated="93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3"/>
          <table:table-cell table:style-name="ce18" office:value-type="float" office:value="293" calcext:value-type="float">
            <text:p>293</text:p>
          </table:table-cell>
          <table:table-cell table:style-name="ce18" office:value-type="float" office:value="292" calcext:value-type="float">
            <text:p>292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289" calcext:value-type="float">
            <text:p>289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287" calcext:value-type="float">
            <text:p>287</text:p>
          </table:table-cell>
          <table:table-cell table:style-name="ce18" office:value-type="float" office:value="286" calcext:value-type="float">
            <text:p>286</text:p>
          </table:table-cell>
          <table:table-cell table:style-name="ce19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9" office:value-type="float" office:value="409" calcext:value-type="float">
            <text:p>409</text:p>
          </table:table-cell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412" calcext:value-type="float">
            <text:p>412</text:p>
          </table:table-cell>
          <table:table-cell table:style-name="ce19" office:value-type="float" office:value="413" calcext:value-type="float">
            <text:p>413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417" calcext:value-type="float">
            <text:p>417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419" calcext:value-type="float">
            <text:p>419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421" calcext:value-type="float">
            <text:p>421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3" calcext:value-type="float">
            <text:p>423</text:p>
          </table:table-cell>
          <table:table-cell table:style-name="ce19" office:value-type="float" office:value="424" calcext:value-type="float">
            <text:p>424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427" calcext:value-type="float">
            <text:p>427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429" calcext:value-type="float">
            <text:p>429</text:p>
          </table:table-cell>
          <table:table-cell table:style-name="ce22" office:value-type="float" office:value="905" calcext:value-type="float">
            <text:p>905</text:p>
          </table:table-cell>
          <table:table-cell table:style-name="ce22" office:value-type="float" office:value="904" calcext:value-type="float">
            <text:p>904</text:p>
          </table:table-cell>
          <table:table-cell table:style-name="ce22" office:value-type="float" office:value="903" calcext:value-type="float">
            <text:p>903</text:p>
          </table:table-cell>
          <table:table-cell table:style-name="ce22" office:value-type="float" office:value="902" calcext:value-type="float">
            <text:p>902</text:p>
          </table:table-cell>
          <table:table-cell table:style-name="ce22" office:value-type="float" office:value="901" calcext:value-type="float">
            <text:p>901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899" calcext:value-type="float">
            <text:p>899</text:p>
          </table:table-cell>
          <table:table-cell table:style-name="ce22" office:value-type="float" office:value="898" calcext:value-type="float">
            <text:p>898</text:p>
          </table:table-cell>
          <table:table-cell table:style-name="ce23" office:value-type="float" office:value="1320" calcext:value-type="float">
            <text:p>1320</text:p>
          </table:table-cell>
          <table:table-cell table:style-name="ce23" office:value-type="float" office:value="1321" calcext:value-type="float">
            <text:p>1321</text:p>
          </table:table-cell>
          <table:table-cell table:style-name="ce23" office:value-type="float" office:value="1322" calcext:value-type="float">
            <text:p>1322</text:p>
          </table:table-cell>
          <table:table-cell table:style-name="ce23" office:value-type="float" office:value="1323" calcext:value-type="float">
            <text:p>1323</text:p>
          </table:table-cell>
          <table:table-cell table:style-name="ce23" office:value-type="float" office:value="1324" calcext:value-type="float">
            <text:p>1324</text:p>
          </table:table-cell>
          <table:table-cell table:style-name="ce23" office:value-type="float" office:value="1325" calcext:value-type="float">
            <text:p>1325</text:p>
          </table:table-cell>
          <table:table-cell table:style-name="ce23" office:value-type="float" office:value="1326" calcext:value-type="float">
            <text:p>1326</text:p>
          </table:table-cell>
          <table:table-cell table:style-name="ce23" office:value-type="float" office:value="1327" calcext:value-type="float">
            <text:p>1327</text:p>
          </table:table-cell>
          <table:table-cell table:style-name="ce23" office:value-type="float" office:value="1328" calcext:value-type="float">
            <text:p>1328</text:p>
          </table:table-cell>
          <table:table-cell table:style-name="ce23" office:value-type="float" office:value="1329" calcext:value-type="float">
            <text:p>1329</text:p>
          </table:table-cell>
          <table:table-cell table:style-name="ce23" office:value-type="float" office:value="1330" calcext:value-type="float">
            <text:p>1330</text:p>
          </table:table-cell>
          <table:table-cell table:style-name="ce23" office:value-type="float" office:value="1331" calcext:value-type="float">
            <text:p>1331</text:p>
          </table:table-cell>
          <table:table-cell table:style-name="ce23" office:value-type="float" office:value="1332" calcext:value-type="float">
            <text:p>1332</text:p>
          </table:table-cell>
          <table:table-cell table:style-name="ce23" office:value-type="float" office:value="1333" calcext:value-type="float">
            <text:p>1333</text:p>
          </table:table-cell>
          <table:table-cell table:style-name="ce23" office:value-type="float" office:value="1334" calcext:value-type="float">
            <text:p>1334</text:p>
          </table:table-cell>
          <table:table-cell table:style-name="ce23" office:value-type="float" office:value="1335" calcext:value-type="float">
            <text:p>1335</text:p>
          </table:table-cell>
          <table:table-cell table:style-name="ce23" office:value-type="float" office:value="1336" calcext:value-type="float">
            <text:p>1336</text:p>
          </table:table-cell>
          <table:table-cell table:style-name="ce23" office:value-type="float" office:value="1337" calcext:value-type="float">
            <text:p>1337</text:p>
          </table:table-cell>
          <table:table-cell table:style-name="ce23" office:value-type="float" office:value="1338" calcext:value-type="float">
            <text:p>1338</text:p>
          </table:table-cell>
          <table:table-cell table:style-name="ce23" office:value-type="float" office:value="1339" calcext:value-type="float">
            <text:p>1339</text:p>
          </table:table-cell>
          <table:table-cell table:style-name="ce23" office:value-type="float" office:value="1340" calcext:value-type="float">
            <text:p>1340</text:p>
          </table:table-cell>
          <table:table-cell table:style-name="ce23" office:value-type="float" office:value="1341" calcext:value-type="float">
            <text:p>1341</text:p>
          </table:table-cell>
          <table:table-cell table:style-name="ce23" office:value-type="float" office:value="1342" calcext:value-type="float">
            <text:p>1342</text:p>
          </table:table-cell>
          <table:table-cell table:style-name="ce23" office:value-type="float" office:value="1343" calcext:value-type="float">
            <text:p>1343</text:p>
          </table:table-cell>
          <table:table-cell table:style-name="ce23" office:value-type="float" office:value="1344" calcext:value-type="float">
            <text:p>1344</text:p>
          </table:table-cell>
          <table:table-cell table:style-name="ce23" office:value-type="float" office:value="1345" calcext:value-type="float">
            <text:p>1345</text:p>
          </table:table-cell>
          <table:table-cell table:style-name="ce23" office:value-type="float" office:value="1346" calcext:value-type="float">
            <text:p>1346</text:p>
          </table:table-cell>
          <table:table-cell table:style-name="ce23" office:value-type="float" office:value="1347" calcext:value-type="float">
            <text:p>1347</text:p>
          </table:table-cell>
          <table:table-cell table:style-name="ce24" office:value-type="float" office:value="2435" calcext:value-type="float">
            <text:p>2435</text:p>
          </table:table-cell>
          <table:table-cell table:style-name="ce24" office:value-type="float" office:value="2434" calcext:value-type="float">
            <text:p>2434</text:p>
          </table:table-cell>
          <table:table-cell table:style-name="ce24" office:value-type="float" office:value="2433" calcext:value-type="float">
            <text:p>2433</text:p>
          </table:table-cell>
          <table:table-cell table:style-name="ce24" office:value-type="float" office:value="2432" calcext:value-type="float">
            <text:p>2432</text:p>
          </table:table-cell>
          <table:table-cell table:style-name="ce24" office:value-type="float" office:value="2431" calcext:value-type="float">
            <text:p>2431</text:p>
          </table:table-cell>
          <table:table-cell table:style-name="ce24" office:value-type="float" office:value="2430" calcext:value-type="float">
            <text:p>2430</text:p>
          </table:table-cell>
          <table:table-cell table:style-name="ce24" office:value-type="float" office:value="2429" calcext:value-type="float">
            <text:p>2429</text:p>
          </table:table-cell>
          <table:table-cell table:style-name="ce24" office:value-type="float" office:value="2428" calcext:value-type="float">
            <text:p>2428</text:p>
          </table:table-cell>
          <table:table-cell table:number-columns-repeated="9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12"/>
          <table:table-cell table:style-name="ce18" office:value-type="float" office:value="276" calcext:value-type="float">
            <text:p>276</text:p>
          </table:table-cell>
          <table:table-cell table:style-name="ce18" office:value-type="float" office:value="277" calcext:value-type="float">
            <text:p>277</text:p>
          </table:table-cell>
          <table:table-cell table:style-name="ce18" office:value-type="float" office:value="278" calcext:value-type="float">
            <text:p>278</text:p>
          </table:table-cell>
          <table:table-cell table:style-name="ce18" office:value-type="float" office:value="279" calcext:value-type="float">
            <text:p>279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281" calcext:value-type="float">
            <text:p>281</text:p>
          </table:table-cell>
          <table:table-cell table:style-name="ce18" office:value-type="float" office:value="282" calcext:value-type="float">
            <text:p>282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285" calcext:value-type="float">
            <text:p>285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office:value-type="float" office:value="452" calcext:value-type="float">
            <text:p>452</text:p>
          </table:table-cell>
          <table:table-cell table:style-name="ce19" office:value-type="float" office:value="451" calcext:value-type="float">
            <text:p>451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449" calcext:value-type="float">
            <text:p>449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447" calcext:value-type="float">
            <text:p>447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445" calcext:value-type="float">
            <text:p>445</text:p>
          </table:table-cell>
          <table:table-cell table:style-name="ce19" office:value-type="float" office:value="444" calcext:value-type="float">
            <text:p>444</text:p>
          </table:table-cell>
          <table:table-cell table:style-name="ce19" office:value-type="float" office:value="443" calcext:value-type="float">
            <text:p>443</text:p>
          </table:table-cell>
          <table:table-cell table:style-name="ce19" office:value-type="float" office:value="442" calcext:value-type="float">
            <text:p>442</text:p>
          </table:table-cell>
          <table:table-cell table:style-name="ce19" office:value-type="float" office:value="441" calcext:value-type="float">
            <text:p>441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439" calcext:value-type="float">
            <text:p>439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0" calcext:value-type="float">
            <text:p>430</text:p>
          </table:table-cell>
          <table:table-cell table:style-name="ce22" office:value-type="float" office:value="888" calcext:value-type="float">
            <text:p>888</text:p>
          </table:table-cell>
          <table:table-cell table:style-name="ce22" office:value-type="float" office:value="889" calcext:value-type="float">
            <text:p>889</text:p>
          </table:table-cell>
          <table:table-cell table:style-name="ce22" office:value-type="float" office:value="890" calcext:value-type="float">
            <text:p>890</text:p>
          </table:table-cell>
          <table:table-cell table:style-name="ce22" office:value-type="float" office:value="891" calcext:value-type="float">
            <text:p>891</text:p>
          </table:table-cell>
          <table:table-cell table:style-name="ce22" office:value-type="float" office:value="892" calcext:value-type="float">
            <text:p>892</text:p>
          </table:table-cell>
          <table:table-cell table:style-name="ce22" office:value-type="float" office:value="893" calcext:value-type="float">
            <text:p>893</text:p>
          </table:table-cell>
          <table:table-cell table:style-name="ce22" office:value-type="float" office:value="894" calcext:value-type="float">
            <text:p>894</text:p>
          </table:table-cell>
          <table:table-cell table:style-name="ce22" office:value-type="float" office:value="895" calcext:value-type="float">
            <text:p>895</text:p>
          </table:table-cell>
          <table:table-cell table:style-name="ce22" office:value-type="float" office:value="896" calcext:value-type="float">
            <text:p>896</text:p>
          </table:table-cell>
          <table:table-cell table:style-name="ce22" office:value-type="float" office:value="897" calcext:value-type="float">
            <text:p>897</text:p>
          </table:table-cell>
          <table:table-cell table:style-name="ce23" office:value-type="float" office:value="1373" calcext:value-type="float">
            <text:p>1373</text:p>
          </table:table-cell>
          <table:table-cell table:style-name="ce23" office:value-type="float" office:value="1372" calcext:value-type="float">
            <text:p>1372</text:p>
          </table:table-cell>
          <table:table-cell table:style-name="ce23" office:value-type="float" office:value="1371" calcext:value-type="float">
            <text:p>1371</text:p>
          </table:table-cell>
          <table:table-cell table:style-name="ce23" office:value-type="float" office:value="1370" calcext:value-type="float">
            <text:p>1370</text:p>
          </table:table-cell>
          <table:table-cell table:style-name="ce23" office:value-type="float" office:value="1369" calcext:value-type="float">
            <text:p>1369</text:p>
          </table:table-cell>
          <table:table-cell table:style-name="ce23" office:value-type="float" office:value="1368" calcext:value-type="float">
            <text:p>1368</text:p>
          </table:table-cell>
          <table:table-cell table:style-name="ce23" office:value-type="float" office:value="1367" calcext:value-type="float">
            <text:p>1367</text:p>
          </table:table-cell>
          <table:table-cell table:style-name="ce23" office:value-type="float" office:value="1366" calcext:value-type="float">
            <text:p>1366</text:p>
          </table:table-cell>
          <table:table-cell table:style-name="ce23" office:value-type="float" office:value="1365" calcext:value-type="float">
            <text:p>1365</text:p>
          </table:table-cell>
          <table:table-cell table:style-name="ce23" office:value-type="float" office:value="1364" calcext:value-type="float">
            <text:p>1364</text:p>
          </table:table-cell>
          <table:table-cell table:style-name="ce23" office:value-type="float" office:value="1363" calcext:value-type="float">
            <text:p>1363</text:p>
          </table:table-cell>
          <table:table-cell table:style-name="ce23" office:value-type="float" office:value="1362" calcext:value-type="float">
            <text:p>1362</text:p>
          </table:table-cell>
          <table:table-cell table:style-name="ce23" office:value-type="float" office:value="1361" calcext:value-type="float">
            <text:p>1361</text:p>
          </table:table-cell>
          <table:table-cell table:style-name="ce23" office:value-type="float" office:value="1360" calcext:value-type="float">
            <text:p>1360</text:p>
          </table:table-cell>
          <table:table-cell table:style-name="ce23" office:value-type="float" office:value="1359" calcext:value-type="float">
            <text:p>1359</text:p>
          </table:table-cell>
          <table:table-cell table:style-name="ce23" office:value-type="float" office:value="1358" calcext:value-type="float">
            <text:p>1358</text:p>
          </table:table-cell>
          <table:table-cell table:style-name="ce23" office:value-type="float" office:value="1357" calcext:value-type="float">
            <text:p>1357</text:p>
          </table:table-cell>
          <table:table-cell table:style-name="ce23" office:value-type="float" office:value="1356" calcext:value-type="float">
            <text:p>1356</text:p>
          </table:table-cell>
          <table:table-cell table:style-name="ce23" office:value-type="float" office:value="1355" calcext:value-type="float">
            <text:p>1355</text:p>
          </table:table-cell>
          <table:table-cell table:style-name="ce23" office:value-type="float" office:value="1354" calcext:value-type="float">
            <text:p>1354</text:p>
          </table:table-cell>
          <table:table-cell table:style-name="ce23" office:value-type="float" office:value="1353" calcext:value-type="float">
            <text:p>1353</text:p>
          </table:table-cell>
          <table:table-cell table:style-name="ce23" office:value-type="float" office:value="1352" calcext:value-type="float">
            <text:p>1352</text:p>
          </table:table-cell>
          <table:table-cell table:style-name="ce23" office:value-type="float" office:value="1351" calcext:value-type="float">
            <text:p>1351</text:p>
          </table:table-cell>
          <table:table-cell table:style-name="ce23" office:value-type="float" office:value="1350" calcext:value-type="float">
            <text:p>1350</text:p>
          </table:table-cell>
          <table:table-cell table:style-name="ce23" office:value-type="float" office:value="1349" calcext:value-type="float">
            <text:p>1349</text:p>
          </table:table-cell>
          <table:table-cell table:style-name="ce23" office:value-type="float" office:value="1348" calcext:value-type="float">
            <text:p>1348</text:p>
          </table:table-cell>
          <table:table-cell table:style-name="ce24" office:value-type="float" office:value="2418" calcext:value-type="float">
            <text:p>2418</text:p>
          </table:table-cell>
          <table:table-cell table:style-name="ce24" office:value-type="float" office:value="2419" calcext:value-type="float">
            <text:p>2419</text:p>
          </table:table-cell>
          <table:table-cell table:style-name="ce24" office:value-type="float" office:value="2420" calcext:value-type="float">
            <text:p>2420</text:p>
          </table:table-cell>
          <table:table-cell table:style-name="ce24" office:value-type="float" office:value="2421" calcext:value-type="float">
            <text:p>2421</text:p>
          </table:table-cell>
          <table:table-cell table:style-name="ce24" office:value-type="float" office:value="2422" calcext:value-type="float">
            <text:p>2422</text:p>
          </table:table-cell>
          <table:table-cell table:style-name="ce24" office:value-type="float" office:value="2423" calcext:value-type="float">
            <text:p>2423</text:p>
          </table:table-cell>
          <table:table-cell table:style-name="ce24" office:value-type="float" office:value="2424" calcext:value-type="float">
            <text:p>2424</text:p>
          </table:table-cell>
          <table:table-cell table:style-name="ce24" office:value-type="float" office:value="2425" calcext:value-type="float">
            <text:p>2425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2427" calcext:value-type="float">
            <text:p>2427</text:p>
          </table:table-cell>
          <table:table-cell table:number-columns-repeated="92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11"/>
          <table:table-cell table:style-name="ce18" office:value-type="float" office:value="275" calcext:value-type="float">
            <text:p>275</text:p>
          </table:table-cell>
          <table:table-cell table:style-name="ce18" office:value-type="float" office:value="274" calcext:value-type="float">
            <text:p>274</text:p>
          </table:table-cell>
          <table:table-cell table:style-name="ce18" office:value-type="float" office:value="273" calcext:value-type="float">
            <text:p>273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271" calcext:value-type="float">
            <text:p>271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269" calcext:value-type="float">
            <text:p>269</text:p>
          </table:table-cell>
          <table:table-cell table:style-name="ce18" office:value-type="float" office:value="268" calcext:value-type="float">
            <text:p>268</text:p>
          </table:table-cell>
          <table:table-cell table:style-name="ce18" office:value-type="float" office:value="267" calcext:value-type="float">
            <text:p>267</text:p>
          </table:table-cell>
          <table:table-cell table:style-name="ce18" office:value-type="float" office:value="266" calcext:value-type="float">
            <text:p>266</text:p>
          </table:table-cell>
          <table:table-cell table:style-name="ce18" office:value-type="float" office:value="265" calcext:value-type="float">
            <text:p>265</text:p>
          </table:table-cell>
          <table:table-cell table:style-name="ce18" office:value-type="float" office:value="264" calcext:value-type="float">
            <text:p>264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457" calcext:value-type="float">
            <text:p>457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461" calcext:value-type="float">
            <text:p>461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463" calcext:value-type="float">
            <text:p>463</text:p>
          </table:table-cell>
          <table:table-cell table:style-name="ce19" office:value-type="float" office:value="464" calcext:value-type="float">
            <text:p>464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466" calcext:value-type="float">
            <text:p>466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471" calcext:value-type="float">
            <text:p>471</text:p>
          </table:table-cell>
          <table:table-cell table:style-name="ce19" office:value-type="float" office:value="472" calcext:value-type="float">
            <text:p>472</text:p>
          </table:table-cell>
          <table:table-cell table:style-name="ce19" office:value-type="float" office:value="473" calcext:value-type="float">
            <text:p>473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475" calcext:value-type="float">
            <text:p>475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477" calcext:value-type="float">
            <text:p>477</text:p>
          </table:table-cell>
          <table:table-cell table:style-name="ce19" office:value-type="float" office:value="478" calcext:value-type="float">
            <text:p>478</text:p>
          </table:table-cell>
          <table:table-cell table:style-name="ce19" office:value-type="float" office:value="479" calcext:value-type="float">
            <text:p>479</text:p>
          </table:table-cell>
          <table:table-cell table:style-name="ce22" office:value-type="float" office:value="887" calcext:value-type="float">
            <text:p>887</text:p>
          </table:table-cell>
          <table:table-cell table:style-name="ce22" office:value-type="float" office:value="886" calcext:value-type="float">
            <text:p>886</text:p>
          </table:table-cell>
          <table:table-cell table:style-name="ce22" office:value-type="float" office:value="885" calcext:value-type="float">
            <text:p>885</text:p>
          </table:table-cell>
          <table:table-cell table:style-name="ce22" office:value-type="float" office:value="884" calcext:value-type="float">
            <text:p>884</text:p>
          </table:table-cell>
          <table:table-cell table:style-name="ce22" office:value-type="float" office:value="883" calcext:value-type="float">
            <text:p>883</text:p>
          </table:table-cell>
          <table:table-cell table:style-name="ce22" office:value-type="float" office:value="882" calcext:value-type="float">
            <text:p>882</text:p>
          </table:table-cell>
          <table:table-cell table:style-name="ce22" office:value-type="float" office:value="881" calcext:value-type="float">
            <text:p>881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879" calcext:value-type="float">
            <text:p>879</text:p>
          </table:table-cell>
          <table:table-cell table:style-name="ce22" office:value-type="float" office:value="878" calcext:value-type="float">
            <text:p>878</text:p>
          </table:table-cell>
          <table:table-cell table:style-name="ce22" office:value-type="float" office:value="877" calcext:value-type="float">
            <text:p>877</text:p>
          </table:table-cell>
          <table:table-cell table:style-name="ce22" office:value-type="float" office:value="876" calcext:value-type="float">
            <text:p>876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1375" calcext:value-type="float">
            <text:p>1375</text:p>
          </table:table-cell>
          <table:table-cell table:style-name="ce23" office:value-type="float" office:value="1376" calcext:value-type="float">
            <text:p>1376</text:p>
          </table:table-cell>
          <table:table-cell table:style-name="ce23" office:value-type="float" office:value="1377" calcext:value-type="float">
            <text:p>1377</text:p>
          </table:table-cell>
          <table:table-cell table:style-name="ce23" office:value-type="float" office:value="1378" calcext:value-type="float">
            <text:p>1378</text:p>
          </table:table-cell>
          <table:table-cell table:style-name="ce23" office:value-type="float" office:value="1379" calcext:value-type="float">
            <text:p>1379</text:p>
          </table:table-cell>
          <table:table-cell table:style-name="ce23" office:value-type="float" office:value="1380" calcext:value-type="float">
            <text:p>1380</text:p>
          </table:table-cell>
          <table:table-cell table:style-name="ce23" office:value-type="float" office:value="1381" calcext:value-type="float">
            <text:p>1381</text:p>
          </table:table-cell>
          <table:table-cell table:style-name="ce23" office:value-type="float" office:value="1382" calcext:value-type="float">
            <text:p>1382</text:p>
          </table:table-cell>
          <table:table-cell table:style-name="ce23" office:value-type="float" office:value="1383" calcext:value-type="float">
            <text:p>1383</text:p>
          </table:table-cell>
          <table:table-cell table:style-name="ce23" office:value-type="float" office:value="1384" calcext:value-type="float">
            <text:p>1384</text:p>
          </table:table-cell>
          <table:table-cell table:style-name="ce23" office:value-type="float" office:value="1385" calcext:value-type="float">
            <text:p>1385</text:p>
          </table:table-cell>
          <table:table-cell table:style-name="ce23" office:value-type="float" office:value="1386" calcext:value-type="float">
            <text:p>1386</text:p>
          </table:table-cell>
          <table:table-cell table:style-name="ce23" office:value-type="float" office:value="1387" calcext:value-type="float">
            <text:p>1387</text:p>
          </table:table-cell>
          <table:table-cell table:style-name="ce23" office:value-type="float" office:value="1388" calcext:value-type="float">
            <text:p>1388</text:p>
          </table:table-cell>
          <table:table-cell table:style-name="ce23" office:value-type="float" office:value="1389" calcext:value-type="float">
            <text:p>1389</text:p>
          </table:table-cell>
          <table:table-cell table:style-name="ce23" office:value-type="float" office:value="1390" calcext:value-type="float">
            <text:p>1390</text:p>
          </table:table-cell>
          <table:table-cell table:style-name="ce23" office:value-type="float" office:value="1391" calcext:value-type="float">
            <text:p>1391</text:p>
          </table:table-cell>
          <table:table-cell table:style-name="ce23" office:value-type="float" office:value="1392" calcext:value-type="float">
            <text:p>1392</text:p>
          </table:table-cell>
          <table:table-cell table:style-name="ce23" office:value-type="float" office:value="1393" calcext:value-type="float">
            <text:p>1393</text:p>
          </table:table-cell>
          <table:table-cell table:style-name="ce23" office:value-type="float" office:value="1394" calcext:value-type="float">
            <text:p>1394</text:p>
          </table:table-cell>
          <table:table-cell table:style-name="ce23" office:value-type="float" office:value="1395" calcext:value-type="float">
            <text:p>1395</text:p>
          </table:table-cell>
          <table:table-cell table:style-name="ce23" office:value-type="float" office:value="1396" calcext:value-type="float">
            <text:p>1396</text:p>
          </table:table-cell>
          <table:table-cell table:style-name="ce23" office:value-type="float" office:value="1397" calcext:value-type="float">
            <text:p>1397</text:p>
          </table:table-cell>
          <table:table-cell table:style-name="ce24" office:value-type="float" office:value="2417" calcext:value-type="float">
            <text:p>2417</text:p>
          </table:table-cell>
          <table:table-cell table:style-name="ce24" office:value-type="float" office:value="2416" calcext:value-type="float">
            <text:p>2416</text:p>
          </table:table-cell>
          <table:table-cell table:style-name="ce24" office:value-type="float" office:value="2415" calcext:value-type="float">
            <text:p>2415</text:p>
          </table:table-cell>
          <table:table-cell table:style-name="ce24" office:value-type="float" office:value="2414" calcext:value-type="float">
            <text:p>2414</text:p>
          </table:table-cell>
          <table:table-cell table:style-name="ce24" office:value-type="float" office:value="2413" calcext:value-type="float">
            <text:p>2413</text:p>
          </table:table-cell>
          <table:table-cell table:style-name="ce24" office:value-type="float" office:value="2412" calcext:value-type="float">
            <text:p>2412</text:p>
          </table:table-cell>
          <table:table-cell table:style-name="ce24" office:value-type="float" office:value="2411" calcext:value-type="float">
            <text:p>2411</text:p>
          </table:table-cell>
          <table:table-cell table:style-name="ce24" office:value-type="float" office:value="2410" calcext:value-type="float">
            <text:p>2410</text:p>
          </table:table-cell>
          <table:table-cell table:style-name="ce24" office:value-type="float" office:value="2409" calcext:value-type="float">
            <text:p>2409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406" calcext:value-type="float">
            <text:p>2406</text:p>
          </table:table-cell>
          <table:table-cell table:number-columns-repeated="92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10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261" calcext:value-type="float">
            <text:p>261</text:p>
          </table:table-cell>
          <table:table-cell table:style-name="ce18" office:value-type="float" office:value="262" calcext:value-type="float">
            <text:p>262</text:p>
          </table:table-cell>
          <table:table-cell table:style-name="ce18" office:value-type="float" office:value="263" calcext:value-type="float">
            <text:p>263</text:p>
          </table:table-cell>
          <table:table-cell table:style-name="ce19" office:value-type="float" office:value="501" calcext:value-type="float">
            <text:p>501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498" calcext:value-type="float">
            <text:p>498</text:p>
          </table:table-cell>
          <table:table-cell table:style-name="ce19" office:value-type="float" office:value="497" calcext:value-type="float">
            <text:p>497</text:p>
          </table:table-cell>
          <table:table-cell table:style-name="ce19" office:value-type="float" office:value="496" calcext:value-type="float">
            <text:p>49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493" calcext:value-type="float">
            <text:p>493</text:p>
          </table:table-cell>
          <table:table-cell table:style-name="ce19" office:value-type="float" office:value="492" calcext:value-type="float">
            <text:p>492</text:p>
          </table:table-cell>
          <table:table-cell table:style-name="ce19" office:value-type="float" office:value="491" calcext:value-type="float">
            <text:p>491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489" calcext:value-type="float">
            <text:p>489</text:p>
          </table:table-cell>
          <table:table-cell table:style-name="ce19" office:value-type="float" office:value="488" calcext:value-type="float">
            <text:p>488</text:p>
          </table:table-cell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486" calcext:value-type="float">
            <text:p>486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484" calcext:value-type="float">
            <text:p>484</text:p>
          </table:table-cell>
          <table:table-cell table:style-name="ce19" office:value-type="float" office:value="483" calcext:value-type="float">
            <text:p>483</text:p>
          </table:table-cell>
          <table:table-cell table:style-name="ce19" office:value-type="float" office:value="482" calcext:value-type="float">
            <text:p>482</text:p>
          </table:table-cell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480" calcext:value-type="float">
            <text:p>480</text:p>
          </table:table-cell>
          <table:table-cell table:style-name="ce22" office:value-type="float" office:value="862" calcext:value-type="float">
            <text:p>862</text:p>
          </table:table-cell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864" calcext:value-type="float">
            <text:p>864</text:p>
          </table:table-cell>
          <table:table-cell table:style-name="ce22" office:value-type="float" office:value="865" calcext:value-type="float">
            <text:p>865</text:p>
          </table:table-cell>
          <table:table-cell table:style-name="ce22" office:value-type="float" office:value="866" calcext:value-type="float">
            <text:p>866</text:p>
          </table:table-cell>
          <table:table-cell table:style-name="ce22" office:value-type="float" office:value="867" calcext:value-type="float">
            <text:p>867</text:p>
          </table:table-cell>
          <table:table-cell table:style-name="ce22" office:value-type="float" office:value="868" calcext:value-type="float">
            <text:p>868</text:p>
          </table:table-cell>
          <table:table-cell table:style-name="ce22" office:value-type="float" office:value="869" calcext:value-type="float">
            <text:p>869</text:p>
          </table:table-cell>
          <table:table-cell table:style-name="ce22" office:value-type="float" office:value="870" calcext:value-type="float">
            <text:p>870</text:p>
          </table:table-cell>
          <table:table-cell table:style-name="ce22" office:value-type="float" office:value="871" calcext:value-type="float">
            <text:p>871</text:p>
          </table:table-cell>
          <table:table-cell table:style-name="ce22" office:value-type="float" office:value="872" calcext:value-type="float">
            <text:p>872</text:p>
          </table:table-cell>
          <table:table-cell table:style-name="ce22" office:value-type="float" office:value="873" calcext:value-type="float">
            <text:p>873</text:p>
          </table:table-cell>
          <table:table-cell table:style-name="ce22" office:value-type="float" office:value="874" calcext:value-type="float">
            <text:p>874</text:p>
          </table:table-cell>
          <table:table-cell table:style-name="ce22" office:value-type="float" office:value="875" calcext:value-type="float">
            <text:p>875</text:p>
          </table:table-cell>
          <table:table-cell table:style-name="ce23" office:value-type="float" office:value="1419" calcext:value-type="float">
            <text:p>1419</text:p>
          </table:table-cell>
          <table:table-cell table:style-name="ce23" office:value-type="float" office:value="1418" calcext:value-type="float">
            <text:p>1418</text:p>
          </table:table-cell>
          <table:table-cell table:style-name="ce23" office:value-type="float" office:value="1417" calcext:value-type="float">
            <text:p>1417</text:p>
          </table:table-cell>
          <table:table-cell table:style-name="ce23" office:value-type="float" office:value="1416" calcext:value-type="float">
            <text:p>1416</text:p>
          </table:table-cell>
          <table:table-cell table:style-name="ce23" office:value-type="float" office:value="1415" calcext:value-type="float">
            <text:p>1415</text:p>
          </table:table-cell>
          <table:table-cell table:style-name="ce23" office:value-type="float" office:value="1414" calcext:value-type="float">
            <text:p>1414</text:p>
          </table:table-cell>
          <table:table-cell table:style-name="ce23" office:value-type="float" office:value="1413" calcext:value-type="float">
            <text:p>1413</text:p>
          </table:table-cell>
          <table:table-cell table:style-name="ce23" office:value-type="float" office:value="1412" calcext:value-type="float">
            <text:p>1412</text:p>
          </table:table-cell>
          <table:table-cell table:style-name="ce23" office:value-type="float" office:value="1411" calcext:value-type="float">
            <text:p>1411</text:p>
          </table:table-cell>
          <table:table-cell table:style-name="ce23" office:value-type="float" office:value="1410" calcext:value-type="float">
            <text:p>1410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408" calcext:value-type="float">
            <text:p>1408</text:p>
          </table:table-cell>
          <table:table-cell table:style-name="ce23" office:value-type="float" office:value="1407" calcext:value-type="float">
            <text:p>1407</text:p>
          </table:table-cell>
          <table:table-cell table:style-name="ce23" office:value-type="float" office:value="1406" calcext:value-type="float">
            <text:p>1406</text:p>
          </table:table-cell>
          <table:table-cell table:style-name="ce23" office:value-type="float" office:value="1405" calcext:value-type="float">
            <text:p>1405</text:p>
          </table:table-cell>
          <table:table-cell table:style-name="ce23" office:value-type="float" office:value="1404" calcext:value-type="float">
            <text:p>1404</text:p>
          </table:table-cell>
          <table:table-cell table:style-name="ce23" office:value-type="float" office:value="1403" calcext:value-type="float">
            <text:p>1403</text:p>
          </table:table-cell>
          <table:table-cell table:style-name="ce23" office:value-type="float" office:value="1402" calcext:value-type="float">
            <text:p>1402</text:p>
          </table:table-cell>
          <table:table-cell table:style-name="ce23" office:value-type="float" office:value="1401" calcext:value-type="float">
            <text:p>1401</text:p>
          </table:table-cell>
          <table:table-cell table:style-name="ce23" office:value-type="float" office:value="1400" calcext:value-type="float">
            <text:p>1400</text:p>
          </table:table-cell>
          <table:table-cell table:style-name="ce23" office:value-type="float" office:value="1399" calcext:value-type="float">
            <text:p>1399</text:p>
          </table:table-cell>
          <table:table-cell table:style-name="ce23" office:value-type="float" office:value="1398" calcext:value-type="float">
            <text:p>1398</text:p>
          </table:table-cell>
          <table:table-cell table:style-name="ce24" office:value-type="float" office:value="2392" calcext:value-type="float">
            <text:p>2392</text:p>
          </table:table-cell>
          <table:table-cell table:style-name="ce24" office:value-type="float" office:value="2393" calcext:value-type="float">
            <text:p>2393</text:p>
          </table:table-cell>
          <table:table-cell table:style-name="ce24" office:value-type="float" office:value="2394" calcext:value-type="float">
            <text:p>2394</text:p>
          </table:table-cell>
          <table:table-cell table:style-name="ce24" office:value-type="float" office:value="2395" calcext:value-type="float">
            <text:p>2395</text:p>
          </table:table-cell>
          <table:table-cell table:style-name="ce24" office:value-type="float" office:value="2396" calcext:value-type="float">
            <text:p>2396</text:p>
          </table:table-cell>
          <table:table-cell table:style-name="ce24" office:value-type="float" office:value="2397" calcext:value-type="float">
            <text:p>2397</text:p>
          </table:table-cell>
          <table:table-cell table:style-name="ce24" office:value-type="float" office:value="2398" calcext:value-type="float">
            <text:p>2398</text:p>
          </table:table-cell>
          <table:table-cell table:style-name="ce24" office:value-type="float" office:value="2399" calcext:value-type="float">
            <text:p>2399</text:p>
          </table:table-cell>
          <table:table-cell table:style-name="ce24" office:value-type="float" office:value="2400" calcext:value-type="float">
            <text:p>2400</text:p>
          </table:table-cell>
          <table:table-cell table:style-name="ce24" office:value-type="float" office:value="2401" calcext:value-type="float">
            <text:p>2401</text:p>
          </table:table-cell>
          <table:table-cell table:style-name="ce24" office:value-type="float" office:value="2402" calcext:value-type="float">
            <text:p>2402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2404" calcext:value-type="float">
            <text:p>2404</text:p>
          </table:table-cell>
          <table:table-cell table:style-name="ce24" office:value-type="float" office:value="2405" calcext:value-type="float">
            <text:p>2405</text:p>
          </table:table-cell>
          <table:table-cell table:number-columns-repeated="92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9"/>
          <table:table-cell table:style-name="ce18" office:value-type="float" office:value="249" calcext:value-type="float">
            <text:p>249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245" calcext:value-type="float">
            <text:p>245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office:value-type="float" office:value="241" calcext:value-type="float">
            <text:p>241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238" calcext:value-type="float">
            <text:p>238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236" calcext:value-type="float">
            <text:p>236</text:p>
          </table:table-cell>
          <table:table-cell table:style-name="ce18" office:value-type="float" office:value="235" calcext:value-type="float">
            <text:p>235</text:p>
          </table:table-cell>
          <table:table-cell table:style-name="ce18" office:value-type="float" office:value="234" calcext:value-type="float">
            <text:p>234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503" calcext:value-type="float">
            <text:p>503</text:p>
          </table:table-cell>
          <table:table-cell table:style-name="ce19" office:value-type="float" office:value="504" calcext:value-type="float">
            <text:p>504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office:value-type="float" office:value="506" calcext:value-type="float">
            <text:p>506</text:p>
          </table:table-cell>
          <table:table-cell table:style-name="ce19" office:value-type="float" office:value="507" calcext:value-type="float">
            <text:p>507</text:p>
          </table:table-cell>
          <table:table-cell table:style-name="ce19" office:value-type="float" office:value="508" calcext:value-type="float">
            <text:p>508</text:p>
          </table:table-cell>
          <table:table-cell table:style-name="ce19" office:value-type="float" office:value="509" calcext:value-type="float">
            <text:p>509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511" calcext:value-type="float">
            <text:p>511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13" calcext:value-type="float">
            <text:p>513</text:p>
          </table:table-cell>
          <table:table-cell table:style-name="ce19" office:value-type="float" office:value="514" calcext:value-type="float">
            <text:p>514</text:p>
          </table:table-cell>
          <table:table-cell table:style-name="ce19" office:value-type="float" office:value="515" calcext:value-type="float">
            <text:p>515</text:p>
          </table:table-cell>
          <table:table-cell table:style-name="ce19" office:value-type="float" office:value="516" calcext:value-type="float">
            <text:p>516</text:p>
          </table:table-cell>
          <table:table-cell table:style-name="ce19" office:value-type="float" office:value="517" calcext:value-type="float">
            <text:p>517</text:p>
          </table:table-cell>
          <table:table-cell table:style-name="ce19" office:value-type="float" office:value="518" calcext:value-type="float">
            <text:p>518</text:p>
          </table:table-cell>
          <table:table-cell table:style-name="ce19" office:value-type="float" office:value="519" calcext:value-type="float">
            <text:p>519</text:p>
          </table:table-cell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521" calcext:value-type="float">
            <text:p>521</text:p>
          </table:table-cell>
          <table:table-cell table:style-name="ce22" office:value-type="float" office:value="861" calcext:value-type="float">
            <text:p>861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859" calcext:value-type="float">
            <text:p>859</text:p>
          </table:table-cell>
          <table:table-cell table:style-name="ce22" office:value-type="float" office:value="858" calcext:value-type="float">
            <text:p>858</text:p>
          </table:table-cell>
          <table:table-cell table:style-name="ce22" office:value-type="float" office:value="857" calcext:value-type="float">
            <text:p>857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855" calcext:value-type="float">
            <text:p>855</text:p>
          </table:table-cell>
          <table:table-cell table:style-name="ce22" office:value-type="float" office:value="854" calcext:value-type="float">
            <text:p>854</text:p>
          </table:table-cell>
          <table:table-cell table:style-name="ce22" office:value-type="float" office:value="853" calcext:value-type="float">
            <text:p>853</text:p>
          </table:table-cell>
          <table:table-cell table:style-name="ce22" office:value-type="float" office:value="852" calcext:value-type="float">
            <text:p>852</text:p>
          </table:table-cell>
          <table:table-cell table:style-name="ce22" office:value-type="float" office:value="851" calcext:value-type="float">
            <text:p>851</text:p>
          </table:table-cell>
          <table:table-cell table:style-name="ce22" office:value-type="float" office:value="850" calcext:value-type="float">
            <text:p>850</text:p>
          </table:table-cell>
          <table:table-cell table:style-name="ce22" office:value-type="float" office:value="849" calcext:value-type="float">
            <text:p>849</text:p>
          </table:table-cell>
          <table:table-cell table:style-name="ce22" office:value-type="float" office:value="848" calcext:value-type="float">
            <text:p>848</text:p>
          </table:table-cell>
          <table:table-cell table:style-name="ce22" office:value-type="float" office:value="847" calcext:value-type="float">
            <text:p>847</text:p>
          </table:table-cell>
          <table:table-cell table:style-name="ce22" office:value-type="float" office:value="846" calcext:value-type="float">
            <text:p>846</text:p>
          </table:table-cell>
          <table:table-cell table:style-name="ce23" office:value-type="float" office:value="1420" calcext:value-type="float">
            <text:p>1420</text:p>
          </table:table-cell>
          <table:table-cell table:style-name="ce23" office:value-type="float" office:value="1421" calcext:value-type="float">
            <text:p>1421</text:p>
          </table:table-cell>
          <table:table-cell table:style-name="ce23" office:value-type="float" office:value="1422" calcext:value-type="float">
            <text:p>1422</text:p>
          </table:table-cell>
          <table:table-cell table:style-name="ce23" office:value-type="float" office:value="1423" calcext:value-type="float">
            <text:p>1423</text:p>
          </table:table-cell>
          <table:table-cell table:style-name="ce23" office:value-type="float" office:value="1424" calcext:value-type="float">
            <text:p>1424</text:p>
          </table:table-cell>
          <table:table-cell table:style-name="ce23" office:value-type="float" office:value="1425" calcext:value-type="float">
            <text:p>1425</text:p>
          </table:table-cell>
          <table:table-cell table:style-name="ce23" office:value-type="float" office:value="1426" calcext:value-type="float">
            <text:p>1426</text:p>
          </table:table-cell>
          <table:table-cell table:style-name="ce23" office:value-type="float" office:value="1427" calcext:value-type="float">
            <text:p>1427</text:p>
          </table:table-cell>
          <table:table-cell table:style-name="ce23" office:value-type="float" office:value="1428" calcext:value-type="float">
            <text:p>1428</text:p>
          </table:table-cell>
          <table:table-cell table:style-name="ce23" office:value-type="float" office:value="1429" calcext:value-type="float">
            <text:p>1429</text:p>
          </table:table-cell>
          <table:table-cell table:style-name="ce23" office:value-type="float" office:value="1430" calcext:value-type="float">
            <text:p>1430</text:p>
          </table:table-cell>
          <table:table-cell table:style-name="ce23" office:value-type="float" office:value="1431" calcext:value-type="float">
            <text:p>1431</text:p>
          </table:table-cell>
          <table:table-cell table:style-name="ce23" office:value-type="float" office:value="1432" calcext:value-type="float">
            <text:p>1432</text:p>
          </table:table-cell>
          <table:table-cell table:style-name="ce23" office:value-type="float" office:value="1433" calcext:value-type="float">
            <text:p>1433</text:p>
          </table:table-cell>
          <table:table-cell table:style-name="ce23" office:value-type="float" office:value="1434" calcext:value-type="float">
            <text:p>1434</text:p>
          </table:table-cell>
          <table:table-cell table:style-name="ce23" office:value-type="float" office:value="1435" calcext:value-type="float">
            <text:p>1435</text:p>
          </table:table-cell>
          <table:table-cell table:style-name="ce23" office:value-type="float" office:value="1436" calcext:value-type="float">
            <text:p>1436</text:p>
          </table:table-cell>
          <table:table-cell table:style-name="ce23" office:value-type="float" office:value="1437" calcext:value-type="float">
            <text:p>1437</text:p>
          </table:table-cell>
          <table:table-cell table:style-name="ce23" office:value-type="float" office:value="1438" calcext:value-type="float">
            <text:p>1438</text:p>
          </table:table-cell>
          <table:table-cell table:style-name="ce23" office:value-type="float" office:value="1439" calcext:value-type="float">
            <text:p>1439</text:p>
          </table:table-cell>
          <table:table-cell table:style-name="ce24" office:value-type="float" office:value="2391" calcext:value-type="float">
            <text:p>2391</text:p>
          </table:table-cell>
          <table:table-cell table:style-name="ce24" office:value-type="float" office:value="2390" calcext:value-type="float">
            <text:p>2390</text:p>
          </table:table-cell>
          <table:table-cell table:style-name="ce24" office:value-type="float" office:value="2389" calcext:value-type="float">
            <text:p>2389</text:p>
          </table:table-cell>
          <table:table-cell table:style-name="ce24" office:value-type="float" office:value="2388" calcext:value-type="float">
            <text:p>2388</text:p>
          </table:table-cell>
          <table:table-cell table:style-name="ce24" office:value-type="float" office:value="2387" calcext:value-type="float">
            <text:p>2387</text:p>
          </table:table-cell>
          <table:table-cell table:style-name="ce24" office:value-type="float" office:value="2386" calcext:value-type="float">
            <text:p>2386</text:p>
          </table:table-cell>
          <table:table-cell table:style-name="ce24" office:value-type="float" office:value="2385" calcext:value-type="float">
            <text:p>2385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2383" calcext:value-type="float">
            <text:p>2383</text:p>
          </table:table-cell>
          <table:table-cell table:style-name="ce24" office:value-type="float" office:value="2382" calcext:value-type="float">
            <text:p>2382</text:p>
          </table:table-cell>
          <table:table-cell table:style-name="ce24" office:value-type="float" office:value="2381" calcext:value-type="float">
            <text:p>2381</text:p>
          </table:table-cell>
          <table:table-cell table:style-name="ce24" office:value-type="float" office:value="2380" calcext:value-type="float">
            <text:p>2380</text:p>
          </table:table-cell>
          <table:table-cell table:style-name="ce24" office:value-type="float" office:value="2379" calcext:value-type="float">
            <text:p>2379</text:p>
          </table:table-cell>
          <table:table-cell table:style-name="ce24" office:value-type="float" office:value="2378" calcext:value-type="float">
            <text:p>2378</text:p>
          </table:table-cell>
          <table:table-cell table:style-name="ce24" office:value-type="float" office:value="2377" calcext:value-type="float">
            <text:p>2377</text:p>
          </table:table-cell>
          <table:table-cell table:style-name="ce24" office:value-type="float" office:value="2376" calcext:value-type="float">
            <text:p>2376</text:p>
          </table:table-cell>
          <table:table-cell table:number-columns-repeated="92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8"/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8" office:value-type="float" office:value="218" calcext:value-type="float">
            <text:p>218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224" calcext:value-type="float">
            <text:p>224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227" calcext:value-type="float">
            <text:p>227</text:p>
          </table:table-cell>
          <table:table-cell table:style-name="ce18" office:value-type="float" office:value="228" calcext:value-type="float">
            <text:p>228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232" calcext:value-type="float">
            <text:p>232</text:p>
          </table:table-cell>
          <table:table-cell table:style-name="ce18" office:value-type="float" office:value="233" calcext:value-type="float">
            <text:p>233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538" calcext:value-type="float">
            <text:p>538</text:p>
          </table:table-cell>
          <table:table-cell table:style-name="ce19" office:value-type="float" office:value="537" calcext:value-type="float">
            <text:p>537</text:p>
          </table:table-cell>
          <table:table-cell table:style-name="ce19" office:value-type="float" office:value="536" calcext:value-type="float">
            <text:p>536</text:p>
          </table:table-cell>
          <table:table-cell table:style-name="ce19" office:value-type="float" office:value="535" calcext:value-type="float">
            <text:p>535</text:p>
          </table:table-cell>
          <table:table-cell table:style-name="ce19" office:value-type="float" office:value="534" calcext:value-type="float">
            <text:p>534</text:p>
          </table:table-cell>
          <table:table-cell table:style-name="ce19" office:value-type="float" office:value="533" calcext:value-type="float">
            <text:p>533</text:p>
          </table:table-cell>
          <table:table-cell table:style-name="ce19" office:value-type="float" office:value="532" calcext:value-type="float">
            <text:p>532</text:p>
          </table:table-cell>
          <table:table-cell table:style-name="ce19" office:value-type="float" office:value="531" calcext:value-type="float">
            <text:p>531</text:p>
          </table:table-cell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529" calcext:value-type="float">
            <text:p>529</text:p>
          </table:table-cell>
          <table:table-cell table:style-name="ce19" office:value-type="float" office:value="528" calcext:value-type="float">
            <text:p>528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523" calcext:value-type="float">
            <text:p>523</text:p>
          </table:table-cell>
          <table:table-cell table:style-name="ce19" office:value-type="float" office:value="522" calcext:value-type="float">
            <text:p>522</text:p>
          </table:table-cell>
          <table:table-cell table:style-name="ce22" office:value-type="float" office:value="828" calcext:value-type="float">
            <text:p>828</text:p>
          </table:table-cell>
          <table:table-cell table:style-name="ce22" office:value-type="float" office:value="829" calcext:value-type="float">
            <text:p>829</text:p>
          </table:table-cell>
          <table:table-cell table:style-name="ce22" office:value-type="float" office:value="830" calcext:value-type="float">
            <text:p>830</text:p>
          </table:table-cell>
          <table:table-cell table:style-name="ce22" office:value-type="float" office:value="831" calcext:value-type="float">
            <text:p>831</text:p>
          </table:table-cell>
          <table:table-cell table:style-name="ce22" office:value-type="float" office:value="832" calcext:value-type="float">
            <text:p>832</text:p>
          </table:table-cell>
          <table:table-cell table:style-name="ce22" office:value-type="float" office:value="833" calcext:value-type="float">
            <text:p>833</text:p>
          </table:table-cell>
          <table:table-cell table:style-name="ce22" office:value-type="float" office:value="834" calcext:value-type="float">
            <text:p>834</text:p>
          </table:table-cell>
          <table:table-cell table:style-name="ce22" office:value-type="float" office:value="835" calcext:value-type="float">
            <text:p>835</text:p>
          </table:table-cell>
          <table:table-cell table:style-name="ce22" office:value-type="float" office:value="836" calcext:value-type="float">
            <text:p>836</text:p>
          </table:table-cell>
          <table:table-cell table:style-name="ce22" office:value-type="float" office:value="837" calcext:value-type="float">
            <text:p>837</text:p>
          </table:table-cell>
          <table:table-cell table:style-name="ce22" office:value-type="float" office:value="838" calcext:value-type="float">
            <text:p>838</text:p>
          </table:table-cell>
          <table:table-cell table:style-name="ce22" office:value-type="float" office:value="839" calcext:value-type="float">
            <text:p>839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841" calcext:value-type="float">
            <text:p>841</text:p>
          </table:table-cell>
          <table:table-cell table:style-name="ce22" office:value-type="float" office:value="842" calcext:value-type="float">
            <text:p>842</text:p>
          </table:table-cell>
          <table:table-cell table:style-name="ce22" office:value-type="float" office:value="843" calcext:value-type="float">
            <text:p>843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845" calcext:value-type="float">
            <text:p>845</text:p>
          </table:table-cell>
          <table:table-cell table:style-name="ce23" office:value-type="float" office:value="1457" calcext:value-type="float">
            <text:p>1457</text:p>
          </table:table-cell>
          <table:table-cell table:style-name="ce23" office:value-type="float" office:value="1456" calcext:value-type="float">
            <text:p>1456</text:p>
          </table:table-cell>
          <table:table-cell table:style-name="ce23" office:value-type="float" office:value="1455" calcext:value-type="float">
            <text:p>1455</text:p>
          </table:table-cell>
          <table:table-cell table:style-name="ce23" office:value-type="float" office:value="1454" calcext:value-type="float">
            <text:p>1454</text:p>
          </table:table-cell>
          <table:table-cell table:style-name="ce23" office:value-type="float" office:value="1453" calcext:value-type="float">
            <text:p>1453</text:p>
          </table:table-cell>
          <table:table-cell table:style-name="ce23" office:value-type="float" office:value="1452" calcext:value-type="float">
            <text:p>1452</text:p>
          </table:table-cell>
          <table:table-cell table:style-name="ce23" office:value-type="float" office:value="1451" calcext:value-type="float">
            <text:p>1451</text:p>
          </table:table-cell>
          <table:table-cell table:style-name="ce23" office:value-type="float" office:value="1450" calcext:value-type="float">
            <text:p>1450</text:p>
          </table:table-cell>
          <table:table-cell table:style-name="ce23" office:value-type="float" office:value="1449" calcext:value-type="float">
            <text:p>1449</text:p>
          </table:table-cell>
          <table:table-cell table:style-name="ce23" office:value-type="float" office:value="1448" calcext:value-type="float">
            <text:p>1448</text:p>
          </table:table-cell>
          <table:table-cell table:style-name="ce23" office:value-type="float" office:value="1447" calcext:value-type="float">
            <text:p>1447</text:p>
          </table:table-cell>
          <table:table-cell table:style-name="ce23" office:value-type="float" office:value="1446" calcext:value-type="float">
            <text:p>1446</text:p>
          </table:table-cell>
          <table:table-cell table:style-name="ce23" office:value-type="float" office:value="1445" calcext:value-type="float">
            <text:p>1445</text:p>
          </table:table-cell>
          <table:table-cell table:style-name="ce23" office:value-type="float" office:value="1444" calcext:value-type="float">
            <text:p>1444</text:p>
          </table:table-cell>
          <table:table-cell table:style-name="ce23" office:value-type="float" office:value="1443" calcext:value-type="float">
            <text:p>1443</text:p>
          </table:table-cell>
          <table:table-cell table:style-name="ce23" office:value-type="float" office:value="1442" calcext:value-type="float">
            <text:p>1442</text:p>
          </table:table-cell>
          <table:table-cell table:style-name="ce23" office:value-type="float" office:value="1441" calcext:value-type="float">
            <text:p>1441</text:p>
          </table:table-cell>
          <table:table-cell table:style-name="ce23" office:value-type="float" office:value="1440" calcext:value-type="float">
            <text:p>1440</text:p>
          </table:table-cell>
          <table:table-cell table:style-name="ce24" office:value-type="float" office:value="2358" calcext:value-type="float">
            <text:p>2358</text:p>
          </table:table-cell>
          <table:table-cell table:style-name="ce24" office:value-type="float" office:value="2359" calcext:value-type="float">
            <text:p>2359</text:p>
          </table:table-cell>
          <table:table-cell table:style-name="ce24" office:value-type="float" office:value="2360" calcext:value-type="float">
            <text:p>2360</text:p>
          </table:table-cell>
          <table:table-cell table:style-name="ce24" office:value-type="float" office:value="2361" calcext:value-type="float">
            <text:p>2361</text:p>
          </table:table-cell>
          <table:table-cell table:style-name="ce24" office:value-type="float" office:value="2362" calcext:value-type="float">
            <text:p>2362</text:p>
          </table:table-cell>
          <table:table-cell table:style-name="ce24" office:value-type="float" office:value="2363" calcext:value-type="float">
            <text:p>2363</text:p>
          </table:table-cell>
          <table:table-cell table:style-name="ce24" office:value-type="float" office:value="2364" calcext:value-type="float">
            <text:p>2364</text:p>
          </table:table-cell>
          <table:table-cell table:style-name="ce24" office:value-type="float" office:value="2365" calcext:value-type="float">
            <text:p>2365</text:p>
          </table:table-cell>
          <table:table-cell table:style-name="ce24" office:value-type="float" office:value="2366" calcext:value-type="float">
            <text:p>2366</text:p>
          </table:table-cell>
          <table:table-cell table:style-name="ce24" office:value-type="float" office:value="2367" calcext:value-type="float">
            <text:p>2367</text:p>
          </table:table-cell>
          <table:table-cell table:style-name="ce24" office:value-type="float" office:value="2368" calcext:value-type="float">
            <text:p>2368</text:p>
          </table:table-cell>
          <table:table-cell table:style-name="ce24" office:value-type="float" office:value="2369" calcext:value-type="float">
            <text:p>2369</text:p>
          </table:table-cell>
          <table:table-cell table:style-name="ce24" office:value-type="float" office:value="2370" calcext:value-type="float">
            <text:p>2370</text:p>
          </table:table-cell>
          <table:table-cell table:style-name="ce24" office:value-type="float" office:value="2371" calcext:value-type="float">
            <text:p>2371</text:p>
          </table:table-cell>
          <table:table-cell table:style-name="ce24" office:value-type="float" office:value="2372" calcext:value-type="float">
            <text:p>2372</text:p>
          </table:table-cell>
          <table:table-cell table:style-name="ce24" office:value-type="float" office:value="2373" calcext:value-type="float">
            <text:p>2373</text:p>
          </table:table-cell>
          <table:table-cell table:style-name="ce24" office:value-type="float" office:value="2374" calcext:value-type="float">
            <text:p>2374</text:p>
          </table:table-cell>
          <table:table-cell table:style-name="ce24" office:value-type="float" office:value="2375" calcext:value-type="float">
            <text:p>2375</text:p>
          </table:table-cell>
          <table:table-cell table:number-columns-repeated="92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7"/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8" calcext:value-type="float">
            <text:p>208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99" calcext:value-type="float">
            <text:p>199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196" calcext:value-type="float">
            <text:p>196</text:p>
          </table:table-cell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541" calcext:value-type="float">
            <text:p>541</text:p>
          </table:table-cell>
          <table:table-cell table:style-name="ce19" office:value-type="float" office:value="542" calcext:value-type="float">
            <text:p>542</text:p>
          </table:table-cell>
          <table:table-cell table:style-name="ce19" office:value-type="float" office:value="543" calcext:value-type="float">
            <text:p>543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45" calcext:value-type="float">
            <text:p>545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547" calcext:value-type="float">
            <text:p>54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551" calcext:value-type="float">
            <text:p>551</text:p>
          </table:table-cell>
          <table:table-cell table:style-name="ce19" office:value-type="float" office:value="552" calcext:value-type="float">
            <text:p>552</text:p>
          </table:table-cell>
          <table:table-cell table:style-name="ce19" office:value-type="float" office:value="553" calcext:value-type="float">
            <text:p>553</text:p>
          </table:table-cell>
          <table:table-cell table:style-name="ce19" office:value-type="float" office:value="554" calcext:value-type="float">
            <text:p>554</text:p>
          </table:table-cell>
          <table:table-cell table:style-name="ce19" office:value-type="float" office:value="555" calcext:value-type="float">
            <text:p>555</text:p>
          </table:table-cell>
          <table:table-cell table:style-name="ce22" office:value-type="float" office:value="827" calcext:value-type="float">
            <text:p>827</text:p>
          </table:table-cell>
          <table:table-cell table:style-name="ce22" office:value-type="float" office:value="826" calcext:value-type="float">
            <text:p>826</text:p>
          </table:table-cell>
          <table:table-cell table:style-name="ce22" office:value-type="float" office:value="825" calcext:value-type="float">
            <text:p>825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office:value-type="float" office:value="823" calcext:value-type="float">
            <text:p>823</text:p>
          </table:table-cell>
          <table:table-cell table:style-name="ce22" office:value-type="float" office:value="822" calcext:value-type="float">
            <text:p>822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820" calcext:value-type="float">
            <text:p>820</text:p>
          </table:table-cell>
          <table:table-cell table:style-name="ce22" office:value-type="float" office:value="819" calcext:value-type="float">
            <text:p>819</text:p>
          </table:table-cell>
          <table:table-cell table:style-name="ce22" office:value-type="float" office:value="818" calcext:value-type="float">
            <text:p>818</text:p>
          </table:table-cell>
          <table:table-cell table:style-name="ce22" office:value-type="float" office:value="817" calcext:value-type="float">
            <text:p>817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815" calcext:value-type="float">
            <text:p>815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float" office:value="813" calcext:value-type="float">
            <text:p>813</text:p>
          </table:table-cell>
          <table:table-cell table:style-name="ce22" office:value-type="float" office:value="812" calcext:value-type="float">
            <text:p>812</text:p>
          </table:table-cell>
          <table:table-cell table:style-name="ce22" office:value-type="float" office:value="811" calcext:value-type="float">
            <text:p>811</text:p>
          </table:table-cell>
          <table:table-cell table:style-name="ce22" office:value-type="float" office:value="810" calcext:value-type="float">
            <text:p>810</text:p>
          </table:table-cell>
          <table:table-cell table:style-name="ce22" office:value-type="float" office:value="809" calcext:value-type="float">
            <text:p>809</text:p>
          </table:table-cell>
          <table:table-cell table:style-name="ce22" office:value-type="float" office:value="808" calcext:value-type="float">
            <text:p>808</text:p>
          </table:table-cell>
          <table:table-cell table:style-name="ce23" office:value-type="float" office:value="1458" calcext:value-type="float">
            <text:p>1458</text:p>
          </table:table-cell>
          <table:table-cell table:style-name="ce23" office:value-type="float" office:value="1459" calcext:value-type="float">
            <text:p>1459</text:p>
          </table:table-cell>
          <table:table-cell table:style-name="ce23" office:value-type="float" office:value="1460" calcext:value-type="float">
            <text:p>1460</text:p>
          </table:table-cell>
          <table:table-cell table:style-name="ce23" office:value-type="float" office:value="1461" calcext:value-type="float">
            <text:p>1461</text:p>
          </table:table-cell>
          <table:table-cell table:style-name="ce23" office:value-type="float" office:value="1462" calcext:value-type="float">
            <text:p>1462</text:p>
          </table:table-cell>
          <table:table-cell table:style-name="ce23" office:value-type="float" office:value="1463" calcext:value-type="float">
            <text:p>1463</text:p>
          </table:table-cell>
          <table:table-cell table:style-name="ce23" office:value-type="float" office:value="1464" calcext:value-type="float">
            <text:p>1464</text:p>
          </table:table-cell>
          <table:table-cell table:style-name="ce23" office:value-type="float" office:value="1465" calcext:value-type="float">
            <text:p>1465</text:p>
          </table:table-cell>
          <table:table-cell table:style-name="ce23" office:value-type="float" office:value="1466" calcext:value-type="float">
            <text:p>1466</text:p>
          </table:table-cell>
          <table:table-cell table:style-name="ce23" office:value-type="float" office:value="1467" calcext:value-type="float">
            <text:p>1467</text:p>
          </table:table-cell>
          <table:table-cell table:style-name="ce23" office:value-type="float" office:value="1468" calcext:value-type="float">
            <text:p>1468</text:p>
          </table:table-cell>
          <table:table-cell table:style-name="ce23" office:value-type="float" office:value="1469" calcext:value-type="float">
            <text:p>1469</text:p>
          </table:table-cell>
          <table:table-cell table:style-name="ce23" office:value-type="float" office:value="1470" calcext:value-type="float">
            <text:p>1470</text:p>
          </table:table-cell>
          <table:table-cell table:style-name="ce23" office:value-type="float" office:value="1471" calcext:value-type="float">
            <text:p>1471</text:p>
          </table:table-cell>
          <table:table-cell table:style-name="ce23" office:value-type="float" office:value="1472" calcext:value-type="float">
            <text:p>1472</text:p>
          </table:table-cell>
          <table:table-cell table:style-name="ce23" office:value-type="float" office:value="1473" calcext:value-type="float">
            <text:p>1473</text:p>
          </table:table-cell>
          <table:table-cell table:style-name="ce24" office:value-type="float" office:value="2357" calcext:value-type="float">
            <text:p>2357</text:p>
          </table:table-cell>
          <table:table-cell table:style-name="ce24" office:value-type="float" office:value="2356" calcext:value-type="float">
            <text:p>2356</text:p>
          </table:table-cell>
          <table:table-cell table:style-name="ce24" office:value-type="float" office:value="2355" calcext:value-type="float">
            <text:p>2355</text:p>
          </table:table-cell>
          <table:table-cell table:style-name="ce24" office:value-type="float" office:value="2354" calcext:value-type="float">
            <text:p>2354</text:p>
          </table:table-cell>
          <table:table-cell table:style-name="ce24" office:value-type="float" office:value="2353" calcext:value-type="float">
            <text:p>2353</text:p>
          </table:table-cell>
          <table:table-cell table:style-name="ce24" office:value-type="float" office:value="2352" calcext:value-type="float">
            <text:p>2352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2350" calcext:value-type="float">
            <text:p>2350</text:p>
          </table:table-cell>
          <table:table-cell table:style-name="ce24" office:value-type="float" office:value="2349" calcext:value-type="float">
            <text:p>2349</text:p>
          </table:table-cell>
          <table:table-cell table:style-name="ce24" office:value-type="float" office:value="2348" calcext:value-type="float">
            <text:p>2348</text:p>
          </table:table-cell>
          <table:table-cell table:style-name="ce24" office:value-type="float" office:value="2347" calcext:value-type="float">
            <text:p>2347</text:p>
          </table:table-cell>
          <table:table-cell table:style-name="ce24" office:value-type="float" office:value="2346" calcext:value-type="float">
            <text:p>2346</text:p>
          </table:table-cell>
          <table:table-cell table:style-name="ce24" office:value-type="float" office:value="2345" calcext:value-type="float">
            <text:p>2345</text:p>
          </table:table-cell>
          <table:table-cell table:style-name="ce24" office:value-type="float" office:value="2344" calcext:value-type="float">
            <text:p>2344</text:p>
          </table:table-cell>
          <table:table-cell table:style-name="ce24" office:value-type="float" office:value="2343" calcext:value-type="float">
            <text:p>2343</text:p>
          </table:table-cell>
          <table:table-cell table:style-name="ce24" office:value-type="float" office:value="2342" calcext:value-type="float">
            <text:p>2342</text:p>
          </table:table-cell>
          <table:table-cell table:style-name="ce24" office:value-type="float" office:value="2341" calcext:value-type="float">
            <text:p>2341</text:p>
          </table:table-cell>
          <table:table-cell table:style-name="ce24" office:value-type="float" office:value="2340" calcext:value-type="float">
            <text:p>2340</text:p>
          </table:table-cell>
          <table:table-cell table:style-name="ce24" office:value-type="float" office:value="2339" calcext:value-type="float">
            <text:p>2339</text:p>
          </table:table-cell>
          <table:table-cell table:style-name="ce24" office:value-type="float" office:value="2338" calcext:value-type="float">
            <text:p>2338</text:p>
          </table:table-cell>
          <table:table-cell table:number-columns-repeated="92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6"/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178" calcext:value-type="float">
            <text:p>178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182" calcext:value-type="float">
            <text:p>182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188" calcext:value-type="float">
            <text:p>188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91" calcext:value-type="float">
            <text:p>191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195" calcext:value-type="float">
            <text:p>195</text:p>
          </table:table-cell>
          <table:table-cell table:style-name="ce19" office:value-type="float" office:value="569" calcext:value-type="float">
            <text:p>569</text:p>
          </table:table-cell>
          <table:table-cell table:style-name="ce19" office:value-type="float" office:value="568" calcext:value-type="float">
            <text:p>568</text:p>
          </table:table-cell>
          <table:table-cell table:style-name="ce19" office:value-type="float" office:value="567" calcext:value-type="float">
            <text:p>567</text:p>
          </table:table-cell>
          <table:table-cell table:style-name="ce19" office:value-type="float" office:value="566" calcext:value-type="float">
            <text:p>566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564" calcext:value-type="float">
            <text:p>564</text:p>
          </table:table-cell>
          <table:table-cell table:style-name="ce19" office:value-type="float" office:value="563" calcext:value-type="float">
            <text:p>563</text:p>
          </table:table-cell>
          <table:table-cell table:style-name="ce19" office:value-type="float" office:value="562" calcext:value-type="float">
            <text:p>562</text:p>
          </table:table-cell>
          <table:table-cell table:style-name="ce19" office:value-type="float" office:value="561" calcext:value-type="float">
            <text:p>561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559" calcext:value-type="float">
            <text:p>559</text:p>
          </table:table-cell>
          <table:table-cell table:style-name="ce19" office:value-type="float" office:value="558" calcext:value-type="float">
            <text:p>558</text:p>
          </table:table-cell>
          <table:table-cell table:style-name="ce19" office:value-type="float" office:value="557" calcext:value-type="float">
            <text:p>557</text:p>
          </table:table-cell>
          <table:table-cell table:style-name="ce19" office:value-type="float" office:value="556" calcext:value-type="float">
            <text:p>556</text:p>
          </table:table-cell>
          <table:table-cell table:style-name="ce22" office:value-type="float" office:value="786" calcext:value-type="float">
            <text:p>786</text:p>
          </table:table-cell>
          <table:table-cell table:style-name="ce22" office:value-type="float" office:value="787" calcext:value-type="float">
            <text:p>787</text:p>
          </table:table-cell>
          <table:table-cell table:style-name="ce22" office:value-type="float" office:value="788" calcext:value-type="float">
            <text:p>788</text:p>
          </table:table-cell>
          <table:table-cell table:style-name="ce22" office:value-type="float" office:value="789" calcext:value-type="float">
            <text:p>789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float" office:value="791" calcext:value-type="float">
            <text:p>791</text:p>
          </table:table-cell>
          <table:table-cell table:style-name="ce22" office:value-type="float" office:value="792" calcext:value-type="float">
            <text:p>792</text:p>
          </table:table-cell>
          <table:table-cell table:style-name="ce22" office:value-type="float" office:value="793" calcext:value-type="float">
            <text:p>793</text:p>
          </table:table-cell>
          <table:table-cell table:style-name="ce22" office:value-type="float" office:value="794" calcext:value-type="float">
            <text:p>794</text:p>
          </table:table-cell>
          <table:table-cell table:style-name="ce22" office:value-type="float" office:value="795" calcext:value-type="float">
            <text:p>795</text:p>
          </table:table-cell>
          <table:table-cell table:style-name="ce22" office:value-type="float" office:value="796" calcext:value-type="float">
            <text:p>796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office:value-type="float" office:value="798" calcext:value-type="float">
            <text:p>798</text:p>
          </table:table-cell>
          <table:table-cell table:style-name="ce22" office:value-type="float" office:value="799" calcext:value-type="float">
            <text:p>799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801" calcext:value-type="float">
            <text:p>801</text:p>
          </table:table-cell>
          <table:table-cell table:style-name="ce22" office:value-type="float" office:value="802" calcext:value-type="float">
            <text:p>802</text:p>
          </table:table-cell>
          <table:table-cell table:style-name="ce22" office:value-type="float" office:value="803" calcext:value-type="float">
            <text:p>803</text:p>
          </table:table-cell>
          <table:table-cell table:style-name="ce22" office:value-type="float" office:value="804" calcext:value-type="float">
            <text:p>804</text:p>
          </table:table-cell>
          <table:table-cell table:style-name="ce22" office:value-type="float" office:value="805" calcext:value-type="float">
            <text:p>805</text:p>
          </table:table-cell>
          <table:table-cell table:style-name="ce22" office:value-type="float" office:value="806" calcext:value-type="float">
            <text:p>806</text:p>
          </table:table-cell>
          <table:table-cell table:style-name="ce22" office:value-type="float" office:value="807" calcext:value-type="float">
            <text:p>807</text:p>
          </table:table-cell>
          <table:table-cell table:style-name="ce23" office:value-type="float" office:value="1487" calcext:value-type="float">
            <text:p>1487</text:p>
          </table:table-cell>
          <table:table-cell table:style-name="ce23" office:value-type="float" office:value="1486" calcext:value-type="float">
            <text:p>1486</text:p>
          </table:table-cell>
          <table:table-cell table:style-name="ce23" office:value-type="float" office:value="1485" calcext:value-type="float">
            <text:p>1485</text:p>
          </table:table-cell>
          <table:table-cell table:style-name="ce23" office:value-type="float" office:value="1484" calcext:value-type="float">
            <text:p>1484</text:p>
          </table:table-cell>
          <table:table-cell table:style-name="ce23" office:value-type="float" office:value="1483" calcext:value-type="float">
            <text:p>1483</text:p>
          </table:table-cell>
          <table:table-cell table:style-name="ce23" office:value-type="float" office:value="1482" calcext:value-type="float">
            <text:p>1482</text:p>
          </table:table-cell>
          <table:table-cell table:style-name="ce23" office:value-type="float" office:value="1481" calcext:value-type="float">
            <text:p>1481</text:p>
          </table:table-cell>
          <table:table-cell table:style-name="ce23" office:value-type="float" office:value="1480" calcext:value-type="float">
            <text:p>1480</text:p>
          </table:table-cell>
          <table:table-cell table:style-name="ce23" office:value-type="float" office:value="1479" calcext:value-type="float">
            <text:p>1479</text:p>
          </table:table-cell>
          <table:table-cell table:style-name="ce23" office:value-type="float" office:value="1478" calcext:value-type="float">
            <text:p>1478</text:p>
          </table:table-cell>
          <table:table-cell table:style-name="ce23" office:value-type="float" office:value="1477" calcext:value-type="float">
            <text:p>1477</text:p>
          </table:table-cell>
          <table:table-cell table:style-name="ce23" office:value-type="float" office:value="1476" calcext:value-type="float">
            <text:p>1476</text:p>
          </table:table-cell>
          <table:table-cell table:style-name="ce23" office:value-type="float" office:value="1475" calcext:value-type="float">
            <text:p>1475</text:p>
          </table:table-cell>
          <table:table-cell table:style-name="ce23" office:value-type="float" office:value="1474" calcext:value-type="float">
            <text:p>1474</text:p>
          </table:table-cell>
          <table:table-cell table:style-name="ce24" office:value-type="float" office:value="2316" calcext:value-type="float">
            <text:p>2316</text:p>
          </table:table-cell>
          <table:table-cell table:style-name="ce24" office:value-type="float" office:value="2317" calcext:value-type="float">
            <text:p>2317</text:p>
          </table:table-cell>
          <table:table-cell table:style-name="ce24" office:value-type="float" office:value="2318" calcext:value-type="float">
            <text:p>2318</text:p>
          </table:table-cell>
          <table:table-cell table:style-name="ce24" office:value-type="float" office:value="2319" calcext:value-type="float">
            <text:p>2319</text:p>
          </table:table-cell>
          <table:table-cell table:style-name="ce24" office:value-type="float" office:value="2320" calcext:value-type="float">
            <text:p>2320</text:p>
          </table:table-cell>
          <table:table-cell table:style-name="ce24" office:value-type="float" office:value="2321" calcext:value-type="float">
            <text:p>2321</text:p>
          </table:table-cell>
          <table:table-cell table:style-name="ce24" office:value-type="float" office:value="2322" calcext:value-type="float">
            <text:p>2322</text:p>
          </table:table-cell>
          <table:table-cell table:style-name="ce24" office:value-type="float" office:value="2323" calcext:value-type="float">
            <text:p>2323</text:p>
          </table:table-cell>
          <table:table-cell table:style-name="ce24" office:value-type="float" office:value="2324" calcext:value-type="float">
            <text:p>2324</text:p>
          </table:table-cell>
          <table:table-cell table:style-name="ce24" office:value-type="float" office:value="2325" calcext:value-type="float">
            <text:p>2325</text:p>
          </table:table-cell>
          <table:table-cell table:style-name="ce24" office:value-type="float" office:value="2326" calcext:value-type="float">
            <text:p>2326</text:p>
          </table:table-cell>
          <table:table-cell table:style-name="ce24" office:value-type="float" office:value="2327" calcext:value-type="float">
            <text:p>2327</text:p>
          </table:table-cell>
          <table:table-cell table:style-name="ce24" office:value-type="float" office:value="2328" calcext:value-type="float">
            <text:p>2328</text:p>
          </table:table-cell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2331" calcext:value-type="float">
            <text:p>2331</text:p>
          </table:table-cell>
          <table:table-cell table:style-name="ce24" office:value-type="float" office:value="2332" calcext:value-type="float">
            <text:p>2332</text:p>
          </table:table-cell>
          <table:table-cell table:style-name="ce24" office:value-type="float" office:value="2333" calcext:value-type="float">
            <text:p>2333</text:p>
          </table:table-cell>
          <table:table-cell table:style-name="ce24" office:value-type="float" office:value="2334" calcext:value-type="float">
            <text:p>2334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2336" calcext:value-type="float">
            <text:p>2336</text:p>
          </table:table-cell>
          <table:table-cell table:style-name="ce24" office:value-type="float" office:value="2337" calcext:value-type="float">
            <text:p>2337</text:p>
          </table:table-cell>
          <table:table-cell table:number-columns-repeated="92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5"/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571" calcext:value-type="float">
            <text:p>571</text:p>
          </table:table-cell>
          <table:table-cell table:style-name="ce19" office:value-type="float" office:value="572" calcext:value-type="float">
            <text:p>572</text:p>
          </table:table-cell>
          <table:table-cell table:style-name="ce19" office:value-type="float" office:value="573" calcext:value-type="float">
            <text:p>573</text:p>
          </table:table-cell>
          <table:table-cell table:style-name="ce19" office:value-type="float" office:value="574" calcext:value-type="float">
            <text:p>574</text:p>
          </table:table-cell>
          <table:table-cell table:style-name="ce19" office:value-type="float" office:value="575" calcext:value-type="float">
            <text:p>575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578" calcext:value-type="float">
            <text:p>578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581" calcext:value-type="float">
            <text:p>581</text:p>
          </table:table-cell>
          <table:table-cell table:style-name="ce22" office:value-type="float" office:value="785" calcext:value-type="float">
            <text:p>785</text:p>
          </table:table-cell>
          <table:table-cell table:style-name="ce22" office:value-type="float" office:value="784" calcext:value-type="float">
            <text:p>784</text:p>
          </table:table-cell>
          <table:table-cell table:style-name="ce22" office:value-type="float" office:value="783" calcext:value-type="float">
            <text:p>783</text:p>
          </table:table-cell>
          <table:table-cell table:style-name="ce22" office:value-type="float" office:value="782" calcext:value-type="float">
            <text:p>782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779" calcext:value-type="float">
            <text:p>779</text:p>
          </table:table-cell>
          <table:table-cell table:style-name="ce22" office:value-type="float" office:value="778" calcext:value-type="float">
            <text:p>778</text:p>
          </table:table-cell>
          <table:table-cell table:style-name="ce22" office:value-type="float" office:value="777" calcext:value-type="float">
            <text:p>777</text:p>
          </table:table-cell>
          <table:table-cell table:style-name="ce22" office:value-type="float" office:value="776" calcext:value-type="float">
            <text:p>776</text:p>
          </table:table-cell>
          <table:table-cell table:style-name="ce22" office:value-type="float" office:value="775" calcext:value-type="float">
            <text:p>775</text:p>
          </table:table-cell>
          <table:table-cell table:style-name="ce22" office:value-type="float" office:value="774" calcext:value-type="float">
            <text:p>774</text:p>
          </table:table-cell>
          <table:table-cell table:style-name="ce22" office:value-type="float" office:value="773" calcext:value-type="float">
            <text:p>773</text:p>
          </table:table-cell>
          <table:table-cell table:style-name="ce22" office:value-type="float" office:value="772" calcext:value-type="float">
            <text:p>772</text:p>
          </table:table-cell>
          <table:table-cell table:style-name="ce22" office:value-type="float" office:value="771" calcext:value-type="float">
            <text:p>771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office:value-type="float" office:value="769" calcext:value-type="float">
            <text:p>769</text:p>
          </table:table-cell>
          <table:table-cell table:style-name="ce22" office:value-type="float" office:value="768" calcext:value-type="float">
            <text:p>768</text:p>
          </table:table-cell>
          <table:table-cell table:style-name="ce22" office:value-type="float" office:value="767" calcext:value-type="float">
            <text:p>767</text:p>
          </table:table-cell>
          <table:table-cell table:style-name="ce22" office:value-type="float" office:value="766" calcext:value-type="float">
            <text:p>766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764" calcext:value-type="float">
            <text:p>764</text:p>
          </table:table-cell>
          <table:table-cell table:style-name="ce22" office:value-type="float" office:value="763" calcext:value-type="float">
            <text:p>763</text:p>
          </table:table-cell>
          <table:table-cell table:style-name="ce22" office:value-type="float" office:value="762" calcext:value-type="float">
            <text:p>762</text:p>
          </table:table-cell>
          <table:table-cell table:style-name="ce23" office:value-type="float" office:value="1488" calcext:value-type="float">
            <text:p>1488</text:p>
          </table:table-cell>
          <table:table-cell table:style-name="ce23" office:value-type="float" office:value="1489" calcext:value-type="float">
            <text:p>1489</text:p>
          </table:table-cell>
          <table:table-cell table:style-name="ce23" office:value-type="float" office:value="1490" calcext:value-type="float">
            <text:p>1490</text:p>
          </table:table-cell>
          <table:table-cell table:style-name="ce23" office:value-type="float" office:value="1491" calcext:value-type="float">
            <text:p>1491</text:p>
          </table:table-cell>
          <table:table-cell table:style-name="ce23" office:value-type="float" office:value="1492" calcext:value-type="float">
            <text:p>1492</text:p>
          </table:table-cell>
          <table:table-cell table:style-name="ce23" office:value-type="float" office:value="1493" calcext:value-type="float">
            <text:p>1493</text:p>
          </table:table-cell>
          <table:table-cell table:style-name="ce23" office:value-type="float" office:value="1494" calcext:value-type="float">
            <text:p>1494</text:p>
          </table:table-cell>
          <table:table-cell table:style-name="ce23" office:value-type="float" office:value="1495" calcext:value-type="float">
            <text:p>1495</text:p>
          </table:table-cell>
          <table:table-cell table:style-name="ce23" office:value-type="float" office:value="1496" calcext:value-type="float">
            <text:p>1496</text:p>
          </table:table-cell>
          <table:table-cell table:style-name="ce23" office:value-type="float" office:value="1497" calcext:value-type="float">
            <text:p>1497</text:p>
          </table:table-cell>
          <table:table-cell table:style-name="ce23" office:value-type="float" office:value="1498" calcext:value-type="float">
            <text:p>1498</text:p>
          </table:table-cell>
          <table:table-cell table:style-name="ce23" office:value-type="float" office:value="1499" calcext:value-type="float">
            <text:p>1499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2314" calcext:value-type="float">
            <text:p>2314</text:p>
          </table:table-cell>
          <table:table-cell table:style-name="ce24" office:value-type="float" office:value="2313" calcext:value-type="float">
            <text:p>2313</text:p>
          </table:table-cell>
          <table:table-cell table:style-name="ce24" office:value-type="float" office:value="2312" calcext:value-type="float">
            <text:p>2312</text:p>
          </table:table-cell>
          <table:table-cell table:style-name="ce24" office:value-type="float" office:value="2311" calcext:value-type="float">
            <text:p>2311</text:p>
          </table:table-cell>
          <table:table-cell table:style-name="ce24" office:value-type="float" office:value="2310" calcext:value-type="float">
            <text:p>2310</text:p>
          </table:table-cell>
          <table:table-cell table:style-name="ce24" office:value-type="float" office:value="2309" calcext:value-type="float">
            <text:p>2309</text:p>
          </table:table-cell>
          <table:table-cell table:style-name="ce24" office:value-type="float" office:value="2308" calcext:value-type="float">
            <text:p>2308</text:p>
          </table:table-cell>
          <table:table-cell table:style-name="ce24" office:value-type="float" office:value="2307" calcext:value-type="float">
            <text:p>2307</text:p>
          </table:table-cell>
          <table:table-cell table:style-name="ce24" office:value-type="float" office:value="2306" calcext:value-type="float">
            <text:p>2306</text:p>
          </table:table-cell>
          <table:table-cell table:style-name="ce24" office:value-type="float" office:value="2305" calcext:value-type="float">
            <text:p>2305</text:p>
          </table:table-cell>
          <table:table-cell table:style-name="ce24" office:value-type="float" office:value="2304" calcext:value-type="float">
            <text:p>2304</text:p>
          </table:table-cell>
          <table:table-cell table:style-name="ce24" office:value-type="float" office:value="2303" calcext:value-type="float">
            <text:p>2303</text:p>
          </table:table-cell>
          <table:table-cell table:style-name="ce24" office:value-type="float" office:value="2302" calcext:value-type="float">
            <text:p>2302</text:p>
          </table:table-cell>
          <table:table-cell table:style-name="ce24" office:value-type="float" office:value="2301" calcext:value-type="float">
            <text:p>2301</text:p>
          </table:table-cell>
          <table:table-cell table:style-name="ce24" office:value-type="float" office:value="2300" calcext:value-type="float">
            <text:p>2300</text:p>
          </table:table-cell>
          <table:table-cell table:style-name="ce24" office:value-type="float" office:value="2299" calcext:value-type="float">
            <text:p>2299</text:p>
          </table:table-cell>
          <table:table-cell table:style-name="ce24" office:value-type="float" office:value="2298" calcext:value-type="float">
            <text:p>2298</text:p>
          </table:table-cell>
          <table:table-cell table:style-name="ce24" office:value-type="float" office:value="2297" calcext:value-type="float">
            <text:p>2297</text:p>
          </table:table-cell>
          <table:table-cell table:style-name="ce24" office:value-type="float" office:value="2296" calcext:value-type="float">
            <text:p>2296</text:p>
          </table:table-cell>
          <table:table-cell table:style-name="ce24" office:value-type="float" office:value="2295" calcext:value-type="float">
            <text:p>2295</text:p>
          </table:table-cell>
          <table:table-cell table:style-name="ce24" office:value-type="float" office:value="2294" calcext:value-type="float">
            <text:p>2294</text:p>
          </table:table-cell>
          <table:table-cell table:style-name="ce24" office:value-type="float" office:value="2293" calcext:value-type="float">
            <text:p>2293</text:p>
          </table:table-cell>
          <table:table-cell table:style-name="ce24" office:value-type="float" office:value="2292" calcext:value-type="float">
            <text:p>2292</text:p>
          </table:table-cell>
          <table:table-cell table:number-columns-repeated="92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43" calcext:value-type="float">
            <text:p>143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49" calcext:value-type="float">
            <text:p>149</text:p>
          </table:table-cell>
          <table:table-cell table:style-name="ce19" office:value-type="float" office:value="591" calcext:value-type="float">
            <text:p>591</text:p>
          </table:table-cell>
          <table:table-cell table:style-name="ce19" office:value-type="float" office:value="590" calcext:value-type="float">
            <text:p>590</text:p>
          </table:table-cell>
          <table:table-cell table:style-name="ce19" office:value-type="float" office:value="589" calcext:value-type="float">
            <text:p>589</text:p>
          </table:table-cell>
          <table:table-cell table:style-name="ce19" office:value-type="float" office:value="588" calcext:value-type="float">
            <text:p>588</text:p>
          </table:table-cell>
          <table:table-cell table:style-name="ce19" office:value-type="float" office:value="587" calcext:value-type="float">
            <text:p>587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float" office:value="585" calcext:value-type="float">
            <text:p>585</text:p>
          </table:table-cell>
          <table:table-cell table:style-name="ce19" office:value-type="float" office:value="584" calcext:value-type="float">
            <text:p>584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582" calcext:value-type="float">
            <text:p>582</text:p>
          </table:table-cell>
          <table:table-cell table:style-name="ce22" office:value-type="float" office:value="736" calcext:value-type="float">
            <text:p>736</text:p>
          </table:table-cell>
          <table:table-cell table:style-name="ce22" office:value-type="float" office:value="737" calcext:value-type="float">
            <text:p>737</text:p>
          </table:table-cell>
          <table:table-cell table:style-name="ce22" office:value-type="float" office:value="738" calcext:value-type="float">
            <text:p>738</text:p>
          </table:table-cell>
          <table:table-cell table:style-name="ce22" office:value-type="float" office:value="739" calcext:value-type="float">
            <text:p>739</text:p>
          </table:table-cell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741" calcext:value-type="float">
            <text:p>741</text:p>
          </table:table-cell>
          <table:table-cell table:style-name="ce22" office:value-type="float" office:value="742" calcext:value-type="float">
            <text:p>742</text:p>
          </table:table-cell>
          <table:table-cell table:style-name="ce22" office:value-type="float" office:value="743" calcext:value-type="float">
            <text:p>743</text:p>
          </table:table-cell>
          <table:table-cell table:style-name="ce22" office:value-type="float" office:value="744" calcext:value-type="float">
            <text:p>744</text:p>
          </table:table-cell>
          <table:table-cell table:style-name="ce22" office:value-type="float" office:value="745" calcext:value-type="float">
            <text:p>745</text:p>
          </table:table-cell>
          <table:table-cell table:style-name="ce22" office:value-type="float" office:value="746" calcext:value-type="float">
            <text:p>746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office:value-type="float" office:value="748" calcext:value-type="float">
            <text:p>748</text:p>
          </table:table-cell>
          <table:table-cell table:style-name="ce22" office:value-type="float" office:value="749" calcext:value-type="float">
            <text:p>74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751" calcext:value-type="float">
            <text:p>751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753" calcext:value-type="float">
            <text:p>753</text:p>
          </table:table-cell>
          <table:table-cell table:style-name="ce22" office:value-type="float" office:value="754" calcext:value-type="float">
            <text:p>754</text:p>
          </table:table-cell>
          <table:table-cell table:style-name="ce22" office:value-type="float" office:value="755" calcext:value-type="float">
            <text:p>755</text:p>
          </table:table-cell>
          <table:table-cell table:style-name="ce22" office:value-type="float" office:value="756" calcext:value-type="float">
            <text:p>756</text:p>
          </table:table-cell>
          <table:table-cell table:style-name="ce22" office:value-type="float" office:value="757" calcext:value-type="float">
            <text:p>757</text:p>
          </table:table-cell>
          <table:table-cell table:style-name="ce22" office:value-type="float" office:value="758" calcext:value-type="float">
            <text:p>758</text:p>
          </table:table-cell>
          <table:table-cell table:style-name="ce22" office:value-type="float" office:value="759" calcext:value-type="float">
            <text:p>759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761" calcext:value-type="float">
            <text:p>761</text:p>
          </table:table-cell>
          <table:table-cell table:style-name="ce23" office:value-type="float" office:value="1509" calcext:value-type="float">
            <text:p>1509</text:p>
          </table:table-cell>
          <table:table-cell table:style-name="ce23" office:value-type="float" office:value="1508" calcext:value-type="float">
            <text:p>1508</text:p>
          </table:table-cell>
          <table:table-cell table:style-name="ce23" office:value-type="float" office:value="1507" calcext:value-type="float">
            <text:p>1507</text:p>
          </table:table-cell>
          <table:table-cell table:style-name="ce23" office:value-type="float" office:value="1506" calcext:value-type="float">
            <text:p>1506</text:p>
          </table:table-cell>
          <table:table-cell table:style-name="ce23" office:value-type="float" office:value="1505" calcext:value-type="float">
            <text:p>1505</text:p>
          </table:table-cell>
          <table:table-cell table:style-name="ce23" office:value-type="float" office:value="1504" calcext:value-type="float">
            <text:p>1504</text:p>
          </table:table-cell>
          <table:table-cell table:style-name="ce23" office:value-type="float" office:value="1503" calcext:value-type="float">
            <text:p>1503</text:p>
          </table:table-cell>
          <table:table-cell table:style-name="ce23" office:value-type="float" office:value="1502" calcext:value-type="float">
            <text:p>1502</text:p>
          </table:table-cell>
          <table:table-cell table:style-name="ce23" office:value-type="float" office:value="1501" calcext:value-type="float">
            <text:p>1501</text:p>
          </table:table-cell>
          <table:table-cell table:style-name="ce23" office:value-type="float" office:value="1500" calcext:value-type="float">
            <text:p>1500</text:p>
          </table:table-cell>
          <table:table-cell table:style-name="ce24" office:value-type="float" office:value="2266" calcext:value-type="float">
            <text:p>2266</text:p>
          </table:table-cell>
          <table:table-cell table:style-name="ce24" office:value-type="float" office:value="2267" calcext:value-type="float">
            <text:p>2267</text:p>
          </table:table-cell>
          <table:table-cell table:style-name="ce24" office:value-type="float" office:value="2268" calcext:value-type="float">
            <text:p>2268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2270" calcext:value-type="float">
            <text:p>2270</text:p>
          </table:table-cell>
          <table:table-cell table:style-name="ce24" office:value-type="float" office:value="2271" calcext:value-type="float">
            <text:p>2271</text:p>
          </table:table-cell>
          <table:table-cell table:style-name="ce24" office:value-type="float" office:value="2272" calcext:value-type="float">
            <text:p>2272</text:p>
          </table:table-cell>
          <table:table-cell table:style-name="ce24" office:value-type="float" office:value="2273" calcext:value-type="float">
            <text:p>2273</text:p>
          </table:table-cell>
          <table:table-cell table:style-name="ce24" office:value-type="float" office:value="2274" calcext:value-type="float">
            <text:p>2274</text:p>
          </table:table-cell>
          <table:table-cell table:style-name="ce24" office:value-type="float" office:value="2275" calcext:value-type="float">
            <text:p>2275</text:p>
          </table:table-cell>
          <table:table-cell table:style-name="ce24" office:value-type="float" office:value="2276" calcext:value-type="float">
            <text:p>2276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2278" calcext:value-type="float">
            <text:p>2278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2280" calcext:value-type="float">
            <text:p>2280</text:p>
          </table:table-cell>
          <table:table-cell table:style-name="ce24" office:value-type="float" office:value="2281" calcext:value-type="float">
            <text:p>2281</text:p>
          </table:table-cell>
          <table:table-cell table:style-name="ce24" office:value-type="float" office:value="2282" calcext:value-type="float">
            <text:p>2282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2285" calcext:value-type="float">
            <text:p>2285</text:p>
          </table:table-cell>
          <table:table-cell table:style-name="ce24" office:value-type="float" office:value="2286" calcext:value-type="float">
            <text:p>2286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2288" calcext:value-type="float">
            <text:p>2288</text:p>
          </table:table-cell>
          <table:table-cell table:style-name="ce24" office:value-type="float" office:value="2289" calcext:value-type="float">
            <text:p>2289</text:p>
          </table:table-cell>
          <table:table-cell table:style-name="ce24" office:value-type="float" office:value="2290" calcext:value-type="float">
            <text:p>2290</text:p>
          </table:table-cell>
          <table:table-cell table:style-name="ce24" office:value-type="float" office:value="2291" calcext:value-type="float">
            <text:p>2291</text:p>
          </table:table-cell>
          <table:table-cell table:number-columns-repeated="92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number-columns-repeated="3"/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96" calcext:value-type="float">
            <text:p>96</text:p>
          </table:table-cell>
          <table:table-cell table:style-name="ce19" office:value-type="float" office:value="592" calcext:value-type="float">
            <text:p>592</text:p>
          </table:table-cell>
          <table:table-cell table:style-name="ce19" office:value-type="float" office:value="593" calcext:value-type="float">
            <text:p>593</text:p>
          </table:table-cell>
          <table:table-cell table:style-name="ce19" office:value-type="float" office:value="594" calcext:value-type="float">
            <text:p>594</text:p>
          </table:table-cell>
          <table:table-cell table:style-name="ce19" office:value-type="float" office:value="595" calcext:value-type="float">
            <text:p>595</text:p>
          </table:table-cell>
          <table:table-cell table:style-name="ce19" office:value-type="float" office:value="596" calcext:value-type="float">
            <text:p>596</text:p>
          </table:table-cell>
          <table:table-cell table:style-name="ce19" office:value-type="float" office:value="597" calcext:value-type="float">
            <text:p>597</text:p>
          </table:table-cell>
          <table:table-cell table:style-name="ce19" office:value-type="float" office:value="598" calcext:value-type="float">
            <text:p>598</text:p>
          </table:table-cell>
          <table:table-cell table:style-name="ce19" office:value-type="float" office:value="599" calcext:value-type="float">
            <text:p>599</text:p>
          </table:table-cell>
          <table:table-cell table:style-name="ce22" office:value-type="float" office:value="735" calcext:value-type="float">
            <text:p>735</text:p>
          </table:table-cell>
          <table:table-cell table:style-name="ce22" office:value-type="float" office:value="734" calcext:value-type="float">
            <text:p>734</text:p>
          </table:table-cell>
          <table:table-cell table:style-name="ce22" office:value-type="float" office:value="733" calcext:value-type="float">
            <text:p>733</text:p>
          </table:table-cell>
          <table:table-cell table:style-name="ce22" office:value-type="float" office:value="732" calcext:value-type="float">
            <text:p>732</text:p>
          </table:table-cell>
          <table:table-cell table:style-name="ce22" office:value-type="float" office:value="731" calcext:value-type="float">
            <text:p>731</text:p>
          </table:table-cell>
          <table:table-cell table:style-name="ce22" office:value-type="float" office:value="730" calcext:value-type="float">
            <text:p>730</text:p>
          </table:table-cell>
          <table:table-cell table:style-name="ce22" office:value-type="float" office:value="729" calcext:value-type="float">
            <text:p>729</text:p>
          </table:table-cell>
          <table:table-cell table:style-name="ce22" office:value-type="float" office:value="728" calcext:value-type="float">
            <text:p>728</text:p>
          </table:table-cell>
          <table:table-cell table:style-name="ce22" office:value-type="float" office:value="727" calcext:value-type="float">
            <text:p>727</text:p>
          </table:table-cell>
          <table:table-cell table:style-name="ce22" office:value-type="float" office:value="726" calcext:value-type="float">
            <text:p>726</text:p>
          </table:table-cell>
          <table:table-cell table:style-name="ce22" office:value-type="float" office:value="725" calcext:value-type="float">
            <text:p>725</text:p>
          </table:table-cell>
          <table:table-cell table:style-name="ce22" office:value-type="float" office:value="724" calcext:value-type="float">
            <text:p>724</text:p>
          </table:table-cell>
          <table:table-cell table:style-name="ce22" office:value-type="float" office:value="723" calcext:value-type="float">
            <text:p>723</text:p>
          </table:table-cell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float" office:value="719" calcext:value-type="float">
            <text:p>719</text:p>
          </table:table-cell>
          <table:table-cell table:style-name="ce22" office:value-type="float" office:value="718" calcext:value-type="float">
            <text:p>718</text:p>
          </table:table-cell>
          <table:table-cell table:style-name="ce22" office:value-type="float" office:value="717" calcext:value-type="float">
            <text:p>717</text:p>
          </table:table-cell>
          <table:table-cell table:style-name="ce22" office:value-type="float" office:value="716" calcext:value-type="float">
            <text:p>716</text:p>
          </table:table-cell>
          <table:table-cell table:style-name="ce22" office:value-type="float" office:value="715" calcext:value-type="float">
            <text:p>715</text:p>
          </table:table-cell>
          <table:table-cell table:style-name="ce22" office:value-type="float" office:value="714" calcext:value-type="float">
            <text:p>714</text:p>
          </table:table-cell>
          <table:table-cell table:style-name="ce22" office:value-type="float" office:value="713" calcext:value-type="float">
            <text:p>713</text:p>
          </table:table-cell>
          <table:table-cell table:style-name="ce22" office:value-type="float" office:value="712" calcext:value-type="float">
            <text:p>712</text:p>
          </table:table-cell>
          <table:table-cell table:style-name="ce22" office:value-type="float" office:value="711" calcext:value-type="float">
            <text:p>711</text:p>
          </table:table-cell>
          <table:table-cell table:style-name="ce22" office:value-type="float" office:value="710" calcext:value-type="float">
            <text:p>710</text:p>
          </table:table-cell>
          <table:table-cell table:style-name="ce22" office:value-type="float" office:value="709" calcext:value-type="float">
            <text:p>709</text:p>
          </table:table-cell>
          <table:table-cell table:style-name="ce22" office:value-type="float" office:value="708" calcext:value-type="float">
            <text:p>708</text:p>
          </table:table-cell>
          <table:table-cell table:style-name="ce23" office:value-type="float" office:value="1510" calcext:value-type="float">
            <text:p>1510</text:p>
          </table:table-cell>
          <table:table-cell table:style-name="ce23" office:value-type="float" office:value="1511" calcext:value-type="float">
            <text:p>1511</text:p>
          </table:table-cell>
          <table:table-cell table:style-name="ce23" office:value-type="float" office:value="1512" calcext:value-type="float">
            <text:p>1512</text:p>
          </table:table-cell>
          <table:table-cell table:style-name="ce23" office:value-type="float" office:value="1513" calcext:value-type="float">
            <text:p>1513</text:p>
          </table:table-cell>
          <table:table-cell table:style-name="ce23" office:value-type="float" office:value="1514" calcext:value-type="float">
            <text:p>1514</text:p>
          </table:table-cell>
          <table:table-cell table:style-name="ce23" office:value-type="float" office:value="1515" calcext:value-type="float">
            <text:p>1515</text:p>
          </table:table-cell>
          <table:table-cell table:style-name="ce23" office:value-type="float" office:value="1516" calcext:value-type="float">
            <text:p>1516</text:p>
          </table:table-cell>
          <table:table-cell table:style-name="ce23" office:value-type="float" office:value="1517" calcext:value-type="float">
            <text:p>1517</text:p>
          </table:table-cell>
          <table:table-cell table:style-name="ce24" office:value-type="float" office:value="2265" calcext:value-type="float">
            <text:p>2265</text:p>
          </table:table-cell>
          <table:table-cell table:style-name="ce24" office:value-type="float" office:value="2264" calcext:value-type="float">
            <text:p>2264</text:p>
          </table:table-cell>
          <table:table-cell table:style-name="ce24" office:value-type="float" office:value="2263" calcext:value-type="float">
            <text:p>2263</text:p>
          </table:table-cell>
          <table:table-cell table:style-name="ce24" office:value-type="float" office:value="2262" calcext:value-type="float">
            <text:p>2262</text:p>
          </table:table-cell>
          <table:table-cell table:style-name="ce24" office:value-type="float" office:value="2261" calcext:value-type="float">
            <text:p>2261</text:p>
          </table:table-cell>
          <table:table-cell table:style-name="ce24" office:value-type="float" office:value="2260" calcext:value-type="float">
            <text:p>2260</text:p>
          </table:table-cell>
          <table:table-cell table:style-name="ce24" office:value-type="float" office:value="2259" calcext:value-type="float">
            <text:p>2259</text:p>
          </table:table-cell>
          <table:table-cell table:style-name="ce24" office:value-type="float" office:value="2258" calcext:value-type="float">
            <text:p>2258</text:p>
          </table:table-cell>
          <table:table-cell table:style-name="ce24" office:value-type="float" office:value="2257" calcext:value-type="float">
            <text:p>2257</text:p>
          </table:table-cell>
          <table:table-cell table:style-name="ce24" office:value-type="float" office:value="2256" calcext:value-type="float">
            <text:p>2256</text:p>
          </table:table-cell>
          <table:table-cell table:style-name="ce24" office:value-type="float" office:value="2255" calcext:value-type="float">
            <text:p>2255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2253" calcext:value-type="float">
            <text:p>2253</text:p>
          </table:table-cell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2250" calcext:value-type="float">
            <text:p>2250</text:p>
          </table:table-cell>
          <table:table-cell table:style-name="ce24" office:value-type="float" office:value="2249" calcext:value-type="float">
            <text:p>2249</text:p>
          </table:table-cell>
          <table:table-cell table:style-name="ce24" office:value-type="float" office:value="2248" calcext:value-type="float">
            <text:p>2248</text:p>
          </table:table-cell>
          <table:table-cell table:style-name="ce24" office:value-type="float" office:value="2247" calcext:value-type="float">
            <text:p>2247</text:p>
          </table:table-cell>
          <table:table-cell table:style-name="ce24" office:value-type="float" office:value="2246" calcext:value-type="float">
            <text:p>2246</text:p>
          </table:table-cell>
          <table:table-cell table:style-name="ce24" office:value-type="float" office:value="2245" calcext:value-type="float">
            <text:p>2245</text:p>
          </table:table-cell>
          <table:table-cell table:style-name="ce24" office:value-type="float" office:value="2244" calcext:value-type="float">
            <text:p>2244</text:p>
          </table:table-cell>
          <table:table-cell table:style-name="ce24" office:value-type="float" office:value="2243" calcext:value-type="float">
            <text:p>2243</text:p>
          </table:table-cell>
          <table:table-cell table:style-name="ce24" office:value-type="float" office:value="2242" calcext:value-type="float">
            <text:p>2242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2240" calcext:value-type="float">
            <text:p>2240</text:p>
          </table:table-cell>
          <table:table-cell table:style-name="ce24" office:value-type="float" office:value="2239" calcext:value-type="float">
            <text:p>2239</text:p>
          </table:table-cell>
          <table:table-cell table:style-name="ce24" office:value-type="float" office:value="2238" calcext:value-type="float">
            <text:p>2238</text:p>
          </table:table-cell>
          <table:table-cell table:number-columns-repeated="92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number-columns-repeated="2"/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19" office:value-type="float" office:value="605" calcext:value-type="float">
            <text:p>605</text:p>
          </table:table-cell>
          <table:table-cell table:style-name="ce19" office:value-type="float" office:value="604" calcext:value-type="float">
            <text:p>604</text:p>
          </table:table-cell>
          <table:table-cell table:style-name="ce19" office:value-type="float" office:value="603" calcext:value-type="float">
            <text:p>603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600" calcext:value-type="float">
            <text:p>600</text:p>
          </table:table-cell>
          <table:table-cell table:style-name="ce22" office:value-type="float" office:value="678" calcext:value-type="float">
            <text:p>678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681" calcext:value-type="float">
            <text:p>681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office:value-type="float" office:value="683" calcext:value-type="float">
            <text:p>683</text:p>
          </table:table-cell>
          <table:table-cell table:style-name="ce22" office:value-type="float" office:value="684" calcext:value-type="float">
            <text:p>684</text:p>
          </table:table-cell>
          <table:table-cell table:style-name="ce22" office:value-type="float" office:value="685" calcext:value-type="float">
            <text:p>685</text:p>
          </table:table-cell>
          <table:table-cell table:style-name="ce22" office:value-type="float" office:value="686" calcext:value-type="float">
            <text:p>686</text:p>
          </table:table-cell>
          <table:table-cell table:style-name="ce22" office:value-type="float" office:value="687" calcext:value-type="float">
            <text:p>687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689" calcext:value-type="float">
            <text:p>689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691" calcext:value-type="float">
            <text:p>691</text:p>
          </table:table-cell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693" calcext:value-type="float">
            <text:p>693</text:p>
          </table:table-cell>
          <table:table-cell table:style-name="ce22" office:value-type="float" office:value="694" calcext:value-type="float">
            <text:p>694</text:p>
          </table:table-cell>
          <table:table-cell table:style-name="ce22" office:value-type="float" office:value="695" calcext:value-type="float">
            <text:p>695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float" office:value="697" calcext:value-type="float">
            <text:p>697</text:p>
          </table:table-cell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99" calcext:value-type="float">
            <text:p>69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701" calcext:value-type="float">
            <text:p>701</text:p>
          </table:table-cell>
          <table:table-cell table:style-name="ce22" office:value-type="float" office:value="702" calcext:value-type="float">
            <text:p>702</text:p>
          </table:table-cell>
          <table:table-cell table:style-name="ce22" office:value-type="float" office:value="703" calcext:value-type="float">
            <text:p>703</text:p>
          </table:table-cell>
          <table:table-cell table:style-name="ce22" office:value-type="float" office:value="704" calcext:value-type="float">
            <text:p>704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706" calcext:value-type="float">
            <text:p>706</text:p>
          </table:table-cell>
          <table:table-cell table:style-name="ce22" office:value-type="float" office:value="707" calcext:value-type="float">
            <text:p>707</text:p>
          </table:table-cell>
          <table:table-cell table:style-name="ce23" office:value-type="float" office:value="1523" calcext:value-type="float">
            <text:p>1523</text:p>
          </table:table-cell>
          <table:table-cell table:style-name="ce23" office:value-type="float" office:value="1522" calcext:value-type="float">
            <text:p>1522</text:p>
          </table:table-cell>
          <table:table-cell table:style-name="ce23" office:value-type="float" office:value="1521" calcext:value-type="float">
            <text:p>1521</text:p>
          </table:table-cell>
          <table:table-cell table:style-name="ce23" office:value-type="float" office:value="1520" calcext:value-type="float">
            <text:p>1520</text:p>
          </table:table-cell>
          <table:table-cell table:style-name="ce23" office:value-type="float" office:value="1519" calcext:value-type="float">
            <text:p>1519</text:p>
          </table:table-cell>
          <table:table-cell table:style-name="ce23" office:value-type="float" office:value="1518" calcext:value-type="float">
            <text:p>1518</text:p>
          </table:table-cell>
          <table:table-cell table:style-name="ce24" office:value-type="float" office:value="2208" calcext:value-type="float">
            <text:p>2208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2210" calcext:value-type="float">
            <text:p>2210</text:p>
          </table:table-cell>
          <table:table-cell table:style-name="ce24" office:value-type="float" office:value="2211" calcext:value-type="float">
            <text:p>2211</text:p>
          </table:table-cell>
          <table:table-cell table:style-name="ce24" office:value-type="float" office:value="2212" calcext:value-type="float">
            <text:p>2212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2214" calcext:value-type="float">
            <text:p>2214</text:p>
          </table:table-cell>
          <table:table-cell table:style-name="ce24" office:value-type="float" office:value="2215" calcext:value-type="float">
            <text:p>2215</text:p>
          </table:table-cell>
          <table:table-cell table:style-name="ce24" office:value-type="float" office:value="2216" calcext:value-type="float">
            <text:p>2216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2219" calcext:value-type="float">
            <text:p>2219</text:p>
          </table:table-cell>
          <table:table-cell table:style-name="ce24" office:value-type="float" office:value="2220" calcext:value-type="float">
            <text:p>2220</text:p>
          </table:table-cell>
          <table:table-cell table:style-name="ce24" office:value-type="float" office:value="2221" calcext:value-type="float">
            <text:p>2221</text:p>
          </table:table-cell>
          <table:table-cell table:style-name="ce24" office:value-type="float" office:value="2222" calcext:value-type="float">
            <text:p>2222</text:p>
          </table:table-cell>
          <table:table-cell table:style-name="ce24" office:value-type="float" office:value="2223" calcext:value-type="float">
            <text:p>2223</text:p>
          </table:table-cell>
          <table:table-cell table:style-name="ce24" office:value-type="float" office:value="2224" calcext:value-type="float">
            <text:p>2224</text:p>
          </table:table-cell>
          <table:table-cell table:style-name="ce24" office:value-type="float" office:value="2225" calcext:value-type="float">
            <text:p>2225</text:p>
          </table:table-cell>
          <table:table-cell table:style-name="ce24" office:value-type="float" office:value="2226" calcext:value-type="float">
            <text:p>2226</text:p>
          </table:table-cell>
          <table:table-cell table:style-name="ce24" office:value-type="float" office:value="2227" calcext:value-type="float">
            <text:p>2227</text:p>
          </table:table-cell>
          <table:table-cell table:style-name="ce24" office:value-type="float" office:value="2228" calcext:value-type="float">
            <text:p>2228</text:p>
          </table:table-cell>
          <table:table-cell table:style-name="ce24" office:value-type="float" office:value="2229" calcext:value-type="float">
            <text:p>2229</text:p>
          </table:table-cell>
          <table:table-cell table:style-name="ce24" office:value-type="float" office:value="2230" calcext:value-type="float">
            <text:p>2230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2232" calcext:value-type="float">
            <text:p>2232</text:p>
          </table:table-cell>
          <table:table-cell table:style-name="ce24" office:value-type="float" office:value="2233" calcext:value-type="float">
            <text:p>2233</text:p>
          </table:table-cell>
          <table:table-cell table:style-name="ce24" office:value-type="float" office:value="2234" calcext:value-type="float">
            <text:p>2234</text:p>
          </table:table-cell>
          <table:table-cell table:style-name="ce24" office:value-type="float" office:value="2235" calcext:value-type="float">
            <text:p>2235</text:p>
          </table:table-cell>
          <table:table-cell table:style-name="ce24" office:value-type="float" office:value="2236" calcext:value-type="float">
            <text:p>2236</text:p>
          </table:table-cell>
          <table:table-cell table:style-name="ce24" office:value-type="float" office:value="2237" calcext:value-type="float">
            <text:p>2237</text:p>
          </table:table-cell>
          <table:table-cell table:number-columns-repeated="91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/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4" calcext:value-type="float">
            <text:p>34</text:p>
          </table:table-cell>
          <table:table-cell table:style-name="ce19" office:value-type="float" office:value="606" calcext:value-type="float">
            <text:p>606</text:p>
          </table:table-cell>
          <table:table-cell table:style-name="ce19" office:value-type="float" office:value="607" calcext:value-type="float">
            <text:p>607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609" calcext:value-type="float">
            <text:p>609</text:p>
          </table:table-cell>
          <table:table-cell table:style-name="ce22" office:value-type="float" office:value="677" calcext:value-type="float">
            <text:p>677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675" calcext:value-type="float">
            <text:p>675</text:p>
          </table:table-cell>
          <table:table-cell table:style-name="ce22" office:value-type="float" office:value="674" calcext:value-type="float">
            <text:p>674</text:p>
          </table:table-cell>
          <table:table-cell table:style-name="ce22" office:value-type="float" office:value="673" calcext:value-type="float">
            <text:p>673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671" calcext:value-type="float">
            <text:p>671</text:p>
          </table:table-cell>
          <table:table-cell table:style-name="ce22" office:value-type="float" office:value="670" calcext:value-type="float">
            <text:p>670</text:p>
          </table:table-cell>
          <table:table-cell table:style-name="ce22" office:value-type="float" office:value="669" calcext:value-type="float">
            <text:p>669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667" calcext:value-type="float">
            <text:p>667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665" calcext:value-type="float">
            <text:p>665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663" calcext:value-type="float">
            <text:p>663</text:p>
          </table:table-cell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661" calcext:value-type="float">
            <text:p>661</text:p>
          </table:table-cell>
          <table:table-cell table:style-name="ce22" office:value-type="float" office:value="660" calcext:value-type="float">
            <text:p>660</text:p>
          </table:table-cell>
          <table:table-cell table:style-name="ce22" office:value-type="float" office:value="659" calcext:value-type="float">
            <text:p>659</text:p>
          </table:table-cell>
          <table:table-cell table:style-name="ce22" office:value-type="float" office:value="658" calcext:value-type="float">
            <text:p>658</text:p>
          </table:table-cell>
          <table:table-cell table:style-name="ce22" office:value-type="float" office:value="657" calcext:value-type="float">
            <text:p>657</text:p>
          </table:table-cell>
          <table:table-cell table:style-name="ce22" office:value-type="float" office:value="656" calcext:value-type="float">
            <text:p>656</text:p>
          </table:table-cell>
          <table:table-cell table:style-name="ce22" office:value-type="float" office:value="655" calcext:value-type="float">
            <text:p>655</text:p>
          </table:table-cell>
          <table:table-cell table:style-name="ce22" office:value-type="float" office:value="654" calcext:value-type="float">
            <text:p>654</text:p>
          </table:table-cell>
          <table:table-cell table:style-name="ce22" office:value-type="float" office:value="653" calcext:value-type="float">
            <text:p>653</text:p>
          </table:table-cell>
          <table:table-cell table:style-name="ce22" office:value-type="float" office:value="652" calcext:value-type="float">
            <text:p>652</text:p>
          </table:table-cell>
          <table:table-cell table:style-name="ce22" office:value-type="float" office:value="651" calcext:value-type="float">
            <text:p>651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float" office:value="648" calcext:value-type="float">
            <text:p>648</text:p>
          </table:table-cell>
          <table:table-cell table:style-name="ce22" office:value-type="float" office:value="647" calcext:value-type="float">
            <text:p>647</text:p>
          </table:table-cell>
          <table:table-cell table:style-name="ce22" office:value-type="float" office:value="646" calcext:value-type="float">
            <text:p>646</text:p>
          </table:table-cell>
          <table:table-cell table:style-name="ce23" office:value-type="float" office:value="1524" calcext:value-type="float">
            <text:p>1524</text:p>
          </table:table-cell>
          <table:table-cell table:style-name="ce23" office:value-type="float" office:value="1525" calcext:value-type="float">
            <text:p>1525</text:p>
          </table:table-cell>
          <table:table-cell table:style-name="ce23" office:value-type="float" office:value="1526" calcext:value-type="float">
            <text:p>1526</text:p>
          </table:table-cell>
          <table:table-cell table:style-name="ce23" office:value-type="float" office:value="1527" calcext:value-type="float">
            <text:p>1527</text:p>
          </table:table-cell>
          <table:table-cell table:style-name="ce24" office:value-type="float" office:value="2207" calcext:value-type="float">
            <text:p>2207</text:p>
          </table:table-cell>
          <table:table-cell table:style-name="ce24" office:value-type="float" office:value="2206" calcext:value-type="float">
            <text:p>2206</text:p>
          </table:table-cell>
          <table:table-cell table:style-name="ce24" office:value-type="float" office:value="2205" calcext:value-type="float">
            <text:p>2205</text:p>
          </table:table-cell>
          <table:table-cell table:style-name="ce24" office:value-type="float" office:value="2204" calcext:value-type="float">
            <text:p>2204</text:p>
          </table:table-cell>
          <table:table-cell table:style-name="ce24" office:value-type="float" office:value="2203" calcext:value-type="float">
            <text:p>2203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2201" calcext:value-type="float">
            <text:p>2201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2199" calcext:value-type="float">
            <text:p>2199</text:p>
          </table:table-cell>
          <table:table-cell table:style-name="ce24" office:value-type="float" office:value="2198" calcext:value-type="float">
            <text:p>2198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2196" calcext:value-type="float">
            <text:p>2196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194" calcext:value-type="float">
            <text:p>2194</text:p>
          </table:table-cell>
          <table:table-cell table:style-name="ce24" office:value-type="float" office:value="2193" calcext:value-type="float">
            <text:p>2193</text:p>
          </table:table-cell>
          <table:table-cell table:style-name="ce24" office:value-type="float" office:value="2192" calcext:value-type="float">
            <text:p>2192</text:p>
          </table:table-cell>
          <table:table-cell table:style-name="ce24" office:value-type="float" office:value="2191" calcext:value-type="float">
            <text:p>2191</text:p>
          </table:table-cell>
          <table:table-cell table:style-name="ce24" office:value-type="float" office:value="2190" calcext:value-type="float">
            <text:p>2190</text:p>
          </table:table-cell>
          <table:table-cell table:style-name="ce24" office:value-type="float" office:value="2189" calcext:value-type="float">
            <text:p>2189</text:p>
          </table:table-cell>
          <table:table-cell table:style-name="ce24" office:value-type="float" office:value="2188" calcext:value-type="float">
            <text:p>2188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2186" calcext:value-type="float">
            <text:p>2186</text:p>
          </table:table-cell>
          <table:table-cell table:style-name="ce24" office:value-type="float" office:value="2185" calcext:value-type="float">
            <text:p>2185</text:p>
          </table:table-cell>
          <table:table-cell table:style-name="ce24" office:value-type="float" office:value="2184" calcext:value-type="float">
            <text:p>2184</text:p>
          </table:table-cell>
          <table:table-cell table:style-name="ce24" office:value-type="float" office:value="2183" calcext:value-type="float">
            <text:p>2183</text:p>
          </table:table-cell>
          <table:table-cell table:style-name="ce24" office:value-type="float" office:value="2182" calcext:value-type="float">
            <text:p>2182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2180" calcext:value-type="float">
            <text:p>2180</text:p>
          </table:table-cell>
          <table:table-cell table:style-name="ce24" office:value-type="float" office:value="2179" calcext:value-type="float">
            <text:p>2179</text:p>
          </table:table-cell>
          <table:table-cell table:style-name="ce24" office:value-type="float" office:value="2178" calcext:value-type="float">
            <text:p>2178</text:p>
          </table:table-cell>
          <table:table-cell table:style-name="ce24" office:value-type="float" office:value="2177" calcext:value-type="float">
            <text:p>2177</text:p>
          </table:table-cell>
          <table:table-cell table:style-name="ce24" office:value-type="float" office:value="2176" calcext:value-type="float">
            <text:p>2176</text:p>
          </table:table-cell>
          <table:table-cell table:number-columns-repeated="918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9" office:value-type="float" office:value="611" calcext:value-type="float">
            <text:p>611</text:p>
          </table:table-cell>
          <table:table-cell table:style-name="ce19" office:value-type="float" office:value="610" calcext:value-type="float">
            <text:p>610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office:value-type="float" office:value="613" calcext:value-type="float">
            <text:p>613</text:p>
          </table:table-cell>
          <table:table-cell table:style-name="ce22" office:value-type="float" office:value="614" calcext:value-type="float">
            <text:p>614</text:p>
          </table:table-cell>
          <table:table-cell table:style-name="ce22" office:value-type="float" office:value="615" calcext:value-type="float">
            <text:p>615</text:p>
          </table:table-cell>
          <table:table-cell table:style-name="ce22" office:value-type="float" office:value="616" calcext:value-type="float">
            <text:p>616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office:value-type="float" office:value="619" calcext:value-type="float">
            <text:p>619</text:p>
          </table:table-cell>
          <table:table-cell table:style-name="ce22" office:value-type="float" office:value="620" calcext:value-type="float">
            <text:p>620</text:p>
          </table:table-cell>
          <table:table-cell table:style-name="ce22" office:value-type="float" office:value="621" calcext:value-type="float">
            <text:p>621</text:p>
          </table:table-cell>
          <table:table-cell table:style-name="ce22" office:value-type="float" office:value="622" calcext:value-type="float">
            <text:p>622</text:p>
          </table:table-cell>
          <table:table-cell table:style-name="ce22" office:value-type="float" office:value="623" calcext:value-type="float">
            <text:p>623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25" calcext:value-type="float">
            <text:p>625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627" calcext:value-type="float">
            <text:p>627</text:p>
          </table:table-cell>
          <table:table-cell table:style-name="ce22" office:value-type="float" office:value="628" calcext:value-type="float">
            <text:p>628</text:p>
          </table:table-cell>
          <table:table-cell table:style-name="ce22" office:value-type="float" office:value="629" calcext:value-type="float">
            <text:p>629</text:p>
          </table:table-cell>
          <table:table-cell table:style-name="ce22" office:value-type="float" office:value="630" calcext:value-type="float">
            <text:p>630</text:p>
          </table:table-cell>
          <table:table-cell table:style-name="ce22" office:value-type="float" office:value="631" calcext:value-type="float">
            <text:p>631</text:p>
          </table:table-cell>
          <table:table-cell table:style-name="ce22" office:value-type="float" office:value="632" calcext:value-type="float">
            <text:p>632</text:p>
          </table:table-cell>
          <table:table-cell table:style-name="ce22" office:value-type="float" office:value="633" calcext:value-type="float">
            <text:p>633</text:p>
          </table:table-cell>
          <table:table-cell table:style-name="ce22" office:value-type="float" office:value="634" calcext:value-type="float">
            <text:p>634</text:p>
          </table:table-cell>
          <table:table-cell table:style-name="ce22" office:value-type="float" office:value="635" calcext:value-type="float">
            <text:p>635</text:p>
          </table:table-cell>
          <table:table-cell table:style-name="ce22" office:value-type="float" office:value="636" calcext:value-type="float">
            <text:p>636</text:p>
          </table:table-cell>
          <table:table-cell table:style-name="ce22" office:value-type="float" office:value="637" calcext:value-type="float">
            <text:p>637</text:p>
          </table:table-cell>
          <table:table-cell table:style-name="ce22" office:value-type="float" office:value="638" calcext:value-type="float">
            <text:p>638</text:p>
          </table:table-cell>
          <table:table-cell table:style-name="ce22" office:value-type="float" office:value="639" calcext:value-type="float">
            <text:p>639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641" calcext:value-type="float">
            <text:p>641</text:p>
          </table:table-cell>
          <table:table-cell table:style-name="ce22" office:value-type="float" office:value="642" calcext:value-type="float">
            <text:p>642</text:p>
          </table:table-cell>
          <table:table-cell table:style-name="ce22" office:value-type="float" office:value="643" calcext:value-type="float">
            <text:p>643</text:p>
          </table:table-cell>
          <table:table-cell table:style-name="ce22" office:value-type="float" office:value="644" calcext:value-type="float">
            <text:p>644</text:p>
          </table:table-cell>
          <table:table-cell table:style-name="ce22" office:value-type="float" office:value="645" calcext:value-type="float">
            <text:p>645</text:p>
          </table:table-cell>
          <table:table-cell table:style-name="ce23" office:value-type="float" office:value="1529" calcext:value-type="float">
            <text:p>1529</text:p>
          </table:table-cell>
          <table:table-cell table:style-name="ce23" office:value-type="float" office:value="1528" calcext:value-type="float">
            <text:p>1528</text:p>
          </table:table-cell>
          <table:table-cell table:style-name="ce24" office:value-type="float" office:value="2142" calcext:value-type="float">
            <text:p>2142</text:p>
          </table:table-cell>
          <table:table-cell table:style-name="ce24" office:value-type="float" office:value="2143" calcext:value-type="float">
            <text:p>2143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2145" calcext:value-type="float">
            <text:p>2145</text:p>
          </table:table-cell>
          <table:table-cell table:style-name="ce24" office:value-type="float" office:value="2146" calcext:value-type="float">
            <text:p>2146</text:p>
          </table:table-cell>
          <table:table-cell table:style-name="ce24" office:value-type="float" office:value="2147" calcext:value-type="float">
            <text:p>2147</text:p>
          </table:table-cell>
          <table:table-cell table:style-name="ce24" office:value-type="float" office:value="2148" calcext:value-type="float">
            <text:p>2148</text:p>
          </table:table-cell>
          <table:table-cell table:style-name="ce24" office:value-type="float" office:value="2149" calcext:value-type="float">
            <text:p>2149</text:p>
          </table:table-cell>
          <table:table-cell table:style-name="ce24" office:value-type="float" office:value="2150" calcext:value-type="float">
            <text:p>2150</text:p>
          </table:table-cell>
          <table:table-cell table:style-name="ce24" office:value-type="float" office:value="2151" calcext:value-type="float">
            <text:p>2151</text:p>
          </table:table-cell>
          <table:table-cell table:style-name="ce24" office:value-type="float" office:value="2152" calcext:value-type="float">
            <text:p>2152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2154" calcext:value-type="float">
            <text:p>2154</text:p>
          </table:table-cell>
          <table:table-cell table:style-name="ce24" office:value-type="float" office:value="2155" calcext:value-type="float">
            <text:p>2155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2160" calcext:value-type="float">
            <text:p>2160</text:p>
          </table:table-cell>
          <table:table-cell table:style-name="ce24" office:value-type="float" office:value="2161" calcext:value-type="float">
            <text:p>2161</text:p>
          </table:table-cell>
          <table:table-cell table:style-name="ce24" office:value-type="float" office:value="2162" calcext:value-type="float">
            <text:p>2162</text:p>
          </table:table-cell>
          <table:table-cell table:style-name="ce24" office:value-type="float" office:value="2163" calcext:value-type="float">
            <text:p>2163</text:p>
          </table:table-cell>
          <table:table-cell table:style-name="ce24" office:value-type="float" office:value="2164" calcext:value-type="float">
            <text:p>2164</text:p>
          </table:table-cell>
          <table:table-cell table:style-name="ce24" office:value-type="float" office:value="2165" calcext:value-type="float">
            <text:p>2165</text:p>
          </table:table-cell>
          <table:table-cell table:style-name="ce24" office:value-type="float" office:value="2166" calcext:value-type="float">
            <text:p>2166</text:p>
          </table:table-cell>
          <table:table-cell table:style-name="ce24" office:value-type="float" office:value="2167" calcext:value-type="float">
            <text:p>2167</text:p>
          </table:table-cell>
          <table:table-cell table:style-name="ce24" office:value-type="float" office:value="2168" calcext:value-type="float">
            <text:p>2168</text:p>
          </table:table-cell>
          <table:table-cell table:style-name="ce24" office:value-type="float" office:value="2169" calcext:value-type="float">
            <text:p>2169</text:p>
          </table:table-cell>
          <table:table-cell table:style-name="ce24" office:value-type="float" office:value="2170" calcext:value-type="float">
            <text:p>2170</text:p>
          </table:table-cell>
          <table:table-cell table:style-name="ce24" office:value-type="float" office:value="2171" calcext:value-type="float">
            <text:p>2171</text:p>
          </table:table-cell>
          <table:table-cell table:style-name="ce24" office:value-type="float" office:value="2172" calcext:value-type="float">
            <text:p>2172</text:p>
          </table:table-cell>
          <table:table-cell table:style-name="ce24" office:value-type="float" office:value="2173" calcext:value-type="float">
            <text:p>2173</text:p>
          </table:table-cell>
          <table:table-cell table:style-name="ce24" office:value-type="float" office:value="2174" calcext:value-type="float">
            <text:p>2174</text:p>
          </table:table-cell>
          <table:table-cell table:style-name="ce24" office:value-type="float" office:value="2175" calcext:value-type="float">
            <text:p>2175</text:p>
          </table:table-cell>
          <table:table-cell table:number-columns-repeated="917"/>
        </table:table-row>
        <table:table-row table:style-name="ro2" table:number-rows-repeated="1048501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AU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="10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5DT10H33M38S</meta:editing-duration>
    <meta:editing-cycles>269</meta:editing-cycles>
    <meta:generator>LibreOffice/7.4.0.3$Windows_X86_64 LibreOffice_project/f85e47c08ddd19c015c0114a68350214f7066f5a</meta:generator>
    <dc:date>2022-09-30T13:09:26.017000000</dc:date>
    <meta:print-date>2017-12-20T20:59:55.778000000</meta:print-date>
    <meta:document-statistic meta:table-count="2" meta:cell-count="7154" meta:object-count="0"/>
    <meta:user-defined meta:name="Info 1"/>
    <meta:user-defined meta:name="Info 2"/>
    <meta:user-defined meta:name="Info 3"/>
    <meta:user-defined meta:name="Info 4"/>
  </office:meta>
</office:document-meta>
</file>